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emp" table:style-name="ta1">
        <table:shapes>
          <draw:frame draw:z-index="0" draw:style-name="gr1" draw:text-style-name="P1" svg:width="6.2988in" svg:height="3.5429in" svg:x="7.1618in" svg:y="0.0394in">
            <draw:object draw:notify-on-update-of-ranges="temp.A2:temp.A1029 temp.B2:temp.B1029 temp.A2:temp.A1029 temp.C2:temp.C1029 temp.A2:temp.A1029 temp.D2:temp.D10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93" calcext:value-type="float">
            <text:p>3993</text:p>
          </table:table-cell>
          <table:table-cell table:formula="of:= [.A2]/10000" office:value-type="float" office:value="0.0011" calcext:value-type="float">
            <text:p>0.0011</text:p>
          </table:table-cell>
          <table:table-cell table:formula="of:= 1500*([.C2])^4 - 10200*([.C2])^3 + 23010*([.C2])^2 - 17778*([.C2]) + 4000" office:value-type="float" office:value="3980.472028526" calcext:value-type="float">
            <text:p>3980.4720285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993" calcext:value-type="float">
            <text:p>3993</text:p>
          </table:table-cell>
          <table:table-cell table:formula="of:= [.A3]/10000" office:value-type="float" office:value="0.0031" calcext:value-type="float">
            <text:p>0.0031</text:p>
          </table:table-cell>
          <table:table-cell table:formula="of:= 1500*([.C3])^4 - 10200*([.C3])^3 + 23010*([.C3])^2 - 17778*([.C3]) + 4000" office:value-type="float" office:value="3945.10902237033" calcext:value-type="float">
            <text:p>3945.109022370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993" calcext:value-type="float">
            <text:p>3993</text:p>
          </table:table-cell>
          <table:table-cell table:formula="of:= [.A4]/10000" office:value-type="float" office:value="0.0051" calcext:value-type="float">
            <text:p>0.0051</text:p>
          </table:table-cell>
          <table:table-cell table:formula="of:= 1500*([.C4])^4 - 10200*([.C4])^3 + 23010*([.C4])^2 - 17778*([.C4]) + 4000" office:value-type="float" office:value="3909.92933807458" calcext:value-type="float">
            <text:p>3909.929338074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992" calcext:value-type="float">
            <text:p>3992</text:p>
          </table:table-cell>
          <table:table-cell table:formula="of:= [.A5]/10000" office:value-type="float" office:value="0.0071" calcext:value-type="float">
            <text:p>0.0071</text:p>
          </table:table-cell>
          <table:table-cell table:formula="of:= 1500*([.C5])^4 - 10200*([.C5])^3 + 23010*([.C5])^2 - 17778*([.C5]) + 4000" office:value-type="float" office:value="3874.93248721955" calcext:value-type="float">
            <text:p>3874.932487219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989" calcext:value-type="float">
            <text:p>3989</text:p>
          </table:table-cell>
          <table:table-cell table:formula="of:= [.A6]/10000" office:value-type="float" office:value="0.0091" calcext:value-type="float">
            <text:p>0.0091</text:p>
          </table:table-cell>
          <table:table-cell table:formula="of:= 1500*([.C6])^4 - 10200*([.C6])^3 + 23010*([.C6])^2 - 17778*([.C6]) + 4000" office:value-type="float" office:value="3840.11798196204" calcext:value-type="float">
            <text:p>3840.117981962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985" calcext:value-type="float">
            <text:p>3985</text:p>
          </table:table-cell>
          <table:table-cell table:formula="of:= [.A7]/10000" office:value-type="float" office:value="0.0111" calcext:value-type="float">
            <text:p>0.0111</text:p>
          </table:table-cell>
          <table:table-cell table:formula="of:= 1500*([.C7])^4 - 10200*([.C7])^3 + 23010*([.C7])^2 - 17778*([.C7]) + 4000" office:value-type="float" office:value="3805.48533503486" calcext:value-type="float">
            <text:p>3805.485335034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980" calcext:value-type="float">
            <text:p>3980</text:p>
          </table:table-cell>
          <table:table-cell table:formula="of:= [.A8]/10000" office:value-type="float" office:value="0.0131" calcext:value-type="float">
            <text:p>0.0131</text:p>
          </table:table-cell>
          <table:table-cell table:formula="of:= 1500*([.C8])^4 - 10200*([.C8])^3 + 23010*([.C8])^2 - 17778*([.C8]) + 4000" office:value-type="float" office:value="3771.03405974679" calcext:value-type="float">
            <text:p>3771.034059746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974" calcext:value-type="float">
            <text:p>3974</text:p>
          </table:table-cell>
          <table:table-cell table:formula="of:= [.A9]/10000" office:value-type="float" office:value="0.0151" calcext:value-type="float">
            <text:p>0.0151</text:p>
          </table:table-cell>
          <table:table-cell table:formula="of:= 1500*([.C9])^4 - 10200*([.C9])^3 + 23010*([.C9])^2 - 17778*([.C9]) + 4000" office:value-type="float" office:value="3736.76366998264" calcext:value-type="float">
            <text:p>3736.763669982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967" calcext:value-type="float">
            <text:p>3967</text:p>
          </table:table-cell>
          <table:table-cell table:formula="of:= [.A10]/10000" office:value-type="float" office:value="0.0171" calcext:value-type="float">
            <text:p>0.0171</text:p>
          </table:table-cell>
          <table:table-cell table:formula="of:= 1500*([.C10])^4 - 10200*([.C10])^3 + 23010*([.C10])^2 - 17778*([.C10]) + 4000" office:value-type="float" office:value="3702.67368020321" calcext:value-type="float">
            <text:p>3702.673680203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960" calcext:value-type="float">
            <text:p>3960</text:p>
          </table:table-cell>
          <table:table-cell table:formula="of:= [.A11]/10000" office:value-type="float" office:value="0.0191" calcext:value-type="float">
            <text:p>0.0191</text:p>
          </table:table-cell>
          <table:table-cell table:formula="of:= 1500*([.C11])^4 - 10200*([.C11])^3 + 23010*([.C11])^2 - 17778*([.C11]) + 4000" office:value-type="float" office:value="3668.7636054453" calcext:value-type="float">
            <text:p>3668.763605445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952" calcext:value-type="float">
            <text:p>3952</text:p>
          </table:table-cell>
          <table:table-cell table:formula="of:= [.A12]/10000" office:value-type="float" office:value="0.0211" calcext:value-type="float">
            <text:p>0.0211</text:p>
          </table:table-cell>
          <table:table-cell table:formula="of:= 1500*([.C12])^4 - 10200*([.C12])^3 + 23010*([.C12])^2 - 17778*([.C12]) + 4000" office:value-type="float" office:value="3635.03296132172" calcext:value-type="float">
            <text:p>3635.032961321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944" calcext:value-type="float">
            <text:p>3944</text:p>
          </table:table-cell>
          <table:table-cell table:formula="of:= [.A13]/10000" office:value-type="float" office:value="0.0231" calcext:value-type="float">
            <text:p>0.0231</text:p>
          </table:table-cell>
          <table:table-cell table:formula="of:= 1500*([.C13])^4 - 10200*([.C13])^3 + 23010*([.C13])^2 - 17778*([.C13]) + 4000" office:value-type="float" office:value="3601.48126402125" calcext:value-type="float">
            <text:p>3601.481264021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936" calcext:value-type="float">
            <text:p>3936</text:p>
          </table:table-cell>
          <table:table-cell table:formula="of:= [.A14]/10000" office:value-type="float" office:value="0.0251" calcext:value-type="float">
            <text:p>0.0251</text:p>
          </table:table-cell>
          <table:table-cell table:formula="of:= 1500*([.C14])^4 - 10200*([.C14])^3 + 23010*([.C14])^2 - 17778*([.C14]) + 4000" office:value-type="float" office:value="3568.1080303087" calcext:value-type="float">
            <text:p>3568.108030308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927" calcext:value-type="float">
            <text:p>3927</text:p>
          </table:table-cell>
          <table:table-cell table:formula="of:= [.A15]/10000" office:value-type="float" office:value="0.0271" calcext:value-type="float">
            <text:p>0.0271</text:p>
          </table:table-cell>
          <table:table-cell table:formula="of:= 1500*([.C15])^4 - 10200*([.C15])^3 + 23010*([.C15])^2 - 17778*([.C15]) + 4000" office:value-type="float" office:value="3534.91277752487" calcext:value-type="float">
            <text:p>3534.912777524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919" calcext:value-type="float">
            <text:p>3919</text:p>
          </table:table-cell>
          <table:table-cell table:formula="of:= [.A16]/10000" office:value-type="float" office:value="0.0291" calcext:value-type="float">
            <text:p>0.0291</text:p>
          </table:table-cell>
          <table:table-cell table:formula="of:= 1500*([.C16])^4 - 10200*([.C16])^3 + 23010*([.C16])^2 - 17778*([.C16]) + 4000" office:value-type="float" office:value="3501.89502358656" calcext:value-type="float">
            <text:p>3501.895023586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910" calcext:value-type="float">
            <text:p>3910</text:p>
          </table:table-cell>
          <table:table-cell table:formula="of:= [.A17]/10000" office:value-type="float" office:value="0.0311" calcext:value-type="float">
            <text:p>0.0311</text:p>
          </table:table-cell>
          <table:table-cell table:formula="of:= 1500*([.C17])^4 - 10200*([.C17])^3 + 23010*([.C17])^2 - 17778*([.C17]) + 4000" office:value-type="float" office:value="3469.05428698658" calcext:value-type="float">
            <text:p>3469.054286986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902" calcext:value-type="float">
            <text:p>3902</text:p>
          </table:table-cell>
          <table:table-cell table:formula="of:= [.A18]/10000" office:value-type="float" office:value="0.0331" calcext:value-type="float">
            <text:p>0.0331</text:p>
          </table:table-cell>
          <table:table-cell table:formula="of:= 1500*([.C18])^4 - 10200*([.C18])^3 + 23010*([.C18])^2 - 17778*([.C18]) + 4000" office:value-type="float" office:value="3436.39008679371" calcext:value-type="float">
            <text:p>3436.390086793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893" calcext:value-type="float">
            <text:p>3893</text:p>
          </table:table-cell>
          <table:table-cell table:formula="of:= [.A19]/10000" office:value-type="float" office:value="0.0351" calcext:value-type="float">
            <text:p>0.0351</text:p>
          </table:table-cell>
          <table:table-cell table:formula="of:= 1500*([.C19])^4 - 10200*([.C19])^3 + 23010*([.C19])^2 - 17778*([.C19]) + 4000" office:value-type="float" office:value="3403.90194265276" calcext:value-type="float">
            <text:p>3403.901942652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885" calcext:value-type="float">
            <text:p>3885</text:p>
          </table:table-cell>
          <table:table-cell table:formula="of:= [.A20]/10000" office:value-type="float" office:value="0.0371" calcext:value-type="float">
            <text:p>0.0371</text:p>
          </table:table-cell>
          <table:table-cell table:formula="of:= 1500*([.C20])^4 - 10200*([.C20])^3 + 23010*([.C20])^2 - 17778*([.C20]) + 4000" office:value-type="float" office:value="3371.58937478453" calcext:value-type="float">
            <text:p>3371.589374784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876" calcext:value-type="float">
            <text:p>3876</text:p>
          </table:table-cell>
          <table:table-cell table:formula="of:= [.A21]/10000" office:value-type="float" office:value="0.0391" calcext:value-type="float">
            <text:p>0.0391</text:p>
          </table:table-cell>
          <table:table-cell table:formula="of:= 1500*([.C21])^4 - 10200*([.C21])^3 + 23010*([.C21])^2 - 17778*([.C21]) + 4000" office:value-type="float" office:value="3339.45190398582" calcext:value-type="float">
            <text:p>3339.451903985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867" calcext:value-type="float">
            <text:p>3867</text:p>
          </table:table-cell>
          <table:table-cell table:formula="of:= [.A22]/10000" office:value-type="float" office:value="0.0411" calcext:value-type="float">
            <text:p>0.0411</text:p>
          </table:table-cell>
          <table:table-cell table:formula="of:= 1500*([.C22])^4 - 10200*([.C22])^3 + 23010*([.C22])^2 - 17778*([.C22]) + 4000" office:value-type="float" office:value="3307.48905162944" calcext:value-type="float">
            <text:p>3307.489051629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858" calcext:value-type="float">
            <text:p>3858</text:p>
          </table:table-cell>
          <table:table-cell table:formula="of:= [.A23]/10000" office:value-type="float" office:value="0.0431" calcext:value-type="float">
            <text:p>0.0431</text:p>
          </table:table-cell>
          <table:table-cell table:formula="of:= 1500*([.C23])^4 - 10200*([.C23])^3 + 23010*([.C23])^2 - 17778*([.C23]) + 4000" office:value-type="float" office:value="3275.70033966417" calcext:value-type="float">
            <text:p>3275.700339664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850" calcext:value-type="float">
            <text:p>3850</text:p>
          </table:table-cell>
          <table:table-cell table:formula="of:= [.A24]/10000" office:value-type="float" office:value="0.0451" calcext:value-type="float">
            <text:p>0.0451</text:p>
          </table:table-cell>
          <table:table-cell table:formula="of:= 1500*([.C24])^4 - 10200*([.C24])^3 + 23010*([.C24])^2 - 17778*([.C24]) + 4000" office:value-type="float" office:value="3244.08529061482" calcext:value-type="float">
            <text:p>3244.085290614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841" calcext:value-type="float">
            <text:p>3841</text:p>
          </table:table-cell>
          <table:table-cell table:formula="of:= [.A25]/10000" office:value-type="float" office:value="0.0471" calcext:value-type="float">
            <text:p>0.0471</text:p>
          </table:table-cell>
          <table:table-cell table:formula="of:= 1500*([.C25])^4 - 10200*([.C25])^3 + 23010*([.C25])^2 - 17778*([.C25]) + 4000" office:value-type="float" office:value="3212.64342758219" calcext:value-type="float">
            <text:p>3212.643427582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832" calcext:value-type="float">
            <text:p>3832</text:p>
          </table:table-cell>
          <table:table-cell table:formula="of:= [.A26]/10000" office:value-type="float" office:value="0.0491" calcext:value-type="float">
            <text:p>0.0491</text:p>
          </table:table-cell>
          <table:table-cell table:formula="of:= 1500*([.C26])^4 - 10200*([.C26])^3 + 23010*([.C26])^2 - 17778*([.C26]) + 4000" office:value-type="float" office:value="3181.37427424308" calcext:value-type="float">
            <text:p>3181.374274243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824" calcext:value-type="float">
            <text:p>3824</text:p>
          </table:table-cell>
          <table:table-cell table:formula="of:= [.A27]/10000" office:value-type="float" office:value="0.0511" calcext:value-type="float">
            <text:p>0.0511</text:p>
          </table:table-cell>
          <table:table-cell table:formula="of:= 1500*([.C27])^4 - 10200*([.C27])^3 + 23010*([.C27])^2 - 17778*([.C27]) + 4000" office:value-type="float" office:value="3150.2773548503" calcext:value-type="float">
            <text:p>3150.277354850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814" calcext:value-type="float">
            <text:p>3814</text:p>
          </table:table-cell>
          <table:table-cell table:formula="of:= [.A28]/10000" office:value-type="float" office:value="0.0531" calcext:value-type="float">
            <text:p>0.0531</text:p>
          </table:table-cell>
          <table:table-cell table:formula="of:= 1500*([.C28])^4 - 10200*([.C28])^3 + 23010*([.C28])^2 - 17778*([.C28]) + 4000" office:value-type="float" office:value="3119.35219423263" calcext:value-type="float">
            <text:p>3119.352194232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805" calcext:value-type="float">
            <text:p>3805</text:p>
          </table:table-cell>
          <table:table-cell table:formula="of:= [.A29]/10000" office:value-type="float" office:value="0.0551" calcext:value-type="float">
            <text:p>0.0551</text:p>
          </table:table-cell>
          <table:table-cell table:formula="of:= 1500*([.C29])^4 - 10200*([.C29])^3 + 23010*([.C29])^2 - 17778*([.C29]) + 4000" office:value-type="float" office:value="3088.59831779488" calcext:value-type="float">
            <text:p>3088.598317794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797" calcext:value-type="float">
            <text:p>3797</text:p>
          </table:table-cell>
          <table:table-cell table:formula="of:= [.A30]/10000" office:value-type="float" office:value="0.0571" calcext:value-type="float">
            <text:p>0.0571</text:p>
          </table:table-cell>
          <table:table-cell table:formula="of:= 1500*([.C30])^4 - 10200*([.C30])^3 + 23010*([.C30])^2 - 17778*([.C30]) + 4000" office:value-type="float" office:value="3058.01525151785" calcext:value-type="float">
            <text:p>3058.015251517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788" calcext:value-type="float">
            <text:p>3788</text:p>
          </table:table-cell>
          <table:table-cell table:formula="of:= [.A31]/10000" office:value-type="float" office:value="0.0591" calcext:value-type="float">
            <text:p>0.0591</text:p>
          </table:table-cell>
          <table:table-cell table:formula="of:= 1500*([.C31])^4 - 10200*([.C31])^3 + 23010*([.C31])^2 - 17778*([.C31]) + 4000" office:value-type="float" office:value="3027.60252195834" calcext:value-type="float">
            <text:p>3027.6025219584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779" calcext:value-type="float">
            <text:p>3779</text:p>
          </table:table-cell>
          <table:table-cell table:formula="of:= [.A32]/10000" office:value-type="float" office:value="0.0611" calcext:value-type="float">
            <text:p>0.0611</text:p>
          </table:table-cell>
          <table:table-cell table:formula="of:= 1500*([.C32])^4 - 10200*([.C32])^3 + 23010*([.C32])^2 - 17778*([.C32]) + 4000" office:value-type="float" office:value="2997.35965624916" calcext:value-type="float">
            <text:p>2997.359656249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770" calcext:value-type="float">
            <text:p>3770</text:p>
          </table:table-cell>
          <table:table-cell table:formula="of:= [.A33]/10000" office:value-type="float" office:value="0.0631" calcext:value-type="float">
            <text:p>0.0631</text:p>
          </table:table-cell>
          <table:table-cell table:formula="of:= 1500*([.C33])^4 - 10200*([.C33])^3 + 23010*([.C33])^2 - 17778*([.C33]) + 4000" office:value-type="float" office:value="2967.28618209909" calcext:value-type="float">
            <text:p>2967.286182099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761" calcext:value-type="float">
            <text:p>3761</text:p>
          </table:table-cell>
          <table:table-cell table:formula="of:= [.A34]/10000" office:value-type="float" office:value="0.0651" calcext:value-type="float">
            <text:p>0.0651</text:p>
          </table:table-cell>
          <table:table-cell table:formula="of:= 1500*([.C34])^4 - 10200*([.C34])^3 + 23010*([.C34])^2 - 17778*([.C34]) + 4000" office:value-type="float" office:value="2937.38162779294" calcext:value-type="float">
            <text:p>2937.3816277929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752" calcext:value-type="float">
            <text:p>3752</text:p>
          </table:table-cell>
          <table:table-cell table:formula="of:= [.A35]/10000" office:value-type="float" office:value="0.0671" calcext:value-type="float">
            <text:p>0.0671</text:p>
          </table:table-cell>
          <table:table-cell table:formula="of:= 1500*([.C35])^4 - 10200*([.C35])^3 + 23010*([.C35])^2 - 17778*([.C35]) + 4000" office:value-type="float" office:value="2907.64552219151" calcext:value-type="float">
            <text:p>2907.645522191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743" calcext:value-type="float">
            <text:p>3743</text:p>
          </table:table-cell>
          <table:table-cell table:formula="of:= [.A36]/10000" office:value-type="float" office:value="0.0691" calcext:value-type="float">
            <text:p>0.0691</text:p>
          </table:table-cell>
          <table:table-cell table:formula="of:= 1500*([.C36])^4 - 10200*([.C36])^3 + 23010*([.C36])^2 - 17778*([.C36]) + 4000" office:value-type="float" office:value="2878.0773947316" calcext:value-type="float">
            <text:p>2878.077394731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734" calcext:value-type="float">
            <text:p>3734</text:p>
          </table:table-cell>
          <table:table-cell table:formula="of:= [.A37]/10000" office:value-type="float" office:value="0.0711" calcext:value-type="float">
            <text:p>0.0711</text:p>
          </table:table-cell>
          <table:table-cell table:formula="of:= 1500*([.C37])^4 - 10200*([.C37])^3 + 23010*([.C37])^2 - 17778*([.C37]) + 4000" office:value-type="float" office:value="2848.67677542602" calcext:value-type="float">
            <text:p>2848.67677542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725" calcext:value-type="float">
            <text:p>3725</text:p>
          </table:table-cell>
          <table:table-cell table:formula="of:= [.A38]/10000" office:value-type="float" office:value="0.0731" calcext:value-type="float">
            <text:p>0.0731</text:p>
          </table:table-cell>
          <table:table-cell table:formula="of:= 1500*([.C38])^4 - 10200*([.C38])^3 + 23010*([.C38])^2 - 17778*([.C38]) + 4000" office:value-type="float" office:value="2819.44319486355" calcext:value-type="float">
            <text:p>2819.443194863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716" calcext:value-type="float">
            <text:p>3716</text:p>
          </table:table-cell>
          <table:table-cell table:formula="of:= [.A39]/10000" office:value-type="float" office:value="0.0751" calcext:value-type="float">
            <text:p>0.0751</text:p>
          </table:table-cell>
          <table:table-cell table:formula="of:= 1500*([.C39])^4 - 10200*([.C39])^3 + 23010*([.C39])^2 - 17778*([.C39]) + 4000" office:value-type="float" office:value="2790.376184209" calcext:value-type="float">
            <text:p>2790.376184209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3707" calcext:value-type="float">
            <text:p>3707</text:p>
          </table:table-cell>
          <table:table-cell table:formula="of:= [.A40]/10000" office:value-type="float" office:value="0.0771" calcext:value-type="float">
            <text:p>0.0771</text:p>
          </table:table-cell>
          <table:table-cell table:formula="of:= 1500*([.C40])^4 - 10200*([.C40])^3 + 23010*([.C40])^2 - 17778*([.C40]) + 4000" office:value-type="float" office:value="2761.47527520317" calcext:value-type="float">
            <text:p>2761.4752752032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698" calcext:value-type="float">
            <text:p>3698</text:p>
          </table:table-cell>
          <table:table-cell table:formula="of:= [.A41]/10000" office:value-type="float" office:value="0.0792" calcext:value-type="float">
            <text:p>0.0792</text:p>
          </table:table-cell>
          <table:table-cell table:formula="of:= 1500*([.C41])^4 - 10200*([.C41])^3 + 23010*([.C41])^2 - 17778*([.C41]) + 4000" office:value-type="float" office:value="2731.30757592125" calcext:value-type="float">
            <text:p>2731.307575921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688" calcext:value-type="float">
            <text:p>3688</text:p>
          </table:table-cell>
          <table:table-cell table:formula="of:= [.A42]/10000" office:value-type="float" office:value="0.0812" calcext:value-type="float">
            <text:p>0.0812</text:p>
          </table:table-cell>
          <table:table-cell table:formula="of:= 1500*([.C42])^4 - 10200*([.C42])^3 + 23010*([.C42])^2 - 17778*([.C42]) + 4000" office:value-type="float" office:value="2702.74571383095" calcext:value-type="float">
            <text:p>2702.74571383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680" calcext:value-type="float">
            <text:p>3680</text:p>
          </table:table-cell>
          <table:table-cell table:formula="of:= [.A43]/10000" office:value-type="float" office:value="0.0832" calcext:value-type="float">
            <text:p>0.0832</text:p>
          </table:table-cell>
          <table:table-cell table:formula="of:= 1500*([.C43])^4 - 10200*([.C43])^3 + 23010*([.C43])^2 - 17778*([.C43]) + 4000" office:value-type="float" office:value="2674.34852875633" calcext:value-type="float">
            <text:p>2674.348528756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671" calcext:value-type="float">
            <text:p>3671</text:p>
          </table:table-cell>
          <table:table-cell table:formula="of:= [.A44]/10000" office:value-type="float" office:value="0.0852" calcext:value-type="float">
            <text:p>0.0852</text:p>
          </table:table-cell>
          <table:table-cell table:formula="of:= 1500*([.C44])^4 - 10200*([.C44])^3 + 23010*([.C44])^2 - 17778*([.C44]) + 4000" office:value-type="float" office:value="2646.11555477098" calcext:value-type="float">
            <text:p>2646.11555477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661" calcext:value-type="float">
            <text:p>3661</text:p>
          </table:table-cell>
          <table:table-cell table:formula="of:= [.A45]/10000" office:value-type="float" office:value="0.0872" calcext:value-type="float">
            <text:p>0.0872</text:p>
          </table:table-cell>
          <table:table-cell table:formula="of:= 1500*([.C45])^4 - 10200*([.C45])^3 + 23010*([.C45])^2 - 17778*([.C45]) + 4000" office:value-type="float" office:value="2618.04632652452" calcext:value-type="float">
            <text:p>2618.046326524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651" calcext:value-type="float">
            <text:p>3651</text:p>
          </table:table-cell>
          <table:table-cell table:formula="of:= [.A46]/10000" office:value-type="float" office:value="0.0892" calcext:value-type="float">
            <text:p>0.0892</text:p>
          </table:table-cell>
          <table:table-cell table:formula="of:= 1500*([.C46])^4 - 10200*([.C46])^3 + 23010*([.C46])^2 - 17778*([.C46]) + 4000" office:value-type="float" office:value="2590.14037924253" calcext:value-type="float">
            <text:p>2590.140379242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643" calcext:value-type="float">
            <text:p>3643</text:p>
          </table:table-cell>
          <table:table-cell table:formula="of:= [.A47]/10000" office:value-type="float" office:value="0.0912" calcext:value-type="float">
            <text:p>0.0912</text:p>
          </table:table-cell>
          <table:table-cell table:formula="of:= 1500*([.C47])^4 - 10200*([.C47])^3 + 23010*([.C47])^2 - 17778*([.C47]) + 4000" office:value-type="float" office:value="2562.39724872663" calcext:value-type="float">
            <text:p>2562.397248726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633" calcext:value-type="float">
            <text:p>3633</text:p>
          </table:table-cell>
          <table:table-cell table:formula="of:= [.A48]/10000" office:value-type="float" office:value="0.0932" calcext:value-type="float">
            <text:p>0.0932</text:p>
          </table:table-cell>
          <table:table-cell table:formula="of:= 1500*([.C48])^4 - 10200*([.C48])^3 + 23010*([.C48])^2 - 17778*([.C48]) + 4000" office:value-type="float" office:value="2534.81647135441" calcext:value-type="float">
            <text:p>2534.816471354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624" calcext:value-type="float">
            <text:p>3624</text:p>
          </table:table-cell>
          <table:table-cell table:formula="of:= [.A49]/10000" office:value-type="float" office:value="0.0952" calcext:value-type="float">
            <text:p>0.0952</text:p>
          </table:table-cell>
          <table:table-cell table:formula="of:= 1500*([.C49])^4 - 10200*([.C49])^3 + 23010*([.C49])^2 - 17778*([.C49]) + 4000" office:value-type="float" office:value="2507.39758407946" calcext:value-type="float">
            <text:p>2507.397584079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615" calcext:value-type="float">
            <text:p>3615</text:p>
          </table:table-cell>
          <table:table-cell table:formula="of:= [.A50]/10000" office:value-type="float" office:value="0.0972" calcext:value-type="float">
            <text:p>0.0972</text:p>
          </table:table-cell>
          <table:table-cell table:formula="of:= 1500*([.C50])^4 - 10200*([.C50])^3 + 23010*([.C50])^2 - 17778*([.C50]) + 4000" office:value-type="float" office:value="2480.1401244314" calcext:value-type="float">
            <text:p>2480.140124431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606" calcext:value-type="float">
            <text:p>3606</text:p>
          </table:table-cell>
          <table:table-cell table:formula="of:= [.A51]/10000" office:value-type="float" office:value="0.0992" calcext:value-type="float">
            <text:p>0.0992</text:p>
          </table:table-cell>
          <table:table-cell table:formula="of:= 1500*([.C51])^4 - 10200*([.C51])^3 + 23010*([.C51])^2 - 17778*([.C51]) + 4000" office:value-type="float" office:value="2453.04363051581" calcext:value-type="float">
            <text:p>2453.0436305158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3596" calcext:value-type="float">
            <text:p>3596</text:p>
          </table:table-cell>
          <table:table-cell table:formula="of:= [.A52]/10000" office:value-type="float" office:value="0.1012" calcext:value-type="float">
            <text:p>0.1012</text:p>
          </table:table-cell>
          <table:table-cell table:formula="of:= 1500*([.C52])^4 - 10200*([.C52])^3 + 23010*([.C52])^2 - 17778*([.C52]) + 4000" office:value-type="float" office:value="2426.10764101431" calcext:value-type="float">
            <text:p>2426.1076410143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3587" calcext:value-type="float">
            <text:p>3587</text:p>
          </table:table-cell>
          <table:table-cell table:formula="of:= [.A53]/10000" office:value-type="float" office:value="0.1032" calcext:value-type="float">
            <text:p>0.1032</text:p>
          </table:table-cell>
          <table:table-cell table:formula="of:= 1500*([.C53])^4 - 10200*([.C53])^3 + 23010*([.C53])^2 - 17778*([.C53]) + 4000" office:value-type="float" office:value="2399.33169518449" calcext:value-type="float">
            <text:p>2399.3316951845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3578" calcext:value-type="float">
            <text:p>3578</text:p>
          </table:table-cell>
          <table:table-cell table:formula="of:= [.A54]/10000" office:value-type="float" office:value="0.1052" calcext:value-type="float">
            <text:p>0.1052</text:p>
          </table:table-cell>
          <table:table-cell table:formula="of:= 1500*([.C54])^4 - 10200*([.C54])^3 + 23010*([.C54])^2 - 17778*([.C54]) + 4000" office:value-type="float" office:value="2372.71533285994" calcext:value-type="float">
            <text:p>2372.71533286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3568" calcext:value-type="float">
            <text:p>3568</text:p>
          </table:table-cell>
          <table:table-cell table:formula="of:= [.A55]/10000" office:value-type="float" office:value="0.1072" calcext:value-type="float">
            <text:p>0.1072</text:p>
          </table:table-cell>
          <table:table-cell table:formula="of:= 1500*([.C55])^4 - 10200*([.C55])^3 + 23010*([.C55])^2 - 17778*([.C55]) + 4000" office:value-type="float" office:value="2346.25809445028" calcext:value-type="float">
            <text:p>2346.2580944503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3559" calcext:value-type="float">
            <text:p>3559</text:p>
          </table:table-cell>
          <table:table-cell table:formula="of:= [.A56]/10000" office:value-type="float" office:value="0.1092" calcext:value-type="float">
            <text:p>0.1092</text:p>
          </table:table-cell>
          <table:table-cell table:formula="of:= 1500*([.C56])^4 - 10200*([.C56])^3 + 23010*([.C56])^2 - 17778*([.C56]) + 4000" office:value-type="float" office:value="2319.95952094109" calcext:value-type="float">
            <text:p>2319.9595209411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3550" calcext:value-type="float">
            <text:p>3550</text:p>
          </table:table-cell>
          <table:table-cell table:formula="of:= [.A57]/10000" office:value-type="float" office:value="0.1112" calcext:value-type="float">
            <text:p>0.1112</text:p>
          </table:table-cell>
          <table:table-cell table:formula="of:= 1500*([.C57])^4 - 10200*([.C57])^3 + 23010*([.C57])^2 - 17778*([.C57]) + 4000" office:value-type="float" office:value="2293.81915389399" calcext:value-type="float">
            <text:p>2293.819153894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3540" calcext:value-type="float">
            <text:p>3540</text:p>
          </table:table-cell>
          <table:table-cell table:formula="of:= [.A58]/10000" office:value-type="float" office:value="0.1132" calcext:value-type="float">
            <text:p>0.1132</text:p>
          </table:table-cell>
          <table:table-cell table:formula="of:= 1500*([.C58])^4 - 10200*([.C58])^3 + 23010*([.C58])^2 - 17778*([.C58]) + 4000" office:value-type="float" office:value="2267.83653544657" calcext:value-type="float">
            <text:p>2267.8365354466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3530" calcext:value-type="float">
            <text:p>3530</text:p>
          </table:table-cell>
          <table:table-cell table:formula="of:= [.A59]/10000" office:value-type="float" office:value="0.1152" calcext:value-type="float">
            <text:p>0.1152</text:p>
          </table:table-cell>
          <table:table-cell table:formula="of:= 1500*([.C59])^4 - 10200*([.C59])^3 + 23010*([.C59])^2 - 17778*([.C59]) + 4000" office:value-type="float" office:value="2242.01120831242" calcext:value-type="float">
            <text:p>2242.0112083124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3522" calcext:value-type="float">
            <text:p>3522</text:p>
          </table:table-cell>
          <table:table-cell table:formula="of:= [.A60]/10000" office:value-type="float" office:value="0.1172" calcext:value-type="float">
            <text:p>0.1172</text:p>
          </table:table-cell>
          <table:table-cell table:formula="of:= 1500*([.C60])^4 - 10200*([.C60])^3 + 23010*([.C60])^2 - 17778*([.C60]) + 4000" office:value-type="float" office:value="2216.34271578116" calcext:value-type="float">
            <text:p>2216.3427157812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3512" calcext:value-type="float">
            <text:p>3512</text:p>
          </table:table-cell>
          <table:table-cell table:formula="of:= [.A61]/10000" office:value-type="float" office:value="0.1192" calcext:value-type="float">
            <text:p>0.1192</text:p>
          </table:table-cell>
          <table:table-cell table:formula="of:= 1500*([.C61])^4 - 10200*([.C61])^3 + 23010*([.C61])^2 - 17778*([.C61]) + 4000" office:value-type="float" office:value="2190.83060171837" calcext:value-type="float">
            <text:p>2190.8306017184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3502" calcext:value-type="float">
            <text:p>3502</text:p>
          </table:table-cell>
          <table:table-cell table:formula="of:= [.A62]/10000" office:value-type="float" office:value="0.1212" calcext:value-type="float">
            <text:p>0.1212</text:p>
          </table:table-cell>
          <table:table-cell table:formula="of:= 1500*([.C62])^4 - 10200*([.C62])^3 + 23010*([.C62])^2 - 17778*([.C62]) + 4000" office:value-type="float" office:value="2165.47441056567" calcext:value-type="float">
            <text:p>2165.4744105657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3493" calcext:value-type="float">
            <text:p>3493</text:p>
          </table:table-cell>
          <table:table-cell table:formula="of:= [.A63]/10000" office:value-type="float" office:value="0.1232" calcext:value-type="float">
            <text:p>0.1232</text:p>
          </table:table-cell>
          <table:table-cell table:formula="of:= 1500*([.C63])^4 - 10200*([.C63])^3 + 23010*([.C63])^2 - 17778*([.C63]) + 4000" office:value-type="float" office:value="2140.27368734065" calcext:value-type="float">
            <text:p>2140.2736873407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3483" calcext:value-type="float">
            <text:p>3483</text:p>
          </table:table-cell>
          <table:table-cell table:formula="of:= [.A64]/10000" office:value-type="float" office:value="0.1252" calcext:value-type="float">
            <text:p>0.1252</text:p>
          </table:table-cell>
          <table:table-cell table:formula="of:= 1500*([.C64])^4 - 10200*([.C64])^3 + 23010*([.C64])^2 - 17778*([.C64]) + 4000" office:value-type="float" office:value="2115.2279776369" calcext:value-type="float">
            <text:p>2115.2279776369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3474" calcext:value-type="float">
            <text:p>3474</text:p>
          </table:table-cell>
          <table:table-cell table:formula="of:= [.A65]/10000" office:value-type="float" office:value="0.1272" calcext:value-type="float">
            <text:p>0.1272</text:p>
          </table:table-cell>
          <table:table-cell table:formula="of:= 1500*([.C65])^4 - 10200*([.C65])^3 + 23010*([.C65])^2 - 17778*([.C65]) + 4000" office:value-type="float" office:value="2090.33682762404" calcext:value-type="float">
            <text:p>2090.336827624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3465" calcext:value-type="float">
            <text:p>3465</text:p>
          </table:table-cell>
          <table:table-cell table:formula="of:= [.A66]/10000" office:value-type="float" office:value="0.1292" calcext:value-type="float">
            <text:p>0.1292</text:p>
          </table:table-cell>
          <table:table-cell table:formula="of:= 1500*([.C66])^4 - 10200*([.C66])^3 + 23010*([.C66])^2 - 17778*([.C66]) + 4000" office:value-type="float" office:value="2065.59978404765" calcext:value-type="float">
            <text:p>2065.5997840477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3455" calcext:value-type="float">
            <text:p>3455</text:p>
          </table:table-cell>
          <table:table-cell table:formula="of:= [.A67]/10000" office:value-type="float" office:value="0.1312" calcext:value-type="float">
            <text:p>0.1312</text:p>
          </table:table-cell>
          <table:table-cell table:formula="of:= 1500*([.C67])^4 - 10200*([.C67])^3 + 23010*([.C67])^2 - 17778*([.C67]) + 4000" office:value-type="float" office:value="2041.01639422935" calcext:value-type="float">
            <text:p>2041.0163942294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3446" calcext:value-type="float">
            <text:p>3446</text:p>
          </table:table-cell>
          <table:table-cell table:formula="of:= [.A68]/10000" office:value-type="float" office:value="0.1332" calcext:value-type="float">
            <text:p>0.1332</text:p>
          </table:table-cell>
          <table:table-cell table:formula="of:= 1500*([.C68])^4 - 10200*([.C68])^3 + 23010*([.C68])^2 - 17778*([.C68]) + 4000" office:value-type="float" office:value="2016.58620606673" calcext:value-type="float">
            <text:p>2016.5862060667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3436" calcext:value-type="float">
            <text:p>3436</text:p>
          </table:table-cell>
          <table:table-cell table:formula="of:= [.A69]/10000" office:value-type="float" office:value="0.1352" calcext:value-type="float">
            <text:p>0.1352</text:p>
          </table:table-cell>
          <table:table-cell table:formula="of:= 1500*([.C69])^4 - 10200*([.C69])^3 + 23010*([.C69])^2 - 17778*([.C69]) + 4000" office:value-type="float" office:value="1992.30876803338" calcext:value-type="float">
            <text:p>1992.3087680334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3427" calcext:value-type="float">
            <text:p>3427</text:p>
          </table:table-cell>
          <table:table-cell table:formula="of:= [.A70]/10000" office:value-type="float" office:value="0.1372" calcext:value-type="float">
            <text:p>0.1372</text:p>
          </table:table-cell>
          <table:table-cell table:formula="of:= 1500*([.C70])^4 - 10200*([.C70])^3 + 23010*([.C70])^2 - 17778*([.C70]) + 4000" office:value-type="float" office:value="1968.18362917892" calcext:value-type="float">
            <text:p>1968.1836291789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3417" calcext:value-type="float">
            <text:p>3417</text:p>
          </table:table-cell>
          <table:table-cell table:formula="of:= [.A71]/10000" office:value-type="float" office:value="0.1392" calcext:value-type="float">
            <text:p>0.1392</text:p>
          </table:table-cell>
          <table:table-cell table:formula="of:= 1500*([.C71])^4 - 10200*([.C71])^3 + 23010*([.C71])^2 - 17778*([.C71]) + 4000" office:value-type="float" office:value="1944.21033912893" calcext:value-type="float">
            <text:p>1944.2103391289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3407" calcext:value-type="float">
            <text:p>3407</text:p>
          </table:table-cell>
          <table:table-cell table:formula="of:= [.A72]/10000" office:value-type="float" office:value="0.1412" calcext:value-type="float">
            <text:p>0.1412</text:p>
          </table:table-cell>
          <table:table-cell table:formula="of:= 1500*([.C72])^4 - 10200*([.C72])^3 + 23010*([.C72])^2 - 17778*([.C72]) + 4000" office:value-type="float" office:value="1920.38844808503" calcext:value-type="float">
            <text:p>1920.388448085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3398" calcext:value-type="float">
            <text:p>3398</text:p>
          </table:table-cell>
          <table:table-cell table:formula="of:= [.A73]/10000" office:value-type="float" office:value="0.1432" calcext:value-type="float">
            <text:p>0.1432</text:p>
          </table:table-cell>
          <table:table-cell table:formula="of:= 1500*([.C73])^4 - 10200*([.C73])^3 + 23010*([.C73])^2 - 17778*([.C73]) + 4000" office:value-type="float" office:value="1896.71750682481" calcext:value-type="float">
            <text:p>1896.7175068248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3388" calcext:value-type="float">
            <text:p>3388</text:p>
          </table:table-cell>
          <table:table-cell table:formula="of:= [.A74]/10000" office:value-type="float" office:value="0.1452" calcext:value-type="float">
            <text:p>0.1452</text:p>
          </table:table-cell>
          <table:table-cell table:formula="of:= 1500*([.C74])^4 - 10200*([.C74])^3 + 23010*([.C74])^2 - 17778*([.C74]) + 4000" office:value-type="float" office:value="1873.19706670186" calcext:value-type="float">
            <text:p>1873.1970667019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3379" calcext:value-type="float">
            <text:p>3379</text:p>
          </table:table-cell>
          <table:table-cell table:formula="of:= [.A75]/10000" office:value-type="float" office:value="0.1472" calcext:value-type="float">
            <text:p>0.1472</text:p>
          </table:table-cell>
          <table:table-cell table:formula="of:= 1500*([.C75])^4 - 10200*([.C75])^3 + 23010*([.C75])^2 - 17778*([.C75]) + 4000" office:value-type="float" office:value="1849.8266796458" calcext:value-type="float">
            <text:p>1849.8266796458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3369" calcext:value-type="float">
            <text:p>3369</text:p>
          </table:table-cell>
          <table:table-cell table:formula="of:= [.A76]/10000" office:value-type="float" office:value="0.1492" calcext:value-type="float">
            <text:p>0.1492</text:p>
          </table:table-cell>
          <table:table-cell table:formula="of:= 1500*([.C76])^4 - 10200*([.C76])^3 + 23010*([.C76])^2 - 17778*([.C76]) + 4000" office:value-type="float" office:value="1826.60589816221" calcext:value-type="float">
            <text:p>1826.6058981622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3360" calcext:value-type="float">
            <text:p>3360</text:p>
          </table:table-cell>
          <table:table-cell table:formula="of:= [.A77]/10000" office:value-type="float" office:value="0.1512" calcext:value-type="float">
            <text:p>0.1512</text:p>
          </table:table-cell>
          <table:table-cell table:formula="of:= 1500*([.C77])^4 - 10200*([.C77])^3 + 23010*([.C77])^2 - 17778*([.C77]) + 4000" office:value-type="float" office:value="1803.53427533271" calcext:value-type="float">
            <text:p>1803.5342753327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3351" calcext:value-type="float">
            <text:p>3351</text:p>
          </table:table-cell>
          <table:table-cell table:formula="of:= [.A78]/10000" office:value-type="float" office:value="0.1532" calcext:value-type="float">
            <text:p>0.1532</text:p>
          </table:table-cell>
          <table:table-cell table:formula="of:= 1500*([.C78])^4 - 10200*([.C78])^3 + 23010*([.C78])^2 - 17778*([.C78]) + 4000" office:value-type="float" office:value="1780.61136481489" calcext:value-type="float">
            <text:p>1780.6113648149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3341" calcext:value-type="float">
            <text:p>3341</text:p>
          </table:table-cell>
          <table:table-cell table:formula="of:= [.A79]/10000" office:value-type="float" office:value="0.1552" calcext:value-type="float">
            <text:p>0.1552</text:p>
          </table:table-cell>
          <table:table-cell table:formula="of:= 1500*([.C79])^4 - 10200*([.C79])^3 + 23010*([.C79])^2 - 17778*([.C79]) + 4000" office:value-type="float" office:value="1757.83672084234" calcext:value-type="float">
            <text:p>1757.8367208424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3332" calcext:value-type="float">
            <text:p>3332</text:p>
          </table:table-cell>
          <table:table-cell table:formula="of:= [.A80]/10000" office:value-type="float" office:value="0.1572" calcext:value-type="float">
            <text:p>0.1572</text:p>
          </table:table-cell>
          <table:table-cell table:formula="of:= 1500*([.C80])^4 - 10200*([.C80])^3 + 23010*([.C80])^2 - 17778*([.C80]) + 4000" office:value-type="float" office:value="1735.20989822468" calcext:value-type="float">
            <text:p>1735.2098982247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3322" calcext:value-type="float">
            <text:p>3322</text:p>
          </table:table-cell>
          <table:table-cell table:formula="of:= [.A81]/10000" office:value-type="float" office:value="0.1592" calcext:value-type="float">
            <text:p>0.1592</text:p>
          </table:table-cell>
          <table:table-cell table:formula="of:= 1500*([.C81])^4 - 10200*([.C81])^3 + 23010*([.C81])^2 - 17778*([.C81]) + 4000" office:value-type="float" office:value="1712.73045234749" calcext:value-type="float">
            <text:p>1712.7304523475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3313" calcext:value-type="float">
            <text:p>3313</text:p>
          </table:table-cell>
          <table:table-cell table:formula="of:= [.A82]/10000" office:value-type="float" office:value="0.1612" calcext:value-type="float">
            <text:p>0.1612</text:p>
          </table:table-cell>
          <table:table-cell table:formula="of:= 1500*([.C82])^4 - 10200*([.C82])^3 + 23010*([.C82])^2 - 17778*([.C82]) + 4000" office:value-type="float" office:value="1690.39793917239" calcext:value-type="float">
            <text:p>1690.3979391724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3303" calcext:value-type="float">
            <text:p>3303</text:p>
          </table:table-cell>
          <table:table-cell table:formula="of:= [.A83]/10000" office:value-type="float" office:value="0.1632" calcext:value-type="float">
            <text:p>0.1632</text:p>
          </table:table-cell>
          <table:table-cell table:formula="of:= 1500*([.C83])^4 - 10200*([.C83])^3 + 23010*([.C83])^2 - 17778*([.C83]) + 4000" office:value-type="float" office:value="1668.21191523697" calcext:value-type="float">
            <text:p>1668.211915237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3294" calcext:value-type="float">
            <text:p>3294</text:p>
          </table:table-cell>
          <table:table-cell table:formula="of:= [.A84]/10000" office:value-type="float" office:value="0.1652" calcext:value-type="float">
            <text:p>0.1652</text:p>
          </table:table-cell>
          <table:table-cell table:formula="of:= 1500*([.C84])^4 - 10200*([.C84])^3 + 23010*([.C84])^2 - 17778*([.C84]) + 4000" office:value-type="float" office:value="1646.17193765482" calcext:value-type="float">
            <text:p>1646.1719376548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3285" calcext:value-type="float">
            <text:p>3285</text:p>
          </table:table-cell>
          <table:table-cell table:formula="of:= [.A85]/10000" office:value-type="float" office:value="0.1672" calcext:value-type="float">
            <text:p>0.1672</text:p>
          </table:table-cell>
          <table:table-cell table:formula="of:= 1500*([.C85])^4 - 10200*([.C85])^3 + 23010*([.C85])^2 - 17778*([.C85]) + 4000" office:value-type="float" office:value="1624.27756411556" calcext:value-type="float">
            <text:p>1624.2775641156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3275" calcext:value-type="float">
            <text:p>3275</text:p>
          </table:table-cell>
          <table:table-cell table:formula="of:= [.A86]/10000" office:value-type="float" office:value="0.1692" calcext:value-type="float">
            <text:p>0.1692</text:p>
          </table:table-cell>
          <table:table-cell table:formula="of:= 1500*([.C86])^4 - 10200*([.C86])^3 + 23010*([.C86])^2 - 17778*([.C86]) + 4000" office:value-type="float" office:value="1602.52835288478" calcext:value-type="float">
            <text:p>1602.5283528848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3266" calcext:value-type="float">
            <text:p>3266</text:p>
          </table:table-cell>
          <table:table-cell table:formula="of:= [.A87]/10000" office:value-type="float" office:value="0.1712" calcext:value-type="float">
            <text:p>0.1712</text:p>
          </table:table-cell>
          <table:table-cell table:formula="of:= 1500*([.C87])^4 - 10200*([.C87])^3 + 23010*([.C87])^2 - 17778*([.C87]) + 4000" office:value-type="float" office:value="1580.92386280407" calcext:value-type="float">
            <text:p>1580.9238628041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3256" calcext:value-type="float">
            <text:p>3256</text:p>
          </table:table-cell>
          <table:table-cell table:formula="of:= [.A88]/10000" office:value-type="float" office:value="0.1733" calcext:value-type="float">
            <text:p>0.1733</text:p>
          </table:table-cell>
          <table:table-cell table:formula="of:= 1500*([.C88])^4 - 10200*([.C88])^3 + 23010*([.C88])^2 - 17778*([.C88]) + 4000" office:value-type="float" office:value="1558.39442228523" calcext:value-type="float">
            <text:p>1558.3944222852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3247" calcext:value-type="float">
            <text:p>3247</text:p>
          </table:table-cell>
          <table:table-cell table:formula="of:= [.A89]/10000" office:value-type="float" office:value="0.1753" calcext:value-type="float">
            <text:p>0.1753</text:p>
          </table:table-cell>
          <table:table-cell table:formula="of:= 1500*([.C89])^4 - 10200*([.C89])^3 + 23010*([.C89])^2 - 17778*([.C89]) + 4000" office:value-type="float" office:value="1537.08523382171" calcext:value-type="float">
            <text:p>1537.0852338217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3238" calcext:value-type="float">
            <text:p>3238</text:p>
          </table:table-cell>
          <table:table-cell table:formula="of:= [.A90]/10000" office:value-type="float" office:value="0.1773" calcext:value-type="float">
            <text:p>0.1773</text:p>
          </table:table-cell>
          <table:table-cell table:formula="of:= 1500*([.C90])^4 - 10200*([.C90])^3 + 23010*([.C90])^2 - 17778*([.C90]) + 4000" office:value-type="float" office:value="1515.91942453268" calcext:value-type="float">
            <text:p>1515.9194245327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3228" calcext:value-type="float">
            <text:p>3228</text:p>
          </table:table-cell>
          <table:table-cell table:formula="of:= [.A91]/10000" office:value-type="float" office:value="0.1793" calcext:value-type="float">
            <text:p>0.1793</text:p>
          </table:table-cell>
          <table:table-cell table:formula="of:= 1500*([.C91])^4 - 10200*([.C91])^3 + 23010*([.C91])^2 - 17778*([.C91]) + 4000" office:value-type="float" office:value="1494.89655559252" calcext:value-type="float">
            <text:p>1494.8965555925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3219" calcext:value-type="float">
            <text:p>3219</text:p>
          </table:table-cell>
          <table:table-cell table:formula="of:= [.A92]/10000" office:value-type="float" office:value="0.1813" calcext:value-type="float">
            <text:p>0.1813</text:p>
          </table:table-cell>
          <table:table-cell table:formula="of:= 1500*([.C92])^4 - 10200*([.C92])^3 + 23010*([.C92])^2 - 17778*([.C92]) + 4000" office:value-type="float" office:value="1474.01618875164" calcext:value-type="float">
            <text:p>1474.0161887517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3210" calcext:value-type="float">
            <text:p>3210</text:p>
          </table:table-cell>
          <table:table-cell table:formula="of:= [.A93]/10000" office:value-type="float" office:value="0.1833" calcext:value-type="float">
            <text:p>0.1833</text:p>
          </table:table-cell>
          <table:table-cell table:formula="of:= 1500*([.C93])^4 - 10200*([.C93])^3 + 23010*([.C93])^2 - 17778*([.C93]) + 4000" office:value-type="float" office:value="1453.27788633645" calcext:value-type="float">
            <text:p>1453.2778863365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3200" calcext:value-type="float">
            <text:p>3200</text:p>
          </table:table-cell>
          <table:table-cell table:formula="of:= [.A94]/10000" office:value-type="float" office:value="0.1853" calcext:value-type="float">
            <text:p>0.1853</text:p>
          </table:table-cell>
          <table:table-cell table:formula="of:= 1500*([.C94])^4 - 10200*([.C94])^3 + 23010*([.C94])^2 - 17778*([.C94]) + 4000" office:value-type="float" office:value="1432.68121124933" calcext:value-type="float">
            <text:p>1432.6812112493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3190" calcext:value-type="float">
            <text:p>3190</text:p>
          </table:table-cell>
          <table:table-cell table:formula="of:= [.A95]/10000" office:value-type="float" office:value="0.1873" calcext:value-type="float">
            <text:p>0.1873</text:p>
          </table:table-cell>
          <table:table-cell table:formula="of:= 1500*([.C95])^4 - 10200*([.C95])^3 + 23010*([.C95])^2 - 17778*([.C95]) + 4000" office:value-type="float" office:value="1412.2257269687" calcext:value-type="float">
            <text:p>1412.2257269687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3182" calcext:value-type="float">
            <text:p>3182</text:p>
          </table:table-cell>
          <table:table-cell table:formula="of:= [.A96]/10000" office:value-type="float" office:value="0.1893" calcext:value-type="float">
            <text:p>0.1893</text:p>
          </table:table-cell>
          <table:table-cell table:formula="of:= 1500*([.C96])^4 - 10200*([.C96])^3 + 23010*([.C96])^2 - 17778*([.C96]) + 4000" office:value-type="float" office:value="1391.91099754894" calcext:value-type="float">
            <text:p>1391.9109975489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3172" calcext:value-type="float">
            <text:p>3172</text:p>
          </table:table-cell>
          <table:table-cell table:formula="of:= [.A97]/10000" office:value-type="float" office:value="0.1913" calcext:value-type="float">
            <text:p>0.1913</text:p>
          </table:table-cell>
          <table:table-cell table:formula="of:= 1500*([.C97])^4 - 10200*([.C97])^3 + 23010*([.C97])^2 - 17778*([.C97]) + 4000" office:value-type="float" office:value="1371.73658762046" calcext:value-type="float">
            <text:p>1371.7365876205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3163" calcext:value-type="float">
            <text:p>3163</text:p>
          </table:table-cell>
          <table:table-cell table:formula="of:= [.A98]/10000" office:value-type="float" office:value="0.1933" calcext:value-type="float">
            <text:p>0.1933</text:p>
          </table:table-cell>
          <table:table-cell table:formula="of:= 1500*([.C98])^4 - 10200*([.C98])^3 + 23010*([.C98])^2 - 17778*([.C98]) + 4000" office:value-type="float" office:value="1351.70206238967" calcext:value-type="float">
            <text:p>1351.7020623897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3154" calcext:value-type="float">
            <text:p>3154</text:p>
          </table:table-cell>
          <table:table-cell table:formula="of:= [.A99]/10000" office:value-type="float" office:value="0.1953" calcext:value-type="float">
            <text:p>0.1953</text:p>
          </table:table-cell>
          <table:table-cell table:formula="of:= 1500*([.C99])^4 - 10200*([.C99])^3 + 23010*([.C99])^2 - 17778*([.C99]) + 4000" office:value-type="float" office:value="1331.80698763895" calcext:value-type="float">
            <text:p>1331.806987639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3145" calcext:value-type="float">
            <text:p>3145</text:p>
          </table:table-cell>
          <table:table-cell table:formula="of:= [.A100]/10000" office:value-type="float" office:value="0.1973" calcext:value-type="float">
            <text:p>0.1973</text:p>
          </table:table-cell>
          <table:table-cell table:formula="of:= 1500*([.C100])^4 - 10200*([.C100])^3 + 23010*([.C100])^2 - 17778*([.C100]) + 4000" office:value-type="float" office:value="1312.05092972672" calcext:value-type="float">
            <text:p>1312.0509297267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3135" calcext:value-type="float">
            <text:p>3135</text:p>
          </table:table-cell>
          <table:table-cell table:formula="of:= [.A101]/10000" office:value-type="float" office:value="0.1993" calcext:value-type="float">
            <text:p>0.1993</text:p>
          </table:table-cell>
          <table:table-cell table:formula="of:= 1500*([.C101])^4 - 10200*([.C101])^3 + 23010*([.C101])^2 - 17778*([.C101]) + 4000" office:value-type="float" office:value="1292.43345558736" calcext:value-type="float">
            <text:p>1292.433455587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126" calcext:value-type="float">
            <text:p>3126</text:p>
          </table:table-cell>
          <table:table-cell table:formula="of:= [.A102]/10000" office:value-type="float" office:value="0.2013" calcext:value-type="float">
            <text:p>0.2013</text:p>
          </table:table-cell>
          <table:table-cell table:formula="of:= 1500*([.C102])^4 - 10200*([.C102])^3 + 23010*([.C102])^2 - 17778*([.C102]) + 4000" office:value-type="float" office:value="1272.95413273128" calcext:value-type="float">
            <text:p>1272.9541327313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3117" calcext:value-type="float">
            <text:p>3117</text:p>
          </table:table-cell>
          <table:table-cell table:formula="of:= [.A103]/10000" office:value-type="float" office:value="0.2033" calcext:value-type="float">
            <text:p>0.2033</text:p>
          </table:table-cell>
          <table:table-cell table:formula="of:= 1500*([.C103])^4 - 10200*([.C103])^3 + 23010*([.C103])^2 - 17778*([.C103]) + 4000" office:value-type="float" office:value="1253.61252924489" calcext:value-type="float">
            <text:p>1253.6125292449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3107" calcext:value-type="float">
            <text:p>3107</text:p>
          </table:table-cell>
          <table:table-cell table:formula="of:= [.A104]/10000" office:value-type="float" office:value="0.2053" calcext:value-type="float">
            <text:p>0.2053</text:p>
          </table:table-cell>
          <table:table-cell table:formula="of:= 1500*([.C104])^4 - 10200*([.C104])^3 + 23010*([.C104])^2 - 17778*([.C104]) + 4000" office:value-type="float" office:value="1234.40821379057" calcext:value-type="float">
            <text:p>1234.4082137906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3098" calcext:value-type="float">
            <text:p>3098</text:p>
          </table:table-cell>
          <table:table-cell table:formula="of:= [.A105]/10000" office:value-type="float" office:value="0.2073" calcext:value-type="float">
            <text:p>0.2073</text:p>
          </table:table-cell>
          <table:table-cell table:formula="of:= 1500*([.C105])^4 - 10200*([.C105])^3 + 23010*([.C105])^2 - 17778*([.C105]) + 4000" office:value-type="float" office:value="1215.34075560674" calcext:value-type="float">
            <text:p>1215.3407556067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3089" calcext:value-type="float">
            <text:p>3089</text:p>
          </table:table-cell>
          <table:table-cell table:formula="of:= [.A106]/10000" office:value-type="float" office:value="0.2093" calcext:value-type="float">
            <text:p>0.2093</text:p>
          </table:table-cell>
          <table:table-cell table:formula="of:= 1500*([.C106])^4 - 10200*([.C106])^3 + 23010*([.C106])^2 - 17778*([.C106]) + 4000" office:value-type="float" office:value="1196.40972450778" calcext:value-type="float">
            <text:p>1196.4097245078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3079" calcext:value-type="float">
            <text:p>3079</text:p>
          </table:table-cell>
          <table:table-cell table:formula="of:= [.A107]/10000" office:value-type="float" office:value="0.2113" calcext:value-type="float">
            <text:p>0.2113</text:p>
          </table:table-cell>
          <table:table-cell table:formula="of:= 1500*([.C107])^4 - 10200*([.C107])^3 + 23010*([.C107])^2 - 17778*([.C107]) + 4000" office:value-type="float" office:value="1177.6146908841" calcext:value-type="float">
            <text:p>1177.6146908841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3070" calcext:value-type="float">
            <text:p>3070</text:p>
          </table:table-cell>
          <table:table-cell table:formula="of:= [.A108]/10000" office:value-type="float" office:value="0.2133" calcext:value-type="float">
            <text:p>0.2133</text:p>
          </table:table-cell>
          <table:table-cell table:formula="of:= 1500*([.C108])^4 - 10200*([.C108])^3 + 23010*([.C108])^2 - 17778*([.C108]) + 4000" office:value-type="float" office:value="1158.95522570211" calcext:value-type="float">
            <text:p>1158.9552257021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3060" calcext:value-type="float">
            <text:p>3060</text:p>
          </table:table-cell>
          <table:table-cell table:formula="of:= [.A109]/10000" office:value-type="float" office:value="0.2153" calcext:value-type="float">
            <text:p>0.2153</text:p>
          </table:table-cell>
          <table:table-cell table:formula="of:= 1500*([.C109])^4 - 10200*([.C109])^3 + 23010*([.C109])^2 - 17778*([.C109]) + 4000" office:value-type="float" office:value="1140.43090050419" calcext:value-type="float">
            <text:p>1140.4309005042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3051" calcext:value-type="float">
            <text:p>3051</text:p>
          </table:table-cell>
          <table:table-cell table:formula="of:= [.A110]/10000" office:value-type="float" office:value="0.2173" calcext:value-type="float">
            <text:p>0.2173</text:p>
          </table:table-cell>
          <table:table-cell table:formula="of:= 1500*([.C110])^4 - 10200*([.C110])^3 + 23010*([.C110])^2 - 17778*([.C110]) + 4000" office:value-type="float" office:value="1122.04128740876" calcext:value-type="float">
            <text:p>1122.0412874088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3042" calcext:value-type="float">
            <text:p>3042</text:p>
          </table:table-cell>
          <table:table-cell table:formula="of:= [.A111]/10000" office:value-type="float" office:value="0.2193" calcext:value-type="float">
            <text:p>0.2193</text:p>
          </table:table-cell>
          <table:table-cell table:formula="of:= 1500*([.C111])^4 - 10200*([.C111])^3 + 23010*([.C111])^2 - 17778*([.C111]) + 4000" office:value-type="float" office:value="1103.7859591102" calcext:value-type="float">
            <text:p>1103.7859591102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3032" calcext:value-type="float">
            <text:p>3032</text:p>
          </table:table-cell>
          <table:table-cell table:formula="of:= [.A112]/10000" office:value-type="float" office:value="0.2213" calcext:value-type="float">
            <text:p>0.2213</text:p>
          </table:table-cell>
          <table:table-cell table:formula="of:= 1500*([.C112])^4 - 10200*([.C112])^3 + 23010*([.C112])^2 - 17778*([.C112]) + 4000" office:value-type="float" office:value="1085.66448887892" calcext:value-type="float">
            <text:p>1085.6644888789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3023" calcext:value-type="float">
            <text:p>3023</text:p>
          </table:table-cell>
          <table:table-cell table:formula="of:= [.A113]/10000" office:value-type="float" office:value="0.2233" calcext:value-type="float">
            <text:p>0.2233</text:p>
          </table:table-cell>
          <table:table-cell table:formula="of:= 1500*([.C113])^4 - 10200*([.C113])^3 + 23010*([.C113])^2 - 17778*([.C113]) + 4000" office:value-type="float" office:value="1067.67645056133" calcext:value-type="float">
            <text:p>1067.6764505613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3014" calcext:value-type="float">
            <text:p>3014</text:p>
          </table:table-cell>
          <table:table-cell table:formula="of:= [.A114]/10000" office:value-type="float" office:value="0.2253" calcext:value-type="float">
            <text:p>0.2253</text:p>
          </table:table-cell>
          <table:table-cell table:formula="of:= 1500*([.C114])^4 - 10200*([.C114])^3 + 23010*([.C114])^2 - 17778*([.C114]) + 4000" office:value-type="float" office:value="1049.82141857981" calcext:value-type="float">
            <text:p>1049.8214185798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3004" calcext:value-type="float">
            <text:p>3004</text:p>
          </table:table-cell>
          <table:table-cell table:formula="of:= [.A115]/10000" office:value-type="float" office:value="0.2273" calcext:value-type="float">
            <text:p>0.2273</text:p>
          </table:table-cell>
          <table:table-cell table:formula="of:= 1500*([.C115])^4 - 10200*([.C115])^3 + 23010*([.C115])^2 - 17778*([.C115]) + 4000" office:value-type="float" office:value="1032.09896793278" calcext:value-type="float">
            <text:p>1032.0989679328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2995" calcext:value-type="float">
            <text:p>2995</text:p>
          </table:table-cell>
          <table:table-cell table:formula="of:= [.A116]/10000" office:value-type="float" office:value="0.2293" calcext:value-type="float">
            <text:p>0.2293</text:p>
          </table:table-cell>
          <table:table-cell table:formula="of:= 1500*([.C116])^4 - 10200*([.C116])^3 + 23010*([.C116])^2 - 17778*([.C116]) + 4000" office:value-type="float" office:value="1014.50867419462" calcext:value-type="float">
            <text:p>1014.5086741946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2986" calcext:value-type="float">
            <text:p>2986</text:p>
          </table:table-cell>
          <table:table-cell table:formula="of:= [.A117]/10000" office:value-type="float" office:value="0.2313" calcext:value-type="float">
            <text:p>0.2313</text:p>
          </table:table-cell>
          <table:table-cell table:formula="of:= 1500*([.C117])^4 - 10200*([.C117])^3 + 23010*([.C117])^2 - 17778*([.C117]) + 4000" office:value-type="float" office:value="997.050113515744" calcext:value-type="float">
            <text:p>997.0501135157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2976" calcext:value-type="float">
            <text:p>2976</text:p>
          </table:table-cell>
          <table:table-cell table:formula="of:= [.A118]/10000" office:value-type="float" office:value="0.2333" calcext:value-type="float">
            <text:p>0.2333</text:p>
          </table:table-cell>
          <table:table-cell table:formula="of:= 1500*([.C118])^4 - 10200*([.C118])^3 + 23010*([.C118])^2 - 17778*([.C118]) + 4000" office:value-type="float" office:value="979.722862622548" calcext:value-type="float">
            <text:p>979.7228626225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2967" calcext:value-type="float">
            <text:p>2967</text:p>
          </table:table-cell>
          <table:table-cell table:formula="of:= [.A119]/10000" office:value-type="float" office:value="0.2353" calcext:value-type="float">
            <text:p>0.2353</text:p>
          </table:table-cell>
          <table:table-cell table:formula="of:= 1500*([.C119])^4 - 10200*([.C119])^3 + 23010*([.C119])^2 - 17778*([.C119]) + 4000" office:value-type="float" office:value="962.526498817432" calcext:value-type="float">
            <text:p>962.5264988174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2958" calcext:value-type="float">
            <text:p>2958</text:p>
          </table:table-cell>
          <table:table-cell table:formula="of:= [.A120]/10000" office:value-type="float" office:value="0.2373" calcext:value-type="float">
            <text:p>0.2373</text:p>
          </table:table-cell>
          <table:table-cell table:formula="of:= 1500*([.C120])^4 - 10200*([.C120])^3 + 23010*([.C120])^2 - 17778*([.C120]) + 4000" office:value-type="float" office:value="945.460599978796" calcext:value-type="float">
            <text:p>945.4605999788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2949" calcext:value-type="float">
            <text:p>2949</text:p>
          </table:table-cell>
          <table:table-cell table:formula="of:= [.A121]/10000" office:value-type="float" office:value="0.2393" calcext:value-type="float">
            <text:p>0.2393</text:p>
          </table:table-cell>
          <table:table-cell table:formula="of:= 1500*([.C121])^4 - 10200*([.C121])^3 + 23010*([.C121])^2 - 17778*([.C121]) + 4000" office:value-type="float" office:value="928.52474456104" calcext:value-type="float">
            <text:p>928.524744561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2939" calcext:value-type="float">
            <text:p>2939</text:p>
          </table:table-cell>
          <table:table-cell table:formula="of:= [.A122]/10000" office:value-type="float" office:value="0.2413" calcext:value-type="float">
            <text:p>0.2413</text:p>
          </table:table-cell>
          <table:table-cell table:formula="of:= 1500*([.C122])^4 - 10200*([.C122])^3 + 23010*([.C122])^2 - 17778*([.C122]) + 4000" office:value-type="float" office:value="911.718511594564" calcext:value-type="float">
            <text:p>911.7185115946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2931" calcext:value-type="float">
            <text:p>2931</text:p>
          </table:table-cell>
          <table:table-cell table:formula="of:= [.A123]/10000" office:value-type="float" office:value="0.2433" calcext:value-type="float">
            <text:p>0.2433</text:p>
          </table:table-cell>
          <table:table-cell table:formula="of:= 1500*([.C123])^4 - 10200*([.C123])^3 + 23010*([.C123])^2 - 17778*([.C123]) + 4000" office:value-type="float" office:value="895.041480685768" calcext:value-type="float">
            <text:p>895.0414806858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2921" calcext:value-type="float">
            <text:p>2921</text:p>
          </table:table-cell>
          <table:table-cell table:formula="of:= [.A124]/10000" office:value-type="float" office:value="0.2453" calcext:value-type="float">
            <text:p>0.2453</text:p>
          </table:table-cell>
          <table:table-cell table:formula="of:= 1500*([.C124])^4 - 10200*([.C124])^3 + 23010*([.C124])^2 - 17778*([.C124]) + 4000" office:value-type="float" office:value="878.493232017052" calcext:value-type="float">
            <text:p>878.4932320171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2912" calcext:value-type="float">
            <text:p>2912</text:p>
          </table:table-cell>
          <table:table-cell table:formula="of:= [.A125]/10000" office:value-type="float" office:value="0.2473" calcext:value-type="float">
            <text:p>0.2473</text:p>
          </table:table-cell>
          <table:table-cell table:formula="of:= 1500*([.C125])^4 - 10200*([.C125])^3 + 23010*([.C125])^2 - 17778*([.C125]) + 4000" office:value-type="float" office:value="862.073346346816" calcext:value-type="float">
            <text:p>862.0733463468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2904" calcext:value-type="float">
            <text:p>2904</text:p>
          </table:table-cell>
          <table:table-cell table:formula="of:= [.A126]/10000" office:value-type="float" office:value="0.2493" calcext:value-type="float">
            <text:p>0.2493</text:p>
          </table:table-cell>
          <table:table-cell table:formula="of:= 1500*([.C126])^4 - 10200*([.C126])^3 + 23010*([.C126])^2 - 17778*([.C126]) + 4000" office:value-type="float" office:value="845.78140500946" calcext:value-type="float">
            <text:p>845.7814050095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2896" calcext:value-type="float">
            <text:p>2896</text:p>
          </table:table-cell>
          <table:table-cell table:formula="of:= [.A127]/10000" office:value-type="float" office:value="0.2513" calcext:value-type="float">
            <text:p>0.2513</text:p>
          </table:table-cell>
          <table:table-cell table:formula="of:= 1500*([.C127])^4 - 10200*([.C127])^3 + 23010*([.C127])^2 - 17778*([.C127]) + 4000" office:value-type="float" office:value="829.616989915384" calcext:value-type="float">
            <text:p>829.6169899154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2892" calcext:value-type="float">
            <text:p>2892</text:p>
          </table:table-cell>
          <table:table-cell table:formula="of:= [.A128]/10000" office:value-type="float" office:value="0.2533" calcext:value-type="float">
            <text:p>0.2533</text:p>
          </table:table-cell>
          <table:table-cell table:formula="of:= 1500*([.C128])^4 - 10200*([.C128])^3 + 23010*([.C128])^2 - 17778*([.C128]) + 4000" office:value-type="float" office:value="813.579683550988" calcext:value-type="float">
            <text:p>813.579683551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2887" calcext:value-type="float">
            <text:p>2887</text:p>
          </table:table-cell>
          <table:table-cell table:formula="of:= [.A129]/10000" office:value-type="float" office:value="0.2553" calcext:value-type="float">
            <text:p>0.2553</text:p>
          </table:table-cell>
          <table:table-cell table:formula="of:= 1500*([.C129])^4 - 10200*([.C129])^3 + 23010*([.C129])^2 - 17778*([.C129]) + 4000" office:value-type="float" office:value="797.669068978671" calcext:value-type="float">
            <text:p>797.6690689787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885" calcext:value-type="float">
            <text:p>2885</text:p>
          </table:table-cell>
          <table:table-cell table:formula="of:= [.A130]/10000" office:value-type="float" office:value="0.2573" calcext:value-type="float">
            <text:p>0.2573</text:p>
          </table:table-cell>
          <table:table-cell table:formula="of:= 1500*([.C130])^4 - 10200*([.C130])^3 + 23010*([.C130])^2 - 17778*([.C130]) + 4000" office:value-type="float" office:value="781.884729836836" calcext:value-type="float">
            <text:p>781.8847298368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2882" calcext:value-type="float">
            <text:p>2882</text:p>
          </table:table-cell>
          <table:table-cell table:formula="of:= [.A131]/10000" office:value-type="float" office:value="0.2593" calcext:value-type="float">
            <text:p>0.2593</text:p>
          </table:table-cell>
          <table:table-cell table:formula="of:= 1500*([.C131])^4 - 10200*([.C131])^3 + 23010*([.C131])^2 - 17778*([.C131]) + 4000" office:value-type="float" office:value="766.22625033988" calcext:value-type="float">
            <text:p>766.2262503399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2879" calcext:value-type="float">
            <text:p>2879</text:p>
          </table:table-cell>
          <table:table-cell table:formula="of:= [.A132]/10000" office:value-type="float" office:value="0.2613" calcext:value-type="float">
            <text:p>0.2613</text:p>
          </table:table-cell>
          <table:table-cell table:formula="of:= 1500*([.C132])^4 - 10200*([.C132])^3 + 23010*([.C132])^2 - 17778*([.C132]) + 4000" office:value-type="float" office:value="750.693215278205" calcext:value-type="float">
            <text:p>750.6932152782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2877" calcext:value-type="float">
            <text:p>2877</text:p>
          </table:table-cell>
          <table:table-cell table:formula="of:= [.A133]/10000" office:value-type="float" office:value="0.2633" calcext:value-type="float">
            <text:p>0.2633</text:p>
          </table:table-cell>
          <table:table-cell table:formula="of:= 1500*([.C133])^4 - 10200*([.C133])^3 + 23010*([.C133])^2 - 17778*([.C133]) + 4000" office:value-type="float" office:value="735.285210018208" calcext:value-type="float">
            <text:p>735.2852100182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2876" calcext:value-type="float">
            <text:p>2876</text:p>
          </table:table-cell>
          <table:table-cell table:formula="of:= [.A134]/10000" office:value-type="float" office:value="0.2653" calcext:value-type="float">
            <text:p>0.2653</text:p>
          </table:table-cell>
          <table:table-cell table:formula="of:= 1500*([.C134])^4 - 10200*([.C134])^3 + 23010*([.C134])^2 - 17778*([.C134]) + 4000" office:value-type="float" office:value="720.001820502293" calcext:value-type="float">
            <text:p>720.0018205023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2875" calcext:value-type="float">
            <text:p>2875</text:p>
          </table:table-cell>
          <table:table-cell table:formula="of:= [.A135]/10000" office:value-type="float" office:value="0.2673" calcext:value-type="float">
            <text:p>0.2673</text:p>
          </table:table-cell>
          <table:table-cell table:formula="of:= 1500*([.C135])^4 - 10200*([.C135])^3 + 23010*([.C135])^2 - 17778*([.C135]) + 4000" office:value-type="float" office:value="704.842633248856" calcext:value-type="float">
            <text:p>704.8426332489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2874" calcext:value-type="float">
            <text:p>2874</text:p>
          </table:table-cell>
          <table:table-cell table:formula="of:= [.A136]/10000" office:value-type="float" office:value="0.2693" calcext:value-type="float">
            <text:p>0.2693</text:p>
          </table:table-cell>
          <table:table-cell table:formula="of:= 1500*([.C136])^4 - 10200*([.C136])^3 + 23010*([.C136])^2 - 17778*([.C136]) + 4000" office:value-type="float" office:value="689.8072353523" calcext:value-type="float">
            <text:p>689.8072353523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2873" calcext:value-type="float">
            <text:p>2873</text:p>
          </table:table-cell>
          <table:table-cell table:formula="of:= [.A137]/10000" office:value-type="float" office:value="0.2713" calcext:value-type="float">
            <text:p>0.2713</text:p>
          </table:table-cell>
          <table:table-cell table:formula="of:= 1500*([.C137])^4 - 10200*([.C137])^3 + 23010*([.C137])^2 - 17778*([.C137]) + 4000" office:value-type="float" office:value="674.895214483024" calcext:value-type="float">
            <text:p>674.895214483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2872" calcext:value-type="float">
            <text:p>2872</text:p>
          </table:table-cell>
          <table:table-cell table:formula="of:= [.A138]/10000" office:value-type="float" office:value="0.2733" calcext:value-type="float">
            <text:p>0.2733</text:p>
          </table:table-cell>
          <table:table-cell table:formula="of:= 1500*([.C138])^4 - 10200*([.C138])^3 + 23010*([.C138])^2 - 17778*([.C138]) + 4000" office:value-type="float" office:value="660.106158887428" calcext:value-type="float">
            <text:p>660.1061588874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2872" calcext:value-type="float">
            <text:p>2872</text:p>
          </table:table-cell>
          <table:table-cell table:formula="of:= [.A139]/10000" office:value-type="float" office:value="0.2753" calcext:value-type="float">
            <text:p>0.2753</text:p>
          </table:table-cell>
          <table:table-cell table:formula="of:= 1500*([.C139])^4 - 10200*([.C139])^3 + 23010*([.C139])^2 - 17778*([.C139]) + 4000" office:value-type="float" office:value="645.439657387912" calcext:value-type="float">
            <text:p>645.4396573879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2871" calcext:value-type="float">
            <text:p>2871</text:p>
          </table:table-cell>
          <table:table-cell table:formula="of:= [.A140]/10000" office:value-type="float" office:value="0.2773" calcext:value-type="float">
            <text:p>0.2773</text:p>
          </table:table-cell>
          <table:table-cell table:formula="of:= 1500*([.C140])^4 - 10200*([.C140])^3 + 23010*([.C140])^2 - 17778*([.C140]) + 4000" office:value-type="float" office:value="630.895299382876" calcext:value-type="float">
            <text:p>630.8952993829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2872" calcext:value-type="float">
            <text:p>2872</text:p>
          </table:table-cell>
          <table:table-cell table:formula="of:= [.A141]/10000" office:value-type="float" office:value="0.2793" calcext:value-type="float">
            <text:p>0.2793</text:p>
          </table:table-cell>
          <table:table-cell table:formula="of:= 1500*([.C141])^4 - 10200*([.C141])^3 + 23010*([.C141])^2 - 17778*([.C141]) + 4000" office:value-type="float" office:value="616.472674846721" calcext:value-type="float">
            <text:p>616.4726748467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2871" calcext:value-type="float">
            <text:p>2871</text:p>
          </table:table-cell>
          <table:table-cell table:formula="of:= [.A142]/10000" office:value-type="float" office:value="0.2814" calcext:value-type="float">
            <text:p>0.2814</text:p>
          </table:table-cell>
          <table:table-cell table:formula="of:= 1500*([.C142])^4 - 10200*([.C142])^3 + 23010*([.C142])^2 - 17778*([.C142]) + 4000" office:value-type="float" office:value="601.459486722883" calcext:value-type="float">
            <text:p>601.4594867229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2871" calcext:value-type="float">
            <text:p>2871</text:p>
          </table:table-cell>
          <table:table-cell table:formula="of:= [.A143]/10000" office:value-type="float" office:value="0.2834" calcext:value-type="float">
            <text:p>0.2834</text:p>
          </table:table-cell>
          <table:table-cell table:formula="of:= 1500*([.C143])^4 - 10200*([.C143])^3 + 23010*([.C143])^2 - 17778*([.C143]) + 4000" office:value-type="float" office:value="587.285136386371" calcext:value-type="float">
            <text:p>587.2851363864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2871" calcext:value-type="float">
            <text:p>2871</text:p>
          </table:table-cell>
          <table:table-cell table:formula="of:= [.A144]/10000" office:value-type="float" office:value="0.2854" calcext:value-type="float">
            <text:p>0.2854</text:p>
          </table:table-cell>
          <table:table-cell table:formula="of:= 1500*([.C144])^4 - 10200*([.C144])^3 + 23010*([.C144])^2 - 17778*([.C144]) + 4000" office:value-type="float" office:value="573.231272498178" calcext:value-type="float">
            <text:p>573.2312724982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2872" calcext:value-type="float">
            <text:p>2872</text:p>
          </table:table-cell>
          <table:table-cell table:formula="of:= [.A145]/10000" office:value-type="float" office:value="0.2874" calcext:value-type="float">
            <text:p>0.2874</text:p>
          </table:table-cell>
          <table:table-cell table:formula="of:= 1500*([.C145])^4 - 10200*([.C145])^3 + 23010*([.C145])^2 - 17778*([.C145]) + 4000" office:value-type="float" office:value="559.297487365507" calcext:value-type="float">
            <text:p>559.2974873655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2872" calcext:value-type="float">
            <text:p>2872</text:p>
          </table:table-cell>
          <table:table-cell table:formula="of:= [.A146]/10000" office:value-type="float" office:value="0.2894" calcext:value-type="float">
            <text:p>0.2894</text:p>
          </table:table-cell>
          <table:table-cell table:formula="of:= 1500*([.C146])^4 - 10200*([.C146])^3 + 23010*([.C146])^2 - 17778*([.C146]) + 4000" office:value-type="float" office:value="545.483373871554" calcext:value-type="float">
            <text:p>545.4833738716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2873" calcext:value-type="float">
            <text:p>2873</text:p>
          </table:table-cell>
          <table:table-cell table:formula="of:= [.A147]/10000" office:value-type="float" office:value="0.2914" calcext:value-type="float">
            <text:p>0.2914</text:p>
          </table:table-cell>
          <table:table-cell table:formula="of:= 1500*([.C147])^4 - 10200*([.C147])^3 + 23010*([.C147])^2 - 17778*([.C147]) + 4000" office:value-type="float" office:value="531.788525475523" calcext:value-type="float">
            <text:p>531.7885254755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2874" calcext:value-type="float">
            <text:p>2874</text:p>
          </table:table-cell>
          <table:table-cell table:formula="of:= [.A148]/10000" office:value-type="float" office:value="0.2934" calcext:value-type="float">
            <text:p>0.2934</text:p>
          </table:table-cell>
          <table:table-cell table:formula="of:= 1500*([.C148])^4 - 10200*([.C148])^3 + 23010*([.C148])^2 - 17778*([.C148]) + 4000" office:value-type="float" office:value="518.212536212611" calcext:value-type="float">
            <text:p>518.2125362126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2874" calcext:value-type="float">
            <text:p>2874</text:p>
          </table:table-cell>
          <table:table-cell table:formula="of:= [.A149]/10000" office:value-type="float" office:value="0.2954" calcext:value-type="float">
            <text:p>0.2954</text:p>
          </table:table-cell>
          <table:table-cell table:formula="of:= 1500*([.C149])^4 - 10200*([.C149])^3 + 23010*([.C149])^2 - 17778*([.C149]) + 4000" office:value-type="float" office:value="504.755000694019" calcext:value-type="float">
            <text:p>504.755000694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2875" calcext:value-type="float">
            <text:p>2875</text:p>
          </table:table-cell>
          <table:table-cell table:formula="of:= [.A150]/10000" office:value-type="float" office:value="0.2974" calcext:value-type="float">
            <text:p>0.2974</text:p>
          </table:table-cell>
          <table:table-cell table:formula="of:= 1500*([.C150])^4 - 10200*([.C150])^3 + 23010*([.C150])^2 - 17778*([.C150]) + 4000" office:value-type="float" office:value="491.415514106946" calcext:value-type="float">
            <text:p>491.4155141069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2876" calcext:value-type="float">
            <text:p>2876</text:p>
          </table:table-cell>
          <table:table-cell table:formula="of:= [.A151]/10000" office:value-type="float" office:value="0.2994" calcext:value-type="float">
            <text:p>0.2994</text:p>
          </table:table-cell>
          <table:table-cell table:formula="of:= 1500*([.C151])^4 - 10200*([.C151])^3 + 23010*([.C151])^2 - 17778*([.C151]) + 4000" office:value-type="float" office:value="478.193672214595" calcext:value-type="float">
            <text:p>478.1936722146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2877" calcext:value-type="float">
            <text:p>2877</text:p>
          </table:table-cell>
          <table:table-cell table:formula="of:= [.A152]/10000" office:value-type="float" office:value="0.3014" calcext:value-type="float">
            <text:p>0.3014</text:p>
          </table:table-cell>
          <table:table-cell table:formula="of:= 1500*([.C152])^4 - 10200*([.C152])^3 + 23010*([.C152])^2 - 17778*([.C152]) + 4000" office:value-type="float" office:value="465.089071356162" calcext:value-type="float">
            <text:p>465.0890713562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2878" calcext:value-type="float">
            <text:p>2878</text:p>
          </table:table-cell>
          <table:table-cell table:formula="of:= [.A153]/10000" office:value-type="float" office:value="0.3034" calcext:value-type="float">
            <text:p>0.3034</text:p>
          </table:table-cell>
          <table:table-cell table:formula="of:= 1500*([.C153])^4 - 10200*([.C153])^3 + 23010*([.C153])^2 - 17778*([.C153]) + 4000" office:value-type="float" office:value="452.101308446851" calcext:value-type="float">
            <text:p>452.1013084469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2879" calcext:value-type="float">
            <text:p>2879</text:p>
          </table:table-cell>
          <table:table-cell table:formula="of:= [.A154]/10000" office:value-type="float" office:value="0.3054" calcext:value-type="float">
            <text:p>0.3054</text:p>
          </table:table-cell>
          <table:table-cell table:formula="of:= 1500*([.C154])^4 - 10200*([.C154])^3 + 23010*([.C154])^2 - 17778*([.C154]) + 4000" office:value-type="float" office:value="439.229980977858" calcext:value-type="float">
            <text:p>439.2299809779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2880" calcext:value-type="float">
            <text:p>2880</text:p>
          </table:table-cell>
          <table:table-cell table:formula="of:= [.A155]/10000" office:value-type="float" office:value="0.3074" calcext:value-type="float">
            <text:p>0.3074</text:p>
          </table:table-cell>
          <table:table-cell table:formula="of:= 1500*([.C155])^4 - 10200*([.C155])^3 + 23010*([.C155])^2 - 17778*([.C155]) + 4000" office:value-type="float" office:value="426.474687016386" calcext:value-type="float">
            <text:p>426.4746870164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2882" calcext:value-type="float">
            <text:p>2882</text:p>
          </table:table-cell>
          <table:table-cell table:formula="of:= [.A156]/10000" office:value-type="float" office:value="0.3094" calcext:value-type="float">
            <text:p>0.3094</text:p>
          </table:table-cell>
          <table:table-cell table:formula="of:= 1500*([.C156])^4 - 10200*([.C156])^3 + 23010*([.C156])^2 - 17778*([.C156]) + 4000" office:value-type="float" office:value="413.835025205634" calcext:value-type="float">
            <text:p>413.8350252056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2883" calcext:value-type="float">
            <text:p>2883</text:p>
          </table:table-cell>
          <table:table-cell table:formula="of:= [.A157]/10000" office:value-type="float" office:value="0.3114" calcext:value-type="float">
            <text:p>0.3114</text:p>
          </table:table-cell>
          <table:table-cell table:formula="of:= 1500*([.C157])^4 - 10200*([.C157])^3 + 23010*([.C157])^2 - 17778*([.C157]) + 4000" office:value-type="float" office:value="401.310594764803" calcext:value-type="float">
            <text:p>401.3105947648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2884" calcext:value-type="float">
            <text:p>2884</text:p>
          </table:table-cell>
          <table:table-cell table:formula="of:= [.A158]/10000" office:value-type="float" office:value="0.3134" calcext:value-type="float">
            <text:p>0.3134</text:p>
          </table:table-cell>
          <table:table-cell table:formula="of:= 1500*([.C158])^4 - 10200*([.C158])^3 + 23010*([.C158])^2 - 17778*([.C158]) + 4000" office:value-type="float" office:value="388.90099548909" calcext:value-type="float">
            <text:p>388.9009954891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2886" calcext:value-type="float">
            <text:p>2886</text:p>
          </table:table-cell>
          <table:table-cell table:formula="of:= [.A159]/10000" office:value-type="float" office:value="0.3154" calcext:value-type="float">
            <text:p>0.3154</text:p>
          </table:table-cell>
          <table:table-cell table:formula="of:= 1500*([.C159])^4 - 10200*([.C159])^3 + 23010*([.C159])^2 - 17778*([.C159]) + 4000" office:value-type="float" office:value="376.605827749699" calcext:value-type="float">
            <text:p>376.6058277497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2887" calcext:value-type="float">
            <text:p>2887</text:p>
          </table:table-cell>
          <table:table-cell table:formula="of:= [.A160]/10000" office:value-type="float" office:value="0.3174" calcext:value-type="float">
            <text:p>0.3174</text:p>
          </table:table-cell>
          <table:table-cell table:formula="of:= 1500*([.C160])^4 - 10200*([.C160])^3 + 23010*([.C160])^2 - 17778*([.C160]) + 4000" office:value-type="float" office:value="364.424692493826" calcext:value-type="float">
            <text:p>364.4246924938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2888" calcext:value-type="float">
            <text:p>2888</text:p>
          </table:table-cell>
          <table:table-cell table:formula="of:= [.A161]/10000" office:value-type="float" office:value="0.3194" calcext:value-type="float">
            <text:p>0.3194</text:p>
          </table:table-cell>
          <table:table-cell table:formula="of:= 1500*([.C161])^4 - 10200*([.C161])^3 + 23010*([.C161])^2 - 17778*([.C161]) + 4000" office:value-type="float" office:value="352.357191244674" calcext:value-type="float">
            <text:p>352.3571912447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2890" calcext:value-type="float">
            <text:p>2890</text:p>
          </table:table-cell>
          <table:table-cell table:formula="of:= [.A162]/10000" office:value-type="float" office:value="0.3214" calcext:value-type="float">
            <text:p>0.3214</text:p>
          </table:table-cell>
          <table:table-cell table:formula="of:= 1500*([.C162])^4 - 10200*([.C162])^3 + 23010*([.C162])^2 - 17778*([.C162]) + 4000" office:value-type="float" office:value="340.402926101442" calcext:value-type="float">
            <text:p>340.4029261014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2892" calcext:value-type="float">
            <text:p>2892</text:p>
          </table:table-cell>
          <table:table-cell table:formula="of:= [.A163]/10000" office:value-type="float" office:value="0.3234" calcext:value-type="float">
            <text:p>0.3234</text:p>
          </table:table-cell>
          <table:table-cell table:formula="of:= 1500*([.C163])^4 - 10200*([.C163])^3 + 23010*([.C163])^2 - 17778*([.C163]) + 4000" office:value-type="float" office:value="328.56149973933" calcext:value-type="float">
            <text:p>328.5614997393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float" office:value="2894" calcext:value-type="float">
            <text:p>2894</text:p>
          </table:table-cell>
          <table:table-cell table:formula="of:= [.A164]/10000" office:value-type="float" office:value="0.3254" calcext:value-type="float">
            <text:p>0.3254</text:p>
          </table:table-cell>
          <table:table-cell table:formula="of:= 1500*([.C164])^4 - 10200*([.C164])^3 + 23010*([.C164])^2 - 17778*([.C164]) + 4000" office:value-type="float" office:value="316.832515409538" calcext:value-type="float">
            <text:p>316.8325154095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float" office:value="2896" calcext:value-type="float">
            <text:p>2896</text:p>
          </table:table-cell>
          <table:table-cell table:formula="of:= [.A165]/10000" office:value-type="float" office:value="0.3274" calcext:value-type="float">
            <text:p>0.3274</text:p>
          </table:table-cell>
          <table:table-cell table:formula="of:= 1500*([.C165])^4 - 10200*([.C165])^3 + 23010*([.C165])^2 - 17778*([.C165]) + 4000" office:value-type="float" office:value="305.215576939267" calcext:value-type="float">
            <text:p>305.2155769393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float" office:value="2898" calcext:value-type="float">
            <text:p>2898</text:p>
          </table:table-cell>
          <table:table-cell table:formula="of:= [.A166]/10000" office:value-type="float" office:value="0.3294" calcext:value-type="float">
            <text:p>0.3294</text:p>
          </table:table-cell>
          <table:table-cell table:formula="of:= 1500*([.C166])^4 - 10200*([.C166])^3 + 23010*([.C166])^2 - 17778*([.C166]) + 4000" office:value-type="float" office:value="293.710288731714" calcext:value-type="float">
            <text:p>293.7102887317</text:p>
          </table:table-cell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float" office:value="2900" calcext:value-type="float">
            <text:p>2900</text:p>
          </table:table-cell>
          <table:table-cell table:formula="of:= [.A167]/10000" office:value-type="float" office:value="0.3314" calcext:value-type="float">
            <text:p>0.3314</text:p>
          </table:table-cell>
          <table:table-cell table:formula="of:= 1500*([.C167])^4 - 10200*([.C167])^3 + 23010*([.C167])^2 - 17778*([.C167]) + 4000" office:value-type="float" office:value="282.316255766083" calcext:value-type="float">
            <text:p>282.3162557661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float" office:value="2901" calcext:value-type="float">
            <text:p>2901</text:p>
          </table:table-cell>
          <table:table-cell table:formula="of:= [.A168]/10000" office:value-type="float" office:value="0.3334" calcext:value-type="float">
            <text:p>0.3334</text:p>
          </table:table-cell>
          <table:table-cell table:formula="of:= 1500*([.C168])^4 - 10200*([.C168])^3 + 23010*([.C168])^2 - 17778*([.C168]) + 4000" office:value-type="float" office:value="271.03308359757" calcext:value-type="float">
            <text:p>271.0330835976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float" office:value="2903" calcext:value-type="float">
            <text:p>2903</text:p>
          </table:table-cell>
          <table:table-cell table:formula="of:= [.A169]/10000" office:value-type="float" office:value="0.3354" calcext:value-type="float">
            <text:p>0.3354</text:p>
          </table:table-cell>
          <table:table-cell table:formula="of:= 1500*([.C169])^4 - 10200*([.C169])^3 + 23010*([.C169])^2 - 17778*([.C169]) + 4000" office:value-type="float" office:value="259.860378357379" calcext:value-type="float">
            <text:p>259.8603783574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float" office:value="2906" calcext:value-type="float">
            <text:p>2906</text:p>
          </table:table-cell>
          <table:table-cell table:formula="of:= [.A170]/10000" office:value-type="float" office:value="0.3374" calcext:value-type="float">
            <text:p>0.3374</text:p>
          </table:table-cell>
          <table:table-cell table:formula="of:= 1500*([.C170])^4 - 10200*([.C170])^3 + 23010*([.C170])^2 - 17778*([.C170]) + 4000" office:value-type="float" office:value="248.797746752706" calcext:value-type="float">
            <text:p>248.7977467527</text:p>
          </table:table-cell>
        </table:table-row>
        <table:table-row table:style-name="ro1">
          <table:table-cell office:value-type="float" office:value="3394" calcext:value-type="float">
            <text:p>3394</text:p>
          </table:table-cell>
          <table:table-cell office:value-type="float" office:value="2907" calcext:value-type="float">
            <text:p>2907</text:p>
          </table:table-cell>
          <table:table-cell table:formula="of:= [.A171]/10000" office:value-type="float" office:value="0.3394" calcext:value-type="float">
            <text:p>0.3394</text:p>
          </table:table-cell>
          <table:table-cell table:formula="of:= 1500*([.C171])^4 - 10200*([.C171])^3 + 23010*([.C171])^2 - 17778*([.C171]) + 4000" office:value-type="float" office:value="237.844796066754" calcext:value-type="float">
            <text:p>237.8447960668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float" office:value="2910" calcext:value-type="float">
            <text:p>2910</text:p>
          </table:table-cell>
          <table:table-cell table:formula="of:= [.A172]/10000" office:value-type="float" office:value="0.3414" calcext:value-type="float">
            <text:p>0.3414</text:p>
          </table:table-cell>
          <table:table-cell table:formula="of:= 1500*([.C172])^4 - 10200*([.C172])^3 + 23010*([.C172])^2 - 17778*([.C172]) + 4000" office:value-type="float" office:value="227.001134158722" calcext:value-type="float">
            <text:p>227.0011341587</text:p>
          </table:table-cell>
        </table:table-row>
        <table:table-row table:style-name="ro1">
          <table:table-cell office:value-type="float" office:value="3434" calcext:value-type="float">
            <text:p>3434</text:p>
          </table:table-cell>
          <table:table-cell office:value-type="float" office:value="2912" calcext:value-type="float">
            <text:p>2912</text:p>
          </table:table-cell>
          <table:table-cell table:formula="of:= [.A173]/10000" office:value-type="float" office:value="0.3434" calcext:value-type="float">
            <text:p>0.3434</text:p>
          </table:table-cell>
          <table:table-cell table:formula="of:= 1500*([.C173])^4 - 10200*([.C173])^3 + 23010*([.C173])^2 - 17778*([.C173]) + 4000" office:value-type="float" office:value="216.26636946381" calcext:value-type="float">
            <text:p>216.2663694638</text:p>
          </table:table-cell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float" office:value="2914" calcext:value-type="float">
            <text:p>2914</text:p>
          </table:table-cell>
          <table:table-cell table:formula="of:= [.A174]/10000" office:value-type="float" office:value="0.3454" calcext:value-type="float">
            <text:p>0.3454</text:p>
          </table:table-cell>
          <table:table-cell table:formula="of:= 1500*([.C174])^4 - 10200*([.C174])^3 + 23010*([.C174])^2 - 17778*([.C174]) + 4000" office:value-type="float" office:value="205.640110993218" calcext:value-type="float">
            <text:p>205.6401109932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float" office:value="2916" calcext:value-type="float">
            <text:p>2916</text:p>
          </table:table-cell>
          <table:table-cell table:formula="of:= [.A175]/10000" office:value-type="float" office:value="0.3474" calcext:value-type="float">
            <text:p>0.3474</text:p>
          </table:table-cell>
          <table:table-cell table:formula="of:= 1500*([.C175])^4 - 10200*([.C175])^3 + 23010*([.C175])^2 - 17778*([.C175]) + 4000" office:value-type="float" office:value="195.121968334146" calcext:value-type="float">
            <text:p>195.1219683341</text:p>
          </table:table-cell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float" office:value="2918" calcext:value-type="float">
            <text:p>2918</text:p>
          </table:table-cell>
          <table:table-cell table:formula="of:= [.A176]/10000" office:value-type="float" office:value="0.3494" calcext:value-type="float">
            <text:p>0.3494</text:p>
          </table:table-cell>
          <table:table-cell table:formula="of:= 1500*([.C176])^4 - 10200*([.C176])^3 + 23010*([.C176])^2 - 17778*([.C176]) + 4000" office:value-type="float" office:value="184.711551649794" calcext:value-type="float">
            <text:p>184.7115516498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float" office:value="2921" calcext:value-type="float">
            <text:p>2921</text:p>
          </table:table-cell>
          <table:table-cell table:formula="of:= [.A177]/10000" office:value-type="float" office:value="0.3514" calcext:value-type="float">
            <text:p>0.3514</text:p>
          </table:table-cell>
          <table:table-cell table:formula="of:= 1500*([.C177])^4 - 10200*([.C177])^3 + 23010*([.C177])^2 - 17778*([.C177]) + 4000" office:value-type="float" office:value="174.408471679362" calcext:value-type="float">
            <text:p>174.4084716794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float" office:value="2924" calcext:value-type="float">
            <text:p>2924</text:p>
          </table:table-cell>
          <table:table-cell table:formula="of:= [.A178]/10000" office:value-type="float" office:value="0.3534" calcext:value-type="float">
            <text:p>0.3534</text:p>
          </table:table-cell>
          <table:table-cell table:formula="of:= 1500*([.C178])^4 - 10200*([.C178])^3 + 23010*([.C178])^2 - 17778*([.C178]) + 4000" office:value-type="float" office:value="164.21233973805" calcext:value-type="float">
            <text:p>164.2123397381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float" office:value="2926" calcext:value-type="float">
            <text:p>2926</text:p>
          </table:table-cell>
          <table:table-cell table:formula="of:= [.A179]/10000" office:value-type="float" office:value="0.3554" calcext:value-type="float">
            <text:p>0.3554</text:p>
          </table:table-cell>
          <table:table-cell table:formula="of:= 1500*([.C179])^4 - 10200*([.C179])^3 + 23010*([.C179])^2 - 17778*([.C179]) + 4000" office:value-type="float" office:value="154.122767717059" calcext:value-type="float">
            <text:p>154.1227677171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float" office:value="2928" calcext:value-type="float">
            <text:p>2928</text:p>
          </table:table-cell>
          <table:table-cell table:formula="of:= [.A180]/10000" office:value-type="float" office:value="0.3574" calcext:value-type="float">
            <text:p>0.3574</text:p>
          </table:table-cell>
          <table:table-cell table:formula="of:= 1500*([.C180])^4 - 10200*([.C180])^3 + 23010*([.C180])^2 - 17778*([.C180]) + 4000" office:value-type="float" office:value="144.139368083587" calcext:value-type="float">
            <text:p>144.1393680836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float" office:value="2931" calcext:value-type="float">
            <text:p>2931</text:p>
          </table:table-cell>
          <table:table-cell table:formula="of:= [.A181]/10000" office:value-type="float" office:value="0.3594" calcext:value-type="float">
            <text:p>0.3594</text:p>
          </table:table-cell>
          <table:table-cell table:formula="of:= 1500*([.C181])^4 - 10200*([.C181])^3 + 23010*([.C181])^2 - 17778*([.C181]) + 4000" office:value-type="float" office:value="134.261753880835" calcext:value-type="float">
            <text:p>134.2617538808</text:p>
          </table:table-cell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float" office:value="2934" calcext:value-type="float">
            <text:p>2934</text:p>
          </table:table-cell>
          <table:table-cell table:formula="of:= [.A182]/10000" office:value-type="float" office:value="0.3614" calcext:value-type="float">
            <text:p>0.3614</text:p>
          </table:table-cell>
          <table:table-cell table:formula="of:= 1500*([.C182])^4 - 10200*([.C182])^3 + 23010*([.C182])^2 - 17778*([.C182]) + 4000" office:value-type="float" office:value="124.489538728003" calcext:value-type="float">
            <text:p>124.489538728</text:p>
          </table:table-cell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float" office:value="2936" calcext:value-type="float">
            <text:p>2936</text:p>
          </table:table-cell>
          <table:table-cell table:formula="of:= [.A183]/10000" office:value-type="float" office:value="0.3634" calcext:value-type="float">
            <text:p>0.3634</text:p>
          </table:table-cell>
          <table:table-cell table:formula="of:= 1500*([.C183])^4 - 10200*([.C183])^3 + 23010*([.C183])^2 - 17778*([.C183]) + 4000" office:value-type="float" office:value="114.82233682029" calcext:value-type="float">
            <text:p>114.8223368203</text:p>
          </table:table-cell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float" office:value="2939" calcext:value-type="float">
            <text:p>2939</text:p>
          </table:table-cell>
          <table:table-cell table:formula="of:= [.A184]/10000" office:value-type="float" office:value="0.3654" calcext:value-type="float">
            <text:p>0.3654</text:p>
          </table:table-cell>
          <table:table-cell table:formula="of:= 1500*([.C184])^4 - 10200*([.C184])^3 + 23010*([.C184])^2 - 17778*([.C184]) + 4000" office:value-type="float" office:value="105.259762928899" calcext:value-type="float">
            <text:p>105.2597629289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2942" calcext:value-type="float">
            <text:p>2942</text:p>
          </table:table-cell>
          <table:table-cell table:formula="of:= [.A185]/10000" office:value-type="float" office:value="0.3674" calcext:value-type="float">
            <text:p>0.3674</text:p>
          </table:table-cell>
          <table:table-cell table:formula="of:= 1500*([.C185])^4 - 10200*([.C185])^3 + 23010*([.C185])^2 - 17778*([.C185]) + 4000" office:value-type="float" office:value="95.8014324010264" calcext:value-type="float">
            <text:p>95.801432401</text:p>
          </table:table-cell>
        </table:table-row>
        <table:table-row table:style-name="ro1">
          <table:table-cell office:value-type="float" office:value="3694" calcext:value-type="float">
            <text:p>3694</text:p>
          </table:table-cell>
          <table:table-cell office:value-type="float" office:value="2944" calcext:value-type="float">
            <text:p>2944</text:p>
          </table:table-cell>
          <table:table-cell table:formula="of:= [.A186]/10000" office:value-type="float" office:value="0.3694" calcext:value-type="float">
            <text:p>0.3694</text:p>
          </table:table-cell>
          <table:table-cell table:formula="of:= 1500*([.C186])^4 - 10200*([.C186])^3 + 23010*([.C186])^2 - 17778*([.C186]) + 4000" office:value-type="float" office:value="86.4469611598747" calcext:value-type="float">
            <text:p>86.4469611599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float" office:value="2948" calcext:value-type="float">
            <text:p>2948</text:p>
          </table:table-cell>
          <table:table-cell table:formula="of:= [.A187]/10000" office:value-type="float" office:value="0.3714" calcext:value-type="float">
            <text:p>0.3714</text:p>
          </table:table-cell>
          <table:table-cell table:formula="of:= 1500*([.C187])^4 - 10200*([.C187])^3 + 23010*([.C187])^2 - 17778*([.C187]) + 4000" office:value-type="float" office:value="77.1959657046423" calcext:value-type="float">
            <text:p>77.1959657046</text:p>
          </table:table-cell>
        </table:table-row>
        <table:table-row table:style-name="ro1">
          <table:table-cell office:value-type="float" office:value="3734" calcext:value-type="float">
            <text:p>3734</text:p>
          </table:table-cell>
          <table:table-cell office:value-type="float" office:value="2950" calcext:value-type="float">
            <text:p>2950</text:p>
          </table:table-cell>
          <table:table-cell table:formula="of:= [.A188]/10000" office:value-type="float" office:value="0.3734" calcext:value-type="float">
            <text:p>0.3734</text:p>
          </table:table-cell>
          <table:table-cell table:formula="of:= 1500*([.C188])^4 - 10200*([.C188])^3 + 23010*([.C188])^2 - 17778*([.C188]) + 4000" office:value-type="float" office:value="68.0480631105311" calcext:value-type="float">
            <text:p>68.0480631105</text:p>
          </table:table-cell>
        </table:table-row>
        <table:table-row table:style-name="ro1">
          <table:table-cell office:value-type="float" office:value="3754" calcext:value-type="float">
            <text:p>3754</text:p>
          </table:table-cell>
          <table:table-cell office:value-type="float" office:value="2953" calcext:value-type="float">
            <text:p>2953</text:p>
          </table:table-cell>
          <table:table-cell table:formula="of:= [.A189]/10000" office:value-type="float" office:value="0.3754" calcext:value-type="float">
            <text:p>0.3754</text:p>
          </table:table-cell>
          <table:table-cell table:formula="of:= 1500*([.C189])^4 - 10200*([.C189])^3 + 23010*([.C189])^2 - 17778*([.C189]) + 4000" office:value-type="float" office:value="59.0028710287384" calcext:value-type="float">
            <text:p>59.0028710287</text:p>
          </table:table-cell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float" office:value="2956" calcext:value-type="float">
            <text:p>2956</text:p>
          </table:table-cell>
          <table:table-cell table:formula="of:= [.A190]/10000" office:value-type="float" office:value="0.3774" calcext:value-type="float">
            <text:p>0.3774</text:p>
          </table:table-cell>
          <table:table-cell table:formula="of:= 1500*([.C190])^4 - 10200*([.C190])^3 + 23010*([.C190])^2 - 17778*([.C190]) + 4000" office:value-type="float" office:value="50.0600076864671" calcext:value-type="float">
            <text:p>50.0600076865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float" office:value="2959" calcext:value-type="float">
            <text:p>2959</text:p>
          </table:table-cell>
          <table:table-cell table:formula="of:= [.A191]/10000" office:value-type="float" office:value="0.3795" calcext:value-type="float">
            <text:p>0.3795</text:p>
          </table:table-cell>
          <table:table-cell table:formula="of:= 1500*([.C191])^4 - 10200*([.C191])^3 + 23010*([.C191])^2 - 17778*([.C191]) + 4000" office:value-type="float" office:value="40.7797153900938" calcext:value-type="float">
            <text:p>40.7797153901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float" office:value="2962" calcext:value-type="float">
            <text:p>2962</text:p>
          </table:table-cell>
          <table:table-cell table:formula="of:= [.A192]/10000" office:value-type="float" office:value="0.3815" calcext:value-type="float">
            <text:p>0.3815</text:p>
          </table:table-cell>
          <table:table-cell table:formula="of:= 1500*([.C192])^4 - 10200*([.C192])^3 + 23010*([.C192])^2 - 17778*([.C192]) + 4000" office:value-type="float" office:value="32.0454348775943" calcext:value-type="float">
            <text:p>32.0454348776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float" office:value="2965" calcext:value-type="float">
            <text:p>2965</text:p>
          </table:table-cell>
          <table:table-cell table:formula="of:= [.A193]/10000" office:value-type="float" office:value="0.3835" calcext:value-type="float">
            <text:p>0.3835</text:p>
          </table:table-cell>
          <table:table-cell table:formula="of:= 1500*([.C193])^4 - 10200*([.C193])^3 + 23010*([.C193])^2 - 17778*([.C193]) + 4000" office:value-type="float" office:value="23.4123222550938" calcext:value-type="float">
            <text:p>23.4123222551</text:p>
          </table:table-cell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float" office:value="2969" calcext:value-type="float">
            <text:p>2969</text:p>
          </table:table-cell>
          <table:table-cell table:formula="of:= [.A194]/10000" office:value-type="float" office:value="0.3855" calcext:value-type="float">
            <text:p>0.3855</text:p>
          </table:table-cell>
          <table:table-cell table:formula="of:= 1500*([.C194])^4 - 10200*([.C194])^3 + 23010*([.C194])^2 - 17778*([.C194]) + 4000" office:value-type="float" office:value="14.8799980825938" calcext:value-type="float">
            <text:p>14.8799980826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float" office:value="2972" calcext:value-type="float">
            <text:p>2972</text:p>
          </table:table-cell>
          <table:table-cell table:formula="of:= [.A195]/10000" office:value-type="float" office:value="0.3875" calcext:value-type="float">
            <text:p>0.3875</text:p>
          </table:table-cell>
          <table:table-cell table:formula="of:= 1500*([.C195])^4 - 10200*([.C195])^3 + 23010*([.C195])^2 - 17778*([.C195]) + 4000" office:value-type="float" office:value="6.44808349609411" calcext:value-type="float">
            <text:p>6.4480834961</text:p>
          </table:table-cell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float" office:value="2975" calcext:value-type="float">
            <text:p>2975</text:p>
          </table:table-cell>
          <table:table-cell table:formula="of:= [.A196]/10000" office:value-type="float" office:value="0.3895" calcext:value-type="float">
            <text:p>0.3895</text:p>
          </table:table-cell>
          <table:table-cell table:formula="of:= 1500*([.C196])^4 - 10200*([.C196])^3 + 23010*([.C196])^2 - 17778*([.C196]) + 4000" office:value-type="float" office:value="-1.88379979240563" calcext:value-type="float">
            <text:p>-1.8837997924</text:p>
          </table:table-cell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float" office:value="2978" calcext:value-type="float">
            <text:p>2978</text:p>
          </table:table-cell>
          <table:table-cell table:formula="of:= [.A197]/10000" office:value-type="float" office:value="0.3915" calcext:value-type="float">
            <text:p>0.3915</text:p>
          </table:table-cell>
          <table:table-cell table:formula="of:= 1500*([.C197])^4 - 10200*([.C197])^3 + 23010*([.C197])^2 - 17778*([.C197]) + 4000" office:value-type="float" office:value="-10.1160294949068" calcext:value-type="float">
            <text:p>-10.1160294949</text:p>
          </table:table-cell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float" office:value="2981" calcext:value-type="float">
            <text:p>2981</text:p>
          </table:table-cell>
          <table:table-cell table:formula="of:= [.A198]/10000" office:value-type="float" office:value="0.3935" calcext:value-type="float">
            <text:p>0.3935</text:p>
          </table:table-cell>
          <table:table-cell table:formula="of:= 1500*([.C198])^4 - 10200*([.C198])^3 + 23010*([.C198])^2 - 17778*([.C198]) + 4000" office:value-type="float" office:value="-18.248982747406" calcext:value-type="float">
            <text:p>-18.2489827474</text:p>
          </table:table-cell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float" office:value="2985" calcext:value-type="float">
            <text:p>2985</text:p>
          </table:table-cell>
          <table:table-cell table:formula="of:= [.A199]/10000" office:value-type="float" office:value="0.3955" calcext:value-type="float">
            <text:p>0.3955</text:p>
          </table:table-cell>
          <table:table-cell table:formula="of:= 1500*([.C199])^4 - 10200*([.C199])^3 + 23010*([.C199])^2 - 17778*([.C199]) + 4000" office:value-type="float" office:value="-26.2830361099068" calcext:value-type="float">
            <text:p>-26.2830361099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float" office:value="2988" calcext:value-type="float">
            <text:p>2988</text:p>
          </table:table-cell>
          <table:table-cell table:formula="of:= [.A200]/10000" office:value-type="float" office:value="0.3975" calcext:value-type="float">
            <text:p>0.3975</text:p>
          </table:table-cell>
          <table:table-cell table:formula="of:= 1500*([.C200])^4 - 10200*([.C200])^3 + 23010*([.C200])^2 - 17778*([.C200]) + 4000" office:value-type="float" office:value="-34.2185655664061" calcext:value-type="float">
            <text:p>-34.2185655664</text:p>
          </table:table-cell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float" office:value="2992" calcext:value-type="float">
            <text:p>2992</text:p>
          </table:table-cell>
          <table:table-cell table:formula="of:= [.A201]/10000" office:value-type="float" office:value="0.3995" calcext:value-type="float">
            <text:p>0.3995</text:p>
          </table:table-cell>
          <table:table-cell table:formula="of:= 1500*([.C201])^4 - 10200*([.C201])^3 + 23010*([.C201])^2 - 17778*([.C201]) + 4000" office:value-type="float" office:value="-42.0559465249062" calcext:value-type="float">
            <text:p>-42.0559465249</text:p>
          </table:table-cell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float" office:value="2995" calcext:value-type="float">
            <text:p>2995</text:p>
          </table:table-cell>
          <table:table-cell table:formula="of:= [.A202]/10000" office:value-type="float" office:value="0.4015" calcext:value-type="float">
            <text:p>0.4015</text:p>
          </table:table-cell>
          <table:table-cell table:formula="of:= 1500*([.C202])^4 - 10200*([.C202])^3 + 23010*([.C202])^2 - 17778*([.C202]) + 4000" office:value-type="float" office:value="-49.795553817406" calcext:value-type="float">
            <text:p>-49.7955538174</text:p>
          </table:table-cell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float" office:value="2998" calcext:value-type="float">
            <text:p>2998</text:p>
          </table:table-cell>
          <table:table-cell table:formula="of:= [.A203]/10000" office:value-type="float" office:value="0.4035" calcext:value-type="float">
            <text:p>0.4035</text:p>
          </table:table-cell>
          <table:table-cell table:formula="of:= 1500*([.C203])^4 - 10200*([.C203])^3 + 23010*([.C203])^2 - 17778*([.C203]) + 4000" office:value-type="float" office:value="-57.4377616999068" calcext:value-type="float">
            <text:p>-57.4377616999</text:p>
          </table:table-cell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float" office:value="3002" calcext:value-type="float">
            <text:p>3002</text:p>
          </table:table-cell>
          <table:table-cell table:formula="of:= [.A204]/10000" office:value-type="float" office:value="0.4055" calcext:value-type="float">
            <text:p>0.4055</text:p>
          </table:table-cell>
          <table:table-cell table:formula="of:= 1500*([.C204])^4 - 10200*([.C204])^3 + 23010*([.C204])^2 - 17778*([.C204]) + 4000" office:value-type="float" office:value="-64.9829438524062" calcext:value-type="float">
            <text:p>-64.9829438524</text:p>
          </table:table-cell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float" office:value="3006" calcext:value-type="float">
            <text:p>3006</text:p>
          </table:table-cell>
          <table:table-cell table:formula="of:= [.A205]/10000" office:value-type="float" office:value="0.4075" calcext:value-type="float">
            <text:p>0.4075</text:p>
          </table:table-cell>
          <table:table-cell table:formula="of:= 1500*([.C205])^4 - 10200*([.C205])^3 + 23010*([.C205])^2 - 17778*([.C205]) + 4000" office:value-type="float" office:value="-72.4314733789065" calcext:value-type="float">
            <text:p>-72.4314733789</text:p>
          </table:table-cell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float" office:value="3009" calcext:value-type="float">
            <text:p>3009</text:p>
          </table:table-cell>
          <table:table-cell table:formula="of:= [.A206]/10000" office:value-type="float" office:value="0.4095" calcext:value-type="float">
            <text:p>0.4095</text:p>
          </table:table-cell>
          <table:table-cell table:formula="of:= 1500*([.C206])^4 - 10200*([.C206])^3 + 23010*([.C206])^2 - 17778*([.C206]) + 4000" office:value-type="float" office:value="-79.7837228074059" calcext:value-type="float">
            <text:p>-79.7837228074</text:p>
          </table:table-cell>
        </table:table-row>
        <table:table-row table:style-name="ro1">
          <table:table-cell office:value-type="float" office:value="4115" calcext:value-type="float">
            <text:p>4115</text:p>
          </table:table-cell>
          <table:table-cell office:value-type="float" office:value="3013" calcext:value-type="float">
            <text:p>3013</text:p>
          </table:table-cell>
          <table:table-cell table:formula="of:= [.A207]/10000" office:value-type="float" office:value="0.4115" calcext:value-type="float">
            <text:p>0.4115</text:p>
          </table:table-cell>
          <table:table-cell table:formula="of:= 1500*([.C207])^4 - 10200*([.C207])^3 + 23010*([.C207])^2 - 17778*([.C207]) + 4000" office:value-type="float" office:value="-87.0400640899065" calcext:value-type="float">
            <text:p>-87.0400640899</text:p>
          </table:table-cell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float" office:value="3017" calcext:value-type="float">
            <text:p>3017</text:p>
          </table:table-cell>
          <table:table-cell table:formula="of:= [.A208]/10000" office:value-type="float" office:value="0.4135" calcext:value-type="float">
            <text:p>0.4135</text:p>
          </table:table-cell>
          <table:table-cell table:formula="of:= 1500*([.C208])^4 - 10200*([.C208])^3 + 23010*([.C208])^2 - 17778*([.C208]) + 4000" office:value-type="float" office:value="-94.200868602406" calcext:value-type="float">
            <text:p>-94.2008686024</text:p>
          </table:table-cell>
        </table:table-row>
        <table:table-row table:style-name="ro1">
          <table:table-cell office:value-type="float" office:value="4155" calcext:value-type="float">
            <text:p>4155</text:p>
          </table:table-cell>
          <table:table-cell office:value-type="float" office:value="3020" calcext:value-type="float">
            <text:p>3020</text:p>
          </table:table-cell>
          <table:table-cell table:formula="of:= [.A209]/10000" office:value-type="float" office:value="0.4155" calcext:value-type="float">
            <text:p>0.4155</text:p>
          </table:table-cell>
          <table:table-cell table:formula="of:= 1500*([.C209])^4 - 10200*([.C209])^3 + 23010*([.C209])^2 - 17778*([.C209]) + 4000" office:value-type="float" office:value="-101.266507144906" calcext:value-type="float">
            <text:p>-101.2665071449</text:p>
          </table:table-cell>
        </table:table-row>
        <table:table-row table:style-name="ro1">
          <table:table-cell office:value-type="float" office:value="4175" calcext:value-type="float">
            <text:p>4175</text:p>
          </table:table-cell>
          <table:table-cell office:value-type="float" office:value="3024" calcext:value-type="float">
            <text:p>3024</text:p>
          </table:table-cell>
          <table:table-cell table:formula="of:= [.A210]/10000" office:value-type="float" office:value="0.4175" calcext:value-type="float">
            <text:p>0.4175</text:p>
          </table:table-cell>
          <table:table-cell table:formula="of:= 1500*([.C210])^4 - 10200*([.C210])^3 + 23010*([.C210])^2 - 17778*([.C210]) + 4000" office:value-type="float" office:value="-108.237349941406" calcext:value-type="float">
            <text:p>-108.2373499414</text:p>
          </table:table-cell>
        </table:table-row>
        <table:table-row table:style-name="ro1">
          <table:table-cell office:value-type="float" office:value="4195" calcext:value-type="float">
            <text:p>4195</text:p>
          </table:table-cell>
          <table:table-cell office:value-type="float" office:value="3028" calcext:value-type="float">
            <text:p>3028</text:p>
          </table:table-cell>
          <table:table-cell table:formula="of:= [.A211]/10000" office:value-type="float" office:value="0.4195" calcext:value-type="float">
            <text:p>0.4195</text:p>
          </table:table-cell>
          <table:table-cell table:formula="of:= 1500*([.C211])^4 - 10200*([.C211])^3 + 23010*([.C211])^2 - 17778*([.C211]) + 4000" office:value-type="float" office:value="-115.113766639906" calcext:value-type="float">
            <text:p>-115.1137666399</text:p>
          </table:table-cell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float" office:value="3032" calcext:value-type="float">
            <text:p>3032</text:p>
          </table:table-cell>
          <table:table-cell table:formula="of:= [.A212]/10000" office:value-type="float" office:value="0.4215" calcext:value-type="float">
            <text:p>0.4215</text:p>
          </table:table-cell>
          <table:table-cell table:formula="of:= 1500*([.C212])^4 - 10200*([.C212])^3 + 23010*([.C212])^2 - 17778*([.C212]) + 4000" office:value-type="float" office:value="-121.896126312406" calcext:value-type="float">
            <text:p>-121.8961263124</text:p>
          </table:table-cell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float" office:value="3036" calcext:value-type="float">
            <text:p>3036</text:p>
          </table:table-cell>
          <table:table-cell table:formula="of:= [.A213]/10000" office:value-type="float" office:value="0.4235" calcext:value-type="float">
            <text:p>0.4235</text:p>
          </table:table-cell>
          <table:table-cell table:formula="of:= 1500*([.C213])^4 - 10200*([.C213])^3 + 23010*([.C213])^2 - 17778*([.C213]) + 4000" office:value-type="float" office:value="-128.584797454907" calcext:value-type="float">
            <text:p>-128.5847974549</text:p>
          </table:table-cell>
        </table:table-row>
        <table:table-row table:style-name="ro1">
          <table:table-cell office:value-type="float" office:value="4255" calcext:value-type="float">
            <text:p>4255</text:p>
          </table:table-cell>
          <table:table-cell office:value-type="float" office:value="3040" calcext:value-type="float">
            <text:p>3040</text:p>
          </table:table-cell>
          <table:table-cell table:formula="of:= [.A214]/10000" office:value-type="float" office:value="0.4255" calcext:value-type="float">
            <text:p>0.4255</text:p>
          </table:table-cell>
          <table:table-cell table:formula="of:= 1500*([.C214])^4 - 10200*([.C214])^3 + 23010*([.C214])^2 - 17778*([.C214]) + 4000" office:value-type="float" office:value="-135.180147987406" calcext:value-type="float">
            <text:p>-135.1801479874</text:p>
          </table:table-cell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float" office:value="3044" calcext:value-type="float">
            <text:p>3044</text:p>
          </table:table-cell>
          <table:table-cell table:formula="of:= [.A215]/10000" office:value-type="float" office:value="0.4275" calcext:value-type="float">
            <text:p>0.4275</text:p>
          </table:table-cell>
          <table:table-cell table:formula="of:= 1500*([.C215])^4 - 10200*([.C215])^3 + 23010*([.C215])^2 - 17778*([.C215]) + 4000" office:value-type="float" office:value="-141.682545253907" calcext:value-type="float">
            <text:p>-141.6825452539</text:p>
          </table:table-cell>
        </table:table-row>
        <table:table-row table:style-name="ro1">
          <table:table-cell office:value-type="float" office:value="4295" calcext:value-type="float">
            <text:p>4295</text:p>
          </table:table-cell>
          <table:table-cell office:value-type="float" office:value="3047" calcext:value-type="float">
            <text:p>3047</text:p>
          </table:table-cell>
          <table:table-cell table:formula="of:= [.A216]/10000" office:value-type="float" office:value="0.4295" calcext:value-type="float">
            <text:p>0.4295</text:p>
          </table:table-cell>
          <table:table-cell table:formula="of:= 1500*([.C216])^4 - 10200*([.C216])^3 + 23010*([.C216])^2 - 17778*([.C216]) + 4000" office:value-type="float" office:value="-148.092356022406" calcext:value-type="float">
            <text:p>-148.0923560224</text:p>
          </table:table-cell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float" office:value="3051" calcext:value-type="float">
            <text:p>3051</text:p>
          </table:table-cell>
          <table:table-cell table:formula="of:= [.A217]/10000" office:value-type="float" office:value="0.4315" calcext:value-type="float">
            <text:p>0.4315</text:p>
          </table:table-cell>
          <table:table-cell table:formula="of:= 1500*([.C217])^4 - 10200*([.C217])^3 + 23010*([.C217])^2 - 17778*([.C217]) + 4000" office:value-type="float" office:value="-154.409946484907" calcext:value-type="float">
            <text:p>-154.4099464849</text:p>
          </table:table-cell>
        </table:table-row>
        <table:table-row table:style-name="ro1">
          <table:table-cell office:value-type="float" office:value="4335" calcext:value-type="float">
            <text:p>4335</text:p>
          </table:table-cell>
          <table:table-cell office:value-type="float" office:value="3055" calcext:value-type="float">
            <text:p>3055</text:p>
          </table:table-cell>
          <table:table-cell table:formula="of:= [.A218]/10000" office:value-type="float" office:value="0.4335" calcext:value-type="float">
            <text:p>0.4335</text:p>
          </table:table-cell>
          <table:table-cell table:formula="of:= 1500*([.C218])^4 - 10200*([.C218])^3 + 23010*([.C218])^2 - 17778*([.C218]) + 4000" office:value-type="float" office:value="-160.635682257407" calcext:value-type="float">
            <text:p>-160.6356822574</text:p>
          </table:table-cell>
        </table:table-row>
        <table:table-row table:style-name="ro1">
          <table:table-cell office:value-type="float" office:value="4355" calcext:value-type="float">
            <text:p>4355</text:p>
          </table:table-cell>
          <table:table-cell office:value-type="float" office:value="3059" calcext:value-type="float">
            <text:p>3059</text:p>
          </table:table-cell>
          <table:table-cell table:formula="of:= [.A219]/10000" office:value-type="float" office:value="0.4355" calcext:value-type="float">
            <text:p>0.4355</text:p>
          </table:table-cell>
          <table:table-cell table:formula="of:= 1500*([.C219])^4 - 10200*([.C219])^3 + 23010*([.C219])^2 - 17778*([.C219]) + 4000" office:value-type="float" office:value="-166.769928379907" calcext:value-type="float">
            <text:p>-166.7699283799</text:p>
          </table:table-cell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float" office:value="3064" calcext:value-type="float">
            <text:p>3064</text:p>
          </table:table-cell>
          <table:table-cell table:formula="of:= [.A220]/10000" office:value-type="float" office:value="0.4375" calcext:value-type="float">
            <text:p>0.4375</text:p>
          </table:table-cell>
          <table:table-cell table:formula="of:= 1500*([.C220])^4 - 10200*([.C220])^3 + 23010*([.C220])^2 - 17778*([.C220]) + 4000" office:value-type="float" office:value="-172.813049316406" calcext:value-type="float">
            <text:p>-172.8130493164</text:p>
          </table:table-cell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float" office:value="3068" calcext:value-type="float">
            <text:p>3068</text:p>
          </table:table-cell>
          <table:table-cell table:formula="of:= [.A221]/10000" office:value-type="float" office:value="0.4395" calcext:value-type="float">
            <text:p>0.4395</text:p>
          </table:table-cell>
          <table:table-cell table:formula="of:= 1500*([.C221])^4 - 10200*([.C221])^3 + 23010*([.C221])^2 - 17778*([.C221]) + 4000" office:value-type="float" office:value="-178.765408954905" calcext:value-type="float">
            <text:p>-178.7654089549</text:p>
          </table:table-cell>
        </table:table-row>
        <table:table-row table:style-name="ro1">
          <table:table-cell office:value-type="float" office:value="4415" calcext:value-type="float">
            <text:p>4415</text:p>
          </table:table-cell>
          <table:table-cell office:value-type="float" office:value="3071" calcext:value-type="float">
            <text:p>3071</text:p>
          </table:table-cell>
          <table:table-cell table:formula="of:= [.A222]/10000" office:value-type="float" office:value="0.4415" calcext:value-type="float">
            <text:p>0.4415</text:p>
          </table:table-cell>
          <table:table-cell table:formula="of:= 1500*([.C222])^4 - 10200*([.C222])^3 + 23010*([.C222])^2 - 17778*([.C222]) + 4000" office:value-type="float" office:value="-184.627370607406" calcext:value-type="float">
            <text:p>-184.6273706074</text:p>
          </table:table-cell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float" office:value="3077" calcext:value-type="float">
            <text:p>3077</text:p>
          </table:table-cell>
          <table:table-cell table:formula="of:= [.A223]/10000" office:value-type="float" office:value="0.4435" calcext:value-type="float">
            <text:p>0.4435</text:p>
          </table:table-cell>
          <table:table-cell table:formula="of:= 1500*([.C223])^4 - 10200*([.C223])^3 + 23010*([.C223])^2 - 17778*([.C223]) + 4000" office:value-type="float" office:value="-190.399297009906" calcext:value-type="float">
            <text:p>-190.3992970099</text:p>
          </table:table-cell>
        </table:table-row>
        <table:table-row table:style-name="ro1">
          <table:table-cell office:value-type="float" office:value="4455" calcext:value-type="float">
            <text:p>4455</text:p>
          </table:table-cell>
          <table:table-cell office:value-type="float" office:value="3081" calcext:value-type="float">
            <text:p>3081</text:p>
          </table:table-cell>
          <table:table-cell table:formula="of:= [.A224]/10000" office:value-type="float" office:value="0.4455" calcext:value-type="float">
            <text:p>0.4455</text:p>
          </table:table-cell>
          <table:table-cell table:formula="of:= 1500*([.C224])^4 - 10200*([.C224])^3 + 23010*([.C224])^2 - 17778*([.C224]) + 4000" office:value-type="float" office:value="-196.081550322406" calcext:value-type="float">
            <text:p>-196.0815503224</text:p>
          </table:table-cell>
        </table:table-row>
        <table:table-row table:style-name="ro1">
          <table:table-cell office:value-type="float" office:value="4475" calcext:value-type="float">
            <text:p>4475</text:p>
          </table:table-cell>
          <table:table-cell office:value-type="float" office:value="3084" calcext:value-type="float">
            <text:p>3084</text:p>
          </table:table-cell>
          <table:table-cell table:formula="of:= [.A225]/10000" office:value-type="float" office:value="0.4475" calcext:value-type="float">
            <text:p>0.4475</text:p>
          </table:table-cell>
          <table:table-cell table:formula="of:= 1500*([.C225])^4 - 10200*([.C225])^3 + 23010*([.C225])^2 - 17778*([.C225]) + 4000" office:value-type="float" office:value="-201.674492128906" calcext:value-type="float">
            <text:p>-201.6744921289</text:p>
          </table:table-cell>
        </table:table-row>
        <table:table-row table:style-name="ro1">
          <table:table-cell office:value-type="float" office:value="4495" calcext:value-type="float">
            <text:p>4495</text:p>
          </table:table-cell>
          <table:table-cell office:value-type="float" office:value="3089" calcext:value-type="float">
            <text:p>3089</text:p>
          </table:table-cell>
          <table:table-cell table:formula="of:= [.A226]/10000" office:value-type="float" office:value="0.4495" calcext:value-type="float">
            <text:p>0.4495</text:p>
          </table:table-cell>
          <table:table-cell table:formula="of:= 1500*([.C226])^4 - 10200*([.C226])^3 + 23010*([.C226])^2 - 17778*([.C226]) + 4000" office:value-type="float" office:value="-207.178483437407" calcext:value-type="float">
            <text:p>-207.1784834374</text:p>
          </table:table-cell>
        </table:table-row>
        <table:table-row table:style-name="ro1">
          <table:table-cell office:value-type="float" office:value="4515" calcext:value-type="float">
            <text:p>4515</text:p>
          </table:table-cell>
          <table:table-cell office:value-type="float" office:value="3093" calcext:value-type="float">
            <text:p>3093</text:p>
          </table:table-cell>
          <table:table-cell table:formula="of:= [.A227]/10000" office:value-type="float" office:value="0.4515" calcext:value-type="float">
            <text:p>0.4515</text:p>
          </table:table-cell>
          <table:table-cell table:formula="of:= 1500*([.C227])^4 - 10200*([.C227])^3 + 23010*([.C227])^2 - 17778*([.C227]) + 4000" office:value-type="float" office:value="-212.593884679905" calcext:value-type="float">
            <text:p>-212.5938846799</text:p>
          </table:table-cell>
        </table:table-row>
        <table:table-row table:style-name="ro1">
          <table:table-cell office:value-type="float" office:value="4535" calcext:value-type="float">
            <text:p>4535</text:p>
          </table:table-cell>
          <table:table-cell office:value-type="float" office:value="3098" calcext:value-type="float">
            <text:p>3098</text:p>
          </table:table-cell>
          <table:table-cell table:formula="of:= [.A228]/10000" office:value-type="float" office:value="0.4535" calcext:value-type="float">
            <text:p>0.4535</text:p>
          </table:table-cell>
          <table:table-cell table:formula="of:= 1500*([.C228])^4 - 10200*([.C228])^3 + 23010*([.C228])^2 - 17778*([.C228]) + 4000" office:value-type="float" office:value="-217.921055712406" calcext:value-type="float">
            <text:p>-217.9210557124</text:p>
          </table:table-cell>
        </table:table-row>
        <table:table-row table:style-name="ro1">
          <table:table-cell office:value-type="float" office:value="4555" calcext:value-type="float">
            <text:p>4555</text:p>
          </table:table-cell>
          <table:table-cell office:value-type="float" office:value="3102" calcext:value-type="float">
            <text:p>3102</text:p>
          </table:table-cell>
          <table:table-cell table:formula="of:= [.A229]/10000" office:value-type="float" office:value="0.4555" calcext:value-type="float">
            <text:p>0.4555</text:p>
          </table:table-cell>
          <table:table-cell table:formula="of:= 1500*([.C229])^4 - 10200*([.C229])^3 + 23010*([.C229])^2 - 17778*([.C229]) + 4000" office:value-type="float" office:value="-223.160355814905" calcext:value-type="float">
            <text:p>-223.1603558149</text:p>
          </table:table-cell>
        </table:table-row>
        <table:table-row table:style-name="ro1">
          <table:table-cell office:value-type="float" office:value="4575" calcext:value-type="float">
            <text:p>4575</text:p>
          </table:table-cell>
          <table:table-cell office:value-type="float" office:value="3107" calcext:value-type="float">
            <text:p>3107</text:p>
          </table:table-cell>
          <table:table-cell table:formula="of:= [.A230]/10000" office:value-type="float" office:value="0.4575" calcext:value-type="float">
            <text:p>0.4575</text:p>
          </table:table-cell>
          <table:table-cell table:formula="of:= 1500*([.C230])^4 - 10200*([.C230])^3 + 23010*([.C230])^2 - 17778*([.C230]) + 4000" office:value-type="float" office:value="-228.312143691406" calcext:value-type="float">
            <text:p>-228.3121436914</text:p>
          </table:table-cell>
        </table:table-row>
        <table:table-row table:style-name="ro1">
          <table:table-cell office:value-type="float" office:value="4595" calcext:value-type="float">
            <text:p>4595</text:p>
          </table:table-cell>
          <table:table-cell office:value-type="float" office:value="3112" calcext:value-type="float">
            <text:p>3112</text:p>
          </table:table-cell>
          <table:table-cell table:formula="of:= [.A231]/10000" office:value-type="float" office:value="0.4595" calcext:value-type="float">
            <text:p>0.4595</text:p>
          </table:table-cell>
          <table:table-cell table:formula="of:= 1500*([.C231])^4 - 10200*([.C231])^3 + 23010*([.C231])^2 - 17778*([.C231]) + 4000" office:value-type="float" office:value="-233.376777469906" calcext:value-type="float">
            <text:p>-233.3767774699</text:p>
          </table:table-cell>
        </table:table-row>
        <table:table-row table:style-name="ro1">
          <table:table-cell office:value-type="float" office:value="4615" calcext:value-type="float">
            <text:p>4615</text:p>
          </table:table-cell>
          <table:table-cell office:value-type="float" office:value="3116" calcext:value-type="float">
            <text:p>3116</text:p>
          </table:table-cell>
          <table:table-cell table:formula="of:= [.A232]/10000" office:value-type="float" office:value="0.4615" calcext:value-type="float">
            <text:p>0.4615</text:p>
          </table:table-cell>
          <table:table-cell table:formula="of:= 1500*([.C232])^4 - 10200*([.C232])^3 + 23010*([.C232])^2 - 17778*([.C232]) + 4000" office:value-type="float" office:value="-238.354614702406" calcext:value-type="float">
            <text:p>-238.3546147024</text:p>
          </table:table-cell>
        </table:table-row>
        <table:table-row table:style-name="ro1">
          <table:table-cell office:value-type="float" office:value="4635" calcext:value-type="float">
            <text:p>4635</text:p>
          </table:table-cell>
          <table:table-cell office:value-type="float" office:value="3120" calcext:value-type="float">
            <text:p>3120</text:p>
          </table:table-cell>
          <table:table-cell table:formula="of:= [.A233]/10000" office:value-type="float" office:value="0.4635" calcext:value-type="float">
            <text:p>0.4635</text:p>
          </table:table-cell>
          <table:table-cell table:formula="of:= 1500*([.C233])^4 - 10200*([.C233])^3 + 23010*([.C233])^2 - 17778*([.C233]) + 4000" office:value-type="float" office:value="-243.246012364906" calcext:value-type="float">
            <text:p>-243.2460123649</text:p>
          </table:table-cell>
        </table:table-row>
        <table:table-row table:style-name="ro1">
          <table:table-cell office:value-type="float" office:value="4655" calcext:value-type="float">
            <text:p>4655</text:p>
          </table:table-cell>
          <table:table-cell office:value-type="float" office:value="3125" calcext:value-type="float">
            <text:p>3125</text:p>
          </table:table-cell>
          <table:table-cell table:formula="of:= [.A234]/10000" office:value-type="float" office:value="0.4655" calcext:value-type="float">
            <text:p>0.4655</text:p>
          </table:table-cell>
          <table:table-cell table:formula="of:= 1500*([.C234])^4 - 10200*([.C234])^3 + 23010*([.C234])^2 - 17778*([.C234]) + 4000" office:value-type="float" office:value="-248.051326857406" calcext:value-type="float">
            <text:p>-248.0513268574</text:p>
          </table:table-cell>
        </table:table-row>
        <table:table-row table:style-name="ro1">
          <table:table-cell office:value-type="float" office:value="4675" calcext:value-type="float">
            <text:p>4675</text:p>
          </table:table-cell>
          <table:table-cell office:value-type="float" office:value="3130" calcext:value-type="float">
            <text:p>3130</text:p>
          </table:table-cell>
          <table:table-cell table:formula="of:= [.A235]/10000" office:value-type="float" office:value="0.4675" calcext:value-type="float">
            <text:p>0.4675</text:p>
          </table:table-cell>
          <table:table-cell table:formula="of:= 1500*([.C235])^4 - 10200*([.C235])^3 + 23010*([.C235])^2 - 17778*([.C235]) + 4000" office:value-type="float" office:value="-252.770914003906" calcext:value-type="float">
            <text:p>-252.7709140039</text:p>
          </table:table-cell>
        </table:table-row>
        <table:table-row table:style-name="ro1">
          <table:table-cell office:value-type="float" office:value="4695" calcext:value-type="float">
            <text:p>4695</text:p>
          </table:table-cell>
          <table:table-cell office:value-type="float" office:value="3134" calcext:value-type="float">
            <text:p>3134</text:p>
          </table:table-cell>
          <table:table-cell table:formula="of:= [.A236]/10000" office:value-type="float" office:value="0.4695" calcext:value-type="float">
            <text:p>0.4695</text:p>
          </table:table-cell>
          <table:table-cell table:formula="of:= 1500*([.C236])^4 - 10200*([.C236])^3 + 23010*([.C236])^2 - 17778*([.C236]) + 4000" office:value-type="float" office:value="-257.405129052406" calcext:value-type="float">
            <text:p>-257.4051290524</text:p>
          </table:table-cell>
        </table:table-row>
        <table:table-row table:style-name="ro1">
          <table:table-cell office:value-type="float" office:value="4715" calcext:value-type="float">
            <text:p>4715</text:p>
          </table:table-cell>
          <table:table-cell office:value-type="float" office:value="3139" calcext:value-type="float">
            <text:p>3139</text:p>
          </table:table-cell>
          <table:table-cell table:formula="of:= [.A237]/10000" office:value-type="float" office:value="0.4715" calcext:value-type="float">
            <text:p>0.4715</text:p>
          </table:table-cell>
          <table:table-cell table:formula="of:= 1500*([.C237])^4 - 10200*([.C237])^3 + 23010*([.C237])^2 - 17778*([.C237]) + 4000" office:value-type="float" office:value="-261.954326674906" calcext:value-type="float">
            <text:p>-261.9543266749</text:p>
          </table:table-cell>
        </table:table-row>
        <table:table-row table:style-name="ro1">
          <table:table-cell office:value-type="float" office:value="4735" calcext:value-type="float">
            <text:p>4735</text:p>
          </table:table-cell>
          <table:table-cell office:value-type="float" office:value="3145" calcext:value-type="float">
            <text:p>3145</text:p>
          </table:table-cell>
          <table:table-cell table:formula="of:= [.A238]/10000" office:value-type="float" office:value="0.4735" calcext:value-type="float">
            <text:p>0.4735</text:p>
          </table:table-cell>
          <table:table-cell table:formula="of:= 1500*([.C238])^4 - 10200*([.C238])^3 + 23010*([.C238])^2 - 17778*([.C238]) + 4000" office:value-type="float" office:value="-266.418860967407" calcext:value-type="float">
            <text:p>-266.4188609674</text:p>
          </table:table-cell>
        </table:table-row>
        <table:table-row table:style-name="ro1">
          <table:table-cell office:value-type="float" office:value="4755" calcext:value-type="float">
            <text:p>4755</text:p>
          </table:table-cell>
          <table:table-cell office:value-type="float" office:value="3149" calcext:value-type="float">
            <text:p>3149</text:p>
          </table:table-cell>
          <table:table-cell table:formula="of:= [.A239]/10000" office:value-type="float" office:value="0.4755" calcext:value-type="float">
            <text:p>0.4755</text:p>
          </table:table-cell>
          <table:table-cell table:formula="of:= 1500*([.C239])^4 - 10200*([.C239])^3 + 23010*([.C239])^2 - 17778*([.C239]) + 4000" office:value-type="float" office:value="-270.799085449908" calcext:value-type="float">
            <text:p>-270.7990854499</text:p>
          </table:table-cell>
        </table:table-row>
        <table:table-row table:style-name="ro1">
          <table:table-cell office:value-type="float" office:value="4775" calcext:value-type="float">
            <text:p>4775</text:p>
          </table:table-cell>
          <table:table-cell office:value-type="float" office:value="3154" calcext:value-type="float">
            <text:p>3154</text:p>
          </table:table-cell>
          <table:table-cell table:formula="of:= [.A240]/10000" office:value-type="float" office:value="0.4775" calcext:value-type="float">
            <text:p>0.4775</text:p>
          </table:table-cell>
          <table:table-cell table:formula="of:= 1500*([.C240])^4 - 10200*([.C240])^3 + 23010*([.C240])^2 - 17778*([.C240]) + 4000" office:value-type="float" office:value="-275.095353066405" calcext:value-type="float">
            <text:p>-275.0953530664</text:p>
          </table:table-cell>
        </table:table-row>
        <table:table-row table:style-name="ro1">
          <table:table-cell office:value-type="float" office:value="4795" calcext:value-type="float">
            <text:p>4795</text:p>
          </table:table-cell>
          <table:table-cell office:value-type="float" office:value="3158" calcext:value-type="float">
            <text:p>3158</text:p>
          </table:table-cell>
          <table:table-cell table:formula="of:= [.A241]/10000" office:value-type="float" office:value="0.4795" calcext:value-type="float">
            <text:p>0.4795</text:p>
          </table:table-cell>
          <table:table-cell table:formula="of:= 1500*([.C241])^4 - 10200*([.C241])^3 + 23010*([.C241])^2 - 17778*([.C241]) + 4000" office:value-type="float" office:value="-279.308016184906" calcext:value-type="float">
            <text:p>-279.3080161849</text:p>
          </table:table-cell>
        </table:table-row>
        <table:table-row table:style-name="ro1">
          <table:table-cell office:value-type="float" office:value="4815" calcext:value-type="float">
            <text:p>4815</text:p>
          </table:table-cell>
          <table:table-cell office:value-type="float" office:value="3163" calcext:value-type="float">
            <text:p>3163</text:p>
          </table:table-cell>
          <table:table-cell table:formula="of:= [.A242]/10000" office:value-type="float" office:value="0.4815" calcext:value-type="float">
            <text:p>0.4815</text:p>
          </table:table-cell>
          <table:table-cell table:formula="of:= 1500*([.C242])^4 - 10200*([.C242])^3 + 23010*([.C242])^2 - 17778*([.C242]) + 4000" office:value-type="float" office:value="-283.437426597407" calcext:value-type="float">
            <text:p>-283.4374265974</text:p>
          </table:table-cell>
        </table:table-row>
        <table:table-row table:style-name="ro1">
          <table:table-cell office:value-type="float" office:value="4836" calcext:value-type="float">
            <text:p>4836</text:p>
          </table:table-cell>
          <table:table-cell office:value-type="float" office:value="3168" calcext:value-type="float">
            <text:p>3168</text:p>
          </table:table-cell>
          <table:table-cell table:formula="of:= [.A243]/10000" office:value-type="float" office:value="0.4836" calcext:value-type="float">
            <text:p>0.4836</text:p>
          </table:table-cell>
          <table:table-cell table:formula="of:= 1500*([.C243])^4 - 10200*([.C243])^3 + 23010*([.C243])^2 - 17778*([.C243]) + 4000" office:value-type="float" office:value="-287.684091093978" calcext:value-type="float">
            <text:p>-287.684091094</text:p>
          </table:table-cell>
        </table:table-row>
        <table:table-row table:style-name="ro1">
          <table:table-cell office:value-type="float" office:value="4856" calcext:value-type="float">
            <text:p>4856</text:p>
          </table:table-cell>
          <table:table-cell office:value-type="float" office:value="3173" calcext:value-type="float">
            <text:p>3173</text:p>
          </table:table-cell>
          <table:table-cell table:formula="of:= [.A244]/10000" office:value-type="float" office:value="0.4856" calcext:value-type="float">
            <text:p>0.4856</text:p>
          </table:table-cell>
          <table:table-cell table:formula="of:= 1500*([.C244])^4 - 10200*([.C244])^3 + 23010*([.C244])^2 - 17778*([.C244]) + 4000" office:value-type="float" office:value="-291.643930817945" calcext:value-type="float">
            <text:p>-291.6439308179</text:p>
          </table:table-cell>
        </table:table-row>
        <table:table-row table:style-name="ro1">
          <table:table-cell office:value-type="float" office:value="4876" calcext:value-type="float">
            <text:p>4876</text:p>
          </table:table-cell>
          <table:table-cell office:value-type="float" office:value="3178" calcext:value-type="float">
            <text:p>3178</text:p>
          </table:table-cell>
          <table:table-cell table:formula="of:= [.A245]/10000" office:value-type="float" office:value="0.4876" calcext:value-type="float">
            <text:p>0.4876</text:p>
          </table:table-cell>
          <table:table-cell table:formula="of:= 1500*([.C245])^4 - 10200*([.C245])^3 + 23010*([.C245])^2 - 17778*([.C245]) + 4000" office:value-type="float" office:value="-295.521587243993" calcext:value-type="float">
            <text:p>-295.521587244</text:p>
          </table:table-cell>
        </table:table-row>
        <table:table-row table:style-name="ro1">
          <table:table-cell office:value-type="float" office:value="4896" calcext:value-type="float">
            <text:p>4896</text:p>
          </table:table-cell>
          <table:table-cell office:value-type="float" office:value="3183" calcext:value-type="float">
            <text:p>3183</text:p>
          </table:table-cell>
          <table:table-cell table:formula="of:= [.A246]/10000" office:value-type="float" office:value="0.4896" calcext:value-type="float">
            <text:p>0.4896</text:p>
          </table:table-cell>
          <table:table-cell table:formula="of:= 1500*([.C246])^4 - 10200*([.C246])^3 + 23010*([.C246])^2 - 17778*([.C246]) + 4000" office:value-type="float" office:value="-299.317409831322" calcext:value-type="float">
            <text:p>-299.3174098313</text:p>
          </table:table-cell>
        </table:table-row>
        <table:table-row table:style-name="ro1">
          <table:table-cell office:value-type="float" office:value="4916" calcext:value-type="float">
            <text:p>4916</text:p>
          </table:table-cell>
          <table:table-cell office:value-type="float" office:value="3188" calcext:value-type="float">
            <text:p>3188</text:p>
          </table:table-cell>
          <table:table-cell table:formula="of:= [.A247]/10000" office:value-type="float" office:value="0.4916" calcext:value-type="float">
            <text:p>0.4916</text:p>
          </table:table-cell>
          <table:table-cell table:formula="of:= 1500*([.C247])^4 - 10200*([.C247])^3 + 23010*([.C247])^2 - 17778*([.C247]) + 4000" office:value-type="float" office:value="-303.03174746313" calcext:value-type="float">
            <text:p>-303.0317474631</text:p>
          </table:table-cell>
        </table:table-row>
        <table:table-row table:style-name="ro1">
          <table:table-cell office:value-type="float" office:value="4936" calcext:value-type="float">
            <text:p>4936</text:p>
          </table:table-cell>
          <table:table-cell office:value-type="float" office:value="3194" calcext:value-type="float">
            <text:p>3194</text:p>
          </table:table-cell>
          <table:table-cell table:formula="of:= [.A248]/10000" office:value-type="float" office:value="0.4936" calcext:value-type="float">
            <text:p>0.4936</text:p>
          </table:table-cell>
          <table:table-cell table:formula="of:= 1500*([.C248])^4 - 10200*([.C248])^3 + 23010*([.C248])^2 - 17778*([.C248]) + 4000" office:value-type="float" office:value="-306.664948446616" calcext:value-type="float">
            <text:p>-306.6649484466</text:p>
          </table:table-cell>
        </table:table-row>
        <table:table-row table:style-name="ro1">
          <table:table-cell office:value-type="float" office:value="4956" calcext:value-type="float">
            <text:p>4956</text:p>
          </table:table-cell>
          <table:table-cell office:value-type="float" office:value="3198" calcext:value-type="float">
            <text:p>3198</text:p>
          </table:table-cell>
          <table:table-cell table:formula="of:= [.A249]/10000" office:value-type="float" office:value="0.4956" calcext:value-type="float">
            <text:p>0.4956</text:p>
          </table:table-cell>
          <table:table-cell table:formula="of:= 1500*([.C249])^4 - 10200*([.C249])^3 + 23010*([.C249])^2 - 17778*([.C249]) + 4000" office:value-type="float" office:value="-310.217360512986" calcext:value-type="float">
            <text:p>-310.217360513</text:p>
          </table:table-cell>
        </table:table-row>
        <table:table-row table:style-name="ro1">
          <table:table-cell office:value-type="float" office:value="4976" calcext:value-type="float">
            <text:p>4976</text:p>
          </table:table-cell>
          <table:table-cell office:value-type="float" office:value="3203" calcext:value-type="float">
            <text:p>3203</text:p>
          </table:table-cell>
          <table:table-cell table:formula="of:= [.A250]/10000" office:value-type="float" office:value="0.4976" calcext:value-type="float">
            <text:p>0.4976</text:p>
          </table:table-cell>
          <table:table-cell table:formula="of:= 1500*([.C250])^4 - 10200*([.C250])^3 + 23010*([.C250])^2 - 17778*([.C250]) + 4000" office:value-type="float" office:value="-313.689330817434" calcext:value-type="float">
            <text:p>-313.6893308174</text:p>
          </table:table-cell>
        </table:table-row>
        <table:table-row table:style-name="ro1">
          <table:table-cell office:value-type="float" office:value="4996" calcext:value-type="float">
            <text:p>4996</text:p>
          </table:table-cell>
          <table:table-cell office:value-type="float" office:value="3209" calcext:value-type="float">
            <text:p>3209</text:p>
          </table:table-cell>
          <table:table-cell table:formula="of:= [.A251]/10000" office:value-type="float" office:value="0.4996" calcext:value-type="float">
            <text:p>0.4996</text:p>
          </table:table-cell>
          <table:table-cell table:formula="of:= 1500*([.C251])^4 - 10200*([.C251])^3 + 23010*([.C251])^2 - 17778*([.C251]) + 4000" office:value-type="float" office:value="-317.081205939163" calcext:value-type="float">
            <text:p>-317.0812059392</text:p>
          </table:table-cell>
        </table:table-row>
        <table:table-row table:style-name="ro1">
          <table:table-cell office:value-type="float" office:value="5016" calcext:value-type="float">
            <text:p>5016</text:p>
          </table:table-cell>
          <table:table-cell office:value-type="float" office:value="3214" calcext:value-type="float">
            <text:p>3214</text:p>
          </table:table-cell>
          <table:table-cell table:formula="of:= [.A252]/10000" office:value-type="float" office:value="0.5016" calcext:value-type="float">
            <text:p>0.5016</text:p>
          </table:table-cell>
          <table:table-cell table:formula="of:= 1500*([.C252])^4 - 10200*([.C252])^3 + 23010*([.C252])^2 - 17778*([.C252]) + 4000" office:value-type="float" office:value="-320.393331881371" calcext:value-type="float">
            <text:p>-320.3933318814</text:p>
          </table:table-cell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3219" calcext:value-type="float">
            <text:p>3219</text:p>
          </table:table-cell>
          <table:table-cell table:formula="of:= [.A253]/10000" office:value-type="float" office:value="0.5036" calcext:value-type="float">
            <text:p>0.5036</text:p>
          </table:table-cell>
          <table:table-cell table:formula="of:= 1500*([.C253])^4 - 10200*([.C253])^3 + 23010*([.C253])^2 - 17778*([.C253]) + 4000" office:value-type="float" office:value="-323.626054071257" calcext:value-type="float">
            <text:p>-323.6260540713</text:p>
          </table:table-cell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float" office:value="3225" calcext:value-type="float">
            <text:p>3225</text:p>
          </table:table-cell>
          <table:table-cell table:formula="of:= [.A254]/10000" office:value-type="float" office:value="0.5056" calcext:value-type="float">
            <text:p>0.5056</text:p>
          </table:table-cell>
          <table:table-cell table:formula="of:= 1500*([.C254])^4 - 10200*([.C254])^3 + 23010*([.C254])^2 - 17778*([.C254]) + 4000" office:value-type="float" office:value="-326.779717360026" calcext:value-type="float">
            <text:p>-326.77971736</text:p>
          </table:table-cell>
        </table:table-row>
        <table:table-row table:style-name="ro1">
          <table:table-cell office:value-type="float" office:value="5076" calcext:value-type="float">
            <text:p>5076</text:p>
          </table:table-cell>
          <table:table-cell office:value-type="float" office:value="3231" calcext:value-type="float">
            <text:p>3231</text:p>
          </table:table-cell>
          <table:table-cell table:formula="of:= [.A255]/10000" office:value-type="float" office:value="0.5076" calcext:value-type="float">
            <text:p>0.5076</text:p>
          </table:table-cell>
          <table:table-cell table:formula="of:= 1500*([.C255])^4 - 10200*([.C255])^3 + 23010*([.C255])^2 - 17778*([.C255]) + 4000" office:value-type="float" office:value="-329.854666022873" calcext:value-type="float">
            <text:p>-329.8546660229</text:p>
          </table:table-cell>
        </table:table-row>
        <table:table-row table:style-name="ro1">
          <table:table-cell office:value-type="float" office:value="5096" calcext:value-type="float">
            <text:p>5096</text:p>
          </table:table-cell>
          <table:table-cell office:value-type="float" office:value="3236" calcext:value-type="float">
            <text:p>3236</text:p>
          </table:table-cell>
          <table:table-cell table:formula="of:= [.A256]/10000" office:value-type="float" office:value="0.5096" calcext:value-type="float">
            <text:p>0.5096</text:p>
          </table:table-cell>
          <table:table-cell table:formula="of:= 1500*([.C256])^4 - 10200*([.C256])^3 + 23010*([.C256])^2 - 17778*([.C256]) + 4000" office:value-type="float" office:value="-332.851243759002" calcext:value-type="float">
            <text:p>-332.851243759</text:p>
          </table:table-cell>
        </table:table-row>
        <table:table-row table:style-name="ro1">
          <table:table-cell office:value-type="float" office:value="5116" calcext:value-type="float">
            <text:p>5116</text:p>
          </table:table-cell>
          <table:table-cell office:value-type="float" office:value="3241" calcext:value-type="float">
            <text:p>3241</text:p>
          </table:table-cell>
          <table:table-cell table:formula="of:= [.A257]/10000" office:value-type="float" office:value="0.5116" calcext:value-type="float">
            <text:p>0.5116</text:p>
          </table:table-cell>
          <table:table-cell table:formula="of:= 1500*([.C257])^4 - 10200*([.C257])^3 + 23010*([.C257])^2 - 17778*([.C257]) + 4000" office:value-type="float" office:value="-335.76979369161" calcext:value-type="float">
            <text:p>-335.7697936916</text:p>
          </table:table-cell>
        </table:table-row>
        <table:table-row table:style-name="ro1">
          <table:table-cell office:value-type="float" office:value="5136" calcext:value-type="float">
            <text:p>5136</text:p>
          </table:table-cell>
          <table:table-cell office:value-type="float" office:value="3247" calcext:value-type="float">
            <text:p>3247</text:p>
          </table:table-cell>
          <table:table-cell table:formula="of:= [.A258]/10000" office:value-type="float" office:value="0.5136" calcext:value-type="float">
            <text:p>0.5136</text:p>
          </table:table-cell>
          <table:table-cell table:formula="of:= 1500*([.C258])^4 - 10200*([.C258])^3 + 23010*([.C258])^2 - 17778*([.C258]) + 4000" office:value-type="float" office:value="-338.610658367897" calcext:value-type="float">
            <text:p>-338.6106583679</text:p>
          </table:table-cell>
        </table:table-row>
        <table:table-row table:style-name="ro1">
          <table:table-cell office:value-type="float" office:value="5156" calcext:value-type="float">
            <text:p>5156</text:p>
          </table:table-cell>
          <table:table-cell office:value-type="float" office:value="3253" calcext:value-type="float">
            <text:p>3253</text:p>
          </table:table-cell>
          <table:table-cell table:formula="of:= [.A259]/10000" office:value-type="float" office:value="0.5156" calcext:value-type="float">
            <text:p>0.5156</text:p>
          </table:table-cell>
          <table:table-cell table:formula="of:= 1500*([.C259])^4 - 10200*([.C259])^3 + 23010*([.C259])^2 - 17778*([.C259]) + 4000" office:value-type="float" office:value="-341.374179759065" calcext:value-type="float">
            <text:p>-341.3741797591</text:p>
          </table:table-cell>
        </table:table-row>
        <table:table-row table:style-name="ro1">
          <table:table-cell office:value-type="float" office:value="5176" calcext:value-type="float">
            <text:p>5176</text:p>
          </table:table-cell>
          <table:table-cell office:value-type="float" office:value="3258" calcext:value-type="float">
            <text:p>3258</text:p>
          </table:table-cell>
          <table:table-cell table:formula="of:= [.A260]/10000" office:value-type="float" office:value="0.5176" calcext:value-type="float">
            <text:p>0.5176</text:p>
          </table:table-cell>
          <table:table-cell table:formula="of:= 1500*([.C260])^4 - 10200*([.C260])^3 + 23010*([.C260])^2 - 17778*([.C260]) + 4000" office:value-type="float" office:value="-344.060699260313" calcext:value-type="float">
            <text:p>-344.0606992603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float" office:value="3264" calcext:value-type="float">
            <text:p>3264</text:p>
          </table:table-cell>
          <table:table-cell table:formula="of:= [.A261]/10000" office:value-type="float" office:value="0.5196" calcext:value-type="float">
            <text:p>0.5196</text:p>
          </table:table-cell>
          <table:table-cell table:formula="of:= 1500*([.C261])^4 - 10200*([.C261])^3 + 23010*([.C261])^2 - 17778*([.C261]) + 4000" office:value-type="float" office:value="-346.670557690841" calcext:value-type="float">
            <text:p>-346.6705576908</text:p>
          </table:table-cell>
        </table:table-row>
        <table:table-row table:style-name="ro1">
          <table:table-cell office:value-type="float" office:value="5216" calcext:value-type="float">
            <text:p>5216</text:p>
          </table:table-cell>
          <table:table-cell office:value-type="float" office:value="3269" calcext:value-type="float">
            <text:p>3269</text:p>
          </table:table-cell>
          <table:table-cell table:formula="of:= [.A262]/10000" office:value-type="float" office:value="0.5216" calcext:value-type="float">
            <text:p>0.5216</text:p>
          </table:table-cell>
          <table:table-cell table:formula="of:= 1500*([.C262])^4 - 10200*([.C262])^3 + 23010*([.C262])^2 - 17778*([.C262]) + 4000" office:value-type="float" office:value="-349.204095293849" calcext:value-type="float">
            <text:p>-349.2040952938</text:p>
          </table:table-cell>
        </table:table-row>
        <table:table-row table:style-name="ro1">
          <table:table-cell office:value-type="float" office:value="5236" calcext:value-type="float">
            <text:p>5236</text:p>
          </table:table-cell>
          <table:table-cell office:value-type="float" office:value="3275" calcext:value-type="float">
            <text:p>3275</text:p>
          </table:table-cell>
          <table:table-cell table:formula="of:= [.A263]/10000" office:value-type="float" office:value="0.5236" calcext:value-type="float">
            <text:p>0.5236</text:p>
          </table:table-cell>
          <table:table-cell table:formula="of:= 1500*([.C263])^4 - 10200*([.C263])^3 + 23010*([.C263])^2 - 17778*([.C263]) + 4000" office:value-type="float" office:value="-351.661651736537" calcext:value-type="float">
            <text:p>-351.6616517365</text:p>
          </table:table-cell>
        </table:table-row>
        <table:table-row table:style-name="ro1">
          <table:table-cell office:value-type="float" office:value="5256" calcext:value-type="float">
            <text:p>5256</text:p>
          </table:table-cell>
          <table:table-cell office:value-type="float" office:value="3281" calcext:value-type="float">
            <text:p>3281</text:p>
          </table:table-cell>
          <table:table-cell table:formula="of:= [.A264]/10000" office:value-type="float" office:value="0.5256" calcext:value-type="float">
            <text:p>0.5256</text:p>
          </table:table-cell>
          <table:table-cell table:formula="of:= 1500*([.C264])^4 - 10200*([.C264])^3 + 23010*([.C264])^2 - 17778*([.C264]) + 4000" office:value-type="float" office:value="-354.043566110107" calcext:value-type="float">
            <text:p>-354.0435661101</text:p>
          </table:table-cell>
        </table:table-row>
        <table:table-row table:style-name="ro1">
          <table:table-cell office:value-type="float" office:value="5276" calcext:value-type="float">
            <text:p>5276</text:p>
          </table:table-cell>
          <table:table-cell office:value-type="float" office:value="3287" calcext:value-type="float">
            <text:p>3287</text:p>
          </table:table-cell>
          <table:table-cell table:formula="of:= [.A265]/10000" office:value-type="float" office:value="0.5276" calcext:value-type="float">
            <text:p>0.5276</text:p>
          </table:table-cell>
          <table:table-cell table:formula="of:= 1500*([.C265])^4 - 10200*([.C265])^3 + 23010*([.C265])^2 - 17778*([.C265]) + 4000" office:value-type="float" office:value="-356.350176929753" calcext:value-type="float">
            <text:p>-356.3501769298</text:p>
          </table:table-cell>
        </table:table-row>
        <table:table-row table:style-name="ro1">
          <table:table-cell office:value-type="float" office:value="5296" calcext:value-type="float">
            <text:p>5296</text:p>
          </table:table-cell>
          <table:table-cell office:value-type="float" office:value="3292" calcext:value-type="float">
            <text:p>3292</text:p>
          </table:table-cell>
          <table:table-cell table:formula="of:= [.A266]/10000" office:value-type="float" office:value="0.5296" calcext:value-type="float">
            <text:p>0.5296</text:p>
          </table:table-cell>
          <table:table-cell table:formula="of:= 1500*([.C266])^4 - 10200*([.C266])^3 + 23010*([.C266])^2 - 17778*([.C266]) + 4000" office:value-type="float" office:value="-358.581822134681" calcext:value-type="float">
            <text:p>-358.5818221347</text:p>
          </table:table-cell>
        </table:table-row>
        <table:table-row table:style-name="ro1">
          <table:table-cell office:value-type="float" office:value="5316" calcext:value-type="float">
            <text:p>5316</text:p>
          </table:table-cell>
          <table:table-cell office:value-type="float" office:value="3298" calcext:value-type="float">
            <text:p>3298</text:p>
          </table:table-cell>
          <table:table-cell table:formula="of:= [.A267]/10000" office:value-type="float" office:value="0.5316" calcext:value-type="float">
            <text:p>0.5316</text:p>
          </table:table-cell>
          <table:table-cell table:formula="of:= 1500*([.C267])^4 - 10200*([.C267])^3 + 23010*([.C267])^2 - 17778*([.C267]) + 4000" office:value-type="float" office:value="-360.738839088091" calcext:value-type="float">
            <text:p>-360.7388390881</text:p>
          </table:table-cell>
        </table:table-row>
        <table:table-row table:style-name="ro1">
          <table:table-cell office:value-type="float" office:value="5336" calcext:value-type="float">
            <text:p>5336</text:p>
          </table:table-cell>
          <table:table-cell office:value-type="float" office:value="3304" calcext:value-type="float">
            <text:p>3304</text:p>
          </table:table-cell>
          <table:table-cell table:formula="of:= [.A268]/10000" office:value-type="float" office:value="0.5336" calcext:value-type="float">
            <text:p>0.5336</text:p>
          </table:table-cell>
          <table:table-cell table:formula="of:= 1500*([.C268])^4 - 10200*([.C268])^3 + 23010*([.C268])^2 - 17778*([.C268]) + 4000" office:value-type="float" office:value="-362.821564577178" calcext:value-type="float">
            <text:p>-362.8215645772</text:p>
          </table:table-cell>
        </table:table-row>
        <table:table-row table:style-name="ro1">
          <table:table-cell office:value-type="float" office:value="5356" calcext:value-type="float">
            <text:p>5356</text:p>
          </table:table-cell>
          <table:table-cell office:value-type="float" office:value="3310" calcext:value-type="float">
            <text:p>3310</text:p>
          </table:table-cell>
          <table:table-cell table:formula="of:= [.A269]/10000" office:value-type="float" office:value="0.5356" calcext:value-type="float">
            <text:p>0.5356</text:p>
          </table:table-cell>
          <table:table-cell table:formula="of:= 1500*([.C269])^4 - 10200*([.C269])^3 + 23010*([.C269])^2 - 17778*([.C269]) + 4000" office:value-type="float" office:value="-364.830334813145" calcext:value-type="float">
            <text:p>-364.8303348131</text:p>
          </table:table-cell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float" office:value="3316" calcext:value-type="float">
            <text:p>3316</text:p>
          </table:table-cell>
          <table:table-cell table:formula="of:= [.A270]/10000" office:value-type="float" office:value="0.5376" calcext:value-type="float">
            <text:p>0.5376</text:p>
          </table:table-cell>
          <table:table-cell table:formula="of:= 1500*([.C270])^4 - 10200*([.C270])^3 + 23010*([.C270])^2 - 17778*([.C270]) + 4000" office:value-type="float" office:value="-366.765485431193" calcext:value-type="float">
            <text:p>-366.7654854312</text:p>
          </table:table-cell>
        </table:table-row>
        <table:table-row table:style-name="ro1">
          <table:table-cell office:value-type="float" office:value="5396" calcext:value-type="float">
            <text:p>5396</text:p>
          </table:table-cell>
          <table:table-cell office:value-type="float" office:value="3323" calcext:value-type="float">
            <text:p>3323</text:p>
          </table:table-cell>
          <table:table-cell table:formula="of:= [.A271]/10000" office:value-type="float" office:value="0.5396" calcext:value-type="float">
            <text:p>0.5396</text:p>
          </table:table-cell>
          <table:table-cell table:formula="of:= 1500*([.C271])^4 - 10200*([.C271])^3 + 23010*([.C271])^2 - 17778*([.C271]) + 4000" office:value-type="float" office:value="-368.627351490522" calcext:value-type="float">
            <text:p>-368.6273514905</text:p>
          </table:table-cell>
        </table:table-row>
        <table:table-row table:style-name="ro1">
          <table:table-cell office:value-type="float" office:value="5416" calcext:value-type="float">
            <text:p>5416</text:p>
          </table:table-cell>
          <table:table-cell office:value-type="float" office:value="3328" calcext:value-type="float">
            <text:p>3328</text:p>
          </table:table-cell>
          <table:table-cell table:formula="of:= [.A272]/10000" office:value-type="float" office:value="0.5416" calcext:value-type="float">
            <text:p>0.5416</text:p>
          </table:table-cell>
          <table:table-cell table:formula="of:= 1500*([.C272])^4 - 10200*([.C272])^3 + 23010*([.C272])^2 - 17778*([.C272]) + 4000" office:value-type="float" office:value="-370.41626747433" calcext:value-type="float">
            <text:p>-370.4162674743</text:p>
          </table:table-cell>
        </table:table-row>
        <table:table-row table:style-name="ro1">
          <table:table-cell office:value-type="float" office:value="5436" calcext:value-type="float">
            <text:p>5436</text:p>
          </table:table-cell>
          <table:table-cell office:value-type="float" office:value="3335" calcext:value-type="float">
            <text:p>3335</text:p>
          </table:table-cell>
          <table:table-cell table:formula="of:= [.A273]/10000" office:value-type="float" office:value="0.5436" calcext:value-type="float">
            <text:p>0.5436</text:p>
          </table:table-cell>
          <table:table-cell table:formula="of:= 1500*([.C273])^4 - 10200*([.C273])^3 + 23010*([.C273])^2 - 17778*([.C273]) + 4000" office:value-type="float" office:value="-372.132567289816" calcext:value-type="float">
            <text:p>-372.1325672898</text:p>
          </table:table-cell>
        </table:table-row>
        <table:table-row table:style-name="ro1">
          <table:table-cell office:value-type="float" office:value="5456" calcext:value-type="float">
            <text:p>5456</text:p>
          </table:table-cell>
          <table:table-cell office:value-type="float" office:value="3340" calcext:value-type="float">
            <text:p>3340</text:p>
          </table:table-cell>
          <table:table-cell table:formula="of:= [.A274]/10000" office:value-type="float" office:value="0.5456" calcext:value-type="float">
            <text:p>0.5456</text:p>
          </table:table-cell>
          <table:table-cell table:formula="of:= 1500*([.C274])^4 - 10200*([.C274])^3 + 23010*([.C274])^2 - 17778*([.C274]) + 4000" office:value-type="float" office:value="-373.776584268186" calcext:value-type="float">
            <text:p>-373.7765842682</text:p>
          </table:table-cell>
        </table:table-row>
        <table:table-row table:style-name="ro1">
          <table:table-cell office:value-type="float" office:value="5476" calcext:value-type="float">
            <text:p>5476</text:p>
          </table:table-cell>
          <table:table-cell office:value-type="float" office:value="3346" calcext:value-type="float">
            <text:p>3346</text:p>
          </table:table-cell>
          <table:table-cell table:formula="of:= [.A275]/10000" office:value-type="float" office:value="0.5476" calcext:value-type="float">
            <text:p>0.5476</text:p>
          </table:table-cell>
          <table:table-cell table:formula="of:= 1500*([.C275])^4 - 10200*([.C275])^3 + 23010*([.C275])^2 - 17778*([.C275]) + 4000" office:value-type="float" office:value="-375.348651164633" calcext:value-type="float">
            <text:p>-375.3486511646</text:p>
          </table:table-cell>
        </table:table-row>
        <table:table-row table:style-name="ro1">
          <table:table-cell office:value-type="float" office:value="5496" calcext:value-type="float">
            <text:p>5496</text:p>
          </table:table-cell>
          <table:table-cell office:value-type="float" office:value="3353" calcext:value-type="float">
            <text:p>3353</text:p>
          </table:table-cell>
          <table:table-cell table:formula="of:= [.A276]/10000" office:value-type="float" office:value="0.5496" calcext:value-type="float">
            <text:p>0.5496</text:p>
          </table:table-cell>
          <table:table-cell table:formula="of:= 1500*([.C276])^4 - 10200*([.C276])^3 + 23010*([.C276])^2 - 17778*([.C276]) + 4000" office:value-type="float" office:value="-376.849100158362" calcext:value-type="float">
            <text:p>-376.8491001584</text:p>
          </table:table-cell>
        </table:table-row>
        <table:table-row table:style-name="ro1">
          <table:table-cell office:value-type="float" office:value="5516" calcext:value-type="float">
            <text:p>5516</text:p>
          </table:table-cell>
          <table:table-cell office:value-type="float" office:value="3359" calcext:value-type="float">
            <text:p>3359</text:p>
          </table:table-cell>
          <table:table-cell table:formula="of:= [.A277]/10000" office:value-type="float" office:value="0.5516" calcext:value-type="float">
            <text:p>0.5516</text:p>
          </table:table-cell>
          <table:table-cell table:formula="of:= 1500*([.C277])^4 - 10200*([.C277])^3 + 23010*([.C277])^2 - 17778*([.C277]) + 4000" office:value-type="float" office:value="-378.278262852569" calcext:value-type="float">
            <text:p>-378.2782628526</text:p>
          </table:table-cell>
        </table:table-row>
        <table:table-row table:style-name="ro1">
          <table:table-cell office:value-type="float" office:value="5536" calcext:value-type="float">
            <text:p>5536</text:p>
          </table:table-cell>
          <table:table-cell office:value-type="float" office:value="3366" calcext:value-type="float">
            <text:p>3366</text:p>
          </table:table-cell>
          <table:table-cell table:formula="of:= [.A278]/10000" office:value-type="float" office:value="0.5536" calcext:value-type="float">
            <text:p>0.5536</text:p>
          </table:table-cell>
          <table:table-cell table:formula="of:= 1500*([.C278])^4 - 10200*([.C278])^3 + 23010*([.C278])^2 - 17778*([.C278]) + 4000" office:value-type="float" office:value="-379.636470274458" calcext:value-type="float">
            <text:p>-379.6364702745</text:p>
          </table:table-cell>
        </table:table-row>
        <table:table-row table:style-name="ro1">
          <table:table-cell office:value-type="float" office:value="5556" calcext:value-type="float">
            <text:p>5556</text:p>
          </table:table-cell>
          <table:table-cell office:value-type="float" office:value="3372" calcext:value-type="float">
            <text:p>3372</text:p>
          </table:table-cell>
          <table:table-cell table:formula="of:= [.A279]/10000" office:value-type="float" office:value="0.5556" calcext:value-type="float">
            <text:p>0.5556</text:p>
          </table:table-cell>
          <table:table-cell table:formula="of:= 1500*([.C279])^4 - 10200*([.C279])^3 + 23010*([.C279])^2 - 17778*([.C279]) + 4000" office:value-type="float" office:value="-380.924052875226" calcext:value-type="float">
            <text:p>-380.9240528752</text:p>
          </table:table-cell>
        </table:table-row>
        <table:table-row table:style-name="ro1">
          <table:table-cell office:value-type="float" office:value="5576" calcext:value-type="float">
            <text:p>5576</text:p>
          </table:table-cell>
          <table:table-cell office:value-type="float" office:value="3378" calcext:value-type="float">
            <text:p>3378</text:p>
          </table:table-cell>
          <table:table-cell table:formula="of:= [.A280]/10000" office:value-type="float" office:value="0.5576" calcext:value-type="float">
            <text:p>0.5576</text:p>
          </table:table-cell>
          <table:table-cell table:formula="of:= 1500*([.C280])^4 - 10200*([.C280])^3 + 23010*([.C280])^2 - 17778*([.C280]) + 4000" office:value-type="float" office:value="-382.141340530074" calcext:value-type="float">
            <text:p>-382.1413405301</text:p>
          </table:table-cell>
        </table:table-row>
        <table:table-row table:style-name="ro1">
          <table:table-cell office:value-type="float" office:value="5596" calcext:value-type="float">
            <text:p>5596</text:p>
          </table:table-cell>
          <table:table-cell office:value-type="float" office:value="3385" calcext:value-type="float">
            <text:p>3385</text:p>
          </table:table-cell>
          <table:table-cell table:formula="of:= [.A281]/10000" office:value-type="float" office:value="0.5596" calcext:value-type="float">
            <text:p>0.5596</text:p>
          </table:table-cell>
          <table:table-cell table:formula="of:= 1500*([.C281])^4 - 10200*([.C281])^3 + 23010*([.C281])^2 - 17778*([.C281]) + 4000" office:value-type="float" office:value="-383.288662538202" calcext:value-type="float">
            <text:p>-383.2886625382</text:p>
          </table:table-cell>
        </table:table-row>
        <table:table-row table:style-name="ro1">
          <table:table-cell office:value-type="float" office:value="5616" calcext:value-type="float">
            <text:p>5616</text:p>
          </table:table-cell>
          <table:table-cell office:value-type="float" office:value="3391" calcext:value-type="float">
            <text:p>3391</text:p>
          </table:table-cell>
          <table:table-cell table:formula="of:= [.A282]/10000" office:value-type="float" office:value="0.5616" calcext:value-type="float">
            <text:p>0.5616</text:p>
          </table:table-cell>
          <table:table-cell table:formula="of:= 1500*([.C282])^4 - 10200*([.C282])^3 + 23010*([.C282])^2 - 17778*([.C282]) + 4000" office:value-type="float" office:value="-384.366347622808" calcext:value-type="float">
            <text:p>-384.3663476228</text:p>
          </table:table-cell>
        </table:table-row>
        <table:table-row table:style-name="ro1">
          <table:table-cell office:value-type="float" office:value="5636" calcext:value-type="float">
            <text:p>5636</text:p>
          </table:table-cell>
          <table:table-cell office:value-type="float" office:value="3398" calcext:value-type="float">
            <text:p>3398</text:p>
          </table:table-cell>
          <table:table-cell table:formula="of:= [.A283]/10000" office:value-type="float" office:value="0.5636" calcext:value-type="float">
            <text:p>0.5636</text:p>
          </table:table-cell>
          <table:table-cell table:formula="of:= 1500*([.C283])^4 - 10200*([.C283])^3 + 23010*([.C283])^2 - 17778*([.C283]) + 4000" office:value-type="float" office:value="-385.374723931098" calcext:value-type="float">
            <text:p>-385.3747239311</text:p>
          </table:table-cell>
        </table:table-row>
        <table:table-row table:style-name="ro1">
          <table:table-cell office:value-type="float" office:value="5656" calcext:value-type="float">
            <text:p>5656</text:p>
          </table:table-cell>
          <table:table-cell office:value-type="float" office:value="3404" calcext:value-type="float">
            <text:p>3404</text:p>
          </table:table-cell>
          <table:table-cell table:formula="of:= [.A284]/10000" office:value-type="float" office:value="0.5656" calcext:value-type="float">
            <text:p>0.5656</text:p>
          </table:table-cell>
          <table:table-cell table:formula="of:= 1500*([.C284])^4 - 10200*([.C284])^3 + 23010*([.C284])^2 - 17778*([.C284]) + 4000" office:value-type="float" office:value="-386.314119034267" calcext:value-type="float">
            <text:p>-386.3141190343</text:p>
          </table:table-cell>
        </table:table-row>
        <table:table-row table:style-name="ro1">
          <table:table-cell office:value-type="float" office:value="5676" calcext:value-type="float">
            <text:p>5676</text:p>
          </table:table-cell>
          <table:table-cell office:value-type="float" office:value="3411" calcext:value-type="float">
            <text:p>3411</text:p>
          </table:table-cell>
          <table:table-cell table:formula="of:= [.A285]/10000" office:value-type="float" office:value="0.5676" calcext:value-type="float">
            <text:p>0.5676</text:p>
          </table:table-cell>
          <table:table-cell table:formula="of:= 1500*([.C285])^4 - 10200*([.C285])^3 + 23010*([.C285])^2 - 17778*([.C285]) + 4000" office:value-type="float" office:value="-387.184859927514" calcext:value-type="float">
            <text:p>-387.1848599275</text:p>
          </table:table-cell>
        </table:table-row>
        <table:table-row table:style-name="ro1">
          <table:table-cell office:value-type="float" office:value="5696" calcext:value-type="float">
            <text:p>5696</text:p>
          </table:table-cell>
          <table:table-cell office:value-type="float" office:value="3417" calcext:value-type="float">
            <text:p>3417</text:p>
          </table:table-cell>
          <table:table-cell table:formula="of:= [.A286]/10000" office:value-type="float" office:value="0.5696" calcext:value-type="float">
            <text:p>0.5696</text:p>
          </table:table-cell>
          <table:table-cell table:formula="of:= 1500*([.C286])^4 - 10200*([.C286])^3 + 23010*([.C286])^2 - 17778*([.C286]) + 4000" office:value-type="float" office:value="-387.987273030042" calcext:value-type="float">
            <text:p>-387.98727303</text:p>
          </table:table-cell>
        </table:table-row>
        <table:table-row table:style-name="ro1">
          <table:table-cell office:value-type="float" office:value="5716" calcext:value-type="float">
            <text:p>5716</text:p>
          </table:table-cell>
          <table:table-cell office:value-type="float" office:value="3424" calcext:value-type="float">
            <text:p>3424</text:p>
          </table:table-cell>
          <table:table-cell table:formula="of:= [.A287]/10000" office:value-type="float" office:value="0.5716" calcext:value-type="float">
            <text:p>0.5716</text:p>
          </table:table-cell>
          <table:table-cell table:formula="of:= 1500*([.C287])^4 - 10200*([.C287])^3 + 23010*([.C287])^2 - 17778*([.C287]) + 4000" office:value-type="float" office:value="-388.721684185049" calcext:value-type="float">
            <text:p>-388.7216841851</text:p>
          </table:table-cell>
        </table:table-row>
        <table:table-row table:style-name="ro1">
          <table:table-cell office:value-type="float" office:value="5736" calcext:value-type="float">
            <text:p>5736</text:p>
          </table:table-cell>
          <table:table-cell office:value-type="float" office:value="3430" calcext:value-type="float">
            <text:p>3430</text:p>
          </table:table-cell>
          <table:table-cell table:formula="of:= [.A288]/10000" office:value-type="float" office:value="0.5736" calcext:value-type="float">
            <text:p>0.5736</text:p>
          </table:table-cell>
          <table:table-cell table:formula="of:= 1500*([.C288])^4 - 10200*([.C288])^3 + 23010*([.C288])^2 - 17778*([.C288]) + 4000" office:value-type="float" office:value="-389.388418659737" calcext:value-type="float">
            <text:p>-389.3884186597</text:p>
          </table:table-cell>
        </table:table-row>
        <table:table-row table:style-name="ro1">
          <table:table-cell office:value-type="float" office:value="5756" calcext:value-type="float">
            <text:p>5756</text:p>
          </table:table-cell>
          <table:table-cell office:value-type="float" office:value="3437" calcext:value-type="float">
            <text:p>3437</text:p>
          </table:table-cell>
          <table:table-cell table:formula="of:= [.A289]/10000" office:value-type="float" office:value="0.5756" calcext:value-type="float">
            <text:p>0.5756</text:p>
          </table:table-cell>
          <table:table-cell table:formula="of:= 1500*([.C289])^4 - 10200*([.C289])^3 + 23010*([.C289])^2 - 17778*([.C289]) + 4000" office:value-type="float" office:value="-389.987801145306" calcext:value-type="float">
            <text:p>-389.9878011453</text:p>
          </table:table-cell>
        </table:table-row>
        <table:table-row table:style-name="ro1">
          <table:table-cell office:value-type="float" office:value="5776" calcext:value-type="float">
            <text:p>5776</text:p>
          </table:table-cell>
          <table:table-cell office:value-type="float" office:value="3444" calcext:value-type="float">
            <text:p>3444</text:p>
          </table:table-cell>
          <table:table-cell table:formula="of:= [.A290]/10000" office:value-type="float" office:value="0.5776" calcext:value-type="float">
            <text:p>0.5776</text:p>
          </table:table-cell>
          <table:table-cell table:formula="of:= 1500*([.C290])^4 - 10200*([.C290])^3 + 23010*([.C290])^2 - 17778*([.C290]) + 4000" office:value-type="float" office:value="-390.520155756953" calcext:value-type="float">
            <text:p>-390.520155757</text:p>
          </table:table-cell>
        </table:table-row>
        <table:table-row table:style-name="ro1">
          <table:table-cell office:value-type="float" office:value="5796" calcext:value-type="float">
            <text:p>5796</text:p>
          </table:table-cell>
          <table:table-cell office:value-type="float" office:value="3451" calcext:value-type="float">
            <text:p>3451</text:p>
          </table:table-cell>
          <table:table-cell table:formula="of:= [.A291]/10000" office:value-type="float" office:value="0.5796" calcext:value-type="float">
            <text:p>0.5796</text:p>
          </table:table-cell>
          <table:table-cell table:formula="of:= 1500*([.C291])^4 - 10200*([.C291])^3 + 23010*([.C291])^2 - 17778*([.C291]) + 4000" office:value-type="float" office:value="-390.985806033883" calcext:value-type="float">
            <text:p>-390.9858060339</text:p>
          </table:table-cell>
        </table:table-row>
        <table:table-row table:style-name="ro1">
          <table:table-cell office:value-type="float" office:value="5817" calcext:value-type="float">
            <text:p>5817</text:p>
          </table:table-cell>
          <table:table-cell office:value-type="float" office:value="3458" calcext:value-type="float">
            <text:p>3458</text:p>
          </table:table-cell>
          <table:table-cell table:formula="of:= [.A292]/10000" office:value-type="float" office:value="0.5817" calcext:value-type="float">
            <text:p>0.5817</text:p>
          </table:table-cell>
          <table:table-cell table:formula="of:= 1500*([.C292])^4 - 10200*([.C292])^3 + 23010*([.C292])^2 - 17778*([.C292]) + 4000" office:value-type="float" office:value="-391.403301658833" calcext:value-type="float">
            <text:p>-391.4033016588</text:p>
          </table:table-cell>
        </table:table-row>
        <table:table-row table:style-name="ro1">
          <table:table-cell office:value-type="float" office:value="5837" calcext:value-type="float">
            <text:p>5837</text:p>
          </table:table-cell>
          <table:table-cell office:value-type="float" office:value="3465" calcext:value-type="float">
            <text:p>3465</text:p>
          </table:table-cell>
          <table:table-cell table:formula="of:= [.A293]/10000" office:value-type="float" office:value="0.5837" calcext:value-type="float">
            <text:p>0.5837</text:p>
          </table:table-cell>
          <table:table-cell table:formula="of:= 1500*([.C293])^4 - 10200*([.C293])^3 + 23010*([.C293])^2 - 17778*([.C293]) + 4000" office:value-type="float" office:value="-391.733217083035" calcext:value-type="float">
            <text:p>-391.733217083</text:p>
          </table:table-cell>
        </table:table-row>
        <table:table-row table:style-name="ro1">
          <table:table-cell office:value-type="float" office:value="5857" calcext:value-type="float">
            <text:p>5857</text:p>
          </table:table-cell>
          <table:table-cell office:value-type="float" office:value="3471" calcext:value-type="float">
            <text:p>3471</text:p>
          </table:table-cell>
          <table:table-cell table:formula="of:= [.A294]/10000" office:value-type="float" office:value="0.5857" calcext:value-type="float">
            <text:p>0.5857</text:p>
          </table:table-cell>
          <table:table-cell table:formula="of:= 1500*([.C294])^4 - 10200*([.C294])^3 + 23010*([.C294])^2 - 17778*([.C294]) + 4000" office:value-type="float" office:value="-391.99741140956" calcext:value-type="float">
            <text:p>-391.9974114096</text:p>
          </table:table-cell>
        </table:table-row>
        <table:table-row table:style-name="ro1">
          <table:table-cell office:value-type="float" office:value="5877" calcext:value-type="float">
            <text:p>5877</text:p>
          </table:table-cell>
          <table:table-cell office:value-type="float" office:value="3478" calcext:value-type="float">
            <text:p>3478</text:p>
          </table:table-cell>
          <table:table-cell table:formula="of:= [.A295]/10000" office:value-type="float" office:value="0.5877" calcext:value-type="float">
            <text:p>0.5877</text:p>
          </table:table-cell>
          <table:table-cell table:formula="of:= 1500*([.C295])^4 - 10200*([.C295])^3 + 23010*([.C295])^2 - 17778*([.C295]) + 4000" office:value-type="float" office:value="-392.196205844804" calcext:value-type="float">
            <text:p>-392.1962058448</text:p>
          </table:table-cell>
        </table:table-row>
        <table:table-row table:style-name="ro1">
          <table:table-cell office:value-type="float" office:value="5897" calcext:value-type="float">
            <text:p>5897</text:p>
          </table:table-cell>
          <table:table-cell office:value-type="float" office:value="3485" calcext:value-type="float">
            <text:p>3485</text:p>
          </table:table-cell>
          <table:table-cell table:formula="of:= [.A296]/10000" office:value-type="float" office:value="0.5897" calcext:value-type="float">
            <text:p>0.5897</text:p>
          </table:table-cell>
          <table:table-cell table:formula="of:= 1500*([.C296])^4 - 10200*([.C296])^3 + 23010*([.C296])^2 - 17778*([.C296]) + 4000" office:value-type="float" office:value="-392.329921019169" calcext:value-type="float">
            <text:p>-392.3299210192</text:p>
          </table:table-cell>
        </table:table-row>
        <table:table-row table:style-name="ro1">
          <table:table-cell office:value-type="float" office:value="5917" calcext:value-type="float">
            <text:p>5917</text:p>
          </table:table-cell>
          <table:table-cell office:value-type="float" office:value="3492" calcext:value-type="float">
            <text:p>3492</text:p>
          </table:table-cell>
          <table:table-cell table:formula="of:= [.A297]/10000" office:value-type="float" office:value="0.5917" calcext:value-type="float">
            <text:p>0.5917</text:p>
          </table:table-cell>
          <table:table-cell table:formula="of:= 1500*([.C297])^4 - 10200*([.C297])^3 + 23010*([.C297])^2 - 17778*([.C297]) + 4000" office:value-type="float" office:value="-392.398876987051" calcext:value-type="float">
            <text:p>-392.3988769871</text:p>
          </table:table-cell>
        </table:table-row>
        <table:table-row table:style-name="ro1">
          <table:table-cell office:value-type="float" office:value="5937" calcext:value-type="float">
            <text:p>5937</text:p>
          </table:table-cell>
          <table:table-cell office:value-type="float" office:value="3499" calcext:value-type="float">
            <text:p>3499</text:p>
          </table:table-cell>
          <table:table-cell table:formula="of:= [.A298]/10000" office:value-type="float" office:value="0.5937" calcext:value-type="float">
            <text:p>0.5937</text:p>
          </table:table-cell>
          <table:table-cell table:formula="of:= 1500*([.C298])^4 - 10200*([.C298])^3 + 23010*([.C298])^2 - 17778*([.C298]) + 4000" office:value-type="float" office:value="-392.403393226856" calcext:value-type="float">
            <text:p>-392.4033932269</text:p>
          </table:table-cell>
        </table:table-row>
        <table:table-row table:style-name="ro1">
          <table:table-cell office:value-type="float" office:value="5957" calcext:value-type="float">
            <text:p>5957</text:p>
          </table:table-cell>
          <table:table-cell office:value-type="float" office:value="3505" calcext:value-type="float">
            <text:p>3505</text:p>
          </table:table-cell>
          <table:table-cell table:formula="of:= [.A299]/10000" office:value-type="float" office:value="0.5957" calcext:value-type="float">
            <text:p>0.5957</text:p>
          </table:table-cell>
          <table:table-cell table:formula="of:= 1500*([.C299])^4 - 10200*([.C299])^3 + 23010*([.C299])^2 - 17778*([.C299]) + 4000" office:value-type="float" office:value="-392.343788640979" calcext:value-type="float">
            <text:p>-392.343788641</text:p>
          </table:table-cell>
        </table:table-row>
        <table:table-row table:style-name="ro1">
          <table:table-cell office:value-type="float" office:value="5977" calcext:value-type="float">
            <text:p>5977</text:p>
          </table:table-cell>
          <table:table-cell office:value-type="float" office:value="3512" calcext:value-type="float">
            <text:p>3512</text:p>
          </table:table-cell>
          <table:table-cell table:formula="of:= [.A300]/10000" office:value-type="float" office:value="0.5977" calcext:value-type="float">
            <text:p>0.5977</text:p>
          </table:table-cell>
          <table:table-cell table:formula="of:= 1500*([.C300])^4 - 10200*([.C300])^3 + 23010*([.C300])^2 - 17778*([.C300]) + 4000" office:value-type="float" office:value="-392.220381555826" calcext:value-type="float">
            <text:p>-392.2203815558</text:p>
          </table:table-cell>
        </table:table-row>
        <table:table-row table:style-name="ro1">
          <table:table-cell office:value-type="float" office:value="5997" calcext:value-type="float">
            <text:p>5997</text:p>
          </table:table-cell>
          <table:table-cell office:value-type="float" office:value="3519" calcext:value-type="float">
            <text:p>3519</text:p>
          </table:table-cell>
          <table:table-cell table:formula="of:= [.A301]/10000" office:value-type="float" office:value="0.5997" calcext:value-type="float">
            <text:p>0.5997</text:p>
          </table:table-cell>
          <table:table-cell table:formula="of:= 1500*([.C301])^4 - 10200*([.C301])^3 + 23010*([.C301])^2 - 17778*([.C301]) + 4000" office:value-type="float" office:value="-392.033489721788" calcext:value-type="float">
            <text:p>-392.0334897218</text:p>
          </table:table-cell>
        </table:table-row>
        <table:table-row table:style-name="ro1">
          <table:table-cell office:value-type="float" office:value="6017" calcext:value-type="float">
            <text:p>6017</text:p>
          </table:table-cell>
          <table:table-cell office:value-type="float" office:value="3526" calcext:value-type="float">
            <text:p>3526</text:p>
          </table:table-cell>
          <table:table-cell table:formula="of:= [.A302]/10000" office:value-type="float" office:value="0.6017" calcext:value-type="float">
            <text:p>0.6017</text:p>
          </table:table-cell>
          <table:table-cell table:formula="of:= 1500*([.C302])^4 - 10200*([.C302])^3 + 23010*([.C302])^2 - 17778*([.C302]) + 4000" office:value-type="float" office:value="-391.783430313273" calcext:value-type="float">
            <text:p>-391.7834303133</text:p>
          </table:table-cell>
        </table:table-row>
        <table:table-row table:style-name="ro1">
          <table:table-cell office:value-type="float" office:value="6037" calcext:value-type="float">
            <text:p>6037</text:p>
          </table:table-cell>
          <table:table-cell office:value-type="float" office:value="3533" calcext:value-type="float">
            <text:p>3533</text:p>
          </table:table-cell>
          <table:table-cell table:formula="of:= [.A303]/10000" office:value-type="float" office:value="0.6037" calcext:value-type="float">
            <text:p>0.6037</text:p>
          </table:table-cell>
          <table:table-cell table:formula="of:= 1500*([.C303])^4 - 10200*([.C303])^3 + 23010*([.C303])^2 - 17778*([.C303]) + 4000" office:value-type="float" office:value="-391.470519928676" calcext:value-type="float">
            <text:p>-391.4705199287</text:p>
          </table:table-cell>
        </table:table-row>
        <table:table-row table:style-name="ro1">
          <table:table-cell office:value-type="float" office:value="6057" calcext:value-type="float">
            <text:p>6057</text:p>
          </table:table-cell>
          <table:table-cell office:value-type="float" office:value="3540" calcext:value-type="float">
            <text:p>3540</text:p>
          </table:table-cell>
          <table:table-cell table:formula="of:= [.A304]/10000" office:value-type="float" office:value="0.6057" calcext:value-type="float">
            <text:p>0.6057</text:p>
          </table:table-cell>
          <table:table-cell table:formula="of:= 1500*([.C304])^4 - 10200*([.C304])^3 + 23010*([.C304])^2 - 17778*([.C304]) + 4000" office:value-type="float" office:value="-391.095074590399" calcext:value-type="float">
            <text:p>-391.0950745904</text:p>
          </table:table-cell>
        </table:table-row>
        <table:table-row table:style-name="ro1">
          <table:table-cell office:value-type="float" office:value="6077" calcext:value-type="float">
            <text:p>6077</text:p>
          </table:table-cell>
          <table:table-cell office:value-type="float" office:value="3547" calcext:value-type="float">
            <text:p>3547</text:p>
          </table:table-cell>
          <table:table-cell table:formula="of:= [.A305]/10000" office:value-type="float" office:value="0.6077" calcext:value-type="float">
            <text:p>0.6077</text:p>
          </table:table-cell>
          <table:table-cell table:formula="of:= 1500*([.C305])^4 - 10200*([.C305])^3 + 23010*([.C305])^2 - 17778*([.C305]) + 4000" office:value-type="float" office:value="-390.657409744843" calcext:value-type="float">
            <text:p>-390.6574097448</text:p>
          </table:table-cell>
        </table:table-row>
        <table:table-row table:style-name="ro1">
          <table:table-cell office:value-type="float" office:value="6097" calcext:value-type="float">
            <text:p>6097</text:p>
          </table:table-cell>
          <table:table-cell office:value-type="float" office:value="3554" calcext:value-type="float">
            <text:p>3554</text:p>
          </table:table-cell>
          <table:table-cell table:formula="of:= [.A306]/10000" office:value-type="float" office:value="0.6097" calcext:value-type="float">
            <text:p>0.6097</text:p>
          </table:table-cell>
          <table:table-cell table:formula="of:= 1500*([.C306])^4 - 10200*([.C306])^3 + 23010*([.C306])^2 - 17778*([.C306]) + 4000" office:value-type="float" office:value="-390.157840262407" calcext:value-type="float">
            <text:p>-390.1578402624</text:p>
          </table:table-cell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float" office:value="3561" calcext:value-type="float">
            <text:p>3561</text:p>
          </table:table-cell>
          <table:table-cell table:formula="of:= [.A307]/10000" office:value-type="float" office:value="0.6117" calcext:value-type="float">
            <text:p>0.6117</text:p>
          </table:table-cell>
          <table:table-cell table:formula="of:= 1500*([.C307])^4 - 10200*([.C307])^3 + 23010*([.C307])^2 - 17778*([.C307]) + 4000" office:value-type="float" office:value="-389.596680437491" calcext:value-type="float">
            <text:p>-389.5966804375</text:p>
          </table:table-cell>
        </table:table-row>
        <table:table-row table:style-name="ro1">
          <table:table-cell office:value-type="float" office:value="6137" calcext:value-type="float">
            <text:p>6137</text:p>
          </table:table-cell>
          <table:table-cell office:value-type="float" office:value="3568" calcext:value-type="float">
            <text:p>3568</text:p>
          </table:table-cell>
          <table:table-cell table:formula="of:= [.A308]/10000" office:value-type="float" office:value="0.6137" calcext:value-type="float">
            <text:p>0.6137</text:p>
          </table:table-cell>
          <table:table-cell table:formula="of:= 1500*([.C308])^4 - 10200*([.C308])^3 + 23010*([.C308])^2 - 17778*([.C308]) + 4000" office:value-type="float" office:value="-388.974243988494" calcext:value-type="float">
            <text:p>-388.9742439885</text:p>
          </table:table-cell>
        </table:table-row>
        <table:table-row table:style-name="ro1">
          <table:table-cell office:value-type="float" office:value="6157" calcext:value-type="float">
            <text:p>6157</text:p>
          </table:table-cell>
          <table:table-cell office:value-type="float" office:value="3575" calcext:value-type="float">
            <text:p>3575</text:p>
          </table:table-cell>
          <table:table-cell table:formula="of:= [.A309]/10000" office:value-type="float" office:value="0.6157" calcext:value-type="float">
            <text:p>0.6157</text:p>
          </table:table-cell>
          <table:table-cell table:formula="of:= 1500*([.C309])^4 - 10200*([.C309])^3 + 23010*([.C309])^2 - 17778*([.C309]) + 4000" office:value-type="float" office:value="-388.290844057818" calcext:value-type="float">
            <text:p>-388.2908440578</text:p>
          </table:table-cell>
        </table:table-row>
        <table:table-row table:style-name="ro1">
          <table:table-cell office:value-type="float" office:value="6177" calcext:value-type="float">
            <text:p>6177</text:p>
          </table:table-cell>
          <table:table-cell office:value-type="float" office:value="3582" calcext:value-type="float">
            <text:p>3582</text:p>
          </table:table-cell>
          <table:table-cell table:formula="of:= [.A310]/10000" office:value-type="float" office:value="0.6177" calcext:value-type="float">
            <text:p>0.6177</text:p>
          </table:table-cell>
          <table:table-cell table:formula="of:= 1500*([.C310])^4 - 10200*([.C310])^3 + 23010*([.C310])^2 - 17778*([.C310]) + 4000" office:value-type="float" office:value="-387.546793211863" calcext:value-type="float">
            <text:p>-387.5467932119</text:p>
          </table:table-cell>
        </table:table-row>
        <table:table-row table:style-name="ro1">
          <table:table-cell office:value-type="float" office:value="6197" calcext:value-type="float">
            <text:p>6197</text:p>
          </table:table-cell>
          <table:table-cell office:value-type="float" office:value="3590" calcext:value-type="float">
            <text:p>3590</text:p>
          </table:table-cell>
          <table:table-cell table:formula="of:= [.A311]/10000" office:value-type="float" office:value="0.6197" calcext:value-type="float">
            <text:p>0.6197</text:p>
          </table:table-cell>
          <table:table-cell table:formula="of:= 1500*([.C311])^4 - 10200*([.C311])^3 + 23010*([.C311])^2 - 17778*([.C311]) + 4000" office:value-type="float" office:value="-386.742403441029" calcext:value-type="float">
            <text:p>-386.742403441</text:p>
          </table:table-cell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float" office:value="3597" calcext:value-type="float">
            <text:p>3597</text:p>
          </table:table-cell>
          <table:table-cell table:formula="of:= [.A312]/10000" office:value-type="float" office:value="0.6217" calcext:value-type="float">
            <text:p>0.6217</text:p>
          </table:table-cell>
          <table:table-cell table:formula="of:= 1500*([.C312])^4 - 10200*([.C312])^3 + 23010*([.C312])^2 - 17778*([.C312]) + 4000" office:value-type="float" office:value="-385.877986159712" calcext:value-type="float">
            <text:p>-385.8779861597</text:p>
          </table:table-cell>
        </table:table-row>
        <table:table-row table:style-name="ro1">
          <table:table-cell office:value-type="float" office:value="6237" calcext:value-type="float">
            <text:p>6237</text:p>
          </table:table-cell>
          <table:table-cell office:value-type="float" office:value="3604" calcext:value-type="float">
            <text:p>3604</text:p>
          </table:table-cell>
          <table:table-cell table:formula="of:= [.A313]/10000" office:value-type="float" office:value="0.6237" calcext:value-type="float">
            <text:p>0.6237</text:p>
          </table:table-cell>
          <table:table-cell table:formula="of:= 1500*([.C313])^4 - 10200*([.C313])^3 + 23010*([.C313])^2 - 17778*([.C313]) + 4000" office:value-type="float" office:value="-384.953852206315" calcext:value-type="float">
            <text:p>-384.9538522063</text:p>
          </table:table-cell>
        </table:table-row>
        <table:table-row table:style-name="ro1">
          <table:table-cell office:value-type="float" office:value="6257" calcext:value-type="float">
            <text:p>6257</text:p>
          </table:table-cell>
          <table:table-cell office:value-type="float" office:value="3611" calcext:value-type="float">
            <text:p>3611</text:p>
          </table:table-cell>
          <table:table-cell table:formula="of:= [.A314]/10000" office:value-type="float" office:value="0.6257" calcext:value-type="float">
            <text:p>0.6257</text:p>
          </table:table-cell>
          <table:table-cell table:formula="of:= 1500*([.C314])^4 - 10200*([.C314])^3 + 23010*([.C314])^2 - 17778*([.C314]) + 4000" office:value-type="float" office:value="-383.97031184324" calcext:value-type="float">
            <text:p>-383.9703118432</text:p>
          </table:table-cell>
        </table:table-row>
        <table:table-row table:style-name="ro1">
          <table:table-cell office:value-type="float" office:value="6277" calcext:value-type="float">
            <text:p>6277</text:p>
          </table:table-cell>
          <table:table-cell office:value-type="float" office:value="3619" calcext:value-type="float">
            <text:p>3619</text:p>
          </table:table-cell>
          <table:table-cell table:formula="of:= [.A315]/10000" office:value-type="float" office:value="0.6277" calcext:value-type="float">
            <text:p>0.6277</text:p>
          </table:table-cell>
          <table:table-cell table:formula="of:= 1500*([.C315])^4 - 10200*([.C315])^3 + 23010*([.C315])^2 - 17778*([.C315]) + 4000" office:value-type="float" office:value="-382.927674756884" calcext:value-type="float">
            <text:p>-382.9276747569</text:p>
          </table:table-cell>
        </table:table-row>
        <table:table-row table:style-name="ro1">
          <table:table-cell office:value-type="float" office:value="6297" calcext:value-type="float">
            <text:p>6297</text:p>
          </table:table-cell>
          <table:table-cell office:value-type="float" office:value="3626" calcext:value-type="float">
            <text:p>3626</text:p>
          </table:table-cell>
          <table:table-cell table:formula="of:= [.A316]/10000" office:value-type="float" office:value="0.6297" calcext:value-type="float">
            <text:p>0.6297</text:p>
          </table:table-cell>
          <table:table-cell table:formula="of:= 1500*([.C316])^4 - 10200*([.C316])^3 + 23010*([.C316])^2 - 17778*([.C316]) + 4000" office:value-type="float" office:value="-381.826250057647" calcext:value-type="float">
            <text:p>-381.8262500576</text:p>
          </table:table-cell>
        </table:table-row>
        <table:table-row table:style-name="ro1">
          <table:table-cell office:value-type="float" office:value="6317" calcext:value-type="float">
            <text:p>6317</text:p>
          </table:table-cell>
          <table:table-cell office:value-type="float" office:value="3633" calcext:value-type="float">
            <text:p>3633</text:p>
          </table:table-cell>
          <table:table-cell table:formula="of:= [.A317]/10000" office:value-type="float" office:value="0.6317" calcext:value-type="float">
            <text:p>0.6317</text:p>
          </table:table-cell>
          <table:table-cell table:formula="of:= 1500*([.C317])^4 - 10200*([.C317])^3 + 23010*([.C317])^2 - 17778*([.C317]) + 4000" office:value-type="float" office:value="-380.666346279932" calcext:value-type="float">
            <text:p>-380.6663462799</text:p>
          </table:table-cell>
        </table:table-row>
        <table:table-row table:style-name="ro1">
          <table:table-cell office:value-type="float" office:value="6337" calcext:value-type="float">
            <text:p>6337</text:p>
          </table:table-cell>
          <table:table-cell office:value-type="float" office:value="3641" calcext:value-type="float">
            <text:p>3641</text:p>
          </table:table-cell>
          <table:table-cell table:formula="of:= [.A318]/10000" office:value-type="float" office:value="0.6337" calcext:value-type="float">
            <text:p>0.6337</text:p>
          </table:table-cell>
          <table:table-cell table:formula="of:= 1500*([.C318])^4 - 10200*([.C318])^3 + 23010*([.C318])^2 - 17778*([.C318]) + 4000" office:value-type="float" office:value="-379.448271382135" calcext:value-type="float">
            <text:p>-379.4482713821</text:p>
          </table:table-cell>
        </table:table-row>
        <table:table-row table:style-name="ro1">
          <table:table-cell office:value-type="float" office:value="6357" calcext:value-type="float">
            <text:p>6357</text:p>
          </table:table-cell>
          <table:table-cell office:value-type="float" office:value="3648" calcext:value-type="float">
            <text:p>3648</text:p>
          </table:table-cell>
          <table:table-cell table:formula="of:= [.A319]/10000" office:value-type="float" office:value="0.6357" calcext:value-type="float">
            <text:p>0.6357</text:p>
          </table:table-cell>
          <table:table-cell table:formula="of:= 1500*([.C319])^4 - 10200*([.C319])^3 + 23010*([.C319])^2 - 17778*([.C319]) + 4000" office:value-type="float" office:value="-378.172332746661" calcext:value-type="float">
            <text:p>-378.1723327467</text:p>
          </table:table-cell>
        </table:table-row>
        <table:table-row table:style-name="ro1">
          <table:table-cell office:value-type="float" office:value="6377" calcext:value-type="float">
            <text:p>6377</text:p>
          </table:table-cell>
          <table:table-cell office:value-type="float" office:value="3655" calcext:value-type="float">
            <text:p>3655</text:p>
          </table:table-cell>
          <table:table-cell table:formula="of:= [.A320]/10000" office:value-type="float" office:value="0.6377" calcext:value-type="float">
            <text:p>0.6377</text:p>
          </table:table-cell>
          <table:table-cell table:formula="of:= 1500*([.C320])^4 - 10200*([.C320])^3 + 23010*([.C320])^2 - 17778*([.C320]) + 4000" office:value-type="float" office:value="-376.838837179902" calcext:value-type="float">
            <text:p>-376.8388371799</text:p>
          </table:table-cell>
        </table:table-row>
        <table:table-row table:style-name="ro1">
          <table:table-cell office:value-type="float" office:value="6397" calcext:value-type="float">
            <text:p>6397</text:p>
          </table:table-cell>
          <table:table-cell office:value-type="float" office:value="3663" calcext:value-type="float">
            <text:p>3663</text:p>
          </table:table-cell>
          <table:table-cell table:formula="of:= [.A321]/10000" office:value-type="float" office:value="0.6397" calcext:value-type="float">
            <text:p>0.6397</text:p>
          </table:table-cell>
          <table:table-cell table:formula="of:= 1500*([.C321])^4 - 10200*([.C321])^3 + 23010*([.C321])^2 - 17778*([.C321]) + 4000" office:value-type="float" office:value="-375.448090912268" calcext:value-type="float">
            <text:p>-375.4480909123</text:p>
          </table:table-cell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float" office:value="3670" calcext:value-type="float">
            <text:p>3670</text:p>
          </table:table-cell>
          <table:table-cell table:formula="of:= [.A322]/10000" office:value-type="float" office:value="0.6417" calcext:value-type="float">
            <text:p>0.6417</text:p>
          </table:table-cell>
          <table:table-cell table:formula="of:= 1500*([.C322])^4 - 10200*([.C322])^3 + 23010*([.C322])^2 - 17778*([.C322]) + 4000" office:value-type="float" office:value="-374.000399598152" calcext:value-type="float">
            <text:p>-374.0003995982</text:p>
          </table:table-cell>
        </table:table-row>
        <table:table-row table:style-name="ro1">
          <table:table-cell office:value-type="float" office:value="6437" calcext:value-type="float">
            <text:p>6437</text:p>
          </table:table-cell>
          <table:table-cell office:value-type="float" office:value="3678" calcext:value-type="float">
            <text:p>3678</text:p>
          </table:table-cell>
          <table:table-cell table:formula="of:= [.A323]/10000" office:value-type="float" office:value="0.6437" calcext:value-type="float">
            <text:p>0.6437</text:p>
          </table:table-cell>
          <table:table-cell table:formula="of:= 1500*([.C323])^4 - 10200*([.C323])^3 + 23010*([.C323])^2 - 17778*([.C323]) + 4000" office:value-type="float" office:value="-372.496068315956" calcext:value-type="float">
            <text:p>-372.496068316</text:p>
          </table:table-cell>
        </table:table-row>
        <table:table-row table:style-name="ro1">
          <table:table-cell office:value-type="float" office:value="6457" calcext:value-type="float">
            <text:p>6457</text:p>
          </table:table-cell>
          <table:table-cell office:value-type="float" office:value="3686" calcext:value-type="float">
            <text:p>3686</text:p>
          </table:table-cell>
          <table:table-cell table:formula="of:= [.A324]/10000" office:value-type="float" office:value="0.6457" calcext:value-type="float">
            <text:p>0.6457</text:p>
          </table:table-cell>
          <table:table-cell table:formula="of:= 1500*([.C324])^4 - 10200*([.C324])^3 + 23010*([.C324])^2 - 17778*([.C324]) + 4000" office:value-type="float" office:value="-370.93540156808" calcext:value-type="float">
            <text:p>-370.9354015681</text:p>
          </table:table-cell>
        </table:table-row>
        <table:table-row table:style-name="ro1">
          <table:table-cell office:value-type="float" office:value="6477" calcext:value-type="float">
            <text:p>6477</text:p>
          </table:table-cell>
          <table:table-cell office:value-type="float" office:value="3692" calcext:value-type="float">
            <text:p>3692</text:p>
          </table:table-cell>
          <table:table-cell table:formula="of:= [.A325]/10000" office:value-type="float" office:value="0.6477" calcext:value-type="float">
            <text:p>0.6477</text:p>
          </table:table-cell>
          <table:table-cell table:formula="of:= 1500*([.C325])^4 - 10200*([.C325])^3 + 23010*([.C325])^2 - 17778*([.C325]) + 4000" office:value-type="float" office:value="-369.318703280924" calcext:value-type="float">
            <text:p>-369.3187032809</text:p>
          </table:table-cell>
        </table:table-row>
        <table:table-row table:style-name="ro1">
          <table:table-cell office:value-type="float" office:value="6497" calcext:value-type="float">
            <text:p>6497</text:p>
          </table:table-cell>
          <table:table-cell office:value-type="float" office:value="3700" calcext:value-type="float">
            <text:p>3700</text:p>
          </table:table-cell>
          <table:table-cell table:formula="of:= [.A326]/10000" office:value-type="float" office:value="0.6497" calcext:value-type="float">
            <text:p>0.6497</text:p>
          </table:table-cell>
          <table:table-cell table:formula="of:= 1500*([.C326])^4 - 10200*([.C326])^3 + 23010*([.C326])^2 - 17778*([.C326]) + 4000" office:value-type="float" office:value="-367.646276804888" calcext:value-type="float">
            <text:p>-367.6462768049</text:p>
          </table:table-cell>
        </table:table-row>
        <table:table-row table:style-name="ro1">
          <table:table-cell office:value-type="float" office:value="6517" calcext:value-type="float">
            <text:p>6517</text:p>
          </table:table-cell>
          <table:table-cell office:value-type="float" office:value="3708" calcext:value-type="float">
            <text:p>3708</text:p>
          </table:table-cell>
          <table:table-cell table:formula="of:= [.A327]/10000" office:value-type="float" office:value="0.6517" calcext:value-type="float">
            <text:p>0.6517</text:p>
          </table:table-cell>
          <table:table-cell table:formula="of:= 1500*([.C327])^4 - 10200*([.C327])^3 + 23010*([.C327])^2 - 17778*([.C327]) + 4000" office:value-type="float" office:value="-365.918424914373" calcext:value-type="float">
            <text:p>-365.9184249144</text:p>
          </table:table-cell>
        </table:table-row>
        <table:table-row table:style-name="ro1">
          <table:table-cell office:value-type="float" office:value="6537" calcext:value-type="float">
            <text:p>6537</text:p>
          </table:table-cell>
          <table:table-cell office:value-type="float" office:value="3715" calcext:value-type="float">
            <text:p>3715</text:p>
          </table:table-cell>
          <table:table-cell table:formula="of:= [.A328]/10000" office:value-type="float" office:value="0.6537" calcext:value-type="float">
            <text:p>0.6537</text:p>
          </table:table-cell>
          <table:table-cell table:formula="of:= 1500*([.C328])^4 - 10200*([.C328])^3 + 23010*([.C328])^2 - 17778*([.C328]) + 4000" office:value-type="float" office:value="-364.135449807776" calcext:value-type="float">
            <text:p>-364.1354498078</text:p>
          </table:table-cell>
        </table:table-row>
        <table:table-row table:style-name="ro1">
          <table:table-cell office:value-type="float" office:value="6557" calcext:value-type="float">
            <text:p>6557</text:p>
          </table:table-cell>
          <table:table-cell office:value-type="float" office:value="3723" calcext:value-type="float">
            <text:p>3723</text:p>
          </table:table-cell>
          <table:table-cell table:formula="of:= [.A329]/10000" office:value-type="float" office:value="0.6557" calcext:value-type="float">
            <text:p>0.6557</text:p>
          </table:table-cell>
          <table:table-cell table:formula="of:= 1500*([.C329])^4 - 10200*([.C329])^3 + 23010*([.C329])^2 - 17778*([.C329]) + 4000" office:value-type="float" office:value="-362.2976531075" calcext:value-type="float">
            <text:p>-362.2976531075</text:p>
          </table:table-cell>
        </table:table-row>
        <table:table-row table:style-name="ro1">
          <table:table-cell office:value-type="float" office:value="6577" calcext:value-type="float">
            <text:p>6577</text:p>
          </table:table-cell>
          <table:table-cell office:value-type="float" office:value="3730" calcext:value-type="float">
            <text:p>3730</text:p>
          </table:table-cell>
          <table:table-cell table:formula="of:= [.A330]/10000" office:value-type="float" office:value="0.6577" calcext:value-type="float">
            <text:p>0.6577</text:p>
          </table:table-cell>
          <table:table-cell table:formula="of:= 1500*([.C330])^4 - 10200*([.C330])^3 + 23010*([.C330])^2 - 17778*([.C330]) + 4000" office:value-type="float" office:value="-360.405335859945" calcext:value-type="float">
            <text:p>-360.4053358599</text:p>
          </table:table-cell>
        </table:table-row>
        <table:table-row table:style-name="ro1">
          <table:table-cell office:value-type="float" office:value="6597" calcext:value-type="float">
            <text:p>6597</text:p>
          </table:table-cell>
          <table:table-cell office:value-type="float" office:value="3738" calcext:value-type="float">
            <text:p>3738</text:p>
          </table:table-cell>
          <table:table-cell table:formula="of:= [.A331]/10000" office:value-type="float" office:value="0.6597" calcext:value-type="float">
            <text:p>0.6597</text:p>
          </table:table-cell>
          <table:table-cell table:formula="of:= 1500*([.C331])^4 - 10200*([.C331])^3 + 23010*([.C331])^2 - 17778*([.C331]) + 4000" office:value-type="float" office:value="-358.458798535508" calcext:value-type="float">
            <text:p>-358.4587985355</text:p>
          </table:table-cell>
        </table:table-row>
        <table:table-row table:style-name="ro1">
          <table:table-cell office:value-type="float" office:value="6617" calcext:value-type="float">
            <text:p>6617</text:p>
          </table:table-cell>
          <table:table-cell office:value-type="float" office:value="3745" calcext:value-type="float">
            <text:p>3745</text:p>
          </table:table-cell>
          <table:table-cell table:formula="of:= [.A332]/10000" office:value-type="float" office:value="0.6617" calcext:value-type="float">
            <text:p>0.6617</text:p>
          </table:table-cell>
          <table:table-cell table:formula="of:= 1500*([.C332])^4 - 10200*([.C332])^3 + 23010*([.C332])^2 - 17778*([.C332]) + 4000" office:value-type="float" office:value="-356.458341028592" calcext:value-type="float">
            <text:p>-356.4583410286</text:p>
          </table:table-cell>
        </table:table-row>
        <table:table-row table:style-name="ro1">
          <table:table-cell office:value-type="float" office:value="6637" calcext:value-type="float">
            <text:p>6637</text:p>
          </table:table-cell>
          <table:table-cell office:value-type="float" office:value="3753" calcext:value-type="float">
            <text:p>3753</text:p>
          </table:table-cell>
          <table:table-cell table:formula="of:= [.A333]/10000" office:value-type="float" office:value="0.6637" calcext:value-type="float">
            <text:p>0.6637</text:p>
          </table:table-cell>
          <table:table-cell table:formula="of:= 1500*([.C333])^4 - 10200*([.C333])^3 + 23010*([.C333])^2 - 17778*([.C333]) + 4000" office:value-type="float" office:value="-354.404262657596" calcext:value-type="float">
            <text:p>-354.4042626576</text:p>
          </table:table-cell>
        </table:table-row>
        <table:table-row table:style-name="ro1">
          <table:table-cell office:value-type="float" office:value="6657" calcext:value-type="float">
            <text:p>6657</text:p>
          </table:table-cell>
          <table:table-cell office:value-type="float" office:value="3761" calcext:value-type="float">
            <text:p>3761</text:p>
          </table:table-cell>
          <table:table-cell table:formula="of:= [.A334]/10000" office:value-type="float" office:value="0.6657" calcext:value-type="float">
            <text:p>0.6657</text:p>
          </table:table-cell>
          <table:table-cell table:formula="of:= 1500*([.C334])^4 - 10200*([.C334])^3 + 23010*([.C334])^2 - 17778*([.C334]) + 4000" office:value-type="float" office:value="-352.29686216492" calcext:value-type="float">
            <text:p>-352.2968621649</text:p>
          </table:table-cell>
        </table:table-row>
        <table:table-row table:style-name="ro1">
          <table:table-cell office:value-type="float" office:value="6677" calcext:value-type="float">
            <text:p>6677</text:p>
          </table:table-cell>
          <table:table-cell office:value-type="float" office:value="3769" calcext:value-type="float">
            <text:p>3769</text:p>
          </table:table-cell>
          <table:table-cell table:formula="of:= [.A335]/10000" office:value-type="float" office:value="0.6677" calcext:value-type="float">
            <text:p>0.6677</text:p>
          </table:table-cell>
          <table:table-cell table:formula="of:= 1500*([.C335])^4 - 10200*([.C335])^3 + 23010*([.C335])^2 - 17778*([.C335]) + 4000" office:value-type="float" office:value="-350.136437716966" calcext:value-type="float">
            <text:p>-350.136437717</text:p>
          </table:table-cell>
        </table:table-row>
        <table:table-row table:style-name="ro1">
          <table:table-cell office:value-type="float" office:value="6697" calcext:value-type="float">
            <text:p>6697</text:p>
          </table:table-cell>
          <table:table-cell office:value-type="float" office:value="3777" calcext:value-type="float">
            <text:p>3777</text:p>
          </table:table-cell>
          <table:table-cell table:formula="of:= [.A336]/10000" office:value-type="float" office:value="0.6697" calcext:value-type="float">
            <text:p>0.6697</text:p>
          </table:table-cell>
          <table:table-cell table:formula="of:= 1500*([.C336])^4 - 10200*([.C336])^3 + 23010*([.C336])^2 - 17778*([.C336]) + 4000" office:value-type="float" office:value="-347.923286904128" calcext:value-type="float">
            <text:p>-347.9232869041</text:p>
          </table:table-cell>
        </table:table-row>
        <table:table-row table:style-name="ro1">
          <table:table-cell office:value-type="float" office:value="6717" calcext:value-type="float">
            <text:p>6717</text:p>
          </table:table-cell>
          <table:table-cell office:value-type="float" office:value="3784" calcext:value-type="float">
            <text:p>3784</text:p>
          </table:table-cell>
          <table:table-cell table:formula="of:= [.A337]/10000" office:value-type="float" office:value="0.6717" calcext:value-type="float">
            <text:p>0.6717</text:p>
          </table:table-cell>
          <table:table-cell table:formula="of:= 1500*([.C337])^4 - 10200*([.C337])^3 + 23010*([.C337])^2 - 17778*([.C337]) + 4000" office:value-type="float" office:value="-345.657706740811" calcext:value-type="float">
            <text:p>-345.6577067408</text:p>
          </table:table-cell>
        </table:table-row>
        <table:table-row table:style-name="ro1">
          <table:table-cell office:value-type="float" office:value="6738" calcext:value-type="float">
            <text:p>6738</text:p>
          </table:table-cell>
          <table:table-cell office:value-type="float" office:value="3792" calcext:value-type="float">
            <text:p>3792</text:p>
          </table:table-cell>
          <table:table-cell table:formula="of:= [.A338]/10000" office:value-type="float" office:value="0.6738" calcext:value-type="float">
            <text:p>0.6738</text:p>
          </table:table-cell>
          <table:table-cell table:formula="of:= 1500*([.C338])^4 - 10200*([.C338])^3 + 23010*([.C338])^2 - 17778*([.C338]) + 4000" office:value-type="float" office:value="-343.22274483219" calcext:value-type="float">
            <text:p>-343.2227448322</text:p>
          </table:table-cell>
        </table:table-row>
        <table:table-row table:style-name="ro1">
          <table:table-cell office:value-type="float" office:value="6758" calcext:value-type="float">
            <text:p>6758</text:p>
          </table:table-cell>
          <table:table-cell office:value-type="float" office:value="3799" calcext:value-type="float">
            <text:p>3799</text:p>
          </table:table-cell>
          <table:table-cell table:formula="of:= [.A339]/10000" office:value-type="float" office:value="0.6758" calcext:value-type="float">
            <text:p>0.6758</text:p>
          </table:table-cell>
          <table:table-cell table:formula="of:= 1500*([.C339])^4 - 10200*([.C339])^3 + 23010*([.C339])^2 - 17778*([.C339]) + 4000" office:value-type="float" office:value="-340.850610610685" calcext:value-type="float">
            <text:p>-340.8506106107</text:p>
          </table:table-cell>
        </table:table-row>
        <table:table-row table:style-name="ro1">
          <table:table-cell office:value-type="float" office:value="6778" calcext:value-type="float">
            <text:p>6778</text:p>
          </table:table-cell>
          <table:table-cell office:value-type="float" office:value="3808" calcext:value-type="float">
            <text:p>3808</text:p>
          </table:table-cell>
          <table:table-cell table:formula="of:= [.A340]/10000" office:value-type="float" office:value="0.6778" calcext:value-type="float">
            <text:p>0.6778</text:p>
          </table:table-cell>
          <table:table-cell table:formula="of:= 1500*([.C340])^4 - 10200*([.C340])^3 + 23010*([.C340])^2 - 17778*([.C340]) + 4000" office:value-type="float" office:value="-338.426949375102" calcext:value-type="float">
            <text:p>-338.4269493751</text:p>
          </table:table-cell>
        </table:table-row>
        <table:table-row table:style-name="ro1">
          <table:table-cell office:value-type="float" office:value="6798" calcext:value-type="float">
            <text:p>6798</text:p>
          </table:table-cell>
          <table:table-cell office:value-type="float" office:value="3815" calcext:value-type="float">
            <text:p>3815</text:p>
          </table:table-cell>
          <table:table-cell table:formula="of:= [.A341]/10000" office:value-type="float" office:value="0.6798" calcext:value-type="float">
            <text:p>0.6798</text:p>
          </table:table-cell>
          <table:table-cell table:formula="of:= 1500*([.C341])^4 - 10200*([.C341])^3 + 23010*([.C341])^2 - 17778*([.C341]) + 4000" office:value-type="float" office:value="-335.952055807038" calcext:value-type="float">
            <text:p>-335.952055807</text:p>
          </table:table-cell>
        </table:table-row>
        <table:table-row table:style-name="ro1">
          <table:table-cell office:value-type="float" office:value="6818" calcext:value-type="float">
            <text:p>6818</text:p>
          </table:table-cell>
          <table:table-cell office:value-type="float" office:value="3823" calcext:value-type="float">
            <text:p>3823</text:p>
          </table:table-cell>
          <table:table-cell table:formula="of:= [.A342]/10000" office:value-type="float" office:value="0.6818" calcext:value-type="float">
            <text:p>0.6818</text:p>
          </table:table-cell>
          <table:table-cell table:formula="of:= 1500*([.C342])^4 - 10200*([.C342])^3 + 23010*([.C342])^2 - 17778*([.C342]) + 4000" office:value-type="float" office:value="-333.426224012095" calcext:value-type="float">
            <text:p>-333.4262240121</text:p>
          </table:table-cell>
        </table:table-row>
        <table:table-row table:style-name="ro1">
          <table:table-cell office:value-type="float" office:value="6838" calcext:value-type="float">
            <text:p>6838</text:p>
          </table:table-cell>
          <table:table-cell office:value-type="float" office:value="3831" calcext:value-type="float">
            <text:p>3831</text:p>
          </table:table-cell>
          <table:table-cell table:formula="of:= [.A343]/10000" office:value-type="float" office:value="0.6838" calcext:value-type="float">
            <text:p>0.6838</text:p>
          </table:table-cell>
          <table:table-cell table:formula="of:= 1500*([.C343])^4 - 10200*([.C343])^3 + 23010*([.C343])^2 - 17778*([.C343]) + 4000" office:value-type="float" office:value="-330.849747519869" calcext:value-type="float">
            <text:p>-330.8497475199</text:p>
          </table:table-cell>
        </table:table-row>
        <table:table-row table:style-name="ro1">
          <table:table-cell office:value-type="float" office:value="6858" calcext:value-type="float">
            <text:p>6858</text:p>
          </table:table-cell>
          <table:table-cell office:value-type="float" office:value="3839" calcext:value-type="float">
            <text:p>3839</text:p>
          </table:table-cell>
          <table:table-cell table:formula="of:= [.A344]/10000" office:value-type="float" office:value="0.6858" calcext:value-type="float">
            <text:p>0.6858</text:p>
          </table:table-cell>
          <table:table-cell table:formula="of:= 1500*([.C344])^4 - 10200*([.C344])^3 + 23010*([.C344])^2 - 17778*([.C344]) + 4000" office:value-type="float" office:value="-328.222919283966" calcext:value-type="float">
            <text:p>-328.222919284</text:p>
          </table:table-cell>
        </table:table-row>
        <table:table-row table:style-name="ro1">
          <table:table-cell office:value-type="float" office:value="6878" calcext:value-type="float">
            <text:p>6878</text:p>
          </table:table-cell>
          <table:table-cell office:value-type="float" office:value="3847" calcext:value-type="float">
            <text:p>3847</text:p>
          </table:table-cell>
          <table:table-cell table:formula="of:= [.A345]/10000" office:value-type="float" office:value="0.6878" calcext:value-type="float">
            <text:p>0.6878</text:p>
          </table:table-cell>
          <table:table-cell table:formula="of:= 1500*([.C345])^4 - 10200*([.C345])^3 + 23010*([.C345])^2 - 17778*([.C345]) + 4000" office:value-type="float" office:value="-325.546031681982" calcext:value-type="float">
            <text:p>-325.546031682</text:p>
          </table:table-cell>
        </table:table-row>
        <table:table-row table:style-name="ro1">
          <table:table-cell office:value-type="float" office:value="6898" calcext:value-type="float">
            <text:p>6898</text:p>
          </table:table-cell>
          <table:table-cell office:value-type="float" office:value="3855" calcext:value-type="float">
            <text:p>3855</text:p>
          </table:table-cell>
          <table:table-cell table:formula="of:= [.A346]/10000" office:value-type="float" office:value="0.6898" calcext:value-type="float">
            <text:p>0.6898</text:p>
          </table:table-cell>
          <table:table-cell table:formula="of:= 1500*([.C346])^4 - 10200*([.C346])^3 + 23010*([.C346])^2 - 17778*([.C346]) + 4000" office:value-type="float" office:value="-322.819376515519" calcext:value-type="float">
            <text:p>-322.8193765155</text:p>
          </table:table-cell>
        </table:table-row>
        <table:table-row table:style-name="ro1">
          <table:table-cell office:value-type="float" office:value="6918" calcext:value-type="float">
            <text:p>6918</text:p>
          </table:table-cell>
          <table:table-cell office:value-type="float" office:value="3863" calcext:value-type="float">
            <text:p>3863</text:p>
          </table:table-cell>
          <table:table-cell table:formula="of:= [.A347]/10000" office:value-type="float" office:value="0.6918" calcext:value-type="float">
            <text:p>0.6918</text:p>
          </table:table-cell>
          <table:table-cell table:formula="of:= 1500*([.C347])^4 - 10200*([.C347])^3 + 23010*([.C347])^2 - 17778*([.C347]) + 4000" office:value-type="float" office:value="-320.043245010173" calcext:value-type="float">
            <text:p>-320.0432450102</text:p>
          </table:table-cell>
        </table:table-row>
        <table:table-row table:style-name="ro1">
          <table:table-cell office:value-type="float" office:value="6938" calcext:value-type="float">
            <text:p>6938</text:p>
          </table:table-cell>
          <table:table-cell office:value-type="float" office:value="3870" calcext:value-type="float">
            <text:p>3870</text:p>
          </table:table-cell>
          <table:table-cell table:formula="of:= [.A348]/10000" office:value-type="float" office:value="0.6938" calcext:value-type="float">
            <text:p>0.6938</text:p>
          </table:table-cell>
          <table:table-cell table:formula="of:= 1500*([.C348])^4 - 10200*([.C348])^3 + 23010*([.C348])^2 - 17778*([.C348]) + 4000" office:value-type="float" office:value="-317.21792781555" calcext:value-type="float">
            <text:p>-317.2179278156</text:p>
          </table:table-cell>
        </table:table-row>
        <table:table-row table:style-name="ro1">
          <table:table-cell office:value-type="float" office:value="6958" calcext:value-type="float">
            <text:p>6958</text:p>
          </table:table-cell>
          <table:table-cell office:value-type="float" office:value="3879" calcext:value-type="float">
            <text:p>3879</text:p>
          </table:table-cell>
          <table:table-cell table:formula="of:= [.A349]/10000" office:value-type="float" office:value="0.6958" calcext:value-type="float">
            <text:p>0.6958</text:p>
          </table:table-cell>
          <table:table-cell table:formula="of:= 1500*([.C349])^4 - 10200*([.C349])^3 + 23010*([.C349])^2 - 17778*([.C349]) + 4000" office:value-type="float" office:value="-314.343715005247" calcext:value-type="float">
            <text:p>-314.3437150052</text:p>
          </table:table-cell>
        </table:table-row>
        <table:table-row table:style-name="ro1">
          <table:table-cell office:value-type="float" office:value="6978" calcext:value-type="float">
            <text:p>6978</text:p>
          </table:table-cell>
          <table:table-cell office:value-type="float" office:value="3887" calcext:value-type="float">
            <text:p>3887</text:p>
          </table:table-cell>
          <table:table-cell table:formula="of:= [.A350]/10000" office:value-type="float" office:value="0.6978" calcext:value-type="float">
            <text:p>0.6978</text:p>
          </table:table-cell>
          <table:table-cell table:formula="of:= 1500*([.C350])^4 - 10200*([.C350])^3 + 23010*([.C350])^2 - 17778*([.C350]) + 4000" office:value-type="float" office:value="-311.420896076861" calcext:value-type="float">
            <text:p>-311.4208960769</text:p>
          </table:table-cell>
        </table:table-row>
        <table:table-row table:style-name="ro1">
          <table:table-cell office:value-type="float" office:value="6998" calcext:value-type="float">
            <text:p>6998</text:p>
          </table:table-cell>
          <table:table-cell office:value-type="float" office:value="3895" calcext:value-type="float">
            <text:p>3895</text:p>
          </table:table-cell>
          <table:table-cell table:formula="of:= [.A351]/10000" office:value-type="float" office:value="0.6998" calcext:value-type="float">
            <text:p>0.6998</text:p>
          </table:table-cell>
          <table:table-cell table:formula="of:= 1500*([.C351])^4 - 10200*([.C351])^3 + 23010*([.C351])^2 - 17778*([.C351]) + 4000" office:value-type="float" office:value="-308.449759951997" calcext:value-type="float">
            <text:p>-308.449759952</text:p>
          </table:table-cell>
        </table:table-row>
        <table:table-row table:style-name="ro1">
          <table:table-cell office:value-type="float" office:value="7018" calcext:value-type="float">
            <text:p>7018</text:p>
          </table:table-cell>
          <table:table-cell office:value-type="float" office:value="3903" calcext:value-type="float">
            <text:p>3903</text:p>
          </table:table-cell>
          <table:table-cell table:formula="of:= [.A352]/10000" office:value-type="float" office:value="0.7018" calcext:value-type="float">
            <text:p>0.7018</text:p>
          </table:table-cell>
          <table:table-cell table:formula="of:= 1500*([.C352])^4 - 10200*([.C352])^3 + 23010*([.C352])^2 - 17778*([.C352]) + 4000" office:value-type="float" office:value="-305.430594976253" calcext:value-type="float">
            <text:p>-305.4305949763</text:p>
          </table:table-cell>
        </table:table-row>
        <table:table-row table:style-name="ro1">
          <table:table-cell office:value-type="float" office:value="7038" calcext:value-type="float">
            <text:p>7038</text:p>
          </table:table-cell>
          <table:table-cell office:value-type="float" office:value="3911" calcext:value-type="float">
            <text:p>3911</text:p>
          </table:table-cell>
          <table:table-cell table:formula="of:= [.A353]/10000" office:value-type="float" office:value="0.7038" calcext:value-type="float">
            <text:p>0.7038</text:p>
          </table:table-cell>
          <table:table-cell table:formula="of:= 1500*([.C353])^4 - 10200*([.C353])^3 + 23010*([.C353])^2 - 17778*([.C353]) + 4000" office:value-type="float" office:value="-302.363688919229" calcext:value-type="float">
            <text:p>-302.3636889192</text:p>
          </table:table-cell>
        </table:table-row>
        <table:table-row table:style-name="ro1">
          <table:table-cell office:value-type="float" office:value="7058" calcext:value-type="float">
            <text:p>7058</text:p>
          </table:table-cell>
          <table:table-cell office:value-type="float" office:value="3919" calcext:value-type="float">
            <text:p>3919</text:p>
          </table:table-cell>
          <table:table-cell table:formula="of:= [.A354]/10000" office:value-type="float" office:value="0.7058" calcext:value-type="float">
            <text:p>0.7058</text:p>
          </table:table-cell>
          <table:table-cell table:formula="of:= 1500*([.C354])^4 - 10200*([.C354])^3 + 23010*([.C354])^2 - 17778*([.C354]) + 4000" office:value-type="float" office:value="-299.249328974527" calcext:value-type="float">
            <text:p>-299.2493289745</text:p>
          </table:table-cell>
        </table:table-row>
        <table:table-row table:style-name="ro1">
          <table:table-cell office:value-type="float" office:value="7078" calcext:value-type="float">
            <text:p>7078</text:p>
          </table:table-cell>
          <table:table-cell office:value-type="float" office:value="3927" calcext:value-type="float">
            <text:p>3927</text:p>
          </table:table-cell>
          <table:table-cell table:formula="of:= [.A355]/10000" office:value-type="float" office:value="0.7078" calcext:value-type="float">
            <text:p>0.7078</text:p>
          </table:table-cell>
          <table:table-cell table:formula="of:= 1500*([.C355])^4 - 10200*([.C355])^3 + 23010*([.C355])^2 - 17778*([.C355]) + 4000" office:value-type="float" office:value="-296.087801759741" calcext:value-type="float">
            <text:p>-296.0878017597</text:p>
          </table:table-cell>
        </table:table-row>
        <table:table-row table:style-name="ro1">
          <table:table-cell office:value-type="float" office:value="7098" calcext:value-type="float">
            <text:p>7098</text:p>
          </table:table-cell>
          <table:table-cell office:value-type="float" office:value="3935" calcext:value-type="float">
            <text:p>3935</text:p>
          </table:table-cell>
          <table:table-cell table:formula="of:= [.A356]/10000" office:value-type="float" office:value="0.7098" calcext:value-type="float">
            <text:p>0.7098</text:p>
          </table:table-cell>
          <table:table-cell table:formula="of:= 1500*([.C356])^4 - 10200*([.C356])^3 + 23010*([.C356])^2 - 17778*([.C356]) + 4000" office:value-type="float" office:value="-292.879393316476" calcext:value-type="float">
            <text:p>-292.8793933165</text:p>
          </table:table-cell>
        </table:table-row>
        <table:table-row table:style-name="ro1">
          <table:table-cell office:value-type="float" office:value="7118" calcext:value-type="float">
            <text:p>7118</text:p>
          </table:table-cell>
          <table:table-cell office:value-type="float" office:value="3944" calcext:value-type="float">
            <text:p>3944</text:p>
          </table:table-cell>
          <table:table-cell table:formula="of:= [.A357]/10000" office:value-type="float" office:value="0.7118" calcext:value-type="float">
            <text:p>0.7118</text:p>
          </table:table-cell>
          <table:table-cell table:formula="of:= 1500*([.C357])^4 - 10200*([.C357])^3 + 23010*([.C357])^2 - 17778*([.C357]) + 4000" office:value-type="float" office:value="-289.624389110335" calcext:value-type="float">
            <text:p>-289.6243891103</text:p>
          </table:table-cell>
        </table:table-row>
        <table:table-row table:style-name="ro1">
          <table:table-cell office:value-type="float" office:value="7138" calcext:value-type="float">
            <text:p>7138</text:p>
          </table:table-cell>
          <table:table-cell office:value-type="float" office:value="3951" calcext:value-type="float">
            <text:p>3951</text:p>
          </table:table-cell>
          <table:table-cell table:formula="of:= [.A358]/10000" office:value-type="float" office:value="0.7138" calcext:value-type="float">
            <text:p>0.7138</text:p>
          </table:table-cell>
          <table:table-cell table:formula="of:= 1500*([.C358])^4 - 10200*([.C358])^3 + 23010*([.C358])^2 - 17778*([.C358]) + 4000" office:value-type="float" office:value="-286.32307403091" calcext:value-type="float">
            <text:p>-286.3230740309</text:p>
          </table:table-cell>
        </table:table-row>
        <table:table-row table:style-name="ro1">
          <table:table-cell office:value-type="float" office:value="7158" calcext:value-type="float">
            <text:p>7158</text:p>
          </table:table-cell>
          <table:table-cell office:value-type="float" office:value="3960" calcext:value-type="float">
            <text:p>3960</text:p>
          </table:table-cell>
          <table:table-cell table:formula="of:= [.A359]/10000" office:value-type="float" office:value="0.7158" calcext:value-type="float">
            <text:p>0.7158</text:p>
          </table:table-cell>
          <table:table-cell table:formula="of:= 1500*([.C359])^4 - 10200*([.C359])^3 + 23010*([.C359])^2 - 17778*([.C359]) + 4000" office:value-type="float" office:value="-282.975732391806" calcext:value-type="float">
            <text:p>-282.9757323918</text:p>
          </table:table-cell>
        </table:table-row>
        <table:table-row table:style-name="ro1">
          <table:table-cell office:value-type="float" office:value="7178" calcext:value-type="float">
            <text:p>7178</text:p>
          </table:table-cell>
          <table:table-cell office:value-type="float" office:value="3968" calcext:value-type="float">
            <text:p>3968</text:p>
          </table:table-cell>
          <table:table-cell table:formula="of:= [.A360]/10000" office:value-type="float" office:value="0.7178" calcext:value-type="float">
            <text:p>0.7178</text:p>
          </table:table-cell>
          <table:table-cell table:formula="of:= 1500*([.C360])^4 - 10200*([.C360])^3 + 23010*([.C360])^2 - 17778*([.C360]) + 4000" office:value-type="float" office:value="-279.58264793062" calcext:value-type="float">
            <text:p>-279.5826479306</text:p>
          </table:table-cell>
        </table:table-row>
        <table:table-row table:style-name="ro1">
          <table:table-cell office:value-type="float" office:value="7198" calcext:value-type="float">
            <text:p>7198</text:p>
          </table:table-cell>
          <table:table-cell office:value-type="float" office:value="3977" calcext:value-type="float">
            <text:p>3977</text:p>
          </table:table-cell>
          <table:table-cell table:formula="of:= [.A361]/10000" office:value-type="float" office:value="0.7198" calcext:value-type="float">
            <text:p>0.7198</text:p>
          </table:table-cell>
          <table:table-cell table:formula="of:= 1500*([.C361])^4 - 10200*([.C361])^3 + 23010*([.C361])^2 - 17778*([.C361]) + 4000" office:value-type="float" office:value="-276.144103808958" calcext:value-type="float">
            <text:p>-276.144103809</text:p>
          </table:table-cell>
        </table:table-row>
        <table:table-row table:style-name="ro1">
          <table:table-cell office:value-type="float" office:value="7218" calcext:value-type="float">
            <text:p>7218</text:p>
          </table:table-cell>
          <table:table-cell office:value-type="float" office:value="3985" calcext:value-type="float">
            <text:p>3985</text:p>
          </table:table-cell>
          <table:table-cell table:formula="of:= [.A362]/10000" office:value-type="float" office:value="0.7218" calcext:value-type="float">
            <text:p>0.7218</text:p>
          </table:table-cell>
          <table:table-cell table:formula="of:= 1500*([.C362])^4 - 10200*([.C362])^3 + 23010*([.C362])^2 - 17778*([.C362]) + 4000" office:value-type="float" office:value="-272.660382612416" calcext:value-type="float">
            <text:p>-272.6603826124</text:p>
          </table:table-cell>
        </table:table-row>
        <table:table-row table:style-name="ro1">
          <table:table-cell office:value-type="float" office:value="7238" calcext:value-type="float">
            <text:p>7238</text:p>
          </table:table-cell>
          <table:table-cell office:value-type="float" office:value="3994" calcext:value-type="float">
            <text:p>3994</text:p>
          </table:table-cell>
          <table:table-cell table:formula="of:= [.A363]/10000" office:value-type="float" office:value="0.7238" calcext:value-type="float">
            <text:p>0.7238</text:p>
          </table:table-cell>
          <table:table-cell table:formula="of:= 1500*([.C363])^4 - 10200*([.C363])^3 + 23010*([.C363])^2 - 17778*([.C363]) + 4000" office:value-type="float" office:value="-269.131766350591" calcext:value-type="float">
            <text:p>-269.1317663506</text:p>
          </table:table-cell>
        </table:table-row>
        <table:table-row table:style-name="ro1">
          <table:table-cell office:value-type="float" office:value="7258" calcext:value-type="float">
            <text:p>7258</text:p>
          </table:table-cell>
          <table:table-cell office:value-type="float" office:value="4002" calcext:value-type="float">
            <text:p>4002</text:p>
          </table:table-cell>
          <table:table-cell table:formula="of:= [.A364]/10000" office:value-type="float" office:value="0.7258" calcext:value-type="float">
            <text:p>0.7258</text:p>
          </table:table-cell>
          <table:table-cell table:formula="of:= 1500*([.C364])^4 - 10200*([.C364])^3 + 23010*([.C364])^2 - 17778*([.C364]) + 4000" office:value-type="float" office:value="-265.558536457085" calcext:value-type="float">
            <text:p>-265.5585364571</text:p>
          </table:table-cell>
        </table:table-row>
        <table:table-row table:style-name="ro1">
          <table:table-cell office:value-type="float" office:value="7278" calcext:value-type="float">
            <text:p>7278</text:p>
          </table:table-cell>
          <table:table-cell office:value-type="float" office:value="4010" calcext:value-type="float">
            <text:p>4010</text:p>
          </table:table-cell>
          <table:table-cell table:formula="of:= [.A365]/10000" office:value-type="float" office:value="0.7278" calcext:value-type="float">
            <text:p>0.7278</text:p>
          </table:table-cell>
          <table:table-cell table:formula="of:= 1500*([.C365])^4 - 10200*([.C365])^3 + 23010*([.C365])^2 - 17778*([.C365]) + 4000" office:value-type="float" office:value="-261.9409737895" calcext:value-type="float">
            <text:p>-261.9409737895</text:p>
          </table:table-cell>
        </table:table-row>
        <table:table-row table:style-name="ro1">
          <table:table-cell office:value-type="float" office:value="7298" calcext:value-type="float">
            <text:p>7298</text:p>
          </table:table-cell>
          <table:table-cell office:value-type="float" office:value="4018" calcext:value-type="float">
            <text:p>4018</text:p>
          </table:table-cell>
          <table:table-cell table:formula="of:= [.A366]/10000" office:value-type="float" office:value="0.7298" calcext:value-type="float">
            <text:p>0.7298</text:p>
          </table:table-cell>
          <table:table-cell table:formula="of:= 1500*([.C366])^4 - 10200*([.C366])^3 + 23010*([.C366])^2 - 17778*([.C366]) + 4000" office:value-type="float" office:value="-258.279358629437" calcext:value-type="float">
            <text:p>-258.2793586294</text:p>
          </table:table-cell>
        </table:table-row>
        <table:table-row table:style-name="ro1">
          <table:table-cell office:value-type="float" office:value="7318" calcext:value-type="float">
            <text:p>7318</text:p>
          </table:table-cell>
          <table:table-cell office:value-type="float" office:value="4027" calcext:value-type="float">
            <text:p>4027</text:p>
          </table:table-cell>
          <table:table-cell table:formula="of:= [.A367]/10000" office:value-type="float" office:value="0.7318" calcext:value-type="float">
            <text:p>0.7318</text:p>
          </table:table-cell>
          <table:table-cell table:formula="of:= 1500*([.C367])^4 - 10200*([.C367])^3 + 23010*([.C367])^2 - 17778*([.C367]) + 4000" office:value-type="float" office:value="-254.573970682493" calcext:value-type="float">
            <text:p>-254.5739706825</text:p>
          </table:table-cell>
        </table:table-row>
        <table:table-row table:style-name="ro1">
          <table:table-cell office:value-type="float" office:value="7338" calcext:value-type="float">
            <text:p>7338</text:p>
          </table:table-cell>
          <table:table-cell office:value-type="float" office:value="4035" calcext:value-type="float">
            <text:p>4035</text:p>
          </table:table-cell>
          <table:table-cell table:formula="of:= [.A368]/10000" office:value-type="float" office:value="0.7338" calcext:value-type="float">
            <text:p>0.7338</text:p>
          </table:table-cell>
          <table:table-cell table:formula="of:= 1500*([.C368])^4 - 10200*([.C368])^3 + 23010*([.C368])^2 - 17778*([.C368]) + 4000" office:value-type="float" office:value="-250.825089078271" calcext:value-type="float">
            <text:p>-250.8250890783</text:p>
          </table:table-cell>
        </table:table-row>
        <table:table-row table:style-name="ro1">
          <table:table-cell office:value-type="float" office:value="7358" calcext:value-type="float">
            <text:p>7358</text:p>
          </table:table-cell>
          <table:table-cell office:value-type="float" office:value="4044" calcext:value-type="float">
            <text:p>4044</text:p>
          </table:table-cell>
          <table:table-cell table:formula="of:= [.A369]/10000" office:value-type="float" office:value="0.7358" calcext:value-type="float">
            <text:p>0.7358</text:p>
          </table:table-cell>
          <table:table-cell table:formula="of:= 1500*([.C369])^4 - 10200*([.C369])^3 + 23010*([.C369])^2 - 17778*([.C369]) + 4000" office:value-type="float" office:value="-247.032992370365" calcext:value-type="float">
            <text:p>-247.0329923704</text:p>
          </table:table-cell>
        </table:table-row>
        <table:table-row table:style-name="ro1">
          <table:table-cell office:value-type="float" office:value="7378" calcext:value-type="float">
            <text:p>7378</text:p>
          </table:table-cell>
          <table:table-cell office:value-type="float" office:value="4052" calcext:value-type="float">
            <text:p>4052</text:p>
          </table:table-cell>
          <table:table-cell table:formula="of:= [.A370]/10000" office:value-type="float" office:value="0.7378" calcext:value-type="float">
            <text:p>0.7378</text:p>
          </table:table-cell>
          <table:table-cell table:formula="of:= 1500*([.C370])^4 - 10200*([.C370])^3 + 23010*([.C370])^2 - 17778*([.C370]) + 4000" office:value-type="float" office:value="-243.197958536382" calcext:value-type="float">
            <text:p>-243.1979585364</text:p>
          </table:table-cell>
        </table:table-row>
        <table:table-row table:style-name="ro1">
          <table:table-cell office:value-type="float" office:value="7398" calcext:value-type="float">
            <text:p>7398</text:p>
          </table:table-cell>
          <table:table-cell office:value-type="float" office:value="4060" calcext:value-type="float">
            <text:p>4060</text:p>
          </table:table-cell>
          <table:table-cell table:formula="of:= [.A371]/10000" office:value-type="float" office:value="0.7398" calcext:value-type="float">
            <text:p>0.7398</text:p>
          </table:table-cell>
          <table:table-cell table:formula="of:= 1500*([.C371])^4 - 10200*([.C371])^3 + 23010*([.C371])^2 - 17778*([.C371]) + 4000" office:value-type="float" office:value="-239.320264977918" calcext:value-type="float">
            <text:p>-239.3202649779</text:p>
          </table:table-cell>
        </table:table-row>
        <table:table-row table:style-name="ro1">
          <table:table-cell office:value-type="float" office:value="7418" calcext:value-type="float">
            <text:p>7418</text:p>
          </table:table-cell>
          <table:table-cell office:value-type="float" office:value="4069" calcext:value-type="float">
            <text:p>4069</text:p>
          </table:table-cell>
          <table:table-cell table:formula="of:= [.A372]/10000" office:value-type="float" office:value="0.7418" calcext:value-type="float">
            <text:p>0.7418</text:p>
          </table:table-cell>
          <table:table-cell table:formula="of:= 1500*([.C372])^4 - 10200*([.C372])^3 + 23010*([.C372])^2 - 17778*([.C372]) + 4000" office:value-type="float" office:value="-235.400188520574" calcext:value-type="float">
            <text:p>-235.4001885206</text:p>
          </table:table-cell>
        </table:table-row>
        <table:table-row table:style-name="ro1">
          <table:table-cell office:value-type="float" office:value="7438" calcext:value-type="float">
            <text:p>7438</text:p>
          </table:table-cell>
          <table:table-cell office:value-type="float" office:value="4077" calcext:value-type="float">
            <text:p>4077</text:p>
          </table:table-cell>
          <table:table-cell table:formula="of:= [.A373]/10000" office:value-type="float" office:value="0.7438" calcext:value-type="float">
            <text:p>0.7438</text:p>
          </table:table-cell>
          <table:table-cell table:formula="of:= 1500*([.C373])^4 - 10200*([.C373])^3 + 23010*([.C373])^2 - 17778*([.C373]) + 4000" office:value-type="float" office:value="-231.438005413949" calcext:value-type="float">
            <text:p>-231.438005414</text:p>
          </table:table-cell>
        </table:table-row>
        <table:table-row table:style-name="ro1">
          <table:table-cell office:value-type="float" office:value="7458" calcext:value-type="float">
            <text:p>7458</text:p>
          </table:table-cell>
          <table:table-cell office:value-type="float" office:value="4084" calcext:value-type="float">
            <text:p>4084</text:p>
          </table:table-cell>
          <table:table-cell table:formula="of:= [.A374]/10000" office:value-type="float" office:value="0.7458" calcext:value-type="float">
            <text:p>0.7458</text:p>
          </table:table-cell>
          <table:table-cell table:formula="of:= 1500*([.C374])^4 - 10200*([.C374])^3 + 23010*([.C374])^2 - 17778*([.C374]) + 4000" office:value-type="float" office:value="-227.433991331645" calcext:value-type="float">
            <text:p>-227.4339913316</text:p>
          </table:table-cell>
        </table:table-row>
        <table:table-row table:style-name="ro1">
          <table:table-cell office:value-type="float" office:value="7478" calcext:value-type="float">
            <text:p>7478</text:p>
          </table:table-cell>
          <table:table-cell office:value-type="float" office:value="4092" calcext:value-type="float">
            <text:p>4092</text:p>
          </table:table-cell>
          <table:table-cell table:formula="of:= [.A375]/10000" office:value-type="float" office:value="0.7478" calcext:value-type="float">
            <text:p>0.7478</text:p>
          </table:table-cell>
          <table:table-cell table:formula="of:= 1500*([.C375])^4 - 10200*([.C375])^3 + 23010*([.C375])^2 - 17778*([.C375]) + 4000" office:value-type="float" office:value="-223.388421371263" calcext:value-type="float">
            <text:p>-223.3884213713</text:p>
          </table:table-cell>
        </table:table-row>
        <table:table-row table:style-name="ro1">
          <table:table-cell office:value-type="float" office:value="7498" calcext:value-type="float">
            <text:p>7498</text:p>
          </table:table-cell>
          <table:table-cell office:value-type="float" office:value="4099" calcext:value-type="float">
            <text:p>4099</text:p>
          </table:table-cell>
          <table:table-cell table:formula="of:= [.A376]/10000" office:value-type="float" office:value="0.7498" calcext:value-type="float">
            <text:p>0.7498</text:p>
          </table:table-cell>
          <table:table-cell table:formula="of:= 1500*([.C376])^4 - 10200*([.C376])^3 + 23010*([.C376])^2 - 17778*([.C376]) + 4000" office:value-type="float" office:value="-219.301570054398" calcext:value-type="float">
            <text:p>-219.3015700544</text:p>
          </table:table-cell>
        </table:table-row>
        <table:table-row table:style-name="ro1">
          <table:table-cell office:value-type="float" office:value="7518" calcext:value-type="float">
            <text:p>7518</text:p>
          </table:table-cell>
          <table:table-cell office:value-type="float" office:value="4106" calcext:value-type="float">
            <text:p>4106</text:p>
          </table:table-cell>
          <table:table-cell table:formula="of:= [.A377]/10000" office:value-type="float" office:value="0.7518" calcext:value-type="float">
            <text:p>0.7518</text:p>
          </table:table-cell>
          <table:table-cell table:formula="of:= 1500*([.C377])^4 - 10200*([.C377])^3 + 23010*([.C377])^2 - 17778*([.C377]) + 4000" office:value-type="float" office:value="-215.173711326655" calcext:value-type="float">
            <text:p>-215.1737113267</text:p>
          </table:table-cell>
        </table:table-row>
        <table:table-row table:style-name="ro1">
          <table:table-cell office:value-type="float" office:value="7538" calcext:value-type="float">
            <text:p>7538</text:p>
          </table:table-cell>
          <table:table-cell office:value-type="float" office:value="4112" calcext:value-type="float">
            <text:p>4112</text:p>
          </table:table-cell>
          <table:table-cell table:formula="of:= [.A378]/10000" office:value-type="float" office:value="0.7538" calcext:value-type="float">
            <text:p>0.7538</text:p>
          </table:table-cell>
          <table:table-cell table:formula="of:= 1500*([.C378])^4 - 10200*([.C378])^3 + 23010*([.C378])^2 - 17778*([.C378]) + 4000" office:value-type="float" office:value="-211.005118557632" calcext:value-type="float">
            <text:p>-211.0051185576</text:p>
          </table:table-cell>
        </table:table-row>
        <table:table-row table:style-name="ro1">
          <table:table-cell office:value-type="float" office:value="7558" calcext:value-type="float">
            <text:p>7558</text:p>
          </table:table-cell>
          <table:table-cell office:value-type="float" office:value="4117" calcext:value-type="float">
            <text:p>4117</text:p>
          </table:table-cell>
          <table:table-cell table:formula="of:= [.A379]/10000" office:value-type="float" office:value="0.7558" calcext:value-type="float">
            <text:p>0.7558</text:p>
          </table:table-cell>
          <table:table-cell table:formula="of:= 1500*([.C379])^4 - 10200*([.C379])^3 + 23010*([.C379])^2 - 17778*([.C379]) + 4000" office:value-type="float" office:value="-206.796064540926" calcext:value-type="float">
            <text:p>-206.7960645409</text:p>
          </table:table-cell>
        </table:table-row>
        <table:table-row table:style-name="ro1">
          <table:table-cell office:value-type="float" office:value="7578" calcext:value-type="float">
            <text:p>7578</text:p>
          </table:table-cell>
          <table:table-cell office:value-type="float" office:value="4122" calcext:value-type="float">
            <text:p>4122</text:p>
          </table:table-cell>
          <table:table-cell table:formula="of:= [.A380]/10000" office:value-type="float" office:value="0.7578" calcext:value-type="float">
            <text:p>0.7578</text:p>
          </table:table-cell>
          <table:table-cell table:formula="of:= 1500*([.C380])^4 - 10200*([.C380])^3 + 23010*([.C380])^2 - 17778*([.C380]) + 4000" office:value-type="float" office:value="-202.546821494141" calcext:value-type="float">
            <text:p>-202.5468214941</text:p>
          </table:table-cell>
        </table:table-row>
        <table:table-row table:style-name="ro1">
          <table:table-cell office:value-type="float" office:value="7598" calcext:value-type="float">
            <text:p>7598</text:p>
          </table:table-cell>
          <table:table-cell office:value-type="float" office:value="4126" calcext:value-type="float">
            <text:p>4126</text:p>
          </table:table-cell>
          <table:table-cell table:formula="of:= [.A381]/10000" office:value-type="float" office:value="0.7598" calcext:value-type="float">
            <text:p>0.7598</text:p>
          </table:table-cell>
          <table:table-cell table:formula="of:= 1500*([.C381])^4 - 10200*([.C381])^3 + 23010*([.C381])^2 - 17778*([.C381]) + 4000" office:value-type="float" office:value="-198.257661058879" calcext:value-type="float">
            <text:p>-198.2576610589</text:p>
          </table:table-cell>
        </table:table-row>
        <table:table-row table:style-name="ro1">
          <table:table-cell office:value-type="float" office:value="7618" calcext:value-type="float">
            <text:p>7618</text:p>
          </table:table-cell>
          <table:table-cell office:value-type="float" office:value="4130" calcext:value-type="float">
            <text:p>4130</text:p>
          </table:table-cell>
          <table:table-cell table:formula="of:= [.A382]/10000" office:value-type="float" office:value="0.7618" calcext:value-type="float">
            <text:p>0.7618</text:p>
          </table:table-cell>
          <table:table-cell table:formula="of:= 1500*([.C382])^4 - 10200*([.C382])^3 + 23010*([.C382])^2 - 17778*([.C382]) + 4000" office:value-type="float" office:value="-193.928854300735" calcext:value-type="float">
            <text:p>-193.9288543007</text:p>
          </table:table-cell>
        </table:table-row>
        <table:table-row table:style-name="ro1">
          <table:table-cell office:value-type="float" office:value="7638" calcext:value-type="float">
            <text:p>7638</text:p>
          </table:table-cell>
          <table:table-cell office:value-type="float" office:value="4133" calcext:value-type="float">
            <text:p>4133</text:p>
          </table:table-cell>
          <table:table-cell table:formula="of:= [.A383]/10000" office:value-type="float" office:value="0.7638" calcext:value-type="float">
            <text:p>0.7638</text:p>
          </table:table-cell>
          <table:table-cell table:formula="of:= 1500*([.C383])^4 - 10200*([.C383])^3 + 23010*([.C383])^2 - 17778*([.C383]) + 4000" office:value-type="float" office:value="-189.560671709307" calcext:value-type="float">
            <text:p>-189.5606717093</text:p>
          </table:table-cell>
        </table:table-row>
        <table:table-row table:style-name="ro1">
          <table:table-cell office:value-type="float" office:value="7658" calcext:value-type="float">
            <text:p>7658</text:p>
          </table:table-cell>
          <table:table-cell office:value-type="float" office:value="4136" calcext:value-type="float">
            <text:p>4136</text:p>
          </table:table-cell>
          <table:table-cell table:formula="of:= [.A384]/10000" office:value-type="float" office:value="0.7658" calcext:value-type="float">
            <text:p>0.7658</text:p>
          </table:table-cell>
          <table:table-cell table:formula="of:= 1500*([.C384])^4 - 10200*([.C384])^3 + 23010*([.C384])^2 - 17778*([.C384]) + 4000" office:value-type="float" office:value="-185.153383198205" calcext:value-type="float">
            <text:p>-185.1533831982</text:p>
          </table:table-cell>
        </table:table-row>
        <table:table-row table:style-name="ro1">
          <table:table-cell office:value-type="float" office:value="7678" calcext:value-type="float">
            <text:p>7678</text:p>
          </table:table-cell>
          <table:table-cell office:value-type="float" office:value="4138" calcext:value-type="float">
            <text:p>4138</text:p>
          </table:table-cell>
          <table:table-cell table:formula="of:= [.A385]/10000" office:value-type="float" office:value="0.7678" calcext:value-type="float">
            <text:p>0.7678</text:p>
          </table:table-cell>
          <table:table-cell table:formula="of:= 1500*([.C385])^4 - 10200*([.C385])^3 + 23010*([.C385])^2 - 17778*([.C385]) + 4000" office:value-type="float" office:value="-180.707258105023" calcext:value-type="float">
            <text:p>-180.707258105</text:p>
          </table:table-cell>
        </table:table-row>
        <table:table-row table:style-name="ro1">
          <table:table-cell office:value-type="float" office:value="7698" calcext:value-type="float">
            <text:p>7698</text:p>
          </table:table-cell>
          <table:table-cell office:value-type="float" office:value="4140" calcext:value-type="float">
            <text:p>4140</text:p>
          </table:table-cell>
          <table:table-cell table:formula="of:= [.A386]/10000" office:value-type="float" office:value="0.7698" calcext:value-type="float">
            <text:p>0.7698</text:p>
          </table:table-cell>
          <table:table-cell table:formula="of:= 1500*([.C386])^4 - 10200*([.C386])^3 + 23010*([.C386])^2 - 17778*([.C386]) + 4000" office:value-type="float" office:value="-176.222565191356" calcext:value-type="float">
            <text:p>-176.2225651914</text:p>
          </table:table-cell>
        </table:table-row>
        <table:table-row table:style-name="ro1">
          <table:table-cell office:value-type="float" office:value="7718" calcext:value-type="float">
            <text:p>7718</text:p>
          </table:table-cell>
          <table:table-cell office:value-type="float" office:value="4142" calcext:value-type="float">
            <text:p>4142</text:p>
          </table:table-cell>
          <table:table-cell table:formula="of:= [.A387]/10000" office:value-type="float" office:value="0.7718" calcext:value-type="float">
            <text:p>0.7718</text:p>
          </table:table-cell>
          <table:table-cell table:formula="of:= 1500*([.C387])^4 - 10200*([.C387])^3 + 23010*([.C387])^2 - 17778*([.C387]) + 4000" office:value-type="float" office:value="-171.699572642814" calcext:value-type="float">
            <text:p>-171.6995726428</text:p>
          </table:table-cell>
        </table:table-row>
        <table:table-row table:style-name="ro1">
          <table:table-cell office:value-type="float" office:value="7738" calcext:value-type="float">
            <text:p>7738</text:p>
          </table:table-cell>
          <table:table-cell office:value-type="float" office:value="4143" calcext:value-type="float">
            <text:p>4143</text:p>
          </table:table-cell>
          <table:table-cell table:formula="of:= [.A388]/10000" office:value-type="float" office:value="0.7738" calcext:value-type="float">
            <text:p>0.7738</text:p>
          </table:table-cell>
          <table:table-cell table:formula="of:= 1500*([.C388])^4 - 10200*([.C388])^3 + 23010*([.C388])^2 - 17778*([.C388]) + 4000" office:value-type="float" office:value="-167.138548068988" calcext:value-type="float">
            <text:p>-167.138548069</text:p>
          </table:table-cell>
        </table:table-row>
        <table:table-row table:style-name="ro1">
          <table:table-cell office:value-type="float" office:value="7758" calcext:value-type="float">
            <text:p>7758</text:p>
          </table:table-cell>
          <table:table-cell office:value-type="float" office:value="4144" calcext:value-type="float">
            <text:p>4144</text:p>
          </table:table-cell>
          <table:table-cell table:formula="of:= [.A389]/10000" office:value-type="float" office:value="0.7758" calcext:value-type="float">
            <text:p>0.7758</text:p>
          </table:table-cell>
          <table:table-cell table:formula="of:= 1500*([.C389])^4 - 10200*([.C389])^3 + 23010*([.C389])^2 - 17778*([.C389]) + 4000" office:value-type="float" office:value="-162.539758503486" calcext:value-type="float">
            <text:p>-162.5397585035</text:p>
          </table:table-cell>
        </table:table-row>
        <table:table-row table:style-name="ro1">
          <table:table-cell office:value-type="float" office:value="7778" calcext:value-type="float">
            <text:p>7778</text:p>
          </table:table-cell>
          <table:table-cell office:value-type="float" office:value="4144" calcext:value-type="float">
            <text:p>4144</text:p>
          </table:table-cell>
          <table:table-cell table:formula="of:= [.A390]/10000" office:value-type="float" office:value="0.7778" calcext:value-type="float">
            <text:p>0.7778</text:p>
          </table:table-cell>
          <table:table-cell table:formula="of:= 1500*([.C390])^4 - 10200*([.C390])^3 + 23010*([.C390])^2 - 17778*([.C390]) + 4000" office:value-type="float" office:value="-157.9034704039" calcext:value-type="float">
            <text:p>-157.9034704039</text:p>
          </table:table-cell>
        </table:table-row>
        <table:table-row table:style-name="ro1">
          <table:table-cell office:value-type="float" office:value="7798" calcext:value-type="float">
            <text:p>7798</text:p>
          </table:table-cell>
          <table:table-cell office:value-type="float" office:value="4144" calcext:value-type="float">
            <text:p>4144</text:p>
          </table:table-cell>
          <table:table-cell table:formula="of:= [.A391]/10000" office:value-type="float" office:value="0.7798" calcext:value-type="float">
            <text:p>0.7798</text:p>
          </table:table-cell>
          <table:table-cell table:formula="of:= 1500*([.C391])^4 - 10200*([.C391])^3 + 23010*([.C391])^2 - 17778*([.C391]) + 4000" office:value-type="float" office:value="-153.229949651839" calcext:value-type="float">
            <text:p>-153.2299496518</text:p>
          </table:table-cell>
        </table:table-row>
        <table:table-row table:style-name="ro1">
          <table:table-cell office:value-type="float" office:value="7819" calcext:value-type="float">
            <text:p>7819</text:p>
          </table:table-cell>
          <table:table-cell office:value-type="float" office:value="4145" calcext:value-type="float">
            <text:p>4145</text:p>
          </table:table-cell>
          <table:table-cell table:formula="of:= [.A392]/10000" office:value-type="float" office:value="0.7819" calcext:value-type="float">
            <text:p>0.7819</text:p>
          </table:table-cell>
          <table:table-cell table:formula="of:= 1500*([.C392])^4 - 10200*([.C392])^3 + 23010*([.C392])^2 - 17778*([.C392]) + 4000" office:value-type="float" office:value="-148.282971506133" calcext:value-type="float">
            <text:p>-148.2829715061</text:p>
          </table:table-cell>
        </table:table-row>
        <table:table-row table:style-name="ro1">
          <table:table-cell office:value-type="float" office:value="7839" calcext:value-type="float">
            <text:p>7839</text:p>
          </table:table-cell>
          <table:table-cell office:value-type="float" office:value="4145" calcext:value-type="float">
            <text:p>4145</text:p>
          </table:table-cell>
          <table:table-cell table:formula="of:= [.A393]/10000" office:value-type="float" office:value="0.7839" calcext:value-type="float">
            <text:p>0.7839</text:p>
          </table:table-cell>
          <table:table-cell table:formula="of:= 1500*([.C393])^4 - 10200*([.C393])^3 + 23010*([.C393])^2 - 17778*([.C393]) + 4000" office:value-type="float" office:value="-143.533952597865" calcext:value-type="float">
            <text:p>-143.5339525979</text:p>
          </table:table-cell>
        </table:table-row>
        <table:table-row table:style-name="ro1">
          <table:table-cell office:value-type="float" office:value="7859" calcext:value-type="float">
            <text:p>7859</text:p>
          </table:table-cell>
          <table:table-cell office:value-type="float" office:value="4145" calcext:value-type="float">
            <text:p>4145</text:p>
          </table:table-cell>
          <table:table-cell table:formula="of:= [.A394]/10000" office:value-type="float" office:value="0.7859" calcext:value-type="float">
            <text:p>0.7859</text:p>
          </table:table-cell>
          <table:table-cell table:formula="of:= 1500*([.C394])^4 - 10200*([.C394])^3 + 23010*([.C394])^2 - 17778*([.C394]) + 4000" office:value-type="float" office:value="-138.748508418475" calcext:value-type="float">
            <text:p>-138.7485084185</text:p>
          </table:table-cell>
        </table:table-row>
        <table:table-row table:style-name="ro1">
          <table:table-cell office:value-type="float" office:value="7879" calcext:value-type="float">
            <text:p>7879</text:p>
          </table:table-cell>
          <table:table-cell office:value-type="float" office:value="4145" calcext:value-type="float">
            <text:p>4145</text:p>
          </table:table-cell>
          <table:table-cell table:formula="of:= [.A395]/10000" office:value-type="float" office:value="0.7879" calcext:value-type="float">
            <text:p>0.7879</text:p>
          </table:table-cell>
          <table:table-cell table:formula="of:= 1500*([.C395])^4 - 10200*([.C395])^3 + 23010*([.C395])^2 - 17778*([.C395]) + 4000" office:value-type="float" office:value="-133.926902516767" calcext:value-type="float">
            <text:p>-133.9269025168</text:p>
          </table:table-cell>
        </table:table-row>
        <table:table-row table:style-name="ro1">
          <table:table-cell office:value-type="float" office:value="7899" calcext:value-type="float">
            <text:p>7899</text:p>
          </table:table-cell>
          <table:table-cell office:value-type="float" office:value="4145" calcext:value-type="float">
            <text:p>4145</text:p>
          </table:table-cell>
          <table:table-cell table:formula="of:= [.A396]/10000" office:value-type="float" office:value="0.7899" calcext:value-type="float">
            <text:p>0.7899</text:p>
          </table:table-cell>
          <table:table-cell table:formula="of:= 1500*([.C396])^4 - 10200*([.C396])^3 + 23010*([.C396])^2 - 17778*([.C396]) + 4000" office:value-type="float" office:value="-129.06939786554" calcext:value-type="float">
            <text:p>-129.0693978655</text:p>
          </table:table-cell>
        </table:table-row>
        <table:table-row table:style-name="ro1">
          <table:table-cell office:value-type="float" office:value="7919" calcext:value-type="float">
            <text:p>7919</text:p>
          </table:table-cell>
          <table:table-cell office:value-type="float" office:value="4145" calcext:value-type="float">
            <text:p>4145</text:p>
          </table:table-cell>
          <table:table-cell table:formula="of:= [.A397]/10000" office:value-type="float" office:value="0.7919" calcext:value-type="float">
            <text:p>0.7919</text:p>
          </table:table-cell>
          <table:table-cell table:formula="of:= 1500*([.C397])^4 - 10200*([.C397])^3 + 23010*([.C397])^2 - 17778*([.C397]) + 4000" office:value-type="float" office:value="-124.176256861592" calcext:value-type="float">
            <text:p>-124.1762568616</text:p>
          </table:table-cell>
        </table:table-row>
        <table:table-row table:style-name="ro1">
          <table:table-cell office:value-type="float" office:value="7939" calcext:value-type="float">
            <text:p>7939</text:p>
          </table:table-cell>
          <table:table-cell office:value-type="float" office:value="4145" calcext:value-type="float">
            <text:p>4145</text:p>
          </table:table-cell>
          <table:table-cell table:formula="of:= [.A398]/10000" office:value-type="float" office:value="0.7939" calcext:value-type="float">
            <text:p>0.7939</text:p>
          </table:table-cell>
          <table:table-cell table:formula="of:= 1500*([.C398])^4 - 10200*([.C398])^3 + 23010*([.C398])^2 - 17778*([.C398]) + 4000" office:value-type="float" office:value="-119.247741325726" calcext:value-type="float">
            <text:p>-119.2477413257</text:p>
          </table:table-cell>
        </table:table-row>
        <table:table-row table:style-name="ro1">
          <table:table-cell office:value-type="float" office:value="7959" calcext:value-type="float">
            <text:p>7959</text:p>
          </table:table-cell>
          <table:table-cell office:value-type="float" office:value="4145" calcext:value-type="float">
            <text:p>4145</text:p>
          </table:table-cell>
          <table:table-cell table:formula="of:= [.A399]/10000" office:value-type="float" office:value="0.7959" calcext:value-type="float">
            <text:p>0.7959</text:p>
          </table:table-cell>
          <table:table-cell table:formula="of:= 1500*([.C399])^4 - 10200*([.C399])^3 + 23010*([.C399])^2 - 17778*([.C399]) + 4000" office:value-type="float" office:value="-114.284112502733" calcext:value-type="float">
            <text:p>-114.2841125027</text:p>
          </table:table-cell>
        </table:table-row>
        <table:table-row table:style-name="ro1">
          <table:table-cell office:value-type="float" office:value="7979" calcext:value-type="float">
            <text:p>7979</text:p>
          </table:table-cell>
          <table:table-cell office:value-type="float" office:value="4145" calcext:value-type="float">
            <text:p>4145</text:p>
          </table:table-cell>
          <table:table-cell table:formula="of:= [.A400]/10000" office:value-type="float" office:value="0.7979" calcext:value-type="float">
            <text:p>0.7979</text:p>
          </table:table-cell>
          <table:table-cell table:formula="of:= 1500*([.C400])^4 - 10200*([.C400])^3 + 23010*([.C400])^2 - 17778*([.C400]) + 4000" office:value-type="float" office:value="-109.285631061428" calcext:value-type="float">
            <text:p>-109.2856310614</text:p>
          </table:table-cell>
        </table:table-row>
        <table:table-row table:style-name="ro1">
          <table:table-cell office:value-type="float" office:value="7999" calcext:value-type="float">
            <text:p>7999</text:p>
          </table:table-cell>
          <table:table-cell office:value-type="float" office:value="4145" calcext:value-type="float">
            <text:p>4145</text:p>
          </table:table-cell>
          <table:table-cell table:formula="of:= [.A401]/10000" office:value-type="float" office:value="0.7999" calcext:value-type="float">
            <text:p>0.7999</text:p>
          </table:table-cell>
          <table:table-cell table:formula="of:= 1500*([.C401])^4 - 10200*([.C401])^3 + 23010*([.C401])^2 - 17778*([.C401]) + 4000" office:value-type="float" office:value="-104.252557094598" calcext:value-type="float">
            <text:p>-104.2525570946</text:p>
          </table:table-cell>
        </table:table-row>
        <table:table-row table:style-name="ro1">
          <table:table-cell office:value-type="float" office:value="8019" calcext:value-type="float">
            <text:p>8019</text:p>
          </table:table-cell>
          <table:table-cell office:value-type="float" office:value="4145" calcext:value-type="float">
            <text:p>4145</text:p>
          </table:table-cell>
          <table:table-cell table:formula="of:= [.A402]/10000" office:value-type="float" office:value="0.8019" calcext:value-type="float">
            <text:p>0.8019</text:p>
          </table:table-cell>
          <table:table-cell table:formula="of:= 1500*([.C402])^4 - 10200*([.C402])^3 + 23010*([.C402])^2 - 17778*([.C402]) + 4000" office:value-type="float" office:value="-99.1851501190522" calcext:value-type="float">
            <text:p>-99.1851501191</text:p>
          </table:table-cell>
        </table:table-row>
        <table:table-row table:style-name="ro1">
          <table:table-cell office:value-type="float" office:value="8039" calcext:value-type="float">
            <text:p>8039</text:p>
          </table:table-cell>
          <table:table-cell office:value-type="float" office:value="4145" calcext:value-type="float">
            <text:p>4145</text:p>
          </table:table-cell>
          <table:table-cell table:formula="of:= [.A403]/10000" office:value-type="float" office:value="0.8039" calcext:value-type="float">
            <text:p>0.8039</text:p>
          </table:table-cell>
          <table:table-cell table:formula="of:= 1500*([.C403])^4 - 10200*([.C403])^3 + 23010*([.C403])^2 - 17778*([.C403]) + 4000" office:value-type="float" office:value="-94.0836690755823" calcext:value-type="float">
            <text:p>-94.0836690756</text:p>
          </table:table-cell>
        </table:table-row>
        <table:table-row table:style-name="ro1">
          <table:table-cell office:value-type="float" office:value="8059" calcext:value-type="float">
            <text:p>8059</text:p>
          </table:table-cell>
          <table:table-cell office:value-type="float" office:value="4145" calcext:value-type="float">
            <text:p>4145</text:p>
          </table:table-cell>
          <table:table-cell table:formula="of:= [.A404]/10000" office:value-type="float" office:value="0.8059" calcext:value-type="float">
            <text:p>0.8059</text:p>
          </table:table-cell>
          <table:table-cell table:formula="of:= 1500*([.C404])^4 - 10200*([.C404])^3 + 23010*([.C404])^2 - 17778*([.C404]) + 4000" office:value-type="float" office:value="-88.9483723289959" calcext:value-type="float">
            <text:p>-88.948372329</text:p>
          </table:table-cell>
        </table:table-row>
        <table:table-row table:style-name="ro1">
          <table:table-cell office:value-type="float" office:value="8079" calcext:value-type="float">
            <text:p>8079</text:p>
          </table:table-cell>
          <table:table-cell office:value-type="float" office:value="4145" calcext:value-type="float">
            <text:p>4145</text:p>
          </table:table-cell>
          <table:table-cell table:formula="of:= [.A405]/10000" office:value-type="float" office:value="0.8079" calcext:value-type="float">
            <text:p>0.8079</text:p>
          </table:table-cell>
          <table:table-cell table:formula="of:= 1500*([.C405])^4 - 10200*([.C405])^3 + 23010*([.C405])^2 - 17778*([.C405]) + 4000" office:value-type="float" office:value="-83.7795176680884" calcext:value-type="float">
            <text:p>-83.7795176681</text:p>
          </table:table-cell>
        </table:table-row>
        <table:table-row table:style-name="ro1">
          <table:table-cell office:value-type="float" office:value="8099" calcext:value-type="float">
            <text:p>8099</text:p>
          </table:table-cell>
          <table:table-cell office:value-type="float" office:value="4145" calcext:value-type="float">
            <text:p>4145</text:p>
          </table:table-cell>
          <table:table-cell table:formula="of:= [.A406]/10000" office:value-type="float" office:value="0.8099" calcext:value-type="float">
            <text:p>0.8099</text:p>
          </table:table-cell>
          <table:table-cell table:formula="of:= 1500*([.C406])^4 - 10200*([.C406])^3 + 23010*([.C406])^2 - 17778*([.C406]) + 4000" office:value-type="float" office:value="-78.5773623056575" calcext:value-type="float">
            <text:p>-78.5773623057</text:p>
          </table:table-cell>
        </table:table-row>
        <table:table-row table:style-name="ro1">
          <table:table-cell office:value-type="float" office:value="8119" calcext:value-type="float">
            <text:p>8119</text:p>
          </table:table-cell>
          <table:table-cell office:value-type="float" office:value="4145" calcext:value-type="float">
            <text:p>4145</text:p>
          </table:table-cell>
          <table:table-cell table:formula="of:= [.A407]/10000" office:value-type="float" office:value="0.8119" calcext:value-type="float">
            <text:p>0.8119</text:p>
          </table:table-cell>
          <table:table-cell table:formula="of:= 1500*([.C407])^4 - 10200*([.C407])^3 + 23010*([.C407])^2 - 17778*([.C407]) + 4000" office:value-type="float" office:value="-73.3421628785109" calcext:value-type="float">
            <text:p>-73.3421628785</text:p>
          </table:table-cell>
        </table:table-row>
        <table:table-row table:style-name="ro1">
          <table:table-cell office:value-type="float" office:value="8139" calcext:value-type="float">
            <text:p>8139</text:p>
          </table:table-cell>
          <table:table-cell office:value-type="float" office:value="4145" calcext:value-type="float">
            <text:p>4145</text:p>
          </table:table-cell>
          <table:table-cell table:formula="of:= [.A408]/10000" office:value-type="float" office:value="0.8139" calcext:value-type="float">
            <text:p>0.8139</text:p>
          </table:table-cell>
          <table:table-cell table:formula="of:= 1500*([.C408])^4 - 10200*([.C408])^3 + 23010*([.C408])^2 - 17778*([.C408]) + 4000" office:value-type="float" office:value="-68.0741754474457" calcext:value-type="float">
            <text:p>-68.0741754474</text:p>
          </table:table-cell>
        </table:table-row>
        <table:table-row table:style-name="ro1">
          <table:table-cell office:value-type="float" office:value="8159" calcext:value-type="float">
            <text:p>8159</text:p>
          </table:table-cell>
          <table:table-cell office:value-type="float" office:value="4145" calcext:value-type="float">
            <text:p>4145</text:p>
          </table:table-cell>
          <table:table-cell table:formula="of:= [.A409]/10000" office:value-type="float" office:value="0.8159" calcext:value-type="float">
            <text:p>0.8159</text:p>
          </table:table-cell>
          <table:table-cell table:formula="of:= 1500*([.C409])^4 - 10200*([.C409])^3 + 23010*([.C409])^2 - 17778*([.C409]) + 4000" office:value-type="float" office:value="-62.773655497258" calcext:value-type="float">
            <text:p>-62.7736554973</text:p>
          </table:table-cell>
        </table:table-row>
        <table:table-row table:style-name="ro1">
          <table:table-cell office:value-type="float" office:value="8179" calcext:value-type="float">
            <text:p>8179</text:p>
          </table:table-cell>
          <table:table-cell office:value-type="float" office:value="4145" calcext:value-type="float">
            <text:p>4145</text:p>
          </table:table-cell>
          <table:table-cell table:formula="of:= [.A410]/10000" office:value-type="float" office:value="0.8179" calcext:value-type="float">
            <text:p>0.8179</text:p>
          </table:table-cell>
          <table:table-cell table:formula="of:= 1500*([.C410])^4 - 10200*([.C410])^3 + 23010*([.C410])^2 - 17778*([.C410]) + 4000" office:value-type="float" office:value="-57.4408579367482" calcext:value-type="float">
            <text:p>-57.4408579367</text:p>
          </table:table-cell>
        </table:table-row>
        <table:table-row table:style-name="ro1">
          <table:table-cell office:value-type="float" office:value="8199" calcext:value-type="float">
            <text:p>8199</text:p>
          </table:table-cell>
          <table:table-cell office:value-type="float" office:value="4145" calcext:value-type="float">
            <text:p>4145</text:p>
          </table:table-cell>
          <table:table-cell table:formula="of:= [.A411]/10000" office:value-type="float" office:value="0.8199" calcext:value-type="float">
            <text:p>0.8199</text:p>
          </table:table-cell>
          <table:table-cell table:formula="of:= 1500*([.C411])^4 - 10200*([.C411])^3 + 23010*([.C411])^2 - 17778*([.C411]) + 4000" office:value-type="float" office:value="-52.0760370987209" calcext:value-type="float">
            <text:p>-52.0760370987</text:p>
          </table:table-cell>
        </table:table-row>
        <table:table-row table:style-name="ro1">
          <table:table-cell office:value-type="float" office:value="8219" calcext:value-type="float">
            <text:p>8219</text:p>
          </table:table-cell>
          <table:table-cell office:value-type="float" office:value="4145" calcext:value-type="float">
            <text:p>4145</text:p>
          </table:table-cell>
          <table:table-cell table:formula="of:= [.A412]/10000" office:value-type="float" office:value="0.8219" calcext:value-type="float">
            <text:p>0.8219</text:p>
          </table:table-cell>
          <table:table-cell table:formula="of:= 1500*([.C412])^4 - 10200*([.C412])^3 + 23010*([.C412])^2 - 17778*([.C412]) + 4000" office:value-type="float" office:value="-46.6794467399723" calcext:value-type="float">
            <text:p>-46.67944674</text:p>
          </table:table-cell>
        </table:table-row>
        <table:table-row table:style-name="ro1">
          <table:table-cell office:value-type="float" office:value="8239" calcext:value-type="float">
            <text:p>8239</text:p>
          </table:table-cell>
          <table:table-cell office:value-type="float" office:value="4145" calcext:value-type="float">
            <text:p>4145</text:p>
          </table:table-cell>
          <table:table-cell table:formula="of:= [.A413]/10000" office:value-type="float" office:value="0.8239" calcext:value-type="float">
            <text:p>0.8239</text:p>
          </table:table-cell>
          <table:table-cell table:formula="of:= 1500*([.C413])^4 - 10200*([.C413])^3 + 23010*([.C413])^2 - 17778*([.C413]) + 4000" office:value-type="float" office:value="-41.2513400413045" calcext:value-type="float">
            <text:p>-41.2513400413</text:p>
          </table:table-cell>
        </table:table-row>
        <table:table-row table:style-name="ro1">
          <table:table-cell office:value-type="float" office:value="8259" calcext:value-type="float">
            <text:p>8259</text:p>
          </table:table-cell>
          <table:table-cell office:value-type="float" office:value="4145" calcext:value-type="float">
            <text:p>4145</text:p>
          </table:table-cell>
          <table:table-cell table:formula="of:= [.A414]/10000" office:value-type="float" office:value="0.8259" calcext:value-type="float">
            <text:p>0.8259</text:p>
          </table:table-cell>
          <table:table-cell table:formula="of:= 1500*([.C414])^4 - 10200*([.C414])^3 + 23010*([.C414])^2 - 17778*([.C414]) + 4000" office:value-type="float" office:value="-35.7919696075169" calcext:value-type="float">
            <text:p>-35.7919696075</text:p>
          </table:table-cell>
        </table:table-row>
        <table:table-row table:style-name="ro1">
          <table:table-cell office:value-type="float" office:value="8279" calcext:value-type="float">
            <text:p>8279</text:p>
          </table:table-cell>
          <table:table-cell office:value-type="float" office:value="4145" calcext:value-type="float">
            <text:p>4145</text:p>
          </table:table-cell>
          <table:table-cell table:formula="of:= [.A415]/10000" office:value-type="float" office:value="0.8279" calcext:value-type="float">
            <text:p>0.8279</text:p>
          </table:table-cell>
          <table:table-cell table:formula="of:= 1500*([.C415])^4 - 10200*([.C415])^3 + 23010*([.C415])^2 - 17778*([.C415]) + 4000" office:value-type="float" office:value="-30.3015874674074" calcext:value-type="float">
            <text:p>-30.3015874674</text:p>
          </table:table-cell>
        </table:table-row>
        <table:table-row table:style-name="ro1">
          <table:table-cell office:value-type="float" office:value="8299" calcext:value-type="float">
            <text:p>8299</text:p>
          </table:table-cell>
          <table:table-cell office:value-type="float" office:value="4145" calcext:value-type="float">
            <text:p>4145</text:p>
          </table:table-cell>
          <table:table-cell table:formula="of:= [.A416]/10000" office:value-type="float" office:value="0.8299" calcext:value-type="float">
            <text:p>0.8299</text:p>
          </table:table-cell>
          <table:table-cell table:formula="of:= 1500*([.C416])^4 - 10200*([.C416])^3 + 23010*([.C416])^2 - 17778*([.C416]) + 4000" office:value-type="float" office:value="-24.7804450737822" calcext:value-type="float">
            <text:p>-24.7804450738</text:p>
          </table:table-cell>
        </table:table-row>
        <table:table-row table:style-name="ro1">
          <table:table-cell office:value-type="float" office:value="8319" calcext:value-type="float">
            <text:p>8319</text:p>
          </table:table-cell>
          <table:table-cell office:value-type="float" office:value="4145" calcext:value-type="float">
            <text:p>4145</text:p>
          </table:table-cell>
          <table:table-cell table:formula="of:= [.A417]/10000" office:value-type="float" office:value="0.8319" calcext:value-type="float">
            <text:p>0.8319</text:p>
          </table:table-cell>
          <table:table-cell table:formula="of:= 1500*([.C417])^4 - 10200*([.C417])^3 + 23010*([.C417])^2 - 17778*([.C417]) + 4000" office:value-type="float" office:value="-19.2287933034313" calcext:value-type="float">
            <text:p>-19.2287933034</text:p>
          </table:table-cell>
        </table:table-row>
        <table:table-row table:style-name="ro1">
          <table:table-cell office:value-type="float" office:value="8339" calcext:value-type="float">
            <text:p>8339</text:p>
          </table:table-cell>
          <table:table-cell office:value-type="float" office:value="4145" calcext:value-type="float">
            <text:p>4145</text:p>
          </table:table-cell>
          <table:table-cell table:formula="of:= [.A418]/10000" office:value-type="float" office:value="0.8339" calcext:value-type="float">
            <text:p>0.8339</text:p>
          </table:table-cell>
          <table:table-cell table:formula="of:= 1500*([.C418])^4 - 10200*([.C418])^3 + 23010*([.C418])^2 - 17778*([.C418]) + 4000" office:value-type="float" office:value="-13.6468824571621" calcext:value-type="float">
            <text:p>-13.6468824572</text:p>
          </table:table-cell>
        </table:table-row>
        <table:table-row table:style-name="ro1">
          <table:table-cell office:value-type="float" office:value="8359" calcext:value-type="float">
            <text:p>8359</text:p>
          </table:table-cell>
          <table:table-cell office:value-type="float" office:value="4145" calcext:value-type="float">
            <text:p>4145</text:p>
          </table:table-cell>
          <table:table-cell table:formula="of:= [.A419]/10000" office:value-type="float" office:value="0.8359" calcext:value-type="float">
            <text:p>0.8359</text:p>
          </table:table-cell>
          <table:table-cell table:formula="of:= 1500*([.C419])^4 - 10200*([.C419])^3 + 23010*([.C419])^2 - 17778*([.C419]) + 4000" office:value-type="float" office:value="-8.03496225977506" calcext:value-type="float">
            <text:p>-8.0349622598</text:p>
          </table:table-cell>
        </table:table-row>
        <table:table-row table:style-name="ro1">
          <table:table-cell office:value-type="float" office:value="8379" calcext:value-type="float">
            <text:p>8379</text:p>
          </table:table-cell>
          <table:table-cell office:value-type="float" office:value="4145" calcext:value-type="float">
            <text:p>4145</text:p>
          </table:table-cell>
          <table:table-cell table:formula="of:= [.A420]/10000" office:value-type="float" office:value="0.8379" calcext:value-type="float">
            <text:p>0.8379</text:p>
          </table:table-cell>
          <table:table-cell table:formula="of:= 1500*([.C420])^4 - 10200*([.C420])^3 + 23010*([.C420])^2 - 17778*([.C420]) + 4000" office:value-type="float" office:value="-2.39328186006787" calcext:value-type="float">
            <text:p>-2.3932818601</text:p>
          </table:table-cell>
        </table:table-row>
        <table:table-row table:style-name="ro1">
          <table:table-cell office:value-type="float" office:value="8399" calcext:value-type="float">
            <text:p>8399</text:p>
          </table:table-cell>
          <table:table-cell office:value-type="float" office:value="4146" calcext:value-type="float">
            <text:p>4146</text:p>
          </table:table-cell>
          <table:table-cell table:formula="of:= [.A421]/10000" office:value-type="float" office:value="0.8399" calcext:value-type="float">
            <text:p>0.8399</text:p>
          </table:table-cell>
          <table:table-cell table:formula="of:= 1500*([.C421])^4 - 10200*([.C421])^3 + 23010*([.C421])^2 - 17778*([.C421]) + 4000" office:value-type="float" office:value="3.27791016916126" calcext:value-type="float">
            <text:p>3.2779101692</text:p>
          </table:table-cell>
        </table:table-row>
        <table:table-row table:style-name="ro1">
          <table:table-cell office:value-type="float" office:value="8419" calcext:value-type="float">
            <text:p>8419</text:p>
          </table:table-cell>
          <table:table-cell office:value-type="float" office:value="4146" calcext:value-type="float">
            <text:p>4146</text:p>
          </table:table-cell>
          <table:table-cell table:formula="of:= [.A422]/10000" office:value-type="float" office:value="0.8419" calcext:value-type="float">
            <text:p>0.8419</text:p>
          </table:table-cell>
          <table:table-cell table:formula="of:= 1500*([.C422])^4 - 10200*([.C422])^3 + 23010*([.C422])^2 - 17778*([.C422]) + 4000" office:value-type="float" office:value="8.97836583110984" calcext:value-type="float">
            <text:p>8.9783658311</text:p>
          </table:table-cell>
        </table:table-row>
        <table:table-row table:style-name="ro1">
          <table:table-cell office:value-type="float" office:value="8439" calcext:value-type="float">
            <text:p>8439</text:p>
          </table:table-cell>
          <table:table-cell office:value-type="float" office:value="4147" calcext:value-type="float">
            <text:p>4147</text:p>
          </table:table-cell>
          <table:table-cell table:formula="of:= [.A423]/10000" office:value-type="float" office:value="0.8439" calcext:value-type="float">
            <text:p>0.8439</text:p>
          </table:table-cell>
          <table:table-cell table:formula="of:= 1500*([.C423])^4 - 10200*([.C423])^3 + 23010*([.C423])^2 - 17778*([.C423]) + 4000" office:value-type="float" office:value="14.7078377049784" calcext:value-type="float">
            <text:p>14.707837705</text:p>
          </table:table-cell>
        </table:table-row>
        <table:table-row table:style-name="ro1">
          <table:table-cell office:value-type="float" office:value="8459" calcext:value-type="float">
            <text:p>8459</text:p>
          </table:table-cell>
          <table:table-cell office:value-type="float" office:value="4147" calcext:value-type="float">
            <text:p>4147</text:p>
          </table:table-cell>
          <table:table-cell table:formula="of:= [.A424]/10000" office:value-type="float" office:value="0.8459" calcext:value-type="float">
            <text:p>0.8459</text:p>
          </table:table-cell>
          <table:table-cell table:formula="of:= 1500*([.C424])^4 - 10200*([.C424])^3 + 23010*([.C424])^2 - 17778*([.C424]) + 4000" office:value-type="float" office:value="20.4660789459649" calcext:value-type="float">
            <text:p>20.466078946</text:p>
          </table:table-cell>
        </table:table-row>
        <table:table-row table:style-name="ro1">
          <table:table-cell office:value-type="float" office:value="8479" calcext:value-type="float">
            <text:p>8479</text:p>
          </table:table-cell>
          <table:table-cell office:value-type="float" office:value="4147" calcext:value-type="float">
            <text:p>4147</text:p>
          </table:table-cell>
          <table:table-cell table:formula="of:= [.A425]/10000" office:value-type="float" office:value="0.8479" calcext:value-type="float">
            <text:p>0.8479</text:p>
          </table:table-cell>
          <table:table-cell table:formula="of:= 1500*([.C425])^4 - 10200*([.C425])^3 + 23010*([.C425])^2 - 17778*([.C425]) + 4000" office:value-type="float" office:value="26.2528432852741" calcext:value-type="float">
            <text:p>26.2528432853</text:p>
          </table:table-cell>
        </table:table-row>
        <table:table-row table:style-name="ro1">
          <table:table-cell office:value-type="float" office:value="8499" calcext:value-type="float">
            <text:p>8499</text:p>
          </table:table-cell>
          <table:table-cell office:value-type="float" office:value="4148" calcext:value-type="float">
            <text:p>4148</text:p>
          </table:table-cell>
          <table:table-cell table:formula="of:= [.A426]/10000" office:value-type="float" office:value="0.8499" calcext:value-type="float">
            <text:p>0.8499</text:p>
          </table:table-cell>
          <table:table-cell table:formula="of:= 1500*([.C426])^4 - 10200*([.C426])^3 + 23010*([.C426])^2 - 17778*([.C426]) + 4000" office:value-type="float" office:value="32.067885030101" calcext:value-type="float">
            <text:p>32.0678850301</text:p>
          </table:table-cell>
        </table:table-row>
        <table:table-row table:style-name="ro1">
          <table:table-cell office:value-type="float" office:value="8519" calcext:value-type="float">
            <text:p>8519</text:p>
          </table:table-cell>
          <table:table-cell office:value-type="float" office:value="4150" calcext:value-type="float">
            <text:p>4150</text:p>
          </table:table-cell>
          <table:table-cell table:formula="of:= [.A427]/10000" office:value-type="float" office:value="0.8519" calcext:value-type="float">
            <text:p>0.8519</text:p>
          </table:table-cell>
          <table:table-cell table:formula="of:= 1500*([.C427])^4 - 10200*([.C427])^3 + 23010*([.C427])^2 - 17778*([.C427]) + 4000" office:value-type="float" office:value="37.9109590636508" calcext:value-type="float">
            <text:p>37.9109590637</text:p>
          </table:table-cell>
        </table:table-row>
        <table:table-row table:style-name="ro1">
          <table:table-cell office:value-type="float" office:value="8539" calcext:value-type="float">
            <text:p>8539</text:p>
          </table:table-cell>
          <table:table-cell office:value-type="float" office:value="4152" calcext:value-type="float">
            <text:p>4152</text:p>
          </table:table-cell>
          <table:table-cell table:formula="of:= [.A428]/10000" office:value-type="float" office:value="0.8539" calcext:value-type="float">
            <text:p>0.8539</text:p>
          </table:table-cell>
          <table:table-cell table:formula="of:= 1500*([.C428])^4 - 10200*([.C428])^3 + 23010*([.C428])^2 - 17778*([.C428]) + 4000" office:value-type="float" office:value="43.7818208451154" calcext:value-type="float">
            <text:p>43.7818208451</text:p>
          </table:table-cell>
        </table:table-row>
        <table:table-row table:style-name="ro1">
          <table:table-cell office:value-type="float" office:value="8559" calcext:value-type="float">
            <text:p>8559</text:p>
          </table:table-cell>
          <table:table-cell office:value-type="float" office:value="4154" calcext:value-type="float">
            <text:p>4154</text:p>
          </table:table-cell>
          <table:table-cell table:formula="of:= [.A429]/10000" office:value-type="float" office:value="0.8559" calcext:value-type="float">
            <text:p>0.8559</text:p>
          </table:table-cell>
          <table:table-cell table:formula="of:= 1500*([.C429])^4 - 10200*([.C429])^3 + 23010*([.C429])^2 - 17778*([.C429]) + 4000" office:value-type="float" office:value="49.6802264097041" calcext:value-type="float">
            <text:p>49.6802264097</text:p>
          </table:table-cell>
        </table:table-row>
        <table:table-row table:style-name="ro1">
          <table:table-cell office:value-type="float" office:value="8579" calcext:value-type="float">
            <text:p>8579</text:p>
          </table:table-cell>
          <table:table-cell office:value-type="float" office:value="4157" calcext:value-type="float">
            <text:p>4157</text:p>
          </table:table-cell>
          <table:table-cell table:formula="of:= [.A430]/10000" office:value-type="float" office:value="0.8579" calcext:value-type="float">
            <text:p>0.8579</text:p>
          </table:table-cell>
          <table:table-cell table:formula="of:= 1500*([.C430])^4 - 10200*([.C430])^3 + 23010*([.C430])^2 - 17778*([.C430]) + 4000" office:value-type="float" office:value="55.605932368615" calcext:value-type="float">
            <text:p>55.6059323686</text:p>
          </table:table-cell>
        </table:table-row>
        <table:table-row table:style-name="ro1">
          <table:table-cell office:value-type="float" office:value="8599" calcext:value-type="float">
            <text:p>8599</text:p>
          </table:table-cell>
          <table:table-cell office:value-type="float" office:value="4161" calcext:value-type="float">
            <text:p>4161</text:p>
          </table:table-cell>
          <table:table-cell table:formula="of:= [.A431]/10000" office:value-type="float" office:value="0.8599" calcext:value-type="float">
            <text:p>0.8599</text:p>
          </table:table-cell>
          <table:table-cell table:formula="of:= 1500*([.C431])^4 - 10200*([.C431])^3 + 23010*([.C431])^2 - 17778*([.C431]) + 4000" office:value-type="float" office:value="61.5586959090415" calcext:value-type="float">
            <text:p>61.558695909</text:p>
          </table:table-cell>
        </table:table-row>
        <table:table-row table:style-name="ro1">
          <table:table-cell office:value-type="float" office:value="8619" calcext:value-type="float">
            <text:p>8619</text:p>
          </table:table-cell>
          <table:table-cell office:value-type="float" office:value="4164" calcext:value-type="float">
            <text:p>4164</text:p>
          </table:table-cell>
          <table:table-cell table:formula="of:= [.A432]/10000" office:value-type="float" office:value="0.8619" calcext:value-type="float">
            <text:p>0.8619</text:p>
          </table:table-cell>
          <table:table-cell table:formula="of:= 1500*([.C432])^4 - 10200*([.C432])^3 + 23010*([.C432])^2 - 17778*([.C432]) + 4000" office:value-type="float" office:value="67.5382747941894" calcext:value-type="float">
            <text:p>67.5382747942</text:p>
          </table:table-cell>
        </table:table-row>
        <table:table-row table:style-name="ro1">
          <table:table-cell office:value-type="float" office:value="8639" calcext:value-type="float">
            <text:p>8639</text:p>
          </table:table-cell>
          <table:table-cell office:value-type="float" office:value="4168" calcext:value-type="float">
            <text:p>4168</text:p>
          </table:table-cell>
          <table:table-cell table:formula="of:= [.A433]/10000" office:value-type="float" office:value="0.8639" calcext:value-type="float">
            <text:p>0.8639</text:p>
          </table:table-cell>
          <table:table-cell table:formula="of:= 1500*([.C433])^4 - 10200*([.C433])^3 + 23010*([.C433])^2 - 17778*([.C433]) + 4000" office:value-type="float" office:value="73.5444273632584" calcext:value-type="float">
            <text:p>73.5444273633</text:p>
          </table:table-cell>
        </table:table-row>
        <table:table-row table:style-name="ro1">
          <table:table-cell office:value-type="float" office:value="8659" calcext:value-type="float">
            <text:p>8659</text:p>
          </table:table-cell>
          <table:table-cell office:value-type="float" office:value="4172" calcext:value-type="float">
            <text:p>4172</text:p>
          </table:table-cell>
          <table:table-cell table:formula="of:= [.A434]/10000" office:value-type="float" office:value="0.8659" calcext:value-type="float">
            <text:p>0.8659</text:p>
          </table:table-cell>
          <table:table-cell table:formula="of:= 1500*([.C434])^4 - 10200*([.C434])^3 + 23010*([.C434])^2 - 17778*([.C434]) + 4000" office:value-type="float" office:value="79.5769125314437" calcext:value-type="float">
            <text:p>79.5769125314</text:p>
          </table:table-cell>
        </table:table-row>
        <table:table-row table:style-name="ro1">
          <table:table-cell office:value-type="float" office:value="8679" calcext:value-type="float">
            <text:p>8679</text:p>
          </table:table-cell>
          <table:table-cell office:value-type="float" office:value="4177" calcext:value-type="float">
            <text:p>4177</text:p>
          </table:table-cell>
          <table:table-cell table:formula="of:= [.A435]/10000" office:value-type="float" office:value="0.8679" calcext:value-type="float">
            <text:p>0.8679</text:p>
          </table:table-cell>
          <table:table-cell table:formula="of:= 1500*([.C435])^4 - 10200*([.C435])^3 + 23010*([.C435])^2 - 17778*([.C435]) + 4000" office:value-type="float" office:value="85.6354897899546" calcext:value-type="float">
            <text:p>85.63548979</text:p>
          </table:table-cell>
        </table:table-row>
        <table:table-row table:style-name="ro1">
          <table:table-cell office:value-type="float" office:value="8699" calcext:value-type="float">
            <text:p>8699</text:p>
          </table:table-cell>
          <table:table-cell office:value-type="float" office:value="4181" calcext:value-type="float">
            <text:p>4181</text:p>
          </table:table-cell>
          <table:table-cell table:formula="of:= [.A436]/10000" office:value-type="float" office:value="0.8699" calcext:value-type="float">
            <text:p>0.8699</text:p>
          </table:table-cell>
          <table:table-cell table:formula="of:= 1500*([.C436])^4 - 10200*([.C436])^3 + 23010*([.C436])^2 - 17778*([.C436]) + 4000" office:value-type="float" office:value="91.7199192059816" calcext:value-type="float">
            <text:p>91.719919206</text:p>
          </table:table-cell>
        </table:table-row>
        <table:table-row table:style-name="ro1">
          <table:table-cell office:value-type="float" office:value="8719" calcext:value-type="float">
            <text:p>8719</text:p>
          </table:table-cell>
          <table:table-cell office:value-type="float" office:value="4187" calcext:value-type="float">
            <text:p>4187</text:p>
          </table:table-cell>
          <table:table-cell table:formula="of:= [.A437]/10000" office:value-type="float" office:value="0.8719" calcext:value-type="float">
            <text:p>0.8719</text:p>
          </table:table-cell>
          <table:table-cell table:formula="of:= 1500*([.C437])^4 - 10200*([.C437])^3 + 23010*([.C437])^2 - 17778*([.C437]) + 4000" office:value-type="float" office:value="97.8299614227271" calcext:value-type="float">
            <text:p>97.8299614227</text:p>
          </table:table-cell>
        </table:table-row>
        <table:table-row table:style-name="ro1">
          <table:table-cell office:value-type="float" office:value="8739" calcext:value-type="float">
            <text:p>8739</text:p>
          </table:table-cell>
          <table:table-cell office:value-type="float" office:value="4192" calcext:value-type="float">
            <text:p>4192</text:p>
          </table:table-cell>
          <table:table-cell table:formula="of:= [.A438]/10000" office:value-type="float" office:value="0.8739" calcext:value-type="float">
            <text:p>0.8739</text:p>
          </table:table-cell>
          <table:table-cell table:formula="of:= 1500*([.C438])^4 - 10200*([.C438])^3 + 23010*([.C438])^2 - 17778*([.C438]) + 4000" office:value-type="float" office:value="103.965377659397" calcext:value-type="float">
            <text:p>103.9653776594</text:p>
          </table:table-cell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4198" calcext:value-type="float">
            <text:p>4198</text:p>
          </table:table-cell>
          <table:table-cell table:formula="of:= [.A439]/10000" office:value-type="float" office:value="0.8759" calcext:value-type="float">
            <text:p>0.8759</text:p>
          </table:table-cell>
          <table:table-cell table:formula="of:= 1500*([.C439])^4 - 10200*([.C439])^3 + 23010*([.C439])^2 - 17778*([.C439]) + 4000" office:value-type="float" office:value="110.125929711186" calcext:value-type="float">
            <text:p>110.1259297112</text:p>
          </table:table-cell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4204" calcext:value-type="float">
            <text:p>4204</text:p>
          </table:table-cell>
          <table:table-cell table:formula="of:= [.A440]/10000" office:value-type="float" office:value="0.8779" calcext:value-type="float">
            <text:p>0.8779</text:p>
          </table:table-cell>
          <table:table-cell table:formula="of:= 1500*([.C440])^4 - 10200*([.C440])^3 + 23010*([.C440])^2 - 17778*([.C440]) + 4000" office:value-type="float" office:value="116.311379949291" calcext:value-type="float">
            <text:p>116.3113799493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4209" calcext:value-type="float">
            <text:p>4209</text:p>
          </table:table-cell>
          <table:table-cell table:formula="of:= [.A441]/10000" office:value-type="float" office:value="0.88" calcext:value-type="float">
            <text:p>0.88</text:p>
          </table:table-cell>
          <table:table-cell table:formula="of:= 1500*([.C441])^4 - 10200*([.C441])^3 + 23010*([.C441])^2 - 17778*([.C441]) + 4000" office:value-type="float" office:value="122.832640000001" calcext:value-type="float">
            <text:p>122.83264</text:p>
          </table:table-cell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4216" calcext:value-type="float">
            <text:p>4216</text:p>
          </table:table-cell>
          <table:table-cell table:formula="of:= [.A442]/10000" office:value-type="float" office:value="0.882" calcext:value-type="float">
            <text:p>0.882</text:p>
          </table:table-cell>
          <table:table-cell table:formula="of:= 1500*([.C442])^4 - 10200*([.C442])^3 + 23010*([.C442])^2 - 17778*([.C442]) + 4000" office:value-type="float" office:value="129.068391064" calcext:value-type="float">
            <text:p>129.068391064</text:p>
          </table:table-cell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4222" calcext:value-type="float">
            <text:p>4222</text:p>
          </table:table-cell>
          <table:table-cell table:formula="of:= [.A443]/10000" office:value-type="float" office:value="0.884" calcext:value-type="float">
            <text:p>0.884</text:p>
          </table:table-cell>
          <table:table-cell table:formula="of:= 1500*([.C443])^4 - 10200*([.C443])^3 + 23010*([.C443])^2 - 17778*([.C443]) + 4000" office:value-type="float" office:value="135.328319103999" calcext:value-type="float">
            <text:p>135.328319104</text:p>
          </table:table-cell>
        </table:table-row>
        <table:table-row table:style-name="ro1">
          <table:table-cell office:value-type="float" office:value="8860" calcext:value-type="float">
            <text:p>8860</text:p>
          </table:table-cell>
          <table:table-cell office:value-type="float" office:value="4228" calcext:value-type="float">
            <text:p>4228</text:p>
          </table:table-cell>
          <table:table-cell table:formula="of:= [.A444]/10000" office:value-type="float" office:value="0.886" calcext:value-type="float">
            <text:p>0.886</text:p>
          </table:table-cell>
          <table:table-cell table:formula="of:= 1500*([.C444])^4 - 10200*([.C444])^3 + 23010*([.C444])^2 - 17778*([.C444]) + 4000" office:value-type="float" office:value="141.612188823998" calcext:value-type="float">
            <text:p>141.612188824</text:p>
          </table:table-cell>
        </table:table-row>
        <table:table-row table:style-name="ro1">
          <table:table-cell office:value-type="float" office:value="8880" calcext:value-type="float">
            <text:p>8880</text:p>
          </table:table-cell>
          <table:table-cell office:value-type="float" office:value="4235" calcext:value-type="float">
            <text:p>4235</text:p>
          </table:table-cell>
          <table:table-cell table:formula="of:= [.A445]/10000" office:value-type="float" office:value="0.888" calcext:value-type="float">
            <text:p>0.888</text:p>
          </table:table-cell>
          <table:table-cell table:formula="of:= 1500*([.C445])^4 - 10200*([.C445])^3 + 23010*([.C445])^2 - 17778*([.C445]) + 4000" office:value-type="float" office:value="147.919765504001" calcext:value-type="float">
            <text:p>147.919765504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4242" calcext:value-type="float">
            <text:p>4242</text:p>
          </table:table-cell>
          <table:table-cell table:formula="of:= [.A446]/10000" office:value-type="float" office:value="0.89" calcext:value-type="float">
            <text:p>0.89</text:p>
          </table:table-cell>
          <table:table-cell table:formula="of:= 1500*([.C446])^4 - 10200*([.C446])^3 + 23010*([.C446])^2 - 17778*([.C446]) + 4000" office:value-type="float" office:value="154.250815000001" calcext:value-type="float">
            <text:p>154.250815</text:p>
          </table:table-cell>
        </table:table-row>
        <table:table-row table:style-name="ro1">
          <table:table-cell office:value-type="float" office:value="8920" calcext:value-type="float">
            <text:p>8920</text:p>
          </table:table-cell>
          <table:table-cell office:value-type="float" office:value="4248" calcext:value-type="float">
            <text:p>4248</text:p>
          </table:table-cell>
          <table:table-cell table:formula="of:= [.A447]/10000" office:value-type="float" office:value="0.892" calcext:value-type="float">
            <text:p>0.892</text:p>
          </table:table-cell>
          <table:table-cell table:formula="of:= 1500*([.C447])^4 - 10200*([.C447])^3 + 23010*([.C447])^2 - 17778*([.C447]) + 4000" office:value-type="float" office:value="160.605103744001" calcext:value-type="float">
            <text:p>160.605103744</text:p>
          </table:table-cell>
        </table:table-row>
        <table:table-row table:style-name="ro1">
          <table:table-cell office:value-type="float" office:value="8940" calcext:value-type="float">
            <text:p>8940</text:p>
          </table:table-cell>
          <table:table-cell office:value-type="float" office:value="4254" calcext:value-type="float">
            <text:p>4254</text:p>
          </table:table-cell>
          <table:table-cell table:formula="of:= [.A448]/10000" office:value-type="float" office:value="0.894" calcext:value-type="float">
            <text:p>0.894</text:p>
          </table:table-cell>
          <table:table-cell table:formula="of:= 1500*([.C448])^4 - 10200*([.C448])^3 + 23010*([.C448])^2 - 17778*([.C448]) + 4000" office:value-type="float" office:value="166.982398743998" calcext:value-type="float">
            <text:p>166.982398744</text:p>
          </table:table-cell>
        </table:table-row>
        <table:table-row table:style-name="ro1">
          <table:table-cell office:value-type="float" office:value="8960" calcext:value-type="float">
            <text:p>8960</text:p>
          </table:table-cell>
          <table:table-cell office:value-type="float" office:value="4261" calcext:value-type="float">
            <text:p>4261</text:p>
          </table:table-cell>
          <table:table-cell table:formula="of:= [.A449]/10000" office:value-type="float" office:value="0.896" calcext:value-type="float">
            <text:p>0.896</text:p>
          </table:table-cell>
          <table:table-cell table:formula="of:= 1500*([.C449])^4 - 10200*([.C449])^3 + 23010*([.C449])^2 - 17778*([.C449]) + 4000" office:value-type="float" office:value="173.382467584001" calcext:value-type="float">
            <text:p>173.382467584</text:p>
          </table:table-cell>
        </table:table-row>
        <table:table-row table:style-name="ro1">
          <table:table-cell office:value-type="float" office:value="8980" calcext:value-type="float">
            <text:p>8980</text:p>
          </table:table-cell>
          <table:table-cell office:value-type="float" office:value="4268" calcext:value-type="float">
            <text:p>4268</text:p>
          </table:table-cell>
          <table:table-cell table:formula="of:= [.A450]/10000" office:value-type="float" office:value="0.898" calcext:value-type="float">
            <text:p>0.898</text:p>
          </table:table-cell>
          <table:table-cell table:formula="of:= 1500*([.C450])^4 - 10200*([.C450])^3 + 23010*([.C450])^2 - 17778*([.C450]) + 4000" office:value-type="float" office:value="179.805078423997" calcext:value-type="float">
            <text:p>179.805078424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275" calcext:value-type="float">
            <text:p>4275</text:p>
          </table:table-cell>
          <table:table-cell table:formula="of:= [.A451]/10000" office:value-type="float" office:value="0.9" calcext:value-type="float">
            <text:p>0.9</text:p>
          </table:table-cell>
          <table:table-cell table:formula="of:= 1500*([.C451])^4 - 10200*([.C451])^3 + 23010*([.C451])^2 - 17778*([.C451]) + 4000" office:value-type="float" office:value="186.25" calcext:value-type="float">
            <text:p>186.25</text:p>
          </table:table-cell>
        </table:table-row>
        <table:table-row table:style-name="ro1">
          <table:table-cell office:value-type="float" office:value="9020" calcext:value-type="float">
            <text:p>9020</text:p>
          </table:table-cell>
          <table:table-cell office:value-type="float" office:value="4282" calcext:value-type="float">
            <text:p>4282</text:p>
          </table:table-cell>
          <table:table-cell table:formula="of:= [.A452]/10000" office:value-type="float" office:value="0.902" calcext:value-type="float">
            <text:p>0.902</text:p>
          </table:table-cell>
          <table:table-cell table:formula="of:= 1500*([.C452])^4 - 10200*([.C452])^3 + 23010*([.C452])^2 - 17778*([.C452]) + 4000" office:value-type="float" office:value="192.717001624" calcext:value-type="float">
            <text:p>192.717001624</text:p>
          </table:table-cell>
        </table:table-row>
        <table:table-row table:style-name="ro1">
          <table:table-cell office:value-type="float" office:value="9040" calcext:value-type="float">
            <text:p>9040</text:p>
          </table:table-cell>
          <table:table-cell office:value-type="float" office:value="4288" calcext:value-type="float">
            <text:p>4288</text:p>
          </table:table-cell>
          <table:table-cell table:formula="of:= [.A453]/10000" office:value-type="float" office:value="0.904" calcext:value-type="float">
            <text:p>0.904</text:p>
          </table:table-cell>
          <table:table-cell table:formula="of:= 1500*([.C453])^4 - 10200*([.C453])^3 + 23010*([.C453])^2 - 17778*([.C453]) + 4000" office:value-type="float" office:value="199.205853184003" calcext:value-type="float">
            <text:p>199.205853184</text:p>
          </table:table-cell>
        </table:table-row>
        <table:table-row table:style-name="ro1">
          <table:table-cell office:value-type="float" office:value="9060" calcext:value-type="float">
            <text:p>9060</text:p>
          </table:table-cell>
          <table:table-cell office:value-type="float" office:value="4295" calcext:value-type="float">
            <text:p>4295</text:p>
          </table:table-cell>
          <table:table-cell table:formula="of:= [.A454]/10000" office:value-type="float" office:value="0.906" calcext:value-type="float">
            <text:p>0.906</text:p>
          </table:table-cell>
          <table:table-cell table:formula="of:= 1500*([.C454])^4 - 10200*([.C454])^3 + 23010*([.C454])^2 - 17778*([.C454]) + 4000" office:value-type="float" office:value="205.716325144" calcext:value-type="float">
            <text:p>205.716325144</text:p>
          </table:table-cell>
        </table:table-row>
        <table:table-row table:style-name="ro1">
          <table:table-cell office:value-type="float" office:value="9080" calcext:value-type="float">
            <text:p>9080</text:p>
          </table:table-cell>
          <table:table-cell office:value-type="float" office:value="4302" calcext:value-type="float">
            <text:p>4302</text:p>
          </table:table-cell>
          <table:table-cell table:formula="of:= [.A455]/10000" office:value-type="float" office:value="0.908" calcext:value-type="float">
            <text:p>0.908</text:p>
          </table:table-cell>
          <table:table-cell table:formula="of:= 1500*([.C455])^4 - 10200*([.C455])^3 + 23010*([.C455])^2 - 17778*([.C455]) + 4000" office:value-type="float" office:value="212.248188544003" calcext:value-type="float">
            <text:p>212.248188544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4309" calcext:value-type="float">
            <text:p>4309</text:p>
          </table:table-cell>
          <table:table-cell table:formula="of:= [.A456]/10000" office:value-type="float" office:value="0.91" calcext:value-type="float">
            <text:p>0.91</text:p>
          </table:table-cell>
          <table:table-cell table:formula="of:= 1500*([.C456])^4 - 10200*([.C456])^3 + 23010*([.C456])^2 - 17778*([.C456]) + 4000" office:value-type="float" office:value="218.801215" calcext:value-type="float">
            <text:p>218.801215</text:p>
          </table:table-cell>
        </table:table-row>
        <table:table-row table:style-name="ro1">
          <table:table-cell office:value-type="float" office:value="9120" calcext:value-type="float">
            <text:p>9120</text:p>
          </table:table-cell>
          <table:table-cell office:value-type="float" office:value="4315" calcext:value-type="float">
            <text:p>4315</text:p>
          </table:table-cell>
          <table:table-cell table:formula="of:= [.A457]/10000" office:value-type="float" office:value="0.912" calcext:value-type="float">
            <text:p>0.912</text:p>
          </table:table-cell>
          <table:table-cell table:formula="of:= 1500*([.C457])^4 - 10200*([.C457])^3 + 23010*([.C457])^2 - 17778*([.C457]) + 4000" office:value-type="float" office:value="225.375176703998" calcext:value-type="float">
            <text:p>225.375176704</text:p>
          </table:table-cell>
        </table:table-row>
        <table:table-row table:style-name="ro1">
          <table:table-cell office:value-type="float" office:value="9140" calcext:value-type="float">
            <text:p>9140</text:p>
          </table:table-cell>
          <table:table-cell office:value-type="float" office:value="4322" calcext:value-type="float">
            <text:p>4322</text:p>
          </table:table-cell>
          <table:table-cell table:formula="of:= [.A458]/10000" office:value-type="float" office:value="0.914" calcext:value-type="float">
            <text:p>0.914</text:p>
          </table:table-cell>
          <table:table-cell table:formula="of:= 1500*([.C458])^4 - 10200*([.C458])^3 + 23010*([.C458])^2 - 17778*([.C458]) + 4000" office:value-type="float" office:value="231.969846423999" calcext:value-type="float">
            <text:p>231.969846424</text:p>
          </table:table-cell>
        </table:table-row>
        <table:table-row table:style-name="ro1">
          <table:table-cell office:value-type="float" office:value="9160" calcext:value-type="float">
            <text:p>9160</text:p>
          </table:table-cell>
          <table:table-cell office:value-type="float" office:value="4329" calcext:value-type="float">
            <text:p>4329</text:p>
          </table:table-cell>
          <table:table-cell table:formula="of:= [.A459]/10000" office:value-type="float" office:value="0.916" calcext:value-type="float">
            <text:p>0.916</text:p>
          </table:table-cell>
          <table:table-cell table:formula="of:= 1500*([.C459])^4 - 10200*([.C459])^3 + 23010*([.C459])^2 - 17778*([.C459]) + 4000" office:value-type="float" office:value="238.584997504" calcext:value-type="float">
            <text:p>238.584997504</text:p>
          </table:table-cell>
        </table:table-row>
        <table:table-row table:style-name="ro1">
          <table:table-cell office:value-type="float" office:value="9180" calcext:value-type="float">
            <text:p>9180</text:p>
          </table:table-cell>
          <table:table-cell office:value-type="float" office:value="4335" calcext:value-type="float">
            <text:p>4335</text:p>
          </table:table-cell>
          <table:table-cell table:formula="of:= [.A460]/10000" office:value-type="float" office:value="0.918" calcext:value-type="float">
            <text:p>0.918</text:p>
          </table:table-cell>
          <table:table-cell table:formula="of:= 1500*([.C460])^4 - 10200*([.C460])^3 + 23010*([.C460])^2 - 17778*([.C460]) + 4000" office:value-type="float" office:value="245.220403863997" calcext:value-type="float">
            <text:p>245.220403864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4342" calcext:value-type="float">
            <text:p>4342</text:p>
          </table:table-cell>
          <table:table-cell table:formula="of:= [.A461]/10000" office:value-type="float" office:value="0.92" calcext:value-type="float">
            <text:p>0.92</text:p>
          </table:table-cell>
          <table:table-cell table:formula="of:= 1500*([.C461])^4 - 10200*([.C461])^3 + 23010*([.C461])^2 - 17778*([.C461]) + 4000" office:value-type="float" office:value="251.875840000001" calcext:value-type="float">
            <text:p>251.87584</text:p>
          </table:table-cell>
        </table:table-row>
        <table:table-row table:style-name="ro1">
          <table:table-cell office:value-type="float" office:value="9220" calcext:value-type="float">
            <text:p>9220</text:p>
          </table:table-cell>
          <table:table-cell office:value-type="float" office:value="4349" calcext:value-type="float">
            <text:p>4349</text:p>
          </table:table-cell>
          <table:table-cell table:formula="of:= [.A462]/10000" office:value-type="float" office:value="0.922" calcext:value-type="float">
            <text:p>0.922</text:p>
          </table:table-cell>
          <table:table-cell table:formula="of:= 1500*([.C462])^4 - 10200*([.C462])^3 + 23010*([.C462])^2 - 17778*([.C462]) + 4000" office:value-type="float" office:value="258.551080983998" calcext:value-type="float">
            <text:p>258.551080984</text:p>
          </table:table-cell>
        </table:table-row>
        <table:table-row table:style-name="ro1">
          <table:table-cell office:value-type="float" office:value="9240" calcext:value-type="float">
            <text:p>9240</text:p>
          </table:table-cell>
          <table:table-cell office:value-type="float" office:value="4355" calcext:value-type="float">
            <text:p>4355</text:p>
          </table:table-cell>
          <table:table-cell table:formula="of:= [.A463]/10000" office:value-type="float" office:value="0.924" calcext:value-type="float">
            <text:p>0.924</text:p>
          </table:table-cell>
          <table:table-cell table:formula="of:= 1500*([.C463])^4 - 10200*([.C463])^3 + 23010*([.C463])^2 - 17778*([.C463]) + 4000" office:value-type="float" office:value="265.245902464001" calcext:value-type="float">
            <text:p>265.245902464</text:p>
          </table:table-cell>
        </table:table-row>
        <table:table-row table:style-name="ro1">
          <table:table-cell office:value-type="float" office:value="9260" calcext:value-type="float">
            <text:p>9260</text:p>
          </table:table-cell>
          <table:table-cell office:value-type="float" office:value="4362" calcext:value-type="float">
            <text:p>4362</text:p>
          </table:table-cell>
          <table:table-cell table:formula="of:= [.A464]/10000" office:value-type="float" office:value="0.926" calcext:value-type="float">
            <text:p>0.926</text:p>
          </table:table-cell>
          <table:table-cell table:formula="of:= 1500*([.C464])^4 - 10200*([.C464])^3 + 23010*([.C464])^2 - 17778*([.C464]) + 4000" office:value-type="float" office:value="271.960080664001" calcext:value-type="float">
            <text:p>271.960080664</text:p>
          </table:table-cell>
        </table:table-row>
        <table:table-row table:style-name="ro1">
          <table:table-cell office:value-type="float" office:value="9280" calcext:value-type="float">
            <text:p>9280</text:p>
          </table:table-cell>
          <table:table-cell office:value-type="float" office:value="4369" calcext:value-type="float">
            <text:p>4369</text:p>
          </table:table-cell>
          <table:table-cell table:formula="of:= [.A465]/10000" office:value-type="float" office:value="0.928" calcext:value-type="float">
            <text:p>0.928</text:p>
          </table:table-cell>
          <table:table-cell table:formula="of:= 1500*([.C465])^4 - 10200*([.C465])^3 + 23010*([.C465])^2 - 17778*([.C465]) + 4000" office:value-type="float" office:value="278.693392384001" calcext:value-type="float">
            <text:p>278.693392384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4375" calcext:value-type="float">
            <text:p>4375</text:p>
          </table:table-cell>
          <table:table-cell table:formula="of:= [.A466]/10000" office:value-type="float" office:value="0.93" calcext:value-type="float">
            <text:p>0.93</text:p>
          </table:table-cell>
          <table:table-cell table:formula="of:= 1500*([.C466])^4 - 10200*([.C466])^3 + 23010*([.C466])^2 - 17778*([.C466]) + 4000" office:value-type="float" office:value="285.445615000001" calcext:value-type="float">
            <text:p>285.445615</text:p>
          </table:table-cell>
        </table:table-row>
        <table:table-row table:style-name="ro1">
          <table:table-cell office:value-type="float" office:value="9320" calcext:value-type="float">
            <text:p>9320</text:p>
          </table:table-cell>
          <table:table-cell office:value-type="float" office:value="4382" calcext:value-type="float">
            <text:p>4382</text:p>
          </table:table-cell>
          <table:table-cell table:formula="of:= [.A467]/10000" office:value-type="float" office:value="0.932" calcext:value-type="float">
            <text:p>0.932</text:p>
          </table:table-cell>
          <table:table-cell table:formula="of:= 1500*([.C467])^4 - 10200*([.C467])^3 + 23010*([.C467])^2 - 17778*([.C467]) + 4000" office:value-type="float" office:value="292.216526463999" calcext:value-type="float">
            <text:p>292.216526464</text:p>
          </table:table-cell>
        </table:table-row>
        <table:table-row table:style-name="ro1">
          <table:table-cell office:value-type="float" office:value="9340" calcext:value-type="float">
            <text:p>9340</text:p>
          </table:table-cell>
          <table:table-cell office:value-type="float" office:value="4388" calcext:value-type="float">
            <text:p>4388</text:p>
          </table:table-cell>
          <table:table-cell table:formula="of:= [.A468]/10000" office:value-type="float" office:value="0.934" calcext:value-type="float">
            <text:p>0.934</text:p>
          </table:table-cell>
          <table:table-cell table:formula="of:= 1500*([.C468])^4 - 10200*([.C468])^3 + 23010*([.C468])^2 - 17778*([.C468]) + 4000" office:value-type="float" office:value="299.005905304002" calcext:value-type="float">
            <text:p>299.005905304</text:p>
          </table:table-cell>
        </table:table-row>
        <table:table-row table:style-name="ro1">
          <table:table-cell office:value-type="float" office:value="9360" calcext:value-type="float">
            <text:p>9360</text:p>
          </table:table-cell>
          <table:table-cell office:value-type="float" office:value="4395" calcext:value-type="float">
            <text:p>4395</text:p>
          </table:table-cell>
          <table:table-cell table:formula="of:= [.A469]/10000" office:value-type="float" office:value="0.936" calcext:value-type="float">
            <text:p>0.936</text:p>
          </table:table-cell>
          <table:table-cell table:formula="of:= 1500*([.C469])^4 - 10200*([.C469])^3 + 23010*([.C469])^2 - 17778*([.C469]) + 4000" office:value-type="float" office:value="305.813530624" calcext:value-type="float">
            <text:p>305.813530624</text:p>
          </table:table-cell>
        </table:table-row>
        <table:table-row table:style-name="ro1">
          <table:table-cell office:value-type="float" office:value="9380" calcext:value-type="float">
            <text:p>9380</text:p>
          </table:table-cell>
          <table:table-cell office:value-type="float" office:value="4402" calcext:value-type="float">
            <text:p>4402</text:p>
          </table:table-cell>
          <table:table-cell table:formula="of:= [.A470]/10000" office:value-type="float" office:value="0.938" calcext:value-type="float">
            <text:p>0.938</text:p>
          </table:table-cell>
          <table:table-cell table:formula="of:= 1500*([.C470])^4 - 10200*([.C470])^3 + 23010*([.C470])^2 - 17778*([.C470]) + 4000" office:value-type="float" office:value="312.639182103998" calcext:value-type="float">
            <text:p>312.639182104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4409" calcext:value-type="float">
            <text:p>4409</text:p>
          </table:table-cell>
          <table:table-cell table:formula="of:= [.A471]/10000" office:value-type="float" office:value="0.94" calcext:value-type="float">
            <text:p>0.94</text:p>
          </table:table-cell>
          <table:table-cell table:formula="of:= 1500*([.C471])^4 - 10200*([.C471])^3 + 23010*([.C471])^2 - 17778*([.C471]) + 4000" office:value-type="float" office:value="319.48264" calcext:value-type="float">
            <text:p>319.48264</text:p>
          </table:table-cell>
        </table:table-row>
        <table:table-row table:style-name="ro1">
          <table:table-cell office:value-type="float" office:value="9420" calcext:value-type="float">
            <text:p>9420</text:p>
          </table:table-cell>
          <table:table-cell office:value-type="float" office:value="4415" calcext:value-type="float">
            <text:p>4415</text:p>
          </table:table-cell>
          <table:table-cell table:formula="of:= [.A472]/10000" office:value-type="float" office:value="0.942" calcext:value-type="float">
            <text:p>0.942</text:p>
          </table:table-cell>
          <table:table-cell table:formula="of:= 1500*([.C472])^4 - 10200*([.C472])^3 + 23010*([.C472])^2 - 17778*([.C472]) + 4000" office:value-type="float" office:value="326.343685143998" calcext:value-type="float">
            <text:p>326.343685144</text:p>
          </table:table-cell>
        </table:table-row>
        <table:table-row table:style-name="ro1">
          <table:table-cell office:value-type="float" office:value="9440" calcext:value-type="float">
            <text:p>9440</text:p>
          </table:table-cell>
          <table:table-cell office:value-type="float" office:value="4422" calcext:value-type="float">
            <text:p>4422</text:p>
          </table:table-cell>
          <table:table-cell table:formula="of:= [.A473]/10000" office:value-type="float" office:value="0.944" calcext:value-type="float">
            <text:p>0.944</text:p>
          </table:table-cell>
          <table:table-cell table:formula="of:= 1500*([.C473])^4 - 10200*([.C473])^3 + 23010*([.C473])^2 - 17778*([.C473]) + 4000" office:value-type="float" office:value="333.222098943999" calcext:value-type="float">
            <text:p>333.222098944</text:p>
          </table:table-cell>
        </table:table-row>
        <table:table-row table:style-name="ro1">
          <table:table-cell office:value-type="float" office:value="9460" calcext:value-type="float">
            <text:p>9460</text:p>
          </table:table-cell>
          <table:table-cell office:value-type="float" office:value="4429" calcext:value-type="float">
            <text:p>4429</text:p>
          </table:table-cell>
          <table:table-cell table:formula="of:= [.A474]/10000" office:value-type="float" office:value="0.946" calcext:value-type="float">
            <text:p>0.946</text:p>
          </table:table-cell>
          <table:table-cell table:formula="of:= 1500*([.C474])^4 - 10200*([.C474])^3 + 23010*([.C474])^2 - 17778*([.C474]) + 4000" office:value-type="float" office:value="340.117663384002" calcext:value-type="float">
            <text:p>340.117663384</text:p>
          </table:table-cell>
        </table:table-row>
        <table:table-row table:style-name="ro1">
          <table:table-cell office:value-type="float" office:value="9480" calcext:value-type="float">
            <text:p>9480</text:p>
          </table:table-cell>
          <table:table-cell office:value-type="float" office:value="4436" calcext:value-type="float">
            <text:p>4436</text:p>
          </table:table-cell>
          <table:table-cell table:formula="of:= [.A475]/10000" office:value-type="float" office:value="0.948" calcext:value-type="float">
            <text:p>0.948</text:p>
          </table:table-cell>
          <table:table-cell table:formula="of:= 1500*([.C475])^4 - 10200*([.C475])^3 + 23010*([.C475])^2 - 17778*([.C475]) + 4000" office:value-type="float" office:value="347.030161024002" calcext:value-type="float">
            <text:p>347.030161024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4442" calcext:value-type="float">
            <text:p>4442</text:p>
          </table:table-cell>
          <table:table-cell table:formula="of:= [.A476]/10000" office:value-type="float" office:value="0.95" calcext:value-type="float">
            <text:p>0.95</text:p>
          </table:table-cell>
          <table:table-cell table:formula="of:= 1500*([.C476])^4 - 10200*([.C476])^3 + 23010*([.C476])^2 - 17778*([.C476]) + 4000" office:value-type="float" office:value="353.959375" calcext:value-type="float">
            <text:p>353.959375</text:p>
          </table:table-cell>
        </table:table-row>
        <table:table-row table:style-name="ro1">
          <table:table-cell office:value-type="float" office:value="9520" calcext:value-type="float">
            <text:p>9520</text:p>
          </table:table-cell>
          <table:table-cell office:value-type="float" office:value="4449" calcext:value-type="float">
            <text:p>4449</text:p>
          </table:table-cell>
          <table:table-cell table:formula="of:= [.A477]/10000" office:value-type="float" office:value="0.952" calcext:value-type="float">
            <text:p>0.952</text:p>
          </table:table-cell>
          <table:table-cell table:formula="of:= 1500*([.C477])^4 - 10200*([.C477])^3 + 23010*([.C477])^2 - 17778*([.C477]) + 4000" office:value-type="float" office:value="360.905089023996" calcext:value-type="float">
            <text:p>360.905089024</text:p>
          </table:table-cell>
        </table:table-row>
        <table:table-row table:style-name="ro1">
          <table:table-cell office:value-type="float" office:value="9540" calcext:value-type="float">
            <text:p>9540</text:p>
          </table:table-cell>
          <table:table-cell office:value-type="float" office:value="4456" calcext:value-type="float">
            <text:p>4456</text:p>
          </table:table-cell>
          <table:table-cell table:formula="of:= [.A478]/10000" office:value-type="float" office:value="0.954" calcext:value-type="float">
            <text:p>0.954</text:p>
          </table:table-cell>
          <table:table-cell table:formula="of:= 1500*([.C478])^4 - 10200*([.C478])^3 + 23010*([.C478])^2 - 17778*([.C478]) + 4000" office:value-type="float" office:value="367.867087384002" calcext:value-type="float">
            <text:p>367.867087384</text:p>
          </table:table-cell>
        </table:table-row>
        <table:table-row table:style-name="ro1">
          <table:table-cell office:value-type="float" office:value="9560" calcext:value-type="float">
            <text:p>9560</text:p>
          </table:table-cell>
          <table:table-cell office:value-type="float" office:value="4463" calcext:value-type="float">
            <text:p>4463</text:p>
          </table:table-cell>
          <table:table-cell table:formula="of:= [.A479]/10000" office:value-type="float" office:value="0.956" calcext:value-type="float">
            <text:p>0.956</text:p>
          </table:table-cell>
          <table:table-cell table:formula="of:= 1500*([.C479])^4 - 10200*([.C479])^3 + 23010*([.C479])^2 - 17778*([.C479]) + 4000" office:value-type="float" office:value="374.845154944" calcext:value-type="float">
            <text:p>374.845154944</text:p>
          </table:table-cell>
        </table:table-row>
        <table:table-row table:style-name="ro1">
          <table:table-cell office:value-type="float" office:value="9580" calcext:value-type="float">
            <text:p>9580</text:p>
          </table:table-cell>
          <table:table-cell office:value-type="float" office:value="4470" calcext:value-type="float">
            <text:p>4470</text:p>
          </table:table-cell>
          <table:table-cell table:formula="of:= [.A480]/10000" office:value-type="float" office:value="0.958" calcext:value-type="float">
            <text:p>0.958</text:p>
          </table:table-cell>
          <table:table-cell table:formula="of:= 1500*([.C480])^4 - 10200*([.C480])^3 + 23010*([.C480])^2 - 17778*([.C480]) + 4000" office:value-type="float" office:value="381.839077143999" calcext:value-type="float">
            <text:p>381.839077144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4476" calcext:value-type="float">
            <text:p>4476</text:p>
          </table:table-cell>
          <table:table-cell table:formula="of:= [.A481]/10000" office:value-type="float" office:value="0.96" calcext:value-type="float">
            <text:p>0.96</text:p>
          </table:table-cell>
          <table:table-cell table:formula="of:= 1500*([.C481])^4 - 10200*([.C481])^3 + 23010*([.C481])^2 - 17778*([.C481]) + 4000" office:value-type="float" office:value="388.84864" calcext:value-type="float">
            <text:p>388.84864</text:p>
          </table:table-cell>
        </table:table-row>
        <table:table-row table:style-name="ro1">
          <table:table-cell office:value-type="float" office:value="9620" calcext:value-type="float">
            <text:p>9620</text:p>
          </table:table-cell>
          <table:table-cell office:value-type="float" office:value="4483" calcext:value-type="float">
            <text:p>4483</text:p>
          </table:table-cell>
          <table:table-cell table:formula="of:= [.A482]/10000" office:value-type="float" office:value="0.962" calcext:value-type="float">
            <text:p>0.962</text:p>
          </table:table-cell>
          <table:table-cell table:formula="of:= 1500*([.C482])^4 - 10200*([.C482])^3 + 23010*([.C482])^2 - 17778*([.C482]) + 4000" office:value-type="float" office:value="395.873630104004" calcext:value-type="float">
            <text:p>395.873630104</text:p>
          </table:table-cell>
        </table:table-row>
        <table:table-row table:style-name="ro1">
          <table:table-cell office:value-type="float" office:value="9640" calcext:value-type="float">
            <text:p>9640</text:p>
          </table:table-cell>
          <table:table-cell office:value-type="float" office:value="4490" calcext:value-type="float">
            <text:p>4490</text:p>
          </table:table-cell>
          <table:table-cell table:formula="of:= [.A483]/10000" office:value-type="float" office:value="0.964" calcext:value-type="float">
            <text:p>0.964</text:p>
          </table:table-cell>
          <table:table-cell table:formula="of:= 1500*([.C483])^4 - 10200*([.C483])^3 + 23010*([.C483])^2 - 17778*([.C483]) + 4000" office:value-type="float" office:value="402.913834624" calcext:value-type="float">
            <text:p>402.913834624</text:p>
          </table:table-cell>
        </table:table-row>
        <table:table-row table:style-name="ro1">
          <table:table-cell office:value-type="float" office:value="9660" calcext:value-type="float">
            <text:p>9660</text:p>
          </table:table-cell>
          <table:table-cell office:value-type="float" office:value="4497" calcext:value-type="float">
            <text:p>4497</text:p>
          </table:table-cell>
          <table:table-cell table:formula="of:= [.A484]/10000" office:value-type="float" office:value="0.966" calcext:value-type="float">
            <text:p>0.966</text:p>
          </table:table-cell>
          <table:table-cell table:formula="of:= 1500*([.C484])^4 - 10200*([.C484])^3 + 23010*([.C484])^2 - 17778*([.C484]) + 4000" office:value-type="float" office:value="409.969041304001" calcext:value-type="float">
            <text:p>409.969041304</text:p>
          </table:table-cell>
        </table:table-row>
        <table:table-row table:style-name="ro1">
          <table:table-cell office:value-type="float" office:value="9680" calcext:value-type="float">
            <text:p>9680</text:p>
          </table:table-cell>
          <table:table-cell office:value-type="float" office:value="4504" calcext:value-type="float">
            <text:p>4504</text:p>
          </table:table-cell>
          <table:table-cell table:formula="of:= [.A485]/10000" office:value-type="float" office:value="0.968" calcext:value-type="float">
            <text:p>0.968</text:p>
          </table:table-cell>
          <table:table-cell table:formula="of:= 1500*([.C485])^4 - 10200*([.C485])^3 + 23010*([.C485])^2 - 17778*([.C485]) + 4000" office:value-type="float" office:value="417.039038464001" calcext:value-type="float">
            <text:p>417.039038464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4510" calcext:value-type="float">
            <text:p>4510</text:p>
          </table:table-cell>
          <table:table-cell table:formula="of:= [.A486]/10000" office:value-type="float" office:value="0.97" calcext:value-type="float">
            <text:p>0.97</text:p>
          </table:table-cell>
          <table:table-cell table:formula="of:= 1500*([.C486])^4 - 10200*([.C486])^3 + 23010*([.C486])^2 - 17778*([.C486]) + 4000" office:value-type="float" office:value="424.123615" calcext:value-type="float">
            <text:p>424.123615</text:p>
          </table:table-cell>
        </table:table-row>
        <table:table-row table:style-name="ro1">
          <table:table-cell office:value-type="float" office:value="9720" calcext:value-type="float">
            <text:p>9720</text:p>
          </table:table-cell>
          <table:table-cell office:value-type="float" office:value="4517" calcext:value-type="float">
            <text:p>4517</text:p>
          </table:table-cell>
          <table:table-cell table:formula="of:= [.A487]/10000" office:value-type="float" office:value="0.972" calcext:value-type="float">
            <text:p>0.972</text:p>
          </table:table-cell>
          <table:table-cell table:formula="of:= 1500*([.C487])^4 - 10200*([.C487])^3 + 23010*([.C487])^2 - 17778*([.C487]) + 4000" office:value-type="float" office:value="431.222560384" calcext:value-type="float">
            <text:p>431.222560384</text:p>
          </table:table-cell>
        </table:table-row>
        <table:table-row table:style-name="ro1">
          <table:table-cell office:value-type="float" office:value="9740" calcext:value-type="float">
            <text:p>9740</text:p>
          </table:table-cell>
          <table:table-cell office:value-type="float" office:value="4524" calcext:value-type="float">
            <text:p>4524</text:p>
          </table:table-cell>
          <table:table-cell table:formula="of:= [.A488]/10000" office:value-type="float" office:value="0.974" calcext:value-type="float">
            <text:p>0.974</text:p>
          </table:table-cell>
          <table:table-cell table:formula="of:= 1500*([.C488])^4 - 10200*([.C488])^3 + 23010*([.C488])^2 - 17778*([.C488]) + 4000" office:value-type="float" office:value="438.335664663999" calcext:value-type="float">
            <text:p>438.335664664</text:p>
          </table:table-cell>
        </table:table-row>
        <table:table-row table:style-name="ro1">
          <table:table-cell office:value-type="float" office:value="9760" calcext:value-type="float">
            <text:p>9760</text:p>
          </table:table-cell>
          <table:table-cell office:value-type="float" office:value="4531" calcext:value-type="float">
            <text:p>4531</text:p>
          </table:table-cell>
          <table:table-cell table:formula="of:= [.A489]/10000" office:value-type="float" office:value="0.976" calcext:value-type="float">
            <text:p>0.976</text:p>
          </table:table-cell>
          <table:table-cell table:formula="of:= 1500*([.C489])^4 - 10200*([.C489])^3 + 23010*([.C489])^2 - 17778*([.C489]) + 4000" office:value-type="float" office:value="445.462718463998" calcext:value-type="float">
            <text:p>445.462718464</text:p>
          </table:table-cell>
        </table:table-row>
        <table:table-row table:style-name="ro1">
          <table:table-cell office:value-type="float" office:value="9780" calcext:value-type="float">
            <text:p>9780</text:p>
          </table:table-cell>
          <table:table-cell office:value-type="float" office:value="4538" calcext:value-type="float">
            <text:p>4538</text:p>
          </table:table-cell>
          <table:table-cell table:formula="of:= [.A490]/10000" office:value-type="float" office:value="0.978" calcext:value-type="float">
            <text:p>0.978</text:p>
          </table:table-cell>
          <table:table-cell table:formula="of:= 1500*([.C490])^4 - 10200*([.C490])^3 + 23010*([.C490])^2 - 17778*([.C490]) + 4000" office:value-type="float" office:value="452.603512984002" calcext:value-type="float">
            <text:p>452.603512984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4545" calcext:value-type="float">
            <text:p>4545</text:p>
          </table:table-cell>
          <table:table-cell table:formula="of:= [.A491]/10000" office:value-type="float" office:value="0.98" calcext:value-type="float">
            <text:p>0.98</text:p>
          </table:table-cell>
          <table:table-cell table:formula="of:= 1500*([.C491])^4 - 10200*([.C491])^3 + 23010*([.C491])^2 - 17778*([.C491]) + 4000" office:value-type="float" office:value="459.757839999998" calcext:value-type="float">
            <text:p>459.75784</text:p>
          </table:table-cell>
        </table:table-row>
        <table:table-row table:style-name="ro1">
          <table:table-cell office:value-type="float" office:value="9821" calcext:value-type="float">
            <text:p>9821</text:p>
          </table:table-cell>
          <table:table-cell office:value-type="float" office:value="4552" calcext:value-type="float">
            <text:p>4552</text:p>
          </table:table-cell>
          <table:table-cell table:formula="of:= [.A492]/10000" office:value-type="float" office:value="0.9821" calcext:value-type="float">
            <text:p>0.9821</text:p>
          </table:table-cell>
          <table:table-cell table:formula="of:= 1500*([.C492])^4 - 10200*([.C492])^3 + 23010*([.C492])^2 - 17778*([.C492]) + 4000" office:value-type="float" office:value="467.284220517653" calcext:value-type="float">
            <text:p>467.2842205177</text:p>
          </table:table-cell>
        </table:table-row>
        <table:table-row table:style-name="ro1">
          <table:table-cell office:value-type="float" office:value="9841" calcext:value-type="float">
            <text:p>9841</text:p>
          </table:table-cell>
          <table:table-cell office:value-type="float" office:value="4559" calcext:value-type="float">
            <text:p>4559</text:p>
          </table:table-cell>
          <table:table-cell table:formula="of:= [.A493]/10000" office:value-type="float" office:value="0.9841" calcext:value-type="float">
            <text:p>0.9841</text:p>
          </table:table-cell>
          <table:table-cell table:formula="of:= 1500*([.C493])^4 - 10200*([.C493])^3 + 23010*([.C493])^2 - 17778*([.C493]) + 4000" office:value-type="float" office:value="474.465640621143" calcext:value-type="float">
            <text:p>474.4656406211</text:p>
          </table:table-cell>
        </table:table-row>
        <table:table-row table:style-name="ro1">
          <table:table-cell office:value-type="float" office:value="9861" calcext:value-type="float">
            <text:p>9861</text:p>
          </table:table-cell>
          <table:table-cell office:value-type="float" office:value="4566" calcext:value-type="float">
            <text:p>4566</text:p>
          </table:table-cell>
          <table:table-cell table:formula="of:= [.A494]/10000" office:value-type="float" office:value="0.9861" calcext:value-type="float">
            <text:p>0.9861</text:p>
          </table:table-cell>
          <table:table-cell table:formula="of:= 1500*([.C494])^4 - 10200*([.C494])^3 + 23010*([.C494])^2 - 17778*([.C494]) + 4000" office:value-type="float" office:value="481.659961694957" calcext:value-type="float">
            <text:p>481.659961695</text:p>
          </table:table-cell>
        </table:table-row>
        <table:table-row table:style-name="ro1">
          <table:table-cell office:value-type="float" office:value="9881" calcext:value-type="float">
            <text:p>9881</text:p>
          </table:table-cell>
          <table:table-cell office:value-type="float" office:value="4573" calcext:value-type="float">
            <text:p>4573</text:p>
          </table:table-cell>
          <table:table-cell table:formula="of:= [.A495]/10000" office:value-type="float" office:value="0.9881" calcext:value-type="float">
            <text:p>0.9881</text:p>
          </table:table-cell>
          <table:table-cell table:formula="of:= 1500*([.C495])^4 - 10200*([.C495])^3 + 23010*([.C495])^2 - 17778*([.C495]) + 4000" office:value-type="float" office:value="488.866977847887" calcext:value-type="float">
            <text:p>488.8669778479</text:p>
          </table:table-cell>
        </table:table-row>
        <table:table-row table:style-name="ro1">
          <table:table-cell office:value-type="float" office:value="9901" calcext:value-type="float">
            <text:p>9901</text:p>
          </table:table-cell>
          <table:table-cell office:value-type="float" office:value="4580" calcext:value-type="float">
            <text:p>4580</text:p>
          </table:table-cell>
          <table:table-cell table:formula="of:= [.A496]/10000" office:value-type="float" office:value="0.9901" calcext:value-type="float">
            <text:p>0.9901</text:p>
          </table:table-cell>
          <table:table-cell table:formula="of:= 1500*([.C496])^4 - 10200*([.C496])^3 + 23010*([.C496])^2 - 17778*([.C496]) + 4000" office:value-type="float" office:value="496.086483764737" calcext:value-type="float">
            <text:p>496.0864837647</text:p>
          </table:table-cell>
        </table:table-row>
        <table:table-row table:style-name="ro1">
          <table:table-cell office:value-type="float" office:value="9921" calcext:value-type="float">
            <text:p>9921</text:p>
          </table:table-cell>
          <table:table-cell office:value-type="float" office:value="4587" calcext:value-type="float">
            <text:p>4587</text:p>
          </table:table-cell>
          <table:table-cell table:formula="of:= [.A497]/10000" office:value-type="float" office:value="0.9921" calcext:value-type="float">
            <text:p>0.9921</text:p>
          </table:table-cell>
          <table:table-cell table:formula="of:= 1500*([.C497])^4 - 10200*([.C497])^3 + 23010*([.C497])^2 - 17778*([.C497]) + 4000" office:value-type="float" office:value="503.318274706313" calcext:value-type="float">
            <text:p>503.3182747063</text:p>
          </table:table-cell>
        </table:table-row>
        <table:table-row table:style-name="ro1">
          <table:table-cell office:value-type="float" office:value="9941" calcext:value-type="float">
            <text:p>9941</text:p>
          </table:table-cell>
          <table:table-cell office:value-type="float" office:value="4594" calcext:value-type="float">
            <text:p>4594</text:p>
          </table:table-cell>
          <table:table-cell table:formula="of:= [.A498]/10000" office:value-type="float" office:value="0.9941" calcext:value-type="float">
            <text:p>0.9941</text:p>
          </table:table-cell>
          <table:table-cell table:formula="of:= 1500*([.C498])^4 - 10200*([.C498])^3 + 23010*([.C498])^2 - 17778*([.C498]) + 4000" office:value-type="float" office:value="510.562146509405" calcext:value-type="float">
            <text:p>510.5621465094</text:p>
          </table:table-cell>
        </table:table-row>
        <table:table-row table:style-name="ro1">
          <table:table-cell office:value-type="float" office:value="9961" calcext:value-type="float">
            <text:p>9961</text:p>
          </table:table-cell>
          <table:table-cell office:value-type="float" office:value="4602" calcext:value-type="float">
            <text:p>4602</text:p>
          </table:table-cell>
          <table:table-cell table:formula="of:= [.A499]/10000" office:value-type="float" office:value="0.9961" calcext:value-type="float">
            <text:p>0.9961</text:p>
          </table:table-cell>
          <table:table-cell table:formula="of:= 1500*([.C499])^4 - 10200*([.C499])^3 + 23010*([.C499])^2 - 17778*([.C499]) + 4000" office:value-type="float" office:value="517.817895586819" calcext:value-type="float">
            <text:p>517.8178955868</text:p>
          </table:table-cell>
        </table:table-row>
        <table:table-row table:style-name="ro1">
          <table:table-cell office:value-type="float" office:value="9981" calcext:value-type="float">
            <text:p>9981</text:p>
          </table:table-cell>
          <table:table-cell office:value-type="float" office:value="4609" calcext:value-type="float">
            <text:p>4609</text:p>
          </table:table-cell>
          <table:table-cell table:formula="of:= [.A500]/10000" office:value-type="float" office:value="0.9981" calcext:value-type="float">
            <text:p>0.9981</text:p>
          </table:table-cell>
          <table:table-cell table:formula="of:= 1500*([.C500])^4 - 10200*([.C500])^3 + 23010*([.C500])^2 - 17778*([.C500]) + 4000" office:value-type="float" office:value="525.085318927351" calcext:value-type="float">
            <text:p>525.0853189274</text:p>
          </table:table-cell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float" office:value="4616" calcext:value-type="float">
            <text:p>4616</text:p>
          </table:table-cell>
          <table:table-cell table:formula="of:= [.A501]/10000" office:value-type="float" office:value="1.0001" calcext:value-type="float">
            <text:p>1.0001</text:p>
          </table:table-cell>
          <table:table-cell table:formula="of:= 1500*([.C501])^4 - 10200*([.C501])^3 + 23010*([.C501])^2 - 17778*([.C501]) + 4000" office:value-type="float" office:value="532.3642140958" calcext:value-type="float">
            <text:p>532.3642140958</text:p>
          </table:table-cell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float" office:value="4623" calcext:value-type="float">
            <text:p>4623</text:p>
          </table:table-cell>
          <table:table-cell table:formula="of:= [.A502]/10000" office:value-type="float" office:value="1.0021" calcext:value-type="float">
            <text:p>1.0021</text:p>
          </table:table-cell>
          <table:table-cell table:formula="of:= 1500*([.C502])^4 - 10200*([.C502])^3 + 23010*([.C502])^2 - 17778*([.C502]) + 4000" office:value-type="float" office:value="539.654379232972" calcext:value-type="float">
            <text:p>539.654379233</text:p>
          </table:table-cell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float" office:value="4631" calcext:value-type="float">
            <text:p>4631</text:p>
          </table:table-cell>
          <table:table-cell table:formula="of:= [.A503]/10000" office:value-type="float" office:value="1.0041" calcext:value-type="float">
            <text:p>1.0041</text:p>
          </table:table-cell>
          <table:table-cell table:formula="of:= 1500*([.C503])^4 - 10200*([.C503])^3 + 23010*([.C503])^2 - 17778*([.C503]) + 4000" office:value-type="float" office:value="546.955613055661" calcext:value-type="float">
            <text:p>546.9556130557</text:p>
          </table:table-cell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float" office:value="4637" calcext:value-type="float">
            <text:p>4637</text:p>
          </table:table-cell>
          <table:table-cell table:formula="of:= [.A504]/10000" office:value-type="float" office:value="1.0061" calcext:value-type="float">
            <text:p>1.0061</text:p>
          </table:table-cell>
          <table:table-cell table:formula="of:= 1500*([.C504])^4 - 10200*([.C504])^3 + 23010*([.C504])^2 - 17778*([.C504]) + 4000" office:value-type="float" office:value="554.267714856675" calcext:value-type="float">
            <text:p>554.2677148567</text:p>
          </table:table-cell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float" office:value="4645" calcext:value-type="float">
            <text:p>4645</text:p>
          </table:table-cell>
          <table:table-cell table:formula="of:= [.A505]/10000" office:value-type="float" office:value="1.0081" calcext:value-type="float">
            <text:p>1.0081</text:p>
          </table:table-cell>
          <table:table-cell table:formula="of:= 1500*([.C505])^4 - 10200*([.C505])^3 + 23010*([.C505])^2 - 17778*([.C505]) + 4000" office:value-type="float" office:value="561.59048450481" calcext:value-type="float">
            <text:p>561.5904845048</text:p>
          </table:table-cell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float" office:value="4652" calcext:value-type="float">
            <text:p>4652</text:p>
          </table:table-cell>
          <table:table-cell table:formula="of:= [.A506]/10000" office:value-type="float" office:value="1.0101" calcext:value-type="float">
            <text:p>1.0101</text:p>
          </table:table-cell>
          <table:table-cell table:formula="of:= 1500*([.C506])^4 - 10200*([.C506])^3 + 23010*([.C506])^2 - 17778*([.C506]) + 4000" office:value-type="float" office:value="568.923722444859" calcext:value-type="float">
            <text:p>568.9237224449</text:p>
          </table:table-cell>
        </table:table-row>
        <table:table-row table:style-name="ro1">
          <table:table-cell office:value-type="float" office:value="10121" calcext:value-type="float">
            <text:p>10121</text:p>
          </table:table-cell>
          <table:table-cell office:value-type="float" office:value="4659" calcext:value-type="float">
            <text:p>4659</text:p>
          </table:table-cell>
          <table:table-cell table:formula="of:= [.A507]/10000" office:value-type="float" office:value="1.0121" calcext:value-type="float">
            <text:p>1.0121</text:p>
          </table:table-cell>
          <table:table-cell table:formula="of:= 1500*([.C507])^4 - 10200*([.C507])^3 + 23010*([.C507])^2 - 17778*([.C507]) + 4000" office:value-type="float" office:value="576.267229697631" calcext:value-type="float">
            <text:p>576.2672296976</text:p>
          </table:table-cell>
        </table:table-row>
        <table:table-row table:style-name="ro1">
          <table:table-cell office:value-type="float" office:value="10141" calcext:value-type="float">
            <text:p>10141</text:p>
          </table:table-cell>
          <table:table-cell office:value-type="float" office:value="4667" calcext:value-type="float">
            <text:p>4667</text:p>
          </table:table-cell>
          <table:table-cell table:formula="of:= [.A508]/10000" office:value-type="float" office:value="1.0141" calcext:value-type="float">
            <text:p>1.0141</text:p>
          </table:table-cell>
          <table:table-cell table:formula="of:= 1500*([.C508])^4 - 10200*([.C508])^3 + 23010*([.C508])^2 - 17778*([.C508]) + 4000" office:value-type="float" office:value="583.620807859925" calcext:value-type="float">
            <text:p>583.6208078599</text:p>
          </table:table-cell>
        </table:table-row>
        <table:table-row table:style-name="ro1">
          <table:table-cell office:value-type="float" office:value="10161" calcext:value-type="float">
            <text:p>10161</text:p>
          </table:table-cell>
          <table:table-cell office:value-type="float" office:value="4674" calcext:value-type="float">
            <text:p>4674</text:p>
          </table:table-cell>
          <table:table-cell table:formula="of:= [.A509]/10000" office:value-type="float" office:value="1.0161" calcext:value-type="float">
            <text:p>1.0161</text:p>
          </table:table-cell>
          <table:table-cell table:formula="of:= 1500*([.C509])^4 - 10200*([.C509])^3 + 23010*([.C509])^2 - 17778*([.C509]) + 4000" office:value-type="float" office:value="590.984259104534" calcext:value-type="float">
            <text:p>590.9842591045</text:p>
          </table:table-cell>
        </table:table-row>
        <table:table-row table:style-name="ro1">
          <table:table-cell office:value-type="float" office:value="10181" calcext:value-type="float">
            <text:p>10181</text:p>
          </table:table-cell>
          <table:table-cell office:value-type="float" office:value="4681" calcext:value-type="float">
            <text:p>4681</text:p>
          </table:table-cell>
          <table:table-cell table:formula="of:= [.A510]/10000" office:value-type="float" office:value="1.0181" calcext:value-type="float">
            <text:p>1.0181</text:p>
          </table:table-cell>
          <table:table-cell table:formula="of:= 1500*([.C510])^4 - 10200*([.C510])^3 + 23010*([.C510])^2 - 17778*([.C510]) + 4000" office:value-type="float" office:value="598.357386180269" calcext:value-type="float">
            <text:p>598.3573861803</text:p>
          </table:table-cell>
        </table:table-row>
        <table:table-row table:style-name="ro1">
          <table:table-cell office:value-type="float" office:value="10201" calcext:value-type="float">
            <text:p>10201</text:p>
          </table:table-cell>
          <table:table-cell office:value-type="float" office:value="4688" calcext:value-type="float">
            <text:p>4688</text:p>
          </table:table-cell>
          <table:table-cell table:formula="of:= [.A511]/10000" office:value-type="float" office:value="1.0201" calcext:value-type="float">
            <text:p>1.0201</text:p>
          </table:table-cell>
          <table:table-cell table:formula="of:= 1500*([.C511])^4 - 10200*([.C511])^3 + 23010*([.C511])^2 - 17778*([.C511]) + 4000" office:value-type="float" office:value="605.73999241192" calcext:value-type="float">
            <text:p>605.7399924119</text:p>
          </table:table-cell>
        </table:table-row>
        <table:table-row table:style-name="ro1">
          <table:table-cell office:value-type="float" office:value="10221" calcext:value-type="float">
            <text:p>10221</text:p>
          </table:table-cell>
          <table:table-cell office:value-type="float" office:value="4695" calcext:value-type="float">
            <text:p>4695</text:p>
          </table:table-cell>
          <table:table-cell table:formula="of:= [.A512]/10000" office:value-type="float" office:value="1.0221" calcext:value-type="float">
            <text:p>1.0221</text:p>
          </table:table-cell>
          <table:table-cell table:formula="of:= 1500*([.C512])^4 - 10200*([.C512])^3 + 23010*([.C512])^2 - 17778*([.C512]) + 4000" office:value-type="float" office:value="613.131881700288" calcext:value-type="float">
            <text:p>613.1318817003</text:p>
          </table:table-cell>
        </table:table-row>
        <table:table-row table:style-name="ro1">
          <table:table-cell office:value-type="float" office:value="10241" calcext:value-type="float">
            <text:p>10241</text:p>
          </table:table-cell>
          <table:table-cell office:value-type="float" office:value="4703" calcext:value-type="float">
            <text:p>4703</text:p>
          </table:table-cell>
          <table:table-cell table:formula="of:= [.A513]/10000" office:value-type="float" office:value="1.0241" calcext:value-type="float">
            <text:p>1.0241</text:p>
          </table:table-cell>
          <table:table-cell table:formula="of:= 1500*([.C513])^4 - 10200*([.C513])^3 + 23010*([.C513])^2 - 17778*([.C513]) + 4000" office:value-type="float" office:value="620.532858522185" calcext:value-type="float">
            <text:p>620.5328585222</text:p>
          </table:table-cell>
        </table:table-row>
        <table:table-row table:style-name="ro1">
          <table:table-cell office:value-type="float" office:value="10261" calcext:value-type="float">
            <text:p>10261</text:p>
          </table:table-cell>
          <table:table-cell office:value-type="float" office:value="4710" calcext:value-type="float">
            <text:p>4710</text:p>
          </table:table-cell>
          <table:table-cell table:formula="of:= [.A514]/10000" office:value-type="float" office:value="1.0261" calcext:value-type="float">
            <text:p>1.0261</text:p>
          </table:table-cell>
          <table:table-cell table:formula="of:= 1500*([.C514])^4 - 10200*([.C514])^3 + 23010*([.C514])^2 - 17778*([.C514]) + 4000" office:value-type="float" office:value="627.942727930398" calcext:value-type="float">
            <text:p>627.9427279304</text:p>
          </table:table-cell>
        </table:table-row>
        <table:table-row table:style-name="ro1">
          <table:table-cell office:value-type="float" office:value="10281" calcext:value-type="float">
            <text:p>10281</text:p>
          </table:table-cell>
          <table:table-cell office:value-type="float" office:value="4717" calcext:value-type="float">
            <text:p>4717</text:p>
          </table:table-cell>
          <table:table-cell table:formula="of:= [.A515]/10000" office:value-type="float" office:value="1.0281" calcext:value-type="float">
            <text:p>1.0281</text:p>
          </table:table-cell>
          <table:table-cell table:formula="of:= 1500*([.C515])^4 - 10200*([.C515])^3 + 23010*([.C515])^2 - 17778*([.C515]) + 4000" office:value-type="float" office:value="635.361295553726" calcext:value-type="float">
            <text:p>635.3612955537</text:p>
          </table:table-cell>
        </table:table-row>
        <table:table-row table:style-name="ro1">
          <table:table-cell office:value-type="float" office:value="10301" calcext:value-type="float">
            <text:p>10301</text:p>
          </table:table-cell>
          <table:table-cell office:value-type="float" office:value="4725" calcext:value-type="float">
            <text:p>4725</text:p>
          </table:table-cell>
          <table:table-cell table:formula="of:= [.A516]/10000" office:value-type="float" office:value="1.0301" calcext:value-type="float">
            <text:p>1.0301</text:p>
          </table:table-cell>
          <table:table-cell table:formula="of:= 1500*([.C516])^4 - 10200*([.C516])^3 + 23010*([.C516])^2 - 17778*([.C516]) + 4000" office:value-type="float" office:value="642.788367596979" calcext:value-type="float">
            <text:p>642.788367597</text:p>
          </table:table-cell>
        </table:table-row>
        <table:table-row table:style-name="ro1">
          <table:table-cell office:value-type="float" office:value="10321" calcext:value-type="float">
            <text:p>10321</text:p>
          </table:table-cell>
          <table:table-cell office:value-type="float" office:value="4732" calcext:value-type="float">
            <text:p>4732</text:p>
          </table:table-cell>
          <table:table-cell table:formula="of:= [.A517]/10000" office:value-type="float" office:value="1.0321" calcext:value-type="float">
            <text:p>1.0321</text:p>
          </table:table-cell>
          <table:table-cell table:formula="of:= 1500*([.C517])^4 - 10200*([.C517])^3 + 23010*([.C517])^2 - 17778*([.C517]) + 4000" office:value-type="float" office:value="650.223750840954" calcext:value-type="float">
            <text:p>650.223750841</text:p>
          </table:table-cell>
        </table:table-row>
        <table:table-row table:style-name="ro1">
          <table:table-cell office:value-type="float" office:value="10341" calcext:value-type="float">
            <text:p>10341</text:p>
          </table:table-cell>
          <table:table-cell office:value-type="float" office:value="4740" calcext:value-type="float">
            <text:p>4740</text:p>
          </table:table-cell>
          <table:table-cell table:formula="of:= [.A518]/10000" office:value-type="float" office:value="1.0341" calcext:value-type="float">
            <text:p>1.0341</text:p>
          </table:table-cell>
          <table:table-cell table:formula="of:= 1500*([.C518])^4 - 10200*([.C518])^3 + 23010*([.C518])^2 - 17778*([.C518]) + 4000" office:value-type="float" office:value="657.667252642445" calcext:value-type="float">
            <text:p>657.6672526424</text:p>
          </table:table-cell>
        </table:table-row>
        <table:table-row table:style-name="ro1">
          <table:table-cell office:value-type="float" office:value="10361" calcext:value-type="float">
            <text:p>10361</text:p>
          </table:table-cell>
          <table:table-cell office:value-type="float" office:value="4747" calcext:value-type="float">
            <text:p>4747</text:p>
          </table:table-cell>
          <table:table-cell table:formula="of:= [.A519]/10000" office:value-type="float" office:value="1.0361" calcext:value-type="float">
            <text:p>1.0361</text:p>
          </table:table-cell>
          <table:table-cell table:formula="of:= 1500*([.C519])^4 - 10200*([.C519])^3 + 23010*([.C519])^2 - 17778*([.C519]) + 4000" office:value-type="float" office:value="665.118680934258" calcext:value-type="float">
            <text:p>665.1186809343</text:p>
          </table:table-cell>
        </table:table-row>
        <table:table-row table:style-name="ro1">
          <table:table-cell office:value-type="float" office:value="10381" calcext:value-type="float">
            <text:p>10381</text:p>
          </table:table-cell>
          <table:table-cell office:value-type="float" office:value="4755" calcext:value-type="float">
            <text:p>4755</text:p>
          </table:table-cell>
          <table:table-cell table:formula="of:= [.A520]/10000" office:value-type="float" office:value="1.0381" calcext:value-type="float">
            <text:p>1.0381</text:p>
          </table:table-cell>
          <table:table-cell table:formula="of:= 1500*([.C520])^4 - 10200*([.C520])^3 + 23010*([.C520])^2 - 17778*([.C520]) + 4000" office:value-type="float" office:value="672.577844225185" calcext:value-type="float">
            <text:p>672.5778442252</text:p>
          </table:table-cell>
        </table:table-row>
        <table:table-row table:style-name="ro1">
          <table:table-cell office:value-type="float" office:value="10401" calcext:value-type="float">
            <text:p>10401</text:p>
          </table:table-cell>
          <table:table-cell office:value-type="float" office:value="4762" calcext:value-type="float">
            <text:p>4762</text:p>
          </table:table-cell>
          <table:table-cell table:formula="of:= [.A521]/10000" office:value-type="float" office:value="1.0401" calcext:value-type="float">
            <text:p>1.0401</text:p>
          </table:table-cell>
          <table:table-cell table:formula="of:= 1500*([.C521])^4 - 10200*([.C521])^3 + 23010*([.C521])^2 - 17778*([.C521]) + 4000" office:value-type="float" office:value="680.044551600044" calcext:value-type="float">
            <text:p>680.0445516</text:p>
          </table:table-cell>
        </table:table-row>
        <table:table-row table:style-name="ro1">
          <table:table-cell office:value-type="float" office:value="10421" calcext:value-type="float">
            <text:p>10421</text:p>
          </table:table-cell>
          <table:table-cell office:value-type="float" office:value="4770" calcext:value-type="float">
            <text:p>4770</text:p>
          </table:table-cell>
          <table:table-cell table:formula="of:= [.A522]/10000" office:value-type="float" office:value="1.0421" calcext:value-type="float">
            <text:p>1.0421</text:p>
          </table:table-cell>
          <table:table-cell table:formula="of:= 1500*([.C522])^4 - 10200*([.C522])^3 + 23010*([.C522])^2 - 17778*([.C522]) + 4000" office:value-type="float" office:value="687.518612719618" calcext:value-type="float">
            <text:p>687.5186127196</text:p>
          </table:table-cell>
        </table:table-row>
        <table:table-row table:style-name="ro1">
          <table:table-cell office:value-type="float" office:value="10441" calcext:value-type="float">
            <text:p>10441</text:p>
          </table:table-cell>
          <table:table-cell office:value-type="float" office:value="4777" calcext:value-type="float">
            <text:p>4777</text:p>
          </table:table-cell>
          <table:table-cell table:formula="of:= [.A523]/10000" office:value-type="float" office:value="1.0441" calcext:value-type="float">
            <text:p>1.0441</text:p>
          </table:table-cell>
          <table:table-cell table:formula="of:= 1500*([.C523])^4 - 10200*([.C523])^3 + 23010*([.C523])^2 - 17778*([.C523]) + 4000" office:value-type="float" office:value="694.999837820702" calcext:value-type="float">
            <text:p>694.9998378207</text:p>
          </table:table-cell>
        </table:table-row>
        <table:table-row table:style-name="ro1">
          <table:table-cell office:value-type="float" office:value="10461" calcext:value-type="float">
            <text:p>10461</text:p>
          </table:table-cell>
          <table:table-cell office:value-type="float" office:value="4785" calcext:value-type="float">
            <text:p>4785</text:p>
          </table:table-cell>
          <table:table-cell table:formula="of:= [.A524]/10000" office:value-type="float" office:value="1.0461" calcext:value-type="float">
            <text:p>1.0461</text:p>
          </table:table-cell>
          <table:table-cell table:formula="of:= 1500*([.C524])^4 - 10200*([.C524])^3 + 23010*([.C524])^2 - 17778*([.C524]) + 4000" office:value-type="float" office:value="702.488037716119" calcext:value-type="float">
            <text:p>702.4880377161</text:p>
          </table:table-cell>
        </table:table-row>
        <table:table-row table:style-name="ro1">
          <table:table-cell office:value-type="float" office:value="10481" calcext:value-type="float">
            <text:p>10481</text:p>
          </table:table-cell>
          <table:table-cell office:value-type="float" office:value="4793" calcext:value-type="float">
            <text:p>4793</text:p>
          </table:table-cell>
          <table:table-cell table:formula="of:= [.A525]/10000" office:value-type="float" office:value="1.0481" calcext:value-type="float">
            <text:p>1.0481</text:p>
          </table:table-cell>
          <table:table-cell table:formula="of:= 1500*([.C525])^4 - 10200*([.C525])^3 + 23010*([.C525])^2 - 17778*([.C525]) + 4000" office:value-type="float" office:value="709.98302379465" calcext:value-type="float">
            <text:p>709.9830237947</text:p>
          </table:table-cell>
        </table:table-row>
        <table:table-row table:style-name="ro1">
          <table:table-cell office:value-type="float" office:value="10501" calcext:value-type="float">
            <text:p>10501</text:p>
          </table:table-cell>
          <table:table-cell office:value-type="float" office:value="4800" calcext:value-type="float">
            <text:p>4800</text:p>
          </table:table-cell>
          <table:table-cell table:formula="of:= [.A526]/10000" office:value-type="float" office:value="1.0501" calcext:value-type="float">
            <text:p>1.0501</text:p>
          </table:table-cell>
          <table:table-cell table:formula="of:= 1500*([.C526])^4 - 10200*([.C526])^3 + 23010*([.C526])^2 - 17778*([.C526]) + 4000" office:value-type="float" office:value="717.484608021097" calcext:value-type="float">
            <text:p>717.4846080211</text:p>
          </table:table-cell>
        </table:table-row>
        <table:table-row table:style-name="ro1">
          <table:table-cell office:value-type="float" office:value="10521" calcext:value-type="float">
            <text:p>10521</text:p>
          </table:table-cell>
          <table:table-cell office:value-type="float" office:value="4807" calcext:value-type="float">
            <text:p>4807</text:p>
          </table:table-cell>
          <table:table-cell table:formula="of:= [.A527]/10000" office:value-type="float" office:value="1.0521" calcext:value-type="float">
            <text:p>1.0521</text:p>
          </table:table-cell>
          <table:table-cell table:formula="of:= 1500*([.C527])^4 - 10200*([.C527])^3 + 23010*([.C527])^2 - 17778*([.C527]) + 4000" office:value-type="float" office:value="724.992602936276" calcext:value-type="float">
            <text:p>724.9926029363</text:p>
          </table:table-cell>
        </table:table-row>
        <table:table-row table:style-name="ro1">
          <table:table-cell office:value-type="float" office:value="10541" calcext:value-type="float">
            <text:p>10541</text:p>
          </table:table-cell>
          <table:table-cell office:value-type="float" office:value="4815" calcext:value-type="float">
            <text:p>4815</text:p>
          </table:table-cell>
          <table:table-cell table:formula="of:= [.A528]/10000" office:value-type="float" office:value="1.0541" calcext:value-type="float">
            <text:p>1.0541</text:p>
          </table:table-cell>
          <table:table-cell table:formula="of:= 1500*([.C528])^4 - 10200*([.C528])^3 + 23010*([.C528])^2 - 17778*([.C528]) + 4000" office:value-type="float" office:value="732.506821656963" calcext:value-type="float">
            <text:p>732.506821657</text:p>
          </table:table-cell>
        </table:table-row>
        <table:table-row table:style-name="ro1">
          <table:table-cell office:value-type="float" office:value="10561" calcext:value-type="float">
            <text:p>10561</text:p>
          </table:table-cell>
          <table:table-cell office:value-type="float" office:value="4823" calcext:value-type="float">
            <text:p>4823</text:p>
          </table:table-cell>
          <table:table-cell table:formula="of:= [.A529]/10000" office:value-type="float" office:value="1.0561" calcext:value-type="float">
            <text:p>1.0561</text:p>
          </table:table-cell>
          <table:table-cell table:formula="of:= 1500*([.C529])^4 - 10200*([.C529])^3 + 23010*([.C529])^2 - 17778*([.C529]) + 4000" office:value-type="float" office:value="740.027077875981" calcext:value-type="float">
            <text:p>740.027077876</text:p>
          </table:table-cell>
        </table:table-row>
        <table:table-row table:style-name="ro1">
          <table:table-cell office:value-type="float" office:value="10581" calcext:value-type="float">
            <text:p>10581</text:p>
          </table:table-cell>
          <table:table-cell office:value-type="float" office:value="4831" calcext:value-type="float">
            <text:p>4831</text:p>
          </table:table-cell>
          <table:table-cell table:formula="of:= [.A530]/10000" office:value-type="float" office:value="1.0581" calcext:value-type="float">
            <text:p>1.0581</text:p>
          </table:table-cell>
          <table:table-cell table:formula="of:= 1500*([.C530])^4 - 10200*([.C530])^3 + 23010*([.C530])^2 - 17778*([.C530]) + 4000" office:value-type="float" office:value="747.553185862109" calcext:value-type="float">
            <text:p>747.5531858621</text:p>
          </table:table-cell>
        </table:table-row>
        <table:table-row table:style-name="ro1">
          <table:table-cell office:value-type="float" office:value="10601" calcext:value-type="float">
            <text:p>10601</text:p>
          </table:table-cell>
          <table:table-cell office:value-type="float" office:value="4838" calcext:value-type="float">
            <text:p>4838</text:p>
          </table:table-cell>
          <table:table-cell table:formula="of:= [.A531]/10000" office:value-type="float" office:value="1.0601" calcext:value-type="float">
            <text:p>1.0601</text:p>
          </table:table-cell>
          <table:table-cell table:formula="of:= 1500*([.C531])^4 - 10200*([.C531])^3 + 23010*([.C531])^2 - 17778*([.C531]) + 4000" office:value-type="float" office:value="755.084960460163" calcext:value-type="float">
            <text:p>755.0849604602</text:p>
          </table:table-cell>
        </table:table-row>
        <table:table-row table:style-name="ro1">
          <table:table-cell office:value-type="float" office:value="10621" calcext:value-type="float">
            <text:p>10621</text:p>
          </table:table-cell>
          <table:table-cell office:value-type="float" office:value="4846" calcext:value-type="float">
            <text:p>4846</text:p>
          </table:table-cell>
          <table:table-cell table:formula="of:= [.A532]/10000" office:value-type="float" office:value="1.0621" calcext:value-type="float">
            <text:p>1.0621</text:p>
          </table:table-cell>
          <table:table-cell table:formula="of:= 1500*([.C532])^4 - 10200*([.C532])^3 + 23010*([.C532])^2 - 17778*([.C532]) + 4000" office:value-type="float" office:value="762.622217090933" calcext:value-type="float">
            <text:p>762.6222170909</text:p>
          </table:table-cell>
        </table:table-row>
        <table:table-row table:style-name="ro1">
          <table:table-cell office:value-type="float" office:value="10641" calcext:value-type="float">
            <text:p>10641</text:p>
          </table:table-cell>
          <table:table-cell office:value-type="float" office:value="4854" calcext:value-type="float">
            <text:p>4854</text:p>
          </table:table-cell>
          <table:table-cell table:formula="of:= [.A533]/10000" office:value-type="float" office:value="1.0641" calcext:value-type="float">
            <text:p>1.0641</text:p>
          </table:table-cell>
          <table:table-cell table:formula="of:= 1500*([.C533])^4 - 10200*([.C533])^3 + 23010*([.C533])^2 - 17778*([.C533]) + 4000" office:value-type="float" office:value="770.164771751224" calcext:value-type="float">
            <text:p>770.1647717512</text:p>
          </table:table-cell>
        </table:table-row>
        <table:table-row table:style-name="ro1">
          <table:table-cell office:value-type="float" office:value="10661" calcext:value-type="float">
            <text:p>10661</text:p>
          </table:table-cell>
          <table:table-cell office:value-type="float" office:value="4862" calcext:value-type="float">
            <text:p>4862</text:p>
          </table:table-cell>
          <table:table-cell table:formula="of:= [.A534]/10000" office:value-type="float" office:value="1.0661" calcext:value-type="float">
            <text:p>1.0661</text:p>
          </table:table-cell>
          <table:table-cell table:formula="of:= 1500*([.C534])^4 - 10200*([.C534])^3 + 23010*([.C534])^2 - 17778*([.C534]) + 4000" office:value-type="float" office:value="777.712441013835" calcext:value-type="float">
            <text:p>777.7124410138</text:p>
          </table:table-cell>
        </table:table-row>
        <table:table-row table:style-name="ro1">
          <table:table-cell office:value-type="float" office:value="10681" calcext:value-type="float">
            <text:p>10681</text:p>
          </table:table-cell>
          <table:table-cell office:value-type="float" office:value="4869" calcext:value-type="float">
            <text:p>4869</text:p>
          </table:table-cell>
          <table:table-cell table:formula="of:= [.A535]/10000" office:value-type="float" office:value="1.0681" calcext:value-type="float">
            <text:p>1.0681</text:p>
          </table:table-cell>
          <table:table-cell table:formula="of:= 1500*([.C535])^4 - 10200*([.C535])^3 + 23010*([.C535])^2 - 17778*([.C535]) + 4000" office:value-type="float" office:value="785.265042027568" calcext:value-type="float">
            <text:p>785.2650420276</text:p>
          </table:table-cell>
        </table:table-row>
        <table:table-row table:style-name="ro1">
          <table:table-cell office:value-type="float" office:value="10701" calcext:value-type="float">
            <text:p>10701</text:p>
          </table:table-cell>
          <table:table-cell office:value-type="float" office:value="4877" calcext:value-type="float">
            <text:p>4877</text:p>
          </table:table-cell>
          <table:table-cell table:formula="of:= [.A536]/10000" office:value-type="float" office:value="1.0701" calcext:value-type="float">
            <text:p>1.0701</text:p>
          </table:table-cell>
          <table:table-cell table:formula="of:= 1500*([.C536])^4 - 10200*([.C536])^3 + 23010*([.C536])^2 - 17778*([.C536]) + 4000" office:value-type="float" office:value="792.822392517219" calcext:value-type="float">
            <text:p>792.8223925172</text:p>
          </table:table-cell>
        </table:table-row>
        <table:table-row table:style-name="ro1">
          <table:table-cell office:value-type="float" office:value="10721" calcext:value-type="float">
            <text:p>10721</text:p>
          </table:table-cell>
          <table:table-cell office:value-type="float" office:value="4885" calcext:value-type="float">
            <text:p>4885</text:p>
          </table:table-cell>
          <table:table-cell table:formula="of:= [.A537]/10000" office:value-type="float" office:value="1.0721" calcext:value-type="float">
            <text:p>1.0721</text:p>
          </table:table-cell>
          <table:table-cell table:formula="of:= 1500*([.C537])^4 - 10200*([.C537])^3 + 23010*([.C537])^2 - 17778*([.C537]) + 4000" office:value-type="float" office:value="800.384310783593" calcext:value-type="float">
            <text:p>800.3843107836</text:p>
          </table:table-cell>
        </table:table-row>
        <table:table-row table:style-name="ro1">
          <table:table-cell office:value-type="float" office:value="10741" calcext:value-type="float">
            <text:p>10741</text:p>
          </table:table-cell>
          <table:table-cell office:value-type="float" office:value="4893" calcext:value-type="float">
            <text:p>4893</text:p>
          </table:table-cell>
          <table:table-cell table:formula="of:= [.A538]/10000" office:value-type="float" office:value="1.0741" calcext:value-type="float">
            <text:p>1.0741</text:p>
          </table:table-cell>
          <table:table-cell table:formula="of:= 1500*([.C538])^4 - 10200*([.C538])^3 + 23010*([.C538])^2 - 17778*([.C538]) + 4000" office:value-type="float" office:value="807.950615703483" calcext:value-type="float">
            <text:p>807.9506157035</text:p>
          </table:table-cell>
        </table:table-row>
        <table:table-row table:style-name="ro1">
          <table:table-cell office:value-type="float" office:value="10761" calcext:value-type="float">
            <text:p>10761</text:p>
          </table:table-cell>
          <table:table-cell office:value-type="float" office:value="4900" calcext:value-type="float">
            <text:p>4900</text:p>
          </table:table-cell>
          <table:table-cell table:formula="of:= [.A539]/10000" office:value-type="float" office:value="1.0761" calcext:value-type="float">
            <text:p>1.0761</text:p>
          </table:table-cell>
          <table:table-cell table:formula="of:= 1500*([.C539])^4 - 10200*([.C539])^3 + 23010*([.C539])^2 - 17778*([.C539]) + 4000" office:value-type="float" office:value="815.521126729695" calcext:value-type="float">
            <text:p>815.5211267297</text:p>
          </table:table-cell>
        </table:table-row>
        <table:table-row table:style-name="ro1">
          <table:table-cell office:value-type="float" office:value="10781" calcext:value-type="float">
            <text:p>10781</text:p>
          </table:table-cell>
          <table:table-cell office:value-type="float" office:value="4908" calcext:value-type="float">
            <text:p>4908</text:p>
          </table:table-cell>
          <table:table-cell table:formula="of:= [.A540]/10000" office:value-type="float" office:value="1.0781" calcext:value-type="float">
            <text:p>1.0781</text:p>
          </table:table-cell>
          <table:table-cell table:formula="of:= 1500*([.C540])^4 - 10200*([.C540])^3 + 23010*([.C540])^2 - 17778*([.C540]) + 4000" office:value-type="float" office:value="823.095663891027" calcext:value-type="float">
            <text:p>823.095663891</text:p>
          </table:table-cell>
        </table:table-row>
        <table:table-row table:style-name="ro1">
          <table:table-cell office:value-type="float" office:value="10801" calcext:value-type="float">
            <text:p>10801</text:p>
          </table:table-cell>
          <table:table-cell office:value-type="float" office:value="4916" calcext:value-type="float">
            <text:p>4916</text:p>
          </table:table-cell>
          <table:table-cell table:formula="of:= [.A541]/10000" office:value-type="float" office:value="1.0801" calcext:value-type="float">
            <text:p>1.0801</text:p>
          </table:table-cell>
          <table:table-cell table:formula="of:= 1500*([.C541])^4 - 10200*([.C541])^3 + 23010*([.C541])^2 - 17778*([.C541]) + 4000" office:value-type="float" office:value="830.674047792279" calcext:value-type="float">
            <text:p>830.6740477923</text:p>
          </table:table-cell>
        </table:table-row>
        <table:table-row table:style-name="ro1">
          <table:table-cell office:value-type="float" office:value="10822" calcext:value-type="float">
            <text:p>10822</text:p>
          </table:table-cell>
          <table:table-cell office:value-type="float" office:value="4923" calcext:value-type="float">
            <text:p>4923</text:p>
          </table:table-cell>
          <table:table-cell table:formula="of:= [.A542]/10000" office:value-type="float" office:value="1.0822" calcext:value-type="float">
            <text:p>1.0822</text:p>
          </table:table-cell>
          <table:table-cell table:formula="of:= 1500*([.C542])^4 - 10200*([.C542])^3 + 23010*([.C542])^2 - 17778*([.C542]) + 4000" office:value-type="float" office:value="838.635295288576" calcext:value-type="float">
            <text:p>838.6352952886</text:p>
          </table:table-cell>
        </table:table-row>
        <table:table-row table:style-name="ro1">
          <table:table-cell office:value-type="float" office:value="10842" calcext:value-type="float">
            <text:p>10842</text:p>
          </table:table-cell>
          <table:table-cell office:value-type="float" office:value="4931" calcext:value-type="float">
            <text:p>4931</text:p>
          </table:table-cell>
          <table:table-cell table:formula="of:= [.A543]/10000" office:value-type="float" office:value="1.0842" calcext:value-type="float">
            <text:p>1.0842</text:p>
          </table:table-cell>
          <table:table-cell table:formula="of:= 1500*([.C543])^4 - 10200*([.C543])^3 + 23010*([.C543])^2 - 17778*([.C543]) + 4000" office:value-type="float" office:value="846.221006603395" calcext:value-type="float">
            <text:p>846.2210066034</text:p>
          </table:table-cell>
        </table:table-row>
        <table:table-row table:style-name="ro1">
          <table:table-cell office:value-type="float" office:value="10862" calcext:value-type="float">
            <text:p>10862</text:p>
          </table:table-cell>
          <table:table-cell office:value-type="float" office:value="4939" calcext:value-type="float">
            <text:p>4939</text:p>
          </table:table-cell>
          <table:table-cell table:formula="of:= [.A544]/10000" office:value-type="float" office:value="1.0862" calcext:value-type="float">
            <text:p>1.0862</text:p>
          </table:table-cell>
          <table:table-cell table:formula="of:= 1500*([.C544])^4 - 10200*([.C544])^3 + 23010*([.C544])^2 - 17778*([.C544]) + 4000" office:value-type="float" office:value="853.810021060288" calcext:value-type="float">
            <text:p>853.8100210603</text:p>
          </table:table-cell>
        </table:table-row>
        <table:table-row table:style-name="ro1">
          <table:table-cell office:value-type="float" office:value="10882" calcext:value-type="float">
            <text:p>10882</text:p>
          </table:table-cell>
          <table:table-cell office:value-type="float" office:value="4947" calcext:value-type="float">
            <text:p>4947</text:p>
          </table:table-cell>
          <table:table-cell table:formula="of:= [.A545]/10000" office:value-type="float" office:value="1.0882" calcext:value-type="float">
            <text:p>1.0882</text:p>
          </table:table-cell>
          <table:table-cell table:formula="of:= 1500*([.C545])^4 - 10200*([.C545])^3 + 23010*([.C545])^2 - 17778*([.C545]) + 4000" office:value-type="float" office:value="861.402161596869" calcext:value-type="float">
            <text:p>861.4021615969</text:p>
          </table:table-cell>
        </table:table-row>
        <table:table-row table:style-name="ro1">
          <table:table-cell office:value-type="float" office:value="10902" calcext:value-type="float">
            <text:p>10902</text:p>
          </table:table-cell>
          <table:table-cell office:value-type="float" office:value="4954" calcext:value-type="float">
            <text:p>4954</text:p>
          </table:table-cell>
          <table:table-cell table:formula="of:= [.A546]/10000" office:value-type="float" office:value="1.0902" calcext:value-type="float">
            <text:p>1.0902</text:p>
          </table:table-cell>
          <table:table-cell table:formula="of:= 1500*([.C546])^4 - 10200*([.C546])^3 + 23010*([.C546])^2 - 17778*([.C546]) + 4000" office:value-type="float" office:value="868.997251726722" calcext:value-type="float">
            <text:p>868.9972517267</text:p>
          </table:table-cell>
        </table:table-row>
        <table:table-row table:style-name="ro1">
          <table:table-cell office:value-type="float" office:value="10922" calcext:value-type="float">
            <text:p>10922</text:p>
          </table:table-cell>
          <table:table-cell office:value-type="float" office:value="4962" calcext:value-type="float">
            <text:p>4962</text:p>
          </table:table-cell>
          <table:table-cell table:formula="of:= [.A547]/10000" office:value-type="float" office:value="1.0922" calcext:value-type="float">
            <text:p>1.0922</text:p>
          </table:table-cell>
          <table:table-cell table:formula="of:= 1500*([.C547])^4 - 10200*([.C547])^3 + 23010*([.C547])^2 - 17778*([.C547]) + 4000" office:value-type="float" office:value="876.595115539458" calcext:value-type="float">
            <text:p>876.5951155395</text:p>
          </table:table-cell>
        </table:table-row>
        <table:table-row table:style-name="ro1">
          <table:table-cell office:value-type="float" office:value="10942" calcext:value-type="float">
            <text:p>10942</text:p>
          </table:table-cell>
          <table:table-cell office:value-type="float" office:value="4970" calcext:value-type="float">
            <text:p>4970</text:p>
          </table:table-cell>
          <table:table-cell table:formula="of:= [.A548]/10000" office:value-type="float" office:value="1.0942" calcext:value-type="float">
            <text:p>1.0942</text:p>
          </table:table-cell>
          <table:table-cell table:formula="of:= 1500*([.C548])^4 - 10200*([.C548])^3 + 23010*([.C548])^2 - 17778*([.C548]) + 4000" office:value-type="float" office:value="884.195577700675" calcext:value-type="float">
            <text:p>884.1955777007</text:p>
          </table:table-cell>
        </table:table-row>
        <table:table-row table:style-name="ro1">
          <table:table-cell office:value-type="float" office:value="10962" calcext:value-type="float">
            <text:p>10962</text:p>
          </table:table-cell>
          <table:table-cell office:value-type="float" office:value="4979" calcext:value-type="float">
            <text:p>4979</text:p>
          </table:table-cell>
          <table:table-cell table:formula="of:= [.A549]/10000" office:value-type="float" office:value="1.0962" calcext:value-type="float">
            <text:p>1.0962</text:p>
          </table:table-cell>
          <table:table-cell table:formula="of:= 1500*([.C549])^4 - 10200*([.C549])^3 + 23010*([.C549])^2 - 17778*([.C549]) + 4000" office:value-type="float" office:value="891.798463451973" calcext:value-type="float">
            <text:p>891.798463452</text:p>
          </table:table-cell>
        </table:table-row>
        <table:table-row table:style-name="ro1">
          <table:table-cell office:value-type="float" office:value="10982" calcext:value-type="float">
            <text:p>10982</text:p>
          </table:table-cell>
          <table:table-cell office:value-type="float" office:value="4986" calcext:value-type="float">
            <text:p>4986</text:p>
          </table:table-cell>
          <table:table-cell table:formula="of:= [.A550]/10000" office:value-type="float" office:value="1.0982" calcext:value-type="float">
            <text:p>1.0982</text:p>
          </table:table-cell>
          <table:table-cell table:formula="of:= 1500*([.C550])^4 - 10200*([.C550])^3 + 23010*([.C550])^2 - 17778*([.C550]) + 4000" office:value-type="float" office:value="899.403598610945" calcext:value-type="float">
            <text:p>899.4035986109</text:p>
          </table:table-cell>
        </table:table-row>
        <table:table-row table:style-name="ro1">
          <table:table-cell office:value-type="float" office:value="11002" calcext:value-type="float">
            <text:p>11002</text:p>
          </table:table-cell>
          <table:table-cell office:value-type="float" office:value="4994" calcext:value-type="float">
            <text:p>4994</text:p>
          </table:table-cell>
          <table:table-cell table:formula="of:= [.A551]/10000" office:value-type="float" office:value="1.1002" calcext:value-type="float">
            <text:p>1.1002</text:p>
          </table:table-cell>
          <table:table-cell table:formula="of:= 1500*([.C551])^4 - 10200*([.C551])^3 + 23010*([.C551])^2 - 17778*([.C551]) + 4000" office:value-type="float" office:value="907.010809571202" calcext:value-type="float">
            <text:p>907.0108095712</text:p>
          </table:table-cell>
        </table:table-row>
        <table:table-row table:style-name="ro1">
          <table:table-cell office:value-type="float" office:value="11022" calcext:value-type="float">
            <text:p>11022</text:p>
          </table:table-cell>
          <table:table-cell office:value-type="float" office:value="5002" calcext:value-type="float">
            <text:p>5002</text:p>
          </table:table-cell>
          <table:table-cell table:formula="of:= [.A552]/10000" office:value-type="float" office:value="1.1022" calcext:value-type="float">
            <text:p>1.1022</text:p>
          </table:table-cell>
          <table:table-cell table:formula="of:= 1500*([.C552])^4 - 10200*([.C552])^3 + 23010*([.C552])^2 - 17778*([.C552]) + 4000" office:value-type="float" office:value="914.619923302343" calcext:value-type="float">
            <text:p>914.6199233023</text:p>
          </table:table-cell>
        </table:table-row>
        <table:table-row table:style-name="ro1">
          <table:table-cell office:value-type="float" office:value="11042" calcext:value-type="float">
            <text:p>11042</text:p>
          </table:table-cell>
          <table:table-cell office:value-type="float" office:value="5010" calcext:value-type="float">
            <text:p>5010</text:p>
          </table:table-cell>
          <table:table-cell table:formula="of:= [.A553]/10000" office:value-type="float" office:value="1.1042" calcext:value-type="float">
            <text:p>1.1042</text:p>
          </table:table-cell>
          <table:table-cell table:formula="of:= 1500*([.C553])^4 - 10200*([.C553])^3 + 23010*([.C553])^2 - 17778*([.C553]) + 4000" office:value-type="float" office:value="922.230767349956" calcext:value-type="float">
            <text:p>922.23076735</text:p>
          </table:table-cell>
        </table:table-row>
        <table:table-row table:style-name="ro1">
          <table:table-cell office:value-type="float" office:value="11062" calcext:value-type="float">
            <text:p>11062</text:p>
          </table:table-cell>
          <table:table-cell office:value-type="float" office:value="5017" calcext:value-type="float">
            <text:p>5017</text:p>
          </table:table-cell>
          <table:table-cell table:formula="of:= [.A554]/10000" office:value-type="float" office:value="1.1062" calcext:value-type="float">
            <text:p>1.1062</text:p>
          </table:table-cell>
          <table:table-cell table:formula="of:= 1500*([.C554])^4 - 10200*([.C554])^3 + 23010*([.C554])^2 - 17778*([.C554]) + 4000" office:value-type="float" office:value="929.843169835655" calcext:value-type="float">
            <text:p>929.8431698357</text:p>
          </table:table-cell>
        </table:table-row>
        <table:table-row table:style-name="ro1">
          <table:table-cell office:value-type="float" office:value="11082" calcext:value-type="float">
            <text:p>11082</text:p>
          </table:table-cell>
          <table:table-cell office:value-type="float" office:value="5025" calcext:value-type="float">
            <text:p>5025</text:p>
          </table:table-cell>
          <table:table-cell table:formula="of:= [.A555]/10000" office:value-type="float" office:value="1.1082" calcext:value-type="float">
            <text:p>1.1082</text:p>
          </table:table-cell>
          <table:table-cell table:formula="of:= 1500*([.C555])^4 - 10200*([.C555])^3 + 23010*([.C555])^2 - 17778*([.C555]) + 4000" office:value-type="float" office:value="937.456959457028" calcext:value-type="float">
            <text:p>937.456959457</text:p>
          </table:table-cell>
        </table:table-row>
        <table:table-row table:style-name="ro1">
          <table:table-cell office:value-type="float" office:value="11102" calcext:value-type="float">
            <text:p>11102</text:p>
          </table:table-cell>
          <table:table-cell office:value-type="float" office:value="5034" calcext:value-type="float">
            <text:p>5034</text:p>
          </table:table-cell>
          <table:table-cell table:formula="of:= [.A556]/10000" office:value-type="float" office:value="1.1102" calcext:value-type="float">
            <text:p>1.1102</text:p>
          </table:table-cell>
          <table:table-cell table:formula="of:= 1500*([.C556])^4 - 10200*([.C556])^3 + 23010*([.C556])^2 - 17778*([.C556]) + 4000" office:value-type="float" office:value="945.071965487681" calcext:value-type="float">
            <text:p>945.0719654877</text:p>
          </table:table-cell>
        </table:table-row>
        <table:table-row table:style-name="ro1">
          <table:table-cell office:value-type="float" office:value="11122" calcext:value-type="float">
            <text:p>11122</text:p>
          </table:table-cell>
          <table:table-cell office:value-type="float" office:value="5041" calcext:value-type="float">
            <text:p>5041</text:p>
          </table:table-cell>
          <table:table-cell table:formula="of:= [.A557]/10000" office:value-type="float" office:value="1.1122" calcext:value-type="float">
            <text:p>1.1122</text:p>
          </table:table-cell>
          <table:table-cell table:formula="of:= 1500*([.C557])^4 - 10200*([.C557])^3 + 23010*([.C557])^2 - 17778*([.C557]) + 4000" office:value-type="float" office:value="952.688017777222" calcext:value-type="float">
            <text:p>952.6880177772</text:p>
          </table:table-cell>
        </table:table-row>
        <table:table-row table:style-name="ro1">
          <table:table-cell office:value-type="float" office:value="11142" calcext:value-type="float">
            <text:p>11142</text:p>
          </table:table-cell>
          <table:table-cell office:value-type="float" office:value="5049" calcext:value-type="float">
            <text:p>5049</text:p>
          </table:table-cell>
          <table:table-cell table:formula="of:= [.A558]/10000" office:value-type="float" office:value="1.1142" calcext:value-type="float">
            <text:p>1.1142</text:p>
          </table:table-cell>
          <table:table-cell table:formula="of:= 1500*([.C558])^4 - 10200*([.C558])^3 + 23010*([.C558])^2 - 17778*([.C558]) + 4000" office:value-type="float" office:value="960.304946751232" calcext:value-type="float">
            <text:p>960.3049467512</text:p>
          </table:table-cell>
        </table:table-row>
        <table:table-row table:style-name="ro1">
          <table:table-cell office:value-type="float" office:value="11162" calcext:value-type="float">
            <text:p>11162</text:p>
          </table:table-cell>
          <table:table-cell office:value-type="float" office:value="5057" calcext:value-type="float">
            <text:p>5057</text:p>
          </table:table-cell>
          <table:table-cell table:formula="of:= [.A559]/10000" office:value-type="float" office:value="1.1162" calcext:value-type="float">
            <text:p>1.1162</text:p>
          </table:table-cell>
          <table:table-cell table:formula="of:= 1500*([.C559])^4 - 10200*([.C559])^3 + 23010*([.C559])^2 - 17778*([.C559]) + 4000" office:value-type="float" office:value="967.922583411328" calcext:value-type="float">
            <text:p>967.9225834113</text:p>
          </table:table-cell>
        </table:table-row>
        <table:table-row table:style-name="ro1">
          <table:table-cell office:value-type="float" office:value="11182" calcext:value-type="float">
            <text:p>11182</text:p>
          </table:table-cell>
          <table:table-cell office:value-type="float" office:value="5065" calcext:value-type="float">
            <text:p>5065</text:p>
          </table:table-cell>
          <table:table-cell table:formula="of:= [.A560]/10000" office:value-type="float" office:value="1.1182" calcext:value-type="float">
            <text:p>1.1182</text:p>
          </table:table-cell>
          <table:table-cell table:formula="of:= 1500*([.C560])^4 - 10200*([.C560])^3 + 23010*([.C560])^2 - 17778*([.C560]) + 4000" office:value-type="float" office:value="975.540759335108" calcext:value-type="float">
            <text:p>975.5407593351</text:p>
          </table:table-cell>
        </table:table-row>
        <table:table-row table:style-name="ro1">
          <table:table-cell office:value-type="float" office:value="11202" calcext:value-type="float">
            <text:p>11202</text:p>
          </table:table-cell>
          <table:table-cell office:value-type="float" office:value="5074" calcext:value-type="float">
            <text:p>5074</text:p>
          </table:table-cell>
          <table:table-cell table:formula="of:= [.A561]/10000" office:value-type="float" office:value="1.1202" calcext:value-type="float">
            <text:p>1.1202</text:p>
          </table:table-cell>
          <table:table-cell table:formula="of:= 1500*([.C561])^4 - 10200*([.C561])^3 + 23010*([.C561])^2 - 17778*([.C561]) + 4000" office:value-type="float" office:value="983.159306676163" calcext:value-type="float">
            <text:p>983.1593066762</text:p>
          </table:table-cell>
        </table:table-row>
        <table:table-row table:style-name="ro1">
          <table:table-cell office:value-type="float" office:value="11222" calcext:value-type="float">
            <text:p>11222</text:p>
          </table:table-cell>
          <table:table-cell office:value-type="float" office:value="5081" calcext:value-type="float">
            <text:p>5081</text:p>
          </table:table-cell>
          <table:table-cell table:formula="of:= [.A562]/10000" office:value-type="float" office:value="1.1222" calcext:value-type="float">
            <text:p>1.1222</text:p>
          </table:table-cell>
          <table:table-cell table:formula="of:= 1500*([.C562])^4 - 10200*([.C562])^3 + 23010*([.C562])^2 - 17778*([.C562]) + 4000" office:value-type="float" office:value="990.778058164098" calcext:value-type="float">
            <text:p>990.7780581641</text:p>
          </table:table-cell>
        </table:table-row>
        <table:table-row table:style-name="ro1">
          <table:table-cell office:value-type="float" office:value="11242" calcext:value-type="float">
            <text:p>11242</text:p>
          </table:table-cell>
          <table:table-cell office:value-type="float" office:value="5089" calcext:value-type="float">
            <text:p>5089</text:p>
          </table:table-cell>
          <table:table-cell table:formula="of:= [.A563]/10000" office:value-type="float" office:value="1.1242" calcext:value-type="float">
            <text:p>1.1242</text:p>
          </table:table-cell>
          <table:table-cell table:formula="of:= 1500*([.C563])^4 - 10200*([.C563])^3 + 23010*([.C563])^2 - 17778*([.C563]) + 4000" office:value-type="float" office:value="998.396847104515" calcext:value-type="float">
            <text:p>998.3968471045</text:p>
          </table:table-cell>
        </table:table-row>
        <table:table-row table:style-name="ro1">
          <table:table-cell office:value-type="float" office:value="11262" calcext:value-type="float">
            <text:p>11262</text:p>
          </table:table-cell>
          <table:table-cell office:value-type="float" office:value="5097" calcext:value-type="float">
            <text:p>5097</text:p>
          </table:table-cell>
          <table:table-cell table:formula="of:= [.A564]/10000" office:value-type="float" office:value="1.1262" calcext:value-type="float">
            <text:p>1.1262</text:p>
          </table:table-cell>
          <table:table-cell table:formula="of:= 1500*([.C564])^4 - 10200*([.C564])^3 + 23010*([.C564])^2 - 17778*([.C564]) + 4000" office:value-type="float" office:value="1006.01550737901" calcext:value-type="float">
            <text:p>1006.015507379</text:p>
          </table:table-cell>
        </table:table-row>
        <table:table-row table:style-name="ro1">
          <table:table-cell office:value-type="float" office:value="11282" calcext:value-type="float">
            <text:p>11282</text:p>
          </table:table-cell>
          <table:table-cell office:value-type="float" office:value="5104" calcext:value-type="float">
            <text:p>5104</text:p>
          </table:table-cell>
          <table:table-cell table:formula="of:= [.A565]/10000" office:value-type="float" office:value="1.1282" calcext:value-type="float">
            <text:p>1.1282</text:p>
          </table:table-cell>
          <table:table-cell table:formula="of:= 1500*([.C565])^4 - 10200*([.C565])^3 + 23010*([.C565])^2 - 17778*([.C565]) + 4000" office:value-type="float" office:value="1013.63387344519" calcext:value-type="float">
            <text:p>1013.6338734452</text:p>
          </table:table-cell>
        </table:table-row>
        <table:table-row table:style-name="ro1">
          <table:table-cell office:value-type="float" office:value="11302" calcext:value-type="float">
            <text:p>11302</text:p>
          </table:table-cell>
          <table:table-cell office:value-type="float" office:value="5112" calcext:value-type="float">
            <text:p>5112</text:p>
          </table:table-cell>
          <table:table-cell table:formula="of:= [.A566]/10000" office:value-type="float" office:value="1.1302" calcext:value-type="float">
            <text:p>1.1302</text:p>
          </table:table-cell>
          <table:table-cell table:formula="of:= 1500*([.C566])^4 - 10200*([.C566])^3 + 23010*([.C566])^2 - 17778*([.C566]) + 4000" office:value-type="float" office:value="1021.25178033664" calcext:value-type="float">
            <text:p>1021.2517803367</text:p>
          </table:table-cell>
        </table:table-row>
        <table:table-row table:style-name="ro1">
          <table:table-cell office:value-type="float" office:value="11322" calcext:value-type="float">
            <text:p>11322</text:p>
          </table:table-cell>
          <table:table-cell office:value-type="float" office:value="5120" calcext:value-type="float">
            <text:p>5120</text:p>
          </table:table-cell>
          <table:table-cell table:formula="of:= [.A567]/10000" office:value-type="float" office:value="1.1322" calcext:value-type="float">
            <text:p>1.1322</text:p>
          </table:table-cell>
          <table:table-cell table:formula="of:= 1500*([.C567])^4 - 10200*([.C567])^3 + 23010*([.C567])^2 - 17778*([.C567]) + 4000" office:value-type="float" office:value="1028.86906366298" calcext:value-type="float">
            <text:p>1028.869063663</text:p>
          </table:table-cell>
        </table:table-row>
        <table:table-row table:style-name="ro1">
          <table:table-cell office:value-type="float" office:value="11342" calcext:value-type="float">
            <text:p>11342</text:p>
          </table:table-cell>
          <table:table-cell office:value-type="float" office:value="5128" calcext:value-type="float">
            <text:p>5128</text:p>
          </table:table-cell>
          <table:table-cell table:formula="of:= [.A568]/10000" office:value-type="float" office:value="1.1342" calcext:value-type="float">
            <text:p>1.1342</text:p>
          </table:table-cell>
          <table:table-cell table:formula="of:= 1500*([.C568])^4 - 10200*([.C568])^3 + 23010*([.C568])^2 - 17778*([.C568]) + 4000" office:value-type="float" office:value="1036.4855596098" calcext:value-type="float">
            <text:p>1036.4855596098</text:p>
          </table:table-cell>
        </table:table-row>
        <table:table-row table:style-name="ro1">
          <table:table-cell office:value-type="float" office:value="11362" calcext:value-type="float">
            <text:p>11362</text:p>
          </table:table-cell>
          <table:table-cell office:value-type="float" office:value="5135" calcext:value-type="float">
            <text:p>5135</text:p>
          </table:table-cell>
          <table:table-cell table:formula="of:= [.A569]/10000" office:value-type="float" office:value="1.1362" calcext:value-type="float">
            <text:p>1.1362</text:p>
          </table:table-cell>
          <table:table-cell table:formula="of:= 1500*([.C569])^4 - 10200*([.C569])^3 + 23010*([.C569])^2 - 17778*([.C569]) + 4000" office:value-type="float" office:value="1044.10110493869" calcext:value-type="float">
            <text:p>1044.1011049387</text:p>
          </table:table-cell>
        </table:table-row>
        <table:table-row table:style-name="ro1">
          <table:table-cell office:value-type="float" office:value="11382" calcext:value-type="float">
            <text:p>11382</text:p>
          </table:table-cell>
          <table:table-cell office:value-type="float" office:value="5143" calcext:value-type="float">
            <text:p>5143</text:p>
          </table:table-cell>
          <table:table-cell table:formula="of:= [.A570]/10000" office:value-type="float" office:value="1.1382" calcext:value-type="float">
            <text:p>1.1382</text:p>
          </table:table-cell>
          <table:table-cell table:formula="of:= 1500*([.C570])^4 - 10200*([.C570])^3 + 23010*([.C570])^2 - 17778*([.C570]) + 4000" office:value-type="float" office:value="1051.71553698727" calcext:value-type="float">
            <text:p>1051.7155369873</text:p>
          </table:table-cell>
        </table:table-row>
        <table:table-row table:style-name="ro1">
          <table:table-cell office:value-type="float" office:value="11402" calcext:value-type="float">
            <text:p>11402</text:p>
          </table:table-cell>
          <table:table-cell office:value-type="float" office:value="5151" calcext:value-type="float">
            <text:p>5151</text:p>
          </table:table-cell>
          <table:table-cell table:formula="of:= [.A571]/10000" office:value-type="float" office:value="1.1402" calcext:value-type="float">
            <text:p>1.1402</text:p>
          </table:table-cell>
          <table:table-cell table:formula="of:= 1500*([.C571])^4 - 10200*([.C571])^3 + 23010*([.C571])^2 - 17778*([.C571]) + 4000" office:value-type="float" office:value="1059.32869366913" calcext:value-type="float">
            <text:p>1059.3286936691</text:p>
          </table:table-cell>
        </table:table-row>
        <table:table-row table:style-name="ro1">
          <table:table-cell office:value-type="float" office:value="11422" calcext:value-type="float">
            <text:p>11422</text:p>
          </table:table-cell>
          <table:table-cell office:value-type="float" office:value="5159" calcext:value-type="float">
            <text:p>5159</text:p>
          </table:table-cell>
          <table:table-cell table:formula="of:= [.A572]/10000" office:value-type="float" office:value="1.1422" calcext:value-type="float">
            <text:p>1.1422</text:p>
          </table:table-cell>
          <table:table-cell table:formula="of:= 1500*([.C572])^4 - 10200*([.C572])^3 + 23010*([.C572])^2 - 17778*([.C572]) + 4000" office:value-type="float" office:value="1066.94041347386" calcext:value-type="float">
            <text:p>1066.9404134739</text:p>
          </table:table-cell>
        </table:table-row>
        <table:table-row table:style-name="ro1">
          <table:table-cell office:value-type="float" office:value="11442" calcext:value-type="float">
            <text:p>11442</text:p>
          </table:table-cell>
          <table:table-cell office:value-type="float" office:value="5168" calcext:value-type="float">
            <text:p>5168</text:p>
          </table:table-cell>
          <table:table-cell table:formula="of:= [.A573]/10000" office:value-type="float" office:value="1.1442" calcext:value-type="float">
            <text:p>1.1442</text:p>
          </table:table-cell>
          <table:table-cell table:formula="of:= 1500*([.C573])^4 - 10200*([.C573])^3 + 23010*([.C573])^2 - 17778*([.C573]) + 4000" office:value-type="float" office:value="1074.55053546707" calcext:value-type="float">
            <text:p>1074.5505354671</text:p>
          </table:table-cell>
        </table:table-row>
        <table:table-row table:style-name="ro1">
          <table:table-cell office:value-type="float" office:value="11462" calcext:value-type="float">
            <text:p>11462</text:p>
          </table:table-cell>
          <table:table-cell office:value-type="float" office:value="5175" calcext:value-type="float">
            <text:p>5175</text:p>
          </table:table-cell>
          <table:table-cell table:formula="of:= [.A574]/10000" office:value-type="float" office:value="1.1462" calcext:value-type="float">
            <text:p>1.1462</text:p>
          </table:table-cell>
          <table:table-cell table:formula="of:= 1500*([.C574])^4 - 10200*([.C574])^3 + 23010*([.C574])^2 - 17778*([.C574]) + 4000" office:value-type="float" office:value="1082.15889929037" calcext:value-type="float">
            <text:p>1082.1588992904</text:p>
          </table:table-cell>
        </table:table-row>
        <table:table-row table:style-name="ro1">
          <table:table-cell office:value-type="float" office:value="11482" calcext:value-type="float">
            <text:p>11482</text:p>
          </table:table-cell>
          <table:table-cell office:value-type="float" office:value="5183" calcext:value-type="float">
            <text:p>5183</text:p>
          </table:table-cell>
          <table:table-cell table:formula="of:= [.A575]/10000" office:value-type="float" office:value="1.1482" calcext:value-type="float">
            <text:p>1.1482</text:p>
          </table:table-cell>
          <table:table-cell table:formula="of:= 1500*([.C575])^4 - 10200*([.C575])^3 + 23010*([.C575])^2 - 17778*([.C575]) + 4000" office:value-type="float" office:value="1089.76534516135" calcext:value-type="float">
            <text:p>1089.7653451614</text:p>
          </table:table-cell>
        </table:table-row>
        <table:table-row table:style-name="ro1">
          <table:table-cell office:value-type="float" office:value="11502" calcext:value-type="float">
            <text:p>11502</text:p>
          </table:table-cell>
          <table:table-cell office:value-type="float" office:value="5191" calcext:value-type="float">
            <text:p>5191</text:p>
          </table:table-cell>
          <table:table-cell table:formula="of:= [.A576]/10000" office:value-type="float" office:value="1.1502" calcext:value-type="float">
            <text:p>1.1502</text:p>
          </table:table-cell>
          <table:table-cell table:formula="of:= 1500*([.C576])^4 - 10200*([.C576])^3 + 23010*([.C576])^2 - 17778*([.C576]) + 4000" office:value-type="float" office:value="1097.3697138736" calcext:value-type="float">
            <text:p>1097.3697138736</text:p>
          </table:table-cell>
        </table:table-row>
        <table:table-row table:style-name="ro1">
          <table:table-cell office:value-type="float" office:value="11522" calcext:value-type="float">
            <text:p>11522</text:p>
          </table:table-cell>
          <table:table-cell office:value-type="float" office:value="5198" calcext:value-type="float">
            <text:p>5198</text:p>
          </table:table-cell>
          <table:table-cell table:formula="of:= [.A577]/10000" office:value-type="float" office:value="1.1522" calcext:value-type="float">
            <text:p>1.1522</text:p>
          </table:table-cell>
          <table:table-cell table:formula="of:= 1500*([.C577])^4 - 10200*([.C577])^3 + 23010*([.C577])^2 - 17778*([.C577]) + 4000" office:value-type="float" office:value="1104.97184679674" calcext:value-type="float">
            <text:p>1104.9718467968</text:p>
          </table:table-cell>
        </table:table-row>
        <table:table-row table:style-name="ro1">
          <table:table-cell office:value-type="float" office:value="11542" calcext:value-type="float">
            <text:p>11542</text:p>
          </table:table-cell>
          <table:table-cell office:value-type="float" office:value="5206" calcext:value-type="float">
            <text:p>5206</text:p>
          </table:table-cell>
          <table:table-cell table:formula="of:= [.A578]/10000" office:value-type="float" office:value="1.1542" calcext:value-type="float">
            <text:p>1.1542</text:p>
          </table:table-cell>
          <table:table-cell table:formula="of:= 1500*([.C578])^4 - 10200*([.C578])^3 + 23010*([.C578])^2 - 17778*([.C578]) + 4000" office:value-type="float" office:value="1112.57158587635" calcext:value-type="float">
            <text:p>1112.5715858764</text:p>
          </table:table-cell>
        </table:table-row>
        <table:table-row table:style-name="ro1">
          <table:table-cell office:value-type="float" office:value="11562" calcext:value-type="float">
            <text:p>11562</text:p>
          </table:table-cell>
          <table:table-cell office:value-type="float" office:value="5214" calcext:value-type="float">
            <text:p>5214</text:p>
          </table:table-cell>
          <table:table-cell table:formula="of:= [.A579]/10000" office:value-type="float" office:value="1.1562" calcext:value-type="float">
            <text:p>1.1562</text:p>
          </table:table-cell>
          <table:table-cell table:formula="of:= 1500*([.C579])^4 - 10200*([.C579])^3 + 23010*([.C579])^2 - 17778*([.C579]) + 4000" office:value-type="float" office:value="1120.16877363405" calcext:value-type="float">
            <text:p>1120.1687736341</text:p>
          </table:table-cell>
        </table:table-row>
        <table:table-row table:style-name="ro1">
          <table:table-cell office:value-type="float" office:value="11582" calcext:value-type="float">
            <text:p>11582</text:p>
          </table:table-cell>
          <table:table-cell office:value-type="float" office:value="5221" calcext:value-type="float">
            <text:p>5221</text:p>
          </table:table-cell>
          <table:table-cell table:formula="of:= [.A580]/10000" office:value-type="float" office:value="1.1582" calcext:value-type="float">
            <text:p>1.1582</text:p>
          </table:table-cell>
          <table:table-cell table:formula="of:= 1500*([.C580])^4 - 10200*([.C580])^3 + 23010*([.C580])^2 - 17778*([.C580]) + 4000" office:value-type="float" office:value="1127.76325316743" calcext:value-type="float">
            <text:p>1127.7632531674</text:p>
          </table:table-cell>
        </table:table-row>
        <table:table-row table:style-name="ro1">
          <table:table-cell office:value-type="float" office:value="11602" calcext:value-type="float">
            <text:p>11602</text:p>
          </table:table-cell>
          <table:table-cell office:value-type="float" office:value="5229" calcext:value-type="float">
            <text:p>5229</text:p>
          </table:table-cell>
          <table:table-cell table:formula="of:= [.A581]/10000" office:value-type="float" office:value="1.1602" calcext:value-type="float">
            <text:p>1.1602</text:p>
          </table:table-cell>
          <table:table-cell table:formula="of:= 1500*([.C581])^4 - 10200*([.C581])^3 + 23010*([.C581])^2 - 17778*([.C581]) + 4000" office:value-type="float" office:value="1135.35486815008" calcext:value-type="float">
            <text:p>1135.3548681501</text:p>
          </table:table-cell>
        </table:table-row>
        <table:table-row table:style-name="ro1">
          <table:table-cell office:value-type="float" office:value="11622" calcext:value-type="float">
            <text:p>11622</text:p>
          </table:table-cell>
          <table:table-cell office:value-type="float" office:value="5237" calcext:value-type="float">
            <text:p>5237</text:p>
          </table:table-cell>
          <table:table-cell table:formula="of:= [.A582]/10000" office:value-type="float" office:value="1.1622" calcext:value-type="float">
            <text:p>1.1622</text:p>
          </table:table-cell>
          <table:table-cell table:formula="of:= 1500*([.C582])^4 - 10200*([.C582])^3 + 23010*([.C582])^2 - 17778*([.C582]) + 4000" office:value-type="float" office:value="1142.94346283162" calcext:value-type="float">
            <text:p>1142.9434628316</text:p>
          </table:table-cell>
        </table:table-row>
        <table:table-row table:style-name="ro1">
          <table:table-cell office:value-type="float" office:value="11642" calcext:value-type="float">
            <text:p>11642</text:p>
          </table:table-cell>
          <table:table-cell office:value-type="float" office:value="5245" calcext:value-type="float">
            <text:p>5245</text:p>
          </table:table-cell>
          <table:table-cell table:formula="of:= [.A583]/10000" office:value-type="float" office:value="1.1642" calcext:value-type="float">
            <text:p>1.1642</text:p>
          </table:table-cell>
          <table:table-cell table:formula="of:= 1500*([.C583])^4 - 10200*([.C583])^3 + 23010*([.C583])^2 - 17778*([.C583]) + 4000" office:value-type="float" office:value="1150.52888203763" calcext:value-type="float">
            <text:p>1150.5288820376</text:p>
          </table:table-cell>
        </table:table-row>
        <table:table-row table:style-name="ro1">
          <table:table-cell office:value-type="float" office:value="11662" calcext:value-type="float">
            <text:p>11662</text:p>
          </table:table-cell>
          <table:table-cell office:value-type="float" office:value="5252" calcext:value-type="float">
            <text:p>5252</text:p>
          </table:table-cell>
          <table:table-cell table:formula="of:= [.A584]/10000" office:value-type="float" office:value="1.1662" calcext:value-type="float">
            <text:p>1.1662</text:p>
          </table:table-cell>
          <table:table-cell table:formula="of:= 1500*([.C584])^4 - 10200*([.C584])^3 + 23010*([.C584])^2 - 17778*([.C584]) + 4000" office:value-type="float" office:value="1158.11097116974" calcext:value-type="float">
            <text:p>1158.1109711697</text:p>
          </table:table-cell>
        </table:table-row>
        <table:table-row table:style-name="ro1">
          <table:table-cell office:value-type="float" office:value="11682" calcext:value-type="float">
            <text:p>11682</text:p>
          </table:table-cell>
          <table:table-cell office:value-type="float" office:value="5260" calcext:value-type="float">
            <text:p>5260</text:p>
          </table:table-cell>
          <table:table-cell table:formula="of:= [.A585]/10000" office:value-type="float" office:value="1.1682" calcext:value-type="float">
            <text:p>1.1682</text:p>
          </table:table-cell>
          <table:table-cell table:formula="of:= 1500*([.C585])^4 - 10200*([.C585])^3 + 23010*([.C585])^2 - 17778*([.C585]) + 4000" office:value-type="float" office:value="1165.68957620551" calcext:value-type="float">
            <text:p>1165.6895762055</text:p>
          </table:table-cell>
        </table:table-row>
        <table:table-row table:style-name="ro1">
          <table:table-cell office:value-type="float" office:value="11702" calcext:value-type="float">
            <text:p>11702</text:p>
          </table:table-cell>
          <table:table-cell office:value-type="float" office:value="5268" calcext:value-type="float">
            <text:p>5268</text:p>
          </table:table-cell>
          <table:table-cell table:formula="of:= [.A586]/10000" office:value-type="float" office:value="1.1702" calcext:value-type="float">
            <text:p>1.1702</text:p>
          </table:table-cell>
          <table:table-cell table:formula="of:= 1500*([.C586])^4 - 10200*([.C586])^3 + 23010*([.C586])^2 - 17778*([.C586]) + 4000" office:value-type="float" office:value="1173.26454369856" calcext:value-type="float">
            <text:p>1173.2645436986</text:p>
          </table:table-cell>
        </table:table-row>
        <table:table-row table:style-name="ro1">
          <table:table-cell office:value-type="float" office:value="11722" calcext:value-type="float">
            <text:p>11722</text:p>
          </table:table-cell>
          <table:table-cell office:value-type="float" office:value="5275" calcext:value-type="float">
            <text:p>5275</text:p>
          </table:table-cell>
          <table:table-cell table:formula="of:= [.A587]/10000" office:value-type="float" office:value="1.1722" calcext:value-type="float">
            <text:p>1.1722</text:p>
          </table:table-cell>
          <table:table-cell table:formula="of:= 1500*([.C587])^4 - 10200*([.C587])^3 + 23010*([.C587])^2 - 17778*([.C587]) + 4000" office:value-type="float" office:value="1180.8357207785" calcext:value-type="float">
            <text:p>1180.8357207785</text:p>
          </table:table-cell>
        </table:table-row>
        <table:table-row table:style-name="ro1">
          <table:table-cell office:value-type="float" office:value="11743" calcext:value-type="float">
            <text:p>11743</text:p>
          </table:table-cell>
          <table:table-cell office:value-type="float" office:value="5283" calcext:value-type="float">
            <text:p>5283</text:p>
          </table:table-cell>
          <table:table-cell table:formula="of:= [.A588]/10000" office:value-type="float" office:value="1.1743" calcext:value-type="float">
            <text:p>1.1743</text:p>
          </table:table-cell>
          <table:table-cell table:formula="of:= 1500*([.C588])^4 - 10200*([.C588])^3 + 23010*([.C588])^2 - 17778*([.C588]) + 4000" office:value-type="float" office:value="1188.78121064956" calcext:value-type="float">
            <text:p>1188.7812106496</text:p>
          </table:table-cell>
        </table:table-row>
        <table:table-row table:style-name="ro1">
          <table:table-cell office:value-type="float" office:value="11762" calcext:value-type="float">
            <text:p>11762</text:p>
          </table:table-cell>
          <table:table-cell office:value-type="float" office:value="5291" calcext:value-type="float">
            <text:p>5291</text:p>
          </table:table-cell>
          <table:table-cell table:formula="of:= [.A589]/10000" office:value-type="float" office:value="1.1762" calcext:value-type="float">
            <text:p>1.1762</text:p>
          </table:table-cell>
          <table:table-cell table:formula="of:= 1500*([.C589])^4 - 10200*([.C589])^3 + 23010*([.C589])^2 - 17778*([.C589]) + 4000" office:value-type="float" office:value="1195.96609509741" calcext:value-type="float">
            <text:p>1195.9660950974</text:p>
          </table:table-cell>
        </table:table-row>
        <table:table-row table:style-name="ro1">
          <table:table-cell office:value-type="float" office:value="11783" calcext:value-type="float">
            <text:p>11783</text:p>
          </table:table-cell>
          <table:table-cell office:value-type="float" office:value="5299" calcext:value-type="float">
            <text:p>5299</text:p>
          </table:table-cell>
          <table:table-cell table:formula="of:= [.A590]/10000" office:value-type="float" office:value="1.1783" calcext:value-type="float">
            <text:p>1.1783</text:p>
          </table:table-cell>
          <table:table-cell table:formula="of:= 1500*([.C590])^4 - 10200*([.C590])^3 + 23010*([.C590])^2 - 17778*([.C590]) + 4000" office:value-type="float" office:value="1203.90282004508" calcext:value-type="float">
            <text:p>1203.9028200451</text:p>
          </table:table-cell>
        </table:table-row>
        <table:table-row table:style-name="ro1">
          <table:table-cell office:value-type="float" office:value="11803" calcext:value-type="float">
            <text:p>11803</text:p>
          </table:table-cell>
          <table:table-cell office:value-type="float" office:value="5306" calcext:value-type="float">
            <text:p>5306</text:p>
          </table:table-cell>
          <table:table-cell table:formula="of:= [.A591]/10000" office:value-type="float" office:value="1.1803" calcext:value-type="float">
            <text:p>1.1803</text:p>
          </table:table-cell>
          <table:table-cell table:formula="of:= 1500*([.C591])^4 - 10200*([.C591])^3 + 23010*([.C591])^2 - 17778*([.C591]) + 4000" office:value-type="float" office:value="1211.45709453977" calcext:value-type="float">
            <text:p>1211.4570945398</text:p>
          </table:table-cell>
        </table:table-row>
        <table:table-row table:style-name="ro1">
          <table:table-cell office:value-type="float" office:value="11823" calcext:value-type="float">
            <text:p>11823</text:p>
          </table:table-cell>
          <table:table-cell office:value-type="float" office:value="5314" calcext:value-type="float">
            <text:p>5314</text:p>
          </table:table-cell>
          <table:table-cell table:formula="of:= [.A592]/10000" office:value-type="float" office:value="1.1823" calcext:value-type="float">
            <text:p>1.1823</text:p>
          </table:table-cell>
          <table:table-cell table:formula="of:= 1500*([.C592])^4 - 10200*([.C592])^3 + 23010*([.C592])^2 - 17778*([.C592]) + 4000" office:value-type="float" office:value="1219.00681542494" calcext:value-type="float">
            <text:p>1219.0068154249</text:p>
          </table:table-cell>
        </table:table-row>
        <table:table-row table:style-name="ro1">
          <table:table-cell office:value-type="float" office:value="11843" calcext:value-type="float">
            <text:p>11843</text:p>
          </table:table-cell>
          <table:table-cell office:value-type="float" office:value="5321" calcext:value-type="float">
            <text:p>5321</text:p>
          </table:table-cell>
          <table:table-cell table:formula="of:= [.A593]/10000" office:value-type="float" office:value="1.1843" calcext:value-type="float">
            <text:p>1.1843</text:p>
          </table:table-cell>
          <table:table-cell table:formula="of:= 1500*([.C593])^4 - 10200*([.C593])^3 + 23010*([.C593])^2 - 17778*([.C593]) + 4000" office:value-type="float" office:value="1226.55183331498" calcext:value-type="float">
            <text:p>1226.551833315</text:p>
          </table:table-cell>
        </table:table-row>
        <table:table-row table:style-name="ro1">
          <table:table-cell office:value-type="float" office:value="11863" calcext:value-type="float">
            <text:p>11863</text:p>
          </table:table-cell>
          <table:table-cell office:value-type="float" office:value="5329" calcext:value-type="float">
            <text:p>5329</text:p>
          </table:table-cell>
          <table:table-cell table:formula="of:= [.A594]/10000" office:value-type="float" office:value="1.1863" calcext:value-type="float">
            <text:p>1.1863</text:p>
          </table:table-cell>
          <table:table-cell table:formula="of:= 1500*([.C594])^4 - 10200*([.C594])^3 + 23010*([.C594])^2 - 17778*([.C594]) + 4000" office:value-type="float" office:value="1234.09199940031" calcext:value-type="float">
            <text:p>1234.0919994003</text:p>
          </table:table-cell>
        </table:table-row>
        <table:table-row table:style-name="ro1">
          <table:table-cell office:value-type="float" office:value="11883" calcext:value-type="float">
            <text:p>11883</text:p>
          </table:table-cell>
          <table:table-cell office:value-type="float" office:value="5336" calcext:value-type="float">
            <text:p>5336</text:p>
          </table:table-cell>
          <table:table-cell table:formula="of:= [.A595]/10000" office:value-type="float" office:value="1.1883" calcext:value-type="float">
            <text:p>1.1883</text:p>
          </table:table-cell>
          <table:table-cell table:formula="of:= 1500*([.C595])^4 - 10200*([.C595])^3 + 23010*([.C595])^2 - 17778*([.C595]) + 4000" office:value-type="float" office:value="1241.62716544731" calcext:value-type="float">
            <text:p>1241.6271654473</text:p>
          </table:table-cell>
        </table:table-row>
        <table:table-row table:style-name="ro1">
          <table:table-cell office:value-type="float" office:value="11903" calcext:value-type="float">
            <text:p>11903</text:p>
          </table:table-cell>
          <table:table-cell office:value-type="float" office:value="5344" calcext:value-type="float">
            <text:p>5344</text:p>
          </table:table-cell>
          <table:table-cell table:formula="of:= [.A596]/10000" office:value-type="float" office:value="1.1903" calcext:value-type="float">
            <text:p>1.1903</text:p>
          </table:table-cell>
          <table:table-cell table:formula="of:= 1500*([.C596])^4 - 10200*([.C596])^3 + 23010*([.C596])^2 - 17778*([.C596]) + 4000" office:value-type="float" office:value="1249.15718379839" calcext:value-type="float">
            <text:p>1249.1571837984</text:p>
          </table:table-cell>
        </table:table-row>
        <table:table-row table:style-name="ro1">
          <table:table-cell office:value-type="float" office:value="11923" calcext:value-type="float">
            <text:p>11923</text:p>
          </table:table-cell>
          <table:table-cell office:value-type="float" office:value="5351" calcext:value-type="float">
            <text:p>5351</text:p>
          </table:table-cell>
          <table:table-cell table:formula="of:= [.A597]/10000" office:value-type="float" office:value="1.1923" calcext:value-type="float">
            <text:p>1.1923</text:p>
          </table:table-cell>
          <table:table-cell table:formula="of:= 1500*([.C597])^4 - 10200*([.C597])^3 + 23010*([.C597])^2 - 17778*([.C597]) + 4000" office:value-type="float" office:value="1256.68190737195" calcext:value-type="float">
            <text:p>1256.681907372</text:p>
          </table:table-cell>
        </table:table-row>
        <table:table-row table:style-name="ro1">
          <table:table-cell office:value-type="float" office:value="11943" calcext:value-type="float">
            <text:p>11943</text:p>
          </table:table-cell>
          <table:table-cell office:value-type="float" office:value="5359" calcext:value-type="float">
            <text:p>5359</text:p>
          </table:table-cell>
          <table:table-cell table:formula="of:= [.A598]/10000" office:value-type="float" office:value="1.1943" calcext:value-type="float">
            <text:p>1.1943</text:p>
          </table:table-cell>
          <table:table-cell table:formula="of:= 1500*([.C598])^4 - 10200*([.C598])^3 + 23010*([.C598])^2 - 17778*([.C598]) + 4000" office:value-type="float" office:value="1264.2011896624" calcext:value-type="float">
            <text:p>1264.2011896624</text:p>
          </table:table-cell>
        </table:table-row>
        <table:table-row table:style-name="ro1">
          <table:table-cell office:value-type="float" office:value="11963" calcext:value-type="float">
            <text:p>11963</text:p>
          </table:table-cell>
          <table:table-cell office:value-type="float" office:value="5367" calcext:value-type="float">
            <text:p>5367</text:p>
          </table:table-cell>
          <table:table-cell table:formula="of:= [.A599]/10000" office:value-type="float" office:value="1.1963" calcext:value-type="float">
            <text:p>1.1963</text:p>
          </table:table-cell>
          <table:table-cell table:formula="of:= 1500*([.C599])^4 - 10200*([.C599])^3 + 23010*([.C599])^2 - 17778*([.C599]) + 4000" office:value-type="float" office:value="1271.71488474013" calcext:value-type="float">
            <text:p>1271.7148847401</text:p>
          </table:table-cell>
        </table:table-row>
        <table:table-row table:style-name="ro1">
          <table:table-cell office:value-type="float" office:value="11983" calcext:value-type="float">
            <text:p>11983</text:p>
          </table:table-cell>
          <table:table-cell office:value-type="float" office:value="5375" calcext:value-type="float">
            <text:p>5375</text:p>
          </table:table-cell>
          <table:table-cell table:formula="of:= [.A600]/10000" office:value-type="float" office:value="1.1983" calcext:value-type="float">
            <text:p>1.1983</text:p>
          </table:table-cell>
          <table:table-cell table:formula="of:= 1500*([.C600])^4 - 10200*([.C600])^3 + 23010*([.C600])^2 - 17778*([.C600]) + 4000" office:value-type="float" office:value="1279.22284725153" calcext:value-type="float">
            <text:p>1279.2228472515</text:p>
          </table:table-cell>
        </table:table-row>
        <table:table-row table:style-name="ro1">
          <table:table-cell office:value-type="float" office:value="12003" calcext:value-type="float">
            <text:p>12003</text:p>
          </table:table-cell>
          <table:table-cell office:value-type="float" office:value="5382" calcext:value-type="float">
            <text:p>5382</text:p>
          </table:table-cell>
          <table:table-cell table:formula="of:= [.A601]/10000" office:value-type="float" office:value="1.2003" calcext:value-type="float">
            <text:p>1.2003</text:p>
          </table:table-cell>
          <table:table-cell table:formula="of:= 1500*([.C601])^4 - 10200*([.C601])^3 + 23010*([.C601])^2 - 17778*([.C601]) + 4000" office:value-type="float" office:value="1286.72493241902" calcext:value-type="float">
            <text:p>1286.724932419</text:p>
          </table:table-cell>
        </table:table-row>
        <table:table-row table:style-name="ro1">
          <table:table-cell office:value-type="float" office:value="12023" calcext:value-type="float">
            <text:p>12023</text:p>
          </table:table-cell>
          <table:table-cell office:value-type="float" office:value="5390" calcext:value-type="float">
            <text:p>5390</text:p>
          </table:table-cell>
          <table:table-cell table:formula="of:= [.A602]/10000" office:value-type="float" office:value="1.2023" calcext:value-type="float">
            <text:p>1.2023</text:p>
          </table:table-cell>
          <table:table-cell table:formula="of:= 1500*([.C602])^4 - 10200*([.C602])^3 + 23010*([.C602])^2 - 17778*([.C602]) + 4000" office:value-type="float" office:value="1294.22099604097" calcext:value-type="float">
            <text:p>1294.220996041</text:p>
          </table:table-cell>
        </table:table-row>
        <table:table-row table:style-name="ro1">
          <table:table-cell office:value-type="float" office:value="12043" calcext:value-type="float">
            <text:p>12043</text:p>
          </table:table-cell>
          <table:table-cell office:value-type="float" office:value="5398" calcext:value-type="float">
            <text:p>5398</text:p>
          </table:table-cell>
          <table:table-cell table:formula="of:= [.A603]/10000" office:value-type="float" office:value="1.2043" calcext:value-type="float">
            <text:p>1.2043</text:p>
          </table:table-cell>
          <table:table-cell table:formula="of:= 1500*([.C603])^4 - 10200*([.C603])^3 + 23010*([.C603])^2 - 17778*([.C603]) + 4000" office:value-type="float" office:value="1301.71089449182" calcext:value-type="float">
            <text:p>1301.7108944918</text:p>
          </table:table-cell>
        </table:table-row>
        <table:table-row table:style-name="ro1">
          <table:table-cell office:value-type="float" office:value="12063" calcext:value-type="float">
            <text:p>12063</text:p>
          </table:table-cell>
          <table:table-cell office:value-type="float" office:value="5405" calcext:value-type="float">
            <text:p>5405</text:p>
          </table:table-cell>
          <table:table-cell table:formula="of:= [.A604]/10000" office:value-type="float" office:value="1.2063" calcext:value-type="float">
            <text:p>1.2063</text:p>
          </table:table-cell>
          <table:table-cell table:formula="of:= 1500*([.C604])^4 - 10200*([.C604])^3 + 23010*([.C604])^2 - 17778*([.C604]) + 4000" office:value-type="float" office:value="1309.19448472195" calcext:value-type="float">
            <text:p>1309.194484722</text:p>
          </table:table-cell>
        </table:table-row>
        <table:table-row table:style-name="ro1">
          <table:table-cell office:value-type="float" office:value="12083" calcext:value-type="float">
            <text:p>12083</text:p>
          </table:table-cell>
          <table:table-cell office:value-type="float" office:value="5413" calcext:value-type="float">
            <text:p>5413</text:p>
          </table:table-cell>
          <table:table-cell table:formula="of:= [.A605]/10000" office:value-type="float" office:value="1.2083" calcext:value-type="float">
            <text:p>1.2083</text:p>
          </table:table-cell>
          <table:table-cell table:formula="of:= 1500*([.C605])^4 - 10200*([.C605])^3 + 23010*([.C605])^2 - 17778*([.C605]) + 4000" office:value-type="float" office:value="1316.67162425774" calcext:value-type="float">
            <text:p>1316.6716242578</text:p>
          </table:table-cell>
        </table:table-row>
        <table:table-row table:style-name="ro1">
          <table:table-cell office:value-type="float" office:value="12103" calcext:value-type="float">
            <text:p>12103</text:p>
          </table:table-cell>
          <table:table-cell office:value-type="float" office:value="5420" calcext:value-type="float">
            <text:p>5420</text:p>
          </table:table-cell>
          <table:table-cell table:formula="of:= [.A606]/10000" office:value-type="float" office:value="1.2103" calcext:value-type="float">
            <text:p>1.2103</text:p>
          </table:table-cell>
          <table:table-cell table:formula="of:= 1500*([.C606])^4 - 10200*([.C606])^3 + 23010*([.C606])^2 - 17778*([.C606]) + 4000" office:value-type="float" office:value="1324.14217120163" calcext:value-type="float">
            <text:p>1324.1421712016</text:p>
          </table:table-cell>
        </table:table-row>
        <table:table-row table:style-name="ro1">
          <table:table-cell office:value-type="float" office:value="12123" calcext:value-type="float">
            <text:p>12123</text:p>
          </table:table-cell>
          <table:table-cell office:value-type="float" office:value="5427" calcext:value-type="float">
            <text:p>5427</text:p>
          </table:table-cell>
          <table:table-cell table:formula="of:= [.A607]/10000" office:value-type="float" office:value="1.2123" calcext:value-type="float">
            <text:p>1.2123</text:p>
          </table:table-cell>
          <table:table-cell table:formula="of:= 1500*([.C607])^4 - 10200*([.C607])^3 + 23010*([.C607])^2 - 17778*([.C607]) + 4000" office:value-type="float" office:value="1331.605984232" calcext:value-type="float">
            <text:p>1331.605984232</text:p>
          </table:table-cell>
        </table:table-row>
        <table:table-row table:style-name="ro1">
          <table:table-cell office:value-type="float" office:value="12143" calcext:value-type="float">
            <text:p>12143</text:p>
          </table:table-cell>
          <table:table-cell office:value-type="float" office:value="5435" calcext:value-type="float">
            <text:p>5435</text:p>
          </table:table-cell>
          <table:table-cell table:formula="of:= [.A608]/10000" office:value-type="float" office:value="1.2143" calcext:value-type="float">
            <text:p>1.2143</text:p>
          </table:table-cell>
          <table:table-cell table:formula="of:= 1500*([.C608])^4 - 10200*([.C608])^3 + 23010*([.C608])^2 - 17778*([.C608]) + 4000" office:value-type="float" office:value="1339.06292260324" calcext:value-type="float">
            <text:p>1339.0629226032</text:p>
          </table:table-cell>
        </table:table-row>
        <table:table-row table:style-name="ro1">
          <table:table-cell office:value-type="float" office:value="12163" calcext:value-type="float">
            <text:p>12163</text:p>
          </table:table-cell>
          <table:table-cell office:value-type="float" office:value="5442" calcext:value-type="float">
            <text:p>5442</text:p>
          </table:table-cell>
          <table:table-cell table:formula="of:= [.A609]/10000" office:value-type="float" office:value="1.2163" calcext:value-type="float">
            <text:p>1.2163</text:p>
          </table:table-cell>
          <table:table-cell table:formula="of:= 1500*([.C609])^4 - 10200*([.C609])^3 + 23010*([.C609])^2 - 17778*([.C609]) + 4000" office:value-type="float" office:value="1346.51284614576" calcext:value-type="float">
            <text:p>1346.5128461458</text:p>
          </table:table-cell>
        </table:table-row>
        <table:table-row table:style-name="ro1">
          <table:table-cell office:value-type="float" office:value="12183" calcext:value-type="float">
            <text:p>12183</text:p>
          </table:table-cell>
          <table:table-cell office:value-type="float" office:value="5449" calcext:value-type="float">
            <text:p>5449</text:p>
          </table:table-cell>
          <table:table-cell table:formula="of:= [.A610]/10000" office:value-type="float" office:value="1.2183" calcext:value-type="float">
            <text:p>1.2183</text:p>
          </table:table-cell>
          <table:table-cell table:formula="of:= 1500*([.C610])^4 - 10200*([.C610])^3 + 23010*([.C610])^2 - 17778*([.C610]) + 4000" office:value-type="float" office:value="1353.95561526597" calcext:value-type="float">
            <text:p>1353.955615266</text:p>
          </table:table-cell>
        </table:table-row>
        <table:table-row table:style-name="ro1">
          <table:table-cell office:value-type="float" office:value="12203" calcext:value-type="float">
            <text:p>12203</text:p>
          </table:table-cell>
          <table:table-cell office:value-type="float" office:value="5457" calcext:value-type="float">
            <text:p>5457</text:p>
          </table:table-cell>
          <table:table-cell table:formula="of:= [.A611]/10000" office:value-type="float" office:value="1.2203" calcext:value-type="float">
            <text:p>1.2203</text:p>
          </table:table-cell>
          <table:table-cell table:formula="of:= 1500*([.C611])^4 - 10200*([.C611])^3 + 23010*([.C611])^2 - 17778*([.C611]) + 4000" office:value-type="float" office:value="1361.39109094625" calcext:value-type="float">
            <text:p>1361.3910909463</text:p>
          </table:table-cell>
        </table:table-row>
        <table:table-row table:style-name="ro1">
          <table:table-cell office:value-type="float" office:value="12223" calcext:value-type="float">
            <text:p>12223</text:p>
          </table:table-cell>
          <table:table-cell office:value-type="float" office:value="5465" calcext:value-type="float">
            <text:p>5465</text:p>
          </table:table-cell>
          <table:table-cell table:formula="of:= [.A612]/10000" office:value-type="float" office:value="1.2223" calcext:value-type="float">
            <text:p>1.2223</text:p>
          </table:table-cell>
          <table:table-cell table:formula="of:= 1500*([.C612])^4 - 10200*([.C612])^3 + 23010*([.C612])^2 - 17778*([.C612]) + 4000" office:value-type="float" office:value="1368.81913474502" calcext:value-type="float">
            <text:p>1368.819134745</text:p>
          </table:table-cell>
        </table:table-row>
        <table:table-row table:style-name="ro1">
          <table:table-cell office:value-type="float" office:value="12243" calcext:value-type="float">
            <text:p>12243</text:p>
          </table:table-cell>
          <table:table-cell office:value-type="float" office:value="5472" calcext:value-type="float">
            <text:p>5472</text:p>
          </table:table-cell>
          <table:table-cell table:formula="of:= [.A613]/10000" office:value-type="float" office:value="1.2243" calcext:value-type="float">
            <text:p>1.2243</text:p>
          </table:table-cell>
          <table:table-cell table:formula="of:= 1500*([.C613])^4 - 10200*([.C613])^3 + 23010*([.C613])^2 - 17778*([.C613]) + 4000" office:value-type="float" office:value="1376.23960879666" calcext:value-type="float">
            <text:p>1376.2396087967</text:p>
          </table:table-cell>
        </table:table-row>
        <table:table-row table:style-name="ro1">
          <table:table-cell office:value-type="float" office:value="12263" calcext:value-type="float">
            <text:p>12263</text:p>
          </table:table-cell>
          <table:table-cell office:value-type="float" office:value="5479" calcext:value-type="float">
            <text:p>5479</text:p>
          </table:table-cell>
          <table:table-cell table:formula="of:= [.A614]/10000" office:value-type="float" office:value="1.2263" calcext:value-type="float">
            <text:p>1.2263</text:p>
          </table:table-cell>
          <table:table-cell table:formula="of:= 1500*([.C614])^4 - 10200*([.C614])^3 + 23010*([.C614])^2 - 17778*([.C614]) + 4000" office:value-type="float" office:value="1383.65237581158" calcext:value-type="float">
            <text:p>1383.6523758116</text:p>
          </table:table-cell>
        </table:table-row>
        <table:table-row table:style-name="ro1">
          <table:table-cell office:value-type="float" office:value="12283" calcext:value-type="float">
            <text:p>12283</text:p>
          </table:table-cell>
          <table:table-cell office:value-type="float" office:value="5487" calcext:value-type="float">
            <text:p>5487</text:p>
          </table:table-cell>
          <table:table-cell table:formula="of:= [.A615]/10000" office:value-type="float" office:value="1.2283" calcext:value-type="float">
            <text:p>1.2283</text:p>
          </table:table-cell>
          <table:table-cell table:formula="of:= 1500*([.C615])^4 - 10200*([.C615])^3 + 23010*([.C615])^2 - 17778*([.C615]) + 4000" office:value-type="float" office:value="1391.05729907619" calcext:value-type="float">
            <text:p>1391.0572990762</text:p>
          </table:table-cell>
        </table:table-row>
        <table:table-row table:style-name="ro1">
          <table:table-cell office:value-type="float" office:value="12303" calcext:value-type="float">
            <text:p>12303</text:p>
          </table:table-cell>
          <table:table-cell office:value-type="float" office:value="5494" calcext:value-type="float">
            <text:p>5494</text:p>
          </table:table-cell>
          <table:table-cell table:formula="of:= [.A616]/10000" office:value-type="float" office:value="1.2303" calcext:value-type="float">
            <text:p>1.2303</text:p>
          </table:table-cell>
          <table:table-cell table:formula="of:= 1500*([.C616])^4 - 10200*([.C616])^3 + 23010*([.C616])^2 - 17778*([.C616]) + 4000" office:value-type="float" office:value="1398.45424245287" calcext:value-type="float">
            <text:p>1398.4542424529</text:p>
          </table:table-cell>
        </table:table-row>
        <table:table-row table:style-name="ro1">
          <table:table-cell office:value-type="float" office:value="12323" calcext:value-type="float">
            <text:p>12323</text:p>
          </table:table-cell>
          <table:table-cell office:value-type="float" office:value="5502" calcext:value-type="float">
            <text:p>5502</text:p>
          </table:table-cell>
          <table:table-cell table:formula="of:= [.A617]/10000" office:value-type="float" office:value="1.2323" calcext:value-type="float">
            <text:p>1.2323</text:p>
          </table:table-cell>
          <table:table-cell table:formula="of:= 1500*([.C617])^4 - 10200*([.C617])^3 + 23010*([.C617])^2 - 17778*([.C617]) + 4000" office:value-type="float" office:value="1405.84307038004" calcext:value-type="float">
            <text:p>1405.84307038</text:p>
          </table:table-cell>
        </table:table-row>
        <table:table-row table:style-name="ro1">
          <table:table-cell office:value-type="float" office:value="12343" calcext:value-type="float">
            <text:p>12343</text:p>
          </table:table-cell>
          <table:table-cell office:value-type="float" office:value="5509" calcext:value-type="float">
            <text:p>5509</text:p>
          </table:table-cell>
          <table:table-cell table:formula="of:= [.A618]/10000" office:value-type="float" office:value="1.2343" calcext:value-type="float">
            <text:p>1.2343</text:p>
          </table:table-cell>
          <table:table-cell table:formula="of:= 1500*([.C618])^4 - 10200*([.C618])^3 + 23010*([.C618])^2 - 17778*([.C618]) + 4000" office:value-type="float" office:value="1413.22364787208" calcext:value-type="float">
            <text:p>1413.2236478721</text:p>
          </table:table-cell>
        </table:table-row>
        <table:table-row table:style-name="ro1">
          <table:table-cell office:value-type="float" office:value="12363" calcext:value-type="float">
            <text:p>12363</text:p>
          </table:table-cell>
          <table:table-cell office:value-type="float" office:value="5517" calcext:value-type="float">
            <text:p>5517</text:p>
          </table:table-cell>
          <table:table-cell table:formula="of:= [.A619]/10000" office:value-type="float" office:value="1.2363" calcext:value-type="float">
            <text:p>1.2363</text:p>
          </table:table-cell>
          <table:table-cell table:formula="of:= 1500*([.C619])^4 - 10200*([.C619])^3 + 23010*([.C619])^2 - 17778*([.C619]) + 4000" office:value-type="float" office:value="1420.5958405194" calcext:value-type="float">
            <text:p>1420.5958405194</text:p>
          </table:table-cell>
        </table:table-row>
        <table:table-row table:style-name="ro1">
          <table:table-cell office:value-type="float" office:value="12383" calcext:value-type="float">
            <text:p>12383</text:p>
          </table:table-cell>
          <table:table-cell office:value-type="float" office:value="5524" calcext:value-type="float">
            <text:p>5524</text:p>
          </table:table-cell>
          <table:table-cell table:formula="of:= [.A620]/10000" office:value-type="float" office:value="1.2383" calcext:value-type="float">
            <text:p>1.2383</text:p>
          </table:table-cell>
          <table:table-cell table:formula="of:= 1500*([.C620])^4 - 10200*([.C620])^3 + 23010*([.C620])^2 - 17778*([.C620]) + 4000" office:value-type="float" office:value="1427.9595144884" calcext:value-type="float">
            <text:p>1427.9595144884</text:p>
          </table:table-cell>
        </table:table-row>
        <table:table-row table:style-name="ro1">
          <table:table-cell office:value-type="float" office:value="12403" calcext:value-type="float">
            <text:p>12403</text:p>
          </table:table-cell>
          <table:table-cell office:value-type="float" office:value="5531" calcext:value-type="float">
            <text:p>5531</text:p>
          </table:table-cell>
          <table:table-cell table:formula="of:= [.A621]/10000" office:value-type="float" office:value="1.2403" calcext:value-type="float">
            <text:p>1.2403</text:p>
          </table:table-cell>
          <table:table-cell table:formula="of:= 1500*([.C621])^4 - 10200*([.C621])^3 + 23010*([.C621])^2 - 17778*([.C621]) + 4000" office:value-type="float" office:value="1435.31453652149" calcext:value-type="float">
            <text:p>1435.3145365215</text:p>
          </table:table-cell>
        </table:table-row>
        <table:table-row table:style-name="ro1">
          <table:table-cell office:value-type="float" office:value="12423" calcext:value-type="float">
            <text:p>12423</text:p>
          </table:table-cell>
          <table:table-cell office:value-type="float" office:value="5538" calcext:value-type="float">
            <text:p>5538</text:p>
          </table:table-cell>
          <table:table-cell table:formula="of:= [.A622]/10000" office:value-type="float" office:value="1.2423" calcext:value-type="float">
            <text:p>1.2423</text:p>
          </table:table-cell>
          <table:table-cell table:formula="of:= 1500*([.C622])^4 - 10200*([.C622])^3 + 23010*([.C622])^2 - 17778*([.C622]) + 4000" office:value-type="float" office:value="1442.66077393706" calcext:value-type="float">
            <text:p>1442.6607739371</text:p>
          </table:table-cell>
        </table:table-row>
        <table:table-row table:style-name="ro1">
          <table:table-cell office:value-type="float" office:value="12443" calcext:value-type="float">
            <text:p>12443</text:p>
          </table:table-cell>
          <table:table-cell office:value-type="float" office:value="5545" calcext:value-type="float">
            <text:p>5545</text:p>
          </table:table-cell>
          <table:table-cell table:formula="of:= [.A623]/10000" office:value-type="float" office:value="1.2443" calcext:value-type="float">
            <text:p>1.2443</text:p>
          </table:table-cell>
          <table:table-cell table:formula="of:= 1500*([.C623])^4 - 10200*([.C623])^3 + 23010*([.C623])^2 - 17778*([.C623]) + 4000" office:value-type="float" office:value="1449.9980946295" calcext:value-type="float">
            <text:p>1449.9980946295</text:p>
          </table:table-cell>
        </table:table-row>
        <table:table-row table:style-name="ro1">
          <table:table-cell office:value-type="float" office:value="12463" calcext:value-type="float">
            <text:p>12463</text:p>
          </table:table-cell>
          <table:table-cell office:value-type="float" office:value="5552" calcext:value-type="float">
            <text:p>5552</text:p>
          </table:table-cell>
          <table:table-cell table:formula="of:= [.A624]/10000" office:value-type="float" office:value="1.2463" calcext:value-type="float">
            <text:p>1.2463</text:p>
          </table:table-cell>
          <table:table-cell table:formula="of:= 1500*([.C624])^4 - 10200*([.C624])^3 + 23010*([.C624])^2 - 17778*([.C624]) + 4000" office:value-type="float" office:value="1457.32636706923" calcext:value-type="float">
            <text:p>1457.3263670692</text:p>
          </table:table-cell>
        </table:table-row>
        <table:table-row table:style-name="ro1">
          <table:table-cell office:value-type="float" office:value="12483" calcext:value-type="float">
            <text:p>12483</text:p>
          </table:table-cell>
          <table:table-cell office:value-type="float" office:value="5559" calcext:value-type="float">
            <text:p>5559</text:p>
          </table:table-cell>
          <table:table-cell table:formula="of:= [.A625]/10000" office:value-type="float" office:value="1.2483" calcext:value-type="float">
            <text:p>1.2483</text:p>
          </table:table-cell>
          <table:table-cell table:formula="of:= 1500*([.C625])^4 - 10200*([.C625])^3 + 23010*([.C625])^2 - 17778*([.C625]) + 4000" office:value-type="float" office:value="1464.64546030263" calcext:value-type="float">
            <text:p>1464.6454603026</text:p>
          </table:table-cell>
        </table:table-row>
        <table:table-row table:style-name="ro1">
          <table:table-cell office:value-type="float" office:value="12503" calcext:value-type="float">
            <text:p>12503</text:p>
          </table:table-cell>
          <table:table-cell office:value-type="float" office:value="5567" calcext:value-type="float">
            <text:p>5567</text:p>
          </table:table-cell>
          <table:table-cell table:formula="of:= [.A626]/10000" office:value-type="float" office:value="1.2503" calcext:value-type="float">
            <text:p>1.2503</text:p>
          </table:table-cell>
          <table:table-cell table:formula="of:= 1500*([.C626])^4 - 10200*([.C626])^3 + 23010*([.C626])^2 - 17778*([.C626]) + 4000" office:value-type="float" office:value="1471.95524395212" calcext:value-type="float">
            <text:p>1471.9552439521</text:p>
          </table:table-cell>
        </table:table-row>
        <table:table-row table:style-name="ro1">
          <table:table-cell office:value-type="float" office:value="12523" calcext:value-type="float">
            <text:p>12523</text:p>
          </table:table-cell>
          <table:table-cell office:value-type="float" office:value="5574" calcext:value-type="float">
            <text:p>5574</text:p>
          </table:table-cell>
          <table:table-cell table:formula="of:= [.A627]/10000" office:value-type="float" office:value="1.2523" calcext:value-type="float">
            <text:p>1.2523</text:p>
          </table:table-cell>
          <table:table-cell table:formula="of:= 1500*([.C627])^4 - 10200*([.C627])^3 + 23010*([.C627])^2 - 17778*([.C627]) + 4000" office:value-type="float" office:value="1479.25558821607" calcext:value-type="float">
            <text:p>1479.2555882161</text:p>
          </table:table-cell>
        </table:table-row>
        <table:table-row table:style-name="ro1">
          <table:table-cell office:value-type="float" office:value="12543" calcext:value-type="float">
            <text:p>12543</text:p>
          </table:table-cell>
          <table:table-cell office:value-type="float" office:value="5582" calcext:value-type="float">
            <text:p>5582</text:p>
          </table:table-cell>
          <table:table-cell table:formula="of:= [.A628]/10000" office:value-type="float" office:value="1.2543" calcext:value-type="float">
            <text:p>1.2543</text:p>
          </table:table-cell>
          <table:table-cell table:formula="of:= 1500*([.C628])^4 - 10200*([.C628])^3 + 23010*([.C628])^2 - 17778*([.C628]) + 4000" office:value-type="float" office:value="1486.54636386893" calcext:value-type="float">
            <text:p>1486.5463638689</text:p>
          </table:table-cell>
        </table:table-row>
        <table:table-row table:style-name="ro1">
          <table:table-cell office:value-type="float" office:value="12563" calcext:value-type="float">
            <text:p>12563</text:p>
          </table:table-cell>
          <table:table-cell office:value-type="float" office:value="5589" calcext:value-type="float">
            <text:p>5589</text:p>
          </table:table-cell>
          <table:table-cell table:formula="of:= [.A629]/10000" office:value-type="float" office:value="1.2563" calcext:value-type="float">
            <text:p>1.2563</text:p>
          </table:table-cell>
          <table:table-cell table:formula="of:= 1500*([.C629])^4 - 10200*([.C629])^3 + 23010*([.C629])^2 - 17778*([.C629]) + 4000" office:value-type="float" office:value="1493.82744226104" calcext:value-type="float">
            <text:p>1493.8274422611</text:p>
          </table:table-cell>
        </table:table-row>
        <table:table-row table:style-name="ro1">
          <table:table-cell office:value-type="float" office:value="12583" calcext:value-type="float">
            <text:p>12583</text:p>
          </table:table-cell>
          <table:table-cell office:value-type="float" office:value="5596" calcext:value-type="float">
            <text:p>5596</text:p>
          </table:table-cell>
          <table:table-cell table:formula="of:= [.A630]/10000" office:value-type="float" office:value="1.2583" calcext:value-type="float">
            <text:p>1.2583</text:p>
          </table:table-cell>
          <table:table-cell table:formula="of:= 1500*([.C630])^4 - 10200*([.C630])^3 + 23010*([.C630])^2 - 17778*([.C630]) + 4000" office:value-type="float" office:value="1501.09869531885" calcext:value-type="float">
            <text:p>1501.0986953189</text:p>
          </table:table-cell>
        </table:table-row>
        <table:table-row table:style-name="ro1">
          <table:table-cell office:value-type="float" office:value="12603" calcext:value-type="float">
            <text:p>12603</text:p>
          </table:table-cell>
          <table:table-cell office:value-type="float" office:value="5603" calcext:value-type="float">
            <text:p>5603</text:p>
          </table:table-cell>
          <table:table-cell table:formula="of:= [.A631]/10000" office:value-type="float" office:value="1.2603" calcext:value-type="float">
            <text:p>1.2603</text:p>
          </table:table-cell>
          <table:table-cell table:formula="of:= 1500*([.C631])^4 - 10200*([.C631])^3 + 23010*([.C631])^2 - 17778*([.C631]) + 4000" office:value-type="float" office:value="1508.35999554473" calcext:value-type="float">
            <text:p>1508.3599955447</text:p>
          </table:table-cell>
        </table:table-row>
        <table:table-row table:style-name="ro1">
          <table:table-cell office:value-type="float" office:value="12623" calcext:value-type="float">
            <text:p>12623</text:p>
          </table:table-cell>
          <table:table-cell office:value-type="float" office:value="5611" calcext:value-type="float">
            <text:p>5611</text:p>
          </table:table-cell>
          <table:table-cell table:formula="of:= [.A632]/10000" office:value-type="float" office:value="1.2623" calcext:value-type="float">
            <text:p>1.2623</text:p>
          </table:table-cell>
          <table:table-cell table:formula="of:= 1500*([.C632])^4 - 10200*([.C632])^3 + 23010*([.C632])^2 - 17778*([.C632]) + 4000" office:value-type="float" office:value="1515.6112160171" calcext:value-type="float">
            <text:p>1515.6112160171</text:p>
          </table:table-cell>
        </table:table-row>
        <table:table-row table:style-name="ro1">
          <table:table-cell office:value-type="float" office:value="12643" calcext:value-type="float">
            <text:p>12643</text:p>
          </table:table-cell>
          <table:table-cell office:value-type="float" office:value="5617" calcext:value-type="float">
            <text:p>5617</text:p>
          </table:table-cell>
          <table:table-cell table:formula="of:= [.A633]/10000" office:value-type="float" office:value="1.2643" calcext:value-type="float">
            <text:p>1.2643</text:p>
          </table:table-cell>
          <table:table-cell table:formula="of:= 1500*([.C633])^4 - 10200*([.C633])^3 + 23010*([.C633])^2 - 17778*([.C633]) + 4000" office:value-type="float" office:value="1522.85223039034" calcext:value-type="float">
            <text:p>1522.8522303903</text:p>
          </table:table-cell>
        </table:table-row>
        <table:table-row table:style-name="ro1">
          <table:table-cell office:value-type="float" office:value="12663" calcext:value-type="float">
            <text:p>12663</text:p>
          </table:table-cell>
          <table:table-cell office:value-type="float" office:value="5625" calcext:value-type="float">
            <text:p>5625</text:p>
          </table:table-cell>
          <table:table-cell table:formula="of:= [.A634]/10000" office:value-type="float" office:value="1.2663" calcext:value-type="float">
            <text:p>1.2663</text:p>
          </table:table-cell>
          <table:table-cell table:formula="of:= 1500*([.C634])^4 - 10200*([.C634])^3 + 23010*([.C634])^2 - 17778*([.C634]) + 4000" office:value-type="float" office:value="1530.08291289486" calcext:value-type="float">
            <text:p>1530.0829128949</text:p>
          </table:table-cell>
        </table:table-row>
        <table:table-row table:style-name="ro1">
          <table:table-cell office:value-type="float" office:value="12683" calcext:value-type="float">
            <text:p>12683</text:p>
          </table:table-cell>
          <table:table-cell office:value-type="float" office:value="5632" calcext:value-type="float">
            <text:p>5632</text:p>
          </table:table-cell>
          <table:table-cell table:formula="of:= [.A635]/10000" office:value-type="float" office:value="1.2683" calcext:value-type="float">
            <text:p>1.2683</text:p>
          </table:table-cell>
          <table:table-cell table:formula="of:= 1500*([.C635])^4 - 10200*([.C635])^3 + 23010*([.C635])^2 - 17778*([.C635]) + 4000" office:value-type="float" office:value="1537.30313833707" calcext:value-type="float">
            <text:p>1537.3031383371</text:p>
          </table:table-cell>
        </table:table-row>
        <table:table-row table:style-name="ro1">
          <table:table-cell office:value-type="float" office:value="12703" calcext:value-type="float">
            <text:p>12703</text:p>
          </table:table-cell>
          <table:table-cell office:value-type="float" office:value="5639" calcext:value-type="float">
            <text:p>5639</text:p>
          </table:table-cell>
          <table:table-cell table:formula="of:= [.A636]/10000" office:value-type="float" office:value="1.2703" calcext:value-type="float">
            <text:p>1.2703</text:p>
          </table:table-cell>
          <table:table-cell table:formula="of:= 1500*([.C636])^4 - 10200*([.C636])^3 + 23010*([.C636])^2 - 17778*([.C636]) + 4000" office:value-type="float" office:value="1544.51278209935" calcext:value-type="float">
            <text:p>1544.5127820994</text:p>
          </table:table-cell>
        </table:table-row>
        <table:table-row table:style-name="ro1">
          <table:table-cell office:value-type="float" office:value="12723" calcext:value-type="float">
            <text:p>12723</text:p>
          </table:table-cell>
          <table:table-cell office:value-type="float" office:value="5646" calcext:value-type="float">
            <text:p>5646</text:p>
          </table:table-cell>
          <table:table-cell table:formula="of:= [.A637]/10000" office:value-type="float" office:value="1.2723" calcext:value-type="float">
            <text:p>1.2723</text:p>
          </table:table-cell>
          <table:table-cell table:formula="of:= 1500*([.C637])^4 - 10200*([.C637])^3 + 23010*([.C637])^2 - 17778*([.C637]) + 4000" office:value-type="float" office:value="1551.71172014011" calcext:value-type="float">
            <text:p>1551.7117201401</text:p>
          </table:table-cell>
        </table:table-row>
        <table:table-row table:style-name="ro1">
          <table:table-cell office:value-type="float" office:value="12743" calcext:value-type="float">
            <text:p>12743</text:p>
          </table:table-cell>
          <table:table-cell office:value-type="float" office:value="5653" calcext:value-type="float">
            <text:p>5653</text:p>
          </table:table-cell>
          <table:table-cell table:formula="of:= [.A638]/10000" office:value-type="float" office:value="1.2743" calcext:value-type="float">
            <text:p>1.2743</text:p>
          </table:table-cell>
          <table:table-cell table:formula="of:= 1500*([.C638])^4 - 10200*([.C638])^3 + 23010*([.C638])^2 - 17778*([.C638]) + 4000" office:value-type="float" office:value="1558.89982899376" calcext:value-type="float">
            <text:p>1558.8998289938</text:p>
          </table:table-cell>
        </table:table-row>
        <table:table-row table:style-name="ro1">
          <table:table-cell office:value-type="float" office:value="12763" calcext:value-type="float">
            <text:p>12763</text:p>
          </table:table-cell>
          <table:table-cell office:value-type="float" office:value="5661" calcext:value-type="float">
            <text:p>5661</text:p>
          </table:table-cell>
          <table:table-cell table:formula="of:= [.A639]/10000" office:value-type="float" office:value="1.2763" calcext:value-type="float">
            <text:p>1.2763</text:p>
          </table:table-cell>
          <table:table-cell table:formula="of:= 1500*([.C639])^4 - 10200*([.C639])^3 + 23010*([.C639])^2 - 17778*([.C639]) + 4000" office:value-type="float" office:value="1566.07698577069" calcext:value-type="float">
            <text:p>1566.0769857707</text:p>
          </table:table-cell>
        </table:table-row>
        <table:table-row table:style-name="ro1">
          <table:table-cell office:value-type="float" office:value="12783" calcext:value-type="float">
            <text:p>12783</text:p>
          </table:table-cell>
          <table:table-cell office:value-type="float" office:value="5667" calcext:value-type="float">
            <text:p>5667</text:p>
          </table:table-cell>
          <table:table-cell table:formula="of:= [.A640]/10000" office:value-type="float" office:value="1.2783" calcext:value-type="float">
            <text:p>1.2783</text:p>
          </table:table-cell>
          <table:table-cell table:formula="of:= 1500*([.C640])^4 - 10200*([.C640])^3 + 23010*([.C640])^2 - 17778*([.C640]) + 4000" office:value-type="float" office:value="1573.24306815729" calcext:value-type="float">
            <text:p>1573.2430681573</text:p>
          </table:table-cell>
        </table:table-row>
        <table:table-row table:style-name="ro1">
          <table:table-cell office:value-type="float" office:value="12803" calcext:value-type="float">
            <text:p>12803</text:p>
          </table:table-cell>
          <table:table-cell office:value-type="float" office:value="5675" calcext:value-type="float">
            <text:p>5675</text:p>
          </table:table-cell>
          <table:table-cell table:formula="of:= [.A641]/10000" office:value-type="float" office:value="1.2803" calcext:value-type="float">
            <text:p>1.2803</text:p>
          </table:table-cell>
          <table:table-cell table:formula="of:= 1500*([.C641])^4 - 10200*([.C641])^3 + 23010*([.C641])^2 - 17778*([.C641]) + 4000" office:value-type="float" office:value="1580.39795441598" calcext:value-type="float">
            <text:p>1580.397954416</text:p>
          </table:table-cell>
        </table:table-row>
        <table:table-row table:style-name="ro1">
          <table:table-cell office:value-type="float" office:value="12824" calcext:value-type="float">
            <text:p>12824</text:p>
          </table:table-cell>
          <table:table-cell office:value-type="float" office:value="5681" calcext:value-type="float">
            <text:p>5681</text:p>
          </table:table-cell>
          <table:table-cell table:formula="of:= [.A642]/10000" office:value-type="float" office:value="1.2824" calcext:value-type="float">
            <text:p>1.2824</text:p>
          </table:table-cell>
          <table:table-cell table:formula="of:= 1500*([.C642])^4 - 10200*([.C642])^3 + 23010*([.C642])^2 - 17778*([.C642]) + 4000" office:value-type="float" office:value="1587.89840258928" calcext:value-type="float">
            <text:p>1587.8984025893</text:p>
          </table:table-cell>
        </table:table-row>
        <table:table-row table:style-name="ro1">
          <table:table-cell office:value-type="float" office:value="12844" calcext:value-type="float">
            <text:p>12844</text:p>
          </table:table-cell>
          <table:table-cell office:value-type="float" office:value="5689" calcext:value-type="float">
            <text:p>5689</text:p>
          </table:table-cell>
          <table:table-cell table:formula="of:= [.A643]/10000" office:value-type="float" office:value="1.2844" calcext:value-type="float">
            <text:p>1.2844</text:p>
          </table:table-cell>
          <table:table-cell table:formula="of:= 1500*([.C643])^4 - 10200*([.C643])^3 + 23010*([.C643])^2 - 17778*([.C643]) + 4000" office:value-type="float" office:value="1595.02995863453" calcext:value-type="float">
            <text:p>1595.0299586345</text:p>
          </table:table-cell>
        </table:table-row>
        <table:table-row table:style-name="ro1">
          <table:table-cell office:value-type="float" office:value="12864" calcext:value-type="float">
            <text:p>12864</text:p>
          </table:table-cell>
          <table:table-cell office:value-type="float" office:value="5696" calcext:value-type="float">
            <text:p>5696</text:p>
          </table:table-cell>
          <table:table-cell table:formula="of:= [.A644]/10000" office:value-type="float" office:value="1.2864" calcext:value-type="float">
            <text:p>1.2864</text:p>
          </table:table-cell>
          <table:table-cell table:formula="of:= 1500*([.C644])^4 - 10200*([.C644])^3 + 23010*([.C644])^2 - 17778*([.C644]) + 4000" office:value-type="float" office:value="1602.1499508097" calcext:value-type="float">
            <text:p>1602.1499508097</text:p>
          </table:table-cell>
        </table:table-row>
        <table:table-row table:style-name="ro1">
          <table:table-cell office:value-type="float" office:value="12884" calcext:value-type="float">
            <text:p>12884</text:p>
          </table:table-cell>
          <table:table-cell office:value-type="float" office:value="5703" calcext:value-type="float">
            <text:p>5703</text:p>
          </table:table-cell>
          <table:table-cell table:formula="of:= [.A645]/10000" office:value-type="float" office:value="1.2884" calcext:value-type="float">
            <text:p>1.2884</text:p>
          </table:table-cell>
          <table:table-cell table:formula="of:= 1500*([.C645])^4 - 10200*([.C645])^3 + 23010*([.C645])^2 - 17778*([.C645]) + 4000" office:value-type="float" office:value="1609.25825970999" calcext:value-type="float">
            <text:p>1609.25825971</text:p>
          </table:table-cell>
        </table:table-row>
        <table:table-row table:style-name="ro1">
          <table:table-cell office:value-type="float" office:value="12904" calcext:value-type="float">
            <text:p>12904</text:p>
          </table:table-cell>
          <table:table-cell office:value-type="float" office:value="5710" calcext:value-type="float">
            <text:p>5710</text:p>
          </table:table-cell>
          <table:table-cell table:formula="of:= [.A646]/10000" office:value-type="float" office:value="1.2904" calcext:value-type="float">
            <text:p>1.2904</text:p>
          </table:table-cell>
          <table:table-cell table:formula="of:= 1500*([.C646])^4 - 10200*([.C646])^3 + 23010*([.C646])^2 - 17778*([.C646]) + 4000" office:value-type="float" office:value="1616.3547665066" calcext:value-type="float">
            <text:p>1616.3547665066</text:p>
          </table:table-cell>
        </table:table-row>
        <table:table-row table:style-name="ro1">
          <table:table-cell office:value-type="float" office:value="12924" calcext:value-type="float">
            <text:p>12924</text:p>
          </table:table-cell>
          <table:table-cell office:value-type="float" office:value="5716" calcext:value-type="float">
            <text:p>5716</text:p>
          </table:table-cell>
          <table:table-cell table:formula="of:= [.A647]/10000" office:value-type="float" office:value="1.2924" calcext:value-type="float">
            <text:p>1.2924</text:p>
          </table:table-cell>
          <table:table-cell table:formula="of:= 1500*([.C647])^4 - 10200*([.C647])^3 + 23010*([.C647])^2 - 17778*([.C647]) + 4000" office:value-type="float" office:value="1623.43935294673" calcext:value-type="float">
            <text:p>1623.4393529467</text:p>
          </table:table-cell>
        </table:table-row>
        <table:table-row table:style-name="ro1">
          <table:table-cell office:value-type="float" office:value="12944" calcext:value-type="float">
            <text:p>12944</text:p>
          </table:table-cell>
          <table:table-cell office:value-type="float" office:value="5724" calcext:value-type="float">
            <text:p>5724</text:p>
          </table:table-cell>
          <table:table-cell table:formula="of:= [.A648]/10000" office:value-type="float" office:value="1.2944" calcext:value-type="float">
            <text:p>1.2944</text:p>
          </table:table-cell>
          <table:table-cell table:formula="of:= 1500*([.C648])^4 - 10200*([.C648])^3 + 23010*([.C648])^2 - 17778*([.C648]) + 4000" office:value-type="float" office:value="1630.51190135358" calcext:value-type="float">
            <text:p>1630.5119013536</text:p>
          </table:table-cell>
        </table:table-row>
        <table:table-row table:style-name="ro1">
          <table:table-cell office:value-type="float" office:value="12964" calcext:value-type="float">
            <text:p>12964</text:p>
          </table:table-cell>
          <table:table-cell office:value-type="float" office:value="5731" calcext:value-type="float">
            <text:p>5731</text:p>
          </table:table-cell>
          <table:table-cell table:formula="of:= [.A649]/10000" office:value-type="float" office:value="1.2964" calcext:value-type="float">
            <text:p>1.2964</text:p>
          </table:table-cell>
          <table:table-cell table:formula="of:= 1500*([.C649])^4 - 10200*([.C649])^3 + 23010*([.C649])^2 - 17778*([.C649]) + 4000" office:value-type="float" office:value="1637.57229462635" calcext:value-type="float">
            <text:p>1637.5722946264</text:p>
          </table:table-cell>
        </table:table-row>
        <table:table-row table:style-name="ro1">
          <table:table-cell office:value-type="float" office:value="12984" calcext:value-type="float">
            <text:p>12984</text:p>
          </table:table-cell>
          <table:table-cell office:value-type="float" office:value="5738" calcext:value-type="float">
            <text:p>5738</text:p>
          </table:table-cell>
          <table:table-cell table:formula="of:= [.A650]/10000" office:value-type="float" office:value="1.2984" calcext:value-type="float">
            <text:p>1.2984</text:p>
          </table:table-cell>
          <table:table-cell table:formula="of:= 1500*([.C650])^4 - 10200*([.C650])^3 + 23010*([.C650])^2 - 17778*([.C650]) + 4000" office:value-type="float" office:value="1644.62041624023" calcext:value-type="float">
            <text:p>1644.6204162402</text:p>
          </table:table-cell>
        </table:table-row>
        <table:table-row table:style-name="ro1">
          <table:table-cell office:value-type="float" office:value="13004" calcext:value-type="float">
            <text:p>13004</text:p>
          </table:table-cell>
          <table:table-cell office:value-type="float" office:value="5745" calcext:value-type="float">
            <text:p>5745</text:p>
          </table:table-cell>
          <table:table-cell table:formula="of:= [.A651]/10000" office:value-type="float" office:value="1.3004" calcext:value-type="float">
            <text:p>1.3004</text:p>
          </table:table-cell>
          <table:table-cell table:formula="of:= 1500*([.C651])^4 - 10200*([.C651])^3 + 23010*([.C651])^2 - 17778*([.C651]) + 4000" office:value-type="float" office:value="1651.65615024644" calcext:value-type="float">
            <text:p>1651.6561502464</text:p>
          </table:table-cell>
        </table:table-row>
        <table:table-row table:style-name="ro1">
          <table:table-cell office:value-type="float" office:value="13024" calcext:value-type="float">
            <text:p>13024</text:p>
          </table:table-cell>
          <table:table-cell office:value-type="float" office:value="5753" calcext:value-type="float">
            <text:p>5753</text:p>
          </table:table-cell>
          <table:table-cell table:formula="of:= [.A652]/10000" office:value-type="float" office:value="1.3024" calcext:value-type="float">
            <text:p>1.3024</text:p>
          </table:table-cell>
          <table:table-cell table:formula="of:= 1500*([.C652])^4 - 10200*([.C652])^3 + 23010*([.C652])^2 - 17778*([.C652]) + 4000" office:value-type="float" office:value="1658.67938127217" calcext:value-type="float">
            <text:p>1658.6793812722</text:p>
          </table:table-cell>
        </table:table-row>
        <table:table-row table:style-name="ro1">
          <table:table-cell office:value-type="float" office:value="13044" calcext:value-type="float">
            <text:p>13044</text:p>
          </table:table-cell>
          <table:table-cell office:value-type="float" office:value="5759" calcext:value-type="float">
            <text:p>5759</text:p>
          </table:table-cell>
          <table:table-cell table:formula="of:= [.A653]/10000" office:value-type="float" office:value="1.3044" calcext:value-type="float">
            <text:p>1.3044</text:p>
          </table:table-cell>
          <table:table-cell table:formula="of:= 1500*([.C653])^4 - 10200*([.C653])^3 + 23010*([.C653])^2 - 17778*([.C653]) + 4000" office:value-type="float" office:value="1665.68999452061" calcext:value-type="float">
            <text:p>1665.6899945206</text:p>
          </table:table-cell>
        </table:table-row>
        <table:table-row table:style-name="ro1">
          <table:table-cell office:value-type="float" office:value="13064" calcext:value-type="float">
            <text:p>13064</text:p>
          </table:table-cell>
          <table:table-cell office:value-type="float" office:value="5766" calcext:value-type="float">
            <text:p>5766</text:p>
          </table:table-cell>
          <table:table-cell table:formula="of:= [.A654]/10000" office:value-type="float" office:value="1.3064" calcext:value-type="float">
            <text:p>1.3064</text:p>
          </table:table-cell>
          <table:table-cell table:formula="of:= 1500*([.C654])^4 - 10200*([.C654])^3 + 23010*([.C654])^2 - 17778*([.C654]) + 4000" office:value-type="float" office:value="1672.68787577098" calcext:value-type="float">
            <text:p>1672.687875771</text:p>
          </table:table-cell>
        </table:table-row>
        <table:table-row table:style-name="ro1">
          <table:table-cell office:value-type="float" office:value="13084" calcext:value-type="float">
            <text:p>13084</text:p>
          </table:table-cell>
          <table:table-cell office:value-type="float" office:value="5773" calcext:value-type="float">
            <text:p>5773</text:p>
          </table:table-cell>
          <table:table-cell table:formula="of:= [.A655]/10000" office:value-type="float" office:value="1.3084" calcext:value-type="float">
            <text:p>1.3084</text:p>
          </table:table-cell>
          <table:table-cell table:formula="of:= 1500*([.C655])^4 - 10200*([.C655])^3 + 23010*([.C655])^2 - 17778*([.C655]) + 4000" office:value-type="float" office:value="1679.67291137847" calcext:value-type="float">
            <text:p>1679.6729113785</text:p>
          </table:table-cell>
        </table:table-row>
        <table:table-row table:style-name="ro1">
          <table:table-cell office:value-type="float" office:value="13104" calcext:value-type="float">
            <text:p>13104</text:p>
          </table:table-cell>
          <table:table-cell office:value-type="float" office:value="5780" calcext:value-type="float">
            <text:p>5780</text:p>
          </table:table-cell>
          <table:table-cell table:formula="of:= [.A656]/10000" office:value-type="float" office:value="1.3104" calcext:value-type="float">
            <text:p>1.3104</text:p>
          </table:table-cell>
          <table:table-cell table:formula="of:= 1500*([.C656])^4 - 10200*([.C656])^3 + 23010*([.C656])^2 - 17778*([.C656]) + 4000" office:value-type="float" office:value="1686.64498827428" calcext:value-type="float">
            <text:p>1686.6449882743</text:p>
          </table:table-cell>
        </table:table-row>
        <table:table-row table:style-name="ro1">
          <table:table-cell office:value-type="float" office:value="13124" calcext:value-type="float">
            <text:p>13124</text:p>
          </table:table-cell>
          <table:table-cell office:value-type="float" office:value="5786" calcext:value-type="float">
            <text:p>5786</text:p>
          </table:table-cell>
          <table:table-cell table:formula="of:= [.A657]/10000" office:value-type="float" office:value="1.3124" calcext:value-type="float">
            <text:p>1.3124</text:p>
          </table:table-cell>
          <table:table-cell table:formula="of:= 1500*([.C657])^4 - 10200*([.C657])^3 + 23010*([.C657])^2 - 17778*([.C657]) + 4000" office:value-type="float" office:value="1693.6039939656" calcext:value-type="float">
            <text:p>1693.6039939656</text:p>
          </table:table-cell>
        </table:table-row>
        <table:table-row table:style-name="ro1">
          <table:table-cell office:value-type="float" office:value="13144" calcext:value-type="float">
            <text:p>13144</text:p>
          </table:table-cell>
          <table:table-cell office:value-type="float" office:value="5794" calcext:value-type="float">
            <text:p>5794</text:p>
          </table:table-cell>
          <table:table-cell table:formula="of:= [.A658]/10000" office:value-type="float" office:value="1.3144" calcext:value-type="float">
            <text:p>1.3144</text:p>
          </table:table-cell>
          <table:table-cell table:formula="of:= 1500*([.C658])^4 - 10200*([.C658])^3 + 23010*([.C658])^2 - 17778*([.C658]) + 4000" office:value-type="float" office:value="1700.54981653565" calcext:value-type="float">
            <text:p>1700.5498165357</text:p>
          </table:table-cell>
        </table:table-row>
        <table:table-row table:style-name="ro1">
          <table:table-cell office:value-type="float" office:value="13164" calcext:value-type="float">
            <text:p>13164</text:p>
          </table:table-cell>
          <table:table-cell office:value-type="float" office:value="5800" calcext:value-type="float">
            <text:p>5800</text:p>
          </table:table-cell>
          <table:table-cell table:formula="of:= [.A659]/10000" office:value-type="float" office:value="1.3164" calcext:value-type="float">
            <text:p>1.3164</text:p>
          </table:table-cell>
          <table:table-cell table:formula="of:= 1500*([.C659])^4 - 10200*([.C659])^3 + 23010*([.C659])^2 - 17778*([.C659]) + 4000" office:value-type="float" office:value="1707.48234464362" calcext:value-type="float">
            <text:p>1707.4823446436</text:p>
          </table:table-cell>
        </table:table-row>
        <table:table-row table:style-name="ro1">
          <table:table-cell office:value-type="float" office:value="13184" calcext:value-type="float">
            <text:p>13184</text:p>
          </table:table-cell>
          <table:table-cell office:value-type="float" office:value="5807" calcext:value-type="float">
            <text:p>5807</text:p>
          </table:table-cell>
          <table:table-cell table:formula="of:= [.A660]/10000" office:value-type="float" office:value="1.3184" calcext:value-type="float">
            <text:p>1.3184</text:p>
          </table:table-cell>
          <table:table-cell table:formula="of:= 1500*([.C660])^4 - 10200*([.C660])^3 + 23010*([.C660])^2 - 17778*([.C660]) + 4000" office:value-type="float" office:value="1714.40146752471" calcext:value-type="float">
            <text:p>1714.4014675247</text:p>
          </table:table-cell>
        </table:table-row>
        <table:table-row table:style-name="ro1">
          <table:table-cell office:value-type="float" office:value="13204" calcext:value-type="float">
            <text:p>13204</text:p>
          </table:table-cell>
          <table:table-cell office:value-type="float" office:value="5814" calcext:value-type="float">
            <text:p>5814</text:p>
          </table:table-cell>
          <table:table-cell table:formula="of:= [.A661]/10000" office:value-type="float" office:value="1.3204" calcext:value-type="float">
            <text:p>1.3204</text:p>
          </table:table-cell>
          <table:table-cell table:formula="of:= 1500*([.C661])^4 - 10200*([.C661])^3 + 23010*([.C661])^2 - 17778*([.C661]) + 4000" office:value-type="float" office:value="1721.30707499011" calcext:value-type="float">
            <text:p>1721.3070749901</text:p>
          </table:table-cell>
        </table:table-row>
        <table:table-row table:style-name="ro1">
          <table:table-cell office:value-type="float" office:value="13224" calcext:value-type="float">
            <text:p>13224</text:p>
          </table:table-cell>
          <table:table-cell office:value-type="float" office:value="5821" calcext:value-type="float">
            <text:p>5821</text:p>
          </table:table-cell>
          <table:table-cell table:formula="of:= [.A662]/10000" office:value-type="float" office:value="1.3224" calcext:value-type="float">
            <text:p>1.3224</text:p>
          </table:table-cell>
          <table:table-cell table:formula="of:= 1500*([.C662])^4 - 10200*([.C662])^3 + 23010*([.C662])^2 - 17778*([.C662]) + 4000" office:value-type="float" office:value="1728.19905742705" calcext:value-type="float">
            <text:p>1728.1990574271</text:p>
          </table:table-cell>
        </table:table-row>
        <table:table-row table:style-name="ro1">
          <table:table-cell office:value-type="float" office:value="13244" calcext:value-type="float">
            <text:p>13244</text:p>
          </table:table-cell>
          <table:table-cell office:value-type="float" office:value="5828" calcext:value-type="float">
            <text:p>5828</text:p>
          </table:table-cell>
          <table:table-cell table:formula="of:= [.A663]/10000" office:value-type="float" office:value="1.3244" calcext:value-type="float">
            <text:p>1.3244</text:p>
          </table:table-cell>
          <table:table-cell table:formula="of:= 1500*([.C663])^4 - 10200*([.C663])^3 + 23010*([.C663])^2 - 17778*([.C663]) + 4000" office:value-type="float" office:value="1735.0773057987" calcext:value-type="float">
            <text:p>1735.0773057987</text:p>
          </table:table-cell>
        </table:table-row>
        <table:table-row table:style-name="ro1">
          <table:table-cell office:value-type="float" office:value="13264" calcext:value-type="float">
            <text:p>13264</text:p>
          </table:table-cell>
          <table:table-cell office:value-type="float" office:value="5835" calcext:value-type="float">
            <text:p>5835</text:p>
          </table:table-cell>
          <table:table-cell table:formula="of:= [.A664]/10000" office:value-type="float" office:value="1.3264" calcext:value-type="float">
            <text:p>1.3264</text:p>
          </table:table-cell>
          <table:table-cell table:formula="of:= 1500*([.C664])^4 - 10200*([.C664])^3 + 23010*([.C664])^2 - 17778*([.C664]) + 4000" office:value-type="float" office:value="1741.94171164426" calcext:value-type="float">
            <text:p>1741.9417116443</text:p>
          </table:table-cell>
        </table:table-row>
        <table:table-row table:style-name="ro1">
          <table:table-cell office:value-type="float" office:value="13284" calcext:value-type="float">
            <text:p>13284</text:p>
          </table:table-cell>
          <table:table-cell office:value-type="float" office:value="5842" calcext:value-type="float">
            <text:p>5842</text:p>
          </table:table-cell>
          <table:table-cell table:formula="of:= [.A665]/10000" office:value-type="float" office:value="1.3284" calcext:value-type="float">
            <text:p>1.3284</text:p>
          </table:table-cell>
          <table:table-cell table:formula="of:= 1500*([.C665])^4 - 10200*([.C665])^3 + 23010*([.C665])^2 - 17778*([.C665]) + 4000" office:value-type="float" office:value="1748.79216707895" calcext:value-type="float">
            <text:p>1748.792167079</text:p>
          </table:table-cell>
        </table:table-row>
        <table:table-row table:style-name="ro1">
          <table:table-cell office:value-type="float" office:value="13304" calcext:value-type="float">
            <text:p>13304</text:p>
          </table:table-cell>
          <table:table-cell office:value-type="float" office:value="5848" calcext:value-type="float">
            <text:p>5848</text:p>
          </table:table-cell>
          <table:table-cell table:formula="of:= [.A666]/10000" office:value-type="float" office:value="1.3304" calcext:value-type="float">
            <text:p>1.3304</text:p>
          </table:table-cell>
          <table:table-cell table:formula="of:= 1500*([.C666])^4 - 10200*([.C666])^3 + 23010*([.C666])^2 - 17778*([.C666]) + 4000" office:value-type="float" office:value="1755.62856479395" calcext:value-type="float">
            <text:p>1755.628564794</text:p>
          </table:table-cell>
        </table:table-row>
        <table:table-row table:style-name="ro1">
          <table:table-cell office:value-type="float" office:value="13324" calcext:value-type="float">
            <text:p>13324</text:p>
          </table:table-cell>
          <table:table-cell office:value-type="float" office:value="5855" calcext:value-type="float">
            <text:p>5855</text:p>
          </table:table-cell>
          <table:table-cell table:formula="of:= [.A667]/10000" office:value-type="float" office:value="1.3324" calcext:value-type="float">
            <text:p>1.3324</text:p>
          </table:table-cell>
          <table:table-cell table:formula="of:= 1500*([.C667])^4 - 10200*([.C667])^3 + 23010*([.C667])^2 - 17778*([.C667]) + 4000" office:value-type="float" office:value="1762.45079805649" calcext:value-type="float">
            <text:p>1762.4507980565</text:p>
          </table:table-cell>
        </table:table-row>
        <table:table-row table:style-name="ro1">
          <table:table-cell office:value-type="float" office:value="13344" calcext:value-type="float">
            <text:p>13344</text:p>
          </table:table-cell>
          <table:table-cell office:value-type="float" office:value="5862" calcext:value-type="float">
            <text:p>5862</text:p>
          </table:table-cell>
          <table:table-cell table:formula="of:= [.A668]/10000" office:value-type="float" office:value="1.3344" calcext:value-type="float">
            <text:p>1.3344</text:p>
          </table:table-cell>
          <table:table-cell table:formula="of:= 1500*([.C668])^4 - 10200*([.C668])^3 + 23010*([.C668])^2 - 17778*([.C668]) + 4000" office:value-type="float" office:value="1769.25876070973" calcext:value-type="float">
            <text:p>1769.2587607097</text:p>
          </table:table-cell>
        </table:table-row>
        <table:table-row table:style-name="ro1">
          <table:table-cell office:value-type="float" office:value="13364" calcext:value-type="float">
            <text:p>13364</text:p>
          </table:table-cell>
          <table:table-cell office:value-type="float" office:value="5869" calcext:value-type="float">
            <text:p>5869</text:p>
          </table:table-cell>
          <table:table-cell table:formula="of:= [.A669]/10000" office:value-type="float" office:value="1.3364" calcext:value-type="float">
            <text:p>1.3364</text:p>
          </table:table-cell>
          <table:table-cell table:formula="of:= 1500*([.C669])^4 - 10200*([.C669])^3 + 23010*([.C669])^2 - 17778*([.C669]) + 4000" office:value-type="float" office:value="1776.05234717291" calcext:value-type="float">
            <text:p>1776.0523471729</text:p>
          </table:table-cell>
        </table:table-row>
        <table:table-row table:style-name="ro1">
          <table:table-cell office:value-type="float" office:value="13384" calcext:value-type="float">
            <text:p>13384</text:p>
          </table:table-cell>
          <table:table-cell office:value-type="float" office:value="5875" calcext:value-type="float">
            <text:p>5875</text:p>
          </table:table-cell>
          <table:table-cell table:formula="of:= [.A670]/10000" office:value-type="float" office:value="1.3384" calcext:value-type="float">
            <text:p>1.3384</text:p>
          </table:table-cell>
          <table:table-cell table:formula="of:= 1500*([.C670])^4 - 10200*([.C670])^3 + 23010*([.C670])^2 - 17778*([.C670]) + 4000" office:value-type="float" office:value="1782.83145244119" calcext:value-type="float">
            <text:p>1782.8314524412</text:p>
          </table:table-cell>
        </table:table-row>
        <table:table-row table:style-name="ro1">
          <table:table-cell office:value-type="float" office:value="13404" calcext:value-type="float">
            <text:p>13404</text:p>
          </table:table-cell>
          <table:table-cell office:value-type="float" office:value="5882" calcext:value-type="float">
            <text:p>5882</text:p>
          </table:table-cell>
          <table:table-cell table:formula="of:= [.A671]/10000" office:value-type="float" office:value="1.3404" calcext:value-type="float">
            <text:p>1.3404</text:p>
          </table:table-cell>
          <table:table-cell table:formula="of:= 1500*([.C671])^4 - 10200*([.C671])^3 + 23010*([.C671])^2 - 17778*([.C671]) + 4000" office:value-type="float" office:value="1789.5959720858" calcext:value-type="float">
            <text:p>1789.5959720858</text:p>
          </table:table-cell>
        </table:table-row>
        <table:table-row table:style-name="ro1">
          <table:table-cell office:value-type="float" office:value="13424" calcext:value-type="float">
            <text:p>13424</text:p>
          </table:table-cell>
          <table:table-cell office:value-type="float" office:value="5888" calcext:value-type="float">
            <text:p>5888</text:p>
          </table:table-cell>
          <table:table-cell table:formula="of:= [.A672]/10000" office:value-type="float" office:value="1.3424" calcext:value-type="float">
            <text:p>1.3424</text:p>
          </table:table-cell>
          <table:table-cell table:formula="of:= 1500*([.C672])^4 - 10200*([.C672])^3 + 23010*([.C672])^2 - 17778*([.C672]) + 4000" office:value-type="float" office:value="1796.34580225393" calcext:value-type="float">
            <text:p>1796.3458022539</text:p>
          </table:table-cell>
        </table:table-row>
        <table:table-row table:style-name="ro1">
          <table:table-cell office:value-type="float" office:value="13444" calcext:value-type="float">
            <text:p>13444</text:p>
          </table:table-cell>
          <table:table-cell office:value-type="float" office:value="5895" calcext:value-type="float">
            <text:p>5895</text:p>
          </table:table-cell>
          <table:table-cell table:formula="of:= [.A673]/10000" office:value-type="float" office:value="1.3444" calcext:value-type="float">
            <text:p>1.3444</text:p>
          </table:table-cell>
          <table:table-cell table:formula="of:= 1500*([.C673])^4 - 10200*([.C673])^3 + 23010*([.C673])^2 - 17778*([.C673]) + 4000" office:value-type="float" office:value="1803.08083966878" calcext:value-type="float">
            <text:p>1803.0808396688</text:p>
          </table:table-cell>
        </table:table-row>
        <table:table-row table:style-name="ro1">
          <table:table-cell office:value-type="float" office:value="13464" calcext:value-type="float">
            <text:p>13464</text:p>
          </table:table-cell>
          <table:table-cell office:value-type="float" office:value="5902" calcext:value-type="float">
            <text:p>5902</text:p>
          </table:table-cell>
          <table:table-cell table:formula="of:= [.A674]/10000" office:value-type="float" office:value="1.3464" calcext:value-type="float">
            <text:p>1.3464</text:p>
          </table:table-cell>
          <table:table-cell table:formula="of:= 1500*([.C674])^4 - 10200*([.C674])^3 + 23010*([.C674])^2 - 17778*([.C674]) + 4000" office:value-type="float" office:value="1809.80098162955" calcext:value-type="float">
            <text:p>1809.8009816296</text:p>
          </table:table-cell>
        </table:table-row>
        <table:table-row table:style-name="ro1">
          <table:table-cell office:value-type="float" office:value="13484" calcext:value-type="float">
            <text:p>13484</text:p>
          </table:table-cell>
          <table:table-cell office:value-type="float" office:value="5909" calcext:value-type="float">
            <text:p>5909</text:p>
          </table:table-cell>
          <table:table-cell table:formula="of:= [.A675]/10000" office:value-type="float" office:value="1.3484" calcext:value-type="float">
            <text:p>1.3484</text:p>
          </table:table-cell>
          <table:table-cell table:formula="of:= 1500*([.C675])^4 - 10200*([.C675])^3 + 23010*([.C675])^2 - 17778*([.C675]) + 4000" office:value-type="float" office:value="1816.50612601143" calcext:value-type="float">
            <text:p>1816.5061260114</text:p>
          </table:table-cell>
        </table:table-row>
        <table:table-row table:style-name="ro1">
          <table:table-cell office:value-type="float" office:value="13504" calcext:value-type="float">
            <text:p>13504</text:p>
          </table:table-cell>
          <table:table-cell office:value-type="float" office:value="5915" calcext:value-type="float">
            <text:p>5915</text:p>
          </table:table-cell>
          <table:table-cell table:formula="of:= [.A676]/10000" office:value-type="float" office:value="1.3504" calcext:value-type="float">
            <text:p>1.3504</text:p>
          </table:table-cell>
          <table:table-cell table:formula="of:= 1500*([.C676])^4 - 10200*([.C676])^3 + 23010*([.C676])^2 - 17778*([.C676]) + 4000" office:value-type="float" office:value="1823.19617126564" calcext:value-type="float">
            <text:p>1823.1961712657</text:p>
          </table:table-cell>
        </table:table-row>
        <table:table-row table:style-name="ro1">
          <table:table-cell office:value-type="float" office:value="13524" calcext:value-type="float">
            <text:p>13524</text:p>
          </table:table-cell>
          <table:table-cell office:value-type="float" office:value="5921" calcext:value-type="float">
            <text:p>5921</text:p>
          </table:table-cell>
          <table:table-cell table:formula="of:= [.A677]/10000" office:value-type="float" office:value="1.3524" calcext:value-type="float">
            <text:p>1.3524</text:p>
          </table:table-cell>
          <table:table-cell table:formula="of:= 1500*([.C677])^4 - 10200*([.C677])^3 + 23010*([.C677])^2 - 17778*([.C677]) + 4000" office:value-type="float" office:value="1829.87101641937" calcext:value-type="float">
            <text:p>1829.8710164194</text:p>
          </table:table-cell>
        </table:table-row>
        <table:table-row table:style-name="ro1">
          <table:table-cell office:value-type="float" office:value="13544" calcext:value-type="float">
            <text:p>13544</text:p>
          </table:table-cell>
          <table:table-cell office:value-type="float" office:value="5928" calcext:value-type="float">
            <text:p>5928</text:p>
          </table:table-cell>
          <table:table-cell table:formula="of:= [.A678]/10000" office:value-type="float" office:value="1.3544" calcext:value-type="float">
            <text:p>1.3544</text:p>
          </table:table-cell>
          <table:table-cell table:formula="of:= 1500*([.C678])^4 - 10200*([.C678])^3 + 23010*([.C678])^2 - 17778*([.C678]) + 4000" office:value-type="float" office:value="1836.53056107582" calcext:value-type="float">
            <text:p>1836.5305610758</text:p>
          </table:table-cell>
        </table:table-row>
        <table:table-row table:style-name="ro1">
          <table:table-cell office:value-type="float" office:value="13564" calcext:value-type="float">
            <text:p>13564</text:p>
          </table:table-cell>
          <table:table-cell office:value-type="float" office:value="5935" calcext:value-type="float">
            <text:p>5935</text:p>
          </table:table-cell>
          <table:table-cell table:formula="of:= [.A679]/10000" office:value-type="float" office:value="1.3564" calcext:value-type="float">
            <text:p>1.3564</text:p>
          </table:table-cell>
          <table:table-cell table:formula="of:= 1500*([.C679])^4 - 10200*([.C679])^3 + 23010*([.C679])^2 - 17778*([.C679]) + 4000" office:value-type="float" office:value="1843.17470541419" calcext:value-type="float">
            <text:p>1843.1747054142</text:p>
          </table:table-cell>
        </table:table-row>
        <table:table-row table:style-name="ro1">
          <table:table-cell office:value-type="float" office:value="13584" calcext:value-type="float">
            <text:p>13584</text:p>
          </table:table-cell>
          <table:table-cell office:value-type="float" office:value="5941" calcext:value-type="float">
            <text:p>5941</text:p>
          </table:table-cell>
          <table:table-cell table:formula="of:= [.A680]/10000" office:value-type="float" office:value="1.3584" calcext:value-type="float">
            <text:p>1.3584</text:p>
          </table:table-cell>
          <table:table-cell table:formula="of:= 1500*([.C680])^4 - 10200*([.C680])^3 + 23010*([.C680])^2 - 17778*([.C680]) + 4000" office:value-type="float" office:value="1849.80335018968" calcext:value-type="float">
            <text:p>1849.8033501897</text:p>
          </table:table-cell>
        </table:table-row>
        <table:table-row table:style-name="ro1">
          <table:table-cell office:value-type="float" office:value="13604" calcext:value-type="float">
            <text:p>13604</text:p>
          </table:table-cell>
          <table:table-cell office:value-type="float" office:value="5949" calcext:value-type="float">
            <text:p>5949</text:p>
          </table:table-cell>
          <table:table-cell table:formula="of:= [.A681]/10000" office:value-type="float" office:value="1.3604" calcext:value-type="float">
            <text:p>1.3604</text:p>
          </table:table-cell>
          <table:table-cell table:formula="of:= 1500*([.C681])^4 - 10200*([.C681])^3 + 23010*([.C681])^2 - 17778*([.C681]) + 4000" office:value-type="float" office:value="1856.41639673348" calcext:value-type="float">
            <text:p>1856.4163967335</text:p>
          </table:table-cell>
        </table:table-row>
        <table:table-row table:style-name="ro1">
          <table:table-cell office:value-type="float" office:value="13624" calcext:value-type="float">
            <text:p>13624</text:p>
          </table:table-cell>
          <table:table-cell office:value-type="float" office:value="5955" calcext:value-type="float">
            <text:p>5955</text:p>
          </table:table-cell>
          <table:table-cell table:formula="of:= [.A682]/10000" office:value-type="float" office:value="1.3624" calcext:value-type="float">
            <text:p>1.3624</text:p>
          </table:table-cell>
          <table:table-cell table:formula="of:= 1500*([.C682])^4 - 10200*([.C682])^3 + 23010*([.C682])^2 - 17778*([.C682]) + 4000" office:value-type="float" office:value="1863.01374695281" calcext:value-type="float">
            <text:p>1863.0137469528</text:p>
          </table:table-cell>
        </table:table-row>
        <table:table-row table:style-name="ro1">
          <table:table-cell office:value-type="float" office:value="13644" calcext:value-type="float">
            <text:p>13644</text:p>
          </table:table-cell>
          <table:table-cell office:value-type="float" office:value="5961" calcext:value-type="float">
            <text:p>5961</text:p>
          </table:table-cell>
          <table:table-cell table:formula="of:= [.A683]/10000" office:value-type="float" office:value="1.3644" calcext:value-type="float">
            <text:p>1.3644</text:p>
          </table:table-cell>
          <table:table-cell table:formula="of:= 1500*([.C683])^4 - 10200*([.C683])^3 + 23010*([.C683])^2 - 17778*([.C683]) + 4000" office:value-type="float" office:value="1869.59530333086" calcext:value-type="float">
            <text:p>1869.5953033309</text:p>
          </table:table-cell>
        </table:table-row>
        <table:table-row table:style-name="ro1">
          <table:table-cell office:value-type="float" office:value="13664" calcext:value-type="float">
            <text:p>13664</text:p>
          </table:table-cell>
          <table:table-cell office:value-type="float" office:value="5968" calcext:value-type="float">
            <text:p>5968</text:p>
          </table:table-cell>
          <table:table-cell table:formula="of:= [.A684]/10000" office:value-type="float" office:value="1.3664" calcext:value-type="float">
            <text:p>1.3664</text:p>
          </table:table-cell>
          <table:table-cell table:formula="of:= 1500*([.C684])^4 - 10200*([.C684])^3 + 23010*([.C684])^2 - 17778*([.C684]) + 4000" office:value-type="float" office:value="1876.16096892682" calcext:value-type="float">
            <text:p>1876.1609689268</text:p>
          </table:table-cell>
        </table:table-row>
        <table:table-row table:style-name="ro1">
          <table:table-cell office:value-type="float" office:value="13684" calcext:value-type="float">
            <text:p>13684</text:p>
          </table:table-cell>
          <table:table-cell office:value-type="float" office:value="5975" calcext:value-type="float">
            <text:p>5975</text:p>
          </table:table-cell>
          <table:table-cell table:formula="of:= [.A685]/10000" office:value-type="float" office:value="1.3684" calcext:value-type="float">
            <text:p>1.3684</text:p>
          </table:table-cell>
          <table:table-cell table:formula="of:= 1500*([.C685])^4 - 10200*([.C685])^3 + 23010*([.C685])^2 - 17778*([.C685]) + 4000" office:value-type="float" office:value="1882.71064737592" calcext:value-type="float">
            <text:p>1882.7106473759</text:p>
          </table:table-cell>
        </table:table-row>
        <table:table-row table:style-name="ro1">
          <table:table-cell office:value-type="float" office:value="13704" calcext:value-type="float">
            <text:p>13704</text:p>
          </table:table-cell>
          <table:table-cell office:value-type="float" office:value="5981" calcext:value-type="float">
            <text:p>5981</text:p>
          </table:table-cell>
          <table:table-cell table:formula="of:= [.A686]/10000" office:value-type="float" office:value="1.3704" calcext:value-type="float">
            <text:p>1.3704</text:p>
          </table:table-cell>
          <table:table-cell table:formula="of:= 1500*([.C686])^4 - 10200*([.C686])^3 + 23010*([.C686])^2 - 17778*([.C686]) + 4000" office:value-type="float" office:value="1889.24424288932" calcext:value-type="float">
            <text:p>1889.2442428893</text:p>
          </table:table-cell>
        </table:table-row>
        <table:table-row table:style-name="ro1">
          <table:table-cell office:value-type="float" office:value="13724" calcext:value-type="float">
            <text:p>13724</text:p>
          </table:table-cell>
          <table:table-cell office:value-type="float" office:value="5987" calcext:value-type="float">
            <text:p>5987</text:p>
          </table:table-cell>
          <table:table-cell table:formula="of:= [.A687]/10000" office:value-type="float" office:value="1.3724" calcext:value-type="float">
            <text:p>1.3724</text:p>
          </table:table-cell>
          <table:table-cell table:formula="of:= 1500*([.C687])^4 - 10200*([.C687])^3 + 23010*([.C687])^2 - 17778*([.C687]) + 4000" office:value-type="float" office:value="1895.76166025425" calcext:value-type="float">
            <text:p>1895.7616602543</text:p>
          </table:table-cell>
        </table:table-row>
        <table:table-row table:style-name="ro1">
          <table:table-cell office:value-type="float" office:value="13744" calcext:value-type="float">
            <text:p>13744</text:p>
          </table:table-cell>
          <table:table-cell office:value-type="float" office:value="5993" calcext:value-type="float">
            <text:p>5993</text:p>
          </table:table-cell>
          <table:table-cell table:formula="of:= [.A688]/10000" office:value-type="float" office:value="1.3744" calcext:value-type="float">
            <text:p>1.3744</text:p>
          </table:table-cell>
          <table:table-cell table:formula="of:= 1500*([.C688])^4 - 10200*([.C688])^3 + 23010*([.C688])^2 - 17778*([.C688]) + 4000" office:value-type="float" office:value="1902.2628048339" calcext:value-type="float">
            <text:p>1902.2628048339</text:p>
          </table:table-cell>
        </table:table-row>
        <table:table-row table:style-name="ro1">
          <table:table-cell office:value-type="float" office:value="13764" calcext:value-type="float">
            <text:p>13764</text:p>
          </table:table-cell>
          <table:table-cell office:value-type="float" office:value="6000" calcext:value-type="float">
            <text:p>6000</text:p>
          </table:table-cell>
          <table:table-cell table:formula="of:= [.A689]/10000" office:value-type="float" office:value="1.3764" calcext:value-type="float">
            <text:p>1.3764</text:p>
          </table:table-cell>
          <table:table-cell table:formula="of:= 1500*([.C689])^4 - 10200*([.C689])^3 + 23010*([.C689])^2 - 17778*([.C689]) + 4000" office:value-type="float" office:value="1908.74758256746" calcext:value-type="float">
            <text:p>1908.7475825675</text:p>
          </table:table-cell>
        </table:table-row>
        <table:table-row table:style-name="ro1">
          <table:table-cell office:value-type="float" office:value="13784" calcext:value-type="float">
            <text:p>13784</text:p>
          </table:table-cell>
          <table:table-cell office:value-type="float" office:value="6006" calcext:value-type="float">
            <text:p>6006</text:p>
          </table:table-cell>
          <table:table-cell table:formula="of:= [.A690]/10000" office:value-type="float" office:value="1.3784" calcext:value-type="float">
            <text:p>1.3784</text:p>
          </table:table-cell>
          <table:table-cell table:formula="of:= 1500*([.C690])^4 - 10200*([.C690])^3 + 23010*([.C690])^2 - 17778*([.C690]) + 4000" office:value-type="float" office:value="1915.21589997015" calcext:value-type="float">
            <text:p>1915.2158999702</text:p>
          </table:table-cell>
        </table:table-row>
        <table:table-row table:style-name="ro1">
          <table:table-cell office:value-type="float" office:value="13805" calcext:value-type="float">
            <text:p>13805</text:p>
          </table:table-cell>
          <table:table-cell office:value-type="float" office:value="6013" calcext:value-type="float">
            <text:p>6013</text:p>
          </table:table-cell>
          <table:table-cell table:formula="of:= [.A691]/10000" office:value-type="float" office:value="1.3805" calcext:value-type="float">
            <text:p>1.3805</text:p>
          </table:table-cell>
          <table:table-cell table:formula="of:= 1500*([.C691])^4 - 10200*([.C691])^3 + 23010*([.C691])^2 - 17778*([.C691]) + 4000" office:value-type="float" office:value="1921.98981616009" calcext:value-type="float">
            <text:p>1921.9898161601</text:p>
          </table:table-cell>
        </table:table-row>
        <table:table-row table:style-name="ro1">
          <table:table-cell office:value-type="float" office:value="13825" calcext:value-type="float">
            <text:p>13825</text:p>
          </table:table-cell>
          <table:table-cell office:value-type="float" office:value="6019" calcext:value-type="float">
            <text:p>6019</text:p>
          </table:table-cell>
          <table:table-cell table:formula="of:= [.A692]/10000" office:value-type="float" office:value="1.3825" calcext:value-type="float">
            <text:p>1.3825</text:p>
          </table:table-cell>
          <table:table-cell table:formula="of:= 1500*([.C692])^4 - 10200*([.C692])^3 + 23010*([.C692])^2 - 17778*([.C692]) + 4000" office:value-type="float" office:value="1928.42410005859" calcext:value-type="float">
            <text:p>1928.4241000586</text:p>
          </table:table-cell>
        </table:table-row>
        <table:table-row table:style-name="ro1">
          <table:table-cell office:value-type="float" office:value="13845" calcext:value-type="float">
            <text:p>13845</text:p>
          </table:table-cell>
          <table:table-cell office:value-type="float" office:value="6026" calcext:value-type="float">
            <text:p>6026</text:p>
          </table:table-cell>
          <table:table-cell table:formula="of:= [.A693]/10000" office:value-type="float" office:value="1.3845" calcext:value-type="float">
            <text:p>1.3845</text:p>
          </table:table-cell>
          <table:table-cell table:formula="of:= 1500*([.C693])^4 - 10200*([.C693])^3 + 23010*([.C693])^2 - 17778*([.C693]) + 4000" office:value-type="float" office:value="1934.84164205509" calcext:value-type="float">
            <text:p>1934.8416420551</text:p>
          </table:table-cell>
        </table:table-row>
        <table:table-row table:style-name="ro1">
          <table:table-cell office:value-type="float" office:value="13865" calcext:value-type="float">
            <text:p>13865</text:p>
          </table:table-cell>
          <table:table-cell office:value-type="float" office:value="6032" calcext:value-type="float">
            <text:p>6032</text:p>
          </table:table-cell>
          <table:table-cell table:formula="of:= [.A694]/10000" office:value-type="float" office:value="1.3865" calcext:value-type="float">
            <text:p>1.3865</text:p>
          </table:table-cell>
          <table:table-cell table:formula="of:= 1500*([.C694])^4 - 10200*([.C694])^3 + 23010*([.C694])^2 - 17778*([.C694]) + 4000" office:value-type="float" office:value="1941.2423509976" calcext:value-type="float">
            <text:p>1941.2423509976</text:p>
          </table:table-cell>
        </table:table-row>
        <table:table-row table:style-name="ro1">
          <table:table-cell office:value-type="float" office:value="13885" calcext:value-type="float">
            <text:p>13885</text:p>
          </table:table-cell>
          <table:table-cell office:value-type="float" office:value="6039" calcext:value-type="float">
            <text:p>6039</text:p>
          </table:table-cell>
          <table:table-cell table:formula="of:= [.A695]/10000" office:value-type="float" office:value="1.3885" calcext:value-type="float">
            <text:p>1.3885</text:p>
          </table:table-cell>
          <table:table-cell table:formula="of:= 1500*([.C695])^4 - 10200*([.C695])^3 + 23010*([.C695])^2 - 17778*([.C695]) + 4000" office:value-type="float" office:value="1947.6261363101" calcext:value-type="float">
            <text:p>1947.6261363101</text:p>
          </table:table-cell>
        </table:table-row>
        <table:table-row table:style-name="ro1">
          <table:table-cell office:value-type="float" office:value="13905" calcext:value-type="float">
            <text:p>13905</text:p>
          </table:table-cell>
          <table:table-cell office:value-type="float" office:value="6045" calcext:value-type="float">
            <text:p>6045</text:p>
          </table:table-cell>
          <table:table-cell table:formula="of:= [.A696]/10000" office:value-type="float" office:value="1.3905" calcext:value-type="float">
            <text:p>1.3905</text:p>
          </table:table-cell>
          <table:table-cell table:formula="of:= 1500*([.C696])^4 - 10200*([.C696])^3 + 23010*([.C696])^2 - 17778*([.C696]) + 4000" office:value-type="float" office:value="1953.99290799259" calcext:value-type="float">
            <text:p>1953.9929079926</text:p>
          </table:table-cell>
        </table:table-row>
        <table:table-row table:style-name="ro1">
          <table:table-cell office:value-type="float" office:value="13925" calcext:value-type="float">
            <text:p>13925</text:p>
          </table:table-cell>
          <table:table-cell office:value-type="float" office:value="6051" calcext:value-type="float">
            <text:p>6051</text:p>
          </table:table-cell>
          <table:table-cell table:formula="of:= [.A697]/10000" office:value-type="float" office:value="1.3925" calcext:value-type="float">
            <text:p>1.3925</text:p>
          </table:table-cell>
          <table:table-cell table:formula="of:= 1500*([.C697])^4 - 10200*([.C697])^3 + 23010*([.C697])^2 - 17778*([.C697]) + 4000" office:value-type="float" office:value="1960.34257662109" calcext:value-type="float">
            <text:p>1960.3425766211</text:p>
          </table:table-cell>
        </table:table-row>
        <table:table-row table:style-name="ro1">
          <table:table-cell office:value-type="float" office:value="13945" calcext:value-type="float">
            <text:p>13945</text:p>
          </table:table-cell>
          <table:table-cell office:value-type="float" office:value="6057" calcext:value-type="float">
            <text:p>6057</text:p>
          </table:table-cell>
          <table:table-cell table:formula="of:= [.A698]/10000" office:value-type="float" office:value="1.3945" calcext:value-type="float">
            <text:p>1.3945</text:p>
          </table:table-cell>
          <table:table-cell table:formula="of:= 1500*([.C698])^4 - 10200*([.C698])^3 + 23010*([.C698])^2 - 17778*([.C698]) + 4000" office:value-type="float" office:value="1966.67505334759" calcext:value-type="float">
            <text:p>1966.6750533476</text:p>
          </table:table-cell>
        </table:table-row>
        <table:table-row table:style-name="ro1">
          <table:table-cell office:value-type="float" office:value="13965" calcext:value-type="float">
            <text:p>13965</text:p>
          </table:table-cell>
          <table:table-cell office:value-type="float" office:value="6064" calcext:value-type="float">
            <text:p>6064</text:p>
          </table:table-cell>
          <table:table-cell table:formula="of:= [.A699]/10000" office:value-type="float" office:value="1.3965" calcext:value-type="float">
            <text:p>1.3965</text:p>
          </table:table-cell>
          <table:table-cell table:formula="of:= 1500*([.C699])^4 - 10200*([.C699])^3 + 23010*([.C699])^2 - 17778*([.C699]) + 4000" office:value-type="float" office:value="1972.9902499001" calcext:value-type="float">
            <text:p>1972.9902499001</text:p>
          </table:table-cell>
        </table:table-row>
        <table:table-row table:style-name="ro1">
          <table:table-cell office:value-type="float" office:value="13985" calcext:value-type="float">
            <text:p>13985</text:p>
          </table:table-cell>
          <table:table-cell office:value-type="float" office:value="6069" calcext:value-type="float">
            <text:p>6069</text:p>
          </table:table-cell>
          <table:table-cell table:formula="of:= [.A700]/10000" office:value-type="float" office:value="1.3985" calcext:value-type="float">
            <text:p>1.3985</text:p>
          </table:table-cell>
          <table:table-cell table:formula="of:= 1500*([.C700])^4 - 10200*([.C700])^3 + 23010*([.C700])^2 - 17778*([.C700]) + 4000" office:value-type="float" office:value="1979.28807858259" calcext:value-type="float">
            <text:p>1979.2880785826</text:p>
          </table:table-cell>
        </table:table-row>
        <table:table-row table:style-name="ro1">
          <table:table-cell office:value-type="float" office:value="14005" calcext:value-type="float">
            <text:p>14005</text:p>
          </table:table-cell>
          <table:table-cell office:value-type="float" office:value="6075" calcext:value-type="float">
            <text:p>6075</text:p>
          </table:table-cell>
          <table:table-cell table:formula="of:= [.A701]/10000" office:value-type="float" office:value="1.4005" calcext:value-type="float">
            <text:p>1.4005</text:p>
          </table:table-cell>
          <table:table-cell table:formula="of:= 1500*([.C701])^4 - 10200*([.C701])^3 + 23010*([.C701])^2 - 17778*([.C701]) + 4000" office:value-type="float" office:value="1985.5684522751" calcext:value-type="float">
            <text:p>1985.5684522751</text:p>
          </table:table-cell>
        </table:table-row>
        <table:table-row table:style-name="ro1">
          <table:table-cell office:value-type="float" office:value="14025" calcext:value-type="float">
            <text:p>14025</text:p>
          </table:table-cell>
          <table:table-cell office:value-type="float" office:value="6082" calcext:value-type="float">
            <text:p>6082</text:p>
          </table:table-cell>
          <table:table-cell table:formula="of:= [.A702]/10000" office:value-type="float" office:value="1.4025" calcext:value-type="float">
            <text:p>1.4025</text:p>
          </table:table-cell>
          <table:table-cell table:formula="of:= 1500*([.C702])^4 - 10200*([.C702])^3 + 23010*([.C702])^2 - 17778*([.C702]) + 4000" office:value-type="float" office:value="1991.8312844336" calcext:value-type="float">
            <text:p>1991.8312844336</text:p>
          </table:table-cell>
        </table:table-row>
        <table:table-row table:style-name="ro1">
          <table:table-cell office:value-type="float" office:value="14045" calcext:value-type="float">
            <text:p>14045</text:p>
          </table:table-cell>
          <table:table-cell office:value-type="float" office:value="6088" calcext:value-type="float">
            <text:p>6088</text:p>
          </table:table-cell>
          <table:table-cell table:formula="of:= [.A703]/10000" office:value-type="float" office:value="1.4045" calcext:value-type="float">
            <text:p>1.4045</text:p>
          </table:table-cell>
          <table:table-cell table:formula="of:= 1500*([.C703])^4 - 10200*([.C703])^3 + 23010*([.C703])^2 - 17778*([.C703]) + 4000" office:value-type="float" office:value="1998.0764890901" calcext:value-type="float">
            <text:p>1998.0764890901</text:p>
          </table:table-cell>
        </table:table-row>
        <table:table-row table:style-name="ro1">
          <table:table-cell office:value-type="float" office:value="14065" calcext:value-type="float">
            <text:p>14065</text:p>
          </table:table-cell>
          <table:table-cell office:value-type="float" office:value="6094" calcext:value-type="float">
            <text:p>6094</text:p>
          </table:table-cell>
          <table:table-cell table:formula="of:= [.A704]/10000" office:value-type="float" office:value="1.4065" calcext:value-type="float">
            <text:p>1.4065</text:p>
          </table:table-cell>
          <table:table-cell table:formula="of:= 1500*([.C704])^4 - 10200*([.C704])^3 + 23010*([.C704])^2 - 17778*([.C704]) + 4000" office:value-type="float" office:value="2004.3039808526" calcext:value-type="float">
            <text:p>2004.3039808526</text:p>
          </table:table-cell>
        </table:table-row>
        <table:table-row table:style-name="ro1">
          <table:table-cell office:value-type="float" office:value="14085" calcext:value-type="float">
            <text:p>14085</text:p>
          </table:table-cell>
          <table:table-cell office:value-type="float" office:value="6100" calcext:value-type="float">
            <text:p>6100</text:p>
          </table:table-cell>
          <table:table-cell table:formula="of:= [.A705]/10000" office:value-type="float" office:value="1.4085" calcext:value-type="float">
            <text:p>1.4085</text:p>
          </table:table-cell>
          <table:table-cell table:formula="of:= 1500*([.C705])^4 - 10200*([.C705])^3 + 23010*([.C705])^2 - 17778*([.C705]) + 4000" office:value-type="float" office:value="2010.51367490509" calcext:value-type="float">
            <text:p>2010.5136749051</text:p>
          </table:table-cell>
        </table:table-row>
        <table:table-row table:style-name="ro1">
          <table:table-cell office:value-type="float" office:value="14105" calcext:value-type="float">
            <text:p>14105</text:p>
          </table:table-cell>
          <table:table-cell office:value-type="float" office:value="6107" calcext:value-type="float">
            <text:p>6107</text:p>
          </table:table-cell>
          <table:table-cell table:formula="of:= [.A706]/10000" office:value-type="float" office:value="1.4105" calcext:value-type="float">
            <text:p>1.4105</text:p>
          </table:table-cell>
          <table:table-cell table:formula="of:= 1500*([.C706])^4 - 10200*([.C706])^3 + 23010*([.C706])^2 - 17778*([.C706]) + 4000" office:value-type="float" office:value="2016.70548700759" calcext:value-type="float">
            <text:p>2016.7054870076</text:p>
          </table:table-cell>
        </table:table-row>
        <table:table-row table:style-name="ro1">
          <table:table-cell office:value-type="float" office:value="14125" calcext:value-type="float">
            <text:p>14125</text:p>
          </table:table-cell>
          <table:table-cell office:value-type="float" office:value="6113" calcext:value-type="float">
            <text:p>6113</text:p>
          </table:table-cell>
          <table:table-cell table:formula="of:= [.A707]/10000" office:value-type="float" office:value="1.4125" calcext:value-type="float">
            <text:p>1.4125</text:p>
          </table:table-cell>
          <table:table-cell table:formula="of:= 1500*([.C707])^4 - 10200*([.C707])^3 + 23010*([.C707])^2 - 17778*([.C707]) + 4000" office:value-type="float" office:value="2022.87933349609" calcext:value-type="float">
            <text:p>2022.8793334961</text:p>
          </table:table-cell>
        </table:table-row>
        <table:table-row table:style-name="ro1">
          <table:table-cell office:value-type="float" office:value="14145" calcext:value-type="float">
            <text:p>14145</text:p>
          </table:table-cell>
          <table:table-cell office:value-type="float" office:value="6119" calcext:value-type="float">
            <text:p>6119</text:p>
          </table:table-cell>
          <table:table-cell table:formula="of:= [.A708]/10000" office:value-type="float" office:value="1.4145" calcext:value-type="float">
            <text:p>1.4145</text:p>
          </table:table-cell>
          <table:table-cell table:formula="of:= 1500*([.C708])^4 - 10200*([.C708])^3 + 23010*([.C708])^2 - 17778*([.C708]) + 4000" office:value-type="float" office:value="2029.03513128259" calcext:value-type="float">
            <text:p>2029.0351312826</text:p>
          </table:table-cell>
        </table:table-row>
        <table:table-row table:style-name="ro1">
          <table:table-cell office:value-type="float" office:value="14165" calcext:value-type="float">
            <text:p>14165</text:p>
          </table:table-cell>
          <table:table-cell office:value-type="float" office:value="6125" calcext:value-type="float">
            <text:p>6125</text:p>
          </table:table-cell>
          <table:table-cell table:formula="of:= [.A709]/10000" office:value-type="float" office:value="1.4165" calcext:value-type="float">
            <text:p>1.4165</text:p>
          </table:table-cell>
          <table:table-cell table:formula="of:= 1500*([.C709])^4 - 10200*([.C709])^3 + 23010*([.C709])^2 - 17778*([.C709]) + 4000" office:value-type="float" office:value="2035.1727978551" calcext:value-type="float">
            <text:p>2035.1727978551</text:p>
          </table:table-cell>
        </table:table-row>
        <table:table-row table:style-name="ro1">
          <table:table-cell office:value-type="float" office:value="14185" calcext:value-type="float">
            <text:p>14185</text:p>
          </table:table-cell>
          <table:table-cell office:value-type="float" office:value="6131" calcext:value-type="float">
            <text:p>6131</text:p>
          </table:table-cell>
          <table:table-cell table:formula="of:= [.A710]/10000" office:value-type="float" office:value="1.4185" calcext:value-type="float">
            <text:p>1.4185</text:p>
          </table:table-cell>
          <table:table-cell table:formula="of:= 1500*([.C710])^4 - 10200*([.C710])^3 + 23010*([.C710])^2 - 17778*([.C710]) + 4000" office:value-type="float" office:value="2041.29225127759" calcext:value-type="float">
            <text:p>2041.2922512776</text:p>
          </table:table-cell>
        </table:table-row>
        <table:table-row table:style-name="ro1">
          <table:table-cell office:value-type="float" office:value="14205" calcext:value-type="float">
            <text:p>14205</text:p>
          </table:table-cell>
          <table:table-cell office:value-type="float" office:value="6137" calcext:value-type="float">
            <text:p>6137</text:p>
          </table:table-cell>
          <table:table-cell table:formula="of:= [.A711]/10000" office:value-type="float" office:value="1.4205" calcext:value-type="float">
            <text:p>1.4205</text:p>
          </table:table-cell>
          <table:table-cell table:formula="of:= 1500*([.C711])^4 - 10200*([.C711])^3 + 23010*([.C711])^2 - 17778*([.C711]) + 4000" office:value-type="float" office:value="2047.39341019009" calcext:value-type="float">
            <text:p>2047.3934101901</text:p>
          </table:table-cell>
        </table:table-row>
        <table:table-row table:style-name="ro1">
          <table:table-cell office:value-type="float" office:value="14225" calcext:value-type="float">
            <text:p>14225</text:p>
          </table:table-cell>
          <table:table-cell office:value-type="float" office:value="6142" calcext:value-type="float">
            <text:p>6142</text:p>
          </table:table-cell>
          <table:table-cell table:formula="of:= [.A712]/10000" office:value-type="float" office:value="1.4225" calcext:value-type="float">
            <text:p>1.4225</text:p>
          </table:table-cell>
          <table:table-cell table:formula="of:= 1500*([.C712])^4 - 10200*([.C712])^3 + 23010*([.C712])^2 - 17778*([.C712]) + 4000" office:value-type="float" office:value="2053.47619380859" calcext:value-type="float">
            <text:p>2053.4761938086</text:p>
          </table:table-cell>
        </table:table-row>
        <table:table-row table:style-name="ro1">
          <table:table-cell office:value-type="float" office:value="14245" calcext:value-type="float">
            <text:p>14245</text:p>
          </table:table-cell>
          <table:table-cell office:value-type="float" office:value="6149" calcext:value-type="float">
            <text:p>6149</text:p>
          </table:table-cell>
          <table:table-cell table:formula="of:= [.A713]/10000" office:value-type="float" office:value="1.4245" calcext:value-type="float">
            <text:p>1.4245</text:p>
          </table:table-cell>
          <table:table-cell table:formula="of:= 1500*([.C713])^4 - 10200*([.C713])^3 + 23010*([.C713])^2 - 17778*([.C713]) + 4000" office:value-type="float" office:value="2059.54052192509" calcext:value-type="float">
            <text:p>2059.5405219251</text:p>
          </table:table-cell>
        </table:table-row>
        <table:table-row table:style-name="ro1">
          <table:table-cell office:value-type="float" office:value="14265" calcext:value-type="float">
            <text:p>14265</text:p>
          </table:table-cell>
          <table:table-cell office:value-type="float" office:value="6156" calcext:value-type="float">
            <text:p>6156</text:p>
          </table:table-cell>
          <table:table-cell table:formula="of:= [.A714]/10000" office:value-type="float" office:value="1.4265" calcext:value-type="float">
            <text:p>1.4265</text:p>
          </table:table-cell>
          <table:table-cell table:formula="of:= 1500*([.C714])^4 - 10200*([.C714])^3 + 23010*([.C714])^2 - 17778*([.C714]) + 4000" office:value-type="float" office:value="2065.5863149076" calcext:value-type="float">
            <text:p>2065.5863149076</text:p>
          </table:table-cell>
        </table:table-row>
        <table:table-row table:style-name="ro1">
          <table:table-cell office:value-type="float" office:value="14285" calcext:value-type="float">
            <text:p>14285</text:p>
          </table:table-cell>
          <table:table-cell office:value-type="float" office:value="6161" calcext:value-type="float">
            <text:p>6161</text:p>
          </table:table-cell>
          <table:table-cell table:formula="of:= [.A715]/10000" office:value-type="float" office:value="1.4285" calcext:value-type="float">
            <text:p>1.4285</text:p>
          </table:table-cell>
          <table:table-cell table:formula="of:= 1500*([.C715])^4 - 10200*([.C715])^3 + 23010*([.C715])^2 - 17778*([.C715]) + 4000" office:value-type="float" office:value="2071.61349370009" calcext:value-type="float">
            <text:p>2071.6134937001</text:p>
          </table:table-cell>
        </table:table-row>
        <table:table-row table:style-name="ro1">
          <table:table-cell office:value-type="float" office:value="14305" calcext:value-type="float">
            <text:p>14305</text:p>
          </table:table-cell>
          <table:table-cell office:value-type="float" office:value="6168" calcext:value-type="float">
            <text:p>6168</text:p>
          </table:table-cell>
          <table:table-cell table:formula="of:= [.A716]/10000" office:value-type="float" office:value="1.4305" calcext:value-type="float">
            <text:p>1.4305</text:p>
          </table:table-cell>
          <table:table-cell table:formula="of:= 1500*([.C716])^4 - 10200*([.C716])^3 + 23010*([.C716])^2 - 17778*([.C716]) + 4000" office:value-type="float" office:value="2077.6219798226" calcext:value-type="float">
            <text:p>2077.6219798226</text:p>
          </table:table-cell>
        </table:table-row>
        <table:table-row table:style-name="ro1">
          <table:table-cell office:value-type="float" office:value="14325" calcext:value-type="float">
            <text:p>14325</text:p>
          </table:table-cell>
          <table:table-cell office:value-type="float" office:value="6173" calcext:value-type="float">
            <text:p>6173</text:p>
          </table:table-cell>
          <table:table-cell table:formula="of:= [.A717]/10000" office:value-type="float" office:value="1.4325" calcext:value-type="float">
            <text:p>1.4325</text:p>
          </table:table-cell>
          <table:table-cell table:formula="of:= 1500*([.C717])^4 - 10200*([.C717])^3 + 23010*([.C717])^2 - 17778*([.C717]) + 4000" office:value-type="float" office:value="2083.6116953711" calcext:value-type="float">
            <text:p>2083.6116953711</text:p>
          </table:table-cell>
        </table:table-row>
        <table:table-row table:style-name="ro1">
          <table:table-cell office:value-type="float" office:value="14345" calcext:value-type="float">
            <text:p>14345</text:p>
          </table:table-cell>
          <table:table-cell office:value-type="float" office:value="6179" calcext:value-type="float">
            <text:p>6179</text:p>
          </table:table-cell>
          <table:table-cell table:formula="of:= [.A718]/10000" office:value-type="float" office:value="1.4345" calcext:value-type="float">
            <text:p>1.4345</text:p>
          </table:table-cell>
          <table:table-cell table:formula="of:= 1500*([.C718])^4 - 10200*([.C718])^3 + 23010*([.C718])^2 - 17778*([.C718]) + 4000" office:value-type="float" office:value="2089.5825630176" calcext:value-type="float">
            <text:p>2089.5825630176</text:p>
          </table:table-cell>
        </table:table-row>
        <table:table-row table:style-name="ro1">
          <table:table-cell office:value-type="float" office:value="14365" calcext:value-type="float">
            <text:p>14365</text:p>
          </table:table-cell>
          <table:table-cell office:value-type="float" office:value="6185" calcext:value-type="float">
            <text:p>6185</text:p>
          </table:table-cell>
          <table:table-cell table:formula="of:= [.A719]/10000" office:value-type="float" office:value="1.4365" calcext:value-type="float">
            <text:p>1.4365</text:p>
          </table:table-cell>
          <table:table-cell table:formula="of:= 1500*([.C719])^4 - 10200*([.C719])^3 + 23010*([.C719])^2 - 17778*([.C719]) + 4000" office:value-type="float" office:value="2095.5345060101" calcext:value-type="float">
            <text:p>2095.5345060101</text:p>
          </table:table-cell>
        </table:table-row>
        <table:table-row table:style-name="ro1">
          <table:table-cell office:value-type="float" office:value="14385" calcext:value-type="float">
            <text:p>14385</text:p>
          </table:table-cell>
          <table:table-cell office:value-type="float" office:value="6190" calcext:value-type="float">
            <text:p>6190</text:p>
          </table:table-cell>
          <table:table-cell table:formula="of:= [.A720]/10000" office:value-type="float" office:value="1.4385" calcext:value-type="float">
            <text:p>1.4385</text:p>
          </table:table-cell>
          <table:table-cell table:formula="of:= 1500*([.C720])^4 - 10200*([.C720])^3 + 23010*([.C720])^2 - 17778*([.C720]) + 4000" office:value-type="float" office:value="2101.4674481726" calcext:value-type="float">
            <text:p>2101.4674481726</text:p>
          </table:table-cell>
        </table:table-row>
        <table:table-row table:style-name="ro1">
          <table:table-cell office:value-type="float" office:value="14405" calcext:value-type="float">
            <text:p>14405</text:p>
          </table:table-cell>
          <table:table-cell office:value-type="float" office:value="6197" calcext:value-type="float">
            <text:p>6197</text:p>
          </table:table-cell>
          <table:table-cell table:formula="of:= [.A721]/10000" office:value-type="float" office:value="1.4405" calcext:value-type="float">
            <text:p>1.4405</text:p>
          </table:table-cell>
          <table:table-cell table:formula="of:= 1500*([.C721])^4 - 10200*([.C721])^3 + 23010*([.C721])^2 - 17778*([.C721]) + 4000" office:value-type="float" office:value="2107.3813139051" calcext:value-type="float">
            <text:p>2107.3813139051</text:p>
          </table:table-cell>
        </table:table-row>
        <table:table-row table:style-name="ro1">
          <table:table-cell office:value-type="float" office:value="14425" calcext:value-type="float">
            <text:p>14425</text:p>
          </table:table-cell>
          <table:table-cell office:value-type="float" office:value="6203" calcext:value-type="float">
            <text:p>6203</text:p>
          </table:table-cell>
          <table:table-cell table:formula="of:= [.A722]/10000" office:value-type="float" office:value="1.4425" calcext:value-type="float">
            <text:p>1.4425</text:p>
          </table:table-cell>
          <table:table-cell table:formula="of:= 1500*([.C722])^4 - 10200*([.C722])^3 + 23010*([.C722])^2 - 17778*([.C722]) + 4000" office:value-type="float" office:value="2113.27602818359" calcext:value-type="float">
            <text:p>2113.2760281836</text:p>
          </table:table-cell>
        </table:table-row>
        <table:table-row table:style-name="ro1">
          <table:table-cell office:value-type="float" office:value="14445" calcext:value-type="float">
            <text:p>14445</text:p>
          </table:table-cell>
          <table:table-cell office:value-type="float" office:value="6208" calcext:value-type="float">
            <text:p>6208</text:p>
          </table:table-cell>
          <table:table-cell table:formula="of:= [.A723]/10000" office:value-type="float" office:value="1.4445" calcext:value-type="float">
            <text:p>1.4445</text:p>
          </table:table-cell>
          <table:table-cell table:formula="of:= 1500*([.C723])^4 - 10200*([.C723])^3 + 23010*([.C723])^2 - 17778*([.C723]) + 4000" office:value-type="float" office:value="2119.1515165601" calcext:value-type="float">
            <text:p>2119.1515165601</text:p>
          </table:table-cell>
        </table:table-row>
        <table:table-row table:style-name="ro1">
          <table:table-cell office:value-type="float" office:value="14465" calcext:value-type="float">
            <text:p>14465</text:p>
          </table:table-cell>
          <table:table-cell office:value-type="float" office:value="6214" calcext:value-type="float">
            <text:p>6214</text:p>
          </table:table-cell>
          <table:table-cell table:formula="of:= [.A724]/10000" office:value-type="float" office:value="1.4465" calcext:value-type="float">
            <text:p>1.4465</text:p>
          </table:table-cell>
          <table:table-cell table:formula="of:= 1500*([.C724])^4 - 10200*([.C724])^3 + 23010*([.C724])^2 - 17778*([.C724]) + 4000" office:value-type="float" office:value="2125.0077051626" calcext:value-type="float">
            <text:p>2125.0077051626</text:p>
          </table:table-cell>
        </table:table-row>
        <table:table-row table:style-name="ro1">
          <table:table-cell office:value-type="float" office:value="14485" calcext:value-type="float">
            <text:p>14485</text:p>
          </table:table-cell>
          <table:table-cell office:value-type="float" office:value="6219" calcext:value-type="float">
            <text:p>6219</text:p>
          </table:table-cell>
          <table:table-cell table:formula="of:= [.A725]/10000" office:value-type="float" office:value="1.4485" calcext:value-type="float">
            <text:p>1.4485</text:p>
          </table:table-cell>
          <table:table-cell table:formula="of:= 1500*([.C725])^4 - 10200*([.C725])^3 + 23010*([.C725])^2 - 17778*([.C725]) + 4000" office:value-type="float" office:value="2130.8445206951" calcext:value-type="float">
            <text:p>2130.8445206951</text:p>
          </table:table-cell>
        </table:table-row>
        <table:table-row table:style-name="ro1">
          <table:table-cell office:value-type="float" office:value="14505" calcext:value-type="float">
            <text:p>14505</text:p>
          </table:table-cell>
          <table:table-cell office:value-type="float" office:value="6225" calcext:value-type="float">
            <text:p>6225</text:p>
          </table:table-cell>
          <table:table-cell table:formula="of:= [.A726]/10000" office:value-type="float" office:value="1.4505" calcext:value-type="float">
            <text:p>1.4505</text:p>
          </table:table-cell>
          <table:table-cell table:formula="of:= 1500*([.C726])^4 - 10200*([.C726])^3 + 23010*([.C726])^2 - 17778*([.C726]) + 4000" office:value-type="float" office:value="2136.66189043759" calcext:value-type="float">
            <text:p>2136.6618904376</text:p>
          </table:table-cell>
        </table:table-row>
        <table:table-row table:style-name="ro1">
          <table:table-cell office:value-type="float" office:value="14525" calcext:value-type="float">
            <text:p>14525</text:p>
          </table:table-cell>
          <table:table-cell office:value-type="float" office:value="6231" calcext:value-type="float">
            <text:p>6231</text:p>
          </table:table-cell>
          <table:table-cell table:formula="of:= [.A727]/10000" office:value-type="float" office:value="1.4525" calcext:value-type="float">
            <text:p>1.4525</text:p>
          </table:table-cell>
          <table:table-cell table:formula="of:= 1500*([.C727])^4 - 10200*([.C727])^3 + 23010*([.C727])^2 - 17778*([.C727]) + 4000" office:value-type="float" office:value="2142.45974224609" calcext:value-type="float">
            <text:p>2142.4597422461</text:p>
          </table:table-cell>
        </table:table-row>
        <table:table-row table:style-name="ro1">
          <table:table-cell office:value-type="float" office:value="14545" calcext:value-type="float">
            <text:p>14545</text:p>
          </table:table-cell>
          <table:table-cell office:value-type="float" office:value="6237" calcext:value-type="float">
            <text:p>6237</text:p>
          </table:table-cell>
          <table:table-cell table:formula="of:= [.A728]/10000" office:value-type="float" office:value="1.4545" calcext:value-type="float">
            <text:p>1.4545</text:p>
          </table:table-cell>
          <table:table-cell table:formula="of:= 1500*([.C728])^4 - 10200*([.C728])^3 + 23010*([.C728])^2 - 17778*([.C728]) + 4000" office:value-type="float" office:value="2148.2380045526" calcext:value-type="float">
            <text:p>2148.2380045526</text:p>
          </table:table-cell>
        </table:table-row>
        <table:table-row table:style-name="ro1">
          <table:table-cell office:value-type="float" office:value="14565" calcext:value-type="float">
            <text:p>14565</text:p>
          </table:table-cell>
          <table:table-cell office:value-type="float" office:value="6243" calcext:value-type="float">
            <text:p>6243</text:p>
          </table:table-cell>
          <table:table-cell table:formula="of:= [.A729]/10000" office:value-type="float" office:value="1.4565" calcext:value-type="float">
            <text:p>1.4565</text:p>
          </table:table-cell>
          <table:table-cell table:formula="of:= 1500*([.C729])^4 - 10200*([.C729])^3 + 23010*([.C729])^2 - 17778*([.C729]) + 4000" office:value-type="float" office:value="2153.99660636509" calcext:value-type="float">
            <text:p>2153.9966063651</text:p>
          </table:table-cell>
        </table:table-row>
        <table:table-row table:style-name="ro1">
          <table:table-cell office:value-type="float" office:value="14585" calcext:value-type="float">
            <text:p>14585</text:p>
          </table:table-cell>
          <table:table-cell office:value-type="float" office:value="6248" calcext:value-type="float">
            <text:p>6248</text:p>
          </table:table-cell>
          <table:table-cell table:formula="of:= [.A730]/10000" office:value-type="float" office:value="1.4585" calcext:value-type="float">
            <text:p>1.4585</text:p>
          </table:table-cell>
          <table:table-cell table:formula="of:= 1500*([.C730])^4 - 10200*([.C730])^3 + 23010*([.C730])^2 - 17778*([.C730]) + 4000" office:value-type="float" office:value="2159.73547726759" calcext:value-type="float">
            <text:p>2159.7354772676</text:p>
          </table:table-cell>
        </table:table-row>
        <table:table-row table:style-name="ro1">
          <table:table-cell office:value-type="float" office:value="14605" calcext:value-type="float">
            <text:p>14605</text:p>
          </table:table-cell>
          <table:table-cell office:value-type="float" office:value="6254" calcext:value-type="float">
            <text:p>6254</text:p>
          </table:table-cell>
          <table:table-cell table:formula="of:= [.A731]/10000" office:value-type="float" office:value="1.4605" calcext:value-type="float">
            <text:p>1.4605</text:p>
          </table:table-cell>
          <table:table-cell table:formula="of:= 1500*([.C731])^4 - 10200*([.C731])^3 + 23010*([.C731])^2 - 17778*([.C731]) + 4000" office:value-type="float" office:value="2165.45454742009" calcext:value-type="float">
            <text:p>2165.4545474201</text:p>
          </table:table-cell>
        </table:table-row>
        <table:table-row table:style-name="ro1">
          <table:table-cell office:value-type="float" office:value="14625" calcext:value-type="float">
            <text:p>14625</text:p>
          </table:table-cell>
          <table:table-cell office:value-type="float" office:value="6260" calcext:value-type="float">
            <text:p>6260</text:p>
          </table:table-cell>
          <table:table-cell table:formula="of:= [.A732]/10000" office:value-type="float" office:value="1.4625" calcext:value-type="float">
            <text:p>1.4625</text:p>
          </table:table-cell>
          <table:table-cell table:formula="of:= 1500*([.C732])^4 - 10200*([.C732])^3 + 23010*([.C732])^2 - 17778*([.C732]) + 4000" office:value-type="float" office:value="2171.1537475586" calcext:value-type="float">
            <text:p>2171.1537475586</text:p>
          </table:table-cell>
        </table:table-row>
        <table:table-row table:style-name="ro1">
          <table:table-cell office:value-type="float" office:value="14645" calcext:value-type="float">
            <text:p>14645</text:p>
          </table:table-cell>
          <table:table-cell office:value-type="float" office:value="6265" calcext:value-type="float">
            <text:p>6265</text:p>
          </table:table-cell>
          <table:table-cell table:formula="of:= [.A733]/10000" office:value-type="float" office:value="1.4645" calcext:value-type="float">
            <text:p>1.4645</text:p>
          </table:table-cell>
          <table:table-cell table:formula="of:= 1500*([.C733])^4 - 10200*([.C733])^3 + 23010*([.C733])^2 - 17778*([.C733]) + 4000" office:value-type="float" office:value="2176.83300899509" calcext:value-type="float">
            <text:p>2176.8330089951</text:p>
          </table:table-cell>
        </table:table-row>
        <table:table-row table:style-name="ro1">
          <table:table-cell office:value-type="float" office:value="14665" calcext:value-type="float">
            <text:p>14665</text:p>
          </table:table-cell>
          <table:table-cell office:value-type="float" office:value="6271" calcext:value-type="float">
            <text:p>6271</text:p>
          </table:table-cell>
          <table:table-cell table:formula="of:= [.A734]/10000" office:value-type="float" office:value="1.4665" calcext:value-type="float">
            <text:p>1.4665</text:p>
          </table:table-cell>
          <table:table-cell table:formula="of:= 1500*([.C734])^4 - 10200*([.C734])^3 + 23010*([.C734])^2 - 17778*([.C734]) + 4000" office:value-type="float" office:value="2182.49226361759" calcext:value-type="float">
            <text:p>2182.4922636176</text:p>
          </table:table-cell>
        </table:table-row>
        <table:table-row table:style-name="ro1">
          <table:table-cell office:value-type="float" office:value="14685" calcext:value-type="float">
            <text:p>14685</text:p>
          </table:table-cell>
          <table:table-cell office:value-type="float" office:value="6276" calcext:value-type="float">
            <text:p>6276</text:p>
          </table:table-cell>
          <table:table-cell table:formula="of:= [.A735]/10000" office:value-type="float" office:value="1.4685" calcext:value-type="float">
            <text:p>1.4685</text:p>
          </table:table-cell>
          <table:table-cell table:formula="of:= 1500*([.C735])^4 - 10200*([.C735])^3 + 23010*([.C735])^2 - 17778*([.C735]) + 4000" office:value-type="float" office:value="2188.1314438901" calcext:value-type="float">
            <text:p>2188.1314438901</text:p>
          </table:table-cell>
        </table:table-row>
        <table:table-row table:style-name="ro1">
          <table:table-cell office:value-type="float" office:value="14705" calcext:value-type="float">
            <text:p>14705</text:p>
          </table:table-cell>
          <table:table-cell office:value-type="float" office:value="6282" calcext:value-type="float">
            <text:p>6282</text:p>
          </table:table-cell>
          <table:table-cell table:formula="of:= [.A736]/10000" office:value-type="float" office:value="1.4705" calcext:value-type="float">
            <text:p>1.4705</text:p>
          </table:table-cell>
          <table:table-cell table:formula="of:= 1500*([.C736])^4 - 10200*([.C736])^3 + 23010*([.C736])^2 - 17778*([.C736]) + 4000" office:value-type="float" office:value="2193.7504828526" calcext:value-type="float">
            <text:p>2193.7504828526</text:p>
          </table:table-cell>
        </table:table-row>
        <table:table-row table:style-name="ro1">
          <table:table-cell office:value-type="float" office:value="14725" calcext:value-type="float">
            <text:p>14725</text:p>
          </table:table-cell>
          <table:table-cell office:value-type="float" office:value="6287" calcext:value-type="float">
            <text:p>6287</text:p>
          </table:table-cell>
          <table:table-cell table:formula="of:= [.A737]/10000" office:value-type="float" office:value="1.4725" calcext:value-type="float">
            <text:p>1.4725</text:p>
          </table:table-cell>
          <table:table-cell table:formula="of:= 1500*([.C737])^4 - 10200*([.C737])^3 + 23010*([.C737])^2 - 17778*([.C737]) + 4000" office:value-type="float" office:value="2199.34931412109" calcext:value-type="float">
            <text:p>2199.3493141211</text:p>
          </table:table-cell>
        </table:table-row>
        <table:table-row table:style-name="ro1">
          <table:table-cell office:value-type="float" office:value="14745" calcext:value-type="float">
            <text:p>14745</text:p>
          </table:table-cell>
          <table:table-cell office:value-type="float" office:value="6293" calcext:value-type="float">
            <text:p>6293</text:p>
          </table:table-cell>
          <table:table-cell table:formula="of:= [.A738]/10000" office:value-type="float" office:value="1.4745" calcext:value-type="float">
            <text:p>1.4745</text:p>
          </table:table-cell>
          <table:table-cell table:formula="of:= 1500*([.C738])^4 - 10200*([.C738])^3 + 23010*([.C738])^2 - 17778*([.C738]) + 4000" office:value-type="float" office:value="2204.92787188759" calcext:value-type="float">
            <text:p>2204.9278718876</text:p>
          </table:table-cell>
        </table:table-row>
        <table:table-row table:style-name="ro1">
          <table:table-cell office:value-type="float" office:value="14765" calcext:value-type="float">
            <text:p>14765</text:p>
          </table:table-cell>
          <table:table-cell office:value-type="float" office:value="6298" calcext:value-type="float">
            <text:p>6298</text:p>
          </table:table-cell>
          <table:table-cell table:formula="of:= [.A739]/10000" office:value-type="float" office:value="1.4765" calcext:value-type="float">
            <text:p>1.4765</text:p>
          </table:table-cell>
          <table:table-cell table:formula="of:= 1500*([.C739])^4 - 10200*([.C739])^3 + 23010*([.C739])^2 - 17778*([.C739]) + 4000" office:value-type="float" office:value="2210.48609092009" calcext:value-type="float">
            <text:p>2210.4860909201</text:p>
          </table:table-cell>
        </table:table-row>
        <table:table-row table:style-name="ro1">
          <table:table-cell office:value-type="float" office:value="14786" calcext:value-type="float">
            <text:p>14786</text:p>
          </table:table-cell>
          <table:table-cell office:value-type="float" office:value="6304" calcext:value-type="float">
            <text:p>6304</text:p>
          </table:table-cell>
          <table:table-cell table:formula="of:= [.A740]/10000" office:value-type="float" office:value="1.4786" calcext:value-type="float">
            <text:p>1.4786</text:p>
          </table:table-cell>
          <table:table-cell table:formula="of:= 1500*([.C740])^4 - 10200*([.C740])^3 + 23010*([.C740])^2 - 17778*([.C740]) + 4000" office:value-type="float" office:value="2216.30026060384" calcext:value-type="float">
            <text:p>2216.3002606039</text:p>
          </table:table-cell>
        </table:table-row>
        <table:table-row table:style-name="ro1">
          <table:table-cell office:value-type="float" office:value="14805" calcext:value-type="float">
            <text:p>14805</text:p>
          </table:table-cell>
          <table:table-cell office:value-type="float" office:value="6309" calcext:value-type="float">
            <text:p>6309</text:p>
          </table:table-cell>
          <table:table-cell table:formula="of:= [.A741]/10000" office:value-type="float" office:value="1.4805" calcext:value-type="float">
            <text:p>1.4805</text:p>
          </table:table-cell>
          <table:table-cell table:formula="of:= 1500*([.C741])^4 - 10200*([.C741])^3 + 23010*([.C741])^2 - 17778*([.C741]) + 4000" office:value-type="float" office:value="2221.54125473509" calcext:value-type="float">
            <text:p>2221.5412547351</text:p>
          </table:table-cell>
        </table:table-row>
        <table:table-row table:style-name="ro1">
          <table:table-cell office:value-type="float" office:value="14825" calcext:value-type="float">
            <text:p>14825</text:p>
          </table:table-cell>
          <table:table-cell office:value-type="float" office:value="6315" calcext:value-type="float">
            <text:p>6315</text:p>
          </table:table-cell>
          <table:table-cell table:formula="of:= [.A742]/10000" office:value-type="float" office:value="1.4825" calcext:value-type="float">
            <text:p>1.4825</text:p>
          </table:table-cell>
          <table:table-cell table:formula="of:= 1500*([.C742])^4 - 10200*([.C742])^3 + 23010*([.C742])^2 - 17778*([.C742]) + 4000" office:value-type="float" office:value="2227.0380719336" calcext:value-type="float">
            <text:p>2227.0380719336</text:p>
          </table:table-cell>
        </table:table-row>
        <table:table-row table:style-name="ro1">
          <table:table-cell office:value-type="float" office:value="14846" calcext:value-type="float">
            <text:p>14846</text:p>
          </table:table-cell>
          <table:table-cell office:value-type="float" office:value="6320" calcext:value-type="float">
            <text:p>6320</text:p>
          </table:table-cell>
          <table:table-cell table:formula="of:= [.A743]/10000" office:value-type="float" office:value="1.4846" calcext:value-type="float">
            <text:p>1.4846</text:p>
          </table:table-cell>
          <table:table-cell table:formula="of:= 1500*([.C743])^4 - 10200*([.C743])^3 + 23010*([.C743])^2 - 17778*([.C743]) + 4000" office:value-type="float" office:value="2232.7875646841" calcext:value-type="float">
            <text:p>2232.7875646841</text:p>
          </table:table-cell>
        </table:table-row>
        <table:table-row table:style-name="ro1">
          <table:table-cell office:value-type="float" office:value="14866" calcext:value-type="float">
            <text:p>14866</text:p>
          </table:table-cell>
          <table:table-cell office:value-type="float" office:value="6325" calcext:value-type="float">
            <text:p>6325</text:p>
          </table:table-cell>
          <table:table-cell table:formula="of:= [.A744]/10000" office:value-type="float" office:value="1.4866" calcext:value-type="float">
            <text:p>1.4866</text:p>
          </table:table-cell>
          <table:table-cell table:formula="of:= 1500*([.C744])^4 - 10200*([.C744])^3 + 23010*([.C744])^2 - 17778*([.C744]) + 4000" office:value-type="float" office:value="2238.24209728749" calcext:value-type="float">
            <text:p>2238.2420972875</text:p>
          </table:table-cell>
        </table:table-row>
        <table:table-row table:style-name="ro1">
          <table:table-cell office:value-type="float" office:value="14886" calcext:value-type="float">
            <text:p>14886</text:p>
          </table:table-cell>
          <table:table-cell office:value-type="float" office:value="6331" calcext:value-type="float">
            <text:p>6331</text:p>
          </table:table-cell>
          <table:table-cell table:formula="of:= [.A745]/10000" office:value-type="float" office:value="1.4886" calcext:value-type="float">
            <text:p>1.4886</text:p>
          </table:table-cell>
          <table:table-cell table:formula="of:= 1500*([.C745])^4 - 10200*([.C745])^3 + 23010*([.C745])^2 - 17778*([.C745]) + 4000" office:value-type="float" office:value="2243.6759087872" calcext:value-type="float">
            <text:p>2243.6759087872</text:p>
          </table:table-cell>
        </table:table-row>
        <table:table-row table:style-name="ro1">
          <table:table-cell office:value-type="float" office:value="14906" calcext:value-type="float">
            <text:p>14906</text:p>
          </table:table-cell>
          <table:table-cell office:value-type="float" office:value="6337" calcext:value-type="float">
            <text:p>6337</text:p>
          </table:table-cell>
          <table:table-cell table:formula="of:= [.A746]/10000" office:value-type="float" office:value="1.4906" calcext:value-type="float">
            <text:p>1.4906</text:p>
          </table:table-cell>
          <table:table-cell table:formula="of:= 1500*([.C746])^4 - 10200*([.C746])^3 + 23010*([.C746])^2 - 17778*([.C746]) + 4000" office:value-type="float" office:value="2249.08893801204" calcext:value-type="float">
            <text:p>2249.0889380121</text:p>
          </table:table-cell>
        </table:table-row>
        <table:table-row table:style-name="ro1">
          <table:table-cell office:value-type="float" office:value="14926" calcext:value-type="float">
            <text:p>14926</text:p>
          </table:table-cell>
          <table:table-cell office:value-type="float" office:value="6342" calcext:value-type="float">
            <text:p>6342</text:p>
          </table:table-cell>
          <table:table-cell table:formula="of:= [.A747]/10000" office:value-type="float" office:value="1.4926" calcext:value-type="float">
            <text:p>1.4926</text:p>
          </table:table-cell>
          <table:table-cell table:formula="of:= 1500*([.C747])^4 - 10200*([.C747])^3 + 23010*([.C747])^2 - 17778*([.C747]) + 4000" office:value-type="float" office:value="2254.48112436679" calcext:value-type="float">
            <text:p>2254.4811243668</text:p>
          </table:table-cell>
        </table:table-row>
        <table:table-row table:style-name="ro1">
          <table:table-cell office:value-type="float" office:value="14946" calcext:value-type="float">
            <text:p>14946</text:p>
          </table:table-cell>
          <table:table-cell office:value-type="float" office:value="6347" calcext:value-type="float">
            <text:p>6347</text:p>
          </table:table-cell>
          <table:table-cell table:formula="of:= [.A748]/10000" office:value-type="float" office:value="1.4946" calcext:value-type="float">
            <text:p>1.4946</text:p>
          </table:table-cell>
          <table:table-cell table:formula="of:= 1500*([.C748])^4 - 10200*([.C748])^3 + 23010*([.C748])^2 - 17778*([.C748]) + 4000" office:value-type="float" office:value="2259.85240783227" calcext:value-type="float">
            <text:p>2259.8524078323</text:p>
          </table:table-cell>
        </table:table-row>
        <table:table-row table:style-name="ro1">
          <table:table-cell office:value-type="float" office:value="14966" calcext:value-type="float">
            <text:p>14966</text:p>
          </table:table-cell>
          <table:table-cell office:value-type="float" office:value="6353" calcext:value-type="float">
            <text:p>6353</text:p>
          </table:table-cell>
          <table:table-cell table:formula="of:= [.A749]/10000" office:value-type="float" office:value="1.4966" calcext:value-type="float">
            <text:p>1.4966</text:p>
          </table:table-cell>
          <table:table-cell table:formula="of:= 1500*([.C749])^4 - 10200*([.C749])^3 + 23010*([.C749])^2 - 17778*([.C749]) + 4000" office:value-type="float" office:value="2265.20272896525" calcext:value-type="float">
            <text:p>2265.2027289653</text:p>
          </table:table-cell>
        </table:table-row>
        <table:table-row table:style-name="ro1">
          <table:table-cell office:value-type="float" office:value="14986" calcext:value-type="float">
            <text:p>14986</text:p>
          </table:table-cell>
          <table:table-cell office:value-type="float" office:value="6358" calcext:value-type="float">
            <text:p>6358</text:p>
          </table:table-cell>
          <table:table-cell table:formula="of:= [.A750]/10000" office:value-type="float" office:value="1.4986" calcext:value-type="float">
            <text:p>1.4986</text:p>
          </table:table-cell>
          <table:table-cell table:formula="of:= 1500*([.C750])^4 - 10200*([.C750])^3 + 23010*([.C750])^2 - 17778*([.C750]) + 4000" office:value-type="float" office:value="2270.53202889856" calcext:value-type="float">
            <text:p>2270.5320288986</text:p>
          </table:table-cell>
        </table:table-row>
        <table:table-row table:style-name="ro1">
          <table:table-cell office:value-type="float" office:value="15006" calcext:value-type="float">
            <text:p>15006</text:p>
          </table:table-cell>
          <table:table-cell office:value-type="float" office:value="6363" calcext:value-type="float">
            <text:p>6363</text:p>
          </table:table-cell>
          <table:table-cell table:formula="of:= [.A751]/10000" office:value-type="float" office:value="1.5006" calcext:value-type="float">
            <text:p>1.5006</text:p>
          </table:table-cell>
          <table:table-cell table:formula="of:= 1500*([.C751])^4 - 10200*([.C751])^3 + 23010*([.C751])^2 - 17778*([.C751]) + 4000" office:value-type="float" office:value="2275.840249341" calcext:value-type="float">
            <text:p>2275.840249341</text:p>
          </table:table-cell>
        </table:table-row>
        <table:table-row table:style-name="ro1">
          <table:table-cell office:value-type="float" office:value="15026" calcext:value-type="float">
            <text:p>15026</text:p>
          </table:table-cell>
          <table:table-cell office:value-type="float" office:value="6369" calcext:value-type="float">
            <text:p>6369</text:p>
          </table:table-cell>
          <table:table-cell table:formula="of:= [.A752]/10000" office:value-type="float" office:value="1.5026" calcext:value-type="float">
            <text:p>1.5026</text:p>
          </table:table-cell>
          <table:table-cell table:formula="of:= 1500*([.C752])^4 - 10200*([.C752])^3 + 23010*([.C752])^2 - 17778*([.C752]) + 4000" office:value-type="float" office:value="2281.12733257735" calcext:value-type="float">
            <text:p>2281.1273325774</text:p>
          </table:table-cell>
        </table:table-row>
        <table:table-row table:style-name="ro1">
          <table:table-cell office:value-type="float" office:value="15046" calcext:value-type="float">
            <text:p>15046</text:p>
          </table:table-cell>
          <table:table-cell office:value-type="float" office:value="6374" calcext:value-type="float">
            <text:p>6374</text:p>
          </table:table-cell>
          <table:table-cell table:formula="of:= [.A753]/10000" office:value-type="float" office:value="1.5046" calcext:value-type="float">
            <text:p>1.5046</text:p>
          </table:table-cell>
          <table:table-cell table:formula="of:= 1500*([.C753])^4 - 10200*([.C753])^3 + 23010*([.C753])^2 - 17778*([.C753]) + 4000" office:value-type="float" office:value="2286.39322146842" calcext:value-type="float">
            <text:p>2286.3932214684</text:p>
          </table:table-cell>
        </table:table-row>
        <table:table-row table:style-name="ro1">
          <table:table-cell office:value-type="float" office:value="15066" calcext:value-type="float">
            <text:p>15066</text:p>
          </table:table-cell>
          <table:table-cell office:value-type="float" office:value="6379" calcext:value-type="float">
            <text:p>6379</text:p>
          </table:table-cell>
          <table:table-cell table:formula="of:= [.A754]/10000" office:value-type="float" office:value="1.5066" calcext:value-type="float">
            <text:p>1.5066</text:p>
          </table:table-cell>
          <table:table-cell table:formula="of:= 1500*([.C754])^4 - 10200*([.C754])^3 + 23010*([.C754])^2 - 17778*([.C754]) + 4000" office:value-type="float" office:value="2291.63785945101" calcext:value-type="float">
            <text:p>2291.637859451</text:p>
          </table:table-cell>
        </table:table-row>
        <table:table-row table:style-name="ro1">
          <table:table-cell office:value-type="float" office:value="15086" calcext:value-type="float">
            <text:p>15086</text:p>
          </table:table-cell>
          <table:table-cell office:value-type="float" office:value="6384" calcext:value-type="float">
            <text:p>6384</text:p>
          </table:table-cell>
          <table:table-cell table:formula="of:= [.A755]/10000" office:value-type="float" office:value="1.5086" calcext:value-type="float">
            <text:p>1.5086</text:p>
          </table:table-cell>
          <table:table-cell table:formula="of:= 1500*([.C755])^4 - 10200*([.C755])^3 + 23010*([.C755])^2 - 17778*([.C755]) + 4000" office:value-type="float" office:value="2296.86119053792" calcext:value-type="float">
            <text:p>2296.8611905379</text:p>
          </table:table-cell>
        </table:table-row>
        <table:table-row table:style-name="ro1">
          <table:table-cell office:value-type="float" office:value="15106" calcext:value-type="float">
            <text:p>15106</text:p>
          </table:table-cell>
          <table:table-cell office:value-type="float" office:value="6389" calcext:value-type="float">
            <text:p>6389</text:p>
          </table:table-cell>
          <table:table-cell table:formula="of:= [.A756]/10000" office:value-type="float" office:value="1.5106" calcext:value-type="float">
            <text:p>1.5106</text:p>
          </table:table-cell>
          <table:table-cell table:formula="of:= 1500*([.C756])^4 - 10200*([.C756])^3 + 23010*([.C756])^2 - 17778*([.C756]) + 4000" office:value-type="float" office:value="2302.06315931796" calcext:value-type="float">
            <text:p>2302.063159318</text:p>
          </table:table-cell>
        </table:table-row>
        <table:table-row table:style-name="ro1">
          <table:table-cell office:value-type="float" office:value="15126" calcext:value-type="float">
            <text:p>15126</text:p>
          </table:table-cell>
          <table:table-cell office:value-type="float" office:value="6394" calcext:value-type="float">
            <text:p>6394</text:p>
          </table:table-cell>
          <table:table-cell table:formula="of:= [.A757]/10000" office:value-type="float" office:value="1.5126" calcext:value-type="float">
            <text:p>1.5126</text:p>
          </table:table-cell>
          <table:table-cell table:formula="of:= 1500*([.C757])^4 - 10200*([.C757])^3 + 23010*([.C757])^2 - 17778*([.C757]) + 4000" office:value-type="float" office:value="2307.24371095591" calcext:value-type="float">
            <text:p>2307.2437109559</text:p>
          </table:table-cell>
        </table:table-row>
        <table:table-row table:style-name="ro1">
          <table:table-cell office:value-type="float" office:value="15146" calcext:value-type="float">
            <text:p>15146</text:p>
          </table:table-cell>
          <table:table-cell office:value-type="float" office:value="6399" calcext:value-type="float">
            <text:p>6399</text:p>
          </table:table-cell>
          <table:table-cell table:formula="of:= [.A758]/10000" office:value-type="float" office:value="1.5146" calcext:value-type="float">
            <text:p>1.5146</text:p>
          </table:table-cell>
          <table:table-cell table:formula="of:= 1500*([.C758])^4 - 10200*([.C758])^3 + 23010*([.C758])^2 - 17778*([.C758]) + 4000" office:value-type="float" office:value="2312.40279119259" calcext:value-type="float">
            <text:p>2312.4027911926</text:p>
          </table:table-cell>
        </table:table-row>
        <table:table-row table:style-name="ro1">
          <table:table-cell office:value-type="float" office:value="15166" calcext:value-type="float">
            <text:p>15166</text:p>
          </table:table-cell>
          <table:table-cell office:value-type="float" office:value="6405" calcext:value-type="float">
            <text:p>6405</text:p>
          </table:table-cell>
          <table:table-cell table:formula="of:= [.A759]/10000" office:value-type="float" office:value="1.5166" calcext:value-type="float">
            <text:p>1.5166</text:p>
          </table:table-cell>
          <table:table-cell table:formula="of:= 1500*([.C759])^4 - 10200*([.C759])^3 + 23010*([.C759])^2 - 17778*([.C759]) + 4000" office:value-type="float" office:value="2317.54034634477" calcext:value-type="float">
            <text:p>2317.5403463448</text:p>
          </table:table-cell>
        </table:table-row>
        <table:table-row table:style-name="ro1">
          <table:table-cell office:value-type="float" office:value="15186" calcext:value-type="float">
            <text:p>15186</text:p>
          </table:table-cell>
          <table:table-cell office:value-type="float" office:value="6409" calcext:value-type="float">
            <text:p>6409</text:p>
          </table:table-cell>
          <table:table-cell table:formula="of:= [.A760]/10000" office:value-type="float" office:value="1.5186" calcext:value-type="float">
            <text:p>1.5186</text:p>
          </table:table-cell>
          <table:table-cell table:formula="of:= 1500*([.C760])^4 - 10200*([.C760])^3 + 23010*([.C760])^2 - 17778*([.C760]) + 4000" office:value-type="float" office:value="2322.65632330529" calcext:value-type="float">
            <text:p>2322.6563233053</text:p>
          </table:table-cell>
        </table:table-row>
        <table:table-row table:style-name="ro1">
          <table:table-cell office:value-type="float" office:value="15206" calcext:value-type="float">
            <text:p>15206</text:p>
          </table:table-cell>
          <table:table-cell office:value-type="float" office:value="6415" calcext:value-type="float">
            <text:p>6415</text:p>
          </table:table-cell>
          <table:table-cell table:formula="of:= [.A761]/10000" office:value-type="float" office:value="1.5206" calcext:value-type="float">
            <text:p>1.5206</text:p>
          </table:table-cell>
          <table:table-cell table:formula="of:= 1500*([.C761])^4 - 10200*([.C761])^3 + 23010*([.C761])^2 - 17778*([.C761]) + 4000" office:value-type="float" office:value="2327.75066954291" calcext:value-type="float">
            <text:p>2327.7506695429</text:p>
          </table:table-cell>
        </table:table-row>
        <table:table-row table:style-name="ro1">
          <table:table-cell office:value-type="float" office:value="15226" calcext:value-type="float">
            <text:p>15226</text:p>
          </table:table-cell>
          <table:table-cell office:value-type="float" office:value="6420" calcext:value-type="float">
            <text:p>6420</text:p>
          </table:table-cell>
          <table:table-cell table:formula="of:= [.A762]/10000" office:value-type="float" office:value="1.5226" calcext:value-type="float">
            <text:p>1.5226</text:p>
          </table:table-cell>
          <table:table-cell table:formula="of:= 1500*([.C762])^4 - 10200*([.C762])^3 + 23010*([.C762])^2 - 17778*([.C762]) + 4000" office:value-type="float" office:value="2332.82333310246" calcext:value-type="float">
            <text:p>2332.8233331025</text:p>
          </table:table-cell>
        </table:table-row>
        <table:table-row table:style-name="ro1">
          <table:table-cell office:value-type="float" office:value="15246" calcext:value-type="float">
            <text:p>15246</text:p>
          </table:table-cell>
          <table:table-cell office:value-type="float" office:value="6424" calcext:value-type="float">
            <text:p>6424</text:p>
          </table:table-cell>
          <table:table-cell table:formula="of:= [.A763]/10000" office:value-type="float" office:value="1.5246" calcext:value-type="float">
            <text:p>1.5246</text:p>
          </table:table-cell>
          <table:table-cell table:formula="of:= 1500*([.C763])^4 - 10200*([.C763])^3 + 23010*([.C763])^2 - 17778*([.C763]) + 4000" office:value-type="float" office:value="2337.87426260475" calcext:value-type="float">
            <text:p>2337.8742626048</text:p>
          </table:table-cell>
        </table:table-row>
        <table:table-row table:style-name="ro1">
          <table:table-cell office:value-type="float" office:value="15266" calcext:value-type="float">
            <text:p>15266</text:p>
          </table:table-cell>
          <table:table-cell office:value-type="float" office:value="6430" calcext:value-type="float">
            <text:p>6430</text:p>
          </table:table-cell>
          <table:table-cell table:formula="of:= [.A764]/10000" office:value-type="float" office:value="1.5266" calcext:value-type="float">
            <text:p>1.5266</text:p>
          </table:table-cell>
          <table:table-cell table:formula="of:= 1500*([.C764])^4 - 10200*([.C764])^3 + 23010*([.C764])^2 - 17778*([.C764]) + 4000" office:value-type="float" office:value="2342.90340724654" calcext:value-type="float">
            <text:p>2342.9034072465</text:p>
          </table:table-cell>
        </table:table-row>
        <table:table-row table:style-name="ro1">
          <table:table-cell office:value-type="float" office:value="15286" calcext:value-type="float">
            <text:p>15286</text:p>
          </table:table-cell>
          <table:table-cell office:value-type="float" office:value="6435" calcext:value-type="float">
            <text:p>6435</text:p>
          </table:table-cell>
          <table:table-cell table:formula="of:= [.A765]/10000" office:value-type="float" office:value="1.5286" calcext:value-type="float">
            <text:p>1.5286</text:p>
          </table:table-cell>
          <table:table-cell table:formula="of:= 1500*([.C765])^4 - 10200*([.C765])^3 + 23010*([.C765])^2 - 17778*([.C765]) + 4000" office:value-type="float" office:value="2347.91071680064" calcext:value-type="float">
            <text:p>2347.9107168006</text:p>
          </table:table-cell>
        </table:table-row>
        <table:table-row table:style-name="ro1">
          <table:table-cell office:value-type="float" office:value="15306" calcext:value-type="float">
            <text:p>15306</text:p>
          </table:table-cell>
          <table:table-cell office:value-type="float" office:value="6439" calcext:value-type="float">
            <text:p>6439</text:p>
          </table:table-cell>
          <table:table-cell table:formula="of:= [.A766]/10000" office:value-type="float" office:value="1.5306" calcext:value-type="float">
            <text:p>1.5306</text:p>
          </table:table-cell>
          <table:table-cell table:formula="of:= 1500*([.C766])^4 - 10200*([.C766])^3 + 23010*([.C766])^2 - 17778*([.C766]) + 4000" office:value-type="float" office:value="2352.89614161587" calcext:value-type="float">
            <text:p>2352.8961416159</text:p>
          </table:table-cell>
        </table:table-row>
        <table:table-row table:style-name="ro1">
          <table:table-cell office:value-type="float" office:value="15326" calcext:value-type="float">
            <text:p>15326</text:p>
          </table:table-cell>
          <table:table-cell office:value-type="float" office:value="6444" calcext:value-type="float">
            <text:p>6444</text:p>
          </table:table-cell>
          <table:table-cell table:formula="of:= [.A767]/10000" office:value-type="float" office:value="1.5326" calcext:value-type="float">
            <text:p>1.5326</text:p>
          </table:table-cell>
          <table:table-cell table:formula="of:= 1500*([.C767])^4 - 10200*([.C767])^3 + 23010*([.C767])^2 - 17778*([.C767]) + 4000" office:value-type="float" office:value="2357.85963261703" calcext:value-type="float">
            <text:p>2357.859632617</text:p>
          </table:table-cell>
        </table:table-row>
        <table:table-row table:style-name="ro1">
          <table:table-cell office:value-type="float" office:value="15346" calcext:value-type="float">
            <text:p>15346</text:p>
          </table:table-cell>
          <table:table-cell office:value-type="float" office:value="6449" calcext:value-type="float">
            <text:p>6449</text:p>
          </table:table-cell>
          <table:table-cell table:formula="of:= [.A768]/10000" office:value-type="float" office:value="1.5346" calcext:value-type="float">
            <text:p>1.5346</text:p>
          </table:table-cell>
          <table:table-cell table:formula="of:= 1500*([.C768])^4 - 10200*([.C768])^3 + 23010*([.C768])^2 - 17778*([.C768]) + 4000" office:value-type="float" office:value="2362.80114130489" calcext:value-type="float">
            <text:p>2362.8011413049</text:p>
          </table:table-cell>
        </table:table-row>
        <table:table-row table:style-name="ro1">
          <table:table-cell office:value-type="float" office:value="15366" calcext:value-type="float">
            <text:p>15366</text:p>
          </table:table-cell>
          <table:table-cell office:value-type="float" office:value="6454" calcext:value-type="float">
            <text:p>6454</text:p>
          </table:table-cell>
          <table:table-cell table:formula="of:= [.A769]/10000" office:value-type="float" office:value="1.5366" calcext:value-type="float">
            <text:p>1.5366</text:p>
          </table:table-cell>
          <table:table-cell table:formula="of:= 1500*([.C769])^4 - 10200*([.C769])^3 + 23010*([.C769])^2 - 17778*([.C769]) + 4000" office:value-type="float" office:value="2367.72061975628" calcext:value-type="float">
            <text:p>2367.7206197563</text:p>
          </table:table-cell>
        </table:table-row>
        <table:table-row table:style-name="ro1">
          <table:table-cell office:value-type="float" office:value="15386" calcext:value-type="float">
            <text:p>15386</text:p>
          </table:table-cell>
          <table:table-cell office:value-type="float" office:value="6459" calcext:value-type="float">
            <text:p>6459</text:p>
          </table:table-cell>
          <table:table-cell table:formula="of:= [.A770]/10000" office:value-type="float" office:value="1.5386" calcext:value-type="float">
            <text:p>1.5386</text:p>
          </table:table-cell>
          <table:table-cell table:formula="of:= 1500*([.C770])^4 - 10200*([.C770])^3 + 23010*([.C770])^2 - 17778*([.C770]) + 4000" office:value-type="float" office:value="2372.618020624" calcext:value-type="float">
            <text:p>2372.618020624</text:p>
          </table:table-cell>
        </table:table-row>
        <table:table-row table:style-name="ro1">
          <table:table-cell office:value-type="float" office:value="15406" calcext:value-type="float">
            <text:p>15406</text:p>
          </table:table-cell>
          <table:table-cell office:value-type="float" office:value="6464" calcext:value-type="float">
            <text:p>6464</text:p>
          </table:table-cell>
          <table:table-cell table:formula="of:= [.A771]/10000" office:value-type="float" office:value="1.5406" calcext:value-type="float">
            <text:p>1.5406</text:p>
          </table:table-cell>
          <table:table-cell table:formula="of:= 1500*([.C771])^4 - 10200*([.C771])^3 + 23010*([.C771])^2 - 17778*([.C771]) + 4000" office:value-type="float" office:value="2377.49329713684" calcext:value-type="float">
            <text:p>2377.4932971368</text:p>
          </table:table-cell>
        </table:table-row>
        <table:table-row table:style-name="ro1">
          <table:table-cell office:value-type="float" office:value="15426" calcext:value-type="float">
            <text:p>15426</text:p>
          </table:table-cell>
          <table:table-cell office:value-type="float" office:value="6469" calcext:value-type="float">
            <text:p>6469</text:p>
          </table:table-cell>
          <table:table-cell table:formula="of:= [.A772]/10000" office:value-type="float" office:value="1.5426" calcext:value-type="float">
            <text:p>1.5426</text:p>
          </table:table-cell>
          <table:table-cell table:formula="of:= 1500*([.C772])^4 - 10200*([.C772])^3 + 23010*([.C772])^2 - 17778*([.C772]) + 4000" office:value-type="float" office:value="2382.34640309959" calcext:value-type="float">
            <text:p>2382.3464030996</text:p>
          </table:table-cell>
        </table:table-row>
        <table:table-row table:style-name="ro1">
          <table:table-cell office:value-type="float" office:value="15446" calcext:value-type="float">
            <text:p>15446</text:p>
          </table:table-cell>
          <table:table-cell office:value-type="float" office:value="6473" calcext:value-type="float">
            <text:p>6473</text:p>
          </table:table-cell>
          <table:table-cell table:formula="of:= [.A773]/10000" office:value-type="float" office:value="1.5446" calcext:value-type="float">
            <text:p>1.5446</text:p>
          </table:table-cell>
          <table:table-cell table:formula="of:= 1500*([.C773])^4 - 10200*([.C773])^3 + 23010*([.C773])^2 - 17778*([.C773]) + 4000" office:value-type="float" office:value="2387.17729289305" calcext:value-type="float">
            <text:p>2387.1772928931</text:p>
          </table:table-cell>
        </table:table-row>
        <table:table-row table:style-name="ro1">
          <table:table-cell office:value-type="float" office:value="15466" calcext:value-type="float">
            <text:p>15466</text:p>
          </table:table-cell>
          <table:table-cell office:value-type="float" office:value="6478" calcext:value-type="float">
            <text:p>6478</text:p>
          </table:table-cell>
          <table:table-cell table:formula="of:= [.A774]/10000" office:value-type="float" office:value="1.5466" calcext:value-type="float">
            <text:p>1.5466</text:p>
          </table:table-cell>
          <table:table-cell table:formula="of:= 1500*([.C774])^4 - 10200*([.C774])^3 + 23010*([.C774])^2 - 17778*([.C774]) + 4000" office:value-type="float" office:value="2391.98592147405" calcext:value-type="float">
            <text:p>2391.9859214741</text:p>
          </table:table-cell>
        </table:table-row>
        <table:table-row table:style-name="ro1">
          <table:table-cell office:value-type="float" office:value="15486" calcext:value-type="float">
            <text:p>15486</text:p>
          </table:table-cell>
          <table:table-cell office:value-type="float" office:value="6483" calcext:value-type="float">
            <text:p>6483</text:p>
          </table:table-cell>
          <table:table-cell table:formula="of:= [.A775]/10000" office:value-type="float" office:value="1.5486" calcext:value-type="float">
            <text:p>1.5486</text:p>
          </table:table-cell>
          <table:table-cell table:formula="of:= 1500*([.C775])^4 - 10200*([.C775])^3 + 23010*([.C775])^2 - 17778*([.C775]) + 4000" office:value-type="float" office:value="2396.77224437536" calcext:value-type="float">
            <text:p>2396.7722443754</text:p>
          </table:table-cell>
        </table:table-row>
        <table:table-row table:style-name="ro1">
          <table:table-cell office:value-type="float" office:value="15506" calcext:value-type="float">
            <text:p>15506</text:p>
          </table:table-cell>
          <table:table-cell office:value-type="float" office:value="6488" calcext:value-type="float">
            <text:p>6488</text:p>
          </table:table-cell>
          <table:table-cell table:formula="of:= [.A776]/10000" office:value-type="float" office:value="1.5506" calcext:value-type="float">
            <text:p>1.5506</text:p>
          </table:table-cell>
          <table:table-cell table:formula="of:= 1500*([.C776])^4 - 10200*([.C776])^3 + 23010*([.C776])^2 - 17778*([.C776]) + 4000" office:value-type="float" office:value="2401.5362177058" calcext:value-type="float">
            <text:p>2401.5362177058</text:p>
          </table:table-cell>
        </table:table-row>
        <table:table-row table:style-name="ro1">
          <table:table-cell office:value-type="float" office:value="15526" calcext:value-type="float">
            <text:p>15526</text:p>
          </table:table-cell>
          <table:table-cell office:value-type="float" office:value="6493" calcext:value-type="float">
            <text:p>6493</text:p>
          </table:table-cell>
          <table:table-cell table:formula="of:= [.A777]/10000" office:value-type="float" office:value="1.5526" calcext:value-type="float">
            <text:p>1.5526</text:p>
          </table:table-cell>
          <table:table-cell table:formula="of:= 1500*([.C777])^4 - 10200*([.C777])^3 + 23010*([.C777])^2 - 17778*([.C777]) + 4000" office:value-type="float" office:value="2406.27779815014" calcext:value-type="float">
            <text:p>2406.2777981502</text:p>
          </table:table-cell>
        </table:table-row>
        <table:table-row table:style-name="ro1">
          <table:table-cell office:value-type="float" office:value="15546" calcext:value-type="float">
            <text:p>15546</text:p>
          </table:table-cell>
          <table:table-cell office:value-type="float" office:value="6497" calcext:value-type="float">
            <text:p>6497</text:p>
          </table:table-cell>
          <table:table-cell table:formula="of:= [.A778]/10000" office:value-type="float" office:value="1.5546" calcext:value-type="float">
            <text:p>1.5546</text:p>
          </table:table-cell>
          <table:table-cell table:formula="of:= 1500*([.C778])^4 - 10200*([.C778])^3 + 23010*([.C778])^2 - 17778*([.C778]) + 4000" office:value-type="float" office:value="2410.99694296921" calcext:value-type="float">
            <text:p>2410.9969429692</text:p>
          </table:table-cell>
        </table:table-row>
        <table:table-row table:style-name="ro1">
          <table:table-cell office:value-type="float" office:value="15566" calcext:value-type="float">
            <text:p>15566</text:p>
          </table:table-cell>
          <table:table-cell office:value-type="float" office:value="6502" calcext:value-type="float">
            <text:p>6502</text:p>
          </table:table-cell>
          <table:table-cell table:formula="of:= [.A779]/10000" office:value-type="float" office:value="1.5566" calcext:value-type="float">
            <text:p>1.5566</text:p>
          </table:table-cell>
          <table:table-cell table:formula="of:= 1500*([.C779])^4 - 10200*([.C779])^3 + 23010*([.C779])^2 - 17778*([.C779]) + 4000" office:value-type="float" office:value="2415.69360999982" calcext:value-type="float">
            <text:p>2415.6936099998</text:p>
          </table:table-cell>
        </table:table-row>
        <table:table-row table:style-name="ro1">
          <table:table-cell office:value-type="float" office:value="15586" calcext:value-type="float">
            <text:p>15586</text:p>
          </table:table-cell>
          <table:table-cell office:value-type="float" office:value="6507" calcext:value-type="float">
            <text:p>6507</text:p>
          </table:table-cell>
          <table:table-cell table:formula="of:= [.A780]/10000" office:value-type="float" office:value="1.5586" calcext:value-type="float">
            <text:p>1.5586</text:p>
          </table:table-cell>
          <table:table-cell table:formula="of:= 1500*([.C780])^4 - 10200*([.C780])^3 + 23010*([.C780])^2 - 17778*([.C780]) + 4000" office:value-type="float" office:value="2420.36775765472" calcext:value-type="float">
            <text:p>2420.3677576547</text:p>
          </table:table-cell>
        </table:table-row>
        <table:table-row table:style-name="ro1">
          <table:table-cell office:value-type="float" office:value="15606" calcext:value-type="float">
            <text:p>15606</text:p>
          </table:table-cell>
          <table:table-cell office:value-type="float" office:value="6511" calcext:value-type="float">
            <text:p>6511</text:p>
          </table:table-cell>
          <table:table-cell table:formula="of:= [.A781]/10000" office:value-type="float" office:value="1.5606" calcext:value-type="float">
            <text:p>1.5606</text:p>
          </table:table-cell>
          <table:table-cell table:formula="of:= 1500*([.C781])^4 - 10200*([.C781])^3 + 23010*([.C781])^2 - 17778*([.C781]) + 4000" office:value-type="float" office:value="2425.01934492275" calcext:value-type="float">
            <text:p>2425.0193449228</text:p>
          </table:table-cell>
        </table:table-row>
        <table:table-row table:style-name="ro1">
          <table:table-cell office:value-type="float" office:value="15626" calcext:value-type="float">
            <text:p>15626</text:p>
          </table:table-cell>
          <table:table-cell office:value-type="float" office:value="6516" calcext:value-type="float">
            <text:p>6516</text:p>
          </table:table-cell>
          <table:table-cell table:formula="of:= [.A782]/10000" office:value-type="float" office:value="1.5626" calcext:value-type="float">
            <text:p>1.5626</text:p>
          </table:table-cell>
          <table:table-cell table:formula="of:= 1500*([.C782])^4 - 10200*([.C782])^3 + 23010*([.C782])^2 - 17778*([.C782]) + 4000" office:value-type="float" office:value="2429.64833136871" calcext:value-type="float">
            <text:p>2429.6483313687</text:p>
          </table:table-cell>
        </table:table-row>
        <table:table-row table:style-name="ro1">
          <table:table-cell office:value-type="float" office:value="15646" calcext:value-type="float">
            <text:p>15646</text:p>
          </table:table-cell>
          <table:table-cell office:value-type="float" office:value="6520" calcext:value-type="float">
            <text:p>6520</text:p>
          </table:table-cell>
          <table:table-cell table:formula="of:= [.A783]/10000" office:value-type="float" office:value="1.5646" calcext:value-type="float">
            <text:p>1.5646</text:p>
          </table:table-cell>
          <table:table-cell table:formula="of:= 1500*([.C783])^4 - 10200*([.C783])^3 + 23010*([.C783])^2 - 17778*([.C783]) + 4000" office:value-type="float" office:value="2434.25467713338" calcext:value-type="float">
            <text:p>2434.2546771334</text:p>
          </table:table-cell>
        </table:table-row>
        <table:table-row table:style-name="ro1">
          <table:table-cell office:value-type="float" office:value="15666" calcext:value-type="float">
            <text:p>15666</text:p>
          </table:table-cell>
          <table:table-cell office:value-type="float" office:value="6525" calcext:value-type="float">
            <text:p>6525</text:p>
          </table:table-cell>
          <table:table-cell table:formula="of:= [.A784]/10000" office:value-type="float" office:value="1.5666" calcext:value-type="float">
            <text:p>1.5666</text:p>
          </table:table-cell>
          <table:table-cell table:formula="of:= 1500*([.C784])^4 - 10200*([.C784])^3 + 23010*([.C784])^2 - 17778*([.C784]) + 4000" office:value-type="float" office:value="2438.83834293357" calcext:value-type="float">
            <text:p>2438.8383429336</text:p>
          </table:table-cell>
        </table:table-row>
        <table:table-row table:style-name="ro1">
          <table:table-cell office:value-type="float" office:value="15686" calcext:value-type="float">
            <text:p>15686</text:p>
          </table:table-cell>
          <table:table-cell office:value-type="float" office:value="6530" calcext:value-type="float">
            <text:p>6530</text:p>
          </table:table-cell>
          <table:table-cell table:formula="of:= [.A785]/10000" office:value-type="float" office:value="1.5686" calcext:value-type="float">
            <text:p>1.5686</text:p>
          </table:table-cell>
          <table:table-cell table:formula="of:= 1500*([.C785])^4 - 10200*([.C785])^3 + 23010*([.C785])^2 - 17778*([.C785]) + 4000" office:value-type="float" office:value="2443.39929006208" calcext:value-type="float">
            <text:p>2443.3992900621</text:p>
          </table:table-cell>
        </table:table-row>
        <table:table-row table:style-name="ro1">
          <table:table-cell office:value-type="float" office:value="15706" calcext:value-type="float">
            <text:p>15706</text:p>
          </table:table-cell>
          <table:table-cell office:value-type="float" office:value="6535" calcext:value-type="float">
            <text:p>6535</text:p>
          </table:table-cell>
          <table:table-cell table:formula="of:= [.A786]/10000" office:value-type="float" office:value="1.5706" calcext:value-type="float">
            <text:p>1.5706</text:p>
          </table:table-cell>
          <table:table-cell table:formula="of:= 1500*([.C786])^4 - 10200*([.C786])^3 + 23010*([.C786])^2 - 17778*([.C786]) + 4000" office:value-type="float" office:value="2447.93748038772" calcext:value-type="float">
            <text:p>2447.9374803877</text:p>
          </table:table-cell>
        </table:table-row>
        <table:table-row table:style-name="ro1">
          <table:table-cell office:value-type="float" office:value="15726" calcext:value-type="float">
            <text:p>15726</text:p>
          </table:table-cell>
          <table:table-cell office:value-type="float" office:value="6539" calcext:value-type="float">
            <text:p>6539</text:p>
          </table:table-cell>
          <table:table-cell table:formula="of:= [.A787]/10000" office:value-type="float" office:value="1.5726" calcext:value-type="float">
            <text:p>1.5726</text:p>
          </table:table-cell>
          <table:table-cell table:formula="of:= 1500*([.C787])^4 - 10200*([.C787])^3 + 23010*([.C787])^2 - 17778*([.C787]) + 4000" office:value-type="float" office:value="2452.45287635527" calcext:value-type="float">
            <text:p>2452.4528763553</text:p>
          </table:table-cell>
        </table:table-row>
        <table:table-row table:style-name="ro1">
          <table:table-cell office:value-type="float" office:value="15746" calcext:value-type="float">
            <text:p>15746</text:p>
          </table:table-cell>
          <table:table-cell office:value-type="float" office:value="6543" calcext:value-type="float">
            <text:p>6543</text:p>
          </table:table-cell>
          <table:table-cell table:formula="of:= [.A788]/10000" office:value-type="float" office:value="1.5746" calcext:value-type="float">
            <text:p>1.5746</text:p>
          </table:table-cell>
          <table:table-cell table:formula="of:= 1500*([.C788])^4 - 10200*([.C788])^3 + 23010*([.C788])^2 - 17778*([.C788]) + 4000" office:value-type="float" office:value="2456.94544098554" calcext:value-type="float">
            <text:p>2456.9454409855</text:p>
          </table:table-cell>
        </table:table-row>
        <table:table-row table:style-name="ro1">
          <table:table-cell office:value-type="float" office:value="15766" calcext:value-type="float">
            <text:p>15766</text:p>
          </table:table-cell>
          <table:table-cell office:value-type="float" office:value="6548" calcext:value-type="float">
            <text:p>6548</text:p>
          </table:table-cell>
          <table:table-cell table:formula="of:= [.A789]/10000" office:value-type="float" office:value="1.5766" calcext:value-type="float">
            <text:p>1.5766</text:p>
          </table:table-cell>
          <table:table-cell table:formula="of:= 1500*([.C789])^4 - 10200*([.C789])^3 + 23010*([.C789])^2 - 17778*([.C789]) + 4000" office:value-type="float" office:value="2461.41513787533" calcext:value-type="float">
            <text:p>2461.4151378753</text:p>
          </table:table-cell>
        </table:table-row>
        <table:table-row table:style-name="ro1">
          <table:table-cell office:value-type="float" office:value="15786" calcext:value-type="float">
            <text:p>15786</text:p>
          </table:table-cell>
          <table:table-cell office:value-type="float" office:value="6553" calcext:value-type="float">
            <text:p>6553</text:p>
          </table:table-cell>
          <table:table-cell table:formula="of:= [.A790]/10000" office:value-type="float" office:value="1.5786" calcext:value-type="float">
            <text:p>1.5786</text:p>
          </table:table-cell>
          <table:table-cell table:formula="of:= 1500*([.C790])^4 - 10200*([.C790])^3 + 23010*([.C790])^2 - 17778*([.C790]) + 4000" office:value-type="float" office:value="2465.86193119743" calcext:value-type="float">
            <text:p>2465.8619311974</text:p>
          </table:table-cell>
        </table:table-row>
        <table:table-row table:style-name="ro1">
          <table:table-cell office:value-type="float" office:value="15806" calcext:value-type="float">
            <text:p>15806</text:p>
          </table:table-cell>
          <table:table-cell office:value-type="float" office:value="6557" calcext:value-type="float">
            <text:p>6557</text:p>
          </table:table-cell>
          <table:table-cell table:formula="of:= [.A791]/10000" office:value-type="float" office:value="1.5806" calcext:value-type="float">
            <text:p>1.5806</text:p>
          </table:table-cell>
          <table:table-cell table:formula="of:= 1500*([.C791])^4 - 10200*([.C791])^3 + 23010*([.C791])^2 - 17778*([.C791]) + 4000" office:value-type="float" office:value="2470.28578570067" calcext:value-type="float">
            <text:p>2470.2857857007</text:p>
          </table:table-cell>
        </table:table-row>
        <table:table-row table:style-name="ro1">
          <table:table-cell office:value-type="float" office:value="15827" calcext:value-type="float">
            <text:p>15827</text:p>
          </table:table-cell>
          <table:table-cell office:value-type="float" office:value="6561" calcext:value-type="float">
            <text:p>6561</text:p>
          </table:table-cell>
          <table:table-cell table:formula="of:= [.A792]/10000" office:value-type="float" office:value="1.5827" calcext:value-type="float">
            <text:p>1.5827</text:p>
          </table:table-cell>
          <table:table-cell table:formula="of:= 1500*([.C792])^4 - 10200*([.C792])^3 + 23010*([.C792])^2 - 17778*([.C792]) + 4000" office:value-type="float" office:value="2474.90610709195" calcext:value-type="float">
            <text:p>2474.906107092</text:p>
          </table:table-cell>
        </table:table-row>
        <table:table-row table:style-name="ro1">
          <table:table-cell office:value-type="float" office:value="15847" calcext:value-type="float">
            <text:p>15847</text:p>
          </table:table-cell>
          <table:table-cell office:value-type="float" office:value="6566" calcext:value-type="float">
            <text:p>6566</text:p>
          </table:table-cell>
          <table:table-cell table:formula="of:= [.A793]/10000" office:value-type="float" office:value="1.5847" calcext:value-type="float">
            <text:p>1.5847</text:p>
          </table:table-cell>
          <table:table-cell table:formula="of:= 1500*([.C793])^4 - 10200*([.C793])^3 + 23010*([.C793])^2 - 17778*([.C793]) + 4000" office:value-type="float" office:value="2479.2828292434" calcext:value-type="float">
            <text:p>2479.2828292434</text:p>
          </table:table-cell>
        </table:table-row>
        <table:table-row table:style-name="ro1">
          <table:table-cell office:value-type="float" office:value="15867" calcext:value-type="float">
            <text:p>15867</text:p>
          </table:table-cell>
          <table:table-cell office:value-type="float" office:value="6570" calcext:value-type="float">
            <text:p>6570</text:p>
          </table:table-cell>
          <table:table-cell table:formula="of:= [.A794]/10000" office:value-type="float" office:value="1.5867" calcext:value-type="float">
            <text:p>1.5867</text:p>
          </table:table-cell>
          <table:table-cell table:formula="of:= 1500*([.C794])^4 - 10200*([.C794])^3 + 23010*([.C794])^2 - 17778*([.C794]) + 4000" office:value-type="float" office:value="2483.63650861732" calcext:value-type="float">
            <text:p>2483.6365086173</text:p>
          </table:table-cell>
        </table:table-row>
        <table:table-row table:style-name="ro1">
          <table:table-cell office:value-type="float" office:value="15887" calcext:value-type="float">
            <text:p>15887</text:p>
          </table:table-cell>
          <table:table-cell office:value-type="float" office:value="6575" calcext:value-type="float">
            <text:p>6575</text:p>
          </table:table-cell>
          <table:table-cell table:formula="of:= [.A795]/10000" office:value-type="float" office:value="1.5887" calcext:value-type="float">
            <text:p>1.5887</text:p>
          </table:table-cell>
          <table:table-cell table:formula="of:= 1500*([.C795])^4 - 10200*([.C795])^3 + 23010*([.C795])^2 - 17778*([.C795]) + 4000" office:value-type="float" office:value="2487.96711229531" calcext:value-type="float">
            <text:p>2487.9671122953</text:p>
          </table:table-cell>
        </table:table-row>
        <table:table-row table:style-name="ro1">
          <table:table-cell office:value-type="float" office:value="15907" calcext:value-type="float">
            <text:p>15907</text:p>
          </table:table-cell>
          <table:table-cell office:value-type="float" office:value="6579" calcext:value-type="float">
            <text:p>6579</text:p>
          </table:table-cell>
          <table:table-cell table:formula="of:= [.A796]/10000" office:value-type="float" office:value="1.5907" calcext:value-type="float">
            <text:p>1.5907</text:p>
          </table:table-cell>
          <table:table-cell table:formula="of:= 1500*([.C796])^4 - 10200*([.C796])^3 + 23010*([.C796])^2 - 17778*([.C796]) + 4000" office:value-type="float" office:value="2492.27460793497" calcext:value-type="float">
            <text:p>2492.274607935</text:p>
          </table:table-cell>
        </table:table-row>
        <table:table-row table:style-name="ro1">
          <table:table-cell office:value-type="float" office:value="15927" calcext:value-type="float">
            <text:p>15927</text:p>
          </table:table-cell>
          <table:table-cell office:value-type="float" office:value="6583" calcext:value-type="float">
            <text:p>6583</text:p>
          </table:table-cell>
          <table:table-cell table:formula="of:= [.A797]/10000" office:value-type="float" office:value="1.5927" calcext:value-type="float">
            <text:p>1.5927</text:p>
          </table:table-cell>
          <table:table-cell table:formula="of:= 1500*([.C797])^4 - 10200*([.C797])^3 + 23010*([.C797])^2 - 17778*([.C797]) + 4000" office:value-type="float" office:value="2496.55896376994" calcext:value-type="float">
            <text:p>2496.55896377</text:p>
          </table:table-cell>
        </table:table-row>
        <table:table-row table:style-name="ro1">
          <table:table-cell office:value-type="float" office:value="15947" calcext:value-type="float">
            <text:p>15947</text:p>
          </table:table-cell>
          <table:table-cell office:value-type="float" office:value="6588" calcext:value-type="float">
            <text:p>6588</text:p>
          </table:table-cell>
          <table:table-cell table:formula="of:= [.A798]/10000" office:value-type="float" office:value="1.5947" calcext:value-type="float">
            <text:p>1.5947</text:p>
          </table:table-cell>
          <table:table-cell table:formula="of:= 1500*([.C798])^4 - 10200*([.C798])^3 + 23010*([.C798])^2 - 17778*([.C798]) + 4000" office:value-type="float" office:value="2500.82014860978" calcext:value-type="float">
            <text:p>2500.8201486098</text:p>
          </table:table-cell>
        </table:table-row>
        <table:table-row table:style-name="ro1">
          <table:table-cell office:value-type="float" office:value="15967" calcext:value-type="float">
            <text:p>15967</text:p>
          </table:table-cell>
          <table:table-cell office:value-type="float" office:value="6592" calcext:value-type="float">
            <text:p>6592</text:p>
          </table:table-cell>
          <table:table-cell table:formula="of:= [.A799]/10000" office:value-type="float" office:value="1.5967" calcext:value-type="float">
            <text:p>1.5967</text:p>
          </table:table-cell>
          <table:table-cell table:formula="of:= 1500*([.C799])^4 - 10200*([.C799])^3 + 23010*([.C799])^2 - 17778*([.C799]) + 4000" office:value-type="float" office:value="2505.05813184009" calcext:value-type="float">
            <text:p>2505.0581318401</text:p>
          </table:table-cell>
        </table:table-row>
        <table:table-row table:style-name="ro1">
          <table:table-cell office:value-type="float" office:value="15987" calcext:value-type="float">
            <text:p>15987</text:p>
          </table:table-cell>
          <table:table-cell office:value-type="float" office:value="6596" calcext:value-type="float">
            <text:p>6596</text:p>
          </table:table-cell>
          <table:table-cell table:formula="of:= [.A800]/10000" office:value-type="float" office:value="1.5987" calcext:value-type="float">
            <text:p>1.5987</text:p>
          </table:table-cell>
          <table:table-cell table:formula="of:= 1500*([.C800])^4 - 10200*([.C800])^3 + 23010*([.C800])^2 - 17778*([.C800]) + 4000" office:value-type="float" office:value="2509.27288342248" calcext:value-type="float">
            <text:p>2509.2728834225</text:p>
          </table:table-cell>
        </table:table-row>
        <table:table-row table:style-name="ro1">
          <table:table-cell office:value-type="float" office:value="16007" calcext:value-type="float">
            <text:p>16007</text:p>
          </table:table-cell>
          <table:table-cell office:value-type="float" office:value="6600" calcext:value-type="float">
            <text:p>6600</text:p>
          </table:table-cell>
          <table:table-cell table:formula="of:= [.A801]/10000" office:value-type="float" office:value="1.6007" calcext:value-type="float">
            <text:p>1.6007</text:p>
          </table:table-cell>
          <table:table-cell table:formula="of:= 1500*([.C801])^4 - 10200*([.C801])^3 + 23010*([.C801])^2 - 17778*([.C801]) + 4000" office:value-type="float" office:value="2513.46437389456" calcext:value-type="float">
            <text:p>2513.4643738946</text:p>
          </table:table-cell>
        </table:table-row>
        <table:table-row table:style-name="ro1">
          <table:table-cell office:value-type="float" office:value="16027" calcext:value-type="float">
            <text:p>16027</text:p>
          </table:table-cell>
          <table:table-cell office:value-type="float" office:value="6604" calcext:value-type="float">
            <text:p>6604</text:p>
          </table:table-cell>
          <table:table-cell table:formula="of:= [.A802]/10000" office:value-type="float" office:value="1.6027" calcext:value-type="float">
            <text:p>1.6027</text:p>
          </table:table-cell>
          <table:table-cell table:formula="of:= 1500*([.C802])^4 - 10200*([.C802])^3 + 23010*([.C802])^2 - 17778*([.C802]) + 4000" office:value-type="float" office:value="2517.63257436991" calcext:value-type="float">
            <text:p>2517.6325743699</text:p>
          </table:table-cell>
        </table:table-row>
        <table:table-row table:style-name="ro1">
          <table:table-cell office:value-type="float" office:value="16047" calcext:value-type="float">
            <text:p>16047</text:p>
          </table:table-cell>
          <table:table-cell office:value-type="float" office:value="6609" calcext:value-type="float">
            <text:p>6609</text:p>
          </table:table-cell>
          <table:table-cell table:formula="of:= [.A803]/10000" office:value-type="float" office:value="1.6047" calcext:value-type="float">
            <text:p>1.6047</text:p>
          </table:table-cell>
          <table:table-cell table:formula="of:= 1500*([.C803])^4 - 10200*([.C803])^3 + 23010*([.C803])^2 - 17778*([.C803]) + 4000" office:value-type="float" office:value="2521.77745653815" calcext:value-type="float">
            <text:p>2521.7774565382</text:p>
          </table:table-cell>
        </table:table-row>
        <table:table-row table:style-name="ro1">
          <table:table-cell office:value-type="float" office:value="16067" calcext:value-type="float">
            <text:p>16067</text:p>
          </table:table-cell>
          <table:table-cell office:value-type="float" office:value="6613" calcext:value-type="float">
            <text:p>6613</text:p>
          </table:table-cell>
          <table:table-cell table:formula="of:= [.A804]/10000" office:value-type="float" office:value="1.6067" calcext:value-type="float">
            <text:p>1.6067</text:p>
          </table:table-cell>
          <table:table-cell table:formula="of:= 1500*([.C804])^4 - 10200*([.C804])^3 + 23010*([.C804])^2 - 17778*([.C804]) + 4000" office:value-type="float" office:value="2525.89899266487" calcext:value-type="float">
            <text:p>2525.8989926649</text:p>
          </table:table-cell>
        </table:table-row>
        <table:table-row table:style-name="ro1">
          <table:table-cell office:value-type="float" office:value="16087" calcext:value-type="float">
            <text:p>16087</text:p>
          </table:table-cell>
          <table:table-cell office:value-type="float" office:value="6616" calcext:value-type="float">
            <text:p>6616</text:p>
          </table:table-cell>
          <table:table-cell table:formula="of:= [.A805]/10000" office:value-type="float" office:value="1.6087" calcext:value-type="float">
            <text:p>1.6087</text:p>
          </table:table-cell>
          <table:table-cell table:formula="of:= 1500*([.C805])^4 - 10200*([.C805])^3 + 23010*([.C805])^2 - 17778*([.C805]) + 4000" office:value-type="float" office:value="2529.99715559166" calcext:value-type="float">
            <text:p>2529.9971555917</text:p>
          </table:table-cell>
        </table:table-row>
        <table:table-row table:style-name="ro1">
          <table:table-cell office:value-type="float" office:value="16107" calcext:value-type="float">
            <text:p>16107</text:p>
          </table:table-cell>
          <table:table-cell office:value-type="float" office:value="6621" calcext:value-type="float">
            <text:p>6621</text:p>
          </table:table-cell>
          <table:table-cell table:formula="of:= [.A806]/10000" office:value-type="float" office:value="1.6107" calcext:value-type="float">
            <text:p>1.6107</text:p>
          </table:table-cell>
          <table:table-cell table:formula="of:= 1500*([.C806])^4 - 10200*([.C806])^3 + 23010*([.C806])^2 - 17778*([.C806]) + 4000" office:value-type="float" office:value="2534.07191873615" calcext:value-type="float">
            <text:p>2534.0719187362</text:p>
          </table:table-cell>
        </table:table-row>
        <table:table-row table:style-name="ro1">
          <table:table-cell office:value-type="float" office:value="16127" calcext:value-type="float">
            <text:p>16127</text:p>
          </table:table-cell>
          <table:table-cell office:value-type="float" office:value="6624" calcext:value-type="float">
            <text:p>6624</text:p>
          </table:table-cell>
          <table:table-cell table:formula="of:= [.A807]/10000" office:value-type="float" office:value="1.6127" calcext:value-type="float">
            <text:p>1.6127</text:p>
          </table:table-cell>
          <table:table-cell table:formula="of:= 1500*([.C807])^4 - 10200*([.C807])^3 + 23010*([.C807])^2 - 17778*([.C807]) + 4000" office:value-type="float" office:value="2538.1232560919" calcext:value-type="float">
            <text:p>2538.1232560919</text:p>
          </table:table-cell>
        </table:table-row>
        <table:table-row table:style-name="ro1">
          <table:table-cell office:value-type="float" office:value="16147" calcext:value-type="float">
            <text:p>16147</text:p>
          </table:table-cell>
          <table:table-cell office:value-type="float" office:value="6629" calcext:value-type="float">
            <text:p>6629</text:p>
          </table:table-cell>
          <table:table-cell table:formula="of:= [.A808]/10000" office:value-type="float" office:value="1.6147" calcext:value-type="float">
            <text:p>1.6147</text:p>
          </table:table-cell>
          <table:table-cell table:formula="of:= 1500*([.C808])^4 - 10200*([.C808])^3 + 23010*([.C808])^2 - 17778*([.C808]) + 4000" office:value-type="float" office:value="2542.15114222853" calcext:value-type="float">
            <text:p>2542.1511422285</text:p>
          </table:table-cell>
        </table:table-row>
        <table:table-row table:style-name="ro1">
          <table:table-cell office:value-type="float" office:value="16167" calcext:value-type="float">
            <text:p>16167</text:p>
          </table:table-cell>
          <table:table-cell office:value-type="float" office:value="6633" calcext:value-type="float">
            <text:p>6633</text:p>
          </table:table-cell>
          <table:table-cell table:formula="of:= [.A809]/10000" office:value-type="float" office:value="1.6167" calcext:value-type="float">
            <text:p>1.6167</text:p>
          </table:table-cell>
          <table:table-cell table:formula="of:= 1500*([.C809])^4 - 10200*([.C809])^3 + 23010*([.C809])^2 - 17778*([.C809]) + 4000" office:value-type="float" office:value="2546.15555229165" calcext:value-type="float">
            <text:p>2546.1555522917</text:p>
          </table:table-cell>
        </table:table-row>
        <table:table-row table:style-name="ro1">
          <table:table-cell office:value-type="float" office:value="16187" calcext:value-type="float">
            <text:p>16187</text:p>
          </table:table-cell>
          <table:table-cell office:value-type="float" office:value="6637" calcext:value-type="float">
            <text:p>6637</text:p>
          </table:table-cell>
          <table:table-cell table:formula="of:= [.A810]/10000" office:value-type="float" office:value="1.6187" calcext:value-type="float">
            <text:p>1.6187</text:p>
          </table:table-cell>
          <table:table-cell table:formula="of:= 1500*([.C810])^4 - 10200*([.C810])^3 + 23010*([.C810])^2 - 17778*([.C810]) + 4000" office:value-type="float" office:value="2550.13646200285" calcext:value-type="float">
            <text:p>2550.1364620029</text:p>
          </table:table-cell>
        </table:table-row>
        <table:table-row table:style-name="ro1">
          <table:table-cell office:value-type="float" office:value="16207" calcext:value-type="float">
            <text:p>16207</text:p>
          </table:table-cell>
          <table:table-cell office:value-type="float" office:value="6641" calcext:value-type="float">
            <text:p>6641</text:p>
          </table:table-cell>
          <table:table-cell table:formula="of:= [.A811]/10000" office:value-type="float" office:value="1.6207" calcext:value-type="float">
            <text:p>1.6207</text:p>
          </table:table-cell>
          <table:table-cell table:formula="of:= 1500*([.C811])^4 - 10200*([.C811])^3 + 23010*([.C811])^2 - 17778*([.C811]) + 4000" office:value-type="float" office:value="2554.09384765973" calcext:value-type="float">
            <text:p>2554.0938476597</text:p>
          </table:table-cell>
        </table:table-row>
        <table:table-row table:style-name="ro1">
          <table:table-cell office:value-type="float" office:value="16227" calcext:value-type="float">
            <text:p>16227</text:p>
          </table:table-cell>
          <table:table-cell office:value-type="float" office:value="6645" calcext:value-type="float">
            <text:p>6645</text:p>
          </table:table-cell>
          <table:table-cell table:formula="of:= [.A812]/10000" office:value-type="float" office:value="1.6227" calcext:value-type="float">
            <text:p>1.6227</text:p>
          </table:table-cell>
          <table:table-cell table:formula="of:= 1500*([.C812])^4 - 10200*([.C812])^3 + 23010*([.C812])^2 - 17778*([.C812]) + 4000" office:value-type="float" office:value="2558.02768613587" calcext:value-type="float">
            <text:p>2558.0276861359</text:p>
          </table:table-cell>
        </table:table-row>
        <table:table-row table:style-name="ro1">
          <table:table-cell office:value-type="float" office:value="16247" calcext:value-type="float">
            <text:p>16247</text:p>
          </table:table-cell>
          <table:table-cell office:value-type="float" office:value="6649" calcext:value-type="float">
            <text:p>6649</text:p>
          </table:table-cell>
          <table:table-cell table:formula="of:= [.A813]/10000" office:value-type="float" office:value="1.6247" calcext:value-type="float">
            <text:p>1.6247</text:p>
          </table:table-cell>
          <table:table-cell table:formula="of:= 1500*([.C813])^4 - 10200*([.C813])^3 + 23010*([.C813])^2 - 17778*([.C813]) + 4000" office:value-type="float" office:value="2561.93795488092" calcext:value-type="float">
            <text:p>2561.9379548809</text:p>
          </table:table-cell>
        </table:table-row>
        <table:table-row table:style-name="ro1">
          <table:table-cell office:value-type="float" office:value="16267" calcext:value-type="float">
            <text:p>16267</text:p>
          </table:table-cell>
          <table:table-cell office:value-type="float" office:value="6652" calcext:value-type="float">
            <text:p>6652</text:p>
          </table:table-cell>
          <table:table-cell table:formula="of:= [.A814]/10000" office:value-type="float" office:value="1.6267" calcext:value-type="float">
            <text:p>1.6267</text:p>
          </table:table-cell>
          <table:table-cell table:formula="of:= 1500*([.C814])^4 - 10200*([.C814])^3 + 23010*([.C814])^2 - 17778*([.C814]) + 4000" office:value-type="float" office:value="2565.82463192043" calcext:value-type="float">
            <text:p>2565.8246319204</text:p>
          </table:table-cell>
        </table:table-row>
        <table:table-row table:style-name="ro1">
          <table:table-cell office:value-type="float" office:value="16287" calcext:value-type="float">
            <text:p>16287</text:p>
          </table:table-cell>
          <table:table-cell office:value-type="float" office:value="6656" calcext:value-type="float">
            <text:p>6656</text:p>
          </table:table-cell>
          <table:table-cell table:formula="of:= [.A815]/10000" office:value-type="float" office:value="1.6287" calcext:value-type="float">
            <text:p>1.6287</text:p>
          </table:table-cell>
          <table:table-cell table:formula="of:= 1500*([.C815])^4 - 10200*([.C815])^3 + 23010*([.C815])^2 - 17778*([.C815]) + 4000" office:value-type="float" office:value="2569.68769585603" calcext:value-type="float">
            <text:p>2569.687695856</text:p>
          </table:table-cell>
        </table:table-row>
        <table:table-row table:style-name="ro1">
          <table:table-cell office:value-type="float" office:value="16307" calcext:value-type="float">
            <text:p>16307</text:p>
          </table:table-cell>
          <table:table-cell office:value-type="float" office:value="6660" calcext:value-type="float">
            <text:p>6660</text:p>
          </table:table-cell>
          <table:table-cell table:formula="of:= [.A816]/10000" office:value-type="float" office:value="1.6307" calcext:value-type="float">
            <text:p>1.6307</text:p>
          </table:table-cell>
          <table:table-cell table:formula="of:= 1500*([.C816])^4 - 10200*([.C816])^3 + 23010*([.C816])^2 - 17778*([.C816]) + 4000" office:value-type="float" office:value="2573.52712586529" calcext:value-type="float">
            <text:p>2573.5271258653</text:p>
          </table:table-cell>
        </table:table-row>
        <table:table-row table:style-name="ro1">
          <table:table-cell office:value-type="float" office:value="16327" calcext:value-type="float">
            <text:p>16327</text:p>
          </table:table-cell>
          <table:table-cell office:value-type="float" office:value="6664" calcext:value-type="float">
            <text:p>6664</text:p>
          </table:table-cell>
          <table:table-cell table:formula="of:= [.A817]/10000" office:value-type="float" office:value="1.6327" calcext:value-type="float">
            <text:p>1.6327</text:p>
          </table:table-cell>
          <table:table-cell table:formula="of:= 1500*([.C817])^4 - 10200*([.C817])^3 + 23010*([.C817])^2 - 17778*([.C817]) + 4000" office:value-type="float" office:value="2577.34290170185" calcext:value-type="float">
            <text:p>2577.3429017019</text:p>
          </table:table-cell>
        </table:table-row>
        <table:table-row table:style-name="ro1">
          <table:table-cell office:value-type="float" office:value="16347" calcext:value-type="float">
            <text:p>16347</text:p>
          </table:table-cell>
          <table:table-cell office:value-type="float" office:value="6668" calcext:value-type="float">
            <text:p>6668</text:p>
          </table:table-cell>
          <table:table-cell table:formula="of:= [.A818]/10000" office:value-type="float" office:value="1.6347" calcext:value-type="float">
            <text:p>1.6347</text:p>
          </table:table-cell>
          <table:table-cell table:formula="of:= 1500*([.C818])^4 - 10200*([.C818])^3 + 23010*([.C818])^2 - 17778*([.C818]) + 4000" office:value-type="float" office:value="2581.13500369529" calcext:value-type="float">
            <text:p>2581.1350036953</text:p>
          </table:table-cell>
        </table:table-row>
        <table:table-row table:style-name="ro1">
          <table:table-cell office:value-type="float" office:value="16367" calcext:value-type="float">
            <text:p>16367</text:p>
          </table:table-cell>
          <table:table-cell office:value-type="float" office:value="6671" calcext:value-type="float">
            <text:p>6671</text:p>
          </table:table-cell>
          <table:table-cell table:formula="of:= [.A819]/10000" office:value-type="float" office:value="1.6367" calcext:value-type="float">
            <text:p>1.6367</text:p>
          </table:table-cell>
          <table:table-cell table:formula="of:= 1500*([.C819])^4 - 10200*([.C819])^3 + 23010*([.C819])^2 - 17778*([.C819]) + 4000" office:value-type="float" office:value="2584.90341275121" calcext:value-type="float">
            <text:p>2584.9034127512</text:p>
          </table:table-cell>
        </table:table-row>
        <table:table-row table:style-name="ro1">
          <table:table-cell office:value-type="float" office:value="16387" calcext:value-type="float">
            <text:p>16387</text:p>
          </table:table-cell>
          <table:table-cell office:value-type="float" office:value="6675" calcext:value-type="float">
            <text:p>6675</text:p>
          </table:table-cell>
          <table:table-cell table:formula="of:= [.A820]/10000" office:value-type="float" office:value="1.6387" calcext:value-type="float">
            <text:p>1.6387</text:p>
          </table:table-cell>
          <table:table-cell table:formula="of:= 1500*([.C820])^4 - 10200*([.C820])^3 + 23010*([.C820])^2 - 17778*([.C820]) + 4000" office:value-type="float" office:value="2588.6481103512" calcext:value-type="float">
            <text:p>2588.6481103512</text:p>
          </table:table-cell>
        </table:table-row>
        <table:table-row table:style-name="ro1">
          <table:table-cell office:value-type="float" office:value="16407" calcext:value-type="float">
            <text:p>16407</text:p>
          </table:table-cell>
          <table:table-cell office:value-type="float" office:value="6679" calcext:value-type="float">
            <text:p>6679</text:p>
          </table:table-cell>
          <table:table-cell table:formula="of:= [.A821]/10000" office:value-type="float" office:value="1.6407" calcext:value-type="float">
            <text:p>1.6407</text:p>
          </table:table-cell>
          <table:table-cell table:formula="of:= 1500*([.C821])^4 - 10200*([.C821])^3 + 23010*([.C821])^2 - 17778*([.C821]) + 4000" office:value-type="float" office:value="2592.36907855287" calcext:value-type="float">
            <text:p>2592.3690785529</text:p>
          </table:table-cell>
        </table:table-row>
        <table:table-row table:style-name="ro1">
          <table:table-cell office:value-type="float" office:value="16427" calcext:value-type="float">
            <text:p>16427</text:p>
          </table:table-cell>
          <table:table-cell office:value-type="float" office:value="6683" calcext:value-type="float">
            <text:p>6683</text:p>
          </table:table-cell>
          <table:table-cell table:formula="of:= [.A822]/10000" office:value-type="float" office:value="1.6427" calcext:value-type="float">
            <text:p>1.6427</text:p>
          </table:table-cell>
          <table:table-cell table:formula="of:= 1500*([.C822])^4 - 10200*([.C822])^3 + 23010*([.C822])^2 - 17778*([.C822]) + 4000" office:value-type="float" office:value="2596.06629998984" calcext:value-type="float">
            <text:p>2596.0662999899</text:p>
          </table:table-cell>
        </table:table-row>
        <table:table-row table:style-name="ro1">
          <table:table-cell office:value-type="float" office:value="16447" calcext:value-type="float">
            <text:p>16447</text:p>
          </table:table-cell>
          <table:table-cell office:value-type="float" office:value="6687" calcext:value-type="float">
            <text:p>6687</text:p>
          </table:table-cell>
          <table:table-cell table:formula="of:= [.A823]/10000" office:value-type="float" office:value="1.6447" calcext:value-type="float">
            <text:p>1.6447</text:p>
          </table:table-cell>
          <table:table-cell table:formula="of:= 1500*([.C823])^4 - 10200*([.C823])^3 + 23010*([.C823])^2 - 17778*([.C823]) + 4000" office:value-type="float" office:value="2599.73975787167" calcext:value-type="float">
            <text:p>2599.7397578717</text:p>
          </table:table-cell>
        </table:table-row>
        <table:table-row table:style-name="ro1">
          <table:table-cell office:value-type="float" office:value="16467" calcext:value-type="float">
            <text:p>16467</text:p>
          </table:table-cell>
          <table:table-cell office:value-type="float" office:value="6690" calcext:value-type="float">
            <text:p>6690</text:p>
          </table:table-cell>
          <table:table-cell table:formula="of:= [.A824]/10000" office:value-type="float" office:value="1.6467" calcext:value-type="float">
            <text:p>1.6467</text:p>
          </table:table-cell>
          <table:table-cell table:formula="of:= 1500*([.C824])^4 - 10200*([.C824])^3 + 23010*([.C824])^2 - 17778*([.C824]) + 4000" office:value-type="float" office:value="2603.38943598399" calcext:value-type="float">
            <text:p>2603.389435984</text:p>
          </table:table-cell>
        </table:table-row>
        <table:table-row table:style-name="ro1">
          <table:table-cell office:value-type="float" office:value="16487" calcext:value-type="float">
            <text:p>16487</text:p>
          </table:table-cell>
          <table:table-cell office:value-type="float" office:value="6694" calcext:value-type="float">
            <text:p>6694</text:p>
          </table:table-cell>
          <table:table-cell table:formula="of:= [.A825]/10000" office:value-type="float" office:value="1.6487" calcext:value-type="float">
            <text:p>1.6487</text:p>
          </table:table-cell>
          <table:table-cell table:formula="of:= 1500*([.C825])^4 - 10200*([.C825])^3 + 23010*([.C825])^2 - 17778*([.C825]) + 4000" office:value-type="float" office:value="2607.01531868838" calcext:value-type="float">
            <text:p>2607.0153186884</text:p>
          </table:table-cell>
        </table:table-row>
        <table:table-row table:style-name="ro1">
          <table:table-cell office:value-type="float" office:value="16507" calcext:value-type="float">
            <text:p>16507</text:p>
          </table:table-cell>
          <table:table-cell office:value-type="float" office:value="6698" calcext:value-type="float">
            <text:p>6698</text:p>
          </table:table-cell>
          <table:table-cell table:formula="of:= [.A826]/10000" office:value-type="float" office:value="1.6507" calcext:value-type="float">
            <text:p>1.6507</text:p>
          </table:table-cell>
          <table:table-cell table:formula="of:= 1500*([.C826])^4 - 10200*([.C826])^3 + 23010*([.C826])^2 - 17778*([.C826]) + 4000" office:value-type="float" office:value="2610.61739092246" calcext:value-type="float">
            <text:p>2610.6173909225</text:p>
          </table:table-cell>
        </table:table-row>
        <table:table-row table:style-name="ro1">
          <table:table-cell office:value-type="float" office:value="16527" calcext:value-type="float">
            <text:p>16527</text:p>
          </table:table-cell>
          <table:table-cell office:value-type="float" office:value="6701" calcext:value-type="float">
            <text:p>6701</text:p>
          </table:table-cell>
          <table:table-cell table:formula="of:= [.A827]/10000" office:value-type="float" office:value="1.6527" calcext:value-type="float">
            <text:p>1.6527</text:p>
          </table:table-cell>
          <table:table-cell table:formula="of:= 1500*([.C827])^4 - 10200*([.C827])^3 + 23010*([.C827])^2 - 17778*([.C827]) + 4000" office:value-type="float" office:value="2614.19563819982" calcext:value-type="float">
            <text:p>2614.1956381998</text:p>
          </table:table-cell>
        </table:table-row>
        <table:table-row table:style-name="ro1">
          <table:table-cell office:value-type="float" office:value="16547" calcext:value-type="float">
            <text:p>16547</text:p>
          </table:table-cell>
          <table:table-cell office:value-type="float" office:value="6705" calcext:value-type="float">
            <text:p>6705</text:p>
          </table:table-cell>
          <table:table-cell table:formula="of:= [.A828]/10000" office:value-type="float" office:value="1.6547" calcext:value-type="float">
            <text:p>1.6547</text:p>
          </table:table-cell>
          <table:table-cell table:formula="of:= 1500*([.C828])^4 - 10200*([.C828])^3 + 23010*([.C828])^2 - 17778*([.C828]) + 4000" office:value-type="float" office:value="2617.75004661005" calcext:value-type="float">
            <text:p>2617.7500466101</text:p>
          </table:table-cell>
        </table:table-row>
        <table:table-row table:style-name="ro1">
          <table:table-cell office:value-type="float" office:value="16567" calcext:value-type="float">
            <text:p>16567</text:p>
          </table:table-cell>
          <table:table-cell office:value-type="float" office:value="6708" calcext:value-type="float">
            <text:p>6708</text:p>
          </table:table-cell>
          <table:table-cell table:formula="of:= [.A829]/10000" office:value-type="float" office:value="1.6567" calcext:value-type="float">
            <text:p>1.6567</text:p>
          </table:table-cell>
          <table:table-cell table:formula="of:= 1500*([.C829])^4 - 10200*([.C829])^3 + 23010*([.C829])^2 - 17778*([.C829]) + 4000" office:value-type="float" office:value="2621.28060281877" calcext:value-type="float">
            <text:p>2621.2806028188</text:p>
          </table:table-cell>
        </table:table-row>
        <table:table-row table:style-name="ro1">
          <table:table-cell office:value-type="float" office:value="16587" calcext:value-type="float">
            <text:p>16587</text:p>
          </table:table-cell>
          <table:table-cell office:value-type="float" office:value="6712" calcext:value-type="float">
            <text:p>6712</text:p>
          </table:table-cell>
          <table:table-cell table:formula="of:= [.A830]/10000" office:value-type="float" office:value="1.6587" calcext:value-type="float">
            <text:p>1.6587</text:p>
          </table:table-cell>
          <table:table-cell table:formula="of:= 1500*([.C830])^4 - 10200*([.C830])^3 + 23010*([.C830])^2 - 17778*([.C830]) + 4000" office:value-type="float" office:value="2624.78729406756" calcext:value-type="float">
            <text:p>2624.7872940676</text:p>
          </table:table-cell>
        </table:table-row>
        <table:table-row table:style-name="ro1">
          <table:table-cell office:value-type="float" office:value="16607" calcext:value-type="float">
            <text:p>16607</text:p>
          </table:table-cell>
          <table:table-cell office:value-type="float" office:value="6715" calcext:value-type="float">
            <text:p>6715</text:p>
          </table:table-cell>
          <table:table-cell table:formula="of:= [.A831]/10000" office:value-type="float" office:value="1.6607" calcext:value-type="float">
            <text:p>1.6607</text:p>
          </table:table-cell>
          <table:table-cell table:formula="of:= 1500*([.C831])^4 - 10200*([.C831])^3 + 23010*([.C831])^2 - 17778*([.C831]) + 4000" office:value-type="float" office:value="2628.27010817404" calcext:value-type="float">
            <text:p>2628.2701081741</text:p>
          </table:table-cell>
        </table:table-row>
        <table:table-row table:style-name="ro1">
          <table:table-cell office:value-type="float" office:value="16627" calcext:value-type="float">
            <text:p>16627</text:p>
          </table:table-cell>
          <table:table-cell office:value-type="float" office:value="6719" calcext:value-type="float">
            <text:p>6719</text:p>
          </table:table-cell>
          <table:table-cell table:formula="of:= [.A832]/10000" office:value-type="float" office:value="1.6627" calcext:value-type="float">
            <text:p>1.6627</text:p>
          </table:table-cell>
          <table:table-cell table:formula="of:= 1500*([.C832])^4 - 10200*([.C832])^3 + 23010*([.C832])^2 - 17778*([.C832]) + 4000" office:value-type="float" office:value="2631.7290335318" calcext:value-type="float">
            <text:p>2631.7290335318</text:p>
          </table:table-cell>
        </table:table-row>
        <table:table-row table:style-name="ro1">
          <table:table-cell office:value-type="float" office:value="16647" calcext:value-type="float">
            <text:p>16647</text:p>
          </table:table-cell>
          <table:table-cell office:value-type="float" office:value="6722" calcext:value-type="float">
            <text:p>6722</text:p>
          </table:table-cell>
          <table:table-cell table:formula="of:= [.A833]/10000" office:value-type="float" office:value="1.6647" calcext:value-type="float">
            <text:p>1.6647</text:p>
          </table:table-cell>
          <table:table-cell table:formula="of:= 1500*([.C833])^4 - 10200*([.C833])^3 + 23010*([.C833])^2 - 17778*([.C833]) + 4000" office:value-type="float" office:value="2635.16405911044" calcext:value-type="float">
            <text:p>2635.1640591104</text:p>
          </table:table-cell>
        </table:table-row>
        <table:table-row table:style-name="ro1">
          <table:table-cell office:value-type="float" office:value="16667" calcext:value-type="float">
            <text:p>16667</text:p>
          </table:table-cell>
          <table:table-cell office:value-type="float" office:value="6726" calcext:value-type="float">
            <text:p>6726</text:p>
          </table:table-cell>
          <table:table-cell table:formula="of:= [.A834]/10000" office:value-type="float" office:value="1.6667" calcext:value-type="float">
            <text:p>1.6667</text:p>
          </table:table-cell>
          <table:table-cell table:formula="of:= 1500*([.C834])^4 - 10200*([.C834])^3 + 23010*([.C834])^2 - 17778*([.C834]) + 4000" office:value-type="float" office:value="2638.57517445555" calcext:value-type="float">
            <text:p>2638.5751744556</text:p>
          </table:table-cell>
        </table:table-row>
        <table:table-row table:style-name="ro1">
          <table:table-cell office:value-type="float" office:value="16687" calcext:value-type="float">
            <text:p>16687</text:p>
          </table:table-cell>
          <table:table-cell office:value-type="float" office:value="6729" calcext:value-type="float">
            <text:p>6729</text:p>
          </table:table-cell>
          <table:table-cell table:formula="of:= [.A835]/10000" office:value-type="float" office:value="1.6687" calcext:value-type="float">
            <text:p>1.6687</text:p>
          </table:table-cell>
          <table:table-cell table:formula="of:= 1500*([.C835])^4 - 10200*([.C835])^3 + 23010*([.C835])^2 - 17778*([.C835]) + 4000" office:value-type="float" office:value="2641.96236968874" calcext:value-type="float">
            <text:p>2641.9623696887</text:p>
          </table:table-cell>
        </table:table-row>
        <table:table-row table:style-name="ro1">
          <table:table-cell office:value-type="float" office:value="16707" calcext:value-type="float">
            <text:p>16707</text:p>
          </table:table-cell>
          <table:table-cell office:value-type="float" office:value="6733" calcext:value-type="float">
            <text:p>6733</text:p>
          </table:table-cell>
          <table:table-cell table:formula="of:= [.A836]/10000" office:value-type="float" office:value="1.6707" calcext:value-type="float">
            <text:p>1.6707</text:p>
          </table:table-cell>
          <table:table-cell table:formula="of:= 1500*([.C836])^4 - 10200*([.C836])^3 + 23010*([.C836])^2 - 17778*([.C836]) + 4000" office:value-type="float" office:value="2645.32563550762" calcext:value-type="float">
            <text:p>2645.3256355076</text:p>
          </table:table-cell>
        </table:table-row>
        <table:table-row table:style-name="ro1">
          <table:table-cell office:value-type="float" office:value="16727" calcext:value-type="float">
            <text:p>16727</text:p>
          </table:table-cell>
          <table:table-cell office:value-type="float" office:value="6736" calcext:value-type="float">
            <text:p>6736</text:p>
          </table:table-cell>
          <table:table-cell table:formula="of:= [.A837]/10000" office:value-type="float" office:value="1.6727" calcext:value-type="float">
            <text:p>1.6727</text:p>
          </table:table-cell>
          <table:table-cell table:formula="of:= 1500*([.C837])^4 - 10200*([.C837])^3 + 23010*([.C837])^2 - 17778*([.C837]) + 4000" office:value-type="float" office:value="2648.66496318578" calcext:value-type="float">
            <text:p>2648.6649631858</text:p>
          </table:table-cell>
        </table:table-row>
        <table:table-row table:style-name="ro1">
          <table:table-cell office:value-type="float" office:value="16748" calcext:value-type="float">
            <text:p>16748</text:p>
          </table:table-cell>
          <table:table-cell office:value-type="float" office:value="6739" calcext:value-type="float">
            <text:p>6739</text:p>
          </table:table-cell>
          <table:table-cell table:formula="of:= [.A838]/10000" office:value-type="float" office:value="1.6748" calcext:value-type="float">
            <text:p>1.6748</text:p>
          </table:table-cell>
          <table:table-cell table:formula="of:= 1500*([.C838])^4 - 10200*([.C838])^3 + 23010*([.C838])^2 - 17778*([.C838]) + 4000" office:value-type="float" office:value="2652.1454849137" calcext:value-type="float">
            <text:p>2652.1454849137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6742" calcext:value-type="float">
            <text:p>6742</text:p>
          </table:table-cell>
          <table:table-cell table:formula="of:= [.A839]/10000" office:value-type="float" office:value="1.6767" calcext:value-type="float">
            <text:p>1.6767</text:p>
          </table:table-cell>
          <table:table-cell table:formula="of:= 1500*([.C839])^4 - 10200*([.C839])^3 + 23010*([.C839])^2 - 17778*([.C839]) + 4000" office:value-type="float" office:value="2655.27177209433" calcext:value-type="float">
            <text:p>2655.2717720943</text:p>
          </table:table-cell>
        </table:table-row>
        <table:table-row table:style-name="ro1">
          <table:table-cell office:value-type="float" office:value="16788" calcext:value-type="float">
            <text:p>16788</text:p>
          </table:table-cell>
          <table:table-cell office:value-type="float" office:value="6746" calcext:value-type="float">
            <text:p>6746</text:p>
          </table:table-cell>
          <table:table-cell table:formula="of:= [.A840]/10000" office:value-type="float" office:value="1.6788" calcext:value-type="float">
            <text:p>1.6788</text:p>
          </table:table-cell>
          <table:table-cell table:formula="of:= 1500*([.C840])^4 - 10200*([.C840])^3 + 23010*([.C840])^2 - 17778*([.C840]) + 4000" office:value-type="float" office:value="2658.70198299447" calcext:value-type="float">
            <text:p>2658.7019829945</text:p>
          </table:table-cell>
        </table:table-row>
        <table:table-row table:style-name="ro1">
          <table:table-cell office:value-type="float" office:value="16808" calcext:value-type="float">
            <text:p>16808</text:p>
          </table:table-cell>
          <table:table-cell office:value-type="float" office:value="6749" calcext:value-type="float">
            <text:p>6749</text:p>
          </table:table-cell>
          <table:table-cell table:formula="of:= [.A841]/10000" office:value-type="float" office:value="1.6808" calcext:value-type="float">
            <text:p>1.6808</text:p>
          </table:table-cell>
          <table:table-cell table:formula="of:= 1500*([.C841])^4 - 10200*([.C841])^3 + 23010*([.C841])^2 - 17778*([.C841]) + 4000" office:value-type="float" office:value="2661.94428384317" calcext:value-type="float">
            <text:p>2661.9442838432</text:p>
          </table:table-cell>
        </table:table-row>
        <table:table-row table:style-name="ro1">
          <table:table-cell office:value-type="float" office:value="16828" calcext:value-type="float">
            <text:p>16828</text:p>
          </table:table-cell>
          <table:table-cell office:value-type="float" office:value="6752" calcext:value-type="float">
            <text:p>6752</text:p>
          </table:table-cell>
          <table:table-cell table:formula="of:= [.A842]/10000" office:value-type="float" office:value="1.6828" calcext:value-type="float">
            <text:p>1.6828</text:p>
          </table:table-cell>
          <table:table-cell table:formula="of:= 1500*([.C842])^4 - 10200*([.C842])^3 + 23010*([.C842])^2 - 17778*([.C842]) + 4000" office:value-type="float" office:value="2665.16261128196" calcext:value-type="float">
            <text:p>2665.162611282</text:p>
          </table:table-cell>
        </table:table-row>
        <table:table-row table:style-name="ro1">
          <table:table-cell office:value-type="float" office:value="16848" calcext:value-type="float">
            <text:p>16848</text:p>
          </table:table-cell>
          <table:table-cell office:value-type="float" office:value="6756" calcext:value-type="float">
            <text:p>6756</text:p>
          </table:table-cell>
          <table:table-cell table:formula="of:= [.A843]/10000" office:value-type="float" office:value="1.6848" calcext:value-type="float">
            <text:p>1.6848</text:p>
          </table:table-cell>
          <table:table-cell table:formula="of:= 1500*([.C843])^4 - 10200*([.C843])^3 + 23010*([.C843])^2 - 17778*([.C843]) + 4000" office:value-type="float" office:value="2668.35696006924" calcext:value-type="float">
            <text:p>2668.3569600692</text:p>
          </table:table-cell>
        </table:table-row>
        <table:table-row table:style-name="ro1">
          <table:table-cell office:value-type="float" office:value="16868" calcext:value-type="float">
            <text:p>16868</text:p>
          </table:table-cell>
          <table:table-cell office:value-type="float" office:value="6759" calcext:value-type="float">
            <text:p>6759</text:p>
          </table:table-cell>
          <table:table-cell table:formula="of:= [.A844]/10000" office:value-type="float" office:value="1.6868" calcext:value-type="float">
            <text:p>1.6868</text:p>
          </table:table-cell>
          <table:table-cell table:formula="of:= 1500*([.C844])^4 - 10200*([.C844])^3 + 23010*([.C844])^2 - 17778*([.C844]) + 4000" office:value-type="float" office:value="2671.52732553937" calcext:value-type="float">
            <text:p>2671.5273255394</text:p>
          </table:table-cell>
        </table:table-row>
        <table:table-row table:style-name="ro1">
          <table:table-cell office:value-type="float" office:value="16888" calcext:value-type="float">
            <text:p>16888</text:p>
          </table:table-cell>
          <table:table-cell office:value-type="float" office:value="6762" calcext:value-type="float">
            <text:p>6762</text:p>
          </table:table-cell>
          <table:table-cell table:formula="of:= [.A845]/10000" office:value-type="float" office:value="1.6888" calcext:value-type="float">
            <text:p>1.6888</text:p>
          </table:table-cell>
          <table:table-cell table:formula="of:= 1500*([.C845])^4 - 10200*([.C845])^3 + 23010*([.C845])^2 - 17778*([.C845]) + 4000" office:value-type="float" office:value="2674.6737036028" calcext:value-type="float">
            <text:p>2674.6737036028</text:p>
          </table:table-cell>
        </table:table-row>
        <table:table-row table:style-name="ro1">
          <table:table-cell office:value-type="float" office:value="16908" calcext:value-type="float">
            <text:p>16908</text:p>
          </table:table-cell>
          <table:table-cell office:value-type="float" office:value="6765" calcext:value-type="float">
            <text:p>6765</text:p>
          </table:table-cell>
          <table:table-cell table:formula="of:= [.A846]/10000" office:value-type="float" office:value="1.6908" calcext:value-type="float">
            <text:p>1.6908</text:p>
          </table:table-cell>
          <table:table-cell table:formula="of:= 1500*([.C846])^4 - 10200*([.C846])^3 + 23010*([.C846])^2 - 17778*([.C846]) + 4000" office:value-type="float" office:value="2677.7960907459" calcext:value-type="float">
            <text:p>2677.7960907459</text:p>
          </table:table-cell>
        </table:table-row>
        <table:table-row table:style-name="ro1">
          <table:table-cell office:value-type="float" office:value="16928" calcext:value-type="float">
            <text:p>16928</text:p>
          </table:table-cell>
          <table:table-cell office:value-type="float" office:value="6768" calcext:value-type="float">
            <text:p>6768</text:p>
          </table:table-cell>
          <table:table-cell table:formula="of:= [.A847]/10000" office:value-type="float" office:value="1.6928" calcext:value-type="float">
            <text:p>1.6928</text:p>
          </table:table-cell>
          <table:table-cell table:formula="of:= 1500*([.C847])^4 - 10200*([.C847])^3 + 23010*([.C847])^2 - 17778*([.C847]) + 4000" office:value-type="float" office:value="2680.89448403107" calcext:value-type="float">
            <text:p>2680.8944840311</text:p>
          </table:table-cell>
        </table:table-row>
        <table:table-row table:style-name="ro1">
          <table:table-cell office:value-type="float" office:value="16948" calcext:value-type="float">
            <text:p>16948</text:p>
          </table:table-cell>
          <table:table-cell office:value-type="float" office:value="6772" calcext:value-type="float">
            <text:p>6772</text:p>
          </table:table-cell>
          <table:table-cell table:formula="of:= [.A848]/10000" office:value-type="float" office:value="1.6948" calcext:value-type="float">
            <text:p>1.6948</text:p>
          </table:table-cell>
          <table:table-cell table:formula="of:= 1500*([.C848])^4 - 10200*([.C848])^3 + 23010*([.C848])^2 - 17778*([.C848]) + 4000" office:value-type="float" office:value="2683.96888109674" calcext:value-type="float">
            <text:p>2683.9688810967</text:p>
          </table:table-cell>
        </table:table-row>
        <table:table-row table:style-name="ro1">
          <table:table-cell office:value-type="float" office:value="16968" calcext:value-type="float">
            <text:p>16968</text:p>
          </table:table-cell>
          <table:table-cell office:value-type="float" office:value="6775" calcext:value-type="float">
            <text:p>6775</text:p>
          </table:table-cell>
          <table:table-cell table:formula="of:= [.A849]/10000" office:value-type="float" office:value="1.6968" calcext:value-type="float">
            <text:p>1.6968</text:p>
          </table:table-cell>
          <table:table-cell table:formula="of:= 1500*([.C849])^4 - 10200*([.C849])^3 + 23010*([.C849])^2 - 17778*([.C849]) + 4000" office:value-type="float" office:value="2687.01928015729" calcext:value-type="float">
            <text:p>2687.0192801573</text:p>
          </table:table-cell>
        </table:table-row>
        <table:table-row table:style-name="ro1">
          <table:table-cell office:value-type="float" office:value="16988" calcext:value-type="float">
            <text:p>16988</text:p>
          </table:table-cell>
          <table:table-cell office:value-type="float" office:value="6778" calcext:value-type="float">
            <text:p>6778</text:p>
          </table:table-cell>
          <table:table-cell table:formula="of:= [.A850]/10000" office:value-type="float" office:value="1.6988" calcext:value-type="float">
            <text:p>1.6988</text:p>
          </table:table-cell>
          <table:table-cell table:formula="of:= 1500*([.C850])^4 - 10200*([.C850])^3 + 23010*([.C850])^2 - 17778*([.C850]) + 4000" office:value-type="float" office:value="2690.04568000311" calcext:value-type="float">
            <text:p>2690.0456800031</text:p>
          </table:table-cell>
        </table:table-row>
        <table:table-row table:style-name="ro1">
          <table:table-cell office:value-type="float" office:value="17008" calcext:value-type="float">
            <text:p>17008</text:p>
          </table:table-cell>
          <table:table-cell office:value-type="float" office:value="6781" calcext:value-type="float">
            <text:p>6781</text:p>
          </table:table-cell>
          <table:table-cell table:formula="of:= [.A851]/10000" office:value-type="float" office:value="1.7008" calcext:value-type="float">
            <text:p>1.7008</text:p>
          </table:table-cell>
          <table:table-cell table:formula="of:= 1500*([.C851])^4 - 10200*([.C851])^3 + 23010*([.C851])^2 - 17778*([.C851]) + 4000" office:value-type="float" office:value="2693.04808000061" calcext:value-type="float">
            <text:p>2693.0480800006</text:p>
          </table:table-cell>
        </table:table-row>
        <table:table-row table:style-name="ro1">
          <table:table-cell office:value-type="float" office:value="17028" calcext:value-type="float">
            <text:p>17028</text:p>
          </table:table-cell>
          <table:table-cell office:value-type="float" office:value="6784" calcext:value-type="float">
            <text:p>6784</text:p>
          </table:table-cell>
          <table:table-cell table:formula="of:= [.A852]/10000" office:value-type="float" office:value="1.7028" calcext:value-type="float">
            <text:p>1.7028</text:p>
          </table:table-cell>
          <table:table-cell table:formula="of:= 1500*([.C852])^4 - 10200*([.C852])^3 + 23010*([.C852])^2 - 17778*([.C852]) + 4000" office:value-type="float" office:value="2696.0264800922" calcext:value-type="float">
            <text:p>2696.0264800922</text:p>
          </table:table-cell>
        </table:table-row>
        <table:table-row table:style-name="ro1">
          <table:table-cell office:value-type="float" office:value="17048" calcext:value-type="float">
            <text:p>17048</text:p>
          </table:table-cell>
          <table:table-cell office:value-type="float" office:value="6787" calcext:value-type="float">
            <text:p>6787</text:p>
          </table:table-cell>
          <table:table-cell table:formula="of:= [.A853]/10000" office:value-type="float" office:value="1.7048" calcext:value-type="float">
            <text:p>1.7048</text:p>
          </table:table-cell>
          <table:table-cell table:formula="of:= 1500*([.C853])^4 - 10200*([.C853])^3 + 23010*([.C853])^2 - 17778*([.C853]) + 4000" office:value-type="float" office:value="2698.98088079627" calcext:value-type="float">
            <text:p>2698.9808807963</text:p>
          </table:table-cell>
        </table:table-row>
        <table:table-row table:style-name="ro1">
          <table:table-cell office:value-type="float" office:value="17068" calcext:value-type="float">
            <text:p>17068</text:p>
          </table:table-cell>
          <table:table-cell office:value-type="float" office:value="6790" calcext:value-type="float">
            <text:p>6790</text:p>
          </table:table-cell>
          <table:table-cell table:formula="of:= [.A854]/10000" office:value-type="float" office:value="1.7068" calcext:value-type="float">
            <text:p>1.7068</text:p>
          </table:table-cell>
          <table:table-cell table:formula="of:= 1500*([.C854])^4 - 10200*([.C854])^3 + 23010*([.C854])^2 - 17778*([.C854]) + 4000" office:value-type="float" office:value="2701.91128320721" calcext:value-type="float">
            <text:p>2701.9112832072</text:p>
          </table:table-cell>
        </table:table-row>
        <table:table-row table:style-name="ro1">
          <table:table-cell office:value-type="float" office:value="17088" calcext:value-type="float">
            <text:p>17088</text:p>
          </table:table-cell>
          <table:table-cell office:value-type="float" office:value="6793" calcext:value-type="float">
            <text:p>6793</text:p>
          </table:table-cell>
          <table:table-cell table:formula="of:= [.A855]/10000" office:value-type="float" office:value="1.7088" calcext:value-type="float">
            <text:p>1.7088</text:p>
          </table:table-cell>
          <table:table-cell table:formula="of:= 1500*([.C855])^4 - 10200*([.C855])^3 + 23010*([.C855])^2 - 17778*([.C855]) + 4000" office:value-type="float" office:value="2704.81768899542" calcext:value-type="float">
            <text:p>2704.8176889954</text:p>
          </table:table-cell>
        </table:table-row>
        <table:table-row table:style-name="ro1">
          <table:table-cell office:value-type="float" office:value="17108" calcext:value-type="float">
            <text:p>17108</text:p>
          </table:table-cell>
          <table:table-cell office:value-type="float" office:value="6796" calcext:value-type="float">
            <text:p>6796</text:p>
          </table:table-cell>
          <table:table-cell table:formula="of:= [.A856]/10000" office:value-type="float" office:value="1.7108" calcext:value-type="float">
            <text:p>1.7108</text:p>
          </table:table-cell>
          <table:table-cell table:formula="of:= 1500*([.C856])^4 - 10200*([.C856])^3 + 23010*([.C856])^2 - 17778*([.C856]) + 4000" office:value-type="float" office:value="2707.70010040732" calcext:value-type="float">
            <text:p>2707.7001004073</text:p>
          </table:table-cell>
        </table:table-row>
        <table:table-row table:style-name="ro1">
          <table:table-cell office:value-type="float" office:value="17128" calcext:value-type="float">
            <text:p>17128</text:p>
          </table:table-cell>
          <table:table-cell office:value-type="float" office:value="6799" calcext:value-type="float">
            <text:p>6799</text:p>
          </table:table-cell>
          <table:table-cell table:formula="of:= [.A857]/10000" office:value-type="float" office:value="1.7128" calcext:value-type="float">
            <text:p>1.7128</text:p>
          </table:table-cell>
          <table:table-cell table:formula="of:= 1500*([.C857])^4 - 10200*([.C857])^3 + 23010*([.C857])^2 - 17778*([.C857]) + 4000" office:value-type="float" office:value="2710.55852026533" calcext:value-type="float">
            <text:p>2710.5585202653</text:p>
          </table:table-cell>
        </table:table-row>
        <table:table-row table:style-name="ro1">
          <table:table-cell office:value-type="float" office:value="17148" calcext:value-type="float">
            <text:p>17148</text:p>
          </table:table-cell>
          <table:table-cell office:value-type="float" office:value="6802" calcext:value-type="float">
            <text:p>6802</text:p>
          </table:table-cell>
          <table:table-cell table:formula="of:= [.A858]/10000" office:value-type="float" office:value="1.7148" calcext:value-type="float">
            <text:p>1.7148</text:p>
          </table:table-cell>
          <table:table-cell table:formula="of:= 1500*([.C858])^4 - 10200*([.C858])^3 + 23010*([.C858])^2 - 17778*([.C858]) + 4000" office:value-type="float" office:value="2713.39295196778" calcext:value-type="float">
            <text:p>2713.3929519678</text:p>
          </table:table-cell>
        </table:table-row>
        <table:table-row table:style-name="ro1">
          <table:table-cell office:value-type="float" office:value="17168" calcext:value-type="float">
            <text:p>17168</text:p>
          </table:table-cell>
          <table:table-cell office:value-type="float" office:value="6805" calcext:value-type="float">
            <text:p>6805</text:p>
          </table:table-cell>
          <table:table-cell table:formula="of:= [.A859]/10000" office:value-type="float" office:value="1.7168" calcext:value-type="float">
            <text:p>1.7168</text:p>
          </table:table-cell>
          <table:table-cell table:formula="of:= 1500*([.C859])^4 - 10200*([.C859])^3 + 23010*([.C859])^2 - 17778*([.C859]) + 4000" office:value-type="float" office:value="2716.20339948912" calcext:value-type="float">
            <text:p>2716.2033994891</text:p>
          </table:table-cell>
        </table:table-row>
        <table:table-row table:style-name="ro1">
          <table:table-cell office:value-type="float" office:value="17188" calcext:value-type="float">
            <text:p>17188</text:p>
          </table:table-cell>
          <table:table-cell office:value-type="float" office:value="6807" calcext:value-type="float">
            <text:p>6807</text:p>
          </table:table-cell>
          <table:table-cell table:formula="of:= [.A860]/10000" office:value-type="float" office:value="1.7188" calcext:value-type="float">
            <text:p>1.7188</text:p>
          </table:table-cell>
          <table:table-cell table:formula="of:= 1500*([.C860])^4 - 10200*([.C860])^3 + 23010*([.C860])^2 - 17778*([.C860]) + 4000" office:value-type="float" office:value="2718.98986737975" calcext:value-type="float">
            <text:p>2718.9898673798</text:p>
          </table:table-cell>
        </table:table-row>
        <table:table-row table:style-name="ro1">
          <table:table-cell office:value-type="float" office:value="17208" calcext:value-type="float">
            <text:p>17208</text:p>
          </table:table-cell>
          <table:table-cell office:value-type="float" office:value="6811" calcext:value-type="float">
            <text:p>6811</text:p>
          </table:table-cell>
          <table:table-cell table:formula="of:= [.A861]/10000" office:value-type="float" office:value="1.7208" calcext:value-type="float">
            <text:p>1.7208</text:p>
          </table:table-cell>
          <table:table-cell table:formula="of:= 1500*([.C861])^4 - 10200*([.C861])^3 + 23010*([.C861])^2 - 17778*([.C861]) + 4000" office:value-type="float" office:value="2721.75236076605" calcext:value-type="float">
            <text:p>2721.7523607661</text:p>
          </table:table-cell>
        </table:table-row>
        <table:table-row table:style-name="ro1">
          <table:table-cell office:value-type="float" office:value="17228" calcext:value-type="float">
            <text:p>17228</text:p>
          </table:table-cell>
          <table:table-cell office:value-type="float" office:value="6813" calcext:value-type="float">
            <text:p>6813</text:p>
          </table:table-cell>
          <table:table-cell table:formula="of:= [.A862]/10000" office:value-type="float" office:value="1.7228" calcext:value-type="float">
            <text:p>1.7228</text:p>
          </table:table-cell>
          <table:table-cell table:formula="of:= 1500*([.C862])^4 - 10200*([.C862])^3 + 23010*([.C862])^2 - 17778*([.C862]) + 4000" office:value-type="float" office:value="2724.49088535043" calcext:value-type="float">
            <text:p>2724.4908853504</text:p>
          </table:table-cell>
        </table:table-row>
        <table:table-row table:style-name="ro1">
          <table:table-cell office:value-type="float" office:value="17248" calcext:value-type="float">
            <text:p>17248</text:p>
          </table:table-cell>
          <table:table-cell office:value-type="float" office:value="6816" calcext:value-type="float">
            <text:p>6816</text:p>
          </table:table-cell>
          <table:table-cell table:formula="of:= [.A863]/10000" office:value-type="float" office:value="1.7248" calcext:value-type="float">
            <text:p>1.7248</text:p>
          </table:table-cell>
          <table:table-cell table:formula="of:= 1500*([.C863])^4 - 10200*([.C863])^3 + 23010*([.C863])^2 - 17778*([.C863]) + 4000" office:value-type="float" office:value="2727.2054474113" calcext:value-type="float">
            <text:p>2727.2054474113</text:p>
          </table:table-cell>
        </table:table-row>
        <table:table-row table:style-name="ro1">
          <table:table-cell office:value-type="float" office:value="17268" calcext:value-type="float">
            <text:p>17268</text:p>
          </table:table-cell>
          <table:table-cell office:value-type="float" office:value="6819" calcext:value-type="float">
            <text:p>6819</text:p>
          </table:table-cell>
          <table:table-cell table:formula="of:= [.A864]/10000" office:value-type="float" office:value="1.7268" calcext:value-type="float">
            <text:p>1.7268</text:p>
          </table:table-cell>
          <table:table-cell table:formula="of:= 1500*([.C864])^4 - 10200*([.C864])^3 + 23010*([.C864])^2 - 17778*([.C864]) + 4000" office:value-type="float" office:value="2729.89605380305" calcext:value-type="float">
            <text:p>2729.8960538031</text:p>
          </table:table-cell>
        </table:table-row>
        <table:table-row table:style-name="ro1">
          <table:table-cell office:value-type="float" office:value="17288" calcext:value-type="float">
            <text:p>17288</text:p>
          </table:table-cell>
          <table:table-cell office:value-type="float" office:value="6821" calcext:value-type="float">
            <text:p>6821</text:p>
          </table:table-cell>
          <table:table-cell table:formula="of:= [.A865]/10000" office:value-type="float" office:value="1.7288" calcext:value-type="float">
            <text:p>1.7288</text:p>
          </table:table-cell>
          <table:table-cell table:formula="of:= 1500*([.C865])^4 - 10200*([.C865])^3 + 23010*([.C865])^2 - 17778*([.C865]) + 4000" office:value-type="float" office:value="2732.56271195607" calcext:value-type="float">
            <text:p>2732.5627119561</text:p>
          </table:table-cell>
        </table:table-row>
        <table:table-row table:style-name="ro1">
          <table:table-cell office:value-type="float" office:value="17308" calcext:value-type="float">
            <text:p>17308</text:p>
          </table:table-cell>
          <table:table-cell office:value-type="float" office:value="6824" calcext:value-type="float">
            <text:p>6824</text:p>
          </table:table-cell>
          <table:table-cell table:formula="of:= [.A866]/10000" office:value-type="float" office:value="1.7308" calcext:value-type="float">
            <text:p>1.7308</text:p>
          </table:table-cell>
          <table:table-cell table:formula="of:= 1500*([.C866])^4 - 10200*([.C866])^3 + 23010*([.C866])^2 - 17778*([.C866]) + 4000" office:value-type="float" office:value="2735.20542987677" calcext:value-type="float">
            <text:p>2735.2054298768</text:p>
          </table:table-cell>
        </table:table-row>
        <table:table-row table:style-name="ro1">
          <table:table-cell office:value-type="float" office:value="17328" calcext:value-type="float">
            <text:p>17328</text:p>
          </table:table-cell>
          <table:table-cell office:value-type="float" office:value="6827" calcext:value-type="float">
            <text:p>6827</text:p>
          </table:table-cell>
          <table:table-cell table:formula="of:= [.A867]/10000" office:value-type="float" office:value="1.7328" calcext:value-type="float">
            <text:p>1.7328</text:p>
          </table:table-cell>
          <table:table-cell table:formula="of:= 1500*([.C867])^4 - 10200*([.C867])^3 + 23010*([.C867])^2 - 17778*([.C867]) + 4000" office:value-type="float" office:value="2737.82421614756" calcext:value-type="float">
            <text:p>2737.8242161476</text:p>
          </table:table-cell>
        </table:table-row>
        <table:table-row table:style-name="ro1">
          <table:table-cell office:value-type="float" office:value="17348" calcext:value-type="float">
            <text:p>17348</text:p>
          </table:table-cell>
          <table:table-cell office:value-type="float" office:value="6830" calcext:value-type="float">
            <text:p>6830</text:p>
          </table:table-cell>
          <table:table-cell table:formula="of:= [.A868]/10000" office:value-type="float" office:value="1.7348" calcext:value-type="float">
            <text:p>1.7348</text:p>
          </table:table-cell>
          <table:table-cell table:formula="of:= 1500*([.C868])^4 - 10200*([.C868])^3 + 23010*([.C868])^2 - 17778*([.C868]) + 4000" office:value-type="float" office:value="2740.41907992681" calcext:value-type="float">
            <text:p>2740.4190799268</text:p>
          </table:table-cell>
        </table:table-row>
        <table:table-row table:style-name="ro1">
          <table:table-cell office:value-type="float" office:value="17368" calcext:value-type="float">
            <text:p>17368</text:p>
          </table:table-cell>
          <table:table-cell office:value-type="float" office:value="6832" calcext:value-type="float">
            <text:p>6832</text:p>
          </table:table-cell>
          <table:table-cell table:formula="of:= [.A869]/10000" office:value-type="float" office:value="1.7368" calcext:value-type="float">
            <text:p>1.7368</text:p>
          </table:table-cell>
          <table:table-cell table:formula="of:= 1500*([.C869])^4 - 10200*([.C869])^3 + 23010*([.C869])^2 - 17778*([.C869]) + 4000" office:value-type="float" office:value="2742.99003094896" calcext:value-type="float">
            <text:p>2742.990030949</text:p>
          </table:table-cell>
        </table:table-row>
        <table:table-row table:style-name="ro1">
          <table:table-cell office:value-type="float" office:value="17388" calcext:value-type="float">
            <text:p>17388</text:p>
          </table:table-cell>
          <table:table-cell office:value-type="float" office:value="6835" calcext:value-type="float">
            <text:p>6835</text:p>
          </table:table-cell>
          <table:table-cell table:formula="of:= [.A870]/10000" office:value-type="float" office:value="1.7388" calcext:value-type="float">
            <text:p>1.7388</text:p>
          </table:table-cell>
          <table:table-cell table:formula="of:= 1500*([.C870])^4 - 10200*([.C870])^3 + 23010*([.C870])^2 - 17778*([.C870]) + 4000" office:value-type="float" office:value="2745.53707952438" calcext:value-type="float">
            <text:p>2745.5370795244</text:p>
          </table:table-cell>
        </table:table-row>
        <table:table-row table:style-name="ro1">
          <table:table-cell office:value-type="float" office:value="17408" calcext:value-type="float">
            <text:p>17408</text:p>
          </table:table-cell>
          <table:table-cell office:value-type="float" office:value="6837" calcext:value-type="float">
            <text:p>6837</text:p>
          </table:table-cell>
          <table:table-cell table:formula="of:= [.A871]/10000" office:value-type="float" office:value="1.7408" calcext:value-type="float">
            <text:p>1.7408</text:p>
          </table:table-cell>
          <table:table-cell table:formula="of:= 1500*([.C871])^4 - 10200*([.C871])^3 + 23010*([.C871])^2 - 17778*([.C871]) + 4000" office:value-type="float" office:value="2748.0602365395" calcext:value-type="float">
            <text:p>2748.0602365395</text:p>
          </table:table-cell>
        </table:table-row>
        <table:table-row table:style-name="ro1">
          <table:table-cell office:value-type="float" office:value="17428" calcext:value-type="float">
            <text:p>17428</text:p>
          </table:table-cell>
          <table:table-cell office:value-type="float" office:value="6840" calcext:value-type="float">
            <text:p>6840</text:p>
          </table:table-cell>
          <table:table-cell table:formula="of:= [.A872]/10000" office:value-type="float" office:value="1.7428" calcext:value-type="float">
            <text:p>1.7428</text:p>
          </table:table-cell>
          <table:table-cell table:formula="of:= 1500*([.C872])^4 - 10200*([.C872])^3 + 23010*([.C872])^2 - 17778*([.C872]) + 4000" office:value-type="float" office:value="2750.55951345668" calcext:value-type="float">
            <text:p>2750.5595134567</text:p>
          </table:table-cell>
        </table:table-row>
        <table:table-row table:style-name="ro1">
          <table:table-cell office:value-type="float" office:value="17448" calcext:value-type="float">
            <text:p>17448</text:p>
          </table:table-cell>
          <table:table-cell office:value-type="float" office:value="6843" calcext:value-type="float">
            <text:p>6843</text:p>
          </table:table-cell>
          <table:table-cell table:formula="of:= [.A873]/10000" office:value-type="float" office:value="1.7448" calcext:value-type="float">
            <text:p>1.7448</text:p>
          </table:table-cell>
          <table:table-cell table:formula="of:= 1500*([.C873])^4 - 10200*([.C873])^3 + 23010*([.C873])^2 - 17778*([.C873]) + 4000" office:value-type="float" office:value="2753.03492231434" calcext:value-type="float">
            <text:p>2753.0349223143</text:p>
          </table:table-cell>
        </table:table-row>
        <table:table-row table:style-name="ro1">
          <table:table-cell office:value-type="float" office:value="17468" calcext:value-type="float">
            <text:p>17468</text:p>
          </table:table-cell>
          <table:table-cell office:value-type="float" office:value="6846" calcext:value-type="float">
            <text:p>6846</text:p>
          </table:table-cell>
          <table:table-cell table:formula="of:= [.A874]/10000" office:value-type="float" office:value="1.7468" calcext:value-type="float">
            <text:p>1.7468</text:p>
          </table:table-cell>
          <table:table-cell table:formula="of:= 1500*([.C874])^4 - 10200*([.C874])^3 + 23010*([.C874])^2 - 17778*([.C874]) + 4000" office:value-type="float" office:value="2755.48647572689" calcext:value-type="float">
            <text:p>2755.4864757269</text:p>
          </table:table-cell>
        </table:table-row>
        <table:table-row table:style-name="ro1">
          <table:table-cell office:value-type="float" office:value="17488" calcext:value-type="float">
            <text:p>17488</text:p>
          </table:table-cell>
          <table:table-cell office:value-type="float" office:value="6848" calcext:value-type="float">
            <text:p>6848</text:p>
          </table:table-cell>
          <table:table-cell table:formula="of:= [.A875]/10000" office:value-type="float" office:value="1.7488" calcext:value-type="float">
            <text:p>1.7488</text:p>
          </table:table-cell>
          <table:table-cell table:formula="of:= 1500*([.C875])^4 - 10200*([.C875])^3 + 23010*([.C875])^2 - 17778*([.C875]) + 4000" office:value-type="float" office:value="2757.91418688471" calcext:value-type="float">
            <text:p>2757.9141868847</text:p>
          </table:table-cell>
        </table:table-row>
        <table:table-row table:style-name="ro1">
          <table:table-cell office:value-type="float" office:value="17508" calcext:value-type="float">
            <text:p>17508</text:p>
          </table:table-cell>
          <table:table-cell office:value-type="float" office:value="6850" calcext:value-type="float">
            <text:p>6850</text:p>
          </table:table-cell>
          <table:table-cell table:formula="of:= [.A876]/10000" office:value-type="float" office:value="1.7508" calcext:value-type="float">
            <text:p>1.7508</text:p>
          </table:table-cell>
          <table:table-cell table:formula="of:= 1500*([.C876])^4 - 10200*([.C876])^3 + 23010*([.C876])^2 - 17778*([.C876]) + 4000" office:value-type="float" office:value="2760.31806955422" calcext:value-type="float">
            <text:p>2760.3180695542</text:p>
          </table:table-cell>
        </table:table-row>
        <table:table-row table:style-name="ro1">
          <table:table-cell office:value-type="float" office:value="17528" calcext:value-type="float">
            <text:p>17528</text:p>
          </table:table-cell>
          <table:table-cell office:value-type="float" office:value="6853" calcext:value-type="float">
            <text:p>6853</text:p>
          </table:table-cell>
          <table:table-cell table:formula="of:= [.A877]/10000" office:value-type="float" office:value="1.7528" calcext:value-type="float">
            <text:p>1.7528</text:p>
          </table:table-cell>
          <table:table-cell table:formula="of:= 1500*([.C877])^4 - 10200*([.C877])^3 + 23010*([.C877])^2 - 17778*([.C877]) + 4000" office:value-type="float" office:value="2762.6981380778" calcext:value-type="float">
            <text:p>2762.6981380778</text:p>
          </table:table-cell>
        </table:table-row>
        <table:table-row table:style-name="ro1">
          <table:table-cell office:value-type="float" office:value="17548" calcext:value-type="float">
            <text:p>17548</text:p>
          </table:table-cell>
          <table:table-cell office:value-type="float" office:value="6855" calcext:value-type="float">
            <text:p>6855</text:p>
          </table:table-cell>
          <table:table-cell table:formula="of:= [.A878]/10000" office:value-type="float" office:value="1.7548" calcext:value-type="float">
            <text:p>1.7548</text:p>
          </table:table-cell>
          <table:table-cell table:formula="of:= 1500*([.C878])^4 - 10200*([.C878])^3 + 23010*([.C878])^2 - 17778*([.C878]) + 4000" office:value-type="float" office:value="2765.05440737386" calcext:value-type="float">
            <text:p>2765.0544073739</text:p>
          </table:table-cell>
        </table:table-row>
        <table:table-row table:style-name="ro1">
          <table:table-cell office:value-type="float" office:value="17568" calcext:value-type="float">
            <text:p>17568</text:p>
          </table:table-cell>
          <table:table-cell office:value-type="float" office:value="6858" calcext:value-type="float">
            <text:p>6858</text:p>
          </table:table-cell>
          <table:table-cell table:formula="of:= [.A879]/10000" office:value-type="float" office:value="1.7568" calcext:value-type="float">
            <text:p>1.7568</text:p>
          </table:table-cell>
          <table:table-cell table:formula="of:= 1500*([.C879])^4 - 10200*([.C879])^3 + 23010*([.C879])^2 - 17778*([.C879]) + 4000" office:value-type="float" office:value="2767.38689293679" calcext:value-type="float">
            <text:p>2767.3868929368</text:p>
          </table:table-cell>
        </table:table-row>
        <table:table-row table:style-name="ro1">
          <table:table-cell office:value-type="float" office:value="17588" calcext:value-type="float">
            <text:p>17588</text:p>
          </table:table-cell>
          <table:table-cell office:value-type="float" office:value="6861" calcext:value-type="float">
            <text:p>6861</text:p>
          </table:table-cell>
          <table:table-cell table:formula="of:= [.A880]/10000" office:value-type="float" office:value="1.7588" calcext:value-type="float">
            <text:p>1.7588</text:p>
          </table:table-cell>
          <table:table-cell table:formula="of:= 1500*([.C880])^4 - 10200*([.C880])^3 + 23010*([.C880])^2 - 17778*([.C880]) + 4000" office:value-type="float" office:value="2769.69561083703" calcext:value-type="float">
            <text:p>2769.695610837</text:p>
          </table:table-cell>
        </table:table-row>
        <table:table-row table:style-name="ro1">
          <table:table-cell office:value-type="float" office:value="17608" calcext:value-type="float">
            <text:p>17608</text:p>
          </table:table-cell>
          <table:table-cell office:value-type="float" office:value="6862" calcext:value-type="float">
            <text:p>6862</text:p>
          </table:table-cell>
          <table:table-cell table:formula="of:= [.A881]/10000" office:value-type="float" office:value="1.7608" calcext:value-type="float">
            <text:p>1.7608</text:p>
          </table:table-cell>
          <table:table-cell table:formula="of:= 1500*([.C881])^4 - 10200*([.C881])^3 + 23010*([.C881])^2 - 17778*([.C881]) + 4000" office:value-type="float" office:value="2771.98057772093" calcext:value-type="float">
            <text:p>2771.9805777209</text:p>
          </table:table-cell>
        </table:table-row>
        <table:table-row table:style-name="ro1">
          <table:table-cell office:value-type="float" office:value="17628" calcext:value-type="float">
            <text:p>17628</text:p>
          </table:table-cell>
          <table:table-cell office:value-type="float" office:value="6865" calcext:value-type="float">
            <text:p>6865</text:p>
          </table:table-cell>
          <table:table-cell table:formula="of:= [.A882]/10000" office:value-type="float" office:value="1.7628" calcext:value-type="float">
            <text:p>1.7628</text:p>
          </table:table-cell>
          <table:table-cell table:formula="of:= 1500*([.C882])^4 - 10200*([.C882])^3 + 23010*([.C882])^2 - 17778*([.C882]) + 4000" office:value-type="float" office:value="2774.24181081092" calcext:value-type="float">
            <text:p>2774.2418108109</text:p>
          </table:table-cell>
        </table:table-row>
        <table:table-row table:style-name="ro1">
          <table:table-cell office:value-type="float" office:value="17648" calcext:value-type="float">
            <text:p>17648</text:p>
          </table:table-cell>
          <table:table-cell office:value-type="float" office:value="6868" calcext:value-type="float">
            <text:p>6868</text:p>
          </table:table-cell>
          <table:table-cell table:formula="of:= [.A883]/10000" office:value-type="float" office:value="1.7648" calcext:value-type="float">
            <text:p>1.7648</text:p>
          </table:table-cell>
          <table:table-cell table:formula="of:= 1500*([.C883])^4 - 10200*([.C883])^3 + 23010*([.C883])^2 - 17778*([.C883]) + 4000" office:value-type="float" office:value="2776.47932790538" calcext:value-type="float">
            <text:p>2776.4793279054</text:p>
          </table:table-cell>
        </table:table-row>
        <table:table-row table:style-name="ro1">
          <table:table-cell office:value-type="float" office:value="17668" calcext:value-type="float">
            <text:p>17668</text:p>
          </table:table-cell>
          <table:table-cell office:value-type="float" office:value="6870" calcext:value-type="float">
            <text:p>6870</text:p>
          </table:table-cell>
          <table:table-cell table:formula="of:= [.A884]/10000" office:value-type="float" office:value="1.7668" calcext:value-type="float">
            <text:p>1.7668</text:p>
          </table:table-cell>
          <table:table-cell table:formula="of:= 1500*([.C884])^4 - 10200*([.C884])^3 + 23010*([.C884])^2 - 17778*([.C884]) + 4000" office:value-type="float" office:value="2778.69314737874" calcext:value-type="float">
            <text:p>2778.6931473788</text:p>
          </table:table-cell>
        </table:table-row>
        <table:table-row table:style-name="ro1">
          <table:table-cell office:value-type="float" office:value="17688" calcext:value-type="float">
            <text:p>17688</text:p>
          </table:table-cell>
          <table:table-cell office:value-type="float" office:value="6872" calcext:value-type="float">
            <text:p>6872</text:p>
          </table:table-cell>
          <table:table-cell table:formula="of:= [.A885]/10000" office:value-type="float" office:value="1.7688" calcext:value-type="float">
            <text:p>1.7688</text:p>
          </table:table-cell>
          <table:table-cell table:formula="of:= 1500*([.C885])^4 - 10200*([.C885])^3 + 23010*([.C885])^2 - 17778*([.C885]) + 4000" office:value-type="float" office:value="2780.88328818135" calcext:value-type="float">
            <text:p>2780.8832881814</text:p>
          </table:table-cell>
        </table:table-row>
        <table:table-row table:style-name="ro1">
          <table:table-cell office:value-type="float" office:value="17708" calcext:value-type="float">
            <text:p>17708</text:p>
          </table:table-cell>
          <table:table-cell office:value-type="float" office:value="6875" calcext:value-type="float">
            <text:p>6875</text:p>
          </table:table-cell>
          <table:table-cell table:formula="of:= [.A886]/10000" office:value-type="float" office:value="1.7708" calcext:value-type="float">
            <text:p>1.7708</text:p>
          </table:table-cell>
          <table:table-cell table:formula="of:= 1500*([.C886])^4 - 10200*([.C886])^3 + 23010*([.C886])^2 - 17778*([.C886]) + 4000" office:value-type="float" office:value="2783.04976983965" calcext:value-type="float">
            <text:p>2783.0497698397</text:p>
          </table:table-cell>
        </table:table-row>
        <table:table-row table:style-name="ro1">
          <table:table-cell office:value-type="float" office:value="17728" calcext:value-type="float">
            <text:p>17728</text:p>
          </table:table-cell>
          <table:table-cell office:value-type="float" office:value="6877" calcext:value-type="float">
            <text:p>6877</text:p>
          </table:table-cell>
          <table:table-cell table:formula="of:= [.A887]/10000" office:value-type="float" office:value="1.7728" calcext:value-type="float">
            <text:p>1.7728</text:p>
          </table:table-cell>
          <table:table-cell table:formula="of:= 1500*([.C887])^4 - 10200*([.C887])^3 + 23010*([.C887])^2 - 17778*([.C887]) + 4000" office:value-type="float" office:value="2785.19261245603" calcext:value-type="float">
            <text:p>2785.192612456</text:p>
          </table:table-cell>
        </table:table-row>
        <table:table-row table:style-name="ro1">
          <table:table-cell office:value-type="float" office:value="17748" calcext:value-type="float">
            <text:p>17748</text:p>
          </table:table-cell>
          <table:table-cell office:value-type="float" office:value="6879" calcext:value-type="float">
            <text:p>6879</text:p>
          </table:table-cell>
          <table:table-cell table:formula="of:= [.A888]/10000" office:value-type="float" office:value="1.7748" calcext:value-type="float">
            <text:p>1.7748</text:p>
          </table:table-cell>
          <table:table-cell table:formula="of:= 1500*([.C888])^4 - 10200*([.C888])^3 + 23010*([.C888])^2 - 17778*([.C888]) + 4000" office:value-type="float" office:value="2787.3118367089" calcext:value-type="float">
            <text:p>2787.3118367089</text:p>
          </table:table-cell>
        </table:table-row>
        <table:table-row table:style-name="ro1">
          <table:table-cell office:value-type="float" office:value="17768" calcext:value-type="float">
            <text:p>17768</text:p>
          </table:table-cell>
          <table:table-cell office:value-type="float" office:value="6881" calcext:value-type="float">
            <text:p>6881</text:p>
          </table:table-cell>
          <table:table-cell table:formula="of:= [.A889]/10000" office:value-type="float" office:value="1.7768" calcext:value-type="float">
            <text:p>1.7768</text:p>
          </table:table-cell>
          <table:table-cell table:formula="of:= 1500*([.C889])^4 - 10200*([.C889])^3 + 23010*([.C889])^2 - 17778*([.C889]) + 4000" office:value-type="float" office:value="2789.40746385265" calcext:value-type="float">
            <text:p>2789.4074638527</text:p>
          </table:table-cell>
        </table:table-row>
        <table:table-row table:style-name="ro1">
          <table:table-cell office:value-type="float" office:value="17788" calcext:value-type="float">
            <text:p>17788</text:p>
          </table:table-cell>
          <table:table-cell office:value-type="float" office:value="6883" calcext:value-type="float">
            <text:p>6883</text:p>
          </table:table-cell>
          <table:table-cell table:formula="of:= [.A890]/10000" office:value-type="float" office:value="1.7788" calcext:value-type="float">
            <text:p>1.7788</text:p>
          </table:table-cell>
          <table:table-cell table:formula="of:= 1500*([.C890])^4 - 10200*([.C890])^3 + 23010*([.C890])^2 - 17778*([.C890]) + 4000" office:value-type="float" office:value="2791.47951571768" calcext:value-type="float">
            <text:p>2791.4795157177</text:p>
          </table:table-cell>
        </table:table-row>
        <table:table-row table:style-name="ro1">
          <table:table-cell office:value-type="float" office:value="17808" calcext:value-type="float">
            <text:p>17808</text:p>
          </table:table-cell>
          <table:table-cell office:value-type="float" office:value="6886" calcext:value-type="float">
            <text:p>6886</text:p>
          </table:table-cell>
          <table:table-cell table:formula="of:= [.A891]/10000" office:value-type="float" office:value="1.7808" calcext:value-type="float">
            <text:p>1.7808</text:p>
          </table:table-cell>
          <table:table-cell table:formula="of:= 1500*([.C891])^4 - 10200*([.C891])^3 + 23010*([.C891])^2 - 17778*([.C891]) + 4000" office:value-type="float" office:value="2793.52801471037" calcext:value-type="float">
            <text:p>2793.5280147104</text:p>
          </table:table-cell>
        </table:table-row>
        <table:table-row table:style-name="ro1">
          <table:table-cell office:value-type="float" office:value="17829" calcext:value-type="float">
            <text:p>17829</text:p>
          </table:table-cell>
          <table:table-cell office:value-type="float" office:value="6888" calcext:value-type="float">
            <text:p>6888</text:p>
          </table:table-cell>
          <table:table-cell table:formula="of:= [.A892]/10000" office:value-type="float" office:value="1.7829" calcext:value-type="float">
            <text:p>1.7829</text:p>
          </table:table-cell>
          <table:table-cell table:formula="of:= 1500*([.C892])^4 - 10200*([.C892])^3 + 23010*([.C892])^2 - 17778*([.C892]) + 4000" office:value-type="float" office:value="2795.65361502881" calcext:value-type="float">
            <text:p>2795.6536150288</text:p>
          </table:table-cell>
        </table:table-row>
        <table:table-row table:style-name="ro1">
          <table:table-cell office:value-type="float" office:value="17849" calcext:value-type="float">
            <text:p>17849</text:p>
          </table:table-cell>
          <table:table-cell office:value-type="float" office:value="6890" calcext:value-type="float">
            <text:p>6890</text:p>
          </table:table-cell>
          <table:table-cell table:formula="of:= [.A893]/10000" office:value-type="float" office:value="1.7849" calcext:value-type="float">
            <text:p>1.7849</text:p>
          </table:table-cell>
          <table:table-cell table:formula="of:= 1500*([.C893])^4 - 10200*([.C893])^3 + 23010*([.C893])^2 - 17778*([.C893]) + 4000" office:value-type="float" office:value="2797.65390311223" calcext:value-type="float">
            <text:p>2797.6539031122</text:p>
          </table:table-cell>
        </table:table-row>
        <table:table-row table:style-name="ro1">
          <table:table-cell office:value-type="float" office:value="17869" calcext:value-type="float">
            <text:p>17869</text:p>
          </table:table-cell>
          <table:table-cell office:value-type="float" office:value="6892" calcext:value-type="float">
            <text:p>6892</text:p>
          </table:table-cell>
          <table:table-cell table:formula="of:= [.A894]/10000" office:value-type="float" office:value="1.7869" calcext:value-type="float">
            <text:p>1.7869</text:p>
          </table:table-cell>
          <table:table-cell table:formula="of:= 1500*([.C894])^4 - 10200*([.C894])^3 + 23010*([.C894])^2 - 17778*([.C894]) + 4000" office:value-type="float" office:value="2799.63071022038" calcext:value-type="float">
            <text:p>2799.6307102204</text:p>
          </table:table-cell>
        </table:table-row>
        <table:table-row table:style-name="ro1">
          <table:table-cell office:value-type="float" office:value="17889" calcext:value-type="float">
            <text:p>17889</text:p>
          </table:table-cell>
          <table:table-cell office:value-type="float" office:value="6894" calcext:value-type="float">
            <text:p>6894</text:p>
          </table:table-cell>
          <table:table-cell table:formula="of:= [.A895]/10000" office:value-type="float" office:value="1.7889" calcext:value-type="float">
            <text:p>1.7889</text:p>
          </table:table-cell>
          <table:table-cell table:formula="of:= 1500*([.C895])^4 - 10200*([.C895])^3 + 23010*([.C895])^2 - 17778*([.C895]) + 4000" office:value-type="float" office:value="2801.58406109246" calcext:value-type="float">
            <text:p>2801.5840610925</text:p>
          </table:table-cell>
        </table:table-row>
        <table:table-row table:style-name="ro1">
          <table:table-cell office:value-type="float" office:value="17909" calcext:value-type="float">
            <text:p>17909</text:p>
          </table:table-cell>
          <table:table-cell office:value-type="float" office:value="6896" calcext:value-type="float">
            <text:p>6896</text:p>
          </table:table-cell>
          <table:table-cell table:formula="of:= [.A896]/10000" office:value-type="float" office:value="1.7909" calcext:value-type="float">
            <text:p>1.7909</text:p>
          </table:table-cell>
          <table:table-cell table:formula="of:= 1500*([.C896])^4 - 10200*([.C896])^3 + 23010*([.C896])^2 - 17778*([.C896]) + 4000" office:value-type="float" office:value="2803.51398104366" calcext:value-type="float">
            <text:p>2803.5139810437</text:p>
          </table:table-cell>
        </table:table-row>
        <table:table-row table:style-name="ro1">
          <table:table-cell office:value-type="float" office:value="17929" calcext:value-type="float">
            <text:p>17929</text:p>
          </table:table-cell>
          <table:table-cell office:value-type="float" office:value="6898" calcext:value-type="float">
            <text:p>6898</text:p>
          </table:table-cell>
          <table:table-cell table:formula="of:= [.A897]/10000" office:value-type="float" office:value="1.7929" calcext:value-type="float">
            <text:p>1.7929</text:p>
          </table:table-cell>
          <table:table-cell table:formula="of:= 1500*([.C897])^4 - 10200*([.C897])^3 + 23010*([.C897])^2 - 17778*([.C897]) + 4000" office:value-type="float" office:value="2805.42049596516" calcext:value-type="float">
            <text:p>2805.4204959652</text:p>
          </table:table-cell>
        </table:table-row>
        <table:table-row table:style-name="ro1">
          <table:table-cell office:value-type="float" office:value="17949" calcext:value-type="float">
            <text:p>17949</text:p>
          </table:table-cell>
          <table:table-cell office:value-type="float" office:value="6901" calcext:value-type="float">
            <text:p>6901</text:p>
          </table:table-cell>
          <table:table-cell table:formula="of:= [.A898]/10000" office:value-type="float" office:value="1.7949" calcext:value-type="float">
            <text:p>1.7949</text:p>
          </table:table-cell>
          <table:table-cell table:formula="of:= 1500*([.C898])^4 - 10200*([.C898])^3 + 23010*([.C898])^2 - 17778*([.C898]) + 4000" office:value-type="float" office:value="2807.30363232418" calcext:value-type="float">
            <text:p>2807.3036323242</text:p>
          </table:table-cell>
        </table:table-row>
        <table:table-row table:style-name="ro1">
          <table:table-cell office:value-type="float" office:value="17969" calcext:value-type="float">
            <text:p>17969</text:p>
          </table:table-cell>
          <table:table-cell office:value-type="float" office:value="6903" calcext:value-type="float">
            <text:p>6903</text:p>
          </table:table-cell>
          <table:table-cell table:formula="of:= [.A899]/10000" office:value-type="float" office:value="1.7969" calcext:value-type="float">
            <text:p>1.7969</text:p>
          </table:table-cell>
          <table:table-cell table:formula="of:= 1500*([.C899])^4 - 10200*([.C899])^3 + 23010*([.C899])^2 - 17778*([.C899]) + 4000" office:value-type="float" office:value="2809.16341716392" calcext:value-type="float">
            <text:p>2809.1634171639</text:p>
          </table:table-cell>
        </table:table-row>
        <table:table-row table:style-name="ro1">
          <table:table-cell office:value-type="float" office:value="17989" calcext:value-type="float">
            <text:p>17989</text:p>
          </table:table-cell>
          <table:table-cell office:value-type="float" office:value="6905" calcext:value-type="float">
            <text:p>6905</text:p>
          </table:table-cell>
          <table:table-cell table:formula="of:= [.A900]/10000" office:value-type="float" office:value="1.7989" calcext:value-type="float">
            <text:p>1.7989</text:p>
          </table:table-cell>
          <table:table-cell table:formula="of:= 1500*([.C900])^4 - 10200*([.C900])^3 + 23010*([.C900])^2 - 17778*([.C900]) + 4000" office:value-type="float" office:value="2810.9998781036" calcext:value-type="float">
            <text:p>2810.9998781036</text:p>
          </table:table-cell>
        </table:table-row>
        <table:table-row table:style-name="ro1">
          <table:table-cell office:value-type="float" office:value="18009" calcext:value-type="float">
            <text:p>18009</text:p>
          </table:table-cell>
          <table:table-cell office:value-type="float" office:value="6907" calcext:value-type="float">
            <text:p>6907</text:p>
          </table:table-cell>
          <table:table-cell table:formula="of:= [.A901]/10000" office:value-type="float" office:value="1.8009" calcext:value-type="float">
            <text:p>1.8009</text:p>
          </table:table-cell>
          <table:table-cell table:formula="of:= 1500*([.C901])^4 - 10200*([.C901])^3 + 23010*([.C901])^2 - 17778*([.C901]) + 4000" office:value-type="float" office:value="2812.81304333838" calcext:value-type="float">
            <text:p>2812.8130433384</text:p>
          </table:table-cell>
        </table:table-row>
        <table:table-row table:style-name="ro1">
          <table:table-cell office:value-type="float" office:value="18029" calcext:value-type="float">
            <text:p>18029</text:p>
          </table:table-cell>
          <table:table-cell office:value-type="float" office:value="6909" calcext:value-type="float">
            <text:p>6909</text:p>
          </table:table-cell>
          <table:table-cell table:formula="of:= [.A902]/10000" office:value-type="float" office:value="1.8029" calcext:value-type="float">
            <text:p>1.8029</text:p>
          </table:table-cell>
          <table:table-cell table:formula="of:= 1500*([.C902])^4 - 10200*([.C902])^3 + 23010*([.C902])^2 - 17778*([.C902]) + 4000" office:value-type="float" office:value="2814.60294163949" calcext:value-type="float">
            <text:p>2814.6029416395</text:p>
          </table:table-cell>
        </table:table-row>
        <table:table-row table:style-name="ro1">
          <table:table-cell office:value-type="float" office:value="18049" calcext:value-type="float">
            <text:p>18049</text:p>
          </table:table-cell>
          <table:table-cell office:value-type="float" office:value="6911" calcext:value-type="float">
            <text:p>6911</text:p>
          </table:table-cell>
          <table:table-cell table:formula="of:= [.A903]/10000" office:value-type="float" office:value="1.8049" calcext:value-type="float">
            <text:p>1.8049</text:p>
          </table:table-cell>
          <table:table-cell table:formula="of:= 1500*([.C903])^4 - 10200*([.C903])^3 + 23010*([.C903])^2 - 17778*([.C903]) + 4000" office:value-type="float" office:value="2816.36960235411" calcext:value-type="float">
            <text:p>2816.3696023541</text:p>
          </table:table-cell>
        </table:table-row>
        <table:table-row table:style-name="ro1">
          <table:table-cell office:value-type="float" office:value="18069" calcext:value-type="float">
            <text:p>18069</text:p>
          </table:table-cell>
          <table:table-cell office:value-type="float" office:value="6912" calcext:value-type="float">
            <text:p>6912</text:p>
          </table:table-cell>
          <table:table-cell table:formula="of:= [.A904]/10000" office:value-type="float" office:value="1.8069" calcext:value-type="float">
            <text:p>1.8069</text:p>
          </table:table-cell>
          <table:table-cell table:formula="of:= 1500*([.C904])^4 - 10200*([.C904])^3 + 23010*([.C904])^2 - 17778*([.C904]) + 4000" office:value-type="float" office:value="2818.11305540547" calcext:value-type="float">
            <text:p>2818.1130554055</text:p>
          </table:table-cell>
        </table:table-row>
        <table:table-row table:style-name="ro1">
          <table:table-cell office:value-type="float" office:value="18089" calcext:value-type="float">
            <text:p>18089</text:p>
          </table:table-cell>
          <table:table-cell office:value-type="float" office:value="6914" calcext:value-type="float">
            <text:p>6914</text:p>
          </table:table-cell>
          <table:table-cell table:formula="of:= [.A905]/10000" office:value-type="float" office:value="1.8089" calcext:value-type="float">
            <text:p>1.8089</text:p>
          </table:table-cell>
          <table:table-cell table:formula="of:= 1500*([.C905])^4 - 10200*([.C905])^3 + 23010*([.C905])^2 - 17778*([.C905]) + 4000" office:value-type="float" office:value="2819.83333129273" calcext:value-type="float">
            <text:p>2819.8333312927</text:p>
          </table:table-cell>
        </table:table-row>
        <table:table-row table:style-name="ro1">
          <table:table-cell office:value-type="float" office:value="18109" calcext:value-type="float">
            <text:p>18109</text:p>
          </table:table-cell>
          <table:table-cell office:value-type="float" office:value="6916" calcext:value-type="float">
            <text:p>6916</text:p>
          </table:table-cell>
          <table:table-cell table:formula="of:= [.A906]/10000" office:value-type="float" office:value="1.8109" calcext:value-type="float">
            <text:p>1.8109</text:p>
          </table:table-cell>
          <table:table-cell table:formula="of:= 1500*([.C906])^4 - 10200*([.C906])^3 + 23010*([.C906])^2 - 17778*([.C906]) + 4000" office:value-type="float" office:value="2821.53046109112" calcext:value-type="float">
            <text:p>2821.5304610911</text:p>
          </table:table-cell>
        </table:table-row>
        <table:table-row table:style-name="ro1">
          <table:table-cell office:value-type="float" office:value="18129" calcext:value-type="float">
            <text:p>18129</text:p>
          </table:table-cell>
          <table:table-cell office:value-type="float" office:value="6918" calcext:value-type="float">
            <text:p>6918</text:p>
          </table:table-cell>
          <table:table-cell table:formula="of:= [.A907]/10000" office:value-type="float" office:value="1.8129" calcext:value-type="float">
            <text:p>1.8129</text:p>
          </table:table-cell>
          <table:table-cell table:formula="of:= 1500*([.C907])^4 - 10200*([.C907])^3 + 23010*([.C907])^2 - 17778*([.C907]) + 4000" office:value-type="float" office:value="2823.20447645183" calcext:value-type="float">
            <text:p>2823.2044764518</text:p>
          </table:table-cell>
        </table:table-row>
        <table:table-row table:style-name="ro1">
          <table:table-cell office:value-type="float" office:value="18149" calcext:value-type="float">
            <text:p>18149</text:p>
          </table:table-cell>
          <table:table-cell office:value-type="float" office:value="6920" calcext:value-type="float">
            <text:p>6920</text:p>
          </table:table-cell>
          <table:table-cell table:formula="of:= [.A908]/10000" office:value-type="float" office:value="1.8149" calcext:value-type="float">
            <text:p>1.8149</text:p>
          </table:table-cell>
          <table:table-cell table:formula="of:= 1500*([.C908])^4 - 10200*([.C908])^3 + 23010*([.C908])^2 - 17778*([.C908]) + 4000" office:value-type="float" office:value="2824.85540960206" calcext:value-type="float">
            <text:p>2824.8554096021</text:p>
          </table:table-cell>
        </table:table-row>
        <table:table-row table:style-name="ro1">
          <table:table-cell office:value-type="float" office:value="18169" calcext:value-type="float">
            <text:p>18169</text:p>
          </table:table-cell>
          <table:table-cell office:value-type="float" office:value="6921" calcext:value-type="float">
            <text:p>6921</text:p>
          </table:table-cell>
          <table:table-cell table:formula="of:= [.A909]/10000" office:value-type="float" office:value="1.8169" calcext:value-type="float">
            <text:p>1.8169</text:p>
          </table:table-cell>
          <table:table-cell table:formula="of:= 1500*([.C909])^4 - 10200*([.C909])^3 + 23010*([.C909])^2 - 17778*([.C909]) + 4000" office:value-type="float" office:value="2826.48329334501" calcext:value-type="float">
            <text:p>2826.483293345</text:p>
          </table:table-cell>
        </table:table-row>
        <table:table-row table:style-name="ro1">
          <table:table-cell office:value-type="float" office:value="18189" calcext:value-type="float">
            <text:p>18189</text:p>
          </table:table-cell>
          <table:table-cell office:value-type="float" office:value="6923" calcext:value-type="float">
            <text:p>6923</text:p>
          </table:table-cell>
          <table:table-cell table:formula="of:= [.A910]/10000" office:value-type="float" office:value="1.8189" calcext:value-type="float">
            <text:p>1.8189</text:p>
          </table:table-cell>
          <table:table-cell table:formula="of:= 1500*([.C910])^4 - 10200*([.C910])^3 + 23010*([.C910])^2 - 17778*([.C910]) + 4000" office:value-type="float" office:value="2828.08816105988" calcext:value-type="float">
            <text:p>2828.0881610599</text:p>
          </table:table-cell>
        </table:table-row>
        <table:table-row table:style-name="ro1">
          <table:table-cell office:value-type="float" office:value="18209" calcext:value-type="float">
            <text:p>18209</text:p>
          </table:table-cell>
          <table:table-cell office:value-type="float" office:value="6925" calcext:value-type="float">
            <text:p>6925</text:p>
          </table:table-cell>
          <table:table-cell table:formula="of:= [.A911]/10000" office:value-type="float" office:value="1.8209" calcext:value-type="float">
            <text:p>1.8209</text:p>
          </table:table-cell>
          <table:table-cell table:formula="of:= 1500*([.C911])^4 - 10200*([.C911])^3 + 23010*([.C911])^2 - 17778*([.C911]) + 4000" office:value-type="float" office:value="2829.67004670187" calcext:value-type="float">
            <text:p>2829.6700467019</text:p>
          </table:table-cell>
        </table:table-row>
        <table:table-row table:style-name="ro1">
          <table:table-cell office:value-type="float" office:value="18229" calcext:value-type="float">
            <text:p>18229</text:p>
          </table:table-cell>
          <table:table-cell office:value-type="float" office:value="6926" calcext:value-type="float">
            <text:p>6926</text:p>
          </table:table-cell>
          <table:table-cell table:formula="of:= [.A912]/10000" office:value-type="float" office:value="1.8229" calcext:value-type="float">
            <text:p>1.8229</text:p>
          </table:table-cell>
          <table:table-cell table:formula="of:= 1500*([.C912])^4 - 10200*([.C912])^3 + 23010*([.C912])^2 - 17778*([.C912]) + 4000" office:value-type="float" office:value="2831.22898480218" calcext:value-type="float">
            <text:p>2831.2289848022</text:p>
          </table:table-cell>
        </table:table-row>
        <table:table-row table:style-name="ro1">
          <table:table-cell office:value-type="float" office:value="18249" calcext:value-type="float">
            <text:p>18249</text:p>
          </table:table-cell>
          <table:table-cell office:value-type="float" office:value="6928" calcext:value-type="float">
            <text:p>6928</text:p>
          </table:table-cell>
          <table:table-cell table:formula="of:= [.A913]/10000" office:value-type="float" office:value="1.8249" calcext:value-type="float">
            <text:p>1.8249</text:p>
          </table:table-cell>
          <table:table-cell table:formula="of:= 1500*([.C913])^4 - 10200*([.C913])^3 + 23010*([.C913])^2 - 17778*([.C913]) + 4000" office:value-type="float" office:value="2832.765010468" calcext:value-type="float">
            <text:p>2832.765010468</text:p>
          </table:table-cell>
        </table:table-row>
        <table:table-row table:style-name="ro1">
          <table:table-cell office:value-type="float" office:value="18269" calcext:value-type="float">
            <text:p>18269</text:p>
          </table:table-cell>
          <table:table-cell office:value-type="float" office:value="6930" calcext:value-type="float">
            <text:p>6930</text:p>
          </table:table-cell>
          <table:table-cell table:formula="of:= [.A914]/10000" office:value-type="float" office:value="1.8269" calcext:value-type="float">
            <text:p>1.8269</text:p>
          </table:table-cell>
          <table:table-cell table:formula="of:= 1500*([.C914])^4 - 10200*([.C914])^3 + 23010*([.C914])^2 - 17778*([.C914]) + 4000" office:value-type="float" office:value="2834.27815938255" calcext:value-type="float">
            <text:p>2834.2781593826</text:p>
          </table:table-cell>
        </table:table-row>
        <table:table-row table:style-name="ro1">
          <table:table-cell office:value-type="float" office:value="18289" calcext:value-type="float">
            <text:p>18289</text:p>
          </table:table-cell>
          <table:table-cell office:value-type="float" office:value="6932" calcext:value-type="float">
            <text:p>6932</text:p>
          </table:table-cell>
          <table:table-cell table:formula="of:= [.A915]/10000" office:value-type="float" office:value="1.8289" calcext:value-type="float">
            <text:p>1.8289</text:p>
          </table:table-cell>
          <table:table-cell table:formula="of:= 1500*([.C915])^4 - 10200*([.C915])^3 + 23010*([.C915])^2 - 17778*([.C915]) + 4000" office:value-type="float" office:value="2835.76846780502" calcext:value-type="float">
            <text:p>2835.768467805</text:p>
          </table:table-cell>
        </table:table-row>
        <table:table-row table:style-name="ro1">
          <table:table-cell office:value-type="float" office:value="18309" calcext:value-type="float">
            <text:p>18309</text:p>
          </table:table-cell>
          <table:table-cell office:value-type="float" office:value="6933" calcext:value-type="float">
            <text:p>6933</text:p>
          </table:table-cell>
          <table:table-cell table:formula="of:= [.A916]/10000" office:value-type="float" office:value="1.8309" calcext:value-type="float">
            <text:p>1.8309</text:p>
          </table:table-cell>
          <table:table-cell table:formula="of:= 1500*([.C916])^4 - 10200*([.C916])^3 + 23010*([.C916])^2 - 17778*([.C916]) + 4000" office:value-type="float" office:value="2837.2359725706" calcext:value-type="float">
            <text:p>2837.2359725706</text:p>
          </table:table-cell>
        </table:table-row>
        <table:table-row table:style-name="ro1">
          <table:table-cell office:value-type="float" office:value="18329" calcext:value-type="float">
            <text:p>18329</text:p>
          </table:table-cell>
          <table:table-cell office:value-type="float" office:value="6935" calcext:value-type="float">
            <text:p>6935</text:p>
          </table:table-cell>
          <table:table-cell table:formula="of:= [.A917]/10000" office:value-type="float" office:value="1.8329" calcext:value-type="float">
            <text:p>1.8329</text:p>
          </table:table-cell>
          <table:table-cell table:formula="of:= 1500*([.C917])^4 - 10200*([.C917])^3 + 23010*([.C917])^2 - 17778*([.C917]) + 4000" office:value-type="float" office:value="2838.6807110905" calcext:value-type="float">
            <text:p>2838.6807110905</text:p>
          </table:table-cell>
        </table:table-row>
        <table:table-row table:style-name="ro1">
          <table:table-cell office:value-type="float" office:value="18349" calcext:value-type="float">
            <text:p>18349</text:p>
          </table:table-cell>
          <table:table-cell office:value-type="float" office:value="6936" calcext:value-type="float">
            <text:p>6936</text:p>
          </table:table-cell>
          <table:table-cell table:formula="of:= [.A918]/10000" office:value-type="float" office:value="1.8349" calcext:value-type="float">
            <text:p>1.8349</text:p>
          </table:table-cell>
          <table:table-cell table:formula="of:= 1500*([.C918])^4 - 10200*([.C918])^3 + 23010*([.C918])^2 - 17778*([.C918]) + 4000" office:value-type="float" office:value="2840.10272135194" calcext:value-type="float">
            <text:p>2840.102721352</text:p>
          </table:table-cell>
        </table:table-row>
        <table:table-row table:style-name="ro1">
          <table:table-cell office:value-type="float" office:value="18369" calcext:value-type="float">
            <text:p>18369</text:p>
          </table:table-cell>
          <table:table-cell office:value-type="float" office:value="6938" calcext:value-type="float">
            <text:p>6938</text:p>
          </table:table-cell>
          <table:table-cell table:formula="of:= [.A919]/10000" office:value-type="float" office:value="1.8369" calcext:value-type="float">
            <text:p>1.8369</text:p>
          </table:table-cell>
          <table:table-cell table:formula="of:= 1500*([.C919])^4 - 10200*([.C919])^3 + 23010*([.C919])^2 - 17778*([.C919]) + 4000" office:value-type="float" office:value="2841.50204191809" calcext:value-type="float">
            <text:p>2841.5020419181</text:p>
          </table:table-cell>
        </table:table-row>
        <table:table-row table:style-name="ro1">
          <table:table-cell office:value-type="float" office:value="18389" calcext:value-type="float">
            <text:p>18389</text:p>
          </table:table-cell>
          <table:table-cell office:value-type="float" office:value="6939" calcext:value-type="float">
            <text:p>6939</text:p>
          </table:table-cell>
          <table:table-cell table:formula="of:= [.A920]/10000" office:value-type="float" office:value="1.8389" calcext:value-type="float">
            <text:p>1.8389</text:p>
          </table:table-cell>
          <table:table-cell table:formula="of:= 1500*([.C920])^4 - 10200*([.C920])^3 + 23010*([.C920])^2 - 17778*([.C920]) + 4000" office:value-type="float" office:value="2842.87871192816" calcext:value-type="float">
            <text:p>2842.8787119282</text:p>
          </table:table-cell>
        </table:table-row>
        <table:table-row table:style-name="ro1">
          <table:table-cell office:value-type="float" office:value="18409" calcext:value-type="float">
            <text:p>18409</text:p>
          </table:table-cell>
          <table:table-cell office:value-type="float" office:value="6941" calcext:value-type="float">
            <text:p>6941</text:p>
          </table:table-cell>
          <table:table-cell table:formula="of:= [.A921]/10000" office:value-type="float" office:value="1.8409" calcext:value-type="float">
            <text:p>1.8409</text:p>
          </table:table-cell>
          <table:table-cell table:formula="of:= 1500*([.C921])^4 - 10200*([.C921])^3 + 23010*([.C921])^2 - 17778*([.C921]) + 4000" office:value-type="float" office:value="2844.23277109735" calcext:value-type="float">
            <text:p>2844.2327710974</text:p>
          </table:table-cell>
        </table:table-row>
        <table:table-row table:style-name="ro1">
          <table:table-cell office:value-type="float" office:value="18429" calcext:value-type="float">
            <text:p>18429</text:p>
          </table:table-cell>
          <table:table-cell office:value-type="float" office:value="6942" calcext:value-type="float">
            <text:p>6942</text:p>
          </table:table-cell>
          <table:table-cell table:formula="of:= [.A922]/10000" office:value-type="float" office:value="1.8429" calcext:value-type="float">
            <text:p>1.8429</text:p>
          </table:table-cell>
          <table:table-cell table:formula="of:= 1500*([.C922])^4 - 10200*([.C922])^3 + 23010*([.C922])^2 - 17778*([.C922]) + 4000" office:value-type="float" office:value="2845.56425971686" calcext:value-type="float">
            <text:p>2845.5642597169</text:p>
          </table:table-cell>
        </table:table-row>
        <table:table-row table:style-name="ro1">
          <table:table-cell office:value-type="float" office:value="18449" calcext:value-type="float">
            <text:p>18449</text:p>
          </table:table-cell>
          <table:table-cell office:value-type="float" office:value="6944" calcext:value-type="float">
            <text:p>6944</text:p>
          </table:table-cell>
          <table:table-cell table:formula="of:= [.A923]/10000" office:value-type="float" office:value="1.8449" calcext:value-type="float">
            <text:p>1.8449</text:p>
          </table:table-cell>
          <table:table-cell table:formula="of:= 1500*([.C923])^4 - 10200*([.C923])^3 + 23010*([.C923])^2 - 17778*([.C923]) + 4000" office:value-type="float" office:value="2846.87321865387" calcext:value-type="float">
            <text:p>2846.8732186539</text:p>
          </table:table-cell>
        </table:table-row>
        <table:table-row table:style-name="ro1">
          <table:table-cell office:value-type="float" office:value="18469" calcext:value-type="float">
            <text:p>18469</text:p>
          </table:table-cell>
          <table:table-cell office:value-type="float" office:value="6946" calcext:value-type="float">
            <text:p>6946</text:p>
          </table:table-cell>
          <table:table-cell table:formula="of:= [.A924]/10000" office:value-type="float" office:value="1.8469" calcext:value-type="float">
            <text:p>1.8469</text:p>
          </table:table-cell>
          <table:table-cell table:formula="of:= 1500*([.C924])^4 - 10200*([.C924])^3 + 23010*([.C924])^2 - 17778*([.C924]) + 4000" office:value-type="float" office:value="2848.15968935162" calcext:value-type="float">
            <text:p>2848.1596893516</text:p>
          </table:table-cell>
        </table:table-row>
        <table:table-row table:style-name="ro1">
          <table:table-cell office:value-type="float" office:value="18489" calcext:value-type="float">
            <text:p>18489</text:p>
          </table:table-cell>
          <table:table-cell office:value-type="float" office:value="6947" calcext:value-type="float">
            <text:p>6947</text:p>
          </table:table-cell>
          <table:table-cell table:formula="of:= [.A925]/10000" office:value-type="float" office:value="1.8489" calcext:value-type="float">
            <text:p>1.8489</text:p>
          </table:table-cell>
          <table:table-cell table:formula="of:= 1500*([.C925])^4 - 10200*([.C925])^3 + 23010*([.C925])^2 - 17778*([.C925]) + 4000" office:value-type="float" office:value="2849.42371382931" calcext:value-type="float">
            <text:p>2849.4237138293</text:p>
          </table:table-cell>
        </table:table-row>
        <table:table-row table:style-name="ro1">
          <table:table-cell office:value-type="float" office:value="18509" calcext:value-type="float">
            <text:p>18509</text:p>
          </table:table-cell>
          <table:table-cell office:value-type="float" office:value="6948" calcext:value-type="float">
            <text:p>6948</text:p>
          </table:table-cell>
          <table:table-cell table:formula="of:= [.A926]/10000" office:value-type="float" office:value="1.8509" calcext:value-type="float">
            <text:p>1.8509</text:p>
          </table:table-cell>
          <table:table-cell table:formula="of:= 1500*([.C926])^4 - 10200*([.C926])^3 + 23010*([.C926])^2 - 17778*([.C926]) + 4000" office:value-type="float" office:value="2850.66533468208" calcext:value-type="float">
            <text:p>2850.6653346821</text:p>
          </table:table-cell>
        </table:table-row>
        <table:table-row table:style-name="ro1">
          <table:table-cell office:value-type="float" office:value="18529" calcext:value-type="float">
            <text:p>18529</text:p>
          </table:table-cell>
          <table:table-cell office:value-type="float" office:value="6950" calcext:value-type="float">
            <text:p>6950</text:p>
          </table:table-cell>
          <table:table-cell table:formula="of:= [.A927]/10000" office:value-type="float" office:value="1.8529" calcext:value-type="float">
            <text:p>1.8529</text:p>
          </table:table-cell>
          <table:table-cell table:formula="of:= 1500*([.C927])^4 - 10200*([.C927])^3 + 23010*([.C927])^2 - 17778*([.C927]) + 4000" office:value-type="float" office:value="2851.88459508119" calcext:value-type="float">
            <text:p>2851.8845950812</text:p>
          </table:table-cell>
        </table:table-row>
        <table:table-row table:style-name="ro1">
          <table:table-cell office:value-type="float" office:value="18549" calcext:value-type="float">
            <text:p>18549</text:p>
          </table:table-cell>
          <table:table-cell office:value-type="float" office:value="6951" calcext:value-type="float">
            <text:p>6951</text:p>
          </table:table-cell>
          <table:table-cell table:formula="of:= [.A928]/10000" office:value-type="float" office:value="1.8549" calcext:value-type="float">
            <text:p>1.8549</text:p>
          </table:table-cell>
          <table:table-cell table:formula="of:= 1500*([.C928])^4 - 10200*([.C928])^3 + 23010*([.C928])^2 - 17778*([.C928]) + 4000" office:value-type="float" office:value="2853.08153877381" calcext:value-type="float">
            <text:p>2853.0815387738</text:p>
          </table:table-cell>
        </table:table-row>
        <table:table-row table:style-name="ro1">
          <table:table-cell office:value-type="float" office:value="18569" calcext:value-type="float">
            <text:p>18569</text:p>
          </table:table-cell>
          <table:table-cell office:value-type="float" office:value="6952" calcext:value-type="float">
            <text:p>6952</text:p>
          </table:table-cell>
          <table:table-cell table:formula="of:= [.A929]/10000" office:value-type="float" office:value="1.8569" calcext:value-type="float">
            <text:p>1.8569</text:p>
          </table:table-cell>
          <table:table-cell table:formula="of:= 1500*([.C929])^4 - 10200*([.C929])^3 + 23010*([.C929])^2 - 17778*([.C929]) + 4000" office:value-type="float" office:value="2854.25621008316" calcext:value-type="float">
            <text:p>2854.2562100832</text:p>
          </table:table-cell>
        </table:table-row>
        <table:table-row table:style-name="ro1">
          <table:table-cell office:value-type="float" office:value="18589" calcext:value-type="float">
            <text:p>18589</text:p>
          </table:table-cell>
          <table:table-cell office:value-type="float" office:value="6953" calcext:value-type="float">
            <text:p>6953</text:p>
          </table:table-cell>
          <table:table-cell table:formula="of:= [.A930]/10000" office:value-type="float" office:value="1.8589" calcext:value-type="float">
            <text:p>1.8589</text:p>
          </table:table-cell>
          <table:table-cell table:formula="of:= 1500*([.C930])^4 - 10200*([.C930])^3 + 23010*([.C930])^2 - 17778*([.C930]) + 4000" office:value-type="float" office:value="2855.40865390844" calcext:value-type="float">
            <text:p>2855.4086539084</text:p>
          </table:table-cell>
        </table:table-row>
        <table:table-row table:style-name="ro1">
          <table:table-cell office:value-type="float" office:value="18609" calcext:value-type="float">
            <text:p>18609</text:p>
          </table:table-cell>
          <table:table-cell office:value-type="float" office:value="6955" calcext:value-type="float">
            <text:p>6955</text:p>
          </table:table-cell>
          <table:table-cell table:formula="of:= [.A931]/10000" office:value-type="float" office:value="1.8609" calcext:value-type="float">
            <text:p>1.8609</text:p>
          </table:table-cell>
          <table:table-cell table:formula="of:= 1500*([.C931])^4 - 10200*([.C931])^3 + 23010*([.C931])^2 - 17778*([.C931]) + 4000" office:value-type="float" office:value="2856.53891572483" calcext:value-type="float">
            <text:p>2856.5389157248</text:p>
          </table:table-cell>
        </table:table-row>
        <table:table-row table:style-name="ro1">
          <table:table-cell office:value-type="float" office:value="18629" calcext:value-type="float">
            <text:p>18629</text:p>
          </table:table-cell>
          <table:table-cell office:value-type="float" office:value="6956" calcext:value-type="float">
            <text:p>6956</text:p>
          </table:table-cell>
          <table:table-cell table:formula="of:= [.A932]/10000" office:value-type="float" office:value="1.8629" calcext:value-type="float">
            <text:p>1.8629</text:p>
          </table:table-cell>
          <table:table-cell table:formula="of:= 1500*([.C932])^4 - 10200*([.C932])^3 + 23010*([.C932])^2 - 17778*([.C932]) + 4000" office:value-type="float" office:value="2857.64704158353" calcext:value-type="float">
            <text:p>2857.6470415835</text:p>
          </table:table-cell>
        </table:table-row>
        <table:table-row table:style-name="ro1">
          <table:table-cell office:value-type="float" office:value="18649" calcext:value-type="float">
            <text:p>18649</text:p>
          </table:table-cell>
          <table:table-cell office:value-type="float" office:value="6957" calcext:value-type="float">
            <text:p>6957</text:p>
          </table:table-cell>
          <table:table-cell table:formula="of:= [.A933]/10000" office:value-type="float" office:value="1.8649" calcext:value-type="float">
            <text:p>1.8649</text:p>
          </table:table-cell>
          <table:table-cell table:formula="of:= 1500*([.C933])^4 - 10200*([.C933])^3 + 23010*([.C933])^2 - 17778*([.C933]) + 4000" office:value-type="float" office:value="2858.73307811176" calcext:value-type="float">
            <text:p>2858.7330781118</text:p>
          </table:table-cell>
        </table:table-row>
        <table:table-row table:style-name="ro1">
          <table:table-cell office:value-type="float" office:value="18669" calcext:value-type="float">
            <text:p>18669</text:p>
          </table:table-cell>
          <table:table-cell office:value-type="float" office:value="6959" calcext:value-type="float">
            <text:p>6959</text:p>
          </table:table-cell>
          <table:table-cell table:formula="of:= [.A934]/10000" office:value-type="float" office:value="1.8669" calcext:value-type="float">
            <text:p>1.8669</text:p>
          </table:table-cell>
          <table:table-cell table:formula="of:= 1500*([.C934])^4 - 10200*([.C934])^3 + 23010*([.C934])^2 - 17778*([.C934]) + 4000" office:value-type="float" office:value="2859.7970725127" calcext:value-type="float">
            <text:p>2859.7970725127</text:p>
          </table:table-cell>
        </table:table-row>
        <table:table-row table:style-name="ro1">
          <table:table-cell office:value-type="float" office:value="18689" calcext:value-type="float">
            <text:p>18689</text:p>
          </table:table-cell>
          <table:table-cell office:value-type="float" office:value="6960" calcext:value-type="float">
            <text:p>6960</text:p>
          </table:table-cell>
          <table:table-cell table:formula="of:= [.A935]/10000" office:value-type="float" office:value="1.8689" calcext:value-type="float">
            <text:p>1.8689</text:p>
          </table:table-cell>
          <table:table-cell table:formula="of:= 1500*([.C935])^4 - 10200*([.C935])^3 + 23010*([.C935])^2 - 17778*([.C935]) + 4000" office:value-type="float" office:value="2860.83907256558" calcext:value-type="float">
            <text:p>2860.8390725656</text:p>
          </table:table-cell>
        </table:table-row>
        <table:table-row table:style-name="ro1">
          <table:table-cell office:value-type="float" office:value="18709" calcext:value-type="float">
            <text:p>18709</text:p>
          </table:table-cell>
          <table:table-cell office:value-type="float" office:value="6960" calcext:value-type="float">
            <text:p>6960</text:p>
          </table:table-cell>
          <table:table-cell table:formula="of:= [.A936]/10000" office:value-type="float" office:value="1.8709" calcext:value-type="float">
            <text:p>1.8709</text:p>
          </table:table-cell>
          <table:table-cell table:formula="of:= 1500*([.C936])^4 - 10200*([.C936])^3 + 23010*([.C936])^2 - 17778*([.C936]) + 4000" office:value-type="float" office:value="2861.85912662556" calcext:value-type="float">
            <text:p>2861.8591266256</text:p>
          </table:table-cell>
        </table:table-row>
        <table:table-row table:style-name="ro1">
          <table:table-cell office:value-type="float" office:value="18729" calcext:value-type="float">
            <text:p>18729</text:p>
          </table:table-cell>
          <table:table-cell office:value-type="float" office:value="6962" calcext:value-type="float">
            <text:p>6962</text:p>
          </table:table-cell>
          <table:table-cell table:formula="of:= [.A937]/10000" office:value-type="float" office:value="1.8729" calcext:value-type="float">
            <text:p>1.8729</text:p>
          </table:table-cell>
          <table:table-cell table:formula="of:= 1500*([.C937])^4 - 10200*([.C937])^3 + 23010*([.C937])^2 - 17778*([.C937]) + 4000" office:value-type="float" office:value="2862.85728362387" calcext:value-type="float">
            <text:p>2862.8572836239</text:p>
          </table:table-cell>
        </table:table-row>
        <table:table-row table:style-name="ro1">
          <table:table-cell office:value-type="float" office:value="18749" calcext:value-type="float">
            <text:p>18749</text:p>
          </table:table-cell>
          <table:table-cell office:value-type="float" office:value="6963" calcext:value-type="float">
            <text:p>6963</text:p>
          </table:table-cell>
          <table:table-cell table:formula="of:= [.A938]/10000" office:value-type="float" office:value="1.8749" calcext:value-type="float">
            <text:p>1.8749</text:p>
          </table:table-cell>
          <table:table-cell table:formula="of:= 1500*([.C938])^4 - 10200*([.C938])^3 + 23010*([.C938])^2 - 17778*([.C938]) + 4000" office:value-type="float" office:value="2863.8335930677" calcext:value-type="float">
            <text:p>2863.8335930677</text:p>
          </table:table-cell>
        </table:table-row>
        <table:table-row table:style-name="ro1">
          <table:table-cell office:value-type="float" office:value="18769" calcext:value-type="float">
            <text:p>18769</text:p>
          </table:table-cell>
          <table:table-cell office:value-type="float" office:value="6964" calcext:value-type="float">
            <text:p>6964</text:p>
          </table:table-cell>
          <table:table-cell table:formula="of:= [.A939]/10000" office:value-type="float" office:value="1.8769" calcext:value-type="float">
            <text:p>1.8769</text:p>
          </table:table-cell>
          <table:table-cell table:formula="of:= 1500*([.C939])^4 - 10200*([.C939])^3 + 23010*([.C939])^2 - 17778*([.C939]) + 4000" office:value-type="float" office:value="2864.78810504025" calcext:value-type="float">
            <text:p>2864.7881050403</text:p>
          </table:table-cell>
        </table:table-row>
        <table:table-row table:style-name="ro1">
          <table:table-cell office:value-type="float" office:value="18789" calcext:value-type="float">
            <text:p>18789</text:p>
          </table:table-cell>
          <table:table-cell office:value-type="float" office:value="6964" calcext:value-type="float">
            <text:p>6964</text:p>
          </table:table-cell>
          <table:table-cell table:formula="of:= [.A940]/10000" office:value-type="float" office:value="1.8789" calcext:value-type="float">
            <text:p>1.8789</text:p>
          </table:table-cell>
          <table:table-cell table:formula="of:= 1500*([.C940])^4 - 10200*([.C940])^3 + 23010*([.C940])^2 - 17778*([.C940]) + 4000" office:value-type="float" office:value="2865.72087020072" calcext:value-type="float">
            <text:p>2865.7208702007</text:p>
          </table:table-cell>
        </table:table-row>
        <table:table-row table:style-name="ro1">
          <table:table-cell office:value-type="float" office:value="18810" calcext:value-type="float">
            <text:p>18810</text:p>
          </table:table-cell>
          <table:table-cell office:value-type="float" office:value="6965" calcext:value-type="float">
            <text:p>6965</text:p>
          </table:table-cell>
          <table:table-cell table:formula="of:= [.A941]/10000" office:value-type="float" office:value="1.881" calcext:value-type="float">
            <text:p>1.881</text:p>
          </table:table-cell>
          <table:table-cell table:formula="of:= 1500*([.C941])^4 - 10200*([.C941])^3 + 23010*([.C941])^2 - 17778*([.C941]) + 4000" office:value-type="float" office:value="2866.67692468152" calcext:value-type="float">
            <text:p>2866.6769246815</text:p>
          </table:table-cell>
        </table:table-row>
        <table:table-row table:style-name="ro1">
          <table:table-cell office:value-type="float" office:value="18830" calcext:value-type="float">
            <text:p>18830</text:p>
          </table:table-cell>
          <table:table-cell office:value-type="float" office:value="6966" calcext:value-type="float">
            <text:p>6966</text:p>
          </table:table-cell>
          <table:table-cell table:formula="of:= [.A942]/10000" office:value-type="float" office:value="1.883" calcext:value-type="float">
            <text:p>1.883</text:p>
          </table:table-cell>
          <table:table-cell table:formula="of:= 1500*([.C942])^4 - 10200*([.C942])^3 + 23010*([.C942])^2 - 17778*([.C942]) + 4000" office:value-type="float" office:value="2867.56526968149" calcext:value-type="float">
            <text:p>2867.5652696815</text:p>
          </table:table-cell>
        </table:table-row>
        <table:table-row table:style-name="ro1">
          <table:table-cell office:value-type="float" office:value="18850" calcext:value-type="float">
            <text:p>18850</text:p>
          </table:table-cell>
          <table:table-cell office:value-type="float" office:value="6967" calcext:value-type="float">
            <text:p>6967</text:p>
          </table:table-cell>
          <table:table-cell table:formula="of:= [.A943]/10000" office:value-type="float" office:value="1.885" calcext:value-type="float">
            <text:p>1.885</text:p>
          </table:table-cell>
          <table:table-cell table:formula="of:= 1500*([.C943])^4 - 10200*([.C943])^3 + 23010*([.C943])^2 - 17778*([.C943]) + 4000" office:value-type="float" office:value="2868.43202593749" calcext:value-type="float">
            <text:p>2868.4320259375</text:p>
          </table:table-cell>
        </table:table-row>
        <table:table-row table:style-name="ro1">
          <table:table-cell office:value-type="float" office:value="18870" calcext:value-type="float">
            <text:p>18870</text:p>
          </table:table-cell>
          <table:table-cell office:value-type="float" office:value="6968" calcext:value-type="float">
            <text:p>6968</text:p>
          </table:table-cell>
          <table:table-cell table:formula="of:= [.A944]/10000" office:value-type="float" office:value="1.887" calcext:value-type="float">
            <text:p>1.887</text:p>
          </table:table-cell>
          <table:table-cell table:formula="of:= 1500*([.C944])^4 - 10200*([.C944])^3 + 23010*([.C944])^2 - 17778*([.C944]) + 4000" office:value-type="float" office:value="2869.2772464415" calcext:value-type="float">
            <text:p>2869.2772464415</text:p>
          </table:table-cell>
        </table:table-row>
        <table:table-row table:style-name="ro1">
          <table:table-cell office:value-type="float" office:value="18890" calcext:value-type="float">
            <text:p>18890</text:p>
          </table:table-cell>
          <table:table-cell office:value-type="float" office:value="6969" calcext:value-type="float">
            <text:p>6969</text:p>
          </table:table-cell>
          <table:table-cell table:formula="of:= [.A945]/10000" office:value-type="float" office:value="1.889" calcext:value-type="float">
            <text:p>1.889</text:p>
          </table:table-cell>
          <table:table-cell table:formula="of:= 1500*([.C945])^4 - 10200*([.C945])^3 + 23010*([.C945])^2 - 17778*([.C945]) + 4000" office:value-type="float" office:value="2870.10098476151" calcext:value-type="float">
            <text:p>2870.1009847615</text:p>
          </table:table-cell>
        </table:table-row>
        <table:table-row table:style-name="ro1">
          <table:table-cell office:value-type="float" office:value="18910" calcext:value-type="float">
            <text:p>18910</text:p>
          </table:table-cell>
          <table:table-cell office:value-type="float" office:value="6970" calcext:value-type="float">
            <text:p>6970</text:p>
          </table:table-cell>
          <table:table-cell table:formula="of:= [.A946]/10000" office:value-type="float" office:value="1.891" calcext:value-type="float">
            <text:p>1.891</text:p>
          </table:table-cell>
          <table:table-cell table:formula="of:= 1500*([.C946])^4 - 10200*([.C946])^3 + 23010*([.C946])^2 - 17778*([.C946]) + 4000" office:value-type="float" office:value="2870.90329504149" calcext:value-type="float">
            <text:p>2870.9032950415</text:p>
          </table:table-cell>
        </table:table-row>
        <table:table-row table:style-name="ro1">
          <table:table-cell office:value-type="float" office:value="18930" calcext:value-type="float">
            <text:p>18930</text:p>
          </table:table-cell>
          <table:table-cell office:value-type="float" office:value="6971" calcext:value-type="float">
            <text:p>6971</text:p>
          </table:table-cell>
          <table:table-cell table:formula="of:= [.A947]/10000" office:value-type="float" office:value="1.893" calcext:value-type="float">
            <text:p>1.893</text:p>
          </table:table-cell>
          <table:table-cell table:formula="of:= 1500*([.C947])^4 - 10200*([.C947])^3 + 23010*([.C947])^2 - 17778*([.C947]) + 4000" office:value-type="float" office:value="2871.6842320015" calcext:value-type="float">
            <text:p>2871.6842320015</text:p>
          </table:table-cell>
        </table:table-row>
        <table:table-row table:style-name="ro1">
          <table:table-cell office:value-type="float" office:value="18950" calcext:value-type="float">
            <text:p>18950</text:p>
          </table:table-cell>
          <table:table-cell office:value-type="float" office:value="6971" calcext:value-type="float">
            <text:p>6971</text:p>
          </table:table-cell>
          <table:table-cell table:formula="of:= [.A948]/10000" office:value-type="float" office:value="1.895" calcext:value-type="float">
            <text:p>1.895</text:p>
          </table:table-cell>
          <table:table-cell table:formula="of:= 1500*([.C948])^4 - 10200*([.C948])^3 + 23010*([.C948])^2 - 17778*([.C948]) + 4000" office:value-type="float" office:value="2872.4438509375" calcext:value-type="float">
            <text:p>2872.4438509375</text:p>
          </table:table-cell>
        </table:table-row>
        <table:table-row table:style-name="ro1">
          <table:table-cell office:value-type="float" office:value="18970" calcext:value-type="float">
            <text:p>18970</text:p>
          </table:table-cell>
          <table:table-cell office:value-type="float" office:value="6972" calcext:value-type="float">
            <text:p>6972</text:p>
          </table:table-cell>
          <table:table-cell table:formula="of:= [.A949]/10000" office:value-type="float" office:value="1.897" calcext:value-type="float">
            <text:p>1.897</text:p>
          </table:table-cell>
          <table:table-cell table:formula="of:= 1500*([.C949])^4 - 10200*([.C949])^3 + 23010*([.C949])^2 - 17778*([.C949]) + 4000" office:value-type="float" office:value="2873.1822077215" calcext:value-type="float">
            <text:p>2873.1822077215</text:p>
          </table:table-cell>
        </table:table-row>
        <table:table-row table:style-name="ro1">
          <table:table-cell office:value-type="float" office:value="18990" calcext:value-type="float">
            <text:p>18990</text:p>
          </table:table-cell>
          <table:table-cell office:value-type="float" office:value="6973" calcext:value-type="float">
            <text:p>6973</text:p>
          </table:table-cell>
          <table:table-cell table:formula="of:= [.A950]/10000" office:value-type="float" office:value="1.899" calcext:value-type="float">
            <text:p>1.899</text:p>
          </table:table-cell>
          <table:table-cell table:formula="of:= 1500*([.C950])^4 - 10200*([.C950])^3 + 23010*([.C950])^2 - 17778*([.C950]) + 4000" office:value-type="float" office:value="2873.89935880149" calcext:value-type="float">
            <text:p>2873.8993588015</text:p>
          </table:table-cell>
        </table:table-row>
        <table:table-row table:style-name="ro1">
          <table:table-cell office:value-type="float" office:value="19010" calcext:value-type="float">
            <text:p>19010</text:p>
          </table:table-cell>
          <table:table-cell office:value-type="float" office:value="6973" calcext:value-type="float">
            <text:p>6973</text:p>
          </table:table-cell>
          <table:table-cell table:formula="of:= [.A951]/10000" office:value-type="float" office:value="1.901" calcext:value-type="float">
            <text:p>1.901</text:p>
          </table:table-cell>
          <table:table-cell table:formula="of:= 1500*([.C951])^4 - 10200*([.C951])^3 + 23010*([.C951])^2 - 17778*([.C951]) + 4000" office:value-type="float" office:value="2874.5953612015" calcext:value-type="float">
            <text:p>2874.5953612015</text:p>
          </table:table-cell>
        </table:table-row>
        <table:table-row table:style-name="ro1">
          <table:table-cell office:value-type="float" office:value="19030" calcext:value-type="float">
            <text:p>19030</text:p>
          </table:table-cell>
          <table:table-cell office:value-type="float" office:value="6974" calcext:value-type="float">
            <text:p>6974</text:p>
          </table:table-cell>
          <table:table-cell table:formula="of:= [.A952]/10000" office:value-type="float" office:value="1.903" calcext:value-type="float">
            <text:p>1.903</text:p>
          </table:table-cell>
          <table:table-cell table:formula="of:= 1500*([.C952])^4 - 10200*([.C952])^3 + 23010*([.C952])^2 - 17778*([.C952]) + 4000" office:value-type="float" office:value="2875.27027252149" calcext:value-type="float">
            <text:p>2875.2702725215</text:p>
          </table:table-cell>
        </table:table-row>
        <table:table-row table:style-name="ro1">
          <table:table-cell office:value-type="float" office:value="19050" calcext:value-type="float">
            <text:p>19050</text:p>
          </table:table-cell>
          <table:table-cell office:value-type="float" office:value="6975" calcext:value-type="float">
            <text:p>6975</text:p>
          </table:table-cell>
          <table:table-cell table:formula="of:= [.A953]/10000" office:value-type="float" office:value="1.905" calcext:value-type="float">
            <text:p>1.905</text:p>
          </table:table-cell>
          <table:table-cell table:formula="of:= 1500*([.C953])^4 - 10200*([.C953])^3 + 23010*([.C953])^2 - 17778*([.C953]) + 4000" office:value-type="float" office:value="2875.92415093749" calcext:value-type="float">
            <text:p>2875.9241509375</text:p>
          </table:table-cell>
        </table:table-row>
        <table:table-row table:style-name="ro1">
          <table:table-cell office:value-type="float" office:value="19070" calcext:value-type="float">
            <text:p>19070</text:p>
          </table:table-cell>
          <table:table-cell office:value-type="float" office:value="6975" calcext:value-type="float">
            <text:p>6975</text:p>
          </table:table-cell>
          <table:table-cell table:formula="of:= [.A954]/10000" office:value-type="float" office:value="1.907" calcext:value-type="float">
            <text:p>1.907</text:p>
          </table:table-cell>
          <table:table-cell table:formula="of:= 1500*([.C954])^4 - 10200*([.C954])^3 + 23010*([.C954])^2 - 17778*([.C954]) + 4000" office:value-type="float" office:value="2876.55705520151" calcext:value-type="float">
            <text:p>2876.5570552015</text:p>
          </table:table-cell>
        </table:table-row>
        <table:table-row table:style-name="ro1">
          <table:table-cell office:value-type="float" office:value="19090" calcext:value-type="float">
            <text:p>19090</text:p>
          </table:table-cell>
          <table:table-cell office:value-type="float" office:value="6975" calcext:value-type="float">
            <text:p>6975</text:p>
          </table:table-cell>
          <table:table-cell table:formula="of:= [.A955]/10000" office:value-type="float" office:value="1.909" calcext:value-type="float">
            <text:p>1.909</text:p>
          </table:table-cell>
          <table:table-cell table:formula="of:= 1500*([.C955])^4 - 10200*([.C955])^3 + 23010*([.C955])^2 - 17778*([.C955]) + 4000" office:value-type="float" office:value="2877.16904464151" calcext:value-type="float">
            <text:p>2877.1690446415</text:p>
          </table:table-cell>
        </table:table-row>
        <table:table-row table:style-name="ro1">
          <table:table-cell office:value-type="float" office:value="19110" calcext:value-type="float">
            <text:p>19110</text:p>
          </table:table-cell>
          <table:table-cell office:value-type="float" office:value="6976" calcext:value-type="float">
            <text:p>6976</text:p>
          </table:table-cell>
          <table:table-cell table:formula="of:= [.A956]/10000" office:value-type="float" office:value="1.911" calcext:value-type="float">
            <text:p>1.911</text:p>
          </table:table-cell>
          <table:table-cell table:formula="of:= 1500*([.C956])^4 - 10200*([.C956])^3 + 23010*([.C956])^2 - 17778*([.C956]) + 4000" office:value-type="float" office:value="2877.7601791615" calcext:value-type="float">
            <text:p>2877.7601791615</text:p>
          </table:table-cell>
        </table:table-row>
        <table:table-row table:style-name="ro1">
          <table:table-cell office:value-type="float" office:value="19130" calcext:value-type="float">
            <text:p>19130</text:p>
          </table:table-cell>
          <table:table-cell office:value-type="float" office:value="6976" calcext:value-type="float">
            <text:p>6976</text:p>
          </table:table-cell>
          <table:table-cell table:formula="of:= [.A957]/10000" office:value-type="float" office:value="1.913" calcext:value-type="float">
            <text:p>1.913</text:p>
          </table:table-cell>
          <table:table-cell table:formula="of:= 1500*([.C957])^4 - 10200*([.C957])^3 + 23010*([.C957])^2 - 17778*([.C957]) + 4000" office:value-type="float" office:value="2878.33051924151" calcext:value-type="float">
            <text:p>2878.3305192415</text:p>
          </table:table-cell>
        </table:table-row>
        <table:table-row table:style-name="ro1">
          <table:table-cell office:value-type="float" office:value="19150" calcext:value-type="float">
            <text:p>19150</text:p>
          </table:table-cell>
          <table:table-cell office:value-type="float" office:value="6977" calcext:value-type="float">
            <text:p>6977</text:p>
          </table:table-cell>
          <table:table-cell table:formula="of:= [.A958]/10000" office:value-type="float" office:value="1.915" calcext:value-type="float">
            <text:p>1.915</text:p>
          </table:table-cell>
          <table:table-cell table:formula="of:= 1500*([.C958])^4 - 10200*([.C958])^3 + 23010*([.C958])^2 - 17778*([.C958]) + 4000" office:value-type="float" office:value="2878.88012593751" calcext:value-type="float">
            <text:p>2878.8801259375</text:p>
          </table:table-cell>
        </table:table-row>
        <table:table-row table:style-name="ro1">
          <table:table-cell office:value-type="float" office:value="19170" calcext:value-type="float">
            <text:p>19170</text:p>
          </table:table-cell>
          <table:table-cell office:value-type="float" office:value="6978" calcext:value-type="float">
            <text:p>6978</text:p>
          </table:table-cell>
          <table:table-cell table:formula="of:= [.A959]/10000" office:value-type="float" office:value="1.917" calcext:value-type="float">
            <text:p>1.917</text:p>
          </table:table-cell>
          <table:table-cell table:formula="of:= 1500*([.C959])^4 - 10200*([.C959])^3 + 23010*([.C959])^2 - 17778*([.C959]) + 4000" office:value-type="float" office:value="2879.4090608815" calcext:value-type="float">
            <text:p>2879.4090608815</text:p>
          </table:table-cell>
        </table:table-row>
        <table:table-row table:style-name="ro1">
          <table:table-cell office:value-type="float" office:value="19190" calcext:value-type="float">
            <text:p>19190</text:p>
          </table:table-cell>
          <table:table-cell office:value-type="float" office:value="6978" calcext:value-type="float">
            <text:p>6978</text:p>
          </table:table-cell>
          <table:table-cell table:formula="of:= [.A960]/10000" office:value-type="float" office:value="1.919" calcext:value-type="float">
            <text:p>1.919</text:p>
          </table:table-cell>
          <table:table-cell table:formula="of:= 1500*([.C960])^4 - 10200*([.C960])^3 + 23010*([.C960])^2 - 17778*([.C960]) + 4000" office:value-type="float" office:value="2879.91738628149" calcext:value-type="float">
            <text:p>2879.9173862815</text:p>
          </table:table-cell>
        </table:table-row>
        <table:table-row table:style-name="ro1">
          <table:table-cell office:value-type="float" office:value="19210" calcext:value-type="float">
            <text:p>19210</text:p>
          </table:table-cell>
          <table:table-cell office:value-type="float" office:value="6979" calcext:value-type="float">
            <text:p>6979</text:p>
          </table:table-cell>
          <table:table-cell table:formula="of:= [.A961]/10000" office:value-type="float" office:value="1.921" calcext:value-type="float">
            <text:p>1.921</text:p>
          </table:table-cell>
          <table:table-cell table:formula="of:= 1500*([.C961])^4 - 10200*([.C961])^3 + 23010*([.C961])^2 - 17778*([.C961]) + 4000" office:value-type="float" office:value="2880.4051649215" calcext:value-type="float">
            <text:p>2880.4051649215</text:p>
          </table:table-cell>
        </table:table-row>
        <table:table-row table:style-name="ro1">
          <table:table-cell office:value-type="float" office:value="19230" calcext:value-type="float">
            <text:p>19230</text:p>
          </table:table-cell>
          <table:table-cell office:value-type="float" office:value="6979" calcext:value-type="float">
            <text:p>6979</text:p>
          </table:table-cell>
          <table:table-cell table:formula="of:= [.A962]/10000" office:value-type="float" office:value="1.923" calcext:value-type="float">
            <text:p>1.923</text:p>
          </table:table-cell>
          <table:table-cell table:formula="of:= 1500*([.C962])^4 - 10200*([.C962])^3 + 23010*([.C962])^2 - 17778*([.C962]) + 4000" office:value-type="float" office:value="2880.8724601615" calcext:value-type="float">
            <text:p>2880.8724601615</text:p>
          </table:table-cell>
        </table:table-row>
        <table:table-row table:style-name="ro1">
          <table:table-cell office:value-type="float" office:value="19250" calcext:value-type="float">
            <text:p>19250</text:p>
          </table:table-cell>
          <table:table-cell office:value-type="float" office:value="6979" calcext:value-type="float">
            <text:p>6979</text:p>
          </table:table-cell>
          <table:table-cell table:formula="of:= [.A963]/10000" office:value-type="float" office:value="1.925" calcext:value-type="float">
            <text:p>1.925</text:p>
          </table:table-cell>
          <table:table-cell table:formula="of:= 1500*([.C963])^4 - 10200*([.C963])^3 + 23010*([.C963])^2 - 17778*([.C963]) + 4000" office:value-type="float" office:value="2881.3193359375" calcext:value-type="float">
            <text:p>2881.3193359375</text:p>
          </table:table-cell>
        </table:table-row>
        <table:table-row table:style-name="ro1">
          <table:table-cell office:value-type="float" office:value="19270" calcext:value-type="float">
            <text:p>19270</text:p>
          </table:table-cell>
          <table:table-cell office:value-type="float" office:value="6979" calcext:value-type="float">
            <text:p>6979</text:p>
          </table:table-cell>
          <table:table-cell table:formula="of:= [.A964]/10000" office:value-type="float" office:value="1.927" calcext:value-type="float">
            <text:p>1.927</text:p>
          </table:table-cell>
          <table:table-cell table:formula="of:= 1500*([.C964])^4 - 10200*([.C964])^3 + 23010*([.C964])^2 - 17778*([.C964]) + 4000" office:value-type="float" office:value="2881.7458567615" calcext:value-type="float">
            <text:p>2881.7458567615</text:p>
          </table:table-cell>
        </table:table-row>
        <table:table-row table:style-name="ro1">
          <table:table-cell office:value-type="float" office:value="19290" calcext:value-type="float">
            <text:p>19290</text:p>
          </table:table-cell>
          <table:table-cell office:value-type="float" office:value="6980" calcext:value-type="float">
            <text:p>6980</text:p>
          </table:table-cell>
          <table:table-cell table:formula="of:= [.A965]/10000" office:value-type="float" office:value="1.929" calcext:value-type="float">
            <text:p>1.929</text:p>
          </table:table-cell>
          <table:table-cell table:formula="of:= 1500*([.C965])^4 - 10200*([.C965])^3 + 23010*([.C965])^2 - 17778*([.C965]) + 4000" office:value-type="float" office:value="2882.15208772149" calcext:value-type="float">
            <text:p>2882.1520877215</text:p>
          </table:table-cell>
        </table:table-row>
        <table:table-row table:style-name="ro1">
          <table:table-cell office:value-type="float" office:value="19310" calcext:value-type="float">
            <text:p>19310</text:p>
          </table:table-cell>
          <table:table-cell office:value-type="float" office:value="6981" calcext:value-type="float">
            <text:p>6981</text:p>
          </table:table-cell>
          <table:table-cell table:formula="of:= [.A966]/10000" office:value-type="float" office:value="1.931" calcext:value-type="float">
            <text:p>1.931</text:p>
          </table:table-cell>
          <table:table-cell table:formula="of:= 1500*([.C966])^4 - 10200*([.C966])^3 + 23010*([.C966])^2 - 17778*([.C966]) + 4000" office:value-type="float" office:value="2882.5380944815" calcext:value-type="float">
            <text:p>2882.5380944815</text:p>
          </table:table-cell>
        </table:table-row>
        <table:table-row table:style-name="ro1">
          <table:table-cell office:value-type="float" office:value="19330" calcext:value-type="float">
            <text:p>19330</text:p>
          </table:table-cell>
          <table:table-cell office:value-type="float" office:value="6981" calcext:value-type="float">
            <text:p>6981</text:p>
          </table:table-cell>
          <table:table-cell table:formula="of:= [.A967]/10000" office:value-type="float" office:value="1.933" calcext:value-type="float">
            <text:p>1.933</text:p>
          </table:table-cell>
          <table:table-cell table:formula="of:= 1500*([.C967])^4 - 10200*([.C967])^3 + 23010*([.C967])^2 - 17778*([.C967]) + 4000" office:value-type="float" office:value="2882.9039432815" calcext:value-type="float">
            <text:p>2882.9039432815</text:p>
          </table:table-cell>
        </table:table-row>
        <table:table-row table:style-name="ro1">
          <table:table-cell office:value-type="float" office:value="19350" calcext:value-type="float">
            <text:p>19350</text:p>
          </table:table-cell>
          <table:table-cell office:value-type="float" office:value="6981" calcext:value-type="float">
            <text:p>6981</text:p>
          </table:table-cell>
          <table:table-cell table:formula="of:= [.A968]/10000" office:value-type="float" office:value="1.935" calcext:value-type="float">
            <text:p>1.935</text:p>
          </table:table-cell>
          <table:table-cell table:formula="of:= 1500*([.C968])^4 - 10200*([.C968])^3 + 23010*([.C968])^2 - 17778*([.C968]) + 4000" office:value-type="float" office:value="2883.24970093751" calcext:value-type="float">
            <text:p>2883.2497009375</text:p>
          </table:table-cell>
        </table:table-row>
        <table:table-row table:style-name="ro1">
          <table:table-cell office:value-type="float" office:value="19370" calcext:value-type="float">
            <text:p>19370</text:p>
          </table:table-cell>
          <table:table-cell office:value-type="float" office:value="6981" calcext:value-type="float">
            <text:p>6981</text:p>
          </table:table-cell>
          <table:table-cell table:formula="of:= [.A969]/10000" office:value-type="float" office:value="1.937" calcext:value-type="float">
            <text:p>1.937</text:p>
          </table:table-cell>
          <table:table-cell table:formula="of:= 1500*([.C969])^4 - 10200*([.C969])^3 + 23010*([.C969])^2 - 17778*([.C969]) + 4000" office:value-type="float" office:value="2883.57543484149" calcext:value-type="float">
            <text:p>2883.5754348415</text:p>
          </table:table-cell>
        </table:table-row>
        <table:table-row table:style-name="ro1">
          <table:table-cell office:value-type="float" office:value="19390" calcext:value-type="float">
            <text:p>19390</text:p>
          </table:table-cell>
          <table:table-cell office:value-type="float" office:value="6981" calcext:value-type="float">
            <text:p>6981</text:p>
          </table:table-cell>
          <table:table-cell table:formula="of:= [.A970]/10000" office:value-type="float" office:value="1.939" calcext:value-type="float">
            <text:p>1.939</text:p>
          </table:table-cell>
          <table:table-cell table:formula="of:= 1500*([.C970])^4 - 10200*([.C970])^3 + 23010*([.C970])^2 - 17778*([.C970]) + 4000" office:value-type="float" office:value="2883.8812129615" calcext:value-type="float">
            <text:p>2883.8812129615</text:p>
          </table:table-cell>
        </table:table-row>
        <table:table-row table:style-name="ro1">
          <table:table-cell office:value-type="float" office:value="19410" calcext:value-type="float">
            <text:p>19410</text:p>
          </table:table-cell>
          <table:table-cell office:value-type="float" office:value="6981" calcext:value-type="float">
            <text:p>6981</text:p>
          </table:table-cell>
          <table:table-cell table:formula="of:= [.A971]/10000" office:value-type="float" office:value="1.941" calcext:value-type="float">
            <text:p>1.941</text:p>
          </table:table-cell>
          <table:table-cell table:formula="of:= 1500*([.C971])^4 - 10200*([.C971])^3 + 23010*([.C971])^2 - 17778*([.C971]) + 4000" office:value-type="float" office:value="2884.16710384149" calcext:value-type="float">
            <text:p>2884.1671038415</text:p>
          </table:table-cell>
        </table:table-row>
        <table:table-row table:style-name="ro1">
          <table:table-cell office:value-type="float" office:value="19430" calcext:value-type="float">
            <text:p>19430</text:p>
          </table:table-cell>
          <table:table-cell office:value-type="float" office:value="6982" calcext:value-type="float">
            <text:p>6982</text:p>
          </table:table-cell>
          <table:table-cell table:formula="of:= [.A972]/10000" office:value-type="float" office:value="1.943" calcext:value-type="float">
            <text:p>1.943</text:p>
          </table:table-cell>
          <table:table-cell table:formula="of:= 1500*([.C972])^4 - 10200*([.C972])^3 + 23010*([.C972])^2 - 17778*([.C972]) + 4000" office:value-type="float" office:value="2884.43317660149" calcext:value-type="float">
            <text:p>2884.4331766015</text:p>
          </table:table-cell>
        </table:table-row>
        <table:table-row table:style-name="ro1">
          <table:table-cell office:value-type="float" office:value="19450" calcext:value-type="float">
            <text:p>19450</text:p>
          </table:table-cell>
          <table:table-cell office:value-type="float" office:value="6982" calcext:value-type="float">
            <text:p>6982</text:p>
          </table:table-cell>
          <table:table-cell table:formula="of:= [.A973]/10000" office:value-type="float" office:value="1.945" calcext:value-type="float">
            <text:p>1.945</text:p>
          </table:table-cell>
          <table:table-cell table:formula="of:= 1500*([.C973])^4 - 10200*([.C973])^3 + 23010*([.C973])^2 - 17778*([.C973]) + 4000" office:value-type="float" office:value="2884.67950093751" calcext:value-type="float">
            <text:p>2884.6795009375</text:p>
          </table:table-cell>
        </table:table-row>
        <table:table-row table:style-name="ro1">
          <table:table-cell office:value-type="float" office:value="19470" calcext:value-type="float">
            <text:p>19470</text:p>
          </table:table-cell>
          <table:table-cell office:value-type="float" office:value="6982" calcext:value-type="float">
            <text:p>6982</text:p>
          </table:table-cell>
          <table:table-cell table:formula="of:= [.A974]/10000" office:value-type="float" office:value="1.947" calcext:value-type="float">
            <text:p>1.947</text:p>
          </table:table-cell>
          <table:table-cell table:formula="of:= 1500*([.C974])^4 - 10200*([.C974])^3 + 23010*([.C974])^2 - 17778*([.C974]) + 4000" office:value-type="float" office:value="2884.90614712148" calcext:value-type="float">
            <text:p>2884.9061471215</text:p>
          </table:table-cell>
        </table:table-row>
        <table:table-row table:style-name="ro1">
          <table:table-cell office:value-type="float" office:value="19490" calcext:value-type="float">
            <text:p>19490</text:p>
          </table:table-cell>
          <table:table-cell office:value-type="float" office:value="6982" calcext:value-type="float">
            <text:p>6982</text:p>
          </table:table-cell>
          <table:table-cell table:formula="of:= [.A975]/10000" office:value-type="float" office:value="1.949" calcext:value-type="float">
            <text:p>1.949</text:p>
          </table:table-cell>
          <table:table-cell table:formula="of:= 1500*([.C975])^4 - 10200*([.C975])^3 + 23010*([.C975])^2 - 17778*([.C975]) + 4000" office:value-type="float" office:value="2885.11318600149" calcext:value-type="float">
            <text:p>2885.1131860015</text:p>
          </table:table-cell>
        </table:table-row>
        <table:table-row table:style-name="ro1">
          <table:table-cell office:value-type="float" office:value="19510" calcext:value-type="float">
            <text:p>19510</text:p>
          </table:table-cell>
          <table:table-cell office:value-type="float" office:value="6983" calcext:value-type="float">
            <text:p>6983</text:p>
          </table:table-cell>
          <table:table-cell table:formula="of:= [.A976]/10000" office:value-type="float" office:value="1.951" calcext:value-type="float">
            <text:p>1.951</text:p>
          </table:table-cell>
          <table:table-cell table:formula="of:= 1500*([.C976])^4 - 10200*([.C976])^3 + 23010*([.C976])^2 - 17778*([.C976]) + 4000" office:value-type="float" office:value="2885.30068900149" calcext:value-type="float">
            <text:p>2885.3006890015</text:p>
          </table:table-cell>
        </table:table-row>
        <table:table-row table:style-name="ro1">
          <table:table-cell office:value-type="float" office:value="19530" calcext:value-type="float">
            <text:p>19530</text:p>
          </table:table-cell>
          <table:table-cell office:value-type="float" office:value="6983" calcext:value-type="float">
            <text:p>6983</text:p>
          </table:table-cell>
          <table:table-cell table:formula="of:= [.A977]/10000" office:value-type="float" office:value="1.953" calcext:value-type="float">
            <text:p>1.953</text:p>
          </table:table-cell>
          <table:table-cell table:formula="of:= 1500*([.C977])^4 - 10200*([.C977])^3 + 23010*([.C977])^2 - 17778*([.C977]) + 4000" office:value-type="float" office:value="2885.46872812149" calcext:value-type="float">
            <text:p>2885.4687281215</text:p>
          </table:table-cell>
        </table:table-row>
        <table:table-row table:style-name="ro1">
          <table:table-cell office:value-type="float" office:value="19550" calcext:value-type="float">
            <text:p>19550</text:p>
          </table:table-cell>
          <table:table-cell office:value-type="float" office:value="6983" calcext:value-type="float">
            <text:p>6983</text:p>
          </table:table-cell>
          <table:table-cell table:formula="of:= [.A978]/10000" office:value-type="float" office:value="1.955" calcext:value-type="float">
            <text:p>1.955</text:p>
          </table:table-cell>
          <table:table-cell table:formula="of:= 1500*([.C978])^4 - 10200*([.C978])^3 + 23010*([.C978])^2 - 17778*([.C978]) + 4000" office:value-type="float" office:value="2885.6173759375" calcext:value-type="float">
            <text:p>2885.6173759375</text:p>
          </table:table-cell>
        </table:table-row>
        <table:table-row table:style-name="ro1">
          <table:table-cell office:value-type="float" office:value="19570" calcext:value-type="float">
            <text:p>19570</text:p>
          </table:table-cell>
          <table:table-cell office:value-type="float" office:value="6983" calcext:value-type="float">
            <text:p>6983</text:p>
          </table:table-cell>
          <table:table-cell table:formula="of:= [.A979]/10000" office:value-type="float" office:value="1.957" calcext:value-type="float">
            <text:p>1.957</text:p>
          </table:table-cell>
          <table:table-cell table:formula="of:= 1500*([.C979])^4 - 10200*([.C979])^3 + 23010*([.C979])^2 - 17778*([.C979]) + 4000" office:value-type="float" office:value="2885.7467056015" calcext:value-type="float">
            <text:p>2885.7467056015</text:p>
          </table:table-cell>
        </table:table-row>
        <table:table-row table:style-name="ro1">
          <table:table-cell office:value-type="float" office:value="19590" calcext:value-type="float">
            <text:p>19590</text:p>
          </table:table-cell>
          <table:table-cell office:value-type="float" office:value="6983" calcext:value-type="float">
            <text:p>6983</text:p>
          </table:table-cell>
          <table:table-cell table:formula="of:= [.A980]/10000" office:value-type="float" office:value="1.959" calcext:value-type="float">
            <text:p>1.959</text:p>
          </table:table-cell>
          <table:table-cell table:formula="of:= 1500*([.C980])^4 - 10200*([.C980])^3 + 23010*([.C980])^2 - 17778*([.C980]) + 4000" office:value-type="float" office:value="2885.85679084151" calcext:value-type="float">
            <text:p>2885.8567908415</text:p>
          </table:table-cell>
        </table:table-row>
        <table:table-row table:style-name="ro1">
          <table:table-cell office:value-type="float" office:value="19610" calcext:value-type="float">
            <text:p>19610</text:p>
          </table:table-cell>
          <table:table-cell office:value-type="float" office:value="6983" calcext:value-type="float">
            <text:p>6983</text:p>
          </table:table-cell>
          <table:table-cell table:formula="of:= [.A981]/10000" office:value-type="float" office:value="1.961" calcext:value-type="float">
            <text:p>1.961</text:p>
          </table:table-cell>
          <table:table-cell table:formula="of:= 1500*([.C981])^4 - 10200*([.C981])^3 + 23010*([.C981])^2 - 17778*([.C981]) + 4000" office:value-type="float" office:value="2885.94770596149" calcext:value-type="float">
            <text:p>2885.9477059615</text:p>
          </table:table-cell>
        </table:table-row>
        <table:table-row table:style-name="ro1">
          <table:table-cell office:value-type="float" office:value="19630" calcext:value-type="float">
            <text:p>19630</text:p>
          </table:table-cell>
          <table:table-cell office:value-type="float" office:value="6983" calcext:value-type="float">
            <text:p>6983</text:p>
          </table:table-cell>
          <table:table-cell table:formula="of:= [.A982]/10000" office:value-type="float" office:value="1.963" calcext:value-type="float">
            <text:p>1.963</text:p>
          </table:table-cell>
          <table:table-cell table:formula="of:= 1500*([.C982])^4 - 10200*([.C982])^3 + 23010*([.C982])^2 - 17778*([.C982]) + 4000" office:value-type="float" office:value="2886.0195258415" calcext:value-type="float">
            <text:p>2886.0195258415</text:p>
          </table:table-cell>
        </table:table-row>
        <table:table-row table:style-name="ro1">
          <table:table-cell office:value-type="float" office:value="19650" calcext:value-type="float">
            <text:p>19650</text:p>
          </table:table-cell>
          <table:table-cell office:value-type="float" office:value="6983" calcext:value-type="float">
            <text:p>6983</text:p>
          </table:table-cell>
          <table:table-cell table:formula="of:= [.A983]/10000" office:value-type="float" office:value="1.965" calcext:value-type="float">
            <text:p>1.965</text:p>
          </table:table-cell>
          <table:table-cell table:formula="of:= 1500*([.C983])^4 - 10200*([.C983])^3 + 23010*([.C983])^2 - 17778*([.C983]) + 4000" office:value-type="float" office:value="2886.07232593749" calcext:value-type="float">
            <text:p>2886.0723259375</text:p>
          </table:table-cell>
        </table:table-row>
        <table:table-row table:style-name="ro1">
          <table:table-cell office:value-type="float" office:value="19670" calcext:value-type="float">
            <text:p>19670</text:p>
          </table:table-cell>
          <table:table-cell office:value-type="float" office:value="6984" calcext:value-type="float">
            <text:p>6984</text:p>
          </table:table-cell>
          <table:table-cell table:formula="of:= [.A984]/10000" office:value-type="float" office:value="1.967" calcext:value-type="float">
            <text:p>1.967</text:p>
          </table:table-cell>
          <table:table-cell table:formula="of:= 1500*([.C984])^4 - 10200*([.C984])^3 + 23010*([.C984])^2 - 17778*([.C984]) + 4000" office:value-type="float" office:value="2886.10618228151" calcext:value-type="float">
            <text:p>2886.1061822815</text:p>
          </table:table-cell>
        </table:table-row>
        <table:table-row table:style-name="ro1">
          <table:table-cell office:value-type="float" office:value="19690" calcext:value-type="float">
            <text:p>19690</text:p>
          </table:table-cell>
          <table:table-cell office:value-type="float" office:value="6983" calcext:value-type="float">
            <text:p>6983</text:p>
          </table:table-cell>
          <table:table-cell table:formula="of:= [.A985]/10000" office:value-type="float" office:value="1.969" calcext:value-type="float">
            <text:p>1.969</text:p>
          </table:table-cell>
          <table:table-cell table:formula="of:= 1500*([.C985])^4 - 10200*([.C985])^3 + 23010*([.C985])^2 - 17778*([.C985]) + 4000" office:value-type="float" office:value="2886.1211714815" calcext:value-type="float">
            <text:p>2886.1211714815</text:p>
          </table:table-cell>
        </table:table-row>
        <table:table-row table:style-name="ro1">
          <table:table-cell office:value-type="float" office:value="19710" calcext:value-type="float">
            <text:p>19710</text:p>
          </table:table-cell>
          <table:table-cell office:value-type="float" office:value="6983" calcext:value-type="float">
            <text:p>6983</text:p>
          </table:table-cell>
          <table:table-cell table:formula="of:= [.A986]/10000" office:value-type="float" office:value="1.971" calcext:value-type="float">
            <text:p>1.971</text:p>
          </table:table-cell>
          <table:table-cell table:formula="of:= 1500*([.C986])^4 - 10200*([.C986])^3 + 23010*([.C986])^2 - 17778*([.C986]) + 4000" office:value-type="float" office:value="2886.11737072149" calcext:value-type="float">
            <text:p>2886.1173707215</text:p>
          </table:table-cell>
        </table:table-row>
        <table:table-row table:style-name="ro1">
          <table:table-cell office:value-type="float" office:value="19730" calcext:value-type="float">
            <text:p>19730</text:p>
          </table:table-cell>
          <table:table-cell office:value-type="float" office:value="6983" calcext:value-type="float">
            <text:p>6983</text:p>
          </table:table-cell>
          <table:table-cell table:formula="of:= [.A987]/10000" office:value-type="float" office:value="1.973" calcext:value-type="float">
            <text:p>1.973</text:p>
          </table:table-cell>
          <table:table-cell table:formula="of:= 1500*([.C987])^4 - 10200*([.C987])^3 + 23010*([.C987])^2 - 17778*([.C987]) + 4000" office:value-type="float" office:value="2886.09485776151" calcext:value-type="float">
            <text:p>2886.0948577615</text:p>
          </table:table-cell>
        </table:table-row>
        <table:table-row table:style-name="ro1">
          <table:table-cell office:value-type="float" office:value="19750" calcext:value-type="float">
            <text:p>19750</text:p>
          </table:table-cell>
          <table:table-cell office:value-type="float" office:value="6983" calcext:value-type="float">
            <text:p>6983</text:p>
          </table:table-cell>
          <table:table-cell table:formula="of:= [.A988]/10000" office:value-type="float" office:value="1.975" calcext:value-type="float">
            <text:p>1.975</text:p>
          </table:table-cell>
          <table:table-cell table:formula="of:= 1500*([.C988])^4 - 10200*([.C988])^3 + 23010*([.C988])^2 - 17778*([.C988]) + 4000" office:value-type="float" office:value="2886.0537109375" calcext:value-type="float">
            <text:p>2886.0537109375</text:p>
          </table:table-cell>
        </table:table-row>
        <table:table-row table:style-name="ro1">
          <table:table-cell office:value-type="float" office:value="19770" calcext:value-type="float">
            <text:p>19770</text:p>
          </table:table-cell>
          <table:table-cell office:value-type="float" office:value="6983" calcext:value-type="float">
            <text:p>6983</text:p>
          </table:table-cell>
          <table:table-cell table:formula="of:= [.A989]/10000" office:value-type="float" office:value="1.977" calcext:value-type="float">
            <text:p>1.977</text:p>
          </table:table-cell>
          <table:table-cell table:formula="of:= 1500*([.C989])^4 - 10200*([.C989])^3 + 23010*([.C989])^2 - 17778*([.C989]) + 4000" office:value-type="float" office:value="2885.9940091615" calcext:value-type="float">
            <text:p>2885.9940091615</text:p>
          </table:table-cell>
        </table:table-row>
        <table:table-row table:style-name="ro1">
          <table:table-cell office:value-type="float" office:value="19791" calcext:value-type="float">
            <text:p>19791</text:p>
          </table:table-cell>
          <table:table-cell office:value-type="float" office:value="6983" calcext:value-type="float">
            <text:p>6983</text:p>
          </table:table-cell>
          <table:table-cell table:formula="of:= [.A990]/10000" office:value-type="float" office:value="1.9791" calcext:value-type="float">
            <text:p>1.9791</text:p>
          </table:table-cell>
          <table:table-cell table:formula="of:= 1500*([.C990])^4 - 10200*([.C990])^3 + 23010*([.C990])^2 - 17778*([.C990]) + 4000" office:value-type="float" office:value="2885.91143951227" calcext:value-type="float">
            <text:p>2885.9114395123</text:p>
          </table:table-cell>
        </table:table-row>
        <table:table-row table:style-name="ro1">
          <table:table-cell office:value-type="float" office:value="19810" calcext:value-type="float">
            <text:p>19810</text:p>
          </table:table-cell>
          <table:table-cell office:value-type="float" office:value="6983" calcext:value-type="float">
            <text:p>6983</text:p>
          </table:table-cell>
          <table:table-cell table:formula="of:= [.A991]/10000" office:value-type="float" office:value="1.981" calcext:value-type="float">
            <text:p>1.981</text:p>
          </table:table-cell>
          <table:table-cell table:formula="of:= 1500*([.C991])^4 - 10200*([.C991])^3 + 23010*([.C991])^2 - 17778*([.C991]) + 4000" office:value-type="float" office:value="2885.8192592815" calcext:value-type="float">
            <text:p>2885.8192592815</text:p>
          </table:table-cell>
        </table:table-row>
        <table:table-row table:style-name="ro1">
          <table:table-cell office:value-type="float" office:value="19831" calcext:value-type="float">
            <text:p>19831</text:p>
          </table:table-cell>
          <table:table-cell office:value-type="float" office:value="6983" calcext:value-type="float">
            <text:p>6983</text:p>
          </table:table-cell>
          <table:table-cell table:formula="of:= [.A992]/10000" office:value-type="float" office:value="1.9831" calcext:value-type="float">
            <text:p>1.9831</text:p>
          </table:table-cell>
          <table:table-cell table:formula="of:= 1500*([.C992])^4 - 10200*([.C992])^3 + 23010*([.C992])^2 - 17778*([.C992]) + 4000" office:value-type="float" office:value="2885.69814820342" calcext:value-type="float">
            <text:p>2885.6981482034</text:p>
          </table:table-cell>
        </table:table-row>
        <table:table-row table:style-name="ro1">
          <table:table-cell office:value-type="float" office:value="19851" calcext:value-type="float">
            <text:p>19851</text:p>
          </table:table-cell>
          <table:table-cell office:value-type="float" office:value="6983" calcext:value-type="float">
            <text:p>6983</text:p>
          </table:table-cell>
          <table:table-cell table:formula="of:= [.A993]/10000" office:value-type="float" office:value="1.9851" calcext:value-type="float">
            <text:p>1.9851</text:p>
          </table:table-cell>
          <table:table-cell table:formula="of:= 1500*([.C993])^4 - 10200*([.C993])^3 + 23010*([.C993])^2 - 17778*([.C993]) + 4000" office:value-type="float" office:value="2885.56411772445" calcext:value-type="float">
            <text:p>2885.5641177245</text:p>
          </table:table-cell>
        </table:table-row>
        <table:table-row table:style-name="ro1">
          <table:table-cell office:value-type="float" office:value="19871" calcext:value-type="float">
            <text:p>19871</text:p>
          </table:table-cell>
          <table:table-cell office:value-type="float" office:value="6983" calcext:value-type="float">
            <text:p>6983</text:p>
          </table:table-cell>
          <table:table-cell table:formula="of:= [.A994]/10000" office:value-type="float" office:value="1.9871" calcext:value-type="float">
            <text:p>1.9871</text:p>
          </table:table-cell>
          <table:table-cell table:formula="of:= 1500*([.C994])^4 - 10200*([.C994])^3 + 23010*([.C994])^2 - 17778*([.C994]) + 4000" office:value-type="float" office:value="2885.41193959823" calcext:value-type="float">
            <text:p>2885.4119395982</text:p>
          </table:table-cell>
        </table:table-row>
        <table:table-row table:style-name="ro1">
          <table:table-cell office:value-type="float" office:value="19891" calcext:value-type="float">
            <text:p>19891</text:p>
          </table:table-cell>
          <table:table-cell office:value-type="float" office:value="6983" calcext:value-type="float">
            <text:p>6983</text:p>
          </table:table-cell>
          <table:table-cell table:formula="of:= [.A995]/10000" office:value-type="float" office:value="1.9891" calcext:value-type="float">
            <text:p>1.9891</text:p>
          </table:table-cell>
          <table:table-cell table:formula="of:= 1500*([.C995])^4 - 10200*([.C995])^3 + 23010*([.C995])^2 - 17778*([.C995]) + 4000" office:value-type="float" office:value="2885.24169622153" calcext:value-type="float">
            <text:p>2885.2416962215</text:p>
          </table:table-cell>
        </table:table-row>
        <table:table-row table:style-name="ro1">
          <table:table-cell office:value-type="float" office:value="19911" calcext:value-type="float">
            <text:p>19911</text:p>
          </table:table-cell>
          <table:table-cell office:value-type="float" office:value="6983" calcext:value-type="float">
            <text:p>6983</text:p>
          </table:table-cell>
          <table:table-cell table:formula="of:= [.A996]/10000" office:value-type="float" office:value="1.9911" calcext:value-type="float">
            <text:p>1.9911</text:p>
          </table:table-cell>
          <table:table-cell table:formula="of:= 1500*([.C996])^4 - 10200*([.C996])^3 + 23010*([.C996])^2 - 17778*([.C996]) + 4000" office:value-type="float" office:value="2885.05347056713" calcext:value-type="float">
            <text:p>2885.0534705671</text:p>
          </table:table-cell>
        </table:table-row>
        <table:table-row table:style-name="ro1">
          <table:table-cell office:value-type="float" office:value="19931" calcext:value-type="float">
            <text:p>19931</text:p>
          </table:table-cell>
          <table:table-cell office:value-type="float" office:value="6983" calcext:value-type="float">
            <text:p>6983</text:p>
          </table:table-cell>
          <table:table-cell table:formula="of:= [.A997]/10000" office:value-type="float" office:value="1.9931" calcext:value-type="float">
            <text:p>1.9931</text:p>
          </table:table-cell>
          <table:table-cell table:formula="of:= 1500*([.C997])^4 - 10200*([.C997])^3 + 23010*([.C997])^2 - 17778*([.C997]) + 4000" office:value-type="float" office:value="2884.84734618388" calcext:value-type="float">
            <text:p>2884.8473461839</text:p>
          </table:table-cell>
        </table:table-row>
        <table:table-row table:style-name="ro1">
          <table:table-cell office:value-type="float" office:value="19951" calcext:value-type="float">
            <text:p>19951</text:p>
          </table:table-cell>
          <table:table-cell office:value-type="float" office:value="6983" calcext:value-type="float">
            <text:p>6983</text:p>
          </table:table-cell>
          <table:table-cell table:formula="of:= [.A998]/10000" office:value-type="float" office:value="1.9951" calcext:value-type="float">
            <text:p>1.9951</text:p>
          </table:table-cell>
          <table:table-cell table:formula="of:= 1500*([.C998])^4 - 10200*([.C998])^3 + 23010*([.C998])^2 - 17778*([.C998]) + 4000" office:value-type="float" office:value="2884.62340719651" calcext:value-type="float">
            <text:p>2884.6234071965</text:p>
          </table:table-cell>
        </table:table-row>
        <table:table-row table:style-name="ro1">
          <table:table-cell office:value-type="float" office:value="19971" calcext:value-type="float">
            <text:p>19971</text:p>
          </table:table-cell>
          <table:table-cell office:value-type="float" office:value="6983" calcext:value-type="float">
            <text:p>6983</text:p>
          </table:table-cell>
          <table:table-cell table:formula="of:= [.A999]/10000" office:value-type="float" office:value="1.9971" calcext:value-type="float">
            <text:p>1.9971</text:p>
          </table:table-cell>
          <table:table-cell table:formula="of:= 1500*([.C999])^4 - 10200*([.C999])^3 + 23010*([.C999])^2 - 17778*([.C999]) + 4000" office:value-type="float" office:value="2884.38173830589" calcext:value-type="float">
            <text:p>2884.3817383059</text:p>
          </table:table-cell>
        </table:table-row>
        <table:table-row table:style-name="ro1">
          <table:table-cell office:value-type="float" office:value="19991" calcext:value-type="float">
            <text:p>19991</text:p>
          </table:table-cell>
          <table:table-cell office:value-type="float" office:value="6983" calcext:value-type="float">
            <text:p>6983</text:p>
          </table:table-cell>
          <table:table-cell table:formula="of:= [.A1000]/10000" office:value-type="float" office:value="1.9991" calcext:value-type="float">
            <text:p>1.9991</text:p>
          </table:table-cell>
          <table:table-cell table:formula="of:= 1500*([.C1000])^4 - 10200*([.C1000])^3 + 23010*([.C1000])^2 - 17778*([.C1000]) + 4000" office:value-type="float" office:value="2884.12242478879" calcext:value-type="float">
            <text:p>2884.1224247888</text:p>
          </table:table-cell>
        </table:table-row>
        <table:table-row table:style-name="ro1">
          <table:table-cell office:value-type="float" office:value="20011" calcext:value-type="float">
            <text:p>20011</text:p>
          </table:table-cell>
          <table:table-cell office:value-type="float" office:value="6983" calcext:value-type="float">
            <text:p>6983</text:p>
          </table:table-cell>
          <table:table-cell table:formula="of:= [.A1001]/10000" office:value-type="float" office:value="2.0011" calcext:value-type="float">
            <text:p>2.0011</text:p>
          </table:table-cell>
          <table:table-cell table:formula="of:= 1500*([.C1001])^4 - 10200*([.C1001])^3 + 23010*([.C1001])^2 - 17778*([.C1001]) + 4000" office:value-type="float" office:value="2883.84555249799" calcext:value-type="float">
            <text:p>2883.845552498</text:p>
          </table:table-cell>
        </table:table-row>
        <table:table-row table:style-name="ro1">
          <table:table-cell office:value-type="float" office:value="20031" calcext:value-type="float">
            <text:p>20031</text:p>
          </table:table-cell>
          <table:table-cell office:value-type="float" office:value="6983" calcext:value-type="float">
            <text:p>6983</text:p>
          </table:table-cell>
          <table:table-cell table:formula="of:= [.A1002]/10000" office:value-type="float" office:value="2.0031" calcext:value-type="float">
            <text:p>2.0031</text:p>
          </table:table-cell>
          <table:table-cell table:formula="of:= 1500*([.C1002])^4 - 10200*([.C1002])^3 + 23010*([.C1002])^2 - 17778*([.C1002]) + 4000" office:value-type="float" office:value="2883.55120786234" calcext:value-type="float">
            <text:p>2883.5512078624</text:p>
          </table:table-cell>
        </table:table-row>
        <table:table-row table:style-name="ro1">
          <table:table-cell office:value-type="float" office:value="20051" calcext:value-type="float">
            <text:p>20051</text:p>
          </table:table-cell>
          <table:table-cell office:value-type="float" office:value="6983" calcext:value-type="float">
            <text:p>6983</text:p>
          </table:table-cell>
          <table:table-cell table:formula="of:= [.A1003]/10000" office:value-type="float" office:value="2.0051" calcext:value-type="float">
            <text:p>2.0051</text:p>
          </table:table-cell>
          <table:table-cell table:formula="of:= 1500*([.C1003])^4 - 10200*([.C1003])^3 + 23010*([.C1003])^2 - 17778*([.C1003]) + 4000" office:value-type="float" office:value="2883.23947788658" calcext:value-type="float">
            <text:p>2883.2394778866</text:p>
          </table:table-cell>
        </table:table-row>
        <table:table-row table:style-name="ro1">
          <table:table-cell office:value-type="float" office:value="20071" calcext:value-type="float">
            <text:p>20071</text:p>
          </table:table-cell>
          <table:table-cell office:value-type="float" office:value="6983" calcext:value-type="float">
            <text:p>6983</text:p>
          </table:table-cell>
          <table:table-cell table:formula="of:= [.A1004]/10000" office:value-type="float" office:value="2.0071" calcext:value-type="float">
            <text:p>2.0071</text:p>
          </table:table-cell>
          <table:table-cell table:formula="of:= 1500*([.C1004])^4 - 10200*([.C1004])^3 + 23010*([.C1004])^2 - 17778*([.C1004]) + 4000" office:value-type="float" office:value="2882.91045015155" calcext:value-type="float">
            <text:p>2882.9104501516</text:p>
          </table:table-cell>
        </table:table-row>
        <table:table-row table:style-name="ro1">
          <table:table-cell office:value-type="float" office:value="20091" calcext:value-type="float">
            <text:p>20091</text:p>
          </table:table-cell>
          <table:table-cell office:value-type="float" office:value="6983" calcext:value-type="float">
            <text:p>6983</text:p>
          </table:table-cell>
          <table:table-cell table:formula="of:= [.A1005]/10000" office:value-type="float" office:value="2.0091" calcext:value-type="float">
            <text:p>2.0091</text:p>
          </table:table-cell>
          <table:table-cell table:formula="of:= 1500*([.C1005])^4 - 10200*([.C1005])^3 + 23010*([.C1005])^2 - 17778*([.C1005]) + 4000" office:value-type="float" office:value="2882.56421281405" calcext:value-type="float">
            <text:p>2882.5642128141</text:p>
          </table:table-cell>
        </table:table-row>
        <table:table-row table:style-name="ro1">
          <table:table-cell office:value-type="float" office:value="20111" calcext:value-type="float">
            <text:p>20111</text:p>
          </table:table-cell>
          <table:table-cell office:value-type="float" office:value="6982" calcext:value-type="float">
            <text:p>6982</text:p>
          </table:table-cell>
          <table:table-cell table:formula="of:= [.A1006]/10000" office:value-type="float" office:value="2.0111" calcext:value-type="float">
            <text:p>2.0111</text:p>
          </table:table-cell>
          <table:table-cell table:formula="of:= 1500*([.C1006])^4 - 10200*([.C1006])^3 + 23010*([.C1006])^2 - 17778*([.C1006]) + 4000" office:value-type="float" office:value="2882.20085460685" calcext:value-type="float">
            <text:p>2882.2008546069</text:p>
          </table:table-cell>
        </table:table-row>
        <table:table-row table:style-name="ro1">
          <table:table-cell office:value-type="float" office:value="20131" calcext:value-type="float">
            <text:p>20131</text:p>
          </table:table-cell>
          <table:table-cell office:value-type="float" office:value="6982" calcext:value-type="float">
            <text:p>6982</text:p>
          </table:table-cell>
          <table:table-cell table:formula="of:= [.A1007]/10000" office:value-type="float" office:value="2.0131" calcext:value-type="float">
            <text:p>2.0131</text:p>
          </table:table-cell>
          <table:table-cell table:formula="of:= 1500*([.C1007])^4 - 10200*([.C1007])^3 + 23010*([.C1007])^2 - 17778*([.C1007]) + 4000" office:value-type="float" office:value="2881.82046483877" calcext:value-type="float">
            <text:p>2881.8204648388</text:p>
          </table:table-cell>
        </table:table-row>
        <table:table-row table:style-name="ro1">
          <table:table-cell office:value-type="float" office:value="20151" calcext:value-type="float">
            <text:p>20151</text:p>
          </table:table-cell>
          <table:table-cell office:value-type="float" office:value="6982" calcext:value-type="float">
            <text:p>6982</text:p>
          </table:table-cell>
          <table:table-cell table:formula="of:= [.A1008]/10000" office:value-type="float" office:value="2.0151" calcext:value-type="float">
            <text:p>2.0151</text:p>
          </table:table-cell>
          <table:table-cell table:formula="of:= 1500*([.C1008])^4 - 10200*([.C1008])^3 + 23010*([.C1008])^2 - 17778*([.C1008]) + 4000" office:value-type="float" office:value="2881.42313339464" calcext:value-type="float">
            <text:p>2881.4231333946</text:p>
          </table:table-cell>
        </table:table-row>
        <table:table-row table:style-name="ro1">
          <table:table-cell office:value-type="float" office:value="20171" calcext:value-type="float">
            <text:p>20171</text:p>
          </table:table-cell>
          <table:table-cell office:value-type="float" office:value="6982" calcext:value-type="float">
            <text:p>6982</text:p>
          </table:table-cell>
          <table:table-cell table:formula="of:= [.A1009]/10000" office:value-type="float" office:value="2.0171" calcext:value-type="float">
            <text:p>2.0171</text:p>
          </table:table-cell>
          <table:table-cell table:formula="of:= 1500*([.C1009])^4 - 10200*([.C1009])^3 + 23010*([.C1009])^2 - 17778*([.C1009]) + 4000" office:value-type="float" office:value="2881.00895073522" calcext:value-type="float">
            <text:p>2881.0089507352</text:p>
          </table:table-cell>
        </table:table-row>
        <table:table-row table:style-name="ro1">
          <table:table-cell office:value-type="float" office:value="20191" calcext:value-type="float">
            <text:p>20191</text:p>
          </table:table-cell>
          <table:table-cell office:value-type="float" office:value="6982" calcext:value-type="float">
            <text:p>6982</text:p>
          </table:table-cell>
          <table:table-cell table:formula="of:= [.A1010]/10000" office:value-type="float" office:value="2.0191" calcext:value-type="float">
            <text:p>2.0191</text:p>
          </table:table-cell>
          <table:table-cell table:formula="of:= 1500*([.C1010])^4 - 10200*([.C1010])^3 + 23010*([.C1010])^2 - 17778*([.C1010]) + 4000" office:value-type="float" office:value="2880.57800789729" calcext:value-type="float">
            <text:p>2880.5780078973</text:p>
          </table:table-cell>
        </table:table-row>
        <table:table-row table:style-name="ro1">
          <table:table-cell office:value-type="float" office:value="20211" calcext:value-type="float">
            <text:p>20211</text:p>
          </table:table-cell>
          <table:table-cell office:value-type="float" office:value="6981" calcext:value-type="float">
            <text:p>6981</text:p>
          </table:table-cell>
          <table:table-cell table:formula="of:= [.A1011]/10000" office:value-type="float" office:value="2.0211" calcext:value-type="float">
            <text:p>2.0211</text:p>
          </table:table-cell>
          <table:table-cell table:formula="of:= 1500*([.C1011])^4 - 10200*([.C1011])^3 + 23010*([.C1011])^2 - 17778*([.C1011]) + 4000" office:value-type="float" office:value="2880.13039649371" calcext:value-type="float">
            <text:p>2880.1303964937</text:p>
          </table:table-cell>
        </table:table-row>
        <table:table-row table:style-name="ro1">
          <table:table-cell office:value-type="float" office:value="20231" calcext:value-type="float">
            <text:p>20231</text:p>
          </table:table-cell>
          <table:table-cell office:value-type="float" office:value="6981" calcext:value-type="float">
            <text:p>6981</text:p>
          </table:table-cell>
          <table:table-cell table:formula="of:= [.A1012]/10000" office:value-type="float" office:value="2.0231" calcext:value-type="float">
            <text:p>2.0231</text:p>
          </table:table-cell>
          <table:table-cell table:formula="of:= 1500*([.C1012])^4 - 10200*([.C1012])^3 + 23010*([.C1012])^2 - 17778*([.C1012]) + 4000" office:value-type="float" office:value="2879.66620871325" calcext:value-type="float">
            <text:p>2879.6662087133</text:p>
          </table:table-cell>
        </table:table-row>
        <table:table-row table:style-name="ro1">
          <table:table-cell office:value-type="float" office:value="20251" calcext:value-type="float">
            <text:p>20251</text:p>
          </table:table-cell>
          <table:table-cell office:value-type="float" office:value="6980" calcext:value-type="float">
            <text:p>6980</text:p>
          </table:table-cell>
          <table:table-cell table:formula="of:= [.A1013]/10000" office:value-type="float" office:value="2.0251" calcext:value-type="float">
            <text:p>2.0251</text:p>
          </table:table-cell>
          <table:table-cell table:formula="of:= 1500*([.C1013])^4 - 10200*([.C1013])^3 + 23010*([.C1013])^2 - 17778*([.C1013]) + 4000" office:value-type="float" office:value="2879.1855373207" calcext:value-type="float">
            <text:p>2879.1855373207</text:p>
          </table:table-cell>
        </table:table-row>
        <table:table-row table:style-name="ro1">
          <table:table-cell office:value-type="float" office:value="20271" calcext:value-type="float">
            <text:p>20271</text:p>
          </table:table-cell>
          <table:table-cell office:value-type="float" office:value="6980" calcext:value-type="float">
            <text:p>6980</text:p>
          </table:table-cell>
          <table:table-cell table:formula="of:= [.A1014]/10000" office:value-type="float" office:value="2.0271" calcext:value-type="float">
            <text:p>2.0271</text:p>
          </table:table-cell>
          <table:table-cell table:formula="of:= 1500*([.C1014])^4 - 10200*([.C1014])^3 + 23010*([.C1014])^2 - 17778*([.C1014]) + 4000" office:value-type="float" office:value="2878.68847565687" calcext:value-type="float">
            <text:p>2878.6884756569</text:p>
          </table:table-cell>
        </table:table-row>
        <table:table-row table:style-name="ro1">
          <table:table-cell office:value-type="float" office:value="20291" calcext:value-type="float">
            <text:p>20291</text:p>
          </table:table-cell>
          <table:table-cell office:value-type="float" office:value="6979" calcext:value-type="float">
            <text:p>6979</text:p>
          </table:table-cell>
          <table:table-cell table:formula="of:= [.A1015]/10000" office:value-type="float" office:value="2.0291" calcext:value-type="float">
            <text:p>2.0291</text:p>
          </table:table-cell>
          <table:table-cell table:formula="of:= 1500*([.C1015])^4 - 10200*([.C1015])^3 + 23010*([.C1015])^2 - 17778*([.C1015]) + 4000" office:value-type="float" office:value="2878.17511763856" calcext:value-type="float">
            <text:p>2878.1751176386</text:p>
          </table:table-cell>
        </table:table-row>
        <table:table-row table:style-name="ro1">
          <table:table-cell office:value-type="float" office:value="20311" calcext:value-type="float">
            <text:p>20311</text:p>
          </table:table-cell>
          <table:table-cell office:value-type="float" office:value="6979" calcext:value-type="float">
            <text:p>6979</text:p>
          </table:table-cell>
          <table:table-cell table:formula="of:= [.A1016]/10000" office:value-type="float" office:value="2.0311" calcext:value-type="float">
            <text:p>2.0311</text:p>
          </table:table-cell>
          <table:table-cell table:formula="of:= 1500*([.C1016])^4 - 10200*([.C1016])^3 + 23010*([.C1016])^2 - 17778*([.C1016]) + 4000" office:value-type="float" office:value="2877.64555775858" calcext:value-type="float">
            <text:p>2877.6455577586</text:p>
          </table:table-cell>
        </table:table-row>
        <table:table-row table:style-name="ro1">
          <table:table-cell office:value-type="float" office:value="20331" calcext:value-type="float">
            <text:p>20331</text:p>
          </table:table-cell>
          <table:table-cell office:value-type="float" office:value="6979" calcext:value-type="float">
            <text:p>6979</text:p>
          </table:table-cell>
          <table:table-cell table:formula="of:= [.A1017]/10000" office:value-type="float" office:value="2.0331" calcext:value-type="float">
            <text:p>2.0331</text:p>
          </table:table-cell>
          <table:table-cell table:formula="of:= 1500*([.C1017])^4 - 10200*([.C1017])^3 + 23010*([.C1017])^2 - 17778*([.C1017]) + 4000" office:value-type="float" office:value="2877.09989108571" calcext:value-type="float">
            <text:p>2877.0998910857</text:p>
          </table:table-cell>
        </table:table-row>
        <table:table-row table:style-name="ro1">
          <table:table-cell office:value-type="float" office:value="20351" calcext:value-type="float">
            <text:p>20351</text:p>
          </table:table-cell>
          <table:table-cell office:value-type="float" office:value="6978" calcext:value-type="float">
            <text:p>6978</text:p>
          </table:table-cell>
          <table:table-cell table:formula="of:= [.A1018]/10000" office:value-type="float" office:value="2.0351" calcext:value-type="float">
            <text:p>2.0351</text:p>
          </table:table-cell>
          <table:table-cell table:formula="of:= 1500*([.C1018])^4 - 10200*([.C1018])^3 + 23010*([.C1018])^2 - 17778*([.C1018]) + 4000" office:value-type="float" office:value="2876.53821326476" calcext:value-type="float">
            <text:p>2876.5382132648</text:p>
          </table:table-cell>
        </table:table-row>
        <table:table-row table:style-name="ro1">
          <table:table-cell office:value-type="float" office:value="20371" calcext:value-type="float">
            <text:p>20371</text:p>
          </table:table-cell>
          <table:table-cell office:value-type="float" office:value="6978" calcext:value-type="float">
            <text:p>6978</text:p>
          </table:table-cell>
          <table:table-cell table:formula="of:= [.A1019]/10000" office:value-type="float" office:value="2.0371" calcext:value-type="float">
            <text:p>2.0371</text:p>
          </table:table-cell>
          <table:table-cell table:formula="of:= 1500*([.C1019])^4 - 10200*([.C1019])^3 + 23010*([.C1019])^2 - 17778*([.C1019]) + 4000" office:value-type="float" office:value="2875.96062051651" calcext:value-type="float">
            <text:p>2875.9606205165</text:p>
          </table:table-cell>
        </table:table-row>
        <table:table-row table:style-name="ro1">
          <table:table-cell office:value-type="float" office:value="20391" calcext:value-type="float">
            <text:p>20391</text:p>
          </table:table-cell>
          <table:table-cell office:value-type="float" office:value="6977" calcext:value-type="float">
            <text:p>6977</text:p>
          </table:table-cell>
          <table:table-cell table:formula="of:= [.A1020]/10000" office:value-type="float" office:value="2.0391" calcext:value-type="float">
            <text:p>2.0391</text:p>
          </table:table-cell>
          <table:table-cell table:formula="of:= 1500*([.C1020])^4 - 10200*([.C1020])^3 + 23010*([.C1020])^2 - 17778*([.C1020]) + 4000" office:value-type="float" office:value="2875.36720963783" calcext:value-type="float">
            <text:p>2875.3672096378</text:p>
          </table:table-cell>
        </table:table-row>
        <table:table-row table:style-name="ro1">
          <table:table-cell office:value-type="float" office:value="20411" calcext:value-type="float">
            <text:p>20411</text:p>
          </table:table-cell>
          <table:table-cell office:value-type="float" office:value="6976" calcext:value-type="float">
            <text:p>6976</text:p>
          </table:table-cell>
          <table:table-cell table:formula="of:= [.A1021]/10000" office:value-type="float" office:value="2.0411" calcext:value-type="float">
            <text:p>2.0411</text:p>
          </table:table-cell>
          <table:table-cell table:formula="of:= 1500*([.C1021])^4 - 10200*([.C1021])^3 + 23010*([.C1021])^2 - 17778*([.C1021]) + 4000" office:value-type="float" office:value="2874.75807800145" calcext:value-type="float">
            <text:p>2874.7580780015</text:p>
          </table:table-cell>
        </table:table-row>
        <table:table-row table:style-name="ro1">
          <table:table-cell office:value-type="float" office:value="20431" calcext:value-type="float">
            <text:p>20431</text:p>
          </table:table-cell>
          <table:table-cell office:value-type="float" office:value="6976" calcext:value-type="float">
            <text:p>6976</text:p>
          </table:table-cell>
          <table:table-cell table:formula="of:= [.A1022]/10000" office:value-type="float" office:value="2.0431" calcext:value-type="float">
            <text:p>2.0431</text:p>
          </table:table-cell>
          <table:table-cell table:formula="of:= 1500*([.C1022])^4 - 10200*([.C1022])^3 + 23010*([.C1022])^2 - 17778*([.C1022]) + 4000" office:value-type="float" office:value="2874.13332355617" calcext:value-type="float">
            <text:p>2874.1333235562</text:p>
          </table:table-cell>
        </table:table-row>
        <table:table-row table:style-name="ro1">
          <table:table-cell office:value-type="float" office:value="20451" calcext:value-type="float">
            <text:p>20451</text:p>
          </table:table-cell>
          <table:table-cell office:value-type="float" office:value="6975" calcext:value-type="float">
            <text:p>6975</text:p>
          </table:table-cell>
          <table:table-cell table:formula="of:= [.A1023]/10000" office:value-type="float" office:value="2.0451" calcext:value-type="float">
            <text:p>2.0451</text:p>
          </table:table-cell>
          <table:table-cell table:formula="of:= 1500*([.C1023])^4 - 10200*([.C1023])^3 + 23010*([.C1023])^2 - 17778*([.C1023]) + 4000" office:value-type="float" office:value="2873.49304482681" calcext:value-type="float">
            <text:p>2873.4930448268</text:p>
          </table:table-cell>
        </table:table-row>
        <table:table-row table:style-name="ro1">
          <table:table-cell office:value-type="float" office:value="20471" calcext:value-type="float">
            <text:p>20471</text:p>
          </table:table-cell>
          <table:table-cell office:value-type="float" office:value="6975" calcext:value-type="float">
            <text:p>6975</text:p>
          </table:table-cell>
          <table:table-cell table:formula="of:= [.A1024]/10000" office:value-type="float" office:value="2.0471" calcext:value-type="float">
            <text:p>2.0471</text:p>
          </table:table-cell>
          <table:table-cell table:formula="of:= 1500*([.C1024])^4 - 10200*([.C1024])^3 + 23010*([.C1024])^2 - 17778*([.C1024]) + 4000" office:value-type="float" office:value="2872.83734091419" calcext:value-type="float">
            <text:p>2872.8373409142</text:p>
          </table:table-cell>
        </table:table-row>
        <table:table-row table:style-name="ro1">
          <table:table-cell office:value-type="float" office:value="20491" calcext:value-type="float">
            <text:p>20491</text:p>
          </table:table-cell>
          <table:table-cell office:value-type="float" office:value="6975" calcext:value-type="float">
            <text:p>6975</text:p>
          </table:table-cell>
          <table:table-cell table:formula="of:= [.A1025]/10000" office:value-type="float" office:value="2.0491" calcext:value-type="float">
            <text:p>2.0491</text:p>
          </table:table-cell>
          <table:table-cell table:formula="of:= 1500*([.C1025])^4 - 10200*([.C1025])^3 + 23010*([.C1025])^2 - 17778*([.C1025]) + 4000" office:value-type="float" office:value="2872.16631149507" calcext:value-type="float">
            <text:p>2872.1663114951</text:p>
          </table:table-cell>
        </table:table-row>
        <table:table-row table:style-name="ro1">
          <table:table-cell office:value-type="string" calcext:value-type="string">
            <text:p>~.Connect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nected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connected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2T16:39:40.218756841</dc:date>
    <meta:editing-duration>PT11M30S</meta:editing-duration>
    <meta:editing-cycles>1</meta:editing-cycles>
    <meta:document-statistic meta:table-count="1" meta:cell-count="4099" meta:object-count="1"/>
    <meta:generator>LibreOffice/4.3.3.2$Linux_x86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7cm" svg:y="3.703cm" style:legend-expansion="high" chart:style-name="ch2"/>
        <chart:plot-area chart:style-name="ch3" table:cell-range-address="temp.A2:temp.D1029" svg:x="0.32cm" svg:y="0.18cm" svg:width="12.508cm" svg:height="8.64cm">
          <chartooo:coordinate-region svg:x="1.418cm" svg:y="0.379cm" svg:width="10.94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mp.B2:temp.B1029" chart:class="chart:scatter">
            <chart:domain table:cell-range-address="temp.A2:temp.A1029"/>
            <chart:data-point chart:repeated="1028"/>
          </chart:series>
          <chart:series chart:style-name="ch7" chart:values-cell-range-address="temp.C2:temp.C1029" chart:class="chart:scatter">
            <chart:data-point chart:repeated="1028"/>
          </chart:series>
          <chart:series chart:style-name="ch8" chart:values-cell-range-address="temp.D2:temp.D1029" chart:class="chart:scatter">
            <chart:data-point chart:repeated="10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temp.A2:temp.A1029</svg:desc>
                </draw:g>
              </table:table-cell>
              <table:table-cell office:value-type="float" office:value="3993">
                <text:p>3993</text:p>
                <draw:g>
                  <svg:desc>temp.B2:temp.B1029</svg:desc>
                </draw:g>
              </table:table-cell>
              <table:table-cell office:value-type="float" office:value="0.0011">
                <text:p>0.0011</text:p>
                <draw:g>
                  <svg:desc>temp.C2:temp.C1029</svg:desc>
                </draw:g>
              </table:table-cell>
              <table:table-cell office:value-type="float" office:value="3980.472028526">
                <text:p>3980.472028526</text:p>
                <draw:g>
                  <svg:desc>temp.D2:temp.D10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3993">
                <text:p>3993</text:p>
              </table:table-cell>
              <table:table-cell office:value-type="float" office:value="0.0031">
                <text:p>0.0031</text:p>
              </table:table-cell>
              <table:table-cell office:value-type="float" office:value="3945.10902237033">
                <text:p>3945.10902237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3993">
                <text:p>3993</text:p>
              </table:table-cell>
              <table:table-cell office:value-type="float" office:value="0.0051">
                <text:p>0.0051</text:p>
              </table:table-cell>
              <table:table-cell office:value-type="float" office:value="3909.92933807458">
                <text:p>3909.929338074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">
                <text:p>71</text:p>
              </table:table-cell>
              <table:table-cell office:value-type="float" office:value="3992">
                <text:p>3992</text:p>
              </table:table-cell>
              <table:table-cell office:value-type="float" office:value="0.0071">
                <text:p>0.0071</text:p>
              </table:table-cell>
              <table:table-cell office:value-type="float" office:value="3874.93248721955">
                <text:p>3874.932487219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">
                <text:p>91</text:p>
              </table:table-cell>
              <table:table-cell office:value-type="float" office:value="3989">
                <text:p>3989</text:p>
              </table:table-cell>
              <table:table-cell office:value-type="float" office:value="0.0091">
                <text:p>0.0091</text:p>
              </table:table-cell>
              <table:table-cell office:value-type="float" office:value="3840.11798196204">
                <text:p>3840.11798196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1">
                <text:p>111</text:p>
              </table:table-cell>
              <table:table-cell office:value-type="float" office:value="3985">
                <text:p>3985</text:p>
              </table:table-cell>
              <table:table-cell office:value-type="float" office:value="0.0111">
                <text:p>0.0111</text:p>
              </table:table-cell>
              <table:table-cell office:value-type="float" office:value="3805.48533503486">
                <text:p>3805.485335034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">
                <text:p>131</text:p>
              </table:table-cell>
              <table:table-cell office:value-type="float" office:value="3980">
                <text:p>3980</text:p>
              </table:table-cell>
              <table:table-cell office:value-type="float" office:value="0.0131">
                <text:p>0.0131</text:p>
              </table:table-cell>
              <table:table-cell office:value-type="float" office:value="3771.03405974679">
                <text:p>3771.034059746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1">
                <text:p>151</text:p>
              </table:table-cell>
              <table:table-cell office:value-type="float" office:value="3974">
                <text:p>3974</text:p>
              </table:table-cell>
              <table:table-cell office:value-type="float" office:value="0.0151">
                <text:p>0.0151</text:p>
              </table:table-cell>
              <table:table-cell office:value-type="float" office:value="3736.76366998264">
                <text:p>3736.763669982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1">
                <text:p>171</text:p>
              </table:table-cell>
              <table:table-cell office:value-type="float" office:value="3967">
                <text:p>3967</text:p>
              </table:table-cell>
              <table:table-cell office:value-type="float" office:value="0.0171">
                <text:p>0.0171</text:p>
              </table:table-cell>
              <table:table-cell office:value-type="float" office:value="3702.67368020321">
                <text:p>3702.673680203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1">
                <text:p>191</text:p>
              </table:table-cell>
              <table:table-cell office:value-type="float" office:value="3960">
                <text:p>3960</text:p>
              </table:table-cell>
              <table:table-cell office:value-type="float" office:value="0.0191">
                <text:p>0.0191</text:p>
              </table:table-cell>
              <table:table-cell office:value-type="float" office:value="3668.7636054453">
                <text:p>3668.76360544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1">
                <text:p>211</text:p>
              </table:table-cell>
              <table:table-cell office:value-type="float" office:value="3952">
                <text:p>3952</text:p>
              </table:table-cell>
              <table:table-cell office:value-type="float" office:value="0.0211">
                <text:p>0.0211</text:p>
              </table:table-cell>
              <table:table-cell office:value-type="float" office:value="3635.03296132172">
                <text:p>3635.032961321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1">
                <text:p>231</text:p>
              </table:table-cell>
              <table:table-cell office:value-type="float" office:value="3944">
                <text:p>3944</text:p>
              </table:table-cell>
              <table:table-cell office:value-type="float" office:value="0.0231">
                <text:p>0.0231</text:p>
              </table:table-cell>
              <table:table-cell office:value-type="float" office:value="3601.48126402125">
                <text:p>3601.48126402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1">
                <text:p>251</text:p>
              </table:table-cell>
              <table:table-cell office:value-type="float" office:value="3936">
                <text:p>3936</text:p>
              </table:table-cell>
              <table:table-cell office:value-type="float" office:value="0.0251">
                <text:p>0.0251</text:p>
              </table:table-cell>
              <table:table-cell office:value-type="float" office:value="3568.1080303087">
                <text:p>3568.10803030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1">
                <text:p>271</text:p>
              </table:table-cell>
              <table:table-cell office:value-type="float" office:value="3927">
                <text:p>3927</text:p>
              </table:table-cell>
              <table:table-cell office:value-type="float" office:value="0.0271">
                <text:p>0.0271</text:p>
              </table:table-cell>
              <table:table-cell office:value-type="float" office:value="3534.91277752487">
                <text:p>3534.912777524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1">
                <text:p>291</text:p>
              </table:table-cell>
              <table:table-cell office:value-type="float" office:value="3919">
                <text:p>3919</text:p>
              </table:table-cell>
              <table:table-cell office:value-type="float" office:value="0.0291">
                <text:p>0.0291</text:p>
              </table:table-cell>
              <table:table-cell office:value-type="float" office:value="3501.89502358656">
                <text:p>3501.895023586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1">
                <text:p>311</text:p>
              </table:table-cell>
              <table:table-cell office:value-type="float" office:value="3910">
                <text:p>3910</text:p>
              </table:table-cell>
              <table:table-cell office:value-type="float" office:value="0.0311">
                <text:p>0.0311</text:p>
              </table:table-cell>
              <table:table-cell office:value-type="float" office:value="3469.05428698658">
                <text:p>3469.054286986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1">
                <text:p>331</text:p>
              </table:table-cell>
              <table:table-cell office:value-type="float" office:value="3902">
                <text:p>3902</text:p>
              </table:table-cell>
              <table:table-cell office:value-type="float" office:value="0.0331">
                <text:p>0.0331</text:p>
              </table:table-cell>
              <table:table-cell office:value-type="float" office:value="3436.39008679371">
                <text:p>3436.390086793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1">
                <text:p>351</text:p>
              </table:table-cell>
              <table:table-cell office:value-type="float" office:value="3893">
                <text:p>3893</text:p>
              </table:table-cell>
              <table:table-cell office:value-type="float" office:value="0.0351">
                <text:p>0.0351</text:p>
              </table:table-cell>
              <table:table-cell office:value-type="float" office:value="3403.90194265276">
                <text:p>3403.901942652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1">
                <text:p>371</text:p>
              </table:table-cell>
              <table:table-cell office:value-type="float" office:value="3885">
                <text:p>3885</text:p>
              </table:table-cell>
              <table:table-cell office:value-type="float" office:value="0.0371">
                <text:p>0.0371</text:p>
              </table:table-cell>
              <table:table-cell office:value-type="float" office:value="3371.58937478453">
                <text:p>3371.589374784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1">
                <text:p>391</text:p>
              </table:table-cell>
              <table:table-cell office:value-type="float" office:value="3876">
                <text:p>3876</text:p>
              </table:table-cell>
              <table:table-cell office:value-type="float" office:value="0.0391">
                <text:p>0.0391</text:p>
              </table:table-cell>
              <table:table-cell office:value-type="float" office:value="3339.45190398582">
                <text:p>3339.451903985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1">
                <text:p>411</text:p>
              </table:table-cell>
              <table:table-cell office:value-type="float" office:value="3867">
                <text:p>3867</text:p>
              </table:table-cell>
              <table:table-cell office:value-type="float" office:value="0.0411">
                <text:p>0.0411</text:p>
              </table:table-cell>
              <table:table-cell office:value-type="float" office:value="3307.48905162944">
                <text:p>3307.489051629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1">
                <text:p>431</text:p>
              </table:table-cell>
              <table:table-cell office:value-type="float" office:value="3858">
                <text:p>3858</text:p>
              </table:table-cell>
              <table:table-cell office:value-type="float" office:value="0.0431">
                <text:p>0.0431</text:p>
              </table:table-cell>
              <table:table-cell office:value-type="float" office:value="3275.70033966417">
                <text:p>3275.700339664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1">
                <text:p>451</text:p>
              </table:table-cell>
              <table:table-cell office:value-type="float" office:value="3850">
                <text:p>3850</text:p>
              </table:table-cell>
              <table:table-cell office:value-type="float" office:value="0.0451">
                <text:p>0.0451</text:p>
              </table:table-cell>
              <table:table-cell office:value-type="float" office:value="3244.08529061482">
                <text:p>3244.085290614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1">
                <text:p>471</text:p>
              </table:table-cell>
              <table:table-cell office:value-type="float" office:value="3841">
                <text:p>3841</text:p>
              </table:table-cell>
              <table:table-cell office:value-type="float" office:value="0.0471">
                <text:p>0.0471</text:p>
              </table:table-cell>
              <table:table-cell office:value-type="float" office:value="3212.64342758219">
                <text:p>3212.643427582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1">
                <text:p>491</text:p>
              </table:table-cell>
              <table:table-cell office:value-type="float" office:value="3832">
                <text:p>3832</text:p>
              </table:table-cell>
              <table:table-cell office:value-type="float" office:value="0.0491">
                <text:p>0.0491</text:p>
              </table:table-cell>
              <table:table-cell office:value-type="float" office:value="3181.37427424308">
                <text:p>3181.374274243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1">
                <text:p>511</text:p>
              </table:table-cell>
              <table:table-cell office:value-type="float" office:value="3824">
                <text:p>3824</text:p>
              </table:table-cell>
              <table:table-cell office:value-type="float" office:value="0.0511">
                <text:p>0.0511</text:p>
              </table:table-cell>
              <table:table-cell office:value-type="float" office:value="3150.2773548503">
                <text:p>3150.27735485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1">
                <text:p>531</text:p>
              </table:table-cell>
              <table:table-cell office:value-type="float" office:value="3814">
                <text:p>3814</text:p>
              </table:table-cell>
              <table:table-cell office:value-type="float" office:value="0.0531">
                <text:p>0.0531</text:p>
              </table:table-cell>
              <table:table-cell office:value-type="float" office:value="3119.35219423263">
                <text:p>3119.352194232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1">
                <text:p>551</text:p>
              </table:table-cell>
              <table:table-cell office:value-type="float" office:value="3805">
                <text:p>3805</text:p>
              </table:table-cell>
              <table:table-cell office:value-type="float" office:value="0.0551">
                <text:p>0.0551</text:p>
              </table:table-cell>
              <table:table-cell office:value-type="float" office:value="3088.59831779488">
                <text:p>3088.598317794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1">
                <text:p>571</text:p>
              </table:table-cell>
              <table:table-cell office:value-type="float" office:value="3797">
                <text:p>3797</text:p>
              </table:table-cell>
              <table:table-cell office:value-type="float" office:value="0.0571">
                <text:p>0.0571</text:p>
              </table:table-cell>
              <table:table-cell office:value-type="float" office:value="3058.01525151785">
                <text:p>3058.015251517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1">
                <text:p>591</text:p>
              </table:table-cell>
              <table:table-cell office:value-type="float" office:value="3788">
                <text:p>3788</text:p>
              </table:table-cell>
              <table:table-cell office:value-type="float" office:value="0.0591">
                <text:p>0.0591</text:p>
              </table:table-cell>
              <table:table-cell office:value-type="float" office:value="3027.60252195834">
                <text:p>3027.602521958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1">
                <text:p>611</text:p>
              </table:table-cell>
              <table:table-cell office:value-type="float" office:value="3779">
                <text:p>3779</text:p>
              </table:table-cell>
              <table:table-cell office:value-type="float" office:value="0.0611">
                <text:p>0.0611</text:p>
              </table:table-cell>
              <table:table-cell office:value-type="float" office:value="2997.35965624916">
                <text:p>2997.359656249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1">
                <text:p>631</text:p>
              </table:table-cell>
              <table:table-cell office:value-type="float" office:value="3770">
                <text:p>3770</text:p>
              </table:table-cell>
              <table:table-cell office:value-type="float" office:value="0.0631">
                <text:p>0.0631</text:p>
              </table:table-cell>
              <table:table-cell office:value-type="float" office:value="2967.28618209909">
                <text:p>2967.286182099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1">
                <text:p>651</text:p>
              </table:table-cell>
              <table:table-cell office:value-type="float" office:value="3761">
                <text:p>3761</text:p>
              </table:table-cell>
              <table:table-cell office:value-type="float" office:value="0.0651">
                <text:p>0.0651</text:p>
              </table:table-cell>
              <table:table-cell office:value-type="float" office:value="2937.38162779294">
                <text:p>2937.381627792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1">
                <text:p>671</text:p>
              </table:table-cell>
              <table:table-cell office:value-type="float" office:value="3752">
                <text:p>3752</text:p>
              </table:table-cell>
              <table:table-cell office:value-type="float" office:value="0.0671">
                <text:p>0.0671</text:p>
              </table:table-cell>
              <table:table-cell office:value-type="float" office:value="2907.64552219151">
                <text:p>2907.645522191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1">
                <text:p>691</text:p>
              </table:table-cell>
              <table:table-cell office:value-type="float" office:value="3743">
                <text:p>3743</text:p>
              </table:table-cell>
              <table:table-cell office:value-type="float" office:value="0.0691">
                <text:p>0.0691</text:p>
              </table:table-cell>
              <table:table-cell office:value-type="float" office:value="2878.0773947316">
                <text:p>2878.07739473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1">
                <text:p>711</text:p>
              </table:table-cell>
              <table:table-cell office:value-type="float" office:value="3734">
                <text:p>3734</text:p>
              </table:table-cell>
              <table:table-cell office:value-type="float" office:value="0.0711">
                <text:p>0.0711</text:p>
              </table:table-cell>
              <table:table-cell office:value-type="float" office:value="2848.67677542602">
                <text:p>2848.676775426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1">
                <text:p>731</text:p>
              </table:table-cell>
              <table:table-cell office:value-type="float" office:value="3725">
                <text:p>3725</text:p>
              </table:table-cell>
              <table:table-cell office:value-type="float" office:value="0.0731">
                <text:p>0.0731</text:p>
              </table:table-cell>
              <table:table-cell office:value-type="float" office:value="2819.44319486355">
                <text:p>2819.443194863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1">
                <text:p>751</text:p>
              </table:table-cell>
              <table:table-cell office:value-type="float" office:value="3716">
                <text:p>3716</text:p>
              </table:table-cell>
              <table:table-cell office:value-type="float" office:value="0.0751">
                <text:p>0.0751</text:p>
              </table:table-cell>
              <table:table-cell office:value-type="float" office:value="2790.376184209">
                <text:p>2790.3761842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1">
                <text:p>771</text:p>
              </table:table-cell>
              <table:table-cell office:value-type="float" office:value="3707">
                <text:p>3707</text:p>
              </table:table-cell>
              <table:table-cell office:value-type="float" office:value="0.0771">
                <text:p>0.0771</text:p>
              </table:table-cell>
              <table:table-cell office:value-type="float" office:value="2761.47527520317">
                <text:p>2761.475275203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2">
                <text:p>792</text:p>
              </table:table-cell>
              <table:table-cell office:value-type="float" office:value="3698">
                <text:p>3698</text:p>
              </table:table-cell>
              <table:table-cell office:value-type="float" office:value="0.0792">
                <text:p>0.0792</text:p>
              </table:table-cell>
              <table:table-cell office:value-type="float" office:value="2731.30757592125">
                <text:p>2731.30757592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2">
                <text:p>812</text:p>
              </table:table-cell>
              <table:table-cell office:value-type="float" office:value="3688">
                <text:p>3688</text:p>
              </table:table-cell>
              <table:table-cell office:value-type="float" office:value="0.0812">
                <text:p>0.0812</text:p>
              </table:table-cell>
              <table:table-cell office:value-type="float" office:value="2702.74571383095">
                <text:p>2702.745713830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2">
                <text:p>832</text:p>
              </table:table-cell>
              <table:table-cell office:value-type="float" office:value="3680">
                <text:p>3680</text:p>
              </table:table-cell>
              <table:table-cell office:value-type="float" office:value="0.0832">
                <text:p>0.0832</text:p>
              </table:table-cell>
              <table:table-cell office:value-type="float" office:value="2674.34852875633">
                <text:p>2674.348528756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2">
                <text:p>852</text:p>
              </table:table-cell>
              <table:table-cell office:value-type="float" office:value="3671">
                <text:p>3671</text:p>
              </table:table-cell>
              <table:table-cell office:value-type="float" office:value="0.0852">
                <text:p>0.0852</text:p>
              </table:table-cell>
              <table:table-cell office:value-type="float" office:value="2646.11555477098">
                <text:p>2646.115554770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2">
                <text:p>872</text:p>
              </table:table-cell>
              <table:table-cell office:value-type="float" office:value="3661">
                <text:p>3661</text:p>
              </table:table-cell>
              <table:table-cell office:value-type="float" office:value="0.0872">
                <text:p>0.0872</text:p>
              </table:table-cell>
              <table:table-cell office:value-type="float" office:value="2618.04632652452">
                <text:p>2618.046326524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2">
                <text:p>892</text:p>
              </table:table-cell>
              <table:table-cell office:value-type="float" office:value="3651">
                <text:p>3651</text:p>
              </table:table-cell>
              <table:table-cell office:value-type="float" office:value="0.0892">
                <text:p>0.0892</text:p>
              </table:table-cell>
              <table:table-cell office:value-type="float" office:value="2590.14037924253">
                <text:p>2590.140379242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2">
                <text:p>912</text:p>
              </table:table-cell>
              <table:table-cell office:value-type="float" office:value="3643">
                <text:p>3643</text:p>
              </table:table-cell>
              <table:table-cell office:value-type="float" office:value="0.0912">
                <text:p>0.0912</text:p>
              </table:table-cell>
              <table:table-cell office:value-type="float" office:value="2562.39724872663">
                <text:p>2562.397248726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2">
                <text:p>932</text:p>
              </table:table-cell>
              <table:table-cell office:value-type="float" office:value="3633">
                <text:p>3633</text:p>
              </table:table-cell>
              <table:table-cell office:value-type="float" office:value="0.0932">
                <text:p>0.0932</text:p>
              </table:table-cell>
              <table:table-cell office:value-type="float" office:value="2534.81647135441">
                <text:p>2534.816471354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2">
                <text:p>952</text:p>
              </table:table-cell>
              <table:table-cell office:value-type="float" office:value="3624">
                <text:p>3624</text:p>
              </table:table-cell>
              <table:table-cell office:value-type="float" office:value="0.0952">
                <text:p>0.0952</text:p>
              </table:table-cell>
              <table:table-cell office:value-type="float" office:value="2507.39758407946">
                <text:p>2507.397584079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2">
                <text:p>972</text:p>
              </table:table-cell>
              <table:table-cell office:value-type="float" office:value="3615">
                <text:p>3615</text:p>
              </table:table-cell>
              <table:table-cell office:value-type="float" office:value="0.0972">
                <text:p>0.0972</text:p>
              </table:table-cell>
              <table:table-cell office:value-type="float" office:value="2480.1401244314">
                <text:p>2480.14012443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2">
                <text:p>992</text:p>
              </table:table-cell>
              <table:table-cell office:value-type="float" office:value="3606">
                <text:p>3606</text:p>
              </table:table-cell>
              <table:table-cell office:value-type="float" office:value="0.0992">
                <text:p>0.0992</text:p>
              </table:table-cell>
              <table:table-cell office:value-type="float" office:value="2453.04363051581">
                <text:p>2453.043630515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2">
                <text:p>1012</text:p>
              </table:table-cell>
              <table:table-cell office:value-type="float" office:value="3596">
                <text:p>3596</text:p>
              </table:table-cell>
              <table:table-cell office:value-type="float" office:value="0.1012">
                <text:p>0.1012</text:p>
              </table:table-cell>
              <table:table-cell office:value-type="float" office:value="2426.10764101431">
                <text:p>2426.107641014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2">
                <text:p>1032</text:p>
              </table:table-cell>
              <table:table-cell office:value-type="float" office:value="3587">
                <text:p>3587</text:p>
              </table:table-cell>
              <table:table-cell office:value-type="float" office:value="0.1032">
                <text:p>0.1032</text:p>
              </table:table-cell>
              <table:table-cell office:value-type="float" office:value="2399.33169518449">
                <text:p>2399.331695184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2">
                <text:p>1052</text:p>
              </table:table-cell>
              <table:table-cell office:value-type="float" office:value="3578">
                <text:p>3578</text:p>
              </table:table-cell>
              <table:table-cell office:value-type="float" office:value="0.1052">
                <text:p>0.1052</text:p>
              </table:table-cell>
              <table:table-cell office:value-type="float" office:value="2372.71533285994">
                <text:p>2372.715332859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2">
                <text:p>1072</text:p>
              </table:table-cell>
              <table:table-cell office:value-type="float" office:value="3568">
                <text:p>3568</text:p>
              </table:table-cell>
              <table:table-cell office:value-type="float" office:value="0.1072">
                <text:p>0.1072</text:p>
              </table:table-cell>
              <table:table-cell office:value-type="float" office:value="2346.25809445028">
                <text:p>2346.258094450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2">
                <text:p>1092</text:p>
              </table:table-cell>
              <table:table-cell office:value-type="float" office:value="3559">
                <text:p>3559</text:p>
              </table:table-cell>
              <table:table-cell office:value-type="float" office:value="0.1092">
                <text:p>0.1092</text:p>
              </table:table-cell>
              <table:table-cell office:value-type="float" office:value="2319.95952094109">
                <text:p>2319.959520941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2">
                <text:p>1112</text:p>
              </table:table-cell>
              <table:table-cell office:value-type="float" office:value="3550">
                <text:p>3550</text:p>
              </table:table-cell>
              <table:table-cell office:value-type="float" office:value="0.1112">
                <text:p>0.1112</text:p>
              </table:table-cell>
              <table:table-cell office:value-type="float" office:value="2293.81915389399">
                <text:p>2293.819153893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2">
                <text:p>1132</text:p>
              </table:table-cell>
              <table:table-cell office:value-type="float" office:value="3540">
                <text:p>3540</text:p>
              </table:table-cell>
              <table:table-cell office:value-type="float" office:value="0.1132">
                <text:p>0.1132</text:p>
              </table:table-cell>
              <table:table-cell office:value-type="float" office:value="2267.83653544657">
                <text:p>2267.836535446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2">
                <text:p>1152</text:p>
              </table:table-cell>
              <table:table-cell office:value-type="float" office:value="3530">
                <text:p>3530</text:p>
              </table:table-cell>
              <table:table-cell office:value-type="float" office:value="0.1152">
                <text:p>0.1152</text:p>
              </table:table-cell>
              <table:table-cell office:value-type="float" office:value="2242.01120831242">
                <text:p>2242.011208312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2">
                <text:p>1172</text:p>
              </table:table-cell>
              <table:table-cell office:value-type="float" office:value="3522">
                <text:p>3522</text:p>
              </table:table-cell>
              <table:table-cell office:value-type="float" office:value="0.1172">
                <text:p>0.1172</text:p>
              </table:table-cell>
              <table:table-cell office:value-type="float" office:value="2216.34271578116">
                <text:p>2216.342715781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2">
                <text:p>1192</text:p>
              </table:table-cell>
              <table:table-cell office:value-type="float" office:value="3512">
                <text:p>3512</text:p>
              </table:table-cell>
              <table:table-cell office:value-type="float" office:value="0.1192">
                <text:p>0.1192</text:p>
              </table:table-cell>
              <table:table-cell office:value-type="float" office:value="2190.83060171837">
                <text:p>2190.830601718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2">
                <text:p>1212</text:p>
              </table:table-cell>
              <table:table-cell office:value-type="float" office:value="3502">
                <text:p>3502</text:p>
              </table:table-cell>
              <table:table-cell office:value-type="float" office:value="0.1212">
                <text:p>0.1212</text:p>
              </table:table-cell>
              <table:table-cell office:value-type="float" office:value="2165.47441056567">
                <text:p>2165.474410565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2">
                <text:p>1232</text:p>
              </table:table-cell>
              <table:table-cell office:value-type="float" office:value="3493">
                <text:p>3493</text:p>
              </table:table-cell>
              <table:table-cell office:value-type="float" office:value="0.1232">
                <text:p>0.1232</text:p>
              </table:table-cell>
              <table:table-cell office:value-type="float" office:value="2140.27368734065">
                <text:p>2140.273687340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2">
                <text:p>1252</text:p>
              </table:table-cell>
              <table:table-cell office:value-type="float" office:value="3483">
                <text:p>3483</text:p>
              </table:table-cell>
              <table:table-cell office:value-type="float" office:value="0.1252">
                <text:p>0.1252</text:p>
              </table:table-cell>
              <table:table-cell office:value-type="float" office:value="2115.2279776369">
                <text:p>2115.22797763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2">
                <text:p>1272</text:p>
              </table:table-cell>
              <table:table-cell office:value-type="float" office:value="3474">
                <text:p>3474</text:p>
              </table:table-cell>
              <table:table-cell office:value-type="float" office:value="0.1272">
                <text:p>0.1272</text:p>
              </table:table-cell>
              <table:table-cell office:value-type="float" office:value="2090.33682762404">
                <text:p>2090.336827624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2">
                <text:p>1292</text:p>
              </table:table-cell>
              <table:table-cell office:value-type="float" office:value="3465">
                <text:p>3465</text:p>
              </table:table-cell>
              <table:table-cell office:value-type="float" office:value="0.1292">
                <text:p>0.1292</text:p>
              </table:table-cell>
              <table:table-cell office:value-type="float" office:value="2065.59978404765">
                <text:p>2065.599784047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2">
                <text:p>1312</text:p>
              </table:table-cell>
              <table:table-cell office:value-type="float" office:value="3455">
                <text:p>3455</text:p>
              </table:table-cell>
              <table:table-cell office:value-type="float" office:value="0.1312">
                <text:p>0.1312</text:p>
              </table:table-cell>
              <table:table-cell office:value-type="float" office:value="2041.01639422935">
                <text:p>2041.016394229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2">
                <text:p>1332</text:p>
              </table:table-cell>
              <table:table-cell office:value-type="float" office:value="3446">
                <text:p>3446</text:p>
              </table:table-cell>
              <table:table-cell office:value-type="float" office:value="0.1332">
                <text:p>0.1332</text:p>
              </table:table-cell>
              <table:table-cell office:value-type="float" office:value="2016.58620606673">
                <text:p>2016.586206066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2">
                <text:p>1352</text:p>
              </table:table-cell>
              <table:table-cell office:value-type="float" office:value="3436">
                <text:p>3436</text:p>
              </table:table-cell>
              <table:table-cell office:value-type="float" office:value="0.1352">
                <text:p>0.1352</text:p>
              </table:table-cell>
              <table:table-cell office:value-type="float" office:value="1992.30876803338">
                <text:p>1992.308768033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2">
                <text:p>1372</text:p>
              </table:table-cell>
              <table:table-cell office:value-type="float" office:value="3427">
                <text:p>3427</text:p>
              </table:table-cell>
              <table:table-cell office:value-type="float" office:value="0.1372">
                <text:p>0.1372</text:p>
              </table:table-cell>
              <table:table-cell office:value-type="float" office:value="1968.18362917892">
                <text:p>1968.183629178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2">
                <text:p>1392</text:p>
              </table:table-cell>
              <table:table-cell office:value-type="float" office:value="3417">
                <text:p>3417</text:p>
              </table:table-cell>
              <table:table-cell office:value-type="float" office:value="0.1392">
                <text:p>0.1392</text:p>
              </table:table-cell>
              <table:table-cell office:value-type="float" office:value="1944.21033912893">
                <text:p>1944.210339128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2">
                <text:p>1412</text:p>
              </table:table-cell>
              <table:table-cell office:value-type="float" office:value="3407">
                <text:p>3407</text:p>
              </table:table-cell>
              <table:table-cell office:value-type="float" office:value="0.1412">
                <text:p>0.1412</text:p>
              </table:table-cell>
              <table:table-cell office:value-type="float" office:value="1920.38844808503">
                <text:p>1920.388448085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2">
                <text:p>1432</text:p>
              </table:table-cell>
              <table:table-cell office:value-type="float" office:value="3398">
                <text:p>3398</text:p>
              </table:table-cell>
              <table:table-cell office:value-type="float" office:value="0.1432">
                <text:p>0.1432</text:p>
              </table:table-cell>
              <table:table-cell office:value-type="float" office:value="1896.71750682481">
                <text:p>1896.717506824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2">
                <text:p>1452</text:p>
              </table:table-cell>
              <table:table-cell office:value-type="float" office:value="3388">
                <text:p>3388</text:p>
              </table:table-cell>
              <table:table-cell office:value-type="float" office:value="0.1452">
                <text:p>0.1452</text:p>
              </table:table-cell>
              <table:table-cell office:value-type="float" office:value="1873.19706670186">
                <text:p>1873.197066701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2">
                <text:p>1472</text:p>
              </table:table-cell>
              <table:table-cell office:value-type="float" office:value="3379">
                <text:p>3379</text:p>
              </table:table-cell>
              <table:table-cell office:value-type="float" office:value="0.1472">
                <text:p>0.1472</text:p>
              </table:table-cell>
              <table:table-cell office:value-type="float" office:value="1849.8266796458">
                <text:p>1849.82667964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2">
                <text:p>1492</text:p>
              </table:table-cell>
              <table:table-cell office:value-type="float" office:value="3369">
                <text:p>3369</text:p>
              </table:table-cell>
              <table:table-cell office:value-type="float" office:value="0.1492">
                <text:p>0.1492</text:p>
              </table:table-cell>
              <table:table-cell office:value-type="float" office:value="1826.60589816221">
                <text:p>1826.605898162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2">
                <text:p>1512</text:p>
              </table:table-cell>
              <table:table-cell office:value-type="float" office:value="3360">
                <text:p>3360</text:p>
              </table:table-cell>
              <table:table-cell office:value-type="float" office:value="0.1512">
                <text:p>0.1512</text:p>
              </table:table-cell>
              <table:table-cell office:value-type="float" office:value="1803.53427533271">
                <text:p>1803.534275332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2">
                <text:p>1532</text:p>
              </table:table-cell>
              <table:table-cell office:value-type="float" office:value="3351">
                <text:p>3351</text:p>
              </table:table-cell>
              <table:table-cell office:value-type="float" office:value="0.1532">
                <text:p>0.1532</text:p>
              </table:table-cell>
              <table:table-cell office:value-type="float" office:value="1780.61136481489">
                <text:p>1780.611364814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2">
                <text:p>1552</text:p>
              </table:table-cell>
              <table:table-cell office:value-type="float" office:value="3341">
                <text:p>3341</text:p>
              </table:table-cell>
              <table:table-cell office:value-type="float" office:value="0.1552">
                <text:p>0.1552</text:p>
              </table:table-cell>
              <table:table-cell office:value-type="float" office:value="1757.83672084234">
                <text:p>1757.836720842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2">
                <text:p>1572</text:p>
              </table:table-cell>
              <table:table-cell office:value-type="float" office:value="3332">
                <text:p>3332</text:p>
              </table:table-cell>
              <table:table-cell office:value-type="float" office:value="0.1572">
                <text:p>0.1572</text:p>
              </table:table-cell>
              <table:table-cell office:value-type="float" office:value="1735.20989822468">
                <text:p>1735.209898224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2">
                <text:p>1592</text:p>
              </table:table-cell>
              <table:table-cell office:value-type="float" office:value="3322">
                <text:p>3322</text:p>
              </table:table-cell>
              <table:table-cell office:value-type="float" office:value="0.1592">
                <text:p>0.1592</text:p>
              </table:table-cell>
              <table:table-cell office:value-type="float" office:value="1712.73045234749">
                <text:p>1712.730452347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2">
                <text:p>1612</text:p>
              </table:table-cell>
              <table:table-cell office:value-type="float" office:value="3313">
                <text:p>3313</text:p>
              </table:table-cell>
              <table:table-cell office:value-type="float" office:value="0.1612">
                <text:p>0.1612</text:p>
              </table:table-cell>
              <table:table-cell office:value-type="float" office:value="1690.39793917239">
                <text:p>1690.397939172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2">
                <text:p>1632</text:p>
              </table:table-cell>
              <table:table-cell office:value-type="float" office:value="3303">
                <text:p>3303</text:p>
              </table:table-cell>
              <table:table-cell office:value-type="float" office:value="0.1632">
                <text:p>0.1632</text:p>
              </table:table-cell>
              <table:table-cell office:value-type="float" office:value="1668.21191523697">
                <text:p>1668.211915236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2">
                <text:p>1652</text:p>
              </table:table-cell>
              <table:table-cell office:value-type="float" office:value="3294">
                <text:p>3294</text:p>
              </table:table-cell>
              <table:table-cell office:value-type="float" office:value="0.1652">
                <text:p>0.1652</text:p>
              </table:table-cell>
              <table:table-cell office:value-type="float" office:value="1646.17193765482">
                <text:p>1646.171937654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2">
                <text:p>1672</text:p>
              </table:table-cell>
              <table:table-cell office:value-type="float" office:value="3285">
                <text:p>3285</text:p>
              </table:table-cell>
              <table:table-cell office:value-type="float" office:value="0.1672">
                <text:p>0.1672</text:p>
              </table:table-cell>
              <table:table-cell office:value-type="float" office:value="1624.27756411556">
                <text:p>1624.277564115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2">
                <text:p>1692</text:p>
              </table:table-cell>
              <table:table-cell office:value-type="float" office:value="3275">
                <text:p>3275</text:p>
              </table:table-cell>
              <table:table-cell office:value-type="float" office:value="0.1692">
                <text:p>0.1692</text:p>
              </table:table-cell>
              <table:table-cell office:value-type="float" office:value="1602.52835288478">
                <text:p>1602.528352884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2">
                <text:p>1712</text:p>
              </table:table-cell>
              <table:table-cell office:value-type="float" office:value="3266">
                <text:p>3266</text:p>
              </table:table-cell>
              <table:table-cell office:value-type="float" office:value="0.1712">
                <text:p>0.1712</text:p>
              </table:table-cell>
              <table:table-cell office:value-type="float" office:value="1580.92386280407">
                <text:p>1580.923862804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3">
                <text:p>1733</text:p>
              </table:table-cell>
              <table:table-cell office:value-type="float" office:value="3256">
                <text:p>3256</text:p>
              </table:table-cell>
              <table:table-cell office:value-type="float" office:value="0.1733">
                <text:p>0.1733</text:p>
              </table:table-cell>
              <table:table-cell office:value-type="float" office:value="1558.39442228523">
                <text:p>1558.394422285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3">
                <text:p>1753</text:p>
              </table:table-cell>
              <table:table-cell office:value-type="float" office:value="3247">
                <text:p>3247</text:p>
              </table:table-cell>
              <table:table-cell office:value-type="float" office:value="0.1753">
                <text:p>0.1753</text:p>
              </table:table-cell>
              <table:table-cell office:value-type="float" office:value="1537.08523382171">
                <text:p>1537.085233821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3">
                <text:p>1773</text:p>
              </table:table-cell>
              <table:table-cell office:value-type="float" office:value="3238">
                <text:p>3238</text:p>
              </table:table-cell>
              <table:table-cell office:value-type="float" office:value="0.1773">
                <text:p>0.1773</text:p>
              </table:table-cell>
              <table:table-cell office:value-type="float" office:value="1515.91942453268">
                <text:p>1515.919424532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3">
                <text:p>1793</text:p>
              </table:table-cell>
              <table:table-cell office:value-type="float" office:value="3228">
                <text:p>3228</text:p>
              </table:table-cell>
              <table:table-cell office:value-type="float" office:value="0.1793">
                <text:p>0.1793</text:p>
              </table:table-cell>
              <table:table-cell office:value-type="float" office:value="1494.89655559252">
                <text:p>1494.896555592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3">
                <text:p>1813</text:p>
              </table:table-cell>
              <table:table-cell office:value-type="float" office:value="3219">
                <text:p>3219</text:p>
              </table:table-cell>
              <table:table-cell office:value-type="float" office:value="0.1813">
                <text:p>0.1813</text:p>
              </table:table-cell>
              <table:table-cell office:value-type="float" office:value="1474.01618875164">
                <text:p>1474.016188751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3">
                <text:p>1833</text:p>
              </table:table-cell>
              <table:table-cell office:value-type="float" office:value="3210">
                <text:p>3210</text:p>
              </table:table-cell>
              <table:table-cell office:value-type="float" office:value="0.1833">
                <text:p>0.1833</text:p>
              </table:table-cell>
              <table:table-cell office:value-type="float" office:value="1453.27788633645">
                <text:p>1453.277886336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3">
                <text:p>1853</text:p>
              </table:table-cell>
              <table:table-cell office:value-type="float" office:value="3200">
                <text:p>3200</text:p>
              </table:table-cell>
              <table:table-cell office:value-type="float" office:value="0.1853">
                <text:p>0.1853</text:p>
              </table:table-cell>
              <table:table-cell office:value-type="float" office:value="1432.68121124933">
                <text:p>1432.681211249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3">
                <text:p>1873</text:p>
              </table:table-cell>
              <table:table-cell office:value-type="float" office:value="3190">
                <text:p>3190</text:p>
              </table:table-cell>
              <table:table-cell office:value-type="float" office:value="0.1873">
                <text:p>0.1873</text:p>
              </table:table-cell>
              <table:table-cell office:value-type="float" office:value="1412.2257269687">
                <text:p>1412.22572696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3">
                <text:p>1893</text:p>
              </table:table-cell>
              <table:table-cell office:value-type="float" office:value="3182">
                <text:p>3182</text:p>
              </table:table-cell>
              <table:table-cell office:value-type="float" office:value="0.1893">
                <text:p>0.1893</text:p>
              </table:table-cell>
              <table:table-cell office:value-type="float" office:value="1391.91099754894">
                <text:p>1391.910997548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3">
                <text:p>1913</text:p>
              </table:table-cell>
              <table:table-cell office:value-type="float" office:value="3172">
                <text:p>3172</text:p>
              </table:table-cell>
              <table:table-cell office:value-type="float" office:value="0.1913">
                <text:p>0.1913</text:p>
              </table:table-cell>
              <table:table-cell office:value-type="float" office:value="1371.73658762046">
                <text:p>1371.736587620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3">
                <text:p>1933</text:p>
              </table:table-cell>
              <table:table-cell office:value-type="float" office:value="3163">
                <text:p>3163</text:p>
              </table:table-cell>
              <table:table-cell office:value-type="float" office:value="0.1933">
                <text:p>0.1933</text:p>
              </table:table-cell>
              <table:table-cell office:value-type="float" office:value="1351.70206238967">
                <text:p>1351.702062389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3">
                <text:p>1953</text:p>
              </table:table-cell>
              <table:table-cell office:value-type="float" office:value="3154">
                <text:p>3154</text:p>
              </table:table-cell>
              <table:table-cell office:value-type="float" office:value="0.1953">
                <text:p>0.1953</text:p>
              </table:table-cell>
              <table:table-cell office:value-type="float" office:value="1331.80698763895">
                <text:p>1331.806987638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3">
                <text:p>1973</text:p>
              </table:table-cell>
              <table:table-cell office:value-type="float" office:value="3145">
                <text:p>3145</text:p>
              </table:table-cell>
              <table:table-cell office:value-type="float" office:value="0.1973">
                <text:p>0.1973</text:p>
              </table:table-cell>
              <table:table-cell office:value-type="float" office:value="1312.05092972672">
                <text:p>1312.050929726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3">
                <text:p>1993</text:p>
              </table:table-cell>
              <table:table-cell office:value-type="float" office:value="3135">
                <text:p>3135</text:p>
              </table:table-cell>
              <table:table-cell office:value-type="float" office:value="0.1993">
                <text:p>0.1993</text:p>
              </table:table-cell>
              <table:table-cell office:value-type="float" office:value="1292.43345558736">
                <text:p>1292.433455587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13">
                <text:p>2013</text:p>
              </table:table-cell>
              <table:table-cell office:value-type="float" office:value="3126">
                <text:p>3126</text:p>
              </table:table-cell>
              <table:table-cell office:value-type="float" office:value="0.2013">
                <text:p>0.2013</text:p>
              </table:table-cell>
              <table:table-cell office:value-type="float" office:value="1272.95413273128">
                <text:p>1272.954132731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33">
                <text:p>2033</text:p>
              </table:table-cell>
              <table:table-cell office:value-type="float" office:value="3117">
                <text:p>3117</text:p>
              </table:table-cell>
              <table:table-cell office:value-type="float" office:value="0.2033">
                <text:p>0.2033</text:p>
              </table:table-cell>
              <table:table-cell office:value-type="float" office:value="1253.61252924489">
                <text:p>1253.612529244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53">
                <text:p>2053</text:p>
              </table:table-cell>
              <table:table-cell office:value-type="float" office:value="3107">
                <text:p>3107</text:p>
              </table:table-cell>
              <table:table-cell office:value-type="float" office:value="0.2053">
                <text:p>0.2053</text:p>
              </table:table-cell>
              <table:table-cell office:value-type="float" office:value="1234.40821379057">
                <text:p>1234.408213790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73">
                <text:p>2073</text:p>
              </table:table-cell>
              <table:table-cell office:value-type="float" office:value="3098">
                <text:p>3098</text:p>
              </table:table-cell>
              <table:table-cell office:value-type="float" office:value="0.2073">
                <text:p>0.2073</text:p>
              </table:table-cell>
              <table:table-cell office:value-type="float" office:value="1215.34075560674">
                <text:p>1215.340755606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93">
                <text:p>2093</text:p>
              </table:table-cell>
              <table:table-cell office:value-type="float" office:value="3089">
                <text:p>3089</text:p>
              </table:table-cell>
              <table:table-cell office:value-type="float" office:value="0.2093">
                <text:p>0.2093</text:p>
              </table:table-cell>
              <table:table-cell office:value-type="float" office:value="1196.40972450778">
                <text:p>1196.409724507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13">
                <text:p>2113</text:p>
              </table:table-cell>
              <table:table-cell office:value-type="float" office:value="3079">
                <text:p>3079</text:p>
              </table:table-cell>
              <table:table-cell office:value-type="float" office:value="0.2113">
                <text:p>0.2113</text:p>
              </table:table-cell>
              <table:table-cell office:value-type="float" office:value="1177.6146908841">
                <text:p>1177.61469088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33">
                <text:p>2133</text:p>
              </table:table-cell>
              <table:table-cell office:value-type="float" office:value="3070">
                <text:p>3070</text:p>
              </table:table-cell>
              <table:table-cell office:value-type="float" office:value="0.2133">
                <text:p>0.2133</text:p>
              </table:table-cell>
              <table:table-cell office:value-type="float" office:value="1158.95522570211">
                <text:p>1158.955225702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53">
                <text:p>2153</text:p>
              </table:table-cell>
              <table:table-cell office:value-type="float" office:value="3060">
                <text:p>3060</text:p>
              </table:table-cell>
              <table:table-cell office:value-type="float" office:value="0.2153">
                <text:p>0.2153</text:p>
              </table:table-cell>
              <table:table-cell office:value-type="float" office:value="1140.43090050419">
                <text:p>1140.430900504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73">
                <text:p>2173</text:p>
              </table:table-cell>
              <table:table-cell office:value-type="float" office:value="3051">
                <text:p>3051</text:p>
              </table:table-cell>
              <table:table-cell office:value-type="float" office:value="0.2173">
                <text:p>0.2173</text:p>
              </table:table-cell>
              <table:table-cell office:value-type="float" office:value="1122.04128740876">
                <text:p>1122.041287408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93">
                <text:p>2193</text:p>
              </table:table-cell>
              <table:table-cell office:value-type="float" office:value="3042">
                <text:p>3042</text:p>
              </table:table-cell>
              <table:table-cell office:value-type="float" office:value="0.2193">
                <text:p>0.2193</text:p>
              </table:table-cell>
              <table:table-cell office:value-type="float" office:value="1103.7859591102">
                <text:p>1103.78595911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13">
                <text:p>2213</text:p>
              </table:table-cell>
              <table:table-cell office:value-type="float" office:value="3032">
                <text:p>3032</text:p>
              </table:table-cell>
              <table:table-cell office:value-type="float" office:value="0.2213">
                <text:p>0.2213</text:p>
              </table:table-cell>
              <table:table-cell office:value-type="float" office:value="1085.66448887892">
                <text:p>1085.664488878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33">
                <text:p>2233</text:p>
              </table:table-cell>
              <table:table-cell office:value-type="float" office:value="3023">
                <text:p>3023</text:p>
              </table:table-cell>
              <table:table-cell office:value-type="float" office:value="0.2233">
                <text:p>0.2233</text:p>
              </table:table-cell>
              <table:table-cell office:value-type="float" office:value="1067.67645056133">
                <text:p>1067.676450561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53">
                <text:p>2253</text:p>
              </table:table-cell>
              <table:table-cell office:value-type="float" office:value="3014">
                <text:p>3014</text:p>
              </table:table-cell>
              <table:table-cell office:value-type="float" office:value="0.2253">
                <text:p>0.2253</text:p>
              </table:table-cell>
              <table:table-cell office:value-type="float" office:value="1049.82141857981">
                <text:p>1049.821418579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73">
                <text:p>2273</text:p>
              </table:table-cell>
              <table:table-cell office:value-type="float" office:value="3004">
                <text:p>3004</text:p>
              </table:table-cell>
              <table:table-cell office:value-type="float" office:value="0.2273">
                <text:p>0.2273</text:p>
              </table:table-cell>
              <table:table-cell office:value-type="float" office:value="1032.09896793278">
                <text:p>1032.098967932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93">
                <text:p>2293</text:p>
              </table:table-cell>
              <table:table-cell office:value-type="float" office:value="2995">
                <text:p>2995</text:p>
              </table:table-cell>
              <table:table-cell office:value-type="float" office:value="0.2293">
                <text:p>0.2293</text:p>
              </table:table-cell>
              <table:table-cell office:value-type="float" office:value="1014.50867419462">
                <text:p>1014.508674194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13">
                <text:p>2313</text:p>
              </table:table-cell>
              <table:table-cell office:value-type="float" office:value="2986">
                <text:p>2986</text:p>
              </table:table-cell>
              <table:table-cell office:value-type="float" office:value="0.2313">
                <text:p>0.2313</text:p>
              </table:table-cell>
              <table:table-cell office:value-type="float" office:value="997.050113515744">
                <text:p>997.0501135157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33">
                <text:p>2333</text:p>
              </table:table-cell>
              <table:table-cell office:value-type="float" office:value="2976">
                <text:p>2976</text:p>
              </table:table-cell>
              <table:table-cell office:value-type="float" office:value="0.2333">
                <text:p>0.2333</text:p>
              </table:table-cell>
              <table:table-cell office:value-type="float" office:value="979.722862622548">
                <text:p>979.7228626225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53">
                <text:p>2353</text:p>
              </table:table-cell>
              <table:table-cell office:value-type="float" office:value="2967">
                <text:p>2967</text:p>
              </table:table-cell>
              <table:table-cell office:value-type="float" office:value="0.2353">
                <text:p>0.2353</text:p>
              </table:table-cell>
              <table:table-cell office:value-type="float" office:value="962.526498817432">
                <text:p>962.5264988174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73">
                <text:p>2373</text:p>
              </table:table-cell>
              <table:table-cell office:value-type="float" office:value="2958">
                <text:p>2958</text:p>
              </table:table-cell>
              <table:table-cell office:value-type="float" office:value="0.2373">
                <text:p>0.2373</text:p>
              </table:table-cell>
              <table:table-cell office:value-type="float" office:value="945.460599978796">
                <text:p>945.4605999787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93">
                <text:p>2393</text:p>
              </table:table-cell>
              <table:table-cell office:value-type="float" office:value="2949">
                <text:p>2949</text:p>
              </table:table-cell>
              <table:table-cell office:value-type="float" office:value="0.2393">
                <text:p>0.2393</text:p>
              </table:table-cell>
              <table:table-cell office:value-type="float" office:value="928.52474456104">
                <text:p>928.524744561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13">
                <text:p>2413</text:p>
              </table:table-cell>
              <table:table-cell office:value-type="float" office:value="2939">
                <text:p>2939</text:p>
              </table:table-cell>
              <table:table-cell office:value-type="float" office:value="0.2413">
                <text:p>0.2413</text:p>
              </table:table-cell>
              <table:table-cell office:value-type="float" office:value="911.718511594564">
                <text:p>911.7185115945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33">
                <text:p>2433</text:p>
              </table:table-cell>
              <table:table-cell office:value-type="float" office:value="2931">
                <text:p>2931</text:p>
              </table:table-cell>
              <table:table-cell office:value-type="float" office:value="0.2433">
                <text:p>0.2433</text:p>
              </table:table-cell>
              <table:table-cell office:value-type="float" office:value="895.041480685768">
                <text:p>895.0414806857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53">
                <text:p>2453</text:p>
              </table:table-cell>
              <table:table-cell office:value-type="float" office:value="2921">
                <text:p>2921</text:p>
              </table:table-cell>
              <table:table-cell office:value-type="float" office:value="0.2453">
                <text:p>0.2453</text:p>
              </table:table-cell>
              <table:table-cell office:value-type="float" office:value="878.493232017052">
                <text:p>878.4932320170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73">
                <text:p>2473</text:p>
              </table:table-cell>
              <table:table-cell office:value-type="float" office:value="2912">
                <text:p>2912</text:p>
              </table:table-cell>
              <table:table-cell office:value-type="float" office:value="0.2473">
                <text:p>0.2473</text:p>
              </table:table-cell>
              <table:table-cell office:value-type="float" office:value="862.073346346816">
                <text:p>862.0733463468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93">
                <text:p>2493</text:p>
              </table:table-cell>
              <table:table-cell office:value-type="float" office:value="2904">
                <text:p>2904</text:p>
              </table:table-cell>
              <table:table-cell office:value-type="float" office:value="0.2493">
                <text:p>0.2493</text:p>
              </table:table-cell>
              <table:table-cell office:value-type="float" office:value="845.78140500946">
                <text:p>845.781405009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13">
                <text:p>2513</text:p>
              </table:table-cell>
              <table:table-cell office:value-type="float" office:value="2896">
                <text:p>2896</text:p>
              </table:table-cell>
              <table:table-cell office:value-type="float" office:value="0.2513">
                <text:p>0.2513</text:p>
              </table:table-cell>
              <table:table-cell office:value-type="float" office:value="829.616989915384">
                <text:p>829.6169899153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33">
                <text:p>2533</text:p>
              </table:table-cell>
              <table:table-cell office:value-type="float" office:value="2892">
                <text:p>2892</text:p>
              </table:table-cell>
              <table:table-cell office:value-type="float" office:value="0.2533">
                <text:p>0.2533</text:p>
              </table:table-cell>
              <table:table-cell office:value-type="float" office:value="813.579683550988">
                <text:p>813.5796835509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53">
                <text:p>2553</text:p>
              </table:table-cell>
              <table:table-cell office:value-type="float" office:value="2887">
                <text:p>2887</text:p>
              </table:table-cell>
              <table:table-cell office:value-type="float" office:value="0.2553">
                <text:p>0.2553</text:p>
              </table:table-cell>
              <table:table-cell office:value-type="float" office:value="797.669068978671">
                <text:p>797.6690689786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73">
                <text:p>2573</text:p>
              </table:table-cell>
              <table:table-cell office:value-type="float" office:value="2885">
                <text:p>2885</text:p>
              </table:table-cell>
              <table:table-cell office:value-type="float" office:value="0.2573">
                <text:p>0.2573</text:p>
              </table:table-cell>
              <table:table-cell office:value-type="float" office:value="781.884729836836">
                <text:p>781.8847298368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93">
                <text:p>2593</text:p>
              </table:table-cell>
              <table:table-cell office:value-type="float" office:value="2882">
                <text:p>2882</text:p>
              </table:table-cell>
              <table:table-cell office:value-type="float" office:value="0.2593">
                <text:p>0.2593</text:p>
              </table:table-cell>
              <table:table-cell office:value-type="float" office:value="766.22625033988">
                <text:p>766.226250339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13">
                <text:p>2613</text:p>
              </table:table-cell>
              <table:table-cell office:value-type="float" office:value="2879">
                <text:p>2879</text:p>
              </table:table-cell>
              <table:table-cell office:value-type="float" office:value="0.2613">
                <text:p>0.2613</text:p>
              </table:table-cell>
              <table:table-cell office:value-type="float" office:value="750.693215278205">
                <text:p>750.6932152782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33">
                <text:p>2633</text:p>
              </table:table-cell>
              <table:table-cell office:value-type="float" office:value="2877">
                <text:p>2877</text:p>
              </table:table-cell>
              <table:table-cell office:value-type="float" office:value="0.2633">
                <text:p>0.2633</text:p>
              </table:table-cell>
              <table:table-cell office:value-type="float" office:value="735.285210018208">
                <text:p>735.2852100182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53">
                <text:p>2653</text:p>
              </table:table-cell>
              <table:table-cell office:value-type="float" office:value="2876">
                <text:p>2876</text:p>
              </table:table-cell>
              <table:table-cell office:value-type="float" office:value="0.2653">
                <text:p>0.2653</text:p>
              </table:table-cell>
              <table:table-cell office:value-type="float" office:value="720.001820502293">
                <text:p>720.0018205022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73">
                <text:p>2673</text:p>
              </table:table-cell>
              <table:table-cell office:value-type="float" office:value="2875">
                <text:p>2875</text:p>
              </table:table-cell>
              <table:table-cell office:value-type="float" office:value="0.2673">
                <text:p>0.2673</text:p>
              </table:table-cell>
              <table:table-cell office:value-type="float" office:value="704.842633248856">
                <text:p>704.8426332488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93">
                <text:p>2693</text:p>
              </table:table-cell>
              <table:table-cell office:value-type="float" office:value="2874">
                <text:p>2874</text:p>
              </table:table-cell>
              <table:table-cell office:value-type="float" office:value="0.2693">
                <text:p>0.2693</text:p>
              </table:table-cell>
              <table:table-cell office:value-type="float" office:value="689.8072353523">
                <text:p>689.80723535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13">
                <text:p>2713</text:p>
              </table:table-cell>
              <table:table-cell office:value-type="float" office:value="2873">
                <text:p>2873</text:p>
              </table:table-cell>
              <table:table-cell office:value-type="float" office:value="0.2713">
                <text:p>0.2713</text:p>
              </table:table-cell>
              <table:table-cell office:value-type="float" office:value="674.895214483024">
                <text:p>674.8952144830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33">
                <text:p>2733</text:p>
              </table:table-cell>
              <table:table-cell office:value-type="float" office:value="2872">
                <text:p>2872</text:p>
              </table:table-cell>
              <table:table-cell office:value-type="float" office:value="0.2733">
                <text:p>0.2733</text:p>
              </table:table-cell>
              <table:table-cell office:value-type="float" office:value="660.106158887428">
                <text:p>660.1061588874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53">
                <text:p>2753</text:p>
              </table:table-cell>
              <table:table-cell office:value-type="float" office:value="2872">
                <text:p>2872</text:p>
              </table:table-cell>
              <table:table-cell office:value-type="float" office:value="0.2753">
                <text:p>0.2753</text:p>
              </table:table-cell>
              <table:table-cell office:value-type="float" office:value="645.439657387912">
                <text:p>645.4396573879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73">
                <text:p>2773</text:p>
              </table:table-cell>
              <table:table-cell office:value-type="float" office:value="2871">
                <text:p>2871</text:p>
              </table:table-cell>
              <table:table-cell office:value-type="float" office:value="0.2773">
                <text:p>0.2773</text:p>
              </table:table-cell>
              <table:table-cell office:value-type="float" office:value="630.895299382876">
                <text:p>630.8952993828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93">
                <text:p>2793</text:p>
              </table:table-cell>
              <table:table-cell office:value-type="float" office:value="2872">
                <text:p>2872</text:p>
              </table:table-cell>
              <table:table-cell office:value-type="float" office:value="0.2793">
                <text:p>0.2793</text:p>
              </table:table-cell>
              <table:table-cell office:value-type="float" office:value="616.472674846721">
                <text:p>616.4726748467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14">
                <text:p>2814</text:p>
              </table:table-cell>
              <table:table-cell office:value-type="float" office:value="2871">
                <text:p>2871</text:p>
              </table:table-cell>
              <table:table-cell office:value-type="float" office:value="0.2814">
                <text:p>0.2814</text:p>
              </table:table-cell>
              <table:table-cell office:value-type="float" office:value="601.459486722883">
                <text:p>601.45948672288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34">
                <text:p>2834</text:p>
              </table:table-cell>
              <table:table-cell office:value-type="float" office:value="2871">
                <text:p>2871</text:p>
              </table:table-cell>
              <table:table-cell office:value-type="float" office:value="0.2834">
                <text:p>0.2834</text:p>
              </table:table-cell>
              <table:table-cell office:value-type="float" office:value="587.285136386371">
                <text:p>587.2851363863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54">
                <text:p>2854</text:p>
              </table:table-cell>
              <table:table-cell office:value-type="float" office:value="2871">
                <text:p>2871</text:p>
              </table:table-cell>
              <table:table-cell office:value-type="float" office:value="0.2854">
                <text:p>0.2854</text:p>
              </table:table-cell>
              <table:table-cell office:value-type="float" office:value="573.231272498178">
                <text:p>573.2312724981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74">
                <text:p>2874</text:p>
              </table:table-cell>
              <table:table-cell office:value-type="float" office:value="2872">
                <text:p>2872</text:p>
              </table:table-cell>
              <table:table-cell office:value-type="float" office:value="0.2874">
                <text:p>0.2874</text:p>
              </table:table-cell>
              <table:table-cell office:value-type="float" office:value="559.297487365507">
                <text:p>559.2974873655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94">
                <text:p>2894</text:p>
              </table:table-cell>
              <table:table-cell office:value-type="float" office:value="2872">
                <text:p>2872</text:p>
              </table:table-cell>
              <table:table-cell office:value-type="float" office:value="0.2894">
                <text:p>0.2894</text:p>
              </table:table-cell>
              <table:table-cell office:value-type="float" office:value="545.483373871554">
                <text:p>545.4833738715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14">
                <text:p>2914</text:p>
              </table:table-cell>
              <table:table-cell office:value-type="float" office:value="2873">
                <text:p>2873</text:p>
              </table:table-cell>
              <table:table-cell office:value-type="float" office:value="0.2914">
                <text:p>0.2914</text:p>
              </table:table-cell>
              <table:table-cell office:value-type="float" office:value="531.788525475523">
                <text:p>531.7885254755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34">
                <text:p>2934</text:p>
              </table:table-cell>
              <table:table-cell office:value-type="float" office:value="2874">
                <text:p>2874</text:p>
              </table:table-cell>
              <table:table-cell office:value-type="float" office:value="0.2934">
                <text:p>0.2934</text:p>
              </table:table-cell>
              <table:table-cell office:value-type="float" office:value="518.212536212611">
                <text:p>518.2125362126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54">
                <text:p>2954</text:p>
              </table:table-cell>
              <table:table-cell office:value-type="float" office:value="2874">
                <text:p>2874</text:p>
              </table:table-cell>
              <table:table-cell office:value-type="float" office:value="0.2954">
                <text:p>0.2954</text:p>
              </table:table-cell>
              <table:table-cell office:value-type="float" office:value="504.755000694019">
                <text:p>504.7550006940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74">
                <text:p>2974</text:p>
              </table:table-cell>
              <table:table-cell office:value-type="float" office:value="2875">
                <text:p>2875</text:p>
              </table:table-cell>
              <table:table-cell office:value-type="float" office:value="0.2974">
                <text:p>0.2974</text:p>
              </table:table-cell>
              <table:table-cell office:value-type="float" office:value="491.415514106946">
                <text:p>491.4155141069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94">
                <text:p>2994</text:p>
              </table:table-cell>
              <table:table-cell office:value-type="float" office:value="2876">
                <text:p>2876</text:p>
              </table:table-cell>
              <table:table-cell office:value-type="float" office:value="0.2994">
                <text:p>0.2994</text:p>
              </table:table-cell>
              <table:table-cell office:value-type="float" office:value="478.193672214595">
                <text:p>478.1936722145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14">
                <text:p>3014</text:p>
              </table:table-cell>
              <table:table-cell office:value-type="float" office:value="2877">
                <text:p>2877</text:p>
              </table:table-cell>
              <table:table-cell office:value-type="float" office:value="0.3014">
                <text:p>0.3014</text:p>
              </table:table-cell>
              <table:table-cell office:value-type="float" office:value="465.089071356162">
                <text:p>465.0890713561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34">
                <text:p>3034</text:p>
              </table:table-cell>
              <table:table-cell office:value-type="float" office:value="2878">
                <text:p>2878</text:p>
              </table:table-cell>
              <table:table-cell office:value-type="float" office:value="0.3034">
                <text:p>0.3034</text:p>
              </table:table-cell>
              <table:table-cell office:value-type="float" office:value="452.101308446851">
                <text:p>452.1013084468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54">
                <text:p>3054</text:p>
              </table:table-cell>
              <table:table-cell office:value-type="float" office:value="2879">
                <text:p>2879</text:p>
              </table:table-cell>
              <table:table-cell office:value-type="float" office:value="0.3054">
                <text:p>0.3054</text:p>
              </table:table-cell>
              <table:table-cell office:value-type="float" office:value="439.229980977858">
                <text:p>439.2299809778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74">
                <text:p>3074</text:p>
              </table:table-cell>
              <table:table-cell office:value-type="float" office:value="2880">
                <text:p>2880</text:p>
              </table:table-cell>
              <table:table-cell office:value-type="float" office:value="0.3074">
                <text:p>0.3074</text:p>
              </table:table-cell>
              <table:table-cell office:value-type="float" office:value="426.474687016386">
                <text:p>426.4746870163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94">
                <text:p>3094</text:p>
              </table:table-cell>
              <table:table-cell office:value-type="float" office:value="2882">
                <text:p>2882</text:p>
              </table:table-cell>
              <table:table-cell office:value-type="float" office:value="0.3094">
                <text:p>0.3094</text:p>
              </table:table-cell>
              <table:table-cell office:value-type="float" office:value="413.835025205634">
                <text:p>413.8350252056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14">
                <text:p>3114</text:p>
              </table:table-cell>
              <table:table-cell office:value-type="float" office:value="2883">
                <text:p>2883</text:p>
              </table:table-cell>
              <table:table-cell office:value-type="float" office:value="0.3114">
                <text:p>0.3114</text:p>
              </table:table-cell>
              <table:table-cell office:value-type="float" office:value="401.310594764803">
                <text:p>401.3105947648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34">
                <text:p>3134</text:p>
              </table:table-cell>
              <table:table-cell office:value-type="float" office:value="2884">
                <text:p>2884</text:p>
              </table:table-cell>
              <table:table-cell office:value-type="float" office:value="0.3134">
                <text:p>0.3134</text:p>
              </table:table-cell>
              <table:table-cell office:value-type="float" office:value="388.90099548909">
                <text:p>388.900995489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54">
                <text:p>3154</text:p>
              </table:table-cell>
              <table:table-cell office:value-type="float" office:value="2886">
                <text:p>2886</text:p>
              </table:table-cell>
              <table:table-cell office:value-type="float" office:value="0.3154">
                <text:p>0.3154</text:p>
              </table:table-cell>
              <table:table-cell office:value-type="float" office:value="376.605827749699">
                <text:p>376.6058277496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74">
                <text:p>3174</text:p>
              </table:table-cell>
              <table:table-cell office:value-type="float" office:value="2887">
                <text:p>2887</text:p>
              </table:table-cell>
              <table:table-cell office:value-type="float" office:value="0.3174">
                <text:p>0.3174</text:p>
              </table:table-cell>
              <table:table-cell office:value-type="float" office:value="364.424692493826">
                <text:p>364.4246924938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94">
                <text:p>3194</text:p>
              </table:table-cell>
              <table:table-cell office:value-type="float" office:value="2888">
                <text:p>2888</text:p>
              </table:table-cell>
              <table:table-cell office:value-type="float" office:value="0.3194">
                <text:p>0.3194</text:p>
              </table:table-cell>
              <table:table-cell office:value-type="float" office:value="352.357191244674">
                <text:p>352.3571912446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14">
                <text:p>3214</text:p>
              </table:table-cell>
              <table:table-cell office:value-type="float" office:value="2890">
                <text:p>2890</text:p>
              </table:table-cell>
              <table:table-cell office:value-type="float" office:value="0.3214">
                <text:p>0.3214</text:p>
              </table:table-cell>
              <table:table-cell office:value-type="float" office:value="340.402926101442">
                <text:p>340.4029261014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34">
                <text:p>3234</text:p>
              </table:table-cell>
              <table:table-cell office:value-type="float" office:value="2892">
                <text:p>2892</text:p>
              </table:table-cell>
              <table:table-cell office:value-type="float" office:value="0.3234">
                <text:p>0.3234</text:p>
              </table:table-cell>
              <table:table-cell office:value-type="float" office:value="328.56149973933">
                <text:p>328.561499739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54">
                <text:p>3254</text:p>
              </table:table-cell>
              <table:table-cell office:value-type="float" office:value="2894">
                <text:p>2894</text:p>
              </table:table-cell>
              <table:table-cell office:value-type="float" office:value="0.3254">
                <text:p>0.3254</text:p>
              </table:table-cell>
              <table:table-cell office:value-type="float" office:value="316.832515409538">
                <text:p>316.8325154095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74">
                <text:p>3274</text:p>
              </table:table-cell>
              <table:table-cell office:value-type="float" office:value="2896">
                <text:p>2896</text:p>
              </table:table-cell>
              <table:table-cell office:value-type="float" office:value="0.3274">
                <text:p>0.3274</text:p>
              </table:table-cell>
              <table:table-cell office:value-type="float" office:value="305.215576939267">
                <text:p>305.2155769392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94">
                <text:p>3294</text:p>
              </table:table-cell>
              <table:table-cell office:value-type="float" office:value="2898">
                <text:p>2898</text:p>
              </table:table-cell>
              <table:table-cell office:value-type="float" office:value="0.3294">
                <text:p>0.3294</text:p>
              </table:table-cell>
              <table:table-cell office:value-type="float" office:value="293.710288731714">
                <text:p>293.7102887317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14">
                <text:p>3314</text:p>
              </table:table-cell>
              <table:table-cell office:value-type="float" office:value="2900">
                <text:p>2900</text:p>
              </table:table-cell>
              <table:table-cell office:value-type="float" office:value="0.3314">
                <text:p>0.3314</text:p>
              </table:table-cell>
              <table:table-cell office:value-type="float" office:value="282.316255766083">
                <text:p>282.3162557660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34">
                <text:p>3334</text:p>
              </table:table-cell>
              <table:table-cell office:value-type="float" office:value="2901">
                <text:p>2901</text:p>
              </table:table-cell>
              <table:table-cell office:value-type="float" office:value="0.3334">
                <text:p>0.3334</text:p>
              </table:table-cell>
              <table:table-cell office:value-type="float" office:value="271.03308359757">
                <text:p>271.033083597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54">
                <text:p>3354</text:p>
              </table:table-cell>
              <table:table-cell office:value-type="float" office:value="2903">
                <text:p>2903</text:p>
              </table:table-cell>
              <table:table-cell office:value-type="float" office:value="0.3354">
                <text:p>0.3354</text:p>
              </table:table-cell>
              <table:table-cell office:value-type="float" office:value="259.860378357379">
                <text:p>259.8603783573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74">
                <text:p>3374</text:p>
              </table:table-cell>
              <table:table-cell office:value-type="float" office:value="2906">
                <text:p>2906</text:p>
              </table:table-cell>
              <table:table-cell office:value-type="float" office:value="0.3374">
                <text:p>0.3374</text:p>
              </table:table-cell>
              <table:table-cell office:value-type="float" office:value="248.797746752706">
                <text:p>248.7977467527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94">
                <text:p>3394</text:p>
              </table:table-cell>
              <table:table-cell office:value-type="float" office:value="2907">
                <text:p>2907</text:p>
              </table:table-cell>
              <table:table-cell office:value-type="float" office:value="0.3394">
                <text:p>0.3394</text:p>
              </table:table-cell>
              <table:table-cell office:value-type="float" office:value="237.844796066754">
                <text:p>237.8447960667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14">
                <text:p>3414</text:p>
              </table:table-cell>
              <table:table-cell office:value-type="float" office:value="2910">
                <text:p>2910</text:p>
              </table:table-cell>
              <table:table-cell office:value-type="float" office:value="0.3414">
                <text:p>0.3414</text:p>
              </table:table-cell>
              <table:table-cell office:value-type="float" office:value="227.001134158722">
                <text:p>227.0011341587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34">
                <text:p>3434</text:p>
              </table:table-cell>
              <table:table-cell office:value-type="float" office:value="2912">
                <text:p>2912</text:p>
              </table:table-cell>
              <table:table-cell office:value-type="float" office:value="0.3434">
                <text:p>0.3434</text:p>
              </table:table-cell>
              <table:table-cell office:value-type="float" office:value="216.26636946381">
                <text:p>216.266369463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54">
                <text:p>3454</text:p>
              </table:table-cell>
              <table:table-cell office:value-type="float" office:value="2914">
                <text:p>2914</text:p>
              </table:table-cell>
              <table:table-cell office:value-type="float" office:value="0.3454">
                <text:p>0.3454</text:p>
              </table:table-cell>
              <table:table-cell office:value-type="float" office:value="205.640110993218">
                <text:p>205.6401109932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74">
                <text:p>3474</text:p>
              </table:table-cell>
              <table:table-cell office:value-type="float" office:value="2916">
                <text:p>2916</text:p>
              </table:table-cell>
              <table:table-cell office:value-type="float" office:value="0.3474">
                <text:p>0.3474</text:p>
              </table:table-cell>
              <table:table-cell office:value-type="float" office:value="195.121968334146">
                <text:p>195.1219683341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94">
                <text:p>3494</text:p>
              </table:table-cell>
              <table:table-cell office:value-type="float" office:value="2918">
                <text:p>2918</text:p>
              </table:table-cell>
              <table:table-cell office:value-type="float" office:value="0.3494">
                <text:p>0.3494</text:p>
              </table:table-cell>
              <table:table-cell office:value-type="float" office:value="184.711551649794">
                <text:p>184.7115516497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14">
                <text:p>3514</text:p>
              </table:table-cell>
              <table:table-cell office:value-type="float" office:value="2921">
                <text:p>2921</text:p>
              </table:table-cell>
              <table:table-cell office:value-type="float" office:value="0.3514">
                <text:p>0.3514</text:p>
              </table:table-cell>
              <table:table-cell office:value-type="float" office:value="174.408471679362">
                <text:p>174.4084716793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34">
                <text:p>3534</text:p>
              </table:table-cell>
              <table:table-cell office:value-type="float" office:value="2924">
                <text:p>2924</text:p>
              </table:table-cell>
              <table:table-cell office:value-type="float" office:value="0.3534">
                <text:p>0.3534</text:p>
              </table:table-cell>
              <table:table-cell office:value-type="float" office:value="164.21233973805">
                <text:p>164.212339738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54">
                <text:p>3554</text:p>
              </table:table-cell>
              <table:table-cell office:value-type="float" office:value="2926">
                <text:p>2926</text:p>
              </table:table-cell>
              <table:table-cell office:value-type="float" office:value="0.3554">
                <text:p>0.3554</text:p>
              </table:table-cell>
              <table:table-cell office:value-type="float" office:value="154.122767717059">
                <text:p>154.1227677170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74">
                <text:p>3574</text:p>
              </table:table-cell>
              <table:table-cell office:value-type="float" office:value="2928">
                <text:p>2928</text:p>
              </table:table-cell>
              <table:table-cell office:value-type="float" office:value="0.3574">
                <text:p>0.3574</text:p>
              </table:table-cell>
              <table:table-cell office:value-type="float" office:value="144.139368083587">
                <text:p>144.13936808358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94">
                <text:p>3594</text:p>
              </table:table-cell>
              <table:table-cell office:value-type="float" office:value="2931">
                <text:p>2931</text:p>
              </table:table-cell>
              <table:table-cell office:value-type="float" office:value="0.3594">
                <text:p>0.3594</text:p>
              </table:table-cell>
              <table:table-cell office:value-type="float" office:value="134.261753880835">
                <text:p>134.2617538808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14">
                <text:p>3614</text:p>
              </table:table-cell>
              <table:table-cell office:value-type="float" office:value="2934">
                <text:p>2934</text:p>
              </table:table-cell>
              <table:table-cell office:value-type="float" office:value="0.3614">
                <text:p>0.3614</text:p>
              </table:table-cell>
              <table:table-cell office:value-type="float" office:value="124.489538728003">
                <text:p>124.4895387280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34">
                <text:p>3634</text:p>
              </table:table-cell>
              <table:table-cell office:value-type="float" office:value="2936">
                <text:p>2936</text:p>
              </table:table-cell>
              <table:table-cell office:value-type="float" office:value="0.3634">
                <text:p>0.3634</text:p>
              </table:table-cell>
              <table:table-cell office:value-type="float" office:value="114.82233682029">
                <text:p>114.8223368202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54">
                <text:p>3654</text:p>
              </table:table-cell>
              <table:table-cell office:value-type="float" office:value="2939">
                <text:p>2939</text:p>
              </table:table-cell>
              <table:table-cell office:value-type="float" office:value="0.3654">
                <text:p>0.3654</text:p>
              </table:table-cell>
              <table:table-cell office:value-type="float" office:value="105.259762928899">
                <text:p>105.2597629288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74">
                <text:p>3674</text:p>
              </table:table-cell>
              <table:table-cell office:value-type="float" office:value="2942">
                <text:p>2942</text:p>
              </table:table-cell>
              <table:table-cell office:value-type="float" office:value="0.3674">
                <text:p>0.3674</text:p>
              </table:table-cell>
              <table:table-cell office:value-type="float" office:value="95.8014324010264">
                <text:p>95.80143240102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94">
                <text:p>3694</text:p>
              </table:table-cell>
              <table:table-cell office:value-type="float" office:value="2944">
                <text:p>2944</text:p>
              </table:table-cell>
              <table:table-cell office:value-type="float" office:value="0.3694">
                <text:p>0.3694</text:p>
              </table:table-cell>
              <table:table-cell office:value-type="float" office:value="86.4469611598747">
                <text:p>86.446961159874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14">
                <text:p>3714</text:p>
              </table:table-cell>
              <table:table-cell office:value-type="float" office:value="2948">
                <text:p>2948</text:p>
              </table:table-cell>
              <table:table-cell office:value-type="float" office:value="0.3714">
                <text:p>0.3714</text:p>
              </table:table-cell>
              <table:table-cell office:value-type="float" office:value="77.1959657046423">
                <text:p>77.19596570464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34">
                <text:p>3734</text:p>
              </table:table-cell>
              <table:table-cell office:value-type="float" office:value="2950">
                <text:p>2950</text:p>
              </table:table-cell>
              <table:table-cell office:value-type="float" office:value="0.3734">
                <text:p>0.3734</text:p>
              </table:table-cell>
              <table:table-cell office:value-type="float" office:value="68.0480631105311">
                <text:p>68.04806311053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54">
                <text:p>3754</text:p>
              </table:table-cell>
              <table:table-cell office:value-type="float" office:value="2953">
                <text:p>2953</text:p>
              </table:table-cell>
              <table:table-cell office:value-type="float" office:value="0.3754">
                <text:p>0.3754</text:p>
              </table:table-cell>
              <table:table-cell office:value-type="float" office:value="59.0028710287384">
                <text:p>59.00287102873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74">
                <text:p>3774</text:p>
              </table:table-cell>
              <table:table-cell office:value-type="float" office:value="2956">
                <text:p>2956</text:p>
              </table:table-cell>
              <table:table-cell office:value-type="float" office:value="0.3774">
                <text:p>0.3774</text:p>
              </table:table-cell>
              <table:table-cell office:value-type="float" office:value="50.0600076864671">
                <text:p>50.06000768646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95">
                <text:p>3795</text:p>
              </table:table-cell>
              <table:table-cell office:value-type="float" office:value="2959">
                <text:p>2959</text:p>
              </table:table-cell>
              <table:table-cell office:value-type="float" office:value="0.3795">
                <text:p>0.3795</text:p>
              </table:table-cell>
              <table:table-cell office:value-type="float" office:value="40.7797153900938">
                <text:p>40.77971539009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15">
                <text:p>3815</text:p>
              </table:table-cell>
              <table:table-cell office:value-type="float" office:value="2962">
                <text:p>2962</text:p>
              </table:table-cell>
              <table:table-cell office:value-type="float" office:value="0.3815">
                <text:p>0.3815</text:p>
              </table:table-cell>
              <table:table-cell office:value-type="float" office:value="32.0454348775943">
                <text:p>32.04543487759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35">
                <text:p>3835</text:p>
              </table:table-cell>
              <table:table-cell office:value-type="float" office:value="2965">
                <text:p>2965</text:p>
              </table:table-cell>
              <table:table-cell office:value-type="float" office:value="0.3835">
                <text:p>0.3835</text:p>
              </table:table-cell>
              <table:table-cell office:value-type="float" office:value="23.4123222550938">
                <text:p>23.41232225509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55">
                <text:p>3855</text:p>
              </table:table-cell>
              <table:table-cell office:value-type="float" office:value="2969">
                <text:p>2969</text:p>
              </table:table-cell>
              <table:table-cell office:value-type="float" office:value="0.3855">
                <text:p>0.3855</text:p>
              </table:table-cell>
              <table:table-cell office:value-type="float" office:value="14.8799980825938">
                <text:p>14.87999808259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75">
                <text:p>3875</text:p>
              </table:table-cell>
              <table:table-cell office:value-type="float" office:value="2972">
                <text:p>2972</text:p>
              </table:table-cell>
              <table:table-cell office:value-type="float" office:value="0.3875">
                <text:p>0.3875</text:p>
              </table:table-cell>
              <table:table-cell office:value-type="float" office:value="6.44808349609411">
                <text:p>6.448083496094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95">
                <text:p>3895</text:p>
              </table:table-cell>
              <table:table-cell office:value-type="float" office:value="2975">
                <text:p>2975</text:p>
              </table:table-cell>
              <table:table-cell office:value-type="float" office:value="0.3895">
                <text:p>0.3895</text:p>
              </table:table-cell>
              <table:table-cell office:value-type="float" office:value="-1.88379979240563">
                <text:p>-1.883799792405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15">
                <text:p>3915</text:p>
              </table:table-cell>
              <table:table-cell office:value-type="float" office:value="2978">
                <text:p>2978</text:p>
              </table:table-cell>
              <table:table-cell office:value-type="float" office:value="0.3915">
                <text:p>0.3915</text:p>
              </table:table-cell>
              <table:table-cell office:value-type="float" office:value="-10.1160294949068">
                <text:p>-10.11602949490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35">
                <text:p>3935</text:p>
              </table:table-cell>
              <table:table-cell office:value-type="float" office:value="2981">
                <text:p>2981</text:p>
              </table:table-cell>
              <table:table-cell office:value-type="float" office:value="0.3935">
                <text:p>0.3935</text:p>
              </table:table-cell>
              <table:table-cell office:value-type="float" office:value="-18.248982747406">
                <text:p>-18.2489827474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55">
                <text:p>3955</text:p>
              </table:table-cell>
              <table:table-cell office:value-type="float" office:value="2985">
                <text:p>2985</text:p>
              </table:table-cell>
              <table:table-cell office:value-type="float" office:value="0.3955">
                <text:p>0.3955</text:p>
              </table:table-cell>
              <table:table-cell office:value-type="float" office:value="-26.2830361099068">
                <text:p>-26.28303610990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75">
                <text:p>3975</text:p>
              </table:table-cell>
              <table:table-cell office:value-type="float" office:value="2988">
                <text:p>2988</text:p>
              </table:table-cell>
              <table:table-cell office:value-type="float" office:value="0.3975">
                <text:p>0.3975</text:p>
              </table:table-cell>
              <table:table-cell office:value-type="float" office:value="-34.2185655664061">
                <text:p>-34.21856556640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95">
                <text:p>3995</text:p>
              </table:table-cell>
              <table:table-cell office:value-type="float" office:value="2992">
                <text:p>2992</text:p>
              </table:table-cell>
              <table:table-cell office:value-type="float" office:value="0.3995">
                <text:p>0.3995</text:p>
              </table:table-cell>
              <table:table-cell office:value-type="float" office:value="-42.0559465249062">
                <text:p>-42.05594652490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15">
                <text:p>4015</text:p>
              </table:table-cell>
              <table:table-cell office:value-type="float" office:value="2995">
                <text:p>2995</text:p>
              </table:table-cell>
              <table:table-cell office:value-type="float" office:value="0.4015">
                <text:p>0.4015</text:p>
              </table:table-cell>
              <table:table-cell office:value-type="float" office:value="-49.795553817406">
                <text:p>-49.7955538174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35">
                <text:p>4035</text:p>
              </table:table-cell>
              <table:table-cell office:value-type="float" office:value="2998">
                <text:p>2998</text:p>
              </table:table-cell>
              <table:table-cell office:value-type="float" office:value="0.4035">
                <text:p>0.4035</text:p>
              </table:table-cell>
              <table:table-cell office:value-type="float" office:value="-57.4377616999068">
                <text:p>-57.43776169990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55">
                <text:p>4055</text:p>
              </table:table-cell>
              <table:table-cell office:value-type="float" office:value="3002">
                <text:p>3002</text:p>
              </table:table-cell>
              <table:table-cell office:value-type="float" office:value="0.4055">
                <text:p>0.4055</text:p>
              </table:table-cell>
              <table:table-cell office:value-type="float" office:value="-64.9829438524062">
                <text:p>-64.98294385240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75">
                <text:p>4075</text:p>
              </table:table-cell>
              <table:table-cell office:value-type="float" office:value="3006">
                <text:p>3006</text:p>
              </table:table-cell>
              <table:table-cell office:value-type="float" office:value="0.4075">
                <text:p>0.4075</text:p>
              </table:table-cell>
              <table:table-cell office:value-type="float" office:value="-72.4314733789065">
                <text:p>-72.43147337890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95">
                <text:p>4095</text:p>
              </table:table-cell>
              <table:table-cell office:value-type="float" office:value="3009">
                <text:p>3009</text:p>
              </table:table-cell>
              <table:table-cell office:value-type="float" office:value="0.4095">
                <text:p>0.4095</text:p>
              </table:table-cell>
              <table:table-cell office:value-type="float" office:value="-79.7837228074059">
                <text:p>-79.783722807405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15">
                <text:p>4115</text:p>
              </table:table-cell>
              <table:table-cell office:value-type="float" office:value="3013">
                <text:p>3013</text:p>
              </table:table-cell>
              <table:table-cell office:value-type="float" office:value="0.4115">
                <text:p>0.4115</text:p>
              </table:table-cell>
              <table:table-cell office:value-type="float" office:value="-87.0400640899065">
                <text:p>-87.04006408990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35">
                <text:p>4135</text:p>
              </table:table-cell>
              <table:table-cell office:value-type="float" office:value="3017">
                <text:p>3017</text:p>
              </table:table-cell>
              <table:table-cell office:value-type="float" office:value="0.4135">
                <text:p>0.4135</text:p>
              </table:table-cell>
              <table:table-cell office:value-type="float" office:value="-94.200868602406">
                <text:p>-94.2008686024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55">
                <text:p>4155</text:p>
              </table:table-cell>
              <table:table-cell office:value-type="float" office:value="3020">
                <text:p>3020</text:p>
              </table:table-cell>
              <table:table-cell office:value-type="float" office:value="0.4155">
                <text:p>0.4155</text:p>
              </table:table-cell>
              <table:table-cell office:value-type="float" office:value="-101.266507144906">
                <text:p>-101.2665071449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75">
                <text:p>4175</text:p>
              </table:table-cell>
              <table:table-cell office:value-type="float" office:value="3024">
                <text:p>3024</text:p>
              </table:table-cell>
              <table:table-cell office:value-type="float" office:value="0.4175">
                <text:p>0.4175</text:p>
              </table:table-cell>
              <table:table-cell office:value-type="float" office:value="-108.237349941406">
                <text:p>-108.2373499414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195">
                <text:p>4195</text:p>
              </table:table-cell>
              <table:table-cell office:value-type="float" office:value="3028">
                <text:p>3028</text:p>
              </table:table-cell>
              <table:table-cell office:value-type="float" office:value="0.4195">
                <text:p>0.4195</text:p>
              </table:table-cell>
              <table:table-cell office:value-type="float" office:value="-115.113766639906">
                <text:p>-115.1137666399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15">
                <text:p>4215</text:p>
              </table:table-cell>
              <table:table-cell office:value-type="float" office:value="3032">
                <text:p>3032</text:p>
              </table:table-cell>
              <table:table-cell office:value-type="float" office:value="0.4215">
                <text:p>0.4215</text:p>
              </table:table-cell>
              <table:table-cell office:value-type="float" office:value="-121.896126312406">
                <text:p>-121.8961263124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35">
                <text:p>4235</text:p>
              </table:table-cell>
              <table:table-cell office:value-type="float" office:value="3036">
                <text:p>3036</text:p>
              </table:table-cell>
              <table:table-cell office:value-type="float" office:value="0.4235">
                <text:p>0.4235</text:p>
              </table:table-cell>
              <table:table-cell office:value-type="float" office:value="-128.584797454907">
                <text:p>-128.58479745490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55">
                <text:p>4255</text:p>
              </table:table-cell>
              <table:table-cell office:value-type="float" office:value="3040">
                <text:p>3040</text:p>
              </table:table-cell>
              <table:table-cell office:value-type="float" office:value="0.4255">
                <text:p>0.4255</text:p>
              </table:table-cell>
              <table:table-cell office:value-type="float" office:value="-135.180147987406">
                <text:p>-135.1801479874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75">
                <text:p>4275</text:p>
              </table:table-cell>
              <table:table-cell office:value-type="float" office:value="3044">
                <text:p>3044</text:p>
              </table:table-cell>
              <table:table-cell office:value-type="float" office:value="0.4275">
                <text:p>0.4275</text:p>
              </table:table-cell>
              <table:table-cell office:value-type="float" office:value="-141.682545253907">
                <text:p>-141.6825452539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95">
                <text:p>4295</text:p>
              </table:table-cell>
              <table:table-cell office:value-type="float" office:value="3047">
                <text:p>3047</text:p>
              </table:table-cell>
              <table:table-cell office:value-type="float" office:value="0.4295">
                <text:p>0.4295</text:p>
              </table:table-cell>
              <table:table-cell office:value-type="float" office:value="-148.092356022406">
                <text:p>-148.0923560224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15">
                <text:p>4315</text:p>
              </table:table-cell>
              <table:table-cell office:value-type="float" office:value="3051">
                <text:p>3051</text:p>
              </table:table-cell>
              <table:table-cell office:value-type="float" office:value="0.4315">
                <text:p>0.4315</text:p>
              </table:table-cell>
              <table:table-cell office:value-type="float" office:value="-154.409946484907">
                <text:p>-154.40994648490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35">
                <text:p>4335</text:p>
              </table:table-cell>
              <table:table-cell office:value-type="float" office:value="3055">
                <text:p>3055</text:p>
              </table:table-cell>
              <table:table-cell office:value-type="float" office:value="0.4335">
                <text:p>0.4335</text:p>
              </table:table-cell>
              <table:table-cell office:value-type="float" office:value="-160.635682257407">
                <text:p>-160.6356822574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55">
                <text:p>4355</text:p>
              </table:table-cell>
              <table:table-cell office:value-type="float" office:value="3059">
                <text:p>3059</text:p>
              </table:table-cell>
              <table:table-cell office:value-type="float" office:value="0.4355">
                <text:p>0.4355</text:p>
              </table:table-cell>
              <table:table-cell office:value-type="float" office:value="-166.769928379907">
                <text:p>-166.7699283799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75">
                <text:p>4375</text:p>
              </table:table-cell>
              <table:table-cell office:value-type="float" office:value="3064">
                <text:p>3064</text:p>
              </table:table-cell>
              <table:table-cell office:value-type="float" office:value="0.4375">
                <text:p>0.4375</text:p>
              </table:table-cell>
              <table:table-cell office:value-type="float" office:value="-172.813049316406">
                <text:p>-172.8130493164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95">
                <text:p>4395</text:p>
              </table:table-cell>
              <table:table-cell office:value-type="float" office:value="3068">
                <text:p>3068</text:p>
              </table:table-cell>
              <table:table-cell office:value-type="float" office:value="0.4395">
                <text:p>0.4395</text:p>
              </table:table-cell>
              <table:table-cell office:value-type="float" office:value="-178.765408954905">
                <text:p>-178.7654089549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15">
                <text:p>4415</text:p>
              </table:table-cell>
              <table:table-cell office:value-type="float" office:value="3071">
                <text:p>3071</text:p>
              </table:table-cell>
              <table:table-cell office:value-type="float" office:value="0.4415">
                <text:p>0.4415</text:p>
              </table:table-cell>
              <table:table-cell office:value-type="float" office:value="-184.627370607406">
                <text:p>-184.6273706074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35">
                <text:p>4435</text:p>
              </table:table-cell>
              <table:table-cell office:value-type="float" office:value="3077">
                <text:p>3077</text:p>
              </table:table-cell>
              <table:table-cell office:value-type="float" office:value="0.4435">
                <text:p>0.4435</text:p>
              </table:table-cell>
              <table:table-cell office:value-type="float" office:value="-190.399297009906">
                <text:p>-190.3992970099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55">
                <text:p>4455</text:p>
              </table:table-cell>
              <table:table-cell office:value-type="float" office:value="3081">
                <text:p>3081</text:p>
              </table:table-cell>
              <table:table-cell office:value-type="float" office:value="0.4455">
                <text:p>0.4455</text:p>
              </table:table-cell>
              <table:table-cell office:value-type="float" office:value="-196.081550322406">
                <text:p>-196.0815503224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75">
                <text:p>4475</text:p>
              </table:table-cell>
              <table:table-cell office:value-type="float" office:value="3084">
                <text:p>3084</text:p>
              </table:table-cell>
              <table:table-cell office:value-type="float" office:value="0.4475">
                <text:p>0.4475</text:p>
              </table:table-cell>
              <table:table-cell office:value-type="float" office:value="-201.674492128906">
                <text:p>-201.67449212890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95">
                <text:p>4495</text:p>
              </table:table-cell>
              <table:table-cell office:value-type="float" office:value="3089">
                <text:p>3089</text:p>
              </table:table-cell>
              <table:table-cell office:value-type="float" office:value="0.4495">
                <text:p>0.4495</text:p>
              </table:table-cell>
              <table:table-cell office:value-type="float" office:value="-207.178483437407">
                <text:p>-207.1784834374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15">
                <text:p>4515</text:p>
              </table:table-cell>
              <table:table-cell office:value-type="float" office:value="3093">
                <text:p>3093</text:p>
              </table:table-cell>
              <table:table-cell office:value-type="float" office:value="0.4515">
                <text:p>0.4515</text:p>
              </table:table-cell>
              <table:table-cell office:value-type="float" office:value="-212.593884679905">
                <text:p>-212.5938846799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35">
                <text:p>4535</text:p>
              </table:table-cell>
              <table:table-cell office:value-type="float" office:value="3098">
                <text:p>3098</text:p>
              </table:table-cell>
              <table:table-cell office:value-type="float" office:value="0.4535">
                <text:p>0.4535</text:p>
              </table:table-cell>
              <table:table-cell office:value-type="float" office:value="-217.921055712406">
                <text:p>-217.9210557124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55">
                <text:p>4555</text:p>
              </table:table-cell>
              <table:table-cell office:value-type="float" office:value="3102">
                <text:p>3102</text:p>
              </table:table-cell>
              <table:table-cell office:value-type="float" office:value="0.4555">
                <text:p>0.4555</text:p>
              </table:table-cell>
              <table:table-cell office:value-type="float" office:value="-223.160355814905">
                <text:p>-223.1603558149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75">
                <text:p>4575</text:p>
              </table:table-cell>
              <table:table-cell office:value-type="float" office:value="3107">
                <text:p>3107</text:p>
              </table:table-cell>
              <table:table-cell office:value-type="float" office:value="0.4575">
                <text:p>0.4575</text:p>
              </table:table-cell>
              <table:table-cell office:value-type="float" office:value="-228.312143691406">
                <text:p>-228.3121436914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95">
                <text:p>4595</text:p>
              </table:table-cell>
              <table:table-cell office:value-type="float" office:value="3112">
                <text:p>3112</text:p>
              </table:table-cell>
              <table:table-cell office:value-type="float" office:value="0.4595">
                <text:p>0.4595</text:p>
              </table:table-cell>
              <table:table-cell office:value-type="float" office:value="-233.376777469906">
                <text:p>-233.3767774699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15">
                <text:p>4615</text:p>
              </table:table-cell>
              <table:table-cell office:value-type="float" office:value="3116">
                <text:p>3116</text:p>
              </table:table-cell>
              <table:table-cell office:value-type="float" office:value="0.4615">
                <text:p>0.4615</text:p>
              </table:table-cell>
              <table:table-cell office:value-type="float" office:value="-238.354614702406">
                <text:p>-238.3546147024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35">
                <text:p>4635</text:p>
              </table:table-cell>
              <table:table-cell office:value-type="float" office:value="3120">
                <text:p>3120</text:p>
              </table:table-cell>
              <table:table-cell office:value-type="float" office:value="0.4635">
                <text:p>0.4635</text:p>
              </table:table-cell>
              <table:table-cell office:value-type="float" office:value="-243.246012364906">
                <text:p>-243.24601236490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55">
                <text:p>4655</text:p>
              </table:table-cell>
              <table:table-cell office:value-type="float" office:value="3125">
                <text:p>3125</text:p>
              </table:table-cell>
              <table:table-cell office:value-type="float" office:value="0.4655">
                <text:p>0.4655</text:p>
              </table:table-cell>
              <table:table-cell office:value-type="float" office:value="-248.051326857406">
                <text:p>-248.05132685740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75">
                <text:p>4675</text:p>
              </table:table-cell>
              <table:table-cell office:value-type="float" office:value="3130">
                <text:p>3130</text:p>
              </table:table-cell>
              <table:table-cell office:value-type="float" office:value="0.4675">
                <text:p>0.4675</text:p>
              </table:table-cell>
              <table:table-cell office:value-type="float" office:value="-252.770914003906">
                <text:p>-252.77091400390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695">
                <text:p>4695</text:p>
              </table:table-cell>
              <table:table-cell office:value-type="float" office:value="3134">
                <text:p>3134</text:p>
              </table:table-cell>
              <table:table-cell office:value-type="float" office:value="0.4695">
                <text:p>0.4695</text:p>
              </table:table-cell>
              <table:table-cell office:value-type="float" office:value="-257.405129052406">
                <text:p>-257.4051290524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15">
                <text:p>4715</text:p>
              </table:table-cell>
              <table:table-cell office:value-type="float" office:value="3139">
                <text:p>3139</text:p>
              </table:table-cell>
              <table:table-cell office:value-type="float" office:value="0.4715">
                <text:p>0.4715</text:p>
              </table:table-cell>
              <table:table-cell office:value-type="float" office:value="-261.954326674906">
                <text:p>-261.95432667490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35">
                <text:p>4735</text:p>
              </table:table-cell>
              <table:table-cell office:value-type="float" office:value="3145">
                <text:p>3145</text:p>
              </table:table-cell>
              <table:table-cell office:value-type="float" office:value="0.4735">
                <text:p>0.4735</text:p>
              </table:table-cell>
              <table:table-cell office:value-type="float" office:value="-266.418860967407">
                <text:p>-266.41886096740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55">
                <text:p>4755</text:p>
              </table:table-cell>
              <table:table-cell office:value-type="float" office:value="3149">
                <text:p>3149</text:p>
              </table:table-cell>
              <table:table-cell office:value-type="float" office:value="0.4755">
                <text:p>0.4755</text:p>
              </table:table-cell>
              <table:table-cell office:value-type="float" office:value="-270.799085449908">
                <text:p>-270.7990854499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75">
                <text:p>4775</text:p>
              </table:table-cell>
              <table:table-cell office:value-type="float" office:value="3154">
                <text:p>3154</text:p>
              </table:table-cell>
              <table:table-cell office:value-type="float" office:value="0.4775">
                <text:p>0.4775</text:p>
              </table:table-cell>
              <table:table-cell office:value-type="float" office:value="-275.095353066405">
                <text:p>-275.0953530664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795">
                <text:p>4795</text:p>
              </table:table-cell>
              <table:table-cell office:value-type="float" office:value="3158">
                <text:p>3158</text:p>
              </table:table-cell>
              <table:table-cell office:value-type="float" office:value="0.4795">
                <text:p>0.4795</text:p>
              </table:table-cell>
              <table:table-cell office:value-type="float" office:value="-279.308016184906">
                <text:p>-279.3080161849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15">
                <text:p>4815</text:p>
              </table:table-cell>
              <table:table-cell office:value-type="float" office:value="3163">
                <text:p>3163</text:p>
              </table:table-cell>
              <table:table-cell office:value-type="float" office:value="0.4815">
                <text:p>0.4815</text:p>
              </table:table-cell>
              <table:table-cell office:value-type="float" office:value="-283.437426597407">
                <text:p>-283.43742659740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36">
                <text:p>4836</text:p>
              </table:table-cell>
              <table:table-cell office:value-type="float" office:value="3168">
                <text:p>3168</text:p>
              </table:table-cell>
              <table:table-cell office:value-type="float" office:value="0.4836">
                <text:p>0.4836</text:p>
              </table:table-cell>
              <table:table-cell office:value-type="float" office:value="-287.684091093978">
                <text:p>-287.6840910939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56">
                <text:p>4856</text:p>
              </table:table-cell>
              <table:table-cell office:value-type="float" office:value="3173">
                <text:p>3173</text:p>
              </table:table-cell>
              <table:table-cell office:value-type="float" office:value="0.4856">
                <text:p>0.4856</text:p>
              </table:table-cell>
              <table:table-cell office:value-type="float" office:value="-291.643930817945">
                <text:p>-291.6439308179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76">
                <text:p>4876</text:p>
              </table:table-cell>
              <table:table-cell office:value-type="float" office:value="3178">
                <text:p>3178</text:p>
              </table:table-cell>
              <table:table-cell office:value-type="float" office:value="0.4876">
                <text:p>0.4876</text:p>
              </table:table-cell>
              <table:table-cell office:value-type="float" office:value="-295.521587243993">
                <text:p>-295.5215872439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896">
                <text:p>4896</text:p>
              </table:table-cell>
              <table:table-cell office:value-type="float" office:value="3183">
                <text:p>3183</text:p>
              </table:table-cell>
              <table:table-cell office:value-type="float" office:value="0.4896">
                <text:p>0.4896</text:p>
              </table:table-cell>
              <table:table-cell office:value-type="float" office:value="-299.317409831322">
                <text:p>-299.3174098313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16">
                <text:p>4916</text:p>
              </table:table-cell>
              <table:table-cell office:value-type="float" office:value="3188">
                <text:p>3188</text:p>
              </table:table-cell>
              <table:table-cell office:value-type="float" office:value="0.4916">
                <text:p>0.4916</text:p>
              </table:table-cell>
              <table:table-cell office:value-type="float" office:value="-303.03174746313">
                <text:p>-303.0317474631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36">
                <text:p>4936</text:p>
              </table:table-cell>
              <table:table-cell office:value-type="float" office:value="3194">
                <text:p>3194</text:p>
              </table:table-cell>
              <table:table-cell office:value-type="float" office:value="0.4936">
                <text:p>0.4936</text:p>
              </table:table-cell>
              <table:table-cell office:value-type="float" office:value="-306.664948446616">
                <text:p>-306.6649484466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56">
                <text:p>4956</text:p>
              </table:table-cell>
              <table:table-cell office:value-type="float" office:value="3198">
                <text:p>3198</text:p>
              </table:table-cell>
              <table:table-cell office:value-type="float" office:value="0.4956">
                <text:p>0.4956</text:p>
              </table:table-cell>
              <table:table-cell office:value-type="float" office:value="-310.217360512986">
                <text:p>-310.21736051298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76">
                <text:p>4976</text:p>
              </table:table-cell>
              <table:table-cell office:value-type="float" office:value="3203">
                <text:p>3203</text:p>
              </table:table-cell>
              <table:table-cell office:value-type="float" office:value="0.4976">
                <text:p>0.4976</text:p>
              </table:table-cell>
              <table:table-cell office:value-type="float" office:value="-313.689330817434">
                <text:p>-313.6893308174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96">
                <text:p>4996</text:p>
              </table:table-cell>
              <table:table-cell office:value-type="float" office:value="3209">
                <text:p>3209</text:p>
              </table:table-cell>
              <table:table-cell office:value-type="float" office:value="0.4996">
                <text:p>0.4996</text:p>
              </table:table-cell>
              <table:table-cell office:value-type="float" office:value="-317.081205939163">
                <text:p>-317.0812059391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16">
                <text:p>5016</text:p>
              </table:table-cell>
              <table:table-cell office:value-type="float" office:value="3214">
                <text:p>3214</text:p>
              </table:table-cell>
              <table:table-cell office:value-type="float" office:value="0.5016">
                <text:p>0.5016</text:p>
              </table:table-cell>
              <table:table-cell office:value-type="float" office:value="-320.393331881371">
                <text:p>-320.39333188137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36">
                <text:p>5036</text:p>
              </table:table-cell>
              <table:table-cell office:value-type="float" office:value="3219">
                <text:p>3219</text:p>
              </table:table-cell>
              <table:table-cell office:value-type="float" office:value="0.5036">
                <text:p>0.5036</text:p>
              </table:table-cell>
              <table:table-cell office:value-type="float" office:value="-323.626054071257">
                <text:p>-323.62605407125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56">
                <text:p>5056</text:p>
              </table:table-cell>
              <table:table-cell office:value-type="float" office:value="3225">
                <text:p>3225</text:p>
              </table:table-cell>
              <table:table-cell office:value-type="float" office:value="0.5056">
                <text:p>0.5056</text:p>
              </table:table-cell>
              <table:table-cell office:value-type="float" office:value="-326.779717360026">
                <text:p>-326.77971736002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76">
                <text:p>5076</text:p>
              </table:table-cell>
              <table:table-cell office:value-type="float" office:value="3231">
                <text:p>3231</text:p>
              </table:table-cell>
              <table:table-cell office:value-type="float" office:value="0.5076">
                <text:p>0.5076</text:p>
              </table:table-cell>
              <table:table-cell office:value-type="float" office:value="-329.854666022873">
                <text:p>-329.8546660228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096">
                <text:p>5096</text:p>
              </table:table-cell>
              <table:table-cell office:value-type="float" office:value="3236">
                <text:p>3236</text:p>
              </table:table-cell>
              <table:table-cell office:value-type="float" office:value="0.5096">
                <text:p>0.5096</text:p>
              </table:table-cell>
              <table:table-cell office:value-type="float" office:value="-332.851243759002">
                <text:p>-332.8512437590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16">
                <text:p>5116</text:p>
              </table:table-cell>
              <table:table-cell office:value-type="float" office:value="3241">
                <text:p>3241</text:p>
              </table:table-cell>
              <table:table-cell office:value-type="float" office:value="0.5116">
                <text:p>0.5116</text:p>
              </table:table-cell>
              <table:table-cell office:value-type="float" office:value="-335.76979369161">
                <text:p>-335.7697936916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36">
                <text:p>5136</text:p>
              </table:table-cell>
              <table:table-cell office:value-type="float" office:value="3247">
                <text:p>3247</text:p>
              </table:table-cell>
              <table:table-cell office:value-type="float" office:value="0.5136">
                <text:p>0.5136</text:p>
              </table:table-cell>
              <table:table-cell office:value-type="float" office:value="-338.610658367897">
                <text:p>-338.6106583678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56">
                <text:p>5156</text:p>
              </table:table-cell>
              <table:table-cell office:value-type="float" office:value="3253">
                <text:p>3253</text:p>
              </table:table-cell>
              <table:table-cell office:value-type="float" office:value="0.5156">
                <text:p>0.5156</text:p>
              </table:table-cell>
              <table:table-cell office:value-type="float" office:value="-341.374179759065">
                <text:p>-341.37417975906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76">
                <text:p>5176</text:p>
              </table:table-cell>
              <table:table-cell office:value-type="float" office:value="3258">
                <text:p>3258</text:p>
              </table:table-cell>
              <table:table-cell office:value-type="float" office:value="0.5176">
                <text:p>0.5176</text:p>
              </table:table-cell>
              <table:table-cell office:value-type="float" office:value="-344.060699260313">
                <text:p>-344.06069926031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196">
                <text:p>5196</text:p>
              </table:table-cell>
              <table:table-cell office:value-type="float" office:value="3264">
                <text:p>3264</text:p>
              </table:table-cell>
              <table:table-cell office:value-type="float" office:value="0.5196">
                <text:p>0.5196</text:p>
              </table:table-cell>
              <table:table-cell office:value-type="float" office:value="-346.670557690841">
                <text:p>-346.6705576908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16">
                <text:p>5216</text:p>
              </table:table-cell>
              <table:table-cell office:value-type="float" office:value="3269">
                <text:p>3269</text:p>
              </table:table-cell>
              <table:table-cell office:value-type="float" office:value="0.5216">
                <text:p>0.5216</text:p>
              </table:table-cell>
              <table:table-cell office:value-type="float" office:value="-349.204095293849">
                <text:p>-349.20409529384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36">
                <text:p>5236</text:p>
              </table:table-cell>
              <table:table-cell office:value-type="float" office:value="3275">
                <text:p>3275</text:p>
              </table:table-cell>
              <table:table-cell office:value-type="float" office:value="0.5236">
                <text:p>0.5236</text:p>
              </table:table-cell>
              <table:table-cell office:value-type="float" office:value="-351.661651736537">
                <text:p>-351.66165173653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56">
                <text:p>5256</text:p>
              </table:table-cell>
              <table:table-cell office:value-type="float" office:value="3281">
                <text:p>3281</text:p>
              </table:table-cell>
              <table:table-cell office:value-type="float" office:value="0.5256">
                <text:p>0.5256</text:p>
              </table:table-cell>
              <table:table-cell office:value-type="float" office:value="-354.043566110107">
                <text:p>-354.04356611010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76">
                <text:p>5276</text:p>
              </table:table-cell>
              <table:table-cell office:value-type="float" office:value="3287">
                <text:p>3287</text:p>
              </table:table-cell>
              <table:table-cell office:value-type="float" office:value="0.5276">
                <text:p>0.5276</text:p>
              </table:table-cell>
              <table:table-cell office:value-type="float" office:value="-356.350176929753">
                <text:p>-356.35017692975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296">
                <text:p>5296</text:p>
              </table:table-cell>
              <table:table-cell office:value-type="float" office:value="3292">
                <text:p>3292</text:p>
              </table:table-cell>
              <table:table-cell office:value-type="float" office:value="0.5296">
                <text:p>0.5296</text:p>
              </table:table-cell>
              <table:table-cell office:value-type="float" office:value="-358.581822134681">
                <text:p>-358.58182213468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16">
                <text:p>5316</text:p>
              </table:table-cell>
              <table:table-cell office:value-type="float" office:value="3298">
                <text:p>3298</text:p>
              </table:table-cell>
              <table:table-cell office:value-type="float" office:value="0.5316">
                <text:p>0.5316</text:p>
              </table:table-cell>
              <table:table-cell office:value-type="float" office:value="-360.738839088091">
                <text:p>-360.7388390880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36">
                <text:p>5336</text:p>
              </table:table-cell>
              <table:table-cell office:value-type="float" office:value="3304">
                <text:p>3304</text:p>
              </table:table-cell>
              <table:table-cell office:value-type="float" office:value="0.5336">
                <text:p>0.5336</text:p>
              </table:table-cell>
              <table:table-cell office:value-type="float" office:value="-362.821564577178">
                <text:p>-362.82156457717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56">
                <text:p>5356</text:p>
              </table:table-cell>
              <table:table-cell office:value-type="float" office:value="3310">
                <text:p>3310</text:p>
              </table:table-cell>
              <table:table-cell office:value-type="float" office:value="0.5356">
                <text:p>0.5356</text:p>
              </table:table-cell>
              <table:table-cell office:value-type="float" office:value="-364.830334813145">
                <text:p>-364.83033481314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76">
                <text:p>5376</text:p>
              </table:table-cell>
              <table:table-cell office:value-type="float" office:value="3316">
                <text:p>3316</text:p>
              </table:table-cell>
              <table:table-cell office:value-type="float" office:value="0.5376">
                <text:p>0.5376</text:p>
              </table:table-cell>
              <table:table-cell office:value-type="float" office:value="-366.765485431193">
                <text:p>-366.76548543119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396">
                <text:p>5396</text:p>
              </table:table-cell>
              <table:table-cell office:value-type="float" office:value="3323">
                <text:p>3323</text:p>
              </table:table-cell>
              <table:table-cell office:value-type="float" office:value="0.5396">
                <text:p>0.5396</text:p>
              </table:table-cell>
              <table:table-cell office:value-type="float" office:value="-368.627351490522">
                <text:p>-368.62735149052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16">
                <text:p>5416</text:p>
              </table:table-cell>
              <table:table-cell office:value-type="float" office:value="3328">
                <text:p>3328</text:p>
              </table:table-cell>
              <table:table-cell office:value-type="float" office:value="0.5416">
                <text:p>0.5416</text:p>
              </table:table-cell>
              <table:table-cell office:value-type="float" office:value="-370.41626747433">
                <text:p>-370.416267474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36">
                <text:p>5436</text:p>
              </table:table-cell>
              <table:table-cell office:value-type="float" office:value="3335">
                <text:p>3335</text:p>
              </table:table-cell>
              <table:table-cell office:value-type="float" office:value="0.5436">
                <text:p>0.5436</text:p>
              </table:table-cell>
              <table:table-cell office:value-type="float" office:value="-372.132567289816">
                <text:p>-372.13256728981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56">
                <text:p>5456</text:p>
              </table:table-cell>
              <table:table-cell office:value-type="float" office:value="3340">
                <text:p>3340</text:p>
              </table:table-cell>
              <table:table-cell office:value-type="float" office:value="0.5456">
                <text:p>0.5456</text:p>
              </table:table-cell>
              <table:table-cell office:value-type="float" office:value="-373.776584268186">
                <text:p>-373.77658426818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76">
                <text:p>5476</text:p>
              </table:table-cell>
              <table:table-cell office:value-type="float" office:value="3346">
                <text:p>3346</text:p>
              </table:table-cell>
              <table:table-cell office:value-type="float" office:value="0.5476">
                <text:p>0.5476</text:p>
              </table:table-cell>
              <table:table-cell office:value-type="float" office:value="-375.348651164633">
                <text:p>-375.3486511646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96">
                <text:p>5496</text:p>
              </table:table-cell>
              <table:table-cell office:value-type="float" office:value="3353">
                <text:p>3353</text:p>
              </table:table-cell>
              <table:table-cell office:value-type="float" office:value="0.5496">
                <text:p>0.5496</text:p>
              </table:table-cell>
              <table:table-cell office:value-type="float" office:value="-376.849100158362">
                <text:p>-376.84910015836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16">
                <text:p>5516</text:p>
              </table:table-cell>
              <table:table-cell office:value-type="float" office:value="3359">
                <text:p>3359</text:p>
              </table:table-cell>
              <table:table-cell office:value-type="float" office:value="0.5516">
                <text:p>0.5516</text:p>
              </table:table-cell>
              <table:table-cell office:value-type="float" office:value="-378.278262852569">
                <text:p>-378.27826285256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36">
                <text:p>5536</text:p>
              </table:table-cell>
              <table:table-cell office:value-type="float" office:value="3366">
                <text:p>3366</text:p>
              </table:table-cell>
              <table:table-cell office:value-type="float" office:value="0.5536">
                <text:p>0.5536</text:p>
              </table:table-cell>
              <table:table-cell office:value-type="float" office:value="-379.636470274458">
                <text:p>-379.63647027445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56">
                <text:p>5556</text:p>
              </table:table-cell>
              <table:table-cell office:value-type="float" office:value="3372">
                <text:p>3372</text:p>
              </table:table-cell>
              <table:table-cell office:value-type="float" office:value="0.5556">
                <text:p>0.5556</text:p>
              </table:table-cell>
              <table:table-cell office:value-type="float" office:value="-380.924052875226">
                <text:p>-380.9240528752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76">
                <text:p>5576</text:p>
              </table:table-cell>
              <table:table-cell office:value-type="float" office:value="3378">
                <text:p>3378</text:p>
              </table:table-cell>
              <table:table-cell office:value-type="float" office:value="0.5576">
                <text:p>0.5576</text:p>
              </table:table-cell>
              <table:table-cell office:value-type="float" office:value="-382.141340530074">
                <text:p>-382.14134053007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596">
                <text:p>5596</text:p>
              </table:table-cell>
              <table:table-cell office:value-type="float" office:value="3385">
                <text:p>3385</text:p>
              </table:table-cell>
              <table:table-cell office:value-type="float" office:value="0.5596">
                <text:p>0.5596</text:p>
              </table:table-cell>
              <table:table-cell office:value-type="float" office:value="-383.288662538202">
                <text:p>-383.2886625382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16">
                <text:p>5616</text:p>
              </table:table-cell>
              <table:table-cell office:value-type="float" office:value="3391">
                <text:p>3391</text:p>
              </table:table-cell>
              <table:table-cell office:value-type="float" office:value="0.5616">
                <text:p>0.5616</text:p>
              </table:table-cell>
              <table:table-cell office:value-type="float" office:value="-384.366347622808">
                <text:p>-384.36634762280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36">
                <text:p>5636</text:p>
              </table:table-cell>
              <table:table-cell office:value-type="float" office:value="3398">
                <text:p>3398</text:p>
              </table:table-cell>
              <table:table-cell office:value-type="float" office:value="0.5636">
                <text:p>0.5636</text:p>
              </table:table-cell>
              <table:table-cell office:value-type="float" office:value="-385.374723931098">
                <text:p>-385.37472393109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56">
                <text:p>5656</text:p>
              </table:table-cell>
              <table:table-cell office:value-type="float" office:value="3404">
                <text:p>3404</text:p>
              </table:table-cell>
              <table:table-cell office:value-type="float" office:value="0.5656">
                <text:p>0.5656</text:p>
              </table:table-cell>
              <table:table-cell office:value-type="float" office:value="-386.314119034267">
                <text:p>-386.3141190342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76">
                <text:p>5676</text:p>
              </table:table-cell>
              <table:table-cell office:value-type="float" office:value="3411">
                <text:p>3411</text:p>
              </table:table-cell>
              <table:table-cell office:value-type="float" office:value="0.5676">
                <text:p>0.5676</text:p>
              </table:table-cell>
              <table:table-cell office:value-type="float" office:value="-387.184859927514">
                <text:p>-387.1848599275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696">
                <text:p>5696</text:p>
              </table:table-cell>
              <table:table-cell office:value-type="float" office:value="3417">
                <text:p>3417</text:p>
              </table:table-cell>
              <table:table-cell office:value-type="float" office:value="0.5696">
                <text:p>0.5696</text:p>
              </table:table-cell>
              <table:table-cell office:value-type="float" office:value="-387.987273030042">
                <text:p>-387.98727303004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16">
                <text:p>5716</text:p>
              </table:table-cell>
              <table:table-cell office:value-type="float" office:value="3424">
                <text:p>3424</text:p>
              </table:table-cell>
              <table:table-cell office:value-type="float" office:value="0.5716">
                <text:p>0.5716</text:p>
              </table:table-cell>
              <table:table-cell office:value-type="float" office:value="-388.721684185049">
                <text:p>-388.72168418504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36">
                <text:p>5736</text:p>
              </table:table-cell>
              <table:table-cell office:value-type="float" office:value="3430">
                <text:p>3430</text:p>
              </table:table-cell>
              <table:table-cell office:value-type="float" office:value="0.5736">
                <text:p>0.5736</text:p>
              </table:table-cell>
              <table:table-cell office:value-type="float" office:value="-389.388418659737">
                <text:p>-389.38841865973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56">
                <text:p>5756</text:p>
              </table:table-cell>
              <table:table-cell office:value-type="float" office:value="3437">
                <text:p>3437</text:p>
              </table:table-cell>
              <table:table-cell office:value-type="float" office:value="0.5756">
                <text:p>0.5756</text:p>
              </table:table-cell>
              <table:table-cell office:value-type="float" office:value="-389.987801145306">
                <text:p>-389.98780114530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76">
                <text:p>5776</text:p>
              </table:table-cell>
              <table:table-cell office:value-type="float" office:value="3444">
                <text:p>3444</text:p>
              </table:table-cell>
              <table:table-cell office:value-type="float" office:value="0.5776">
                <text:p>0.5776</text:p>
              </table:table-cell>
              <table:table-cell office:value-type="float" office:value="-390.520155756953">
                <text:p>-390.52015575695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96">
                <text:p>5796</text:p>
              </table:table-cell>
              <table:table-cell office:value-type="float" office:value="3451">
                <text:p>3451</text:p>
              </table:table-cell>
              <table:table-cell office:value-type="float" office:value="0.5796">
                <text:p>0.5796</text:p>
              </table:table-cell>
              <table:table-cell office:value-type="float" office:value="-390.985806033883">
                <text:p>-390.98580603388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17">
                <text:p>5817</text:p>
              </table:table-cell>
              <table:table-cell office:value-type="float" office:value="3458">
                <text:p>3458</text:p>
              </table:table-cell>
              <table:table-cell office:value-type="float" office:value="0.5817">
                <text:p>0.5817</text:p>
              </table:table-cell>
              <table:table-cell office:value-type="float" office:value="-391.403301658833">
                <text:p>-391.4033016588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37">
                <text:p>5837</text:p>
              </table:table-cell>
              <table:table-cell office:value-type="float" office:value="3465">
                <text:p>3465</text:p>
              </table:table-cell>
              <table:table-cell office:value-type="float" office:value="0.5837">
                <text:p>0.5837</text:p>
              </table:table-cell>
              <table:table-cell office:value-type="float" office:value="-391.733217083035">
                <text:p>-391.73321708303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57">
                <text:p>5857</text:p>
              </table:table-cell>
              <table:table-cell office:value-type="float" office:value="3471">
                <text:p>3471</text:p>
              </table:table-cell>
              <table:table-cell office:value-type="float" office:value="0.5857">
                <text:p>0.5857</text:p>
              </table:table-cell>
              <table:table-cell office:value-type="float" office:value="-391.99741140956">
                <text:p>-391.997411409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77">
                <text:p>5877</text:p>
              </table:table-cell>
              <table:table-cell office:value-type="float" office:value="3478">
                <text:p>3478</text:p>
              </table:table-cell>
              <table:table-cell office:value-type="float" office:value="0.5877">
                <text:p>0.5877</text:p>
              </table:table-cell>
              <table:table-cell office:value-type="float" office:value="-392.196205844804">
                <text:p>-392.19620584480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97">
                <text:p>5897</text:p>
              </table:table-cell>
              <table:table-cell office:value-type="float" office:value="3485">
                <text:p>3485</text:p>
              </table:table-cell>
              <table:table-cell office:value-type="float" office:value="0.5897">
                <text:p>0.5897</text:p>
              </table:table-cell>
              <table:table-cell office:value-type="float" office:value="-392.329921019169">
                <text:p>-392.32992101916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17">
                <text:p>5917</text:p>
              </table:table-cell>
              <table:table-cell office:value-type="float" office:value="3492">
                <text:p>3492</text:p>
              </table:table-cell>
              <table:table-cell office:value-type="float" office:value="0.5917">
                <text:p>0.5917</text:p>
              </table:table-cell>
              <table:table-cell office:value-type="float" office:value="-392.398876987051">
                <text:p>-392.39887698705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37">
                <text:p>5937</text:p>
              </table:table-cell>
              <table:table-cell office:value-type="float" office:value="3499">
                <text:p>3499</text:p>
              </table:table-cell>
              <table:table-cell office:value-type="float" office:value="0.5937">
                <text:p>0.5937</text:p>
              </table:table-cell>
              <table:table-cell office:value-type="float" office:value="-392.403393226856">
                <text:p>-392.4033932268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57">
                <text:p>5957</text:p>
              </table:table-cell>
              <table:table-cell office:value-type="float" office:value="3505">
                <text:p>3505</text:p>
              </table:table-cell>
              <table:table-cell office:value-type="float" office:value="0.5957">
                <text:p>0.5957</text:p>
              </table:table-cell>
              <table:table-cell office:value-type="float" office:value="-392.343788640979">
                <text:p>-392.34378864097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77">
                <text:p>5977</text:p>
              </table:table-cell>
              <table:table-cell office:value-type="float" office:value="3512">
                <text:p>3512</text:p>
              </table:table-cell>
              <table:table-cell office:value-type="float" office:value="0.5977">
                <text:p>0.5977</text:p>
              </table:table-cell>
              <table:table-cell office:value-type="float" office:value="-392.220381555826">
                <text:p>-392.2203815558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97">
                <text:p>5997</text:p>
              </table:table-cell>
              <table:table-cell office:value-type="float" office:value="3519">
                <text:p>3519</text:p>
              </table:table-cell>
              <table:table-cell office:value-type="float" office:value="0.5997">
                <text:p>0.5997</text:p>
              </table:table-cell>
              <table:table-cell office:value-type="float" office:value="-392.033489721788">
                <text:p>-392.0334897217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17">
                <text:p>6017</text:p>
              </table:table-cell>
              <table:table-cell office:value-type="float" office:value="3526">
                <text:p>3526</text:p>
              </table:table-cell>
              <table:table-cell office:value-type="float" office:value="0.6017">
                <text:p>0.6017</text:p>
              </table:table-cell>
              <table:table-cell office:value-type="float" office:value="-391.783430313273">
                <text:p>-391.78343031327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37">
                <text:p>6037</text:p>
              </table:table-cell>
              <table:table-cell office:value-type="float" office:value="3533">
                <text:p>3533</text:p>
              </table:table-cell>
              <table:table-cell office:value-type="float" office:value="0.6037">
                <text:p>0.6037</text:p>
              </table:table-cell>
              <table:table-cell office:value-type="float" office:value="-391.470519928676">
                <text:p>-391.4705199286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57">
                <text:p>6057</text:p>
              </table:table-cell>
              <table:table-cell office:value-type="float" office:value="3540">
                <text:p>3540</text:p>
              </table:table-cell>
              <table:table-cell office:value-type="float" office:value="0.6057">
                <text:p>0.6057</text:p>
              </table:table-cell>
              <table:table-cell office:value-type="float" office:value="-391.095074590399">
                <text:p>-391.09507459039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77">
                <text:p>6077</text:p>
              </table:table-cell>
              <table:table-cell office:value-type="float" office:value="3547">
                <text:p>3547</text:p>
              </table:table-cell>
              <table:table-cell office:value-type="float" office:value="0.6077">
                <text:p>0.6077</text:p>
              </table:table-cell>
              <table:table-cell office:value-type="float" office:value="-390.657409744843">
                <text:p>-390.6574097448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097">
                <text:p>6097</text:p>
              </table:table-cell>
              <table:table-cell office:value-type="float" office:value="3554">
                <text:p>3554</text:p>
              </table:table-cell>
              <table:table-cell office:value-type="float" office:value="0.6097">
                <text:p>0.6097</text:p>
              </table:table-cell>
              <table:table-cell office:value-type="float" office:value="-390.157840262407">
                <text:p>-390.15784026240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17">
                <text:p>6117</text:p>
              </table:table-cell>
              <table:table-cell office:value-type="float" office:value="3561">
                <text:p>3561</text:p>
              </table:table-cell>
              <table:table-cell office:value-type="float" office:value="0.6117">
                <text:p>0.6117</text:p>
              </table:table-cell>
              <table:table-cell office:value-type="float" office:value="-389.596680437491">
                <text:p>-389.59668043749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37">
                <text:p>6137</text:p>
              </table:table-cell>
              <table:table-cell office:value-type="float" office:value="3568">
                <text:p>3568</text:p>
              </table:table-cell>
              <table:table-cell office:value-type="float" office:value="0.6137">
                <text:p>0.6137</text:p>
              </table:table-cell>
              <table:table-cell office:value-type="float" office:value="-388.974243988494">
                <text:p>-388.97424398849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57">
                <text:p>6157</text:p>
              </table:table-cell>
              <table:table-cell office:value-type="float" office:value="3575">
                <text:p>3575</text:p>
              </table:table-cell>
              <table:table-cell office:value-type="float" office:value="0.6157">
                <text:p>0.6157</text:p>
              </table:table-cell>
              <table:table-cell office:value-type="float" office:value="-388.290844057818">
                <text:p>-388.29084405781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77">
                <text:p>6177</text:p>
              </table:table-cell>
              <table:table-cell office:value-type="float" office:value="3582">
                <text:p>3582</text:p>
              </table:table-cell>
              <table:table-cell office:value-type="float" office:value="0.6177">
                <text:p>0.6177</text:p>
              </table:table-cell>
              <table:table-cell office:value-type="float" office:value="-387.546793211863">
                <text:p>-387.54679321186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197">
                <text:p>6197</text:p>
              </table:table-cell>
              <table:table-cell office:value-type="float" office:value="3590">
                <text:p>3590</text:p>
              </table:table-cell>
              <table:table-cell office:value-type="float" office:value="0.6197">
                <text:p>0.6197</text:p>
              </table:table-cell>
              <table:table-cell office:value-type="float" office:value="-386.742403441029">
                <text:p>-386.74240344102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17">
                <text:p>6217</text:p>
              </table:table-cell>
              <table:table-cell office:value-type="float" office:value="3597">
                <text:p>3597</text:p>
              </table:table-cell>
              <table:table-cell office:value-type="float" office:value="0.6217">
                <text:p>0.6217</text:p>
              </table:table-cell>
              <table:table-cell office:value-type="float" office:value="-385.877986159712">
                <text:p>-385.87798615971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37">
                <text:p>6237</text:p>
              </table:table-cell>
              <table:table-cell office:value-type="float" office:value="3604">
                <text:p>3604</text:p>
              </table:table-cell>
              <table:table-cell office:value-type="float" office:value="0.6237">
                <text:p>0.6237</text:p>
              </table:table-cell>
              <table:table-cell office:value-type="float" office:value="-384.953852206315">
                <text:p>-384.95385220631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57">
                <text:p>6257</text:p>
              </table:table-cell>
              <table:table-cell office:value-type="float" office:value="3611">
                <text:p>3611</text:p>
              </table:table-cell>
              <table:table-cell office:value-type="float" office:value="0.6257">
                <text:p>0.6257</text:p>
              </table:table-cell>
              <table:table-cell office:value-type="float" office:value="-383.97031184324">
                <text:p>-383.9703118432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77">
                <text:p>6277</text:p>
              </table:table-cell>
              <table:table-cell office:value-type="float" office:value="3619">
                <text:p>3619</text:p>
              </table:table-cell>
              <table:table-cell office:value-type="float" office:value="0.6277">
                <text:p>0.6277</text:p>
              </table:table-cell>
              <table:table-cell office:value-type="float" office:value="-382.927674756884">
                <text:p>-382.92767475688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297">
                <text:p>6297</text:p>
              </table:table-cell>
              <table:table-cell office:value-type="float" office:value="3626">
                <text:p>3626</text:p>
              </table:table-cell>
              <table:table-cell office:value-type="float" office:value="0.6297">
                <text:p>0.6297</text:p>
              </table:table-cell>
              <table:table-cell office:value-type="float" office:value="-381.826250057647">
                <text:p>-381.82625005764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17">
                <text:p>6317</text:p>
              </table:table-cell>
              <table:table-cell office:value-type="float" office:value="3633">
                <text:p>3633</text:p>
              </table:table-cell>
              <table:table-cell office:value-type="float" office:value="0.6317">
                <text:p>0.6317</text:p>
              </table:table-cell>
              <table:table-cell office:value-type="float" office:value="-380.666346279932">
                <text:p>-380.66634627993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37">
                <text:p>6337</text:p>
              </table:table-cell>
              <table:table-cell office:value-type="float" office:value="3641">
                <text:p>3641</text:p>
              </table:table-cell>
              <table:table-cell office:value-type="float" office:value="0.6337">
                <text:p>0.6337</text:p>
              </table:table-cell>
              <table:table-cell office:value-type="float" office:value="-379.448271382135">
                <text:p>-379.44827138213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57">
                <text:p>6357</text:p>
              </table:table-cell>
              <table:table-cell office:value-type="float" office:value="3648">
                <text:p>3648</text:p>
              </table:table-cell>
              <table:table-cell office:value-type="float" office:value="0.6357">
                <text:p>0.6357</text:p>
              </table:table-cell>
              <table:table-cell office:value-type="float" office:value="-378.172332746661">
                <text:p>-378.17233274666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77">
                <text:p>6377</text:p>
              </table:table-cell>
              <table:table-cell office:value-type="float" office:value="3655">
                <text:p>3655</text:p>
              </table:table-cell>
              <table:table-cell office:value-type="float" office:value="0.6377">
                <text:p>0.6377</text:p>
              </table:table-cell>
              <table:table-cell office:value-type="float" office:value="-376.838837179902">
                <text:p>-376.83883717990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397">
                <text:p>6397</text:p>
              </table:table-cell>
              <table:table-cell office:value-type="float" office:value="3663">
                <text:p>3663</text:p>
              </table:table-cell>
              <table:table-cell office:value-type="float" office:value="0.6397">
                <text:p>0.6397</text:p>
              </table:table-cell>
              <table:table-cell office:value-type="float" office:value="-375.448090912268">
                <text:p>-375.44809091226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17">
                <text:p>6417</text:p>
              </table:table-cell>
              <table:table-cell office:value-type="float" office:value="3670">
                <text:p>3670</text:p>
              </table:table-cell>
              <table:table-cell office:value-type="float" office:value="0.6417">
                <text:p>0.6417</text:p>
              </table:table-cell>
              <table:table-cell office:value-type="float" office:value="-374.000399598152">
                <text:p>-374.00039959815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37">
                <text:p>6437</text:p>
              </table:table-cell>
              <table:table-cell office:value-type="float" office:value="3678">
                <text:p>3678</text:p>
              </table:table-cell>
              <table:table-cell office:value-type="float" office:value="0.6437">
                <text:p>0.6437</text:p>
              </table:table-cell>
              <table:table-cell office:value-type="float" office:value="-372.496068315956">
                <text:p>-372.4960683159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57">
                <text:p>6457</text:p>
              </table:table-cell>
              <table:table-cell office:value-type="float" office:value="3686">
                <text:p>3686</text:p>
              </table:table-cell>
              <table:table-cell office:value-type="float" office:value="0.6457">
                <text:p>0.6457</text:p>
              </table:table-cell>
              <table:table-cell office:value-type="float" office:value="-370.93540156808">
                <text:p>-370.9354015680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77">
                <text:p>6477</text:p>
              </table:table-cell>
              <table:table-cell office:value-type="float" office:value="3692">
                <text:p>3692</text:p>
              </table:table-cell>
              <table:table-cell office:value-type="float" office:value="0.6477">
                <text:p>0.6477</text:p>
              </table:table-cell>
              <table:table-cell office:value-type="float" office:value="-369.318703280924">
                <text:p>-369.31870328092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497">
                <text:p>6497</text:p>
              </table:table-cell>
              <table:table-cell office:value-type="float" office:value="3700">
                <text:p>3700</text:p>
              </table:table-cell>
              <table:table-cell office:value-type="float" office:value="0.6497">
                <text:p>0.6497</text:p>
              </table:table-cell>
              <table:table-cell office:value-type="float" office:value="-367.646276804888">
                <text:p>-367.6462768048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17">
                <text:p>6517</text:p>
              </table:table-cell>
              <table:table-cell office:value-type="float" office:value="3708">
                <text:p>3708</text:p>
              </table:table-cell>
              <table:table-cell office:value-type="float" office:value="0.6517">
                <text:p>0.6517</text:p>
              </table:table-cell>
              <table:table-cell office:value-type="float" office:value="-365.918424914373">
                <text:p>-365.91842491437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37">
                <text:p>6537</text:p>
              </table:table-cell>
              <table:table-cell office:value-type="float" office:value="3715">
                <text:p>3715</text:p>
              </table:table-cell>
              <table:table-cell office:value-type="float" office:value="0.6537">
                <text:p>0.6537</text:p>
              </table:table-cell>
              <table:table-cell office:value-type="float" office:value="-364.135449807776">
                <text:p>-364.13544980777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57">
                <text:p>6557</text:p>
              </table:table-cell>
              <table:table-cell office:value-type="float" office:value="3723">
                <text:p>3723</text:p>
              </table:table-cell>
              <table:table-cell office:value-type="float" office:value="0.6557">
                <text:p>0.6557</text:p>
              </table:table-cell>
              <table:table-cell office:value-type="float" office:value="-362.2976531075">
                <text:p>-362.297653107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77">
                <text:p>6577</text:p>
              </table:table-cell>
              <table:table-cell office:value-type="float" office:value="3730">
                <text:p>3730</text:p>
              </table:table-cell>
              <table:table-cell office:value-type="float" office:value="0.6577">
                <text:p>0.6577</text:p>
              </table:table-cell>
              <table:table-cell office:value-type="float" office:value="-360.405335859945">
                <text:p>-360.40533585994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97">
                <text:p>6597</text:p>
              </table:table-cell>
              <table:table-cell office:value-type="float" office:value="3738">
                <text:p>3738</text:p>
              </table:table-cell>
              <table:table-cell office:value-type="float" office:value="0.6597">
                <text:p>0.6597</text:p>
              </table:table-cell>
              <table:table-cell office:value-type="float" office:value="-358.458798535508">
                <text:p>-358.45879853550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17">
                <text:p>6617</text:p>
              </table:table-cell>
              <table:table-cell office:value-type="float" office:value="3745">
                <text:p>3745</text:p>
              </table:table-cell>
              <table:table-cell office:value-type="float" office:value="0.6617">
                <text:p>0.6617</text:p>
              </table:table-cell>
              <table:table-cell office:value-type="float" office:value="-356.458341028592">
                <text:p>-356.45834102859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37">
                <text:p>6637</text:p>
              </table:table-cell>
              <table:table-cell office:value-type="float" office:value="3753">
                <text:p>3753</text:p>
              </table:table-cell>
              <table:table-cell office:value-type="float" office:value="0.6637">
                <text:p>0.6637</text:p>
              </table:table-cell>
              <table:table-cell office:value-type="float" office:value="-354.404262657596">
                <text:p>-354.4042626575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57">
                <text:p>6657</text:p>
              </table:table-cell>
              <table:table-cell office:value-type="float" office:value="3761">
                <text:p>3761</text:p>
              </table:table-cell>
              <table:table-cell office:value-type="float" office:value="0.6657">
                <text:p>0.6657</text:p>
              </table:table-cell>
              <table:table-cell office:value-type="float" office:value="-352.29686216492">
                <text:p>-352.2968621649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77">
                <text:p>6677</text:p>
              </table:table-cell>
              <table:table-cell office:value-type="float" office:value="3769">
                <text:p>3769</text:p>
              </table:table-cell>
              <table:table-cell office:value-type="float" office:value="0.6677">
                <text:p>0.6677</text:p>
              </table:table-cell>
              <table:table-cell office:value-type="float" office:value="-350.136437716966">
                <text:p>-350.1364377169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97">
                <text:p>6697</text:p>
              </table:table-cell>
              <table:table-cell office:value-type="float" office:value="3777">
                <text:p>3777</text:p>
              </table:table-cell>
              <table:table-cell office:value-type="float" office:value="0.6697">
                <text:p>0.6697</text:p>
              </table:table-cell>
              <table:table-cell office:value-type="float" office:value="-347.923286904128">
                <text:p>-347.92328690412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17">
                <text:p>6717</text:p>
              </table:table-cell>
              <table:table-cell office:value-type="float" office:value="3784">
                <text:p>3784</text:p>
              </table:table-cell>
              <table:table-cell office:value-type="float" office:value="0.6717">
                <text:p>0.6717</text:p>
              </table:table-cell>
              <table:table-cell office:value-type="float" office:value="-345.657706740811">
                <text:p>-345.65770674081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38">
                <text:p>6738</text:p>
              </table:table-cell>
              <table:table-cell office:value-type="float" office:value="3792">
                <text:p>3792</text:p>
              </table:table-cell>
              <table:table-cell office:value-type="float" office:value="0.6738">
                <text:p>0.6738</text:p>
              </table:table-cell>
              <table:table-cell office:value-type="float" office:value="-343.22274483219">
                <text:p>-343.2227448321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58">
                <text:p>6758</text:p>
              </table:table-cell>
              <table:table-cell office:value-type="float" office:value="3799">
                <text:p>3799</text:p>
              </table:table-cell>
              <table:table-cell office:value-type="float" office:value="0.6758">
                <text:p>0.6758</text:p>
              </table:table-cell>
              <table:table-cell office:value-type="float" office:value="-340.850610610685">
                <text:p>-340.85061061068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78">
                <text:p>6778</text:p>
              </table:table-cell>
              <table:table-cell office:value-type="float" office:value="3808">
                <text:p>3808</text:p>
              </table:table-cell>
              <table:table-cell office:value-type="float" office:value="0.6778">
                <text:p>0.6778</text:p>
              </table:table-cell>
              <table:table-cell office:value-type="float" office:value="-338.426949375102">
                <text:p>-338.42694937510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798">
                <text:p>6798</text:p>
              </table:table-cell>
              <table:table-cell office:value-type="float" office:value="3815">
                <text:p>3815</text:p>
              </table:table-cell>
              <table:table-cell office:value-type="float" office:value="0.6798">
                <text:p>0.6798</text:p>
              </table:table-cell>
              <table:table-cell office:value-type="float" office:value="-335.952055807038">
                <text:p>-335.95205580703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18">
                <text:p>6818</text:p>
              </table:table-cell>
              <table:table-cell office:value-type="float" office:value="3823">
                <text:p>3823</text:p>
              </table:table-cell>
              <table:table-cell office:value-type="float" office:value="0.6818">
                <text:p>0.6818</text:p>
              </table:table-cell>
              <table:table-cell office:value-type="float" office:value="-333.426224012095">
                <text:p>-333.42622401209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38">
                <text:p>6838</text:p>
              </table:table-cell>
              <table:table-cell office:value-type="float" office:value="3831">
                <text:p>3831</text:p>
              </table:table-cell>
              <table:table-cell office:value-type="float" office:value="0.6838">
                <text:p>0.6838</text:p>
              </table:table-cell>
              <table:table-cell office:value-type="float" office:value="-330.849747519869">
                <text:p>-330.84974751986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58">
                <text:p>6858</text:p>
              </table:table-cell>
              <table:table-cell office:value-type="float" office:value="3839">
                <text:p>3839</text:p>
              </table:table-cell>
              <table:table-cell office:value-type="float" office:value="0.6858">
                <text:p>0.6858</text:p>
              </table:table-cell>
              <table:table-cell office:value-type="float" office:value="-328.222919283966">
                <text:p>-328.22291928396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78">
                <text:p>6878</text:p>
              </table:table-cell>
              <table:table-cell office:value-type="float" office:value="3847">
                <text:p>3847</text:p>
              </table:table-cell>
              <table:table-cell office:value-type="float" office:value="0.6878">
                <text:p>0.6878</text:p>
              </table:table-cell>
              <table:table-cell office:value-type="float" office:value="-325.546031681982">
                <text:p>-325.54603168198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898">
                <text:p>6898</text:p>
              </table:table-cell>
              <table:table-cell office:value-type="float" office:value="3855">
                <text:p>3855</text:p>
              </table:table-cell>
              <table:table-cell office:value-type="float" office:value="0.6898">
                <text:p>0.6898</text:p>
              </table:table-cell>
              <table:table-cell office:value-type="float" office:value="-322.819376515519">
                <text:p>-322.8193765155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18">
                <text:p>6918</text:p>
              </table:table-cell>
              <table:table-cell office:value-type="float" office:value="3863">
                <text:p>3863</text:p>
              </table:table-cell>
              <table:table-cell office:value-type="float" office:value="0.6918">
                <text:p>0.6918</text:p>
              </table:table-cell>
              <table:table-cell office:value-type="float" office:value="-320.043245010173">
                <text:p>-320.0432450101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38">
                <text:p>6938</text:p>
              </table:table-cell>
              <table:table-cell office:value-type="float" office:value="3870">
                <text:p>3870</text:p>
              </table:table-cell>
              <table:table-cell office:value-type="float" office:value="0.6938">
                <text:p>0.6938</text:p>
              </table:table-cell>
              <table:table-cell office:value-type="float" office:value="-317.21792781555">
                <text:p>-317.2179278155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58">
                <text:p>6958</text:p>
              </table:table-cell>
              <table:table-cell office:value-type="float" office:value="3879">
                <text:p>3879</text:p>
              </table:table-cell>
              <table:table-cell office:value-type="float" office:value="0.6958">
                <text:p>0.6958</text:p>
              </table:table-cell>
              <table:table-cell office:value-type="float" office:value="-314.343715005247">
                <text:p>-314.34371500524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78">
                <text:p>6978</text:p>
              </table:table-cell>
              <table:table-cell office:value-type="float" office:value="3887">
                <text:p>3887</text:p>
              </table:table-cell>
              <table:table-cell office:value-type="float" office:value="0.6978">
                <text:p>0.6978</text:p>
              </table:table-cell>
              <table:table-cell office:value-type="float" office:value="-311.420896076861">
                <text:p>-311.42089607686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998">
                <text:p>6998</text:p>
              </table:table-cell>
              <table:table-cell office:value-type="float" office:value="3895">
                <text:p>3895</text:p>
              </table:table-cell>
              <table:table-cell office:value-type="float" office:value="0.6998">
                <text:p>0.6998</text:p>
              </table:table-cell>
              <table:table-cell office:value-type="float" office:value="-308.449759951997">
                <text:p>-308.44975995199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18">
                <text:p>7018</text:p>
              </table:table-cell>
              <table:table-cell office:value-type="float" office:value="3903">
                <text:p>3903</text:p>
              </table:table-cell>
              <table:table-cell office:value-type="float" office:value="0.7018">
                <text:p>0.7018</text:p>
              </table:table-cell>
              <table:table-cell office:value-type="float" office:value="-305.430594976253">
                <text:p>-305.43059497625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38">
                <text:p>7038</text:p>
              </table:table-cell>
              <table:table-cell office:value-type="float" office:value="3911">
                <text:p>3911</text:p>
              </table:table-cell>
              <table:table-cell office:value-type="float" office:value="0.7038">
                <text:p>0.7038</text:p>
              </table:table-cell>
              <table:table-cell office:value-type="float" office:value="-302.363688919229">
                <text:p>-302.36368891922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58">
                <text:p>7058</text:p>
              </table:table-cell>
              <table:table-cell office:value-type="float" office:value="3919">
                <text:p>3919</text:p>
              </table:table-cell>
              <table:table-cell office:value-type="float" office:value="0.7058">
                <text:p>0.7058</text:p>
              </table:table-cell>
              <table:table-cell office:value-type="float" office:value="-299.249328974527">
                <text:p>-299.24932897452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78">
                <text:p>7078</text:p>
              </table:table-cell>
              <table:table-cell office:value-type="float" office:value="3927">
                <text:p>3927</text:p>
              </table:table-cell>
              <table:table-cell office:value-type="float" office:value="0.7078">
                <text:p>0.7078</text:p>
              </table:table-cell>
              <table:table-cell office:value-type="float" office:value="-296.087801759741">
                <text:p>-296.08780175974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098">
                <text:p>7098</text:p>
              </table:table-cell>
              <table:table-cell office:value-type="float" office:value="3935">
                <text:p>3935</text:p>
              </table:table-cell>
              <table:table-cell office:value-type="float" office:value="0.7098">
                <text:p>0.7098</text:p>
              </table:table-cell>
              <table:table-cell office:value-type="float" office:value="-292.879393316476">
                <text:p>-292.87939331647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18">
                <text:p>7118</text:p>
              </table:table-cell>
              <table:table-cell office:value-type="float" office:value="3944">
                <text:p>3944</text:p>
              </table:table-cell>
              <table:table-cell office:value-type="float" office:value="0.7118">
                <text:p>0.7118</text:p>
              </table:table-cell>
              <table:table-cell office:value-type="float" office:value="-289.624389110335">
                <text:p>-289.62438911033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38">
                <text:p>7138</text:p>
              </table:table-cell>
              <table:table-cell office:value-type="float" office:value="3951">
                <text:p>3951</text:p>
              </table:table-cell>
              <table:table-cell office:value-type="float" office:value="0.7138">
                <text:p>0.7138</text:p>
              </table:table-cell>
              <table:table-cell office:value-type="float" office:value="-286.32307403091">
                <text:p>-286.323074030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58">
                <text:p>7158</text:p>
              </table:table-cell>
              <table:table-cell office:value-type="float" office:value="3960">
                <text:p>3960</text:p>
              </table:table-cell>
              <table:table-cell office:value-type="float" office:value="0.7158">
                <text:p>0.7158</text:p>
              </table:table-cell>
              <table:table-cell office:value-type="float" office:value="-282.975732391806">
                <text:p>-282.97573239180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78">
                <text:p>7178</text:p>
              </table:table-cell>
              <table:table-cell office:value-type="float" office:value="3968">
                <text:p>3968</text:p>
              </table:table-cell>
              <table:table-cell office:value-type="float" office:value="0.7178">
                <text:p>0.7178</text:p>
              </table:table-cell>
              <table:table-cell office:value-type="float" office:value="-279.58264793062">
                <text:p>-279.5826479306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198">
                <text:p>7198</text:p>
              </table:table-cell>
              <table:table-cell office:value-type="float" office:value="3977">
                <text:p>3977</text:p>
              </table:table-cell>
              <table:table-cell office:value-type="float" office:value="0.7198">
                <text:p>0.7198</text:p>
              </table:table-cell>
              <table:table-cell office:value-type="float" office:value="-276.144103808958">
                <text:p>-276.1441038089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18">
                <text:p>7218</text:p>
              </table:table-cell>
              <table:table-cell office:value-type="float" office:value="3985">
                <text:p>3985</text:p>
              </table:table-cell>
              <table:table-cell office:value-type="float" office:value="0.7218">
                <text:p>0.7218</text:p>
              </table:table-cell>
              <table:table-cell office:value-type="float" office:value="-272.660382612416">
                <text:p>-272.6603826124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38">
                <text:p>7238</text:p>
              </table:table-cell>
              <table:table-cell office:value-type="float" office:value="3994">
                <text:p>3994</text:p>
              </table:table-cell>
              <table:table-cell office:value-type="float" office:value="0.7238">
                <text:p>0.7238</text:p>
              </table:table-cell>
              <table:table-cell office:value-type="float" office:value="-269.131766350591">
                <text:p>-269.13176635059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58">
                <text:p>7258</text:p>
              </table:table-cell>
              <table:table-cell office:value-type="float" office:value="4002">
                <text:p>4002</text:p>
              </table:table-cell>
              <table:table-cell office:value-type="float" office:value="0.7258">
                <text:p>0.7258</text:p>
              </table:table-cell>
              <table:table-cell office:value-type="float" office:value="-265.558536457085">
                <text:p>-265.55853645708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78">
                <text:p>7278</text:p>
              </table:table-cell>
              <table:table-cell office:value-type="float" office:value="4010">
                <text:p>4010</text:p>
              </table:table-cell>
              <table:table-cell office:value-type="float" office:value="0.7278">
                <text:p>0.7278</text:p>
              </table:table-cell>
              <table:table-cell office:value-type="float" office:value="-261.9409737895">
                <text:p>-261.940973789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298">
                <text:p>7298</text:p>
              </table:table-cell>
              <table:table-cell office:value-type="float" office:value="4018">
                <text:p>4018</text:p>
              </table:table-cell>
              <table:table-cell office:value-type="float" office:value="0.7298">
                <text:p>0.7298</text:p>
              </table:table-cell>
              <table:table-cell office:value-type="float" office:value="-258.279358629437">
                <text:p>-258.27935862943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18">
                <text:p>7318</text:p>
              </table:table-cell>
              <table:table-cell office:value-type="float" office:value="4027">
                <text:p>4027</text:p>
              </table:table-cell>
              <table:table-cell office:value-type="float" office:value="0.7318">
                <text:p>0.7318</text:p>
              </table:table-cell>
              <table:table-cell office:value-type="float" office:value="-254.573970682493">
                <text:p>-254.57397068249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38">
                <text:p>7338</text:p>
              </table:table-cell>
              <table:table-cell office:value-type="float" office:value="4035">
                <text:p>4035</text:p>
              </table:table-cell>
              <table:table-cell office:value-type="float" office:value="0.7338">
                <text:p>0.7338</text:p>
              </table:table-cell>
              <table:table-cell office:value-type="float" office:value="-250.825089078271">
                <text:p>-250.82508907827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58">
                <text:p>7358</text:p>
              </table:table-cell>
              <table:table-cell office:value-type="float" office:value="4044">
                <text:p>4044</text:p>
              </table:table-cell>
              <table:table-cell office:value-type="float" office:value="0.7358">
                <text:p>0.7358</text:p>
              </table:table-cell>
              <table:table-cell office:value-type="float" office:value="-247.032992370365">
                <text:p>-247.03299237036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78">
                <text:p>7378</text:p>
              </table:table-cell>
              <table:table-cell office:value-type="float" office:value="4052">
                <text:p>4052</text:p>
              </table:table-cell>
              <table:table-cell office:value-type="float" office:value="0.7378">
                <text:p>0.7378</text:p>
              </table:table-cell>
              <table:table-cell office:value-type="float" office:value="-243.197958536382">
                <text:p>-243.19795853638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398">
                <text:p>7398</text:p>
              </table:table-cell>
              <table:table-cell office:value-type="float" office:value="4060">
                <text:p>4060</text:p>
              </table:table-cell>
              <table:table-cell office:value-type="float" office:value="0.7398">
                <text:p>0.7398</text:p>
              </table:table-cell>
              <table:table-cell office:value-type="float" office:value="-239.320264977918">
                <text:p>-239.32026497791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18">
                <text:p>7418</text:p>
              </table:table-cell>
              <table:table-cell office:value-type="float" office:value="4069">
                <text:p>4069</text:p>
              </table:table-cell>
              <table:table-cell office:value-type="float" office:value="0.7418">
                <text:p>0.7418</text:p>
              </table:table-cell>
              <table:table-cell office:value-type="float" office:value="-235.400188520574">
                <text:p>-235.40018852057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38">
                <text:p>7438</text:p>
              </table:table-cell>
              <table:table-cell office:value-type="float" office:value="4077">
                <text:p>4077</text:p>
              </table:table-cell>
              <table:table-cell office:value-type="float" office:value="0.7438">
                <text:p>0.7438</text:p>
              </table:table-cell>
              <table:table-cell office:value-type="float" office:value="-231.438005413949">
                <text:p>-231.43800541394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58">
                <text:p>7458</text:p>
              </table:table-cell>
              <table:table-cell office:value-type="float" office:value="4084">
                <text:p>4084</text:p>
              </table:table-cell>
              <table:table-cell office:value-type="float" office:value="0.7458">
                <text:p>0.7458</text:p>
              </table:table-cell>
              <table:table-cell office:value-type="float" office:value="-227.433991331645">
                <text:p>-227.43399133164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78">
                <text:p>7478</text:p>
              </table:table-cell>
              <table:table-cell office:value-type="float" office:value="4092">
                <text:p>4092</text:p>
              </table:table-cell>
              <table:table-cell office:value-type="float" office:value="0.7478">
                <text:p>0.7478</text:p>
              </table:table-cell>
              <table:table-cell office:value-type="float" office:value="-223.388421371263">
                <text:p>-223.38842137126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498">
                <text:p>7498</text:p>
              </table:table-cell>
              <table:table-cell office:value-type="float" office:value="4099">
                <text:p>4099</text:p>
              </table:table-cell>
              <table:table-cell office:value-type="float" office:value="0.7498">
                <text:p>0.7498</text:p>
              </table:table-cell>
              <table:table-cell office:value-type="float" office:value="-219.301570054398">
                <text:p>-219.30157005439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18">
                <text:p>7518</text:p>
              </table:table-cell>
              <table:table-cell office:value-type="float" office:value="4106">
                <text:p>4106</text:p>
              </table:table-cell>
              <table:table-cell office:value-type="float" office:value="0.7518">
                <text:p>0.7518</text:p>
              </table:table-cell>
              <table:table-cell office:value-type="float" office:value="-215.173711326655">
                <text:p>-215.17371132665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38">
                <text:p>7538</text:p>
              </table:table-cell>
              <table:table-cell office:value-type="float" office:value="4112">
                <text:p>4112</text:p>
              </table:table-cell>
              <table:table-cell office:value-type="float" office:value="0.7538">
                <text:p>0.7538</text:p>
              </table:table-cell>
              <table:table-cell office:value-type="float" office:value="-211.005118557632">
                <text:p>-211.00511855763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58">
                <text:p>7558</text:p>
              </table:table-cell>
              <table:table-cell office:value-type="float" office:value="4117">
                <text:p>4117</text:p>
              </table:table-cell>
              <table:table-cell office:value-type="float" office:value="0.7558">
                <text:p>0.7558</text:p>
              </table:table-cell>
              <table:table-cell office:value-type="float" office:value="-206.796064540926">
                <text:p>-206.79606454092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78">
                <text:p>7578</text:p>
              </table:table-cell>
              <table:table-cell office:value-type="float" office:value="4122">
                <text:p>4122</text:p>
              </table:table-cell>
              <table:table-cell office:value-type="float" office:value="0.7578">
                <text:p>0.7578</text:p>
              </table:table-cell>
              <table:table-cell office:value-type="float" office:value="-202.546821494141">
                <text:p>-202.54682149414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598">
                <text:p>7598</text:p>
              </table:table-cell>
              <table:table-cell office:value-type="float" office:value="4126">
                <text:p>4126</text:p>
              </table:table-cell>
              <table:table-cell office:value-type="float" office:value="0.7598">
                <text:p>0.7598</text:p>
              </table:table-cell>
              <table:table-cell office:value-type="float" office:value="-198.257661058879">
                <text:p>-198.25766105887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18">
                <text:p>7618</text:p>
              </table:table-cell>
              <table:table-cell office:value-type="float" office:value="4130">
                <text:p>4130</text:p>
              </table:table-cell>
              <table:table-cell office:value-type="float" office:value="0.7618">
                <text:p>0.7618</text:p>
              </table:table-cell>
              <table:table-cell office:value-type="float" office:value="-193.928854300735">
                <text:p>-193.92885430073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38">
                <text:p>7638</text:p>
              </table:table-cell>
              <table:table-cell office:value-type="float" office:value="4133">
                <text:p>4133</text:p>
              </table:table-cell>
              <table:table-cell office:value-type="float" office:value="0.7638">
                <text:p>0.7638</text:p>
              </table:table-cell>
              <table:table-cell office:value-type="float" office:value="-189.560671709307">
                <text:p>-189.56067170930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58">
                <text:p>7658</text:p>
              </table:table-cell>
              <table:table-cell office:value-type="float" office:value="4136">
                <text:p>4136</text:p>
              </table:table-cell>
              <table:table-cell office:value-type="float" office:value="0.7658">
                <text:p>0.7658</text:p>
              </table:table-cell>
              <table:table-cell office:value-type="float" office:value="-185.153383198205">
                <text:p>-185.15338319820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78">
                <text:p>7678</text:p>
              </table:table-cell>
              <table:table-cell office:value-type="float" office:value="4138">
                <text:p>4138</text:p>
              </table:table-cell>
              <table:table-cell office:value-type="float" office:value="0.7678">
                <text:p>0.7678</text:p>
              </table:table-cell>
              <table:table-cell office:value-type="float" office:value="-180.707258105023">
                <text:p>-180.70725810502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698">
                <text:p>7698</text:p>
              </table:table-cell>
              <table:table-cell office:value-type="float" office:value="4140">
                <text:p>4140</text:p>
              </table:table-cell>
              <table:table-cell office:value-type="float" office:value="0.7698">
                <text:p>0.7698</text:p>
              </table:table-cell>
              <table:table-cell office:value-type="float" office:value="-176.222565191356">
                <text:p>-176.2225651913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18">
                <text:p>7718</text:p>
              </table:table-cell>
              <table:table-cell office:value-type="float" office:value="4142">
                <text:p>4142</text:p>
              </table:table-cell>
              <table:table-cell office:value-type="float" office:value="0.7718">
                <text:p>0.7718</text:p>
              </table:table-cell>
              <table:table-cell office:value-type="float" office:value="-171.699572642814">
                <text:p>-171.69957264281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38">
                <text:p>7738</text:p>
              </table:table-cell>
              <table:table-cell office:value-type="float" office:value="4143">
                <text:p>4143</text:p>
              </table:table-cell>
              <table:table-cell office:value-type="float" office:value="0.7738">
                <text:p>0.7738</text:p>
              </table:table-cell>
              <table:table-cell office:value-type="float" office:value="-167.138548068988">
                <text:p>-167.13854806898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58">
                <text:p>7758</text:p>
              </table:table-cell>
              <table:table-cell office:value-type="float" office:value="4144">
                <text:p>4144</text:p>
              </table:table-cell>
              <table:table-cell office:value-type="float" office:value="0.7758">
                <text:p>0.7758</text:p>
              </table:table-cell>
              <table:table-cell office:value-type="float" office:value="-162.539758503486">
                <text:p>-162.53975850348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78">
                <text:p>7778</text:p>
              </table:table-cell>
              <table:table-cell office:value-type="float" office:value="4144">
                <text:p>4144</text:p>
              </table:table-cell>
              <table:table-cell office:value-type="float" office:value="0.7778">
                <text:p>0.7778</text:p>
              </table:table-cell>
              <table:table-cell office:value-type="float" office:value="-157.9034704039">
                <text:p>-157.903470403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98">
                <text:p>7798</text:p>
              </table:table-cell>
              <table:table-cell office:value-type="float" office:value="4144">
                <text:p>4144</text:p>
              </table:table-cell>
              <table:table-cell office:value-type="float" office:value="0.7798">
                <text:p>0.7798</text:p>
              </table:table-cell>
              <table:table-cell office:value-type="float" office:value="-153.229949651839">
                <text:p>-153.22994965183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19">
                <text:p>7819</text:p>
              </table:table-cell>
              <table:table-cell office:value-type="float" office:value="4145">
                <text:p>4145</text:p>
              </table:table-cell>
              <table:table-cell office:value-type="float" office:value="0.7819">
                <text:p>0.7819</text:p>
              </table:table-cell>
              <table:table-cell office:value-type="float" office:value="-148.282971506133">
                <text:p>-148.28297150613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39">
                <text:p>7839</text:p>
              </table:table-cell>
              <table:table-cell office:value-type="float" office:value="4145">
                <text:p>4145</text:p>
              </table:table-cell>
              <table:table-cell office:value-type="float" office:value="0.7839">
                <text:p>0.7839</text:p>
              </table:table-cell>
              <table:table-cell office:value-type="float" office:value="-143.533952597865">
                <text:p>-143.53395259786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59">
                <text:p>7859</text:p>
              </table:table-cell>
              <table:table-cell office:value-type="float" office:value="4145">
                <text:p>4145</text:p>
              </table:table-cell>
              <table:table-cell office:value-type="float" office:value="0.7859">
                <text:p>0.7859</text:p>
              </table:table-cell>
              <table:table-cell office:value-type="float" office:value="-138.748508418475">
                <text:p>-138.7485084184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79">
                <text:p>7879</text:p>
              </table:table-cell>
              <table:table-cell office:value-type="float" office:value="4145">
                <text:p>4145</text:p>
              </table:table-cell>
              <table:table-cell office:value-type="float" office:value="0.7879">
                <text:p>0.7879</text:p>
              </table:table-cell>
              <table:table-cell office:value-type="float" office:value="-133.926902516767">
                <text:p>-133.92690251676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899">
                <text:p>7899</text:p>
              </table:table-cell>
              <table:table-cell office:value-type="float" office:value="4145">
                <text:p>4145</text:p>
              </table:table-cell>
              <table:table-cell office:value-type="float" office:value="0.7899">
                <text:p>0.7899</text:p>
              </table:table-cell>
              <table:table-cell office:value-type="float" office:value="-129.06939786554">
                <text:p>-129.0693978655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19">
                <text:p>7919</text:p>
              </table:table-cell>
              <table:table-cell office:value-type="float" office:value="4145">
                <text:p>4145</text:p>
              </table:table-cell>
              <table:table-cell office:value-type="float" office:value="0.7919">
                <text:p>0.7919</text:p>
              </table:table-cell>
              <table:table-cell office:value-type="float" office:value="-124.176256861592">
                <text:p>-124.17625686159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39">
                <text:p>7939</text:p>
              </table:table-cell>
              <table:table-cell office:value-type="float" office:value="4145">
                <text:p>4145</text:p>
              </table:table-cell>
              <table:table-cell office:value-type="float" office:value="0.7939">
                <text:p>0.7939</text:p>
              </table:table-cell>
              <table:table-cell office:value-type="float" office:value="-119.247741325726">
                <text:p>-119.24774132572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59">
                <text:p>7959</text:p>
              </table:table-cell>
              <table:table-cell office:value-type="float" office:value="4145">
                <text:p>4145</text:p>
              </table:table-cell>
              <table:table-cell office:value-type="float" office:value="0.7959">
                <text:p>0.7959</text:p>
              </table:table-cell>
              <table:table-cell office:value-type="float" office:value="-114.284112502733">
                <text:p>-114.28411250273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79">
                <text:p>7979</text:p>
              </table:table-cell>
              <table:table-cell office:value-type="float" office:value="4145">
                <text:p>4145</text:p>
              </table:table-cell>
              <table:table-cell office:value-type="float" office:value="0.7979">
                <text:p>0.7979</text:p>
              </table:table-cell>
              <table:table-cell office:value-type="float" office:value="-109.285631061428">
                <text:p>-109.28563106142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99">
                <text:p>7999</text:p>
              </table:table-cell>
              <table:table-cell office:value-type="float" office:value="4145">
                <text:p>4145</text:p>
              </table:table-cell>
              <table:table-cell office:value-type="float" office:value="0.7999">
                <text:p>0.7999</text:p>
              </table:table-cell>
              <table:table-cell office:value-type="float" office:value="-104.252557094598">
                <text:p>-104.25255709459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19">
                <text:p>8019</text:p>
              </table:table-cell>
              <table:table-cell office:value-type="float" office:value="4145">
                <text:p>4145</text:p>
              </table:table-cell>
              <table:table-cell office:value-type="float" office:value="0.8019">
                <text:p>0.8019</text:p>
              </table:table-cell>
              <table:table-cell office:value-type="float" office:value="-99.1851501190522">
                <text:p>-99.185150119052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39">
                <text:p>8039</text:p>
              </table:table-cell>
              <table:table-cell office:value-type="float" office:value="4145">
                <text:p>4145</text:p>
              </table:table-cell>
              <table:table-cell office:value-type="float" office:value="0.8039">
                <text:p>0.8039</text:p>
              </table:table-cell>
              <table:table-cell office:value-type="float" office:value="-94.0836690755823">
                <text:p>-94.083669075582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59">
                <text:p>8059</text:p>
              </table:table-cell>
              <table:table-cell office:value-type="float" office:value="4145">
                <text:p>4145</text:p>
              </table:table-cell>
              <table:table-cell office:value-type="float" office:value="0.8059">
                <text:p>0.8059</text:p>
              </table:table-cell>
              <table:table-cell office:value-type="float" office:value="-88.9483723289959">
                <text:p>-88.948372328995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79">
                <text:p>8079</text:p>
              </table:table-cell>
              <table:table-cell office:value-type="float" office:value="4145">
                <text:p>4145</text:p>
              </table:table-cell>
              <table:table-cell office:value-type="float" office:value="0.8079">
                <text:p>0.8079</text:p>
              </table:table-cell>
              <table:table-cell office:value-type="float" office:value="-83.7795176680884">
                <text:p>-83.779517668088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099">
                <text:p>8099</text:p>
              </table:table-cell>
              <table:table-cell office:value-type="float" office:value="4145">
                <text:p>4145</text:p>
              </table:table-cell>
              <table:table-cell office:value-type="float" office:value="0.8099">
                <text:p>0.8099</text:p>
              </table:table-cell>
              <table:table-cell office:value-type="float" office:value="-78.5773623056575">
                <text:p>-78.577362305657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19">
                <text:p>8119</text:p>
              </table:table-cell>
              <table:table-cell office:value-type="float" office:value="4145">
                <text:p>4145</text:p>
              </table:table-cell>
              <table:table-cell office:value-type="float" office:value="0.8119">
                <text:p>0.8119</text:p>
              </table:table-cell>
              <table:table-cell office:value-type="float" office:value="-73.3421628785109">
                <text:p>-73.342162878510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39">
                <text:p>8139</text:p>
              </table:table-cell>
              <table:table-cell office:value-type="float" office:value="4145">
                <text:p>4145</text:p>
              </table:table-cell>
              <table:table-cell office:value-type="float" office:value="0.8139">
                <text:p>0.8139</text:p>
              </table:table-cell>
              <table:table-cell office:value-type="float" office:value="-68.0741754474457">
                <text:p>-68.074175447445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59">
                <text:p>8159</text:p>
              </table:table-cell>
              <table:table-cell office:value-type="float" office:value="4145">
                <text:p>4145</text:p>
              </table:table-cell>
              <table:table-cell office:value-type="float" office:value="0.8159">
                <text:p>0.8159</text:p>
              </table:table-cell>
              <table:table-cell office:value-type="float" office:value="-62.773655497258">
                <text:p>-62.77365549725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79">
                <text:p>8179</text:p>
              </table:table-cell>
              <table:table-cell office:value-type="float" office:value="4145">
                <text:p>4145</text:p>
              </table:table-cell>
              <table:table-cell office:value-type="float" office:value="0.8179">
                <text:p>0.8179</text:p>
              </table:table-cell>
              <table:table-cell office:value-type="float" office:value="-57.4408579367482">
                <text:p>-57.440857936748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199">
                <text:p>8199</text:p>
              </table:table-cell>
              <table:table-cell office:value-type="float" office:value="4145">
                <text:p>4145</text:p>
              </table:table-cell>
              <table:table-cell office:value-type="float" office:value="0.8199">
                <text:p>0.8199</text:p>
              </table:table-cell>
              <table:table-cell office:value-type="float" office:value="-52.0760370987209">
                <text:p>-52.076037098720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19">
                <text:p>8219</text:p>
              </table:table-cell>
              <table:table-cell office:value-type="float" office:value="4145">
                <text:p>4145</text:p>
              </table:table-cell>
              <table:table-cell office:value-type="float" office:value="0.8219">
                <text:p>0.8219</text:p>
              </table:table-cell>
              <table:table-cell office:value-type="float" office:value="-46.6794467399723">
                <text:p>-46.679446739972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39">
                <text:p>8239</text:p>
              </table:table-cell>
              <table:table-cell office:value-type="float" office:value="4145">
                <text:p>4145</text:p>
              </table:table-cell>
              <table:table-cell office:value-type="float" office:value="0.8239">
                <text:p>0.8239</text:p>
              </table:table-cell>
              <table:table-cell office:value-type="float" office:value="-41.2513400413045">
                <text:p>-41.251340041304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59">
                <text:p>8259</text:p>
              </table:table-cell>
              <table:table-cell office:value-type="float" office:value="4145">
                <text:p>4145</text:p>
              </table:table-cell>
              <table:table-cell office:value-type="float" office:value="0.8259">
                <text:p>0.8259</text:p>
              </table:table-cell>
              <table:table-cell office:value-type="float" office:value="-35.7919696075169">
                <text:p>-35.791969607516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79">
                <text:p>8279</text:p>
              </table:table-cell>
              <table:table-cell office:value-type="float" office:value="4145">
                <text:p>4145</text:p>
              </table:table-cell>
              <table:table-cell office:value-type="float" office:value="0.8279">
                <text:p>0.8279</text:p>
              </table:table-cell>
              <table:table-cell office:value-type="float" office:value="-30.3015874674074">
                <text:p>-30.30158746740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299">
                <text:p>8299</text:p>
              </table:table-cell>
              <table:table-cell office:value-type="float" office:value="4145">
                <text:p>4145</text:p>
              </table:table-cell>
              <table:table-cell office:value-type="float" office:value="0.8299">
                <text:p>0.8299</text:p>
              </table:table-cell>
              <table:table-cell office:value-type="float" office:value="-24.7804450737822">
                <text:p>-24.780445073782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19">
                <text:p>8319</text:p>
              </table:table-cell>
              <table:table-cell office:value-type="float" office:value="4145">
                <text:p>4145</text:p>
              </table:table-cell>
              <table:table-cell office:value-type="float" office:value="0.8319">
                <text:p>0.8319</text:p>
              </table:table-cell>
              <table:table-cell office:value-type="float" office:value="-19.2287933034313">
                <text:p>-19.228793303431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39">
                <text:p>8339</text:p>
              </table:table-cell>
              <table:table-cell office:value-type="float" office:value="4145">
                <text:p>4145</text:p>
              </table:table-cell>
              <table:table-cell office:value-type="float" office:value="0.8339">
                <text:p>0.8339</text:p>
              </table:table-cell>
              <table:table-cell office:value-type="float" office:value="-13.6468824571621">
                <text:p>-13.646882457162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59">
                <text:p>8359</text:p>
              </table:table-cell>
              <table:table-cell office:value-type="float" office:value="4145">
                <text:p>4145</text:p>
              </table:table-cell>
              <table:table-cell office:value-type="float" office:value="0.8359">
                <text:p>0.8359</text:p>
              </table:table-cell>
              <table:table-cell office:value-type="float" office:value="-8.03496225977506">
                <text:p>-8.0349622597750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79">
                <text:p>8379</text:p>
              </table:table-cell>
              <table:table-cell office:value-type="float" office:value="4145">
                <text:p>4145</text:p>
              </table:table-cell>
              <table:table-cell office:value-type="float" office:value="0.8379">
                <text:p>0.8379</text:p>
              </table:table-cell>
              <table:table-cell office:value-type="float" office:value="-2.39328186006787">
                <text:p>-2.3932818600678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399">
                <text:p>8399</text:p>
              </table:table-cell>
              <table:table-cell office:value-type="float" office:value="4146">
                <text:p>4146</text:p>
              </table:table-cell>
              <table:table-cell office:value-type="float" office:value="0.8399">
                <text:p>0.8399</text:p>
              </table:table-cell>
              <table:table-cell office:value-type="float" office:value="3.27791016916126">
                <text:p>3.2779101691612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19">
                <text:p>8419</text:p>
              </table:table-cell>
              <table:table-cell office:value-type="float" office:value="4146">
                <text:p>4146</text:p>
              </table:table-cell>
              <table:table-cell office:value-type="float" office:value="0.8419">
                <text:p>0.8419</text:p>
              </table:table-cell>
              <table:table-cell office:value-type="float" office:value="8.97836583110984">
                <text:p>8.9783658311098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39">
                <text:p>8439</text:p>
              </table:table-cell>
              <table:table-cell office:value-type="float" office:value="4147">
                <text:p>4147</text:p>
              </table:table-cell>
              <table:table-cell office:value-type="float" office:value="0.8439">
                <text:p>0.8439</text:p>
              </table:table-cell>
              <table:table-cell office:value-type="float" office:value="14.7078377049784">
                <text:p>14.707837704978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59">
                <text:p>8459</text:p>
              </table:table-cell>
              <table:table-cell office:value-type="float" office:value="4147">
                <text:p>4147</text:p>
              </table:table-cell>
              <table:table-cell office:value-type="float" office:value="0.8459">
                <text:p>0.8459</text:p>
              </table:table-cell>
              <table:table-cell office:value-type="float" office:value="20.4660789459649">
                <text:p>20.466078945964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79">
                <text:p>8479</text:p>
              </table:table-cell>
              <table:table-cell office:value-type="float" office:value="4147">
                <text:p>4147</text:p>
              </table:table-cell>
              <table:table-cell office:value-type="float" office:value="0.8479">
                <text:p>0.8479</text:p>
              </table:table-cell>
              <table:table-cell office:value-type="float" office:value="26.2528432852741">
                <text:p>26.252843285274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499">
                <text:p>8499</text:p>
              </table:table-cell>
              <table:table-cell office:value-type="float" office:value="4148">
                <text:p>4148</text:p>
              </table:table-cell>
              <table:table-cell office:value-type="float" office:value="0.8499">
                <text:p>0.8499</text:p>
              </table:table-cell>
              <table:table-cell office:value-type="float" office:value="32.067885030101">
                <text:p>32.06788503010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19">
                <text:p>8519</text:p>
              </table:table-cell>
              <table:table-cell office:value-type="float" office:value="4150">
                <text:p>4150</text:p>
              </table:table-cell>
              <table:table-cell office:value-type="float" office:value="0.8519">
                <text:p>0.8519</text:p>
              </table:table-cell>
              <table:table-cell office:value-type="float" office:value="37.9109590636508">
                <text:p>37.910959063650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39">
                <text:p>8539</text:p>
              </table:table-cell>
              <table:table-cell office:value-type="float" office:value="4152">
                <text:p>4152</text:p>
              </table:table-cell>
              <table:table-cell office:value-type="float" office:value="0.8539">
                <text:p>0.8539</text:p>
              </table:table-cell>
              <table:table-cell office:value-type="float" office:value="43.7818208451154">
                <text:p>43.781820845115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59">
                <text:p>8559</text:p>
              </table:table-cell>
              <table:table-cell office:value-type="float" office:value="4154">
                <text:p>4154</text:p>
              </table:table-cell>
              <table:table-cell office:value-type="float" office:value="0.8559">
                <text:p>0.8559</text:p>
              </table:table-cell>
              <table:table-cell office:value-type="float" office:value="49.6802264097041">
                <text:p>49.680226409704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79">
                <text:p>8579</text:p>
              </table:table-cell>
              <table:table-cell office:value-type="float" office:value="4157">
                <text:p>4157</text:p>
              </table:table-cell>
              <table:table-cell office:value-type="float" office:value="0.8579">
                <text:p>0.8579</text:p>
              </table:table-cell>
              <table:table-cell office:value-type="float" office:value="55.605932368615">
                <text:p>55.60593236861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599">
                <text:p>8599</text:p>
              </table:table-cell>
              <table:table-cell office:value-type="float" office:value="4161">
                <text:p>4161</text:p>
              </table:table-cell>
              <table:table-cell office:value-type="float" office:value="0.8599">
                <text:p>0.8599</text:p>
              </table:table-cell>
              <table:table-cell office:value-type="float" office:value="61.5586959090415">
                <text:p>61.558695909041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19">
                <text:p>8619</text:p>
              </table:table-cell>
              <table:table-cell office:value-type="float" office:value="4164">
                <text:p>4164</text:p>
              </table:table-cell>
              <table:table-cell office:value-type="float" office:value="0.8619">
                <text:p>0.8619</text:p>
              </table:table-cell>
              <table:table-cell office:value-type="float" office:value="67.5382747941894">
                <text:p>67.538274794189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39">
                <text:p>8639</text:p>
              </table:table-cell>
              <table:table-cell office:value-type="float" office:value="4168">
                <text:p>4168</text:p>
              </table:table-cell>
              <table:table-cell office:value-type="float" office:value="0.8639">
                <text:p>0.8639</text:p>
              </table:table-cell>
              <table:table-cell office:value-type="float" office:value="73.5444273632584">
                <text:p>73.544427363258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59">
                <text:p>8659</text:p>
              </table:table-cell>
              <table:table-cell office:value-type="float" office:value="4172">
                <text:p>4172</text:p>
              </table:table-cell>
              <table:table-cell office:value-type="float" office:value="0.8659">
                <text:p>0.8659</text:p>
              </table:table-cell>
              <table:table-cell office:value-type="float" office:value="79.5769125314437">
                <text:p>79.576912531443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79">
                <text:p>8679</text:p>
              </table:table-cell>
              <table:table-cell office:value-type="float" office:value="4177">
                <text:p>4177</text:p>
              </table:table-cell>
              <table:table-cell office:value-type="float" office:value="0.8679">
                <text:p>0.8679</text:p>
              </table:table-cell>
              <table:table-cell office:value-type="float" office:value="85.6354897899546">
                <text:p>85.635489789954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699">
                <text:p>8699</text:p>
              </table:table-cell>
              <table:table-cell office:value-type="float" office:value="4181">
                <text:p>4181</text:p>
              </table:table-cell>
              <table:table-cell office:value-type="float" office:value="0.8699">
                <text:p>0.8699</text:p>
              </table:table-cell>
              <table:table-cell office:value-type="float" office:value="91.7199192059816">
                <text:p>91.719919205981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19">
                <text:p>8719</text:p>
              </table:table-cell>
              <table:table-cell office:value-type="float" office:value="4187">
                <text:p>4187</text:p>
              </table:table-cell>
              <table:table-cell office:value-type="float" office:value="0.8719">
                <text:p>0.8719</text:p>
              </table:table-cell>
              <table:table-cell office:value-type="float" office:value="97.8299614227271">
                <text:p>97.829961422727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39">
                <text:p>8739</text:p>
              </table:table-cell>
              <table:table-cell office:value-type="float" office:value="4192">
                <text:p>4192</text:p>
              </table:table-cell>
              <table:table-cell office:value-type="float" office:value="0.8739">
                <text:p>0.8739</text:p>
              </table:table-cell>
              <table:table-cell office:value-type="float" office:value="103.965377659397">
                <text:p>103.96537765939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59">
                <text:p>8759</text:p>
              </table:table-cell>
              <table:table-cell office:value-type="float" office:value="4198">
                <text:p>4198</text:p>
              </table:table-cell>
              <table:table-cell office:value-type="float" office:value="0.8759">
                <text:p>0.8759</text:p>
              </table:table-cell>
              <table:table-cell office:value-type="float" office:value="110.125929711186">
                <text:p>110.12592971118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79">
                <text:p>8779</text:p>
              </table:table-cell>
              <table:table-cell office:value-type="float" office:value="4204">
                <text:p>4204</text:p>
              </table:table-cell>
              <table:table-cell office:value-type="float" office:value="0.8779">
                <text:p>0.8779</text:p>
              </table:table-cell>
              <table:table-cell office:value-type="float" office:value="116.311379949291">
                <text:p>116.31137994929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800">
                <text:p>8800</text:p>
              </table:table-cell>
              <table:table-cell office:value-type="float" office:value="4209">
                <text:p>4209</text:p>
              </table:table-cell>
              <table:table-cell office:value-type="float" office:value="0.88">
                <text:p>0.88</text:p>
              </table:table-cell>
              <table:table-cell office:value-type="float" office:value="122.832640000001">
                <text:p>122.83264000000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20">
                <text:p>8820</text:p>
              </table:table-cell>
              <table:table-cell office:value-type="float" office:value="4216">
                <text:p>4216</text:p>
              </table:table-cell>
              <table:table-cell office:value-type="float" office:value="0.882">
                <text:p>0.882</text:p>
              </table:table-cell>
              <table:table-cell office:value-type="float" office:value="129.068391064">
                <text:p>129.06839106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40">
                <text:p>8840</text:p>
              </table:table-cell>
              <table:table-cell office:value-type="float" office:value="4222">
                <text:p>4222</text:p>
              </table:table-cell>
              <table:table-cell office:value-type="float" office:value="0.884">
                <text:p>0.884</text:p>
              </table:table-cell>
              <table:table-cell office:value-type="float" office:value="135.328319103999">
                <text:p>135.32831910399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60">
                <text:p>8860</text:p>
              </table:table-cell>
              <table:table-cell office:value-type="float" office:value="4228">
                <text:p>4228</text:p>
              </table:table-cell>
              <table:table-cell office:value-type="float" office:value="0.886">
                <text:p>0.886</text:p>
              </table:table-cell>
              <table:table-cell office:value-type="float" office:value="141.612188823998">
                <text:p>141.61218882399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80">
                <text:p>8880</text:p>
              </table:table-cell>
              <table:table-cell office:value-type="float" office:value="4235">
                <text:p>4235</text:p>
              </table:table-cell>
              <table:table-cell office:value-type="float" office:value="0.888">
                <text:p>0.888</text:p>
              </table:table-cell>
              <table:table-cell office:value-type="float" office:value="147.919765504001">
                <text:p>147.91976550400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900">
                <text:p>8900</text:p>
              </table:table-cell>
              <table:table-cell office:value-type="float" office:value="4242">
                <text:p>4242</text:p>
              </table:table-cell>
              <table:table-cell office:value-type="float" office:value="0.89">
                <text:p>0.89</text:p>
              </table:table-cell>
              <table:table-cell office:value-type="float" office:value="154.250815000001">
                <text:p>154.25081500000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20">
                <text:p>8920</text:p>
              </table:table-cell>
              <table:table-cell office:value-type="float" office:value="4248">
                <text:p>4248</text:p>
              </table:table-cell>
              <table:table-cell office:value-type="float" office:value="0.892">
                <text:p>0.892</text:p>
              </table:table-cell>
              <table:table-cell office:value-type="float" office:value="160.605103744001">
                <text:p>160.60510374400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40">
                <text:p>8940</text:p>
              </table:table-cell>
              <table:table-cell office:value-type="float" office:value="4254">
                <text:p>4254</text:p>
              </table:table-cell>
              <table:table-cell office:value-type="float" office:value="0.894">
                <text:p>0.894</text:p>
              </table:table-cell>
              <table:table-cell office:value-type="float" office:value="166.982398743998">
                <text:p>166.98239874399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60">
                <text:p>8960</text:p>
              </table:table-cell>
              <table:table-cell office:value-type="float" office:value="4261">
                <text:p>4261</text:p>
              </table:table-cell>
              <table:table-cell office:value-type="float" office:value="0.896">
                <text:p>0.896</text:p>
              </table:table-cell>
              <table:table-cell office:value-type="float" office:value="173.382467584001">
                <text:p>173.38246758400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80">
                <text:p>8980</text:p>
              </table:table-cell>
              <table:table-cell office:value-type="float" office:value="4268">
                <text:p>4268</text:p>
              </table:table-cell>
              <table:table-cell office:value-type="float" office:value="0.898">
                <text:p>0.898</text:p>
              </table:table-cell>
              <table:table-cell office:value-type="float" office:value="179.805078423997">
                <text:p>179.80507842399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000">
                <text:p>9000</text:p>
              </table:table-cell>
              <table:table-cell office:value-type="float" office:value="4275">
                <text:p>4275</text:p>
              </table:table-cell>
              <table:table-cell office:value-type="float" office:value="0.9">
                <text:p>0.9</text:p>
              </table:table-cell>
              <table:table-cell office:value-type="float" office:value="186.25">
                <text:p>186.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20">
                <text:p>9020</text:p>
              </table:table-cell>
              <table:table-cell office:value-type="float" office:value="4282">
                <text:p>4282</text:p>
              </table:table-cell>
              <table:table-cell office:value-type="float" office:value="0.902">
                <text:p>0.902</text:p>
              </table:table-cell>
              <table:table-cell office:value-type="float" office:value="192.717001624">
                <text:p>192.71700162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40">
                <text:p>9040</text:p>
              </table:table-cell>
              <table:table-cell office:value-type="float" office:value="4288">
                <text:p>4288</text:p>
              </table:table-cell>
              <table:table-cell office:value-type="float" office:value="0.904">
                <text:p>0.904</text:p>
              </table:table-cell>
              <table:table-cell office:value-type="float" office:value="199.205853184003">
                <text:p>199.20585318400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60">
                <text:p>9060</text:p>
              </table:table-cell>
              <table:table-cell office:value-type="float" office:value="4295">
                <text:p>4295</text:p>
              </table:table-cell>
              <table:table-cell office:value-type="float" office:value="0.906">
                <text:p>0.906</text:p>
              </table:table-cell>
              <table:table-cell office:value-type="float" office:value="205.716325144">
                <text:p>205.71632514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80">
                <text:p>9080</text:p>
              </table:table-cell>
              <table:table-cell office:value-type="float" office:value="4302">
                <text:p>4302</text:p>
              </table:table-cell>
              <table:table-cell office:value-type="float" office:value="0.908">
                <text:p>0.908</text:p>
              </table:table-cell>
              <table:table-cell office:value-type="float" office:value="212.248188544003">
                <text:p>212.24818854400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100">
                <text:p>9100</text:p>
              </table:table-cell>
              <table:table-cell office:value-type="float" office:value="4309">
                <text:p>4309</text:p>
              </table:table-cell>
              <table:table-cell office:value-type="float" office:value="0.91">
                <text:p>0.91</text:p>
              </table:table-cell>
              <table:table-cell office:value-type="float" office:value="218.801215">
                <text:p>218.80121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20">
                <text:p>9120</text:p>
              </table:table-cell>
              <table:table-cell office:value-type="float" office:value="4315">
                <text:p>4315</text:p>
              </table:table-cell>
              <table:table-cell office:value-type="float" office:value="0.912">
                <text:p>0.912</text:p>
              </table:table-cell>
              <table:table-cell office:value-type="float" office:value="225.375176703998">
                <text:p>225.37517670399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40">
                <text:p>9140</text:p>
              </table:table-cell>
              <table:table-cell office:value-type="float" office:value="4322">
                <text:p>4322</text:p>
              </table:table-cell>
              <table:table-cell office:value-type="float" office:value="0.914">
                <text:p>0.914</text:p>
              </table:table-cell>
              <table:table-cell office:value-type="float" office:value="231.969846423999">
                <text:p>231.96984642399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60">
                <text:p>9160</text:p>
              </table:table-cell>
              <table:table-cell office:value-type="float" office:value="4329">
                <text:p>4329</text:p>
              </table:table-cell>
              <table:table-cell office:value-type="float" office:value="0.916">
                <text:p>0.916</text:p>
              </table:table-cell>
              <table:table-cell office:value-type="float" office:value="238.584997504">
                <text:p>238.58499750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80">
                <text:p>9180</text:p>
              </table:table-cell>
              <table:table-cell office:value-type="float" office:value="4335">
                <text:p>4335</text:p>
              </table:table-cell>
              <table:table-cell office:value-type="float" office:value="0.918">
                <text:p>0.918</text:p>
              </table:table-cell>
              <table:table-cell office:value-type="float" office:value="245.220403863997">
                <text:p>245.22040386399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200">
                <text:p>9200</text:p>
              </table:table-cell>
              <table:table-cell office:value-type="float" office:value="4342">
                <text:p>4342</text:p>
              </table:table-cell>
              <table:table-cell office:value-type="float" office:value="0.92">
                <text:p>0.92</text:p>
              </table:table-cell>
              <table:table-cell office:value-type="float" office:value="251.875840000001">
                <text:p>251.87584000000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20">
                <text:p>9220</text:p>
              </table:table-cell>
              <table:table-cell office:value-type="float" office:value="4349">
                <text:p>4349</text:p>
              </table:table-cell>
              <table:table-cell office:value-type="float" office:value="0.922">
                <text:p>0.922</text:p>
              </table:table-cell>
              <table:table-cell office:value-type="float" office:value="258.551080983998">
                <text:p>258.55108098399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40">
                <text:p>9240</text:p>
              </table:table-cell>
              <table:table-cell office:value-type="float" office:value="4355">
                <text:p>4355</text:p>
              </table:table-cell>
              <table:table-cell office:value-type="float" office:value="0.924">
                <text:p>0.924</text:p>
              </table:table-cell>
              <table:table-cell office:value-type="float" office:value="265.245902464001">
                <text:p>265.24590246400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60">
                <text:p>9260</text:p>
              </table:table-cell>
              <table:table-cell office:value-type="float" office:value="4362">
                <text:p>4362</text:p>
              </table:table-cell>
              <table:table-cell office:value-type="float" office:value="0.926">
                <text:p>0.926</text:p>
              </table:table-cell>
              <table:table-cell office:value-type="float" office:value="271.960080664001">
                <text:p>271.96008066400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80">
                <text:p>9280</text:p>
              </table:table-cell>
              <table:table-cell office:value-type="float" office:value="4369">
                <text:p>4369</text:p>
              </table:table-cell>
              <table:table-cell office:value-type="float" office:value="0.928">
                <text:p>0.928</text:p>
              </table:table-cell>
              <table:table-cell office:value-type="float" office:value="278.693392384001">
                <text:p>278.69339238400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300">
                <text:p>9300</text:p>
              </table:table-cell>
              <table:table-cell office:value-type="float" office:value="4375">
                <text:p>4375</text:p>
              </table:table-cell>
              <table:table-cell office:value-type="float" office:value="0.93">
                <text:p>0.93</text:p>
              </table:table-cell>
              <table:table-cell office:value-type="float" office:value="285.445615000001">
                <text:p>285.44561500000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20">
                <text:p>9320</text:p>
              </table:table-cell>
              <table:table-cell office:value-type="float" office:value="4382">
                <text:p>4382</text:p>
              </table:table-cell>
              <table:table-cell office:value-type="float" office:value="0.932">
                <text:p>0.932</text:p>
              </table:table-cell>
              <table:table-cell office:value-type="float" office:value="292.216526463999">
                <text:p>292.21652646399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40">
                <text:p>9340</text:p>
              </table:table-cell>
              <table:table-cell office:value-type="float" office:value="4388">
                <text:p>4388</text:p>
              </table:table-cell>
              <table:table-cell office:value-type="float" office:value="0.934">
                <text:p>0.934</text:p>
              </table:table-cell>
              <table:table-cell office:value-type="float" office:value="299.005905304002">
                <text:p>299.00590530400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60">
                <text:p>9360</text:p>
              </table:table-cell>
              <table:table-cell office:value-type="float" office:value="4395">
                <text:p>4395</text:p>
              </table:table-cell>
              <table:table-cell office:value-type="float" office:value="0.936">
                <text:p>0.936</text:p>
              </table:table-cell>
              <table:table-cell office:value-type="float" office:value="305.813530624">
                <text:p>305.81353062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80">
                <text:p>9380</text:p>
              </table:table-cell>
              <table:table-cell office:value-type="float" office:value="4402">
                <text:p>4402</text:p>
              </table:table-cell>
              <table:table-cell office:value-type="float" office:value="0.938">
                <text:p>0.938</text:p>
              </table:table-cell>
              <table:table-cell office:value-type="float" office:value="312.639182103998">
                <text:p>312.63918210399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400">
                <text:p>9400</text:p>
              </table:table-cell>
              <table:table-cell office:value-type="float" office:value="4409">
                <text:p>4409</text:p>
              </table:table-cell>
              <table:table-cell office:value-type="float" office:value="0.94">
                <text:p>0.94</text:p>
              </table:table-cell>
              <table:table-cell office:value-type="float" office:value="319.48264">
                <text:p>319.4826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20">
                <text:p>9420</text:p>
              </table:table-cell>
              <table:table-cell office:value-type="float" office:value="4415">
                <text:p>4415</text:p>
              </table:table-cell>
              <table:table-cell office:value-type="float" office:value="0.942">
                <text:p>0.942</text:p>
              </table:table-cell>
              <table:table-cell office:value-type="float" office:value="326.343685143998">
                <text:p>326.34368514399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40">
                <text:p>9440</text:p>
              </table:table-cell>
              <table:table-cell office:value-type="float" office:value="4422">
                <text:p>4422</text:p>
              </table:table-cell>
              <table:table-cell office:value-type="float" office:value="0.944">
                <text:p>0.944</text:p>
              </table:table-cell>
              <table:table-cell office:value-type="float" office:value="333.222098943999">
                <text:p>333.22209894399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60">
                <text:p>9460</text:p>
              </table:table-cell>
              <table:table-cell office:value-type="float" office:value="4429">
                <text:p>4429</text:p>
              </table:table-cell>
              <table:table-cell office:value-type="float" office:value="0.946">
                <text:p>0.946</text:p>
              </table:table-cell>
              <table:table-cell office:value-type="float" office:value="340.117663384002">
                <text:p>340.11766338400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80">
                <text:p>9480</text:p>
              </table:table-cell>
              <table:table-cell office:value-type="float" office:value="4436">
                <text:p>4436</text:p>
              </table:table-cell>
              <table:table-cell office:value-type="float" office:value="0.948">
                <text:p>0.948</text:p>
              </table:table-cell>
              <table:table-cell office:value-type="float" office:value="347.030161024002">
                <text:p>347.03016102400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500">
                <text:p>9500</text:p>
              </table:table-cell>
              <table:table-cell office:value-type="float" office:value="4442">
                <text:p>4442</text:p>
              </table:table-cell>
              <table:table-cell office:value-type="float" office:value="0.95">
                <text:p>0.95</text:p>
              </table:table-cell>
              <table:table-cell office:value-type="float" office:value="353.959375">
                <text:p>353.9593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20">
                <text:p>9520</text:p>
              </table:table-cell>
              <table:table-cell office:value-type="float" office:value="4449">
                <text:p>4449</text:p>
              </table:table-cell>
              <table:table-cell office:value-type="float" office:value="0.952">
                <text:p>0.952</text:p>
              </table:table-cell>
              <table:table-cell office:value-type="float" office:value="360.905089023996">
                <text:p>360.90508902399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40">
                <text:p>9540</text:p>
              </table:table-cell>
              <table:table-cell office:value-type="float" office:value="4456">
                <text:p>4456</text:p>
              </table:table-cell>
              <table:table-cell office:value-type="float" office:value="0.954">
                <text:p>0.954</text:p>
              </table:table-cell>
              <table:table-cell office:value-type="float" office:value="367.867087384002">
                <text:p>367.86708738400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60">
                <text:p>9560</text:p>
              </table:table-cell>
              <table:table-cell office:value-type="float" office:value="4463">
                <text:p>4463</text:p>
              </table:table-cell>
              <table:table-cell office:value-type="float" office:value="0.956">
                <text:p>0.956</text:p>
              </table:table-cell>
              <table:table-cell office:value-type="float" office:value="374.845154944">
                <text:p>374.84515494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80">
                <text:p>9580</text:p>
              </table:table-cell>
              <table:table-cell office:value-type="float" office:value="4470">
                <text:p>4470</text:p>
              </table:table-cell>
              <table:table-cell office:value-type="float" office:value="0.958">
                <text:p>0.958</text:p>
              </table:table-cell>
              <table:table-cell office:value-type="float" office:value="381.839077143999">
                <text:p>381.83907714399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600">
                <text:p>9600</text:p>
              </table:table-cell>
              <table:table-cell office:value-type="float" office:value="4476">
                <text:p>4476</text:p>
              </table:table-cell>
              <table:table-cell office:value-type="float" office:value="0.96">
                <text:p>0.96</text:p>
              </table:table-cell>
              <table:table-cell office:value-type="float" office:value="388.84864">
                <text:p>388.8486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20">
                <text:p>9620</text:p>
              </table:table-cell>
              <table:table-cell office:value-type="float" office:value="4483">
                <text:p>4483</text:p>
              </table:table-cell>
              <table:table-cell office:value-type="float" office:value="0.962">
                <text:p>0.962</text:p>
              </table:table-cell>
              <table:table-cell office:value-type="float" office:value="395.873630104004">
                <text:p>395.87363010400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40">
                <text:p>9640</text:p>
              </table:table-cell>
              <table:table-cell office:value-type="float" office:value="4490">
                <text:p>4490</text:p>
              </table:table-cell>
              <table:table-cell office:value-type="float" office:value="0.964">
                <text:p>0.964</text:p>
              </table:table-cell>
              <table:table-cell office:value-type="float" office:value="402.913834624">
                <text:p>402.91383462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60">
                <text:p>9660</text:p>
              </table:table-cell>
              <table:table-cell office:value-type="float" office:value="4497">
                <text:p>4497</text:p>
              </table:table-cell>
              <table:table-cell office:value-type="float" office:value="0.966">
                <text:p>0.966</text:p>
              </table:table-cell>
              <table:table-cell office:value-type="float" office:value="409.969041304001">
                <text:p>409.96904130400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80">
                <text:p>9680</text:p>
              </table:table-cell>
              <table:table-cell office:value-type="float" office:value="4504">
                <text:p>4504</text:p>
              </table:table-cell>
              <table:table-cell office:value-type="float" office:value="0.968">
                <text:p>0.968</text:p>
              </table:table-cell>
              <table:table-cell office:value-type="float" office:value="417.039038464001">
                <text:p>417.03903846400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700">
                <text:p>9700</text:p>
              </table:table-cell>
              <table:table-cell office:value-type="float" office:value="4510">
                <text:p>4510</text:p>
              </table:table-cell>
              <table:table-cell office:value-type="float" office:value="0.97">
                <text:p>0.97</text:p>
              </table:table-cell>
              <table:table-cell office:value-type="float" office:value="424.123615">
                <text:p>424.12361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20">
                <text:p>9720</text:p>
              </table:table-cell>
              <table:table-cell office:value-type="float" office:value="4517">
                <text:p>4517</text:p>
              </table:table-cell>
              <table:table-cell office:value-type="float" office:value="0.972">
                <text:p>0.972</text:p>
              </table:table-cell>
              <table:table-cell office:value-type="float" office:value="431.222560384">
                <text:p>431.22256038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40">
                <text:p>9740</text:p>
              </table:table-cell>
              <table:table-cell office:value-type="float" office:value="4524">
                <text:p>4524</text:p>
              </table:table-cell>
              <table:table-cell office:value-type="float" office:value="0.974">
                <text:p>0.974</text:p>
              </table:table-cell>
              <table:table-cell office:value-type="float" office:value="438.335664663999">
                <text:p>438.33566466399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60">
                <text:p>9760</text:p>
              </table:table-cell>
              <table:table-cell office:value-type="float" office:value="4531">
                <text:p>4531</text:p>
              </table:table-cell>
              <table:table-cell office:value-type="float" office:value="0.976">
                <text:p>0.976</text:p>
              </table:table-cell>
              <table:table-cell office:value-type="float" office:value="445.462718463998">
                <text:p>445.46271846399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80">
                <text:p>9780</text:p>
              </table:table-cell>
              <table:table-cell office:value-type="float" office:value="4538">
                <text:p>4538</text:p>
              </table:table-cell>
              <table:table-cell office:value-type="float" office:value="0.978">
                <text:p>0.978</text:p>
              </table:table-cell>
              <table:table-cell office:value-type="float" office:value="452.603512984002">
                <text:p>452.60351298400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800">
                <text:p>9800</text:p>
              </table:table-cell>
              <table:table-cell office:value-type="float" office:value="4545">
                <text:p>4545</text:p>
              </table:table-cell>
              <table:table-cell office:value-type="float" office:value="0.98">
                <text:p>0.98</text:p>
              </table:table-cell>
              <table:table-cell office:value-type="float" office:value="459.757839999998">
                <text:p>459.75783999999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21">
                <text:p>9821</text:p>
              </table:table-cell>
              <table:table-cell office:value-type="float" office:value="4552">
                <text:p>4552</text:p>
              </table:table-cell>
              <table:table-cell office:value-type="float" office:value="0.9821">
                <text:p>0.9821</text:p>
              </table:table-cell>
              <table:table-cell office:value-type="float" office:value="467.284220517653">
                <text:p>467.28422051765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41">
                <text:p>9841</text:p>
              </table:table-cell>
              <table:table-cell office:value-type="float" office:value="4559">
                <text:p>4559</text:p>
              </table:table-cell>
              <table:table-cell office:value-type="float" office:value="0.9841">
                <text:p>0.9841</text:p>
              </table:table-cell>
              <table:table-cell office:value-type="float" office:value="474.465640621143">
                <text:p>474.46564062114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61">
                <text:p>9861</text:p>
              </table:table-cell>
              <table:table-cell office:value-type="float" office:value="4566">
                <text:p>4566</text:p>
              </table:table-cell>
              <table:table-cell office:value-type="float" office:value="0.9861">
                <text:p>0.9861</text:p>
              </table:table-cell>
              <table:table-cell office:value-type="float" office:value="481.659961694957">
                <text:p>481.65996169495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81">
                <text:p>9881</text:p>
              </table:table-cell>
              <table:table-cell office:value-type="float" office:value="4573">
                <text:p>4573</text:p>
              </table:table-cell>
              <table:table-cell office:value-type="float" office:value="0.9881">
                <text:p>0.9881</text:p>
              </table:table-cell>
              <table:table-cell office:value-type="float" office:value="488.866977847887">
                <text:p>488.86697784788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901">
                <text:p>9901</text:p>
              </table:table-cell>
              <table:table-cell office:value-type="float" office:value="4580">
                <text:p>4580</text:p>
              </table:table-cell>
              <table:table-cell office:value-type="float" office:value="0.9901">
                <text:p>0.9901</text:p>
              </table:table-cell>
              <table:table-cell office:value-type="float" office:value="496.086483764737">
                <text:p>496.08648376473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21">
                <text:p>9921</text:p>
              </table:table-cell>
              <table:table-cell office:value-type="float" office:value="4587">
                <text:p>4587</text:p>
              </table:table-cell>
              <table:table-cell office:value-type="float" office:value="0.9921">
                <text:p>0.9921</text:p>
              </table:table-cell>
              <table:table-cell office:value-type="float" office:value="503.318274706313">
                <text:p>503.31827470631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41">
                <text:p>9941</text:p>
              </table:table-cell>
              <table:table-cell office:value-type="float" office:value="4594">
                <text:p>4594</text:p>
              </table:table-cell>
              <table:table-cell office:value-type="float" office:value="0.9941">
                <text:p>0.9941</text:p>
              </table:table-cell>
              <table:table-cell office:value-type="float" office:value="510.562146509405">
                <text:p>510.56214650940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61">
                <text:p>9961</text:p>
              </table:table-cell>
              <table:table-cell office:value-type="float" office:value="4602">
                <text:p>4602</text:p>
              </table:table-cell>
              <table:table-cell office:value-type="float" office:value="0.9961">
                <text:p>0.9961</text:p>
              </table:table-cell>
              <table:table-cell office:value-type="float" office:value="517.817895586819">
                <text:p>517.81789558681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81">
                <text:p>9981</text:p>
              </table:table-cell>
              <table:table-cell office:value-type="float" office:value="4609">
                <text:p>4609</text:p>
              </table:table-cell>
              <table:table-cell office:value-type="float" office:value="0.9981">
                <text:p>0.9981</text:p>
              </table:table-cell>
              <table:table-cell office:value-type="float" office:value="525.085318927351">
                <text:p>525.08531892735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01">
                <text:p>10001</text:p>
              </table:table-cell>
              <table:table-cell office:value-type="float" office:value="4616">
                <text:p>4616</text:p>
              </table:table-cell>
              <table:table-cell office:value-type="float" office:value="1.0001">
                <text:p>1.0001</text:p>
              </table:table-cell>
              <table:table-cell office:value-type="float" office:value="532.3642140958">
                <text:p>532.364214095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21">
                <text:p>10021</text:p>
              </table:table-cell>
              <table:table-cell office:value-type="float" office:value="4623">
                <text:p>4623</text:p>
              </table:table-cell>
              <table:table-cell office:value-type="float" office:value="1.0021">
                <text:p>1.0021</text:p>
              </table:table-cell>
              <table:table-cell office:value-type="float" office:value="539.654379232972">
                <text:p>539.65437923297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41">
                <text:p>10041</text:p>
              </table:table-cell>
              <table:table-cell office:value-type="float" office:value="4631">
                <text:p>4631</text:p>
              </table:table-cell>
              <table:table-cell office:value-type="float" office:value="1.0041">
                <text:p>1.0041</text:p>
              </table:table-cell>
              <table:table-cell office:value-type="float" office:value="546.955613055661">
                <text:p>546.95561305566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61">
                <text:p>10061</text:p>
              </table:table-cell>
              <table:table-cell office:value-type="float" office:value="4637">
                <text:p>4637</text:p>
              </table:table-cell>
              <table:table-cell office:value-type="float" office:value="1.0061">
                <text:p>1.0061</text:p>
              </table:table-cell>
              <table:table-cell office:value-type="float" office:value="554.267714856675">
                <text:p>554.26771485667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81">
                <text:p>10081</text:p>
              </table:table-cell>
              <table:table-cell office:value-type="float" office:value="4645">
                <text:p>4645</text:p>
              </table:table-cell>
              <table:table-cell office:value-type="float" office:value="1.0081">
                <text:p>1.0081</text:p>
              </table:table-cell>
              <table:table-cell office:value-type="float" office:value="561.59048450481">
                <text:p>561.5904845048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101">
                <text:p>10101</text:p>
              </table:table-cell>
              <table:table-cell office:value-type="float" office:value="4652">
                <text:p>4652</text:p>
              </table:table-cell>
              <table:table-cell office:value-type="float" office:value="1.0101">
                <text:p>1.0101</text:p>
              </table:table-cell>
              <table:table-cell office:value-type="float" office:value="568.923722444859">
                <text:p>568.92372244485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21">
                <text:p>10121</text:p>
              </table:table-cell>
              <table:table-cell office:value-type="float" office:value="4659">
                <text:p>4659</text:p>
              </table:table-cell>
              <table:table-cell office:value-type="float" office:value="1.0121">
                <text:p>1.0121</text:p>
              </table:table-cell>
              <table:table-cell office:value-type="float" office:value="576.267229697631">
                <text:p>576.26722969763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41">
                <text:p>10141</text:p>
              </table:table-cell>
              <table:table-cell office:value-type="float" office:value="4667">
                <text:p>4667</text:p>
              </table:table-cell>
              <table:table-cell office:value-type="float" office:value="1.0141">
                <text:p>1.0141</text:p>
              </table:table-cell>
              <table:table-cell office:value-type="float" office:value="583.620807859925">
                <text:p>583.62080785992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161">
                <text:p>10161</text:p>
              </table:table-cell>
              <table:table-cell office:value-type="float" office:value="4674">
                <text:p>4674</text:p>
              </table:table-cell>
              <table:table-cell office:value-type="float" office:value="1.0161">
                <text:p>1.0161</text:p>
              </table:table-cell>
              <table:table-cell office:value-type="float" office:value="590.984259104534">
                <text:p>590.98425910453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81">
                <text:p>10181</text:p>
              </table:table-cell>
              <table:table-cell office:value-type="float" office:value="4681">
                <text:p>4681</text:p>
              </table:table-cell>
              <table:table-cell office:value-type="float" office:value="1.0181">
                <text:p>1.0181</text:p>
              </table:table-cell>
              <table:table-cell office:value-type="float" office:value="598.357386180269">
                <text:p>598.35738618026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201">
                <text:p>10201</text:p>
              </table:table-cell>
              <table:table-cell office:value-type="float" office:value="4688">
                <text:p>4688</text:p>
              </table:table-cell>
              <table:table-cell office:value-type="float" office:value="1.0201">
                <text:p>1.0201</text:p>
              </table:table-cell>
              <table:table-cell office:value-type="float" office:value="605.73999241192">
                <text:p>605.7399924119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21">
                <text:p>10221</text:p>
              </table:table-cell>
              <table:table-cell office:value-type="float" office:value="4695">
                <text:p>4695</text:p>
              </table:table-cell>
              <table:table-cell office:value-type="float" office:value="1.0221">
                <text:p>1.0221</text:p>
              </table:table-cell>
              <table:table-cell office:value-type="float" office:value="613.131881700288">
                <text:p>613.13188170028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241">
                <text:p>10241</text:p>
              </table:table-cell>
              <table:table-cell office:value-type="float" office:value="4703">
                <text:p>4703</text:p>
              </table:table-cell>
              <table:table-cell office:value-type="float" office:value="1.0241">
                <text:p>1.0241</text:p>
              </table:table-cell>
              <table:table-cell office:value-type="float" office:value="620.532858522185">
                <text:p>620.53285852218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61">
                <text:p>10261</text:p>
              </table:table-cell>
              <table:table-cell office:value-type="float" office:value="4710">
                <text:p>4710</text:p>
              </table:table-cell>
              <table:table-cell office:value-type="float" office:value="1.0261">
                <text:p>1.0261</text:p>
              </table:table-cell>
              <table:table-cell office:value-type="float" office:value="627.942727930398">
                <text:p>627.94272793039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281">
                <text:p>10281</text:p>
              </table:table-cell>
              <table:table-cell office:value-type="float" office:value="4717">
                <text:p>4717</text:p>
              </table:table-cell>
              <table:table-cell office:value-type="float" office:value="1.0281">
                <text:p>1.0281</text:p>
              </table:table-cell>
              <table:table-cell office:value-type="float" office:value="635.361295553726">
                <text:p>635.36129555372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301">
                <text:p>10301</text:p>
              </table:table-cell>
              <table:table-cell office:value-type="float" office:value="4725">
                <text:p>4725</text:p>
              </table:table-cell>
              <table:table-cell office:value-type="float" office:value="1.0301">
                <text:p>1.0301</text:p>
              </table:table-cell>
              <table:table-cell office:value-type="float" office:value="642.788367596979">
                <text:p>642.78836759697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321">
                <text:p>10321</text:p>
              </table:table-cell>
              <table:table-cell office:value-type="float" office:value="4732">
                <text:p>4732</text:p>
              </table:table-cell>
              <table:table-cell office:value-type="float" office:value="1.0321">
                <text:p>1.0321</text:p>
              </table:table-cell>
              <table:table-cell office:value-type="float" office:value="650.223750840954">
                <text:p>650.22375084095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341">
                <text:p>10341</text:p>
              </table:table-cell>
              <table:table-cell office:value-type="float" office:value="4740">
                <text:p>4740</text:p>
              </table:table-cell>
              <table:table-cell office:value-type="float" office:value="1.0341">
                <text:p>1.0341</text:p>
              </table:table-cell>
              <table:table-cell office:value-type="float" office:value="657.667252642445">
                <text:p>657.66725264244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361">
                <text:p>10361</text:p>
              </table:table-cell>
              <table:table-cell office:value-type="float" office:value="4747">
                <text:p>4747</text:p>
              </table:table-cell>
              <table:table-cell office:value-type="float" office:value="1.0361">
                <text:p>1.0361</text:p>
              </table:table-cell>
              <table:table-cell office:value-type="float" office:value="665.118680934258">
                <text:p>665.11868093425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381">
                <text:p>10381</text:p>
              </table:table-cell>
              <table:table-cell office:value-type="float" office:value="4755">
                <text:p>4755</text:p>
              </table:table-cell>
              <table:table-cell office:value-type="float" office:value="1.0381">
                <text:p>1.0381</text:p>
              </table:table-cell>
              <table:table-cell office:value-type="float" office:value="672.577844225185">
                <text:p>672.57784422518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401">
                <text:p>10401</text:p>
              </table:table-cell>
              <table:table-cell office:value-type="float" office:value="4762">
                <text:p>4762</text:p>
              </table:table-cell>
              <table:table-cell office:value-type="float" office:value="1.0401">
                <text:p>1.0401</text:p>
              </table:table-cell>
              <table:table-cell office:value-type="float" office:value="680.044551600044">
                <text:p>680.04455160004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421">
                <text:p>10421</text:p>
              </table:table-cell>
              <table:table-cell office:value-type="float" office:value="4770">
                <text:p>4770</text:p>
              </table:table-cell>
              <table:table-cell office:value-type="float" office:value="1.0421">
                <text:p>1.0421</text:p>
              </table:table-cell>
              <table:table-cell office:value-type="float" office:value="687.518612719618">
                <text:p>687.51861271961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441">
                <text:p>10441</text:p>
              </table:table-cell>
              <table:table-cell office:value-type="float" office:value="4777">
                <text:p>4777</text:p>
              </table:table-cell>
              <table:table-cell office:value-type="float" office:value="1.0441">
                <text:p>1.0441</text:p>
              </table:table-cell>
              <table:table-cell office:value-type="float" office:value="694.999837820702">
                <text:p>694.99983782070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461">
                <text:p>10461</text:p>
              </table:table-cell>
              <table:table-cell office:value-type="float" office:value="4785">
                <text:p>4785</text:p>
              </table:table-cell>
              <table:table-cell office:value-type="float" office:value="1.0461">
                <text:p>1.0461</text:p>
              </table:table-cell>
              <table:table-cell office:value-type="float" office:value="702.488037716119">
                <text:p>702.48803771611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481">
                <text:p>10481</text:p>
              </table:table-cell>
              <table:table-cell office:value-type="float" office:value="4793">
                <text:p>4793</text:p>
              </table:table-cell>
              <table:table-cell office:value-type="float" office:value="1.0481">
                <text:p>1.0481</text:p>
              </table:table-cell>
              <table:table-cell office:value-type="float" office:value="709.98302379465">
                <text:p>709.9830237946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501">
                <text:p>10501</text:p>
              </table:table-cell>
              <table:table-cell office:value-type="float" office:value="4800">
                <text:p>4800</text:p>
              </table:table-cell>
              <table:table-cell office:value-type="float" office:value="1.0501">
                <text:p>1.0501</text:p>
              </table:table-cell>
              <table:table-cell office:value-type="float" office:value="717.484608021097">
                <text:p>717.48460802109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521">
                <text:p>10521</text:p>
              </table:table-cell>
              <table:table-cell office:value-type="float" office:value="4807">
                <text:p>4807</text:p>
              </table:table-cell>
              <table:table-cell office:value-type="float" office:value="1.0521">
                <text:p>1.0521</text:p>
              </table:table-cell>
              <table:table-cell office:value-type="float" office:value="724.992602936276">
                <text:p>724.99260293627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541">
                <text:p>10541</text:p>
              </table:table-cell>
              <table:table-cell office:value-type="float" office:value="4815">
                <text:p>4815</text:p>
              </table:table-cell>
              <table:table-cell office:value-type="float" office:value="1.0541">
                <text:p>1.0541</text:p>
              </table:table-cell>
              <table:table-cell office:value-type="float" office:value="732.506821656963">
                <text:p>732.50682165696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561">
                <text:p>10561</text:p>
              </table:table-cell>
              <table:table-cell office:value-type="float" office:value="4823">
                <text:p>4823</text:p>
              </table:table-cell>
              <table:table-cell office:value-type="float" office:value="1.0561">
                <text:p>1.0561</text:p>
              </table:table-cell>
              <table:table-cell office:value-type="float" office:value="740.027077875981">
                <text:p>740.02707787598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581">
                <text:p>10581</text:p>
              </table:table-cell>
              <table:table-cell office:value-type="float" office:value="4831">
                <text:p>4831</text:p>
              </table:table-cell>
              <table:table-cell office:value-type="float" office:value="1.0581">
                <text:p>1.0581</text:p>
              </table:table-cell>
              <table:table-cell office:value-type="float" office:value="747.553185862109">
                <text:p>747.55318586210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601">
                <text:p>10601</text:p>
              </table:table-cell>
              <table:table-cell office:value-type="float" office:value="4838">
                <text:p>4838</text:p>
              </table:table-cell>
              <table:table-cell office:value-type="float" office:value="1.0601">
                <text:p>1.0601</text:p>
              </table:table-cell>
              <table:table-cell office:value-type="float" office:value="755.084960460163">
                <text:p>755.08496046016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621">
                <text:p>10621</text:p>
              </table:table-cell>
              <table:table-cell office:value-type="float" office:value="4846">
                <text:p>4846</text:p>
              </table:table-cell>
              <table:table-cell office:value-type="float" office:value="1.0621">
                <text:p>1.0621</text:p>
              </table:table-cell>
              <table:table-cell office:value-type="float" office:value="762.622217090933">
                <text:p>762.62221709093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641">
                <text:p>10641</text:p>
              </table:table-cell>
              <table:table-cell office:value-type="float" office:value="4854">
                <text:p>4854</text:p>
              </table:table-cell>
              <table:table-cell office:value-type="float" office:value="1.0641">
                <text:p>1.0641</text:p>
              </table:table-cell>
              <table:table-cell office:value-type="float" office:value="770.164771751224">
                <text:p>770.16477175122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61">
                <text:p>10661</text:p>
              </table:table-cell>
              <table:table-cell office:value-type="float" office:value="4862">
                <text:p>4862</text:p>
              </table:table-cell>
              <table:table-cell office:value-type="float" office:value="1.0661">
                <text:p>1.0661</text:p>
              </table:table-cell>
              <table:table-cell office:value-type="float" office:value="777.712441013835">
                <text:p>777.71244101383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681">
                <text:p>10681</text:p>
              </table:table-cell>
              <table:table-cell office:value-type="float" office:value="4869">
                <text:p>4869</text:p>
              </table:table-cell>
              <table:table-cell office:value-type="float" office:value="1.0681">
                <text:p>1.0681</text:p>
              </table:table-cell>
              <table:table-cell office:value-type="float" office:value="785.265042027568">
                <text:p>785.26504202756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701">
                <text:p>10701</text:p>
              </table:table-cell>
              <table:table-cell office:value-type="float" office:value="4877">
                <text:p>4877</text:p>
              </table:table-cell>
              <table:table-cell office:value-type="float" office:value="1.0701">
                <text:p>1.0701</text:p>
              </table:table-cell>
              <table:table-cell office:value-type="float" office:value="792.822392517219">
                <text:p>792.82239251721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721">
                <text:p>10721</text:p>
              </table:table-cell>
              <table:table-cell office:value-type="float" office:value="4885">
                <text:p>4885</text:p>
              </table:table-cell>
              <table:table-cell office:value-type="float" office:value="1.0721">
                <text:p>1.0721</text:p>
              </table:table-cell>
              <table:table-cell office:value-type="float" office:value="800.384310783593">
                <text:p>800.38431078359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741">
                <text:p>10741</text:p>
              </table:table-cell>
              <table:table-cell office:value-type="float" office:value="4893">
                <text:p>4893</text:p>
              </table:table-cell>
              <table:table-cell office:value-type="float" office:value="1.0741">
                <text:p>1.0741</text:p>
              </table:table-cell>
              <table:table-cell office:value-type="float" office:value="807.950615703483">
                <text:p>807.95061570348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761">
                <text:p>10761</text:p>
              </table:table-cell>
              <table:table-cell office:value-type="float" office:value="4900">
                <text:p>4900</text:p>
              </table:table-cell>
              <table:table-cell office:value-type="float" office:value="1.0761">
                <text:p>1.0761</text:p>
              </table:table-cell>
              <table:table-cell office:value-type="float" office:value="815.521126729695">
                <text:p>815.52112672969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781">
                <text:p>10781</text:p>
              </table:table-cell>
              <table:table-cell office:value-type="float" office:value="4908">
                <text:p>4908</text:p>
              </table:table-cell>
              <table:table-cell office:value-type="float" office:value="1.0781">
                <text:p>1.0781</text:p>
              </table:table-cell>
              <table:table-cell office:value-type="float" office:value="823.095663891027">
                <text:p>823.09566389102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801">
                <text:p>10801</text:p>
              </table:table-cell>
              <table:table-cell office:value-type="float" office:value="4916">
                <text:p>4916</text:p>
              </table:table-cell>
              <table:table-cell office:value-type="float" office:value="1.0801">
                <text:p>1.0801</text:p>
              </table:table-cell>
              <table:table-cell office:value-type="float" office:value="830.674047792279">
                <text:p>830.67404779227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822">
                <text:p>10822</text:p>
              </table:table-cell>
              <table:table-cell office:value-type="float" office:value="4923">
                <text:p>4923</text:p>
              </table:table-cell>
              <table:table-cell office:value-type="float" office:value="1.0822">
                <text:p>1.0822</text:p>
              </table:table-cell>
              <table:table-cell office:value-type="float" office:value="838.635295288576">
                <text:p>838.63529528857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842">
                <text:p>10842</text:p>
              </table:table-cell>
              <table:table-cell office:value-type="float" office:value="4931">
                <text:p>4931</text:p>
              </table:table-cell>
              <table:table-cell office:value-type="float" office:value="1.0842">
                <text:p>1.0842</text:p>
              </table:table-cell>
              <table:table-cell office:value-type="float" office:value="846.221006603395">
                <text:p>846.22100660339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862">
                <text:p>10862</text:p>
              </table:table-cell>
              <table:table-cell office:value-type="float" office:value="4939">
                <text:p>4939</text:p>
              </table:table-cell>
              <table:table-cell office:value-type="float" office:value="1.0862">
                <text:p>1.0862</text:p>
              </table:table-cell>
              <table:table-cell office:value-type="float" office:value="853.810021060288">
                <text:p>853.81002106028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882">
                <text:p>10882</text:p>
              </table:table-cell>
              <table:table-cell office:value-type="float" office:value="4947">
                <text:p>4947</text:p>
              </table:table-cell>
              <table:table-cell office:value-type="float" office:value="1.0882">
                <text:p>1.0882</text:p>
              </table:table-cell>
              <table:table-cell office:value-type="float" office:value="861.402161596869">
                <text:p>861.40216159686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902">
                <text:p>10902</text:p>
              </table:table-cell>
              <table:table-cell office:value-type="float" office:value="4954">
                <text:p>4954</text:p>
              </table:table-cell>
              <table:table-cell office:value-type="float" office:value="1.0902">
                <text:p>1.0902</text:p>
              </table:table-cell>
              <table:table-cell office:value-type="float" office:value="868.997251726722">
                <text:p>868.99725172672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922">
                <text:p>10922</text:p>
              </table:table-cell>
              <table:table-cell office:value-type="float" office:value="4962">
                <text:p>4962</text:p>
              </table:table-cell>
              <table:table-cell office:value-type="float" office:value="1.0922">
                <text:p>1.0922</text:p>
              </table:table-cell>
              <table:table-cell office:value-type="float" office:value="876.595115539458">
                <text:p>876.59511553945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942">
                <text:p>10942</text:p>
              </table:table-cell>
              <table:table-cell office:value-type="float" office:value="4970">
                <text:p>4970</text:p>
              </table:table-cell>
              <table:table-cell office:value-type="float" office:value="1.0942">
                <text:p>1.0942</text:p>
              </table:table-cell>
              <table:table-cell office:value-type="float" office:value="884.195577700675">
                <text:p>884.19557770067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962">
                <text:p>10962</text:p>
              </table:table-cell>
              <table:table-cell office:value-type="float" office:value="4979">
                <text:p>4979</text:p>
              </table:table-cell>
              <table:table-cell office:value-type="float" office:value="1.0962">
                <text:p>1.0962</text:p>
              </table:table-cell>
              <table:table-cell office:value-type="float" office:value="891.798463451973">
                <text:p>891.79846345197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982">
                <text:p>10982</text:p>
              </table:table-cell>
              <table:table-cell office:value-type="float" office:value="4986">
                <text:p>4986</text:p>
              </table:table-cell>
              <table:table-cell office:value-type="float" office:value="1.0982">
                <text:p>1.0982</text:p>
              </table:table-cell>
              <table:table-cell office:value-type="float" office:value="899.403598610945">
                <text:p>899.40359861094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002">
                <text:p>11002</text:p>
              </table:table-cell>
              <table:table-cell office:value-type="float" office:value="4994">
                <text:p>4994</text:p>
              </table:table-cell>
              <table:table-cell office:value-type="float" office:value="1.1002">
                <text:p>1.1002</text:p>
              </table:table-cell>
              <table:table-cell office:value-type="float" office:value="907.010809571202">
                <text:p>907.01080957120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022">
                <text:p>11022</text:p>
              </table:table-cell>
              <table:table-cell office:value-type="float" office:value="5002">
                <text:p>5002</text:p>
              </table:table-cell>
              <table:table-cell office:value-type="float" office:value="1.1022">
                <text:p>1.1022</text:p>
              </table:table-cell>
              <table:table-cell office:value-type="float" office:value="914.619923302343">
                <text:p>914.61992330234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042">
                <text:p>11042</text:p>
              </table:table-cell>
              <table:table-cell office:value-type="float" office:value="5010">
                <text:p>5010</text:p>
              </table:table-cell>
              <table:table-cell office:value-type="float" office:value="1.1042">
                <text:p>1.1042</text:p>
              </table:table-cell>
              <table:table-cell office:value-type="float" office:value="922.230767349956">
                <text:p>922.23076734995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062">
                <text:p>11062</text:p>
              </table:table-cell>
              <table:table-cell office:value-type="float" office:value="5017">
                <text:p>5017</text:p>
              </table:table-cell>
              <table:table-cell office:value-type="float" office:value="1.1062">
                <text:p>1.1062</text:p>
              </table:table-cell>
              <table:table-cell office:value-type="float" office:value="929.843169835655">
                <text:p>929.84316983565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082">
                <text:p>11082</text:p>
              </table:table-cell>
              <table:table-cell office:value-type="float" office:value="5025">
                <text:p>5025</text:p>
              </table:table-cell>
              <table:table-cell office:value-type="float" office:value="1.1082">
                <text:p>1.1082</text:p>
              </table:table-cell>
              <table:table-cell office:value-type="float" office:value="937.456959457028">
                <text:p>937.45695945702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102">
                <text:p>11102</text:p>
              </table:table-cell>
              <table:table-cell office:value-type="float" office:value="5034">
                <text:p>5034</text:p>
              </table:table-cell>
              <table:table-cell office:value-type="float" office:value="1.1102">
                <text:p>1.1102</text:p>
              </table:table-cell>
              <table:table-cell office:value-type="float" office:value="945.071965487681">
                <text:p>945.07196548768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22">
                <text:p>11122</text:p>
              </table:table-cell>
              <table:table-cell office:value-type="float" office:value="5041">
                <text:p>5041</text:p>
              </table:table-cell>
              <table:table-cell office:value-type="float" office:value="1.1122">
                <text:p>1.1122</text:p>
              </table:table-cell>
              <table:table-cell office:value-type="float" office:value="952.688017777222">
                <text:p>952.68801777722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142">
                <text:p>11142</text:p>
              </table:table-cell>
              <table:table-cell office:value-type="float" office:value="5049">
                <text:p>5049</text:p>
              </table:table-cell>
              <table:table-cell office:value-type="float" office:value="1.1142">
                <text:p>1.1142</text:p>
              </table:table-cell>
              <table:table-cell office:value-type="float" office:value="960.304946751232">
                <text:p>960.30494675123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162">
                <text:p>11162</text:p>
              </table:table-cell>
              <table:table-cell office:value-type="float" office:value="5057">
                <text:p>5057</text:p>
              </table:table-cell>
              <table:table-cell office:value-type="float" office:value="1.1162">
                <text:p>1.1162</text:p>
              </table:table-cell>
              <table:table-cell office:value-type="float" office:value="967.922583411328">
                <text:p>967.92258341132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182">
                <text:p>11182</text:p>
              </table:table-cell>
              <table:table-cell office:value-type="float" office:value="5065">
                <text:p>5065</text:p>
              </table:table-cell>
              <table:table-cell office:value-type="float" office:value="1.1182">
                <text:p>1.1182</text:p>
              </table:table-cell>
              <table:table-cell office:value-type="float" office:value="975.540759335108">
                <text:p>975.54075933510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202">
                <text:p>11202</text:p>
              </table:table-cell>
              <table:table-cell office:value-type="float" office:value="5074">
                <text:p>5074</text:p>
              </table:table-cell>
              <table:table-cell office:value-type="float" office:value="1.1202">
                <text:p>1.1202</text:p>
              </table:table-cell>
              <table:table-cell office:value-type="float" office:value="983.159306676163">
                <text:p>983.15930667616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222">
                <text:p>11222</text:p>
              </table:table-cell>
              <table:table-cell office:value-type="float" office:value="5081">
                <text:p>5081</text:p>
              </table:table-cell>
              <table:table-cell office:value-type="float" office:value="1.1222">
                <text:p>1.1222</text:p>
              </table:table-cell>
              <table:table-cell office:value-type="float" office:value="990.778058164098">
                <text:p>990.77805816409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242">
                <text:p>11242</text:p>
              </table:table-cell>
              <table:table-cell office:value-type="float" office:value="5089">
                <text:p>5089</text:p>
              </table:table-cell>
              <table:table-cell office:value-type="float" office:value="1.1242">
                <text:p>1.1242</text:p>
              </table:table-cell>
              <table:table-cell office:value-type="float" office:value="998.396847104515">
                <text:p>998.39684710451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262">
                <text:p>11262</text:p>
              </table:table-cell>
              <table:table-cell office:value-type="float" office:value="5097">
                <text:p>5097</text:p>
              </table:table-cell>
              <table:table-cell office:value-type="float" office:value="1.1262">
                <text:p>1.1262</text:p>
              </table:table-cell>
              <table:table-cell office:value-type="float" office:value="1006.01550737901">
                <text:p>1006.0155073790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282">
                <text:p>11282</text:p>
              </table:table-cell>
              <table:table-cell office:value-type="float" office:value="5104">
                <text:p>5104</text:p>
              </table:table-cell>
              <table:table-cell office:value-type="float" office:value="1.1282">
                <text:p>1.1282</text:p>
              </table:table-cell>
              <table:table-cell office:value-type="float" office:value="1013.63387344519">
                <text:p>1013.6338734451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302">
                <text:p>11302</text:p>
              </table:table-cell>
              <table:table-cell office:value-type="float" office:value="5112">
                <text:p>5112</text:p>
              </table:table-cell>
              <table:table-cell office:value-type="float" office:value="1.1302">
                <text:p>1.1302</text:p>
              </table:table-cell>
              <table:table-cell office:value-type="float" office:value="1021.25178033664">
                <text:p>1021.2517803366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322">
                <text:p>11322</text:p>
              </table:table-cell>
              <table:table-cell office:value-type="float" office:value="5120">
                <text:p>5120</text:p>
              </table:table-cell>
              <table:table-cell office:value-type="float" office:value="1.1322">
                <text:p>1.1322</text:p>
              </table:table-cell>
              <table:table-cell office:value-type="float" office:value="1028.86906366298">
                <text:p>1028.8690636629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342">
                <text:p>11342</text:p>
              </table:table-cell>
              <table:table-cell office:value-type="float" office:value="5128">
                <text:p>5128</text:p>
              </table:table-cell>
              <table:table-cell office:value-type="float" office:value="1.1342">
                <text:p>1.1342</text:p>
              </table:table-cell>
              <table:table-cell office:value-type="float" office:value="1036.4855596098">
                <text:p>1036.485559609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362">
                <text:p>11362</text:p>
              </table:table-cell>
              <table:table-cell office:value-type="float" office:value="5135">
                <text:p>5135</text:p>
              </table:table-cell>
              <table:table-cell office:value-type="float" office:value="1.1362">
                <text:p>1.1362</text:p>
              </table:table-cell>
              <table:table-cell office:value-type="float" office:value="1044.10110493869">
                <text:p>1044.1011049386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382">
                <text:p>11382</text:p>
              </table:table-cell>
              <table:table-cell office:value-type="float" office:value="5143">
                <text:p>5143</text:p>
              </table:table-cell>
              <table:table-cell office:value-type="float" office:value="1.1382">
                <text:p>1.1382</text:p>
              </table:table-cell>
              <table:table-cell office:value-type="float" office:value="1051.71553698727">
                <text:p>1051.7155369872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402">
                <text:p>11402</text:p>
              </table:table-cell>
              <table:table-cell office:value-type="float" office:value="5151">
                <text:p>5151</text:p>
              </table:table-cell>
              <table:table-cell office:value-type="float" office:value="1.1402">
                <text:p>1.1402</text:p>
              </table:table-cell>
              <table:table-cell office:value-type="float" office:value="1059.32869366913">
                <text:p>1059.3286936691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422">
                <text:p>11422</text:p>
              </table:table-cell>
              <table:table-cell office:value-type="float" office:value="5159">
                <text:p>5159</text:p>
              </table:table-cell>
              <table:table-cell office:value-type="float" office:value="1.1422">
                <text:p>1.1422</text:p>
              </table:table-cell>
              <table:table-cell office:value-type="float" office:value="1066.94041347386">
                <text:p>1066.9404134738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442">
                <text:p>11442</text:p>
              </table:table-cell>
              <table:table-cell office:value-type="float" office:value="5168">
                <text:p>5168</text:p>
              </table:table-cell>
              <table:table-cell office:value-type="float" office:value="1.1442">
                <text:p>1.1442</text:p>
              </table:table-cell>
              <table:table-cell office:value-type="float" office:value="1074.55053546707">
                <text:p>1074.5505354670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462">
                <text:p>11462</text:p>
              </table:table-cell>
              <table:table-cell office:value-type="float" office:value="5175">
                <text:p>5175</text:p>
              </table:table-cell>
              <table:table-cell office:value-type="float" office:value="1.1462">
                <text:p>1.1462</text:p>
              </table:table-cell>
              <table:table-cell office:value-type="float" office:value="1082.15889929037">
                <text:p>1082.1588992903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482">
                <text:p>11482</text:p>
              </table:table-cell>
              <table:table-cell office:value-type="float" office:value="5183">
                <text:p>5183</text:p>
              </table:table-cell>
              <table:table-cell office:value-type="float" office:value="1.1482">
                <text:p>1.1482</text:p>
              </table:table-cell>
              <table:table-cell office:value-type="float" office:value="1089.76534516135">
                <text:p>1089.7653451613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502">
                <text:p>11502</text:p>
              </table:table-cell>
              <table:table-cell office:value-type="float" office:value="5191">
                <text:p>5191</text:p>
              </table:table-cell>
              <table:table-cell office:value-type="float" office:value="1.1502">
                <text:p>1.1502</text:p>
              </table:table-cell>
              <table:table-cell office:value-type="float" office:value="1097.3697138736">
                <text:p>1097.369713873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22">
                <text:p>11522</text:p>
              </table:table-cell>
              <table:table-cell office:value-type="float" office:value="5198">
                <text:p>5198</text:p>
              </table:table-cell>
              <table:table-cell office:value-type="float" office:value="1.1522">
                <text:p>1.1522</text:p>
              </table:table-cell>
              <table:table-cell office:value-type="float" office:value="1104.97184679674">
                <text:p>1104.9718467967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542">
                <text:p>11542</text:p>
              </table:table-cell>
              <table:table-cell office:value-type="float" office:value="5206">
                <text:p>5206</text:p>
              </table:table-cell>
              <table:table-cell office:value-type="float" office:value="1.1542">
                <text:p>1.1542</text:p>
              </table:table-cell>
              <table:table-cell office:value-type="float" office:value="1112.57158587635">
                <text:p>1112.5715858763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562">
                <text:p>11562</text:p>
              </table:table-cell>
              <table:table-cell office:value-type="float" office:value="5214">
                <text:p>5214</text:p>
              </table:table-cell>
              <table:table-cell office:value-type="float" office:value="1.1562">
                <text:p>1.1562</text:p>
              </table:table-cell>
              <table:table-cell office:value-type="float" office:value="1120.16877363405">
                <text:p>1120.1687736340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582">
                <text:p>11582</text:p>
              </table:table-cell>
              <table:table-cell office:value-type="float" office:value="5221">
                <text:p>5221</text:p>
              </table:table-cell>
              <table:table-cell office:value-type="float" office:value="1.1582">
                <text:p>1.1582</text:p>
              </table:table-cell>
              <table:table-cell office:value-type="float" office:value="1127.76325316743">
                <text:p>1127.7632531674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602">
                <text:p>11602</text:p>
              </table:table-cell>
              <table:table-cell office:value-type="float" office:value="5229">
                <text:p>5229</text:p>
              </table:table-cell>
              <table:table-cell office:value-type="float" office:value="1.1602">
                <text:p>1.1602</text:p>
              </table:table-cell>
              <table:table-cell office:value-type="float" office:value="1135.35486815008">
                <text:p>1135.3548681500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622">
                <text:p>11622</text:p>
              </table:table-cell>
              <table:table-cell office:value-type="float" office:value="5237">
                <text:p>5237</text:p>
              </table:table-cell>
              <table:table-cell office:value-type="float" office:value="1.1622">
                <text:p>1.1622</text:p>
              </table:table-cell>
              <table:table-cell office:value-type="float" office:value="1142.94346283162">
                <text:p>1142.9434628316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42">
                <text:p>11642</text:p>
              </table:table-cell>
              <table:table-cell office:value-type="float" office:value="5245">
                <text:p>5245</text:p>
              </table:table-cell>
              <table:table-cell office:value-type="float" office:value="1.1642">
                <text:p>1.1642</text:p>
              </table:table-cell>
              <table:table-cell office:value-type="float" office:value="1150.52888203763">
                <text:p>1150.5288820376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662">
                <text:p>11662</text:p>
              </table:table-cell>
              <table:table-cell office:value-type="float" office:value="5252">
                <text:p>5252</text:p>
              </table:table-cell>
              <table:table-cell office:value-type="float" office:value="1.1662">
                <text:p>1.1662</text:p>
              </table:table-cell>
              <table:table-cell office:value-type="float" office:value="1158.11097116974">
                <text:p>1158.1109711697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82">
                <text:p>11682</text:p>
              </table:table-cell>
              <table:table-cell office:value-type="float" office:value="5260">
                <text:p>5260</text:p>
              </table:table-cell>
              <table:table-cell office:value-type="float" office:value="1.1682">
                <text:p>1.1682</text:p>
              </table:table-cell>
              <table:table-cell office:value-type="float" office:value="1165.68957620551">
                <text:p>1165.6895762055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702">
                <text:p>11702</text:p>
              </table:table-cell>
              <table:table-cell office:value-type="float" office:value="5268">
                <text:p>5268</text:p>
              </table:table-cell>
              <table:table-cell office:value-type="float" office:value="1.1702">
                <text:p>1.1702</text:p>
              </table:table-cell>
              <table:table-cell office:value-type="float" office:value="1173.26454369856">
                <text:p>1173.2645436985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722">
                <text:p>11722</text:p>
              </table:table-cell>
              <table:table-cell office:value-type="float" office:value="5275">
                <text:p>5275</text:p>
              </table:table-cell>
              <table:table-cell office:value-type="float" office:value="1.1722">
                <text:p>1.1722</text:p>
              </table:table-cell>
              <table:table-cell office:value-type="float" office:value="1180.8357207785">
                <text:p>1180.835720778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43">
                <text:p>11743</text:p>
              </table:table-cell>
              <table:table-cell office:value-type="float" office:value="5283">
                <text:p>5283</text:p>
              </table:table-cell>
              <table:table-cell office:value-type="float" office:value="1.1743">
                <text:p>1.1743</text:p>
              </table:table-cell>
              <table:table-cell office:value-type="float" office:value="1188.78121064956">
                <text:p>1188.7812106495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762">
                <text:p>11762</text:p>
              </table:table-cell>
              <table:table-cell office:value-type="float" office:value="5291">
                <text:p>5291</text:p>
              </table:table-cell>
              <table:table-cell office:value-type="float" office:value="1.1762">
                <text:p>1.1762</text:p>
              </table:table-cell>
              <table:table-cell office:value-type="float" office:value="1195.96609509741">
                <text:p>1195.9660950974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783">
                <text:p>11783</text:p>
              </table:table-cell>
              <table:table-cell office:value-type="float" office:value="5299">
                <text:p>5299</text:p>
              </table:table-cell>
              <table:table-cell office:value-type="float" office:value="1.1783">
                <text:p>1.1783</text:p>
              </table:table-cell>
              <table:table-cell office:value-type="float" office:value="1203.90282004508">
                <text:p>1203.9028200450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803">
                <text:p>11803</text:p>
              </table:table-cell>
              <table:table-cell office:value-type="float" office:value="5306">
                <text:p>5306</text:p>
              </table:table-cell>
              <table:table-cell office:value-type="float" office:value="1.1803">
                <text:p>1.1803</text:p>
              </table:table-cell>
              <table:table-cell office:value-type="float" office:value="1211.45709453977">
                <text:p>1211.4570945397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823">
                <text:p>11823</text:p>
              </table:table-cell>
              <table:table-cell office:value-type="float" office:value="5314">
                <text:p>5314</text:p>
              </table:table-cell>
              <table:table-cell office:value-type="float" office:value="1.1823">
                <text:p>1.1823</text:p>
              </table:table-cell>
              <table:table-cell office:value-type="float" office:value="1219.00681542494">
                <text:p>1219.0068154249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843">
                <text:p>11843</text:p>
              </table:table-cell>
              <table:table-cell office:value-type="float" office:value="5321">
                <text:p>5321</text:p>
              </table:table-cell>
              <table:table-cell office:value-type="float" office:value="1.1843">
                <text:p>1.1843</text:p>
              </table:table-cell>
              <table:table-cell office:value-type="float" office:value="1226.55183331498">
                <text:p>1226.5518333149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863">
                <text:p>11863</text:p>
              </table:table-cell>
              <table:table-cell office:value-type="float" office:value="5329">
                <text:p>5329</text:p>
              </table:table-cell>
              <table:table-cell office:value-type="float" office:value="1.1863">
                <text:p>1.1863</text:p>
              </table:table-cell>
              <table:table-cell office:value-type="float" office:value="1234.09199940031">
                <text:p>1234.0919994003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883">
                <text:p>11883</text:p>
              </table:table-cell>
              <table:table-cell office:value-type="float" office:value="5336">
                <text:p>5336</text:p>
              </table:table-cell>
              <table:table-cell office:value-type="float" office:value="1.1883">
                <text:p>1.1883</text:p>
              </table:table-cell>
              <table:table-cell office:value-type="float" office:value="1241.62716544731">
                <text:p>1241.6271654473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903">
                <text:p>11903</text:p>
              </table:table-cell>
              <table:table-cell office:value-type="float" office:value="5344">
                <text:p>5344</text:p>
              </table:table-cell>
              <table:table-cell office:value-type="float" office:value="1.1903">
                <text:p>1.1903</text:p>
              </table:table-cell>
              <table:table-cell office:value-type="float" office:value="1249.15718379839">
                <text:p>1249.1571837983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923">
                <text:p>11923</text:p>
              </table:table-cell>
              <table:table-cell office:value-type="float" office:value="5351">
                <text:p>5351</text:p>
              </table:table-cell>
              <table:table-cell office:value-type="float" office:value="1.1923">
                <text:p>1.1923</text:p>
              </table:table-cell>
              <table:table-cell office:value-type="float" office:value="1256.68190737195">
                <text:p>1256.6819073719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943">
                <text:p>11943</text:p>
              </table:table-cell>
              <table:table-cell office:value-type="float" office:value="5359">
                <text:p>5359</text:p>
              </table:table-cell>
              <table:table-cell office:value-type="float" office:value="1.1943">
                <text:p>1.1943</text:p>
              </table:table-cell>
              <table:table-cell office:value-type="float" office:value="1264.2011896624">
                <text:p>1264.201189662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963">
                <text:p>11963</text:p>
              </table:table-cell>
              <table:table-cell office:value-type="float" office:value="5367">
                <text:p>5367</text:p>
              </table:table-cell>
              <table:table-cell office:value-type="float" office:value="1.1963">
                <text:p>1.1963</text:p>
              </table:table-cell>
              <table:table-cell office:value-type="float" office:value="1271.71488474013">
                <text:p>1271.7148847401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983">
                <text:p>11983</text:p>
              </table:table-cell>
              <table:table-cell office:value-type="float" office:value="5375">
                <text:p>5375</text:p>
              </table:table-cell>
              <table:table-cell office:value-type="float" office:value="1.1983">
                <text:p>1.1983</text:p>
              </table:table-cell>
              <table:table-cell office:value-type="float" office:value="1279.22284725153">
                <text:p>1279.2228472515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003">
                <text:p>12003</text:p>
              </table:table-cell>
              <table:table-cell office:value-type="float" office:value="5382">
                <text:p>5382</text:p>
              </table:table-cell>
              <table:table-cell office:value-type="float" office:value="1.2003">
                <text:p>1.2003</text:p>
              </table:table-cell>
              <table:table-cell office:value-type="float" office:value="1286.72493241902">
                <text:p>1286.7249324190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023">
                <text:p>12023</text:p>
              </table:table-cell>
              <table:table-cell office:value-type="float" office:value="5390">
                <text:p>5390</text:p>
              </table:table-cell>
              <table:table-cell office:value-type="float" office:value="1.2023">
                <text:p>1.2023</text:p>
              </table:table-cell>
              <table:table-cell office:value-type="float" office:value="1294.22099604097">
                <text:p>1294.2209960409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043">
                <text:p>12043</text:p>
              </table:table-cell>
              <table:table-cell office:value-type="float" office:value="5398">
                <text:p>5398</text:p>
              </table:table-cell>
              <table:table-cell office:value-type="float" office:value="1.2043">
                <text:p>1.2043</text:p>
              </table:table-cell>
              <table:table-cell office:value-type="float" office:value="1301.71089449182">
                <text:p>1301.7108944918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063">
                <text:p>12063</text:p>
              </table:table-cell>
              <table:table-cell office:value-type="float" office:value="5405">
                <text:p>5405</text:p>
              </table:table-cell>
              <table:table-cell office:value-type="float" office:value="1.2063">
                <text:p>1.2063</text:p>
              </table:table-cell>
              <table:table-cell office:value-type="float" office:value="1309.19448472195">
                <text:p>1309.1944847219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083">
                <text:p>12083</text:p>
              </table:table-cell>
              <table:table-cell office:value-type="float" office:value="5413">
                <text:p>5413</text:p>
              </table:table-cell>
              <table:table-cell office:value-type="float" office:value="1.2083">
                <text:p>1.2083</text:p>
              </table:table-cell>
              <table:table-cell office:value-type="float" office:value="1316.67162425774">
                <text:p>1316.6716242577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103">
                <text:p>12103</text:p>
              </table:table-cell>
              <table:table-cell office:value-type="float" office:value="5420">
                <text:p>5420</text:p>
              </table:table-cell>
              <table:table-cell office:value-type="float" office:value="1.2103">
                <text:p>1.2103</text:p>
              </table:table-cell>
              <table:table-cell office:value-type="float" office:value="1324.14217120163">
                <text:p>1324.1421712016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123">
                <text:p>12123</text:p>
              </table:table-cell>
              <table:table-cell office:value-type="float" office:value="5427">
                <text:p>5427</text:p>
              </table:table-cell>
              <table:table-cell office:value-type="float" office:value="1.2123">
                <text:p>1.2123</text:p>
              </table:table-cell>
              <table:table-cell office:value-type="float" office:value="1331.605984232">
                <text:p>1331.60598423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43">
                <text:p>12143</text:p>
              </table:table-cell>
              <table:table-cell office:value-type="float" office:value="5435">
                <text:p>5435</text:p>
              </table:table-cell>
              <table:table-cell office:value-type="float" office:value="1.2143">
                <text:p>1.2143</text:p>
              </table:table-cell>
              <table:table-cell office:value-type="float" office:value="1339.06292260324">
                <text:p>1339.0629226032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163">
                <text:p>12163</text:p>
              </table:table-cell>
              <table:table-cell office:value-type="float" office:value="5442">
                <text:p>5442</text:p>
              </table:table-cell>
              <table:table-cell office:value-type="float" office:value="1.2163">
                <text:p>1.2163</text:p>
              </table:table-cell>
              <table:table-cell office:value-type="float" office:value="1346.51284614576">
                <text:p>1346.5128461457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183">
                <text:p>12183</text:p>
              </table:table-cell>
              <table:table-cell office:value-type="float" office:value="5449">
                <text:p>5449</text:p>
              </table:table-cell>
              <table:table-cell office:value-type="float" office:value="1.2183">
                <text:p>1.2183</text:p>
              </table:table-cell>
              <table:table-cell office:value-type="float" office:value="1353.95561526597">
                <text:p>1353.9556152659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203">
                <text:p>12203</text:p>
              </table:table-cell>
              <table:table-cell office:value-type="float" office:value="5457">
                <text:p>5457</text:p>
              </table:table-cell>
              <table:table-cell office:value-type="float" office:value="1.2203">
                <text:p>1.2203</text:p>
              </table:table-cell>
              <table:table-cell office:value-type="float" office:value="1361.39109094625">
                <text:p>1361.3910909462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223">
                <text:p>12223</text:p>
              </table:table-cell>
              <table:table-cell office:value-type="float" office:value="5465">
                <text:p>5465</text:p>
              </table:table-cell>
              <table:table-cell office:value-type="float" office:value="1.2223">
                <text:p>1.2223</text:p>
              </table:table-cell>
              <table:table-cell office:value-type="float" office:value="1368.81913474502">
                <text:p>1368.8191347450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243">
                <text:p>12243</text:p>
              </table:table-cell>
              <table:table-cell office:value-type="float" office:value="5472">
                <text:p>5472</text:p>
              </table:table-cell>
              <table:table-cell office:value-type="float" office:value="1.2243">
                <text:p>1.2243</text:p>
              </table:table-cell>
              <table:table-cell office:value-type="float" office:value="1376.23960879666">
                <text:p>1376.2396087966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263">
                <text:p>12263</text:p>
              </table:table-cell>
              <table:table-cell office:value-type="float" office:value="5479">
                <text:p>5479</text:p>
              </table:table-cell>
              <table:table-cell office:value-type="float" office:value="1.2263">
                <text:p>1.2263</text:p>
              </table:table-cell>
              <table:table-cell office:value-type="float" office:value="1383.65237581158">
                <text:p>1383.6523758115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283">
                <text:p>12283</text:p>
              </table:table-cell>
              <table:table-cell office:value-type="float" office:value="5487">
                <text:p>5487</text:p>
              </table:table-cell>
              <table:table-cell office:value-type="float" office:value="1.2283">
                <text:p>1.2283</text:p>
              </table:table-cell>
              <table:table-cell office:value-type="float" office:value="1391.05729907619">
                <text:p>1391.0572990761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303">
                <text:p>12303</text:p>
              </table:table-cell>
              <table:table-cell office:value-type="float" office:value="5494">
                <text:p>5494</text:p>
              </table:table-cell>
              <table:table-cell office:value-type="float" office:value="1.2303">
                <text:p>1.2303</text:p>
              </table:table-cell>
              <table:table-cell office:value-type="float" office:value="1398.45424245287">
                <text:p>1398.4542424528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323">
                <text:p>12323</text:p>
              </table:table-cell>
              <table:table-cell office:value-type="float" office:value="5502">
                <text:p>5502</text:p>
              </table:table-cell>
              <table:table-cell office:value-type="float" office:value="1.2323">
                <text:p>1.2323</text:p>
              </table:table-cell>
              <table:table-cell office:value-type="float" office:value="1405.84307038004">
                <text:p>1405.8430703800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343">
                <text:p>12343</text:p>
              </table:table-cell>
              <table:table-cell office:value-type="float" office:value="5509">
                <text:p>5509</text:p>
              </table:table-cell>
              <table:table-cell office:value-type="float" office:value="1.2343">
                <text:p>1.2343</text:p>
              </table:table-cell>
              <table:table-cell office:value-type="float" office:value="1413.22364787208">
                <text:p>1413.2236478720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363">
                <text:p>12363</text:p>
              </table:table-cell>
              <table:table-cell office:value-type="float" office:value="5517">
                <text:p>5517</text:p>
              </table:table-cell>
              <table:table-cell office:value-type="float" office:value="1.2363">
                <text:p>1.2363</text:p>
              </table:table-cell>
              <table:table-cell office:value-type="float" office:value="1420.5958405194">
                <text:p>1420.595840519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383">
                <text:p>12383</text:p>
              </table:table-cell>
              <table:table-cell office:value-type="float" office:value="5524">
                <text:p>5524</text:p>
              </table:table-cell>
              <table:table-cell office:value-type="float" office:value="1.2383">
                <text:p>1.2383</text:p>
              </table:table-cell>
              <table:table-cell office:value-type="float" office:value="1427.9595144884">
                <text:p>1427.959514488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403">
                <text:p>12403</text:p>
              </table:table-cell>
              <table:table-cell office:value-type="float" office:value="5531">
                <text:p>5531</text:p>
              </table:table-cell>
              <table:table-cell office:value-type="float" office:value="1.2403">
                <text:p>1.2403</text:p>
              </table:table-cell>
              <table:table-cell office:value-type="float" office:value="1435.31453652149">
                <text:p>1435.3145365214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423">
                <text:p>12423</text:p>
              </table:table-cell>
              <table:table-cell office:value-type="float" office:value="5538">
                <text:p>5538</text:p>
              </table:table-cell>
              <table:table-cell office:value-type="float" office:value="1.2423">
                <text:p>1.2423</text:p>
              </table:table-cell>
              <table:table-cell office:value-type="float" office:value="1442.66077393706">
                <text:p>1442.6607739370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443">
                <text:p>12443</text:p>
              </table:table-cell>
              <table:table-cell office:value-type="float" office:value="5545">
                <text:p>5545</text:p>
              </table:table-cell>
              <table:table-cell office:value-type="float" office:value="1.2443">
                <text:p>1.2443</text:p>
              </table:table-cell>
              <table:table-cell office:value-type="float" office:value="1449.9980946295">
                <text:p>1449.998094629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463">
                <text:p>12463</text:p>
              </table:table-cell>
              <table:table-cell office:value-type="float" office:value="5552">
                <text:p>5552</text:p>
              </table:table-cell>
              <table:table-cell office:value-type="float" office:value="1.2463">
                <text:p>1.2463</text:p>
              </table:table-cell>
              <table:table-cell office:value-type="float" office:value="1457.32636706923">
                <text:p>1457.3263670692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483">
                <text:p>12483</text:p>
              </table:table-cell>
              <table:table-cell office:value-type="float" office:value="5559">
                <text:p>5559</text:p>
              </table:table-cell>
              <table:table-cell office:value-type="float" office:value="1.2483">
                <text:p>1.2483</text:p>
              </table:table-cell>
              <table:table-cell office:value-type="float" office:value="1464.64546030263">
                <text:p>1464.6454603026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503">
                <text:p>12503</text:p>
              </table:table-cell>
              <table:table-cell office:value-type="float" office:value="5567">
                <text:p>5567</text:p>
              </table:table-cell>
              <table:table-cell office:value-type="float" office:value="1.2503">
                <text:p>1.2503</text:p>
              </table:table-cell>
              <table:table-cell office:value-type="float" office:value="1471.95524395212">
                <text:p>1471.9552439521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523">
                <text:p>12523</text:p>
              </table:table-cell>
              <table:table-cell office:value-type="float" office:value="5574">
                <text:p>5574</text:p>
              </table:table-cell>
              <table:table-cell office:value-type="float" office:value="1.2523">
                <text:p>1.2523</text:p>
              </table:table-cell>
              <table:table-cell office:value-type="float" office:value="1479.25558821607">
                <text:p>1479.2555882160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543">
                <text:p>12543</text:p>
              </table:table-cell>
              <table:table-cell office:value-type="float" office:value="5582">
                <text:p>5582</text:p>
              </table:table-cell>
              <table:table-cell office:value-type="float" office:value="1.2543">
                <text:p>1.2543</text:p>
              </table:table-cell>
              <table:table-cell office:value-type="float" office:value="1486.54636386893">
                <text:p>1486.5463638689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563">
                <text:p>12563</text:p>
              </table:table-cell>
              <table:table-cell office:value-type="float" office:value="5589">
                <text:p>5589</text:p>
              </table:table-cell>
              <table:table-cell office:value-type="float" office:value="1.2563">
                <text:p>1.2563</text:p>
              </table:table-cell>
              <table:table-cell office:value-type="float" office:value="1493.82744226104">
                <text:p>1493.8274422610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583">
                <text:p>12583</text:p>
              </table:table-cell>
              <table:table-cell office:value-type="float" office:value="5596">
                <text:p>5596</text:p>
              </table:table-cell>
              <table:table-cell office:value-type="float" office:value="1.2583">
                <text:p>1.2583</text:p>
              </table:table-cell>
              <table:table-cell office:value-type="float" office:value="1501.09869531885">
                <text:p>1501.0986953188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603">
                <text:p>12603</text:p>
              </table:table-cell>
              <table:table-cell office:value-type="float" office:value="5603">
                <text:p>5603</text:p>
              </table:table-cell>
              <table:table-cell office:value-type="float" office:value="1.2603">
                <text:p>1.2603</text:p>
              </table:table-cell>
              <table:table-cell office:value-type="float" office:value="1508.35999554473">
                <text:p>1508.3599955447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23">
                <text:p>12623</text:p>
              </table:table-cell>
              <table:table-cell office:value-type="float" office:value="5611">
                <text:p>5611</text:p>
              </table:table-cell>
              <table:table-cell office:value-type="float" office:value="1.2623">
                <text:p>1.2623</text:p>
              </table:table-cell>
              <table:table-cell office:value-type="float" office:value="1515.6112160171">
                <text:p>1515.611216017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643">
                <text:p>12643</text:p>
              </table:table-cell>
              <table:table-cell office:value-type="float" office:value="5617">
                <text:p>5617</text:p>
              </table:table-cell>
              <table:table-cell office:value-type="float" office:value="1.2643">
                <text:p>1.2643</text:p>
              </table:table-cell>
              <table:table-cell office:value-type="float" office:value="1522.85223039034">
                <text:p>1522.8522303903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663">
                <text:p>12663</text:p>
              </table:table-cell>
              <table:table-cell office:value-type="float" office:value="5625">
                <text:p>5625</text:p>
              </table:table-cell>
              <table:table-cell office:value-type="float" office:value="1.2663">
                <text:p>1.2663</text:p>
              </table:table-cell>
              <table:table-cell office:value-type="float" office:value="1530.08291289486">
                <text:p>1530.0829128948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683">
                <text:p>12683</text:p>
              </table:table-cell>
              <table:table-cell office:value-type="float" office:value="5632">
                <text:p>5632</text:p>
              </table:table-cell>
              <table:table-cell office:value-type="float" office:value="1.2683">
                <text:p>1.2683</text:p>
              </table:table-cell>
              <table:table-cell office:value-type="float" office:value="1537.30313833707">
                <text:p>1537.3031383370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703">
                <text:p>12703</text:p>
              </table:table-cell>
              <table:table-cell office:value-type="float" office:value="5639">
                <text:p>5639</text:p>
              </table:table-cell>
              <table:table-cell office:value-type="float" office:value="1.2703">
                <text:p>1.2703</text:p>
              </table:table-cell>
              <table:table-cell office:value-type="float" office:value="1544.51278209935">
                <text:p>1544.5127820993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723">
                <text:p>12723</text:p>
              </table:table-cell>
              <table:table-cell office:value-type="float" office:value="5646">
                <text:p>5646</text:p>
              </table:table-cell>
              <table:table-cell office:value-type="float" office:value="1.2723">
                <text:p>1.2723</text:p>
              </table:table-cell>
              <table:table-cell office:value-type="float" office:value="1551.71172014011">
                <text:p>1551.7117201401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743">
                <text:p>12743</text:p>
              </table:table-cell>
              <table:table-cell office:value-type="float" office:value="5653">
                <text:p>5653</text:p>
              </table:table-cell>
              <table:table-cell office:value-type="float" office:value="1.2743">
                <text:p>1.2743</text:p>
              </table:table-cell>
              <table:table-cell office:value-type="float" office:value="1558.89982899376">
                <text:p>1558.8998289937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763">
                <text:p>12763</text:p>
              </table:table-cell>
              <table:table-cell office:value-type="float" office:value="5661">
                <text:p>5661</text:p>
              </table:table-cell>
              <table:table-cell office:value-type="float" office:value="1.2763">
                <text:p>1.2763</text:p>
              </table:table-cell>
              <table:table-cell office:value-type="float" office:value="1566.07698577069">
                <text:p>1566.0769857706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783">
                <text:p>12783</text:p>
              </table:table-cell>
              <table:table-cell office:value-type="float" office:value="5667">
                <text:p>5667</text:p>
              </table:table-cell>
              <table:table-cell office:value-type="float" office:value="1.2783">
                <text:p>1.2783</text:p>
              </table:table-cell>
              <table:table-cell office:value-type="float" office:value="1573.24306815729">
                <text:p>1573.2430681572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803">
                <text:p>12803</text:p>
              </table:table-cell>
              <table:table-cell office:value-type="float" office:value="5675">
                <text:p>5675</text:p>
              </table:table-cell>
              <table:table-cell office:value-type="float" office:value="1.2803">
                <text:p>1.2803</text:p>
              </table:table-cell>
              <table:table-cell office:value-type="float" office:value="1580.39795441598">
                <text:p>1580.3979544159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824">
                <text:p>12824</text:p>
              </table:table-cell>
              <table:table-cell office:value-type="float" office:value="5681">
                <text:p>5681</text:p>
              </table:table-cell>
              <table:table-cell office:value-type="float" office:value="1.2824">
                <text:p>1.2824</text:p>
              </table:table-cell>
              <table:table-cell office:value-type="float" office:value="1587.89840258928">
                <text:p>1587.8984025892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844">
                <text:p>12844</text:p>
              </table:table-cell>
              <table:table-cell office:value-type="float" office:value="5689">
                <text:p>5689</text:p>
              </table:table-cell>
              <table:table-cell office:value-type="float" office:value="1.2844">
                <text:p>1.2844</text:p>
              </table:table-cell>
              <table:table-cell office:value-type="float" office:value="1595.02995863453">
                <text:p>1595.0299586345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864">
                <text:p>12864</text:p>
              </table:table-cell>
              <table:table-cell office:value-type="float" office:value="5696">
                <text:p>5696</text:p>
              </table:table-cell>
              <table:table-cell office:value-type="float" office:value="1.2864">
                <text:p>1.2864</text:p>
              </table:table-cell>
              <table:table-cell office:value-type="float" office:value="1602.1499508097">
                <text:p>1602.149950809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884">
                <text:p>12884</text:p>
              </table:table-cell>
              <table:table-cell office:value-type="float" office:value="5703">
                <text:p>5703</text:p>
              </table:table-cell>
              <table:table-cell office:value-type="float" office:value="1.2884">
                <text:p>1.2884</text:p>
              </table:table-cell>
              <table:table-cell office:value-type="float" office:value="1609.25825970999">
                <text:p>1609.2582597099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904">
                <text:p>12904</text:p>
              </table:table-cell>
              <table:table-cell office:value-type="float" office:value="5710">
                <text:p>5710</text:p>
              </table:table-cell>
              <table:table-cell office:value-type="float" office:value="1.2904">
                <text:p>1.2904</text:p>
              </table:table-cell>
              <table:table-cell office:value-type="float" office:value="1616.3547665066">
                <text:p>1616.354766506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924">
                <text:p>12924</text:p>
              </table:table-cell>
              <table:table-cell office:value-type="float" office:value="5716">
                <text:p>5716</text:p>
              </table:table-cell>
              <table:table-cell office:value-type="float" office:value="1.2924">
                <text:p>1.2924</text:p>
              </table:table-cell>
              <table:table-cell office:value-type="float" office:value="1623.43935294673">
                <text:p>1623.4393529467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944">
                <text:p>12944</text:p>
              </table:table-cell>
              <table:table-cell office:value-type="float" office:value="5724">
                <text:p>5724</text:p>
              </table:table-cell>
              <table:table-cell office:value-type="float" office:value="1.2944">
                <text:p>1.2944</text:p>
              </table:table-cell>
              <table:table-cell office:value-type="float" office:value="1630.51190135358">
                <text:p>1630.5119013535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964">
                <text:p>12964</text:p>
              </table:table-cell>
              <table:table-cell office:value-type="float" office:value="5731">
                <text:p>5731</text:p>
              </table:table-cell>
              <table:table-cell office:value-type="float" office:value="1.2964">
                <text:p>1.2964</text:p>
              </table:table-cell>
              <table:table-cell office:value-type="float" office:value="1637.57229462635">
                <text:p>1637.5722946263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984">
                <text:p>12984</text:p>
              </table:table-cell>
              <table:table-cell office:value-type="float" office:value="5738">
                <text:p>5738</text:p>
              </table:table-cell>
              <table:table-cell office:value-type="float" office:value="1.2984">
                <text:p>1.2984</text:p>
              </table:table-cell>
              <table:table-cell office:value-type="float" office:value="1644.62041624023">
                <text:p>1644.6204162402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004">
                <text:p>13004</text:p>
              </table:table-cell>
              <table:table-cell office:value-type="float" office:value="5745">
                <text:p>5745</text:p>
              </table:table-cell>
              <table:table-cell office:value-type="float" office:value="1.3004">
                <text:p>1.3004</text:p>
              </table:table-cell>
              <table:table-cell office:value-type="float" office:value="1651.65615024644">
                <text:p>1651.6561502464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024">
                <text:p>13024</text:p>
              </table:table-cell>
              <table:table-cell office:value-type="float" office:value="5753">
                <text:p>5753</text:p>
              </table:table-cell>
              <table:table-cell office:value-type="float" office:value="1.3024">
                <text:p>1.3024</text:p>
              </table:table-cell>
              <table:table-cell office:value-type="float" office:value="1658.67938127217">
                <text:p>1658.6793812721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044">
                <text:p>13044</text:p>
              </table:table-cell>
              <table:table-cell office:value-type="float" office:value="5759">
                <text:p>5759</text:p>
              </table:table-cell>
              <table:table-cell office:value-type="float" office:value="1.3044">
                <text:p>1.3044</text:p>
              </table:table-cell>
              <table:table-cell office:value-type="float" office:value="1665.68999452061">
                <text:p>1665.6899945206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064">
                <text:p>13064</text:p>
              </table:table-cell>
              <table:table-cell office:value-type="float" office:value="5766">
                <text:p>5766</text:p>
              </table:table-cell>
              <table:table-cell office:value-type="float" office:value="1.3064">
                <text:p>1.3064</text:p>
              </table:table-cell>
              <table:table-cell office:value-type="float" office:value="1672.68787577098">
                <text:p>1672.6878757709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084">
                <text:p>13084</text:p>
              </table:table-cell>
              <table:table-cell office:value-type="float" office:value="5773">
                <text:p>5773</text:p>
              </table:table-cell>
              <table:table-cell office:value-type="float" office:value="1.3084">
                <text:p>1.3084</text:p>
              </table:table-cell>
              <table:table-cell office:value-type="float" office:value="1679.67291137847">
                <text:p>1679.6729113784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104">
                <text:p>13104</text:p>
              </table:table-cell>
              <table:table-cell office:value-type="float" office:value="5780">
                <text:p>5780</text:p>
              </table:table-cell>
              <table:table-cell office:value-type="float" office:value="1.3104">
                <text:p>1.3104</text:p>
              </table:table-cell>
              <table:table-cell office:value-type="float" office:value="1686.64498827428">
                <text:p>1686.6449882742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124">
                <text:p>13124</text:p>
              </table:table-cell>
              <table:table-cell office:value-type="float" office:value="5786">
                <text:p>5786</text:p>
              </table:table-cell>
              <table:table-cell office:value-type="float" office:value="1.3124">
                <text:p>1.3124</text:p>
              </table:table-cell>
              <table:table-cell office:value-type="float" office:value="1693.6039939656">
                <text:p>1693.603993965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144">
                <text:p>13144</text:p>
              </table:table-cell>
              <table:table-cell office:value-type="float" office:value="5794">
                <text:p>5794</text:p>
              </table:table-cell>
              <table:table-cell office:value-type="float" office:value="1.3144">
                <text:p>1.3144</text:p>
              </table:table-cell>
              <table:table-cell office:value-type="float" office:value="1700.54981653565">
                <text:p>1700.5498165356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164">
                <text:p>13164</text:p>
              </table:table-cell>
              <table:table-cell office:value-type="float" office:value="5800">
                <text:p>5800</text:p>
              </table:table-cell>
              <table:table-cell office:value-type="float" office:value="1.3164">
                <text:p>1.3164</text:p>
              </table:table-cell>
              <table:table-cell office:value-type="float" office:value="1707.48234464362">
                <text:p>1707.4823446436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184">
                <text:p>13184</text:p>
              </table:table-cell>
              <table:table-cell office:value-type="float" office:value="5807">
                <text:p>5807</text:p>
              </table:table-cell>
              <table:table-cell office:value-type="float" office:value="1.3184">
                <text:p>1.3184</text:p>
              </table:table-cell>
              <table:table-cell office:value-type="float" office:value="1714.40146752471">
                <text:p>1714.4014675247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204">
                <text:p>13204</text:p>
              </table:table-cell>
              <table:table-cell office:value-type="float" office:value="5814">
                <text:p>5814</text:p>
              </table:table-cell>
              <table:table-cell office:value-type="float" office:value="1.3204">
                <text:p>1.3204</text:p>
              </table:table-cell>
              <table:table-cell office:value-type="float" office:value="1721.30707499011">
                <text:p>1721.3070749901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224">
                <text:p>13224</text:p>
              </table:table-cell>
              <table:table-cell office:value-type="float" office:value="5821">
                <text:p>5821</text:p>
              </table:table-cell>
              <table:table-cell office:value-type="float" office:value="1.3224">
                <text:p>1.3224</text:p>
              </table:table-cell>
              <table:table-cell office:value-type="float" office:value="1728.19905742705">
                <text:p>1728.1990574270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244">
                <text:p>13244</text:p>
              </table:table-cell>
              <table:table-cell office:value-type="float" office:value="5828">
                <text:p>5828</text:p>
              </table:table-cell>
              <table:table-cell office:value-type="float" office:value="1.3244">
                <text:p>1.3244</text:p>
              </table:table-cell>
              <table:table-cell office:value-type="float" office:value="1735.0773057987">
                <text:p>1735.077305798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64">
                <text:p>13264</text:p>
              </table:table-cell>
              <table:table-cell office:value-type="float" office:value="5835">
                <text:p>5835</text:p>
              </table:table-cell>
              <table:table-cell office:value-type="float" office:value="1.3264">
                <text:p>1.3264</text:p>
              </table:table-cell>
              <table:table-cell office:value-type="float" office:value="1741.94171164426">
                <text:p>1741.9417116442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84">
                <text:p>13284</text:p>
              </table:table-cell>
              <table:table-cell office:value-type="float" office:value="5842">
                <text:p>5842</text:p>
              </table:table-cell>
              <table:table-cell office:value-type="float" office:value="1.3284">
                <text:p>1.3284</text:p>
              </table:table-cell>
              <table:table-cell office:value-type="float" office:value="1748.79216707895">
                <text:p>1748.7921670789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304">
                <text:p>13304</text:p>
              </table:table-cell>
              <table:table-cell office:value-type="float" office:value="5848">
                <text:p>5848</text:p>
              </table:table-cell>
              <table:table-cell office:value-type="float" office:value="1.3304">
                <text:p>1.3304</text:p>
              </table:table-cell>
              <table:table-cell office:value-type="float" office:value="1755.62856479395">
                <text:p>1755.6285647939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324">
                <text:p>13324</text:p>
              </table:table-cell>
              <table:table-cell office:value-type="float" office:value="5855">
                <text:p>5855</text:p>
              </table:table-cell>
              <table:table-cell office:value-type="float" office:value="1.3324">
                <text:p>1.3324</text:p>
              </table:table-cell>
              <table:table-cell office:value-type="float" office:value="1762.45079805649">
                <text:p>1762.4507980564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344">
                <text:p>13344</text:p>
              </table:table-cell>
              <table:table-cell office:value-type="float" office:value="5862">
                <text:p>5862</text:p>
              </table:table-cell>
              <table:table-cell office:value-type="float" office:value="1.3344">
                <text:p>1.3344</text:p>
              </table:table-cell>
              <table:table-cell office:value-type="float" office:value="1769.25876070973">
                <text:p>1769.2587607097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364">
                <text:p>13364</text:p>
              </table:table-cell>
              <table:table-cell office:value-type="float" office:value="5869">
                <text:p>5869</text:p>
              </table:table-cell>
              <table:table-cell office:value-type="float" office:value="1.3364">
                <text:p>1.3364</text:p>
              </table:table-cell>
              <table:table-cell office:value-type="float" office:value="1776.05234717291">
                <text:p>1776.0523471729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384">
                <text:p>13384</text:p>
              </table:table-cell>
              <table:table-cell office:value-type="float" office:value="5875">
                <text:p>5875</text:p>
              </table:table-cell>
              <table:table-cell office:value-type="float" office:value="1.3384">
                <text:p>1.3384</text:p>
              </table:table-cell>
              <table:table-cell office:value-type="float" office:value="1782.83145244119">
                <text:p>1782.8314524411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404">
                <text:p>13404</text:p>
              </table:table-cell>
              <table:table-cell office:value-type="float" office:value="5882">
                <text:p>5882</text:p>
              </table:table-cell>
              <table:table-cell office:value-type="float" office:value="1.3404">
                <text:p>1.3404</text:p>
              </table:table-cell>
              <table:table-cell office:value-type="float" office:value="1789.5959720858">
                <text:p>1789.595972085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424">
                <text:p>13424</text:p>
              </table:table-cell>
              <table:table-cell office:value-type="float" office:value="5888">
                <text:p>5888</text:p>
              </table:table-cell>
              <table:table-cell office:value-type="float" office:value="1.3424">
                <text:p>1.3424</text:p>
              </table:table-cell>
              <table:table-cell office:value-type="float" office:value="1796.34580225393">
                <text:p>1796.3458022539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444">
                <text:p>13444</text:p>
              </table:table-cell>
              <table:table-cell office:value-type="float" office:value="5895">
                <text:p>5895</text:p>
              </table:table-cell>
              <table:table-cell office:value-type="float" office:value="1.3444">
                <text:p>1.3444</text:p>
              </table:table-cell>
              <table:table-cell office:value-type="float" office:value="1803.08083966878">
                <text:p>1803.0808396687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464">
                <text:p>13464</text:p>
              </table:table-cell>
              <table:table-cell office:value-type="float" office:value="5902">
                <text:p>5902</text:p>
              </table:table-cell>
              <table:table-cell office:value-type="float" office:value="1.3464">
                <text:p>1.3464</text:p>
              </table:table-cell>
              <table:table-cell office:value-type="float" office:value="1809.80098162955">
                <text:p>1809.8009816295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484">
                <text:p>13484</text:p>
              </table:table-cell>
              <table:table-cell office:value-type="float" office:value="5909">
                <text:p>5909</text:p>
              </table:table-cell>
              <table:table-cell office:value-type="float" office:value="1.3484">
                <text:p>1.3484</text:p>
              </table:table-cell>
              <table:table-cell office:value-type="float" office:value="1816.50612601143">
                <text:p>1816.5061260114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504">
                <text:p>13504</text:p>
              </table:table-cell>
              <table:table-cell office:value-type="float" office:value="5915">
                <text:p>5915</text:p>
              </table:table-cell>
              <table:table-cell office:value-type="float" office:value="1.3504">
                <text:p>1.3504</text:p>
              </table:table-cell>
              <table:table-cell office:value-type="float" office:value="1823.19617126564">
                <text:p>1823.1961712656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24">
                <text:p>13524</text:p>
              </table:table-cell>
              <table:table-cell office:value-type="float" office:value="5921">
                <text:p>5921</text:p>
              </table:table-cell>
              <table:table-cell office:value-type="float" office:value="1.3524">
                <text:p>1.3524</text:p>
              </table:table-cell>
              <table:table-cell office:value-type="float" office:value="1829.87101641937">
                <text:p>1829.8710164193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544">
                <text:p>13544</text:p>
              </table:table-cell>
              <table:table-cell office:value-type="float" office:value="5928">
                <text:p>5928</text:p>
              </table:table-cell>
              <table:table-cell office:value-type="float" office:value="1.3544">
                <text:p>1.3544</text:p>
              </table:table-cell>
              <table:table-cell office:value-type="float" office:value="1836.53056107582">
                <text:p>1836.5305610758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564">
                <text:p>13564</text:p>
              </table:table-cell>
              <table:table-cell office:value-type="float" office:value="5935">
                <text:p>5935</text:p>
              </table:table-cell>
              <table:table-cell office:value-type="float" office:value="1.3564">
                <text:p>1.3564</text:p>
              </table:table-cell>
              <table:table-cell office:value-type="float" office:value="1843.17470541419">
                <text:p>1843.1747054141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584">
                <text:p>13584</text:p>
              </table:table-cell>
              <table:table-cell office:value-type="float" office:value="5941">
                <text:p>5941</text:p>
              </table:table-cell>
              <table:table-cell office:value-type="float" office:value="1.3584">
                <text:p>1.3584</text:p>
              </table:table-cell>
              <table:table-cell office:value-type="float" office:value="1849.80335018968">
                <text:p>1849.8033501896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604">
                <text:p>13604</text:p>
              </table:table-cell>
              <table:table-cell office:value-type="float" office:value="5949">
                <text:p>5949</text:p>
              </table:table-cell>
              <table:table-cell office:value-type="float" office:value="1.3604">
                <text:p>1.3604</text:p>
              </table:table-cell>
              <table:table-cell office:value-type="float" office:value="1856.41639673348">
                <text:p>1856.4163967334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624">
                <text:p>13624</text:p>
              </table:table-cell>
              <table:table-cell office:value-type="float" office:value="5955">
                <text:p>5955</text:p>
              </table:table-cell>
              <table:table-cell office:value-type="float" office:value="1.3624">
                <text:p>1.3624</text:p>
              </table:table-cell>
              <table:table-cell office:value-type="float" office:value="1863.01374695281">
                <text:p>1863.0137469528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644">
                <text:p>13644</text:p>
              </table:table-cell>
              <table:table-cell office:value-type="float" office:value="5961">
                <text:p>5961</text:p>
              </table:table-cell>
              <table:table-cell office:value-type="float" office:value="1.3644">
                <text:p>1.3644</text:p>
              </table:table-cell>
              <table:table-cell office:value-type="float" office:value="1869.59530333086">
                <text:p>1869.5953033308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664">
                <text:p>13664</text:p>
              </table:table-cell>
              <table:table-cell office:value-type="float" office:value="5968">
                <text:p>5968</text:p>
              </table:table-cell>
              <table:table-cell office:value-type="float" office:value="1.3664">
                <text:p>1.3664</text:p>
              </table:table-cell>
              <table:table-cell office:value-type="float" office:value="1876.16096892682">
                <text:p>1876.1609689268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684">
                <text:p>13684</text:p>
              </table:table-cell>
              <table:table-cell office:value-type="float" office:value="5975">
                <text:p>5975</text:p>
              </table:table-cell>
              <table:table-cell office:value-type="float" office:value="1.3684">
                <text:p>1.3684</text:p>
              </table:table-cell>
              <table:table-cell office:value-type="float" office:value="1882.71064737592">
                <text:p>1882.7106473759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704">
                <text:p>13704</text:p>
              </table:table-cell>
              <table:table-cell office:value-type="float" office:value="5981">
                <text:p>5981</text:p>
              </table:table-cell>
              <table:table-cell office:value-type="float" office:value="1.3704">
                <text:p>1.3704</text:p>
              </table:table-cell>
              <table:table-cell office:value-type="float" office:value="1889.24424288932">
                <text:p>1889.2442428893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724">
                <text:p>13724</text:p>
              </table:table-cell>
              <table:table-cell office:value-type="float" office:value="5987">
                <text:p>5987</text:p>
              </table:table-cell>
              <table:table-cell office:value-type="float" office:value="1.3724">
                <text:p>1.3724</text:p>
              </table:table-cell>
              <table:table-cell office:value-type="float" office:value="1895.76166025425">
                <text:p>1895.7616602542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744">
                <text:p>13744</text:p>
              </table:table-cell>
              <table:table-cell office:value-type="float" office:value="5993">
                <text:p>5993</text:p>
              </table:table-cell>
              <table:table-cell office:value-type="float" office:value="1.3744">
                <text:p>1.3744</text:p>
              </table:table-cell>
              <table:table-cell office:value-type="float" office:value="1902.2628048339">
                <text:p>1902.262804833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764">
                <text:p>13764</text:p>
              </table:table-cell>
              <table:table-cell office:value-type="float" office:value="6000">
                <text:p>6000</text:p>
              </table:table-cell>
              <table:table-cell office:value-type="float" office:value="1.3764">
                <text:p>1.3764</text:p>
              </table:table-cell>
              <table:table-cell office:value-type="float" office:value="1908.74758256746">
                <text:p>1908.7475825674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784">
                <text:p>13784</text:p>
              </table:table-cell>
              <table:table-cell office:value-type="float" office:value="6006">
                <text:p>6006</text:p>
              </table:table-cell>
              <table:table-cell office:value-type="float" office:value="1.3784">
                <text:p>1.3784</text:p>
              </table:table-cell>
              <table:table-cell office:value-type="float" office:value="1915.21589997015">
                <text:p>1915.2158999701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805">
                <text:p>13805</text:p>
              </table:table-cell>
              <table:table-cell office:value-type="float" office:value="6013">
                <text:p>6013</text:p>
              </table:table-cell>
              <table:table-cell office:value-type="float" office:value="1.3805">
                <text:p>1.3805</text:p>
              </table:table-cell>
              <table:table-cell office:value-type="float" office:value="1921.98981616009">
                <text:p>1921.9898161600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825">
                <text:p>13825</text:p>
              </table:table-cell>
              <table:table-cell office:value-type="float" office:value="6019">
                <text:p>6019</text:p>
              </table:table-cell>
              <table:table-cell office:value-type="float" office:value="1.3825">
                <text:p>1.3825</text:p>
              </table:table-cell>
              <table:table-cell office:value-type="float" office:value="1928.42410005859">
                <text:p>1928.4241000585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845">
                <text:p>13845</text:p>
              </table:table-cell>
              <table:table-cell office:value-type="float" office:value="6026">
                <text:p>6026</text:p>
              </table:table-cell>
              <table:table-cell office:value-type="float" office:value="1.3845">
                <text:p>1.3845</text:p>
              </table:table-cell>
              <table:table-cell office:value-type="float" office:value="1934.84164205509">
                <text:p>1934.8416420550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865">
                <text:p>13865</text:p>
              </table:table-cell>
              <table:table-cell office:value-type="float" office:value="6032">
                <text:p>6032</text:p>
              </table:table-cell>
              <table:table-cell office:value-type="float" office:value="1.3865">
                <text:p>1.3865</text:p>
              </table:table-cell>
              <table:table-cell office:value-type="float" office:value="1941.2423509976">
                <text:p>1941.242350997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885">
                <text:p>13885</text:p>
              </table:table-cell>
              <table:table-cell office:value-type="float" office:value="6039">
                <text:p>6039</text:p>
              </table:table-cell>
              <table:table-cell office:value-type="float" office:value="1.3885">
                <text:p>1.3885</text:p>
              </table:table-cell>
              <table:table-cell office:value-type="float" office:value="1947.6261363101">
                <text:p>1947.626136310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905">
                <text:p>13905</text:p>
              </table:table-cell>
              <table:table-cell office:value-type="float" office:value="6045">
                <text:p>6045</text:p>
              </table:table-cell>
              <table:table-cell office:value-type="float" office:value="1.3905">
                <text:p>1.3905</text:p>
              </table:table-cell>
              <table:table-cell office:value-type="float" office:value="1953.99290799259">
                <text:p>1953.9929079925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925">
                <text:p>13925</text:p>
              </table:table-cell>
              <table:table-cell office:value-type="float" office:value="6051">
                <text:p>6051</text:p>
              </table:table-cell>
              <table:table-cell office:value-type="float" office:value="1.3925">
                <text:p>1.3925</text:p>
              </table:table-cell>
              <table:table-cell office:value-type="float" office:value="1960.34257662109">
                <text:p>1960.3425766210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945">
                <text:p>13945</text:p>
              </table:table-cell>
              <table:table-cell office:value-type="float" office:value="6057">
                <text:p>6057</text:p>
              </table:table-cell>
              <table:table-cell office:value-type="float" office:value="1.3945">
                <text:p>1.3945</text:p>
              </table:table-cell>
              <table:table-cell office:value-type="float" office:value="1966.67505334759">
                <text:p>1966.6750533475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965">
                <text:p>13965</text:p>
              </table:table-cell>
              <table:table-cell office:value-type="float" office:value="6064">
                <text:p>6064</text:p>
              </table:table-cell>
              <table:table-cell office:value-type="float" office:value="1.3965">
                <text:p>1.3965</text:p>
              </table:table-cell>
              <table:table-cell office:value-type="float" office:value="1972.9902499001">
                <text:p>1972.990249900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985">
                <text:p>13985</text:p>
              </table:table-cell>
              <table:table-cell office:value-type="float" office:value="6069">
                <text:p>6069</text:p>
              </table:table-cell>
              <table:table-cell office:value-type="float" office:value="1.3985">
                <text:p>1.3985</text:p>
              </table:table-cell>
              <table:table-cell office:value-type="float" office:value="1979.28807858259">
                <text:p>1979.2880785825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005">
                <text:p>14005</text:p>
              </table:table-cell>
              <table:table-cell office:value-type="float" office:value="6075">
                <text:p>6075</text:p>
              </table:table-cell>
              <table:table-cell office:value-type="float" office:value="1.4005">
                <text:p>1.4005</text:p>
              </table:table-cell>
              <table:table-cell office:value-type="float" office:value="1985.5684522751">
                <text:p>1985.568452275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025">
                <text:p>14025</text:p>
              </table:table-cell>
              <table:table-cell office:value-type="float" office:value="6082">
                <text:p>6082</text:p>
              </table:table-cell>
              <table:table-cell office:value-type="float" office:value="1.4025">
                <text:p>1.4025</text:p>
              </table:table-cell>
              <table:table-cell office:value-type="float" office:value="1991.8312844336">
                <text:p>1991.831284433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045">
                <text:p>14045</text:p>
              </table:table-cell>
              <table:table-cell office:value-type="float" office:value="6088">
                <text:p>6088</text:p>
              </table:table-cell>
              <table:table-cell office:value-type="float" office:value="1.4045">
                <text:p>1.4045</text:p>
              </table:table-cell>
              <table:table-cell office:value-type="float" office:value="1998.0764890901">
                <text:p>1998.076489090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065">
                <text:p>14065</text:p>
              </table:table-cell>
              <table:table-cell office:value-type="float" office:value="6094">
                <text:p>6094</text:p>
              </table:table-cell>
              <table:table-cell office:value-type="float" office:value="1.4065">
                <text:p>1.4065</text:p>
              </table:table-cell>
              <table:table-cell office:value-type="float" office:value="2004.3039808526">
                <text:p>2004.303980852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085">
                <text:p>14085</text:p>
              </table:table-cell>
              <table:table-cell office:value-type="float" office:value="6100">
                <text:p>6100</text:p>
              </table:table-cell>
              <table:table-cell office:value-type="float" office:value="1.4085">
                <text:p>1.4085</text:p>
              </table:table-cell>
              <table:table-cell office:value-type="float" office:value="2010.51367490509">
                <text:p>2010.5136749050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105">
                <text:p>14105</text:p>
              </table:table-cell>
              <table:table-cell office:value-type="float" office:value="6107">
                <text:p>6107</text:p>
              </table:table-cell>
              <table:table-cell office:value-type="float" office:value="1.4105">
                <text:p>1.4105</text:p>
              </table:table-cell>
              <table:table-cell office:value-type="float" office:value="2016.70548700759">
                <text:p>2016.7054870075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125">
                <text:p>14125</text:p>
              </table:table-cell>
              <table:table-cell office:value-type="float" office:value="6113">
                <text:p>6113</text:p>
              </table:table-cell>
              <table:table-cell office:value-type="float" office:value="1.4125">
                <text:p>1.4125</text:p>
              </table:table-cell>
              <table:table-cell office:value-type="float" office:value="2022.87933349609">
                <text:p>2022.8793334960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145">
                <text:p>14145</text:p>
              </table:table-cell>
              <table:table-cell office:value-type="float" office:value="6119">
                <text:p>6119</text:p>
              </table:table-cell>
              <table:table-cell office:value-type="float" office:value="1.4145">
                <text:p>1.4145</text:p>
              </table:table-cell>
              <table:table-cell office:value-type="float" office:value="2029.03513128259">
                <text:p>2029.0351312825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165">
                <text:p>14165</text:p>
              </table:table-cell>
              <table:table-cell office:value-type="float" office:value="6125">
                <text:p>6125</text:p>
              </table:table-cell>
              <table:table-cell office:value-type="float" office:value="1.4165">
                <text:p>1.4165</text:p>
              </table:table-cell>
              <table:table-cell office:value-type="float" office:value="2035.1727978551">
                <text:p>2035.172797855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185">
                <text:p>14185</text:p>
              </table:table-cell>
              <table:table-cell office:value-type="float" office:value="6131">
                <text:p>6131</text:p>
              </table:table-cell>
              <table:table-cell office:value-type="float" office:value="1.4185">
                <text:p>1.4185</text:p>
              </table:table-cell>
              <table:table-cell office:value-type="float" office:value="2041.29225127759">
                <text:p>2041.2922512775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205">
                <text:p>14205</text:p>
              </table:table-cell>
              <table:table-cell office:value-type="float" office:value="6137">
                <text:p>6137</text:p>
              </table:table-cell>
              <table:table-cell office:value-type="float" office:value="1.4205">
                <text:p>1.4205</text:p>
              </table:table-cell>
              <table:table-cell office:value-type="float" office:value="2047.39341019009">
                <text:p>2047.3934101900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225">
                <text:p>14225</text:p>
              </table:table-cell>
              <table:table-cell office:value-type="float" office:value="6142">
                <text:p>6142</text:p>
              </table:table-cell>
              <table:table-cell office:value-type="float" office:value="1.4225">
                <text:p>1.4225</text:p>
              </table:table-cell>
              <table:table-cell office:value-type="float" office:value="2053.47619380859">
                <text:p>2053.4761938085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245">
                <text:p>14245</text:p>
              </table:table-cell>
              <table:table-cell office:value-type="float" office:value="6149">
                <text:p>6149</text:p>
              </table:table-cell>
              <table:table-cell office:value-type="float" office:value="1.4245">
                <text:p>1.4245</text:p>
              </table:table-cell>
              <table:table-cell office:value-type="float" office:value="2059.54052192509">
                <text:p>2059.5405219250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265">
                <text:p>14265</text:p>
              </table:table-cell>
              <table:table-cell office:value-type="float" office:value="6156">
                <text:p>6156</text:p>
              </table:table-cell>
              <table:table-cell office:value-type="float" office:value="1.4265">
                <text:p>1.4265</text:p>
              </table:table-cell>
              <table:table-cell office:value-type="float" office:value="2065.5863149076">
                <text:p>2065.586314907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285">
                <text:p>14285</text:p>
              </table:table-cell>
              <table:table-cell office:value-type="float" office:value="6161">
                <text:p>6161</text:p>
              </table:table-cell>
              <table:table-cell office:value-type="float" office:value="1.4285">
                <text:p>1.4285</text:p>
              </table:table-cell>
              <table:table-cell office:value-type="float" office:value="2071.61349370009">
                <text:p>2071.6134937000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305">
                <text:p>14305</text:p>
              </table:table-cell>
              <table:table-cell office:value-type="float" office:value="6168">
                <text:p>6168</text:p>
              </table:table-cell>
              <table:table-cell office:value-type="float" office:value="1.4305">
                <text:p>1.4305</text:p>
              </table:table-cell>
              <table:table-cell office:value-type="float" office:value="2077.6219798226">
                <text:p>2077.621979822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25">
                <text:p>14325</text:p>
              </table:table-cell>
              <table:table-cell office:value-type="float" office:value="6173">
                <text:p>6173</text:p>
              </table:table-cell>
              <table:table-cell office:value-type="float" office:value="1.4325">
                <text:p>1.4325</text:p>
              </table:table-cell>
              <table:table-cell office:value-type="float" office:value="2083.6116953711">
                <text:p>2083.611695371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45">
                <text:p>14345</text:p>
              </table:table-cell>
              <table:table-cell office:value-type="float" office:value="6179">
                <text:p>6179</text:p>
              </table:table-cell>
              <table:table-cell office:value-type="float" office:value="1.4345">
                <text:p>1.4345</text:p>
              </table:table-cell>
              <table:table-cell office:value-type="float" office:value="2089.5825630176">
                <text:p>2089.582563017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365">
                <text:p>14365</text:p>
              </table:table-cell>
              <table:table-cell office:value-type="float" office:value="6185">
                <text:p>6185</text:p>
              </table:table-cell>
              <table:table-cell office:value-type="float" office:value="1.4365">
                <text:p>1.4365</text:p>
              </table:table-cell>
              <table:table-cell office:value-type="float" office:value="2095.5345060101">
                <text:p>2095.534506010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385">
                <text:p>14385</text:p>
              </table:table-cell>
              <table:table-cell office:value-type="float" office:value="6190">
                <text:p>6190</text:p>
              </table:table-cell>
              <table:table-cell office:value-type="float" office:value="1.4385">
                <text:p>1.4385</text:p>
              </table:table-cell>
              <table:table-cell office:value-type="float" office:value="2101.4674481726">
                <text:p>2101.467448172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405">
                <text:p>14405</text:p>
              </table:table-cell>
              <table:table-cell office:value-type="float" office:value="6197">
                <text:p>6197</text:p>
              </table:table-cell>
              <table:table-cell office:value-type="float" office:value="1.4405">
                <text:p>1.4405</text:p>
              </table:table-cell>
              <table:table-cell office:value-type="float" office:value="2107.3813139051">
                <text:p>2107.381313905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425">
                <text:p>14425</text:p>
              </table:table-cell>
              <table:table-cell office:value-type="float" office:value="6203">
                <text:p>6203</text:p>
              </table:table-cell>
              <table:table-cell office:value-type="float" office:value="1.4425">
                <text:p>1.4425</text:p>
              </table:table-cell>
              <table:table-cell office:value-type="float" office:value="2113.27602818359">
                <text:p>2113.2760281835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445">
                <text:p>14445</text:p>
              </table:table-cell>
              <table:table-cell office:value-type="float" office:value="6208">
                <text:p>6208</text:p>
              </table:table-cell>
              <table:table-cell office:value-type="float" office:value="1.4445">
                <text:p>1.4445</text:p>
              </table:table-cell>
              <table:table-cell office:value-type="float" office:value="2119.1515165601">
                <text:p>2119.151516560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465">
                <text:p>14465</text:p>
              </table:table-cell>
              <table:table-cell office:value-type="float" office:value="6214">
                <text:p>6214</text:p>
              </table:table-cell>
              <table:table-cell office:value-type="float" office:value="1.4465">
                <text:p>1.4465</text:p>
              </table:table-cell>
              <table:table-cell office:value-type="float" office:value="2125.0077051626">
                <text:p>2125.007705162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485">
                <text:p>14485</text:p>
              </table:table-cell>
              <table:table-cell office:value-type="float" office:value="6219">
                <text:p>6219</text:p>
              </table:table-cell>
              <table:table-cell office:value-type="float" office:value="1.4485">
                <text:p>1.4485</text:p>
              </table:table-cell>
              <table:table-cell office:value-type="float" office:value="2130.8445206951">
                <text:p>2130.844520695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505">
                <text:p>14505</text:p>
              </table:table-cell>
              <table:table-cell office:value-type="float" office:value="6225">
                <text:p>6225</text:p>
              </table:table-cell>
              <table:table-cell office:value-type="float" office:value="1.4505">
                <text:p>1.4505</text:p>
              </table:table-cell>
              <table:table-cell office:value-type="float" office:value="2136.66189043759">
                <text:p>2136.6618904375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525">
                <text:p>14525</text:p>
              </table:table-cell>
              <table:table-cell office:value-type="float" office:value="6231">
                <text:p>6231</text:p>
              </table:table-cell>
              <table:table-cell office:value-type="float" office:value="1.4525">
                <text:p>1.4525</text:p>
              </table:table-cell>
              <table:table-cell office:value-type="float" office:value="2142.45974224609">
                <text:p>2142.4597422460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545">
                <text:p>14545</text:p>
              </table:table-cell>
              <table:table-cell office:value-type="float" office:value="6237">
                <text:p>6237</text:p>
              </table:table-cell>
              <table:table-cell office:value-type="float" office:value="1.4545">
                <text:p>1.4545</text:p>
              </table:table-cell>
              <table:table-cell office:value-type="float" office:value="2148.2380045526">
                <text:p>2148.238004552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565">
                <text:p>14565</text:p>
              </table:table-cell>
              <table:table-cell office:value-type="float" office:value="6243">
                <text:p>6243</text:p>
              </table:table-cell>
              <table:table-cell office:value-type="float" office:value="1.4565">
                <text:p>1.4565</text:p>
              </table:table-cell>
              <table:table-cell office:value-type="float" office:value="2153.99660636509">
                <text:p>2153.9966063650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585">
                <text:p>14585</text:p>
              </table:table-cell>
              <table:table-cell office:value-type="float" office:value="6248">
                <text:p>6248</text:p>
              </table:table-cell>
              <table:table-cell office:value-type="float" office:value="1.4585">
                <text:p>1.4585</text:p>
              </table:table-cell>
              <table:table-cell office:value-type="float" office:value="2159.73547726759">
                <text:p>2159.7354772675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605">
                <text:p>14605</text:p>
              </table:table-cell>
              <table:table-cell office:value-type="float" office:value="6254">
                <text:p>6254</text:p>
              </table:table-cell>
              <table:table-cell office:value-type="float" office:value="1.4605">
                <text:p>1.4605</text:p>
              </table:table-cell>
              <table:table-cell office:value-type="float" office:value="2165.45454742009">
                <text:p>2165.4545474200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625">
                <text:p>14625</text:p>
              </table:table-cell>
              <table:table-cell office:value-type="float" office:value="6260">
                <text:p>6260</text:p>
              </table:table-cell>
              <table:table-cell office:value-type="float" office:value="1.4625">
                <text:p>1.4625</text:p>
              </table:table-cell>
              <table:table-cell office:value-type="float" office:value="2171.1537475586">
                <text:p>2171.153747558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645">
                <text:p>14645</text:p>
              </table:table-cell>
              <table:table-cell office:value-type="float" office:value="6265">
                <text:p>6265</text:p>
              </table:table-cell>
              <table:table-cell office:value-type="float" office:value="1.4645">
                <text:p>1.4645</text:p>
              </table:table-cell>
              <table:table-cell office:value-type="float" office:value="2176.83300899509">
                <text:p>2176.8330089950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665">
                <text:p>14665</text:p>
              </table:table-cell>
              <table:table-cell office:value-type="float" office:value="6271">
                <text:p>6271</text:p>
              </table:table-cell>
              <table:table-cell office:value-type="float" office:value="1.4665">
                <text:p>1.4665</text:p>
              </table:table-cell>
              <table:table-cell office:value-type="float" office:value="2182.49226361759">
                <text:p>2182.4922636175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685">
                <text:p>14685</text:p>
              </table:table-cell>
              <table:table-cell office:value-type="float" office:value="6276">
                <text:p>6276</text:p>
              </table:table-cell>
              <table:table-cell office:value-type="float" office:value="1.4685">
                <text:p>1.4685</text:p>
              </table:table-cell>
              <table:table-cell office:value-type="float" office:value="2188.1314438901">
                <text:p>2188.131443890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705">
                <text:p>14705</text:p>
              </table:table-cell>
              <table:table-cell office:value-type="float" office:value="6282">
                <text:p>6282</text:p>
              </table:table-cell>
              <table:table-cell office:value-type="float" office:value="1.4705">
                <text:p>1.4705</text:p>
              </table:table-cell>
              <table:table-cell office:value-type="float" office:value="2193.7504828526">
                <text:p>2193.750482852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725">
                <text:p>14725</text:p>
              </table:table-cell>
              <table:table-cell office:value-type="float" office:value="6287">
                <text:p>6287</text:p>
              </table:table-cell>
              <table:table-cell office:value-type="float" office:value="1.4725">
                <text:p>1.4725</text:p>
              </table:table-cell>
              <table:table-cell office:value-type="float" office:value="2199.34931412109">
                <text:p>2199.3493141210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745">
                <text:p>14745</text:p>
              </table:table-cell>
              <table:table-cell office:value-type="float" office:value="6293">
                <text:p>6293</text:p>
              </table:table-cell>
              <table:table-cell office:value-type="float" office:value="1.4745">
                <text:p>1.4745</text:p>
              </table:table-cell>
              <table:table-cell office:value-type="float" office:value="2204.92787188759">
                <text:p>2204.9278718875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765">
                <text:p>14765</text:p>
              </table:table-cell>
              <table:table-cell office:value-type="float" office:value="6298">
                <text:p>6298</text:p>
              </table:table-cell>
              <table:table-cell office:value-type="float" office:value="1.4765">
                <text:p>1.4765</text:p>
              </table:table-cell>
              <table:table-cell office:value-type="float" office:value="2210.48609092009">
                <text:p>2210.4860909200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786">
                <text:p>14786</text:p>
              </table:table-cell>
              <table:table-cell office:value-type="float" office:value="6304">
                <text:p>6304</text:p>
              </table:table-cell>
              <table:table-cell office:value-type="float" office:value="1.4786">
                <text:p>1.4786</text:p>
              </table:table-cell>
              <table:table-cell office:value-type="float" office:value="2216.30026060384">
                <text:p>2216.3002606038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805">
                <text:p>14805</text:p>
              </table:table-cell>
              <table:table-cell office:value-type="float" office:value="6309">
                <text:p>6309</text:p>
              </table:table-cell>
              <table:table-cell office:value-type="float" office:value="1.4805">
                <text:p>1.4805</text:p>
              </table:table-cell>
              <table:table-cell office:value-type="float" office:value="2221.54125473509">
                <text:p>2221.5412547350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825">
                <text:p>14825</text:p>
              </table:table-cell>
              <table:table-cell office:value-type="float" office:value="6315">
                <text:p>6315</text:p>
              </table:table-cell>
              <table:table-cell office:value-type="float" office:value="1.4825">
                <text:p>1.4825</text:p>
              </table:table-cell>
              <table:table-cell office:value-type="float" office:value="2227.0380719336">
                <text:p>2227.038071933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846">
                <text:p>14846</text:p>
              </table:table-cell>
              <table:table-cell office:value-type="float" office:value="6320">
                <text:p>6320</text:p>
              </table:table-cell>
              <table:table-cell office:value-type="float" office:value="1.4846">
                <text:p>1.4846</text:p>
              </table:table-cell>
              <table:table-cell office:value-type="float" office:value="2232.7875646841">
                <text:p>2232.787564684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66">
                <text:p>14866</text:p>
              </table:table-cell>
              <table:table-cell office:value-type="float" office:value="6325">
                <text:p>6325</text:p>
              </table:table-cell>
              <table:table-cell office:value-type="float" office:value="1.4866">
                <text:p>1.4866</text:p>
              </table:table-cell>
              <table:table-cell office:value-type="float" office:value="2238.24209728749">
                <text:p>2238.2420972874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886">
                <text:p>14886</text:p>
              </table:table-cell>
              <table:table-cell office:value-type="float" office:value="6331">
                <text:p>6331</text:p>
              </table:table-cell>
              <table:table-cell office:value-type="float" office:value="1.4886">
                <text:p>1.4886</text:p>
              </table:table-cell>
              <table:table-cell office:value-type="float" office:value="2243.6759087872">
                <text:p>2243.675908787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906">
                <text:p>14906</text:p>
              </table:table-cell>
              <table:table-cell office:value-type="float" office:value="6337">
                <text:p>6337</text:p>
              </table:table-cell>
              <table:table-cell office:value-type="float" office:value="1.4906">
                <text:p>1.4906</text:p>
              </table:table-cell>
              <table:table-cell office:value-type="float" office:value="2249.08893801204">
                <text:p>2249.0889380120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926">
                <text:p>14926</text:p>
              </table:table-cell>
              <table:table-cell office:value-type="float" office:value="6342">
                <text:p>6342</text:p>
              </table:table-cell>
              <table:table-cell office:value-type="float" office:value="1.4926">
                <text:p>1.4926</text:p>
              </table:table-cell>
              <table:table-cell office:value-type="float" office:value="2254.48112436679">
                <text:p>2254.4811243667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946">
                <text:p>14946</text:p>
              </table:table-cell>
              <table:table-cell office:value-type="float" office:value="6347">
                <text:p>6347</text:p>
              </table:table-cell>
              <table:table-cell office:value-type="float" office:value="1.4946">
                <text:p>1.4946</text:p>
              </table:table-cell>
              <table:table-cell office:value-type="float" office:value="2259.85240783227">
                <text:p>2259.8524078322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966">
                <text:p>14966</text:p>
              </table:table-cell>
              <table:table-cell office:value-type="float" office:value="6353">
                <text:p>6353</text:p>
              </table:table-cell>
              <table:table-cell office:value-type="float" office:value="1.4966">
                <text:p>1.4966</text:p>
              </table:table-cell>
              <table:table-cell office:value-type="float" office:value="2265.20272896525">
                <text:p>2265.2027289652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986">
                <text:p>14986</text:p>
              </table:table-cell>
              <table:table-cell office:value-type="float" office:value="6358">
                <text:p>6358</text:p>
              </table:table-cell>
              <table:table-cell office:value-type="float" office:value="1.4986">
                <text:p>1.4986</text:p>
              </table:table-cell>
              <table:table-cell office:value-type="float" office:value="2270.53202889856">
                <text:p>2270.5320288985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006">
                <text:p>15006</text:p>
              </table:table-cell>
              <table:table-cell office:value-type="float" office:value="6363">
                <text:p>6363</text:p>
              </table:table-cell>
              <table:table-cell office:value-type="float" office:value="1.5006">
                <text:p>1.5006</text:p>
              </table:table-cell>
              <table:table-cell office:value-type="float" office:value="2275.840249341">
                <text:p>2275.84024934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26">
                <text:p>15026</text:p>
              </table:table-cell>
              <table:table-cell office:value-type="float" office:value="6369">
                <text:p>6369</text:p>
              </table:table-cell>
              <table:table-cell office:value-type="float" office:value="1.5026">
                <text:p>1.5026</text:p>
              </table:table-cell>
              <table:table-cell office:value-type="float" office:value="2281.12733257735">
                <text:p>2281.1273325773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046">
                <text:p>15046</text:p>
              </table:table-cell>
              <table:table-cell office:value-type="float" office:value="6374">
                <text:p>6374</text:p>
              </table:table-cell>
              <table:table-cell office:value-type="float" office:value="1.5046">
                <text:p>1.5046</text:p>
              </table:table-cell>
              <table:table-cell office:value-type="float" office:value="2286.39322146842">
                <text:p>2286.3932214684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066">
                <text:p>15066</text:p>
              </table:table-cell>
              <table:table-cell office:value-type="float" office:value="6379">
                <text:p>6379</text:p>
              </table:table-cell>
              <table:table-cell office:value-type="float" office:value="1.5066">
                <text:p>1.5066</text:p>
              </table:table-cell>
              <table:table-cell office:value-type="float" office:value="2291.63785945101">
                <text:p>2291.6378594510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086">
                <text:p>15086</text:p>
              </table:table-cell>
              <table:table-cell office:value-type="float" office:value="6384">
                <text:p>6384</text:p>
              </table:table-cell>
              <table:table-cell office:value-type="float" office:value="1.5086">
                <text:p>1.5086</text:p>
              </table:table-cell>
              <table:table-cell office:value-type="float" office:value="2296.86119053792">
                <text:p>2296.8611905379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106">
                <text:p>15106</text:p>
              </table:table-cell>
              <table:table-cell office:value-type="float" office:value="6389">
                <text:p>6389</text:p>
              </table:table-cell>
              <table:table-cell office:value-type="float" office:value="1.5106">
                <text:p>1.5106</text:p>
              </table:table-cell>
              <table:table-cell office:value-type="float" office:value="2302.06315931796">
                <text:p>2302.0631593179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126">
                <text:p>15126</text:p>
              </table:table-cell>
              <table:table-cell office:value-type="float" office:value="6394">
                <text:p>6394</text:p>
              </table:table-cell>
              <table:table-cell office:value-type="float" office:value="1.5126">
                <text:p>1.5126</text:p>
              </table:table-cell>
              <table:table-cell office:value-type="float" office:value="2307.24371095591">
                <text:p>2307.2437109559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146">
                <text:p>15146</text:p>
              </table:table-cell>
              <table:table-cell office:value-type="float" office:value="6399">
                <text:p>6399</text:p>
              </table:table-cell>
              <table:table-cell office:value-type="float" office:value="1.5146">
                <text:p>1.5146</text:p>
              </table:table-cell>
              <table:table-cell office:value-type="float" office:value="2312.40279119259">
                <text:p>2312.4027911925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166">
                <text:p>15166</text:p>
              </table:table-cell>
              <table:table-cell office:value-type="float" office:value="6405">
                <text:p>6405</text:p>
              </table:table-cell>
              <table:table-cell office:value-type="float" office:value="1.5166">
                <text:p>1.5166</text:p>
              </table:table-cell>
              <table:table-cell office:value-type="float" office:value="2317.54034634477">
                <text:p>2317.5403463447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186">
                <text:p>15186</text:p>
              </table:table-cell>
              <table:table-cell office:value-type="float" office:value="6409">
                <text:p>6409</text:p>
              </table:table-cell>
              <table:table-cell office:value-type="float" office:value="1.5186">
                <text:p>1.5186</text:p>
              </table:table-cell>
              <table:table-cell office:value-type="float" office:value="2322.65632330529">
                <text:p>2322.6563233052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206">
                <text:p>15206</text:p>
              </table:table-cell>
              <table:table-cell office:value-type="float" office:value="6415">
                <text:p>6415</text:p>
              </table:table-cell>
              <table:table-cell office:value-type="float" office:value="1.5206">
                <text:p>1.5206</text:p>
              </table:table-cell>
              <table:table-cell office:value-type="float" office:value="2327.75066954291">
                <text:p>2327.7506695429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226">
                <text:p>15226</text:p>
              </table:table-cell>
              <table:table-cell office:value-type="float" office:value="6420">
                <text:p>6420</text:p>
              </table:table-cell>
              <table:table-cell office:value-type="float" office:value="1.5226">
                <text:p>1.5226</text:p>
              </table:table-cell>
              <table:table-cell office:value-type="float" office:value="2332.82333310246">
                <text:p>2332.8233331024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246">
                <text:p>15246</text:p>
              </table:table-cell>
              <table:table-cell office:value-type="float" office:value="6424">
                <text:p>6424</text:p>
              </table:table-cell>
              <table:table-cell office:value-type="float" office:value="1.5246">
                <text:p>1.5246</text:p>
              </table:table-cell>
              <table:table-cell office:value-type="float" office:value="2337.87426260475">
                <text:p>2337.8742626047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266">
                <text:p>15266</text:p>
              </table:table-cell>
              <table:table-cell office:value-type="float" office:value="6430">
                <text:p>6430</text:p>
              </table:table-cell>
              <table:table-cell office:value-type="float" office:value="1.5266">
                <text:p>1.5266</text:p>
              </table:table-cell>
              <table:table-cell office:value-type="float" office:value="2342.90340724654">
                <text:p>2342.9034072465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286">
                <text:p>15286</text:p>
              </table:table-cell>
              <table:table-cell office:value-type="float" office:value="6435">
                <text:p>6435</text:p>
              </table:table-cell>
              <table:table-cell office:value-type="float" office:value="1.5286">
                <text:p>1.5286</text:p>
              </table:table-cell>
              <table:table-cell office:value-type="float" office:value="2347.91071680064">
                <text:p>2347.9107168006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306">
                <text:p>15306</text:p>
              </table:table-cell>
              <table:table-cell office:value-type="float" office:value="6439">
                <text:p>6439</text:p>
              </table:table-cell>
              <table:table-cell office:value-type="float" office:value="1.5306">
                <text:p>1.5306</text:p>
              </table:table-cell>
              <table:table-cell office:value-type="float" office:value="2352.89614161587">
                <text:p>2352.8961416158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326">
                <text:p>15326</text:p>
              </table:table-cell>
              <table:table-cell office:value-type="float" office:value="6444">
                <text:p>6444</text:p>
              </table:table-cell>
              <table:table-cell office:value-type="float" office:value="1.5326">
                <text:p>1.5326</text:p>
              </table:table-cell>
              <table:table-cell office:value-type="float" office:value="2357.85963261703">
                <text:p>2357.8596326170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346">
                <text:p>15346</text:p>
              </table:table-cell>
              <table:table-cell office:value-type="float" office:value="6449">
                <text:p>6449</text:p>
              </table:table-cell>
              <table:table-cell office:value-type="float" office:value="1.5346">
                <text:p>1.5346</text:p>
              </table:table-cell>
              <table:table-cell office:value-type="float" office:value="2362.80114130489">
                <text:p>2362.8011413048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366">
                <text:p>15366</text:p>
              </table:table-cell>
              <table:table-cell office:value-type="float" office:value="6454">
                <text:p>6454</text:p>
              </table:table-cell>
              <table:table-cell office:value-type="float" office:value="1.5366">
                <text:p>1.5366</text:p>
              </table:table-cell>
              <table:table-cell office:value-type="float" office:value="2367.72061975628">
                <text:p>2367.7206197562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386">
                <text:p>15386</text:p>
              </table:table-cell>
              <table:table-cell office:value-type="float" office:value="6459">
                <text:p>6459</text:p>
              </table:table-cell>
              <table:table-cell office:value-type="float" office:value="1.5386">
                <text:p>1.5386</text:p>
              </table:table-cell>
              <table:table-cell office:value-type="float" office:value="2372.618020624">
                <text:p>2372.61802062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406">
                <text:p>15406</text:p>
              </table:table-cell>
              <table:table-cell office:value-type="float" office:value="6464">
                <text:p>6464</text:p>
              </table:table-cell>
              <table:table-cell office:value-type="float" office:value="1.5406">
                <text:p>1.5406</text:p>
              </table:table-cell>
              <table:table-cell office:value-type="float" office:value="2377.49329713684">
                <text:p>2377.4932971368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26">
                <text:p>15426</text:p>
              </table:table-cell>
              <table:table-cell office:value-type="float" office:value="6469">
                <text:p>6469</text:p>
              </table:table-cell>
              <table:table-cell office:value-type="float" office:value="1.5426">
                <text:p>1.5426</text:p>
              </table:table-cell>
              <table:table-cell office:value-type="float" office:value="2382.34640309959">
                <text:p>2382.3464030995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46">
                <text:p>15446</text:p>
              </table:table-cell>
              <table:table-cell office:value-type="float" office:value="6473">
                <text:p>6473</text:p>
              </table:table-cell>
              <table:table-cell office:value-type="float" office:value="1.5446">
                <text:p>1.5446</text:p>
              </table:table-cell>
              <table:table-cell office:value-type="float" office:value="2387.17729289305">
                <text:p>2387.1772928930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66">
                <text:p>15466</text:p>
              </table:table-cell>
              <table:table-cell office:value-type="float" office:value="6478">
                <text:p>6478</text:p>
              </table:table-cell>
              <table:table-cell office:value-type="float" office:value="1.5466">
                <text:p>1.5466</text:p>
              </table:table-cell>
              <table:table-cell office:value-type="float" office:value="2391.98592147405">
                <text:p>2391.9859214740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86">
                <text:p>15486</text:p>
              </table:table-cell>
              <table:table-cell office:value-type="float" office:value="6483">
                <text:p>6483</text:p>
              </table:table-cell>
              <table:table-cell office:value-type="float" office:value="1.5486">
                <text:p>1.5486</text:p>
              </table:table-cell>
              <table:table-cell office:value-type="float" office:value="2396.77224437536">
                <text:p>2396.7722443753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506">
                <text:p>15506</text:p>
              </table:table-cell>
              <table:table-cell office:value-type="float" office:value="6488">
                <text:p>6488</text:p>
              </table:table-cell>
              <table:table-cell office:value-type="float" office:value="1.5506">
                <text:p>1.5506</text:p>
              </table:table-cell>
              <table:table-cell office:value-type="float" office:value="2401.5362177058">
                <text:p>2401.536217705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526">
                <text:p>15526</text:p>
              </table:table-cell>
              <table:table-cell office:value-type="float" office:value="6493">
                <text:p>6493</text:p>
              </table:table-cell>
              <table:table-cell office:value-type="float" office:value="1.5526">
                <text:p>1.5526</text:p>
              </table:table-cell>
              <table:table-cell office:value-type="float" office:value="2406.27779815014">
                <text:p>2406.2777981501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46">
                <text:p>15546</text:p>
              </table:table-cell>
              <table:table-cell office:value-type="float" office:value="6497">
                <text:p>6497</text:p>
              </table:table-cell>
              <table:table-cell office:value-type="float" office:value="1.5546">
                <text:p>1.5546</text:p>
              </table:table-cell>
              <table:table-cell office:value-type="float" office:value="2410.99694296921">
                <text:p>2410.9969429692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566">
                <text:p>15566</text:p>
              </table:table-cell>
              <table:table-cell office:value-type="float" office:value="6502">
                <text:p>6502</text:p>
              </table:table-cell>
              <table:table-cell office:value-type="float" office:value="1.5566">
                <text:p>1.5566</text:p>
              </table:table-cell>
              <table:table-cell office:value-type="float" office:value="2415.69360999982">
                <text:p>2415.6936099998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586">
                <text:p>15586</text:p>
              </table:table-cell>
              <table:table-cell office:value-type="float" office:value="6507">
                <text:p>6507</text:p>
              </table:table-cell>
              <table:table-cell office:value-type="float" office:value="1.5586">
                <text:p>1.5586</text:p>
              </table:table-cell>
              <table:table-cell office:value-type="float" office:value="2420.36775765472">
                <text:p>2420.3677576547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606">
                <text:p>15606</text:p>
              </table:table-cell>
              <table:table-cell office:value-type="float" office:value="6511">
                <text:p>6511</text:p>
              </table:table-cell>
              <table:table-cell office:value-type="float" office:value="1.5606">
                <text:p>1.5606</text:p>
              </table:table-cell>
              <table:table-cell office:value-type="float" office:value="2425.01934492275">
                <text:p>2425.0193449227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626">
                <text:p>15626</text:p>
              </table:table-cell>
              <table:table-cell office:value-type="float" office:value="6516">
                <text:p>6516</text:p>
              </table:table-cell>
              <table:table-cell office:value-type="float" office:value="1.5626">
                <text:p>1.5626</text:p>
              </table:table-cell>
              <table:table-cell office:value-type="float" office:value="2429.64833136871">
                <text:p>2429.6483313687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46">
                <text:p>15646</text:p>
              </table:table-cell>
              <table:table-cell office:value-type="float" office:value="6520">
                <text:p>6520</text:p>
              </table:table-cell>
              <table:table-cell office:value-type="float" office:value="1.5646">
                <text:p>1.5646</text:p>
              </table:table-cell>
              <table:table-cell office:value-type="float" office:value="2434.25467713338">
                <text:p>2434.2546771333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666">
                <text:p>15666</text:p>
              </table:table-cell>
              <table:table-cell office:value-type="float" office:value="6525">
                <text:p>6525</text:p>
              </table:table-cell>
              <table:table-cell office:value-type="float" office:value="1.5666">
                <text:p>1.5666</text:p>
              </table:table-cell>
              <table:table-cell office:value-type="float" office:value="2438.83834293357">
                <text:p>2438.8383429335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686">
                <text:p>15686</text:p>
              </table:table-cell>
              <table:table-cell office:value-type="float" office:value="6530">
                <text:p>6530</text:p>
              </table:table-cell>
              <table:table-cell office:value-type="float" office:value="1.5686">
                <text:p>1.5686</text:p>
              </table:table-cell>
              <table:table-cell office:value-type="float" office:value="2443.39929006208">
                <text:p>2443.3992900620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706">
                <text:p>15706</text:p>
              </table:table-cell>
              <table:table-cell office:value-type="float" office:value="6535">
                <text:p>6535</text:p>
              </table:table-cell>
              <table:table-cell office:value-type="float" office:value="1.5706">
                <text:p>1.5706</text:p>
              </table:table-cell>
              <table:table-cell office:value-type="float" office:value="2447.93748038772">
                <text:p>2447.9374803877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726">
                <text:p>15726</text:p>
              </table:table-cell>
              <table:table-cell office:value-type="float" office:value="6539">
                <text:p>6539</text:p>
              </table:table-cell>
              <table:table-cell office:value-type="float" office:value="1.5726">
                <text:p>1.5726</text:p>
              </table:table-cell>
              <table:table-cell office:value-type="float" office:value="2452.45287635527">
                <text:p>2452.4528763552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746">
                <text:p>15746</text:p>
              </table:table-cell>
              <table:table-cell office:value-type="float" office:value="6543">
                <text:p>6543</text:p>
              </table:table-cell>
              <table:table-cell office:value-type="float" office:value="1.5746">
                <text:p>1.5746</text:p>
              </table:table-cell>
              <table:table-cell office:value-type="float" office:value="2456.94544098554">
                <text:p>2456.9454409855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66">
                <text:p>15766</text:p>
              </table:table-cell>
              <table:table-cell office:value-type="float" office:value="6548">
                <text:p>6548</text:p>
              </table:table-cell>
              <table:table-cell office:value-type="float" office:value="1.5766">
                <text:p>1.5766</text:p>
              </table:table-cell>
              <table:table-cell office:value-type="float" office:value="2461.41513787533">
                <text:p>2461.4151378753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86">
                <text:p>15786</text:p>
              </table:table-cell>
              <table:table-cell office:value-type="float" office:value="6553">
                <text:p>6553</text:p>
              </table:table-cell>
              <table:table-cell office:value-type="float" office:value="1.5786">
                <text:p>1.5786</text:p>
              </table:table-cell>
              <table:table-cell office:value-type="float" office:value="2465.86193119743">
                <text:p>2465.8619311974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806">
                <text:p>15806</text:p>
              </table:table-cell>
              <table:table-cell office:value-type="float" office:value="6557">
                <text:p>6557</text:p>
              </table:table-cell>
              <table:table-cell office:value-type="float" office:value="1.5806">
                <text:p>1.5806</text:p>
              </table:table-cell>
              <table:table-cell office:value-type="float" office:value="2470.28578570067">
                <text:p>2470.2857857006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827">
                <text:p>15827</text:p>
              </table:table-cell>
              <table:table-cell office:value-type="float" office:value="6561">
                <text:p>6561</text:p>
              </table:table-cell>
              <table:table-cell office:value-type="float" office:value="1.5827">
                <text:p>1.5827</text:p>
              </table:table-cell>
              <table:table-cell office:value-type="float" office:value="2474.90610709195">
                <text:p>2474.9061070919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847">
                <text:p>15847</text:p>
              </table:table-cell>
              <table:table-cell office:value-type="float" office:value="6566">
                <text:p>6566</text:p>
              </table:table-cell>
              <table:table-cell office:value-type="float" office:value="1.5847">
                <text:p>1.5847</text:p>
              </table:table-cell>
              <table:table-cell office:value-type="float" office:value="2479.2828292434">
                <text:p>2479.282829243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867">
                <text:p>15867</text:p>
              </table:table-cell>
              <table:table-cell office:value-type="float" office:value="6570">
                <text:p>6570</text:p>
              </table:table-cell>
              <table:table-cell office:value-type="float" office:value="1.5867">
                <text:p>1.5867</text:p>
              </table:table-cell>
              <table:table-cell office:value-type="float" office:value="2483.63650861732">
                <text:p>2483.6365086173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887">
                <text:p>15887</text:p>
              </table:table-cell>
              <table:table-cell office:value-type="float" office:value="6575">
                <text:p>6575</text:p>
              </table:table-cell>
              <table:table-cell office:value-type="float" office:value="1.5887">
                <text:p>1.5887</text:p>
              </table:table-cell>
              <table:table-cell office:value-type="float" office:value="2487.96711229531">
                <text:p>2487.9671122953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907">
                <text:p>15907</text:p>
              </table:table-cell>
              <table:table-cell office:value-type="float" office:value="6579">
                <text:p>6579</text:p>
              </table:table-cell>
              <table:table-cell office:value-type="float" office:value="1.5907">
                <text:p>1.5907</text:p>
              </table:table-cell>
              <table:table-cell office:value-type="float" office:value="2492.27460793497">
                <text:p>2492.2746079349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927">
                <text:p>15927</text:p>
              </table:table-cell>
              <table:table-cell office:value-type="float" office:value="6583">
                <text:p>6583</text:p>
              </table:table-cell>
              <table:table-cell office:value-type="float" office:value="1.5927">
                <text:p>1.5927</text:p>
              </table:table-cell>
              <table:table-cell office:value-type="float" office:value="2496.55896376994">
                <text:p>2496.5589637699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947">
                <text:p>15947</text:p>
              </table:table-cell>
              <table:table-cell office:value-type="float" office:value="6588">
                <text:p>6588</text:p>
              </table:table-cell>
              <table:table-cell office:value-type="float" office:value="1.5947">
                <text:p>1.5947</text:p>
              </table:table-cell>
              <table:table-cell office:value-type="float" office:value="2500.82014860978">
                <text:p>2500.8201486097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967">
                <text:p>15967</text:p>
              </table:table-cell>
              <table:table-cell office:value-type="float" office:value="6592">
                <text:p>6592</text:p>
              </table:table-cell>
              <table:table-cell office:value-type="float" office:value="1.5967">
                <text:p>1.5967</text:p>
              </table:table-cell>
              <table:table-cell office:value-type="float" office:value="2505.05813184009">
                <text:p>2505.0581318400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987">
                <text:p>15987</text:p>
              </table:table-cell>
              <table:table-cell office:value-type="float" office:value="6596">
                <text:p>6596</text:p>
              </table:table-cell>
              <table:table-cell office:value-type="float" office:value="1.5987">
                <text:p>1.5987</text:p>
              </table:table-cell>
              <table:table-cell office:value-type="float" office:value="2509.27288342248">
                <text:p>2509.2728834224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007">
                <text:p>16007</text:p>
              </table:table-cell>
              <table:table-cell office:value-type="float" office:value="6600">
                <text:p>6600</text:p>
              </table:table-cell>
              <table:table-cell office:value-type="float" office:value="1.6007">
                <text:p>1.6007</text:p>
              </table:table-cell>
              <table:table-cell office:value-type="float" office:value="2513.46437389456">
                <text:p>2513.4643738945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027">
                <text:p>16027</text:p>
              </table:table-cell>
              <table:table-cell office:value-type="float" office:value="6604">
                <text:p>6604</text:p>
              </table:table-cell>
              <table:table-cell office:value-type="float" office:value="1.6027">
                <text:p>1.6027</text:p>
              </table:table-cell>
              <table:table-cell office:value-type="float" office:value="2517.63257436991">
                <text:p>2517.6325743699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047">
                <text:p>16047</text:p>
              </table:table-cell>
              <table:table-cell office:value-type="float" office:value="6609">
                <text:p>6609</text:p>
              </table:table-cell>
              <table:table-cell office:value-type="float" office:value="1.6047">
                <text:p>1.6047</text:p>
              </table:table-cell>
              <table:table-cell office:value-type="float" office:value="2521.77745653815">
                <text:p>2521.7774565381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067">
                <text:p>16067</text:p>
              </table:table-cell>
              <table:table-cell office:value-type="float" office:value="6613">
                <text:p>6613</text:p>
              </table:table-cell>
              <table:table-cell office:value-type="float" office:value="1.6067">
                <text:p>1.6067</text:p>
              </table:table-cell>
              <table:table-cell office:value-type="float" office:value="2525.89899266487">
                <text:p>2525.8989926648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087">
                <text:p>16087</text:p>
              </table:table-cell>
              <table:table-cell office:value-type="float" office:value="6616">
                <text:p>6616</text:p>
              </table:table-cell>
              <table:table-cell office:value-type="float" office:value="1.6087">
                <text:p>1.6087</text:p>
              </table:table-cell>
              <table:table-cell office:value-type="float" office:value="2529.99715559166">
                <text:p>2529.9971555916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107">
                <text:p>16107</text:p>
              </table:table-cell>
              <table:table-cell office:value-type="float" office:value="6621">
                <text:p>6621</text:p>
              </table:table-cell>
              <table:table-cell office:value-type="float" office:value="1.6107">
                <text:p>1.6107</text:p>
              </table:table-cell>
              <table:table-cell office:value-type="float" office:value="2534.07191873615">
                <text:p>2534.0719187361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127">
                <text:p>16127</text:p>
              </table:table-cell>
              <table:table-cell office:value-type="float" office:value="6624">
                <text:p>6624</text:p>
              </table:table-cell>
              <table:table-cell office:value-type="float" office:value="1.6127">
                <text:p>1.6127</text:p>
              </table:table-cell>
              <table:table-cell office:value-type="float" office:value="2538.1232560919">
                <text:p>2538.123256091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147">
                <text:p>16147</text:p>
              </table:table-cell>
              <table:table-cell office:value-type="float" office:value="6629">
                <text:p>6629</text:p>
              </table:table-cell>
              <table:table-cell office:value-type="float" office:value="1.6147">
                <text:p>1.6147</text:p>
              </table:table-cell>
              <table:table-cell office:value-type="float" office:value="2542.15114222853">
                <text:p>2542.1511422285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167">
                <text:p>16167</text:p>
              </table:table-cell>
              <table:table-cell office:value-type="float" office:value="6633">
                <text:p>6633</text:p>
              </table:table-cell>
              <table:table-cell office:value-type="float" office:value="1.6167">
                <text:p>1.6167</text:p>
              </table:table-cell>
              <table:table-cell office:value-type="float" office:value="2546.15555229165">
                <text:p>2546.1555522916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187">
                <text:p>16187</text:p>
              </table:table-cell>
              <table:table-cell office:value-type="float" office:value="6637">
                <text:p>6637</text:p>
              </table:table-cell>
              <table:table-cell office:value-type="float" office:value="1.6187">
                <text:p>1.6187</text:p>
              </table:table-cell>
              <table:table-cell office:value-type="float" office:value="2550.13646200285">
                <text:p>2550.1364620028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207">
                <text:p>16207</text:p>
              </table:table-cell>
              <table:table-cell office:value-type="float" office:value="6641">
                <text:p>6641</text:p>
              </table:table-cell>
              <table:table-cell office:value-type="float" office:value="1.6207">
                <text:p>1.6207</text:p>
              </table:table-cell>
              <table:table-cell office:value-type="float" office:value="2554.09384765973">
                <text:p>2554.0938476597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227">
                <text:p>16227</text:p>
              </table:table-cell>
              <table:table-cell office:value-type="float" office:value="6645">
                <text:p>6645</text:p>
              </table:table-cell>
              <table:table-cell office:value-type="float" office:value="1.6227">
                <text:p>1.6227</text:p>
              </table:table-cell>
              <table:table-cell office:value-type="float" office:value="2558.02768613587">
                <text:p>2558.0276861358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247">
                <text:p>16247</text:p>
              </table:table-cell>
              <table:table-cell office:value-type="float" office:value="6649">
                <text:p>6649</text:p>
              </table:table-cell>
              <table:table-cell office:value-type="float" office:value="1.6247">
                <text:p>1.6247</text:p>
              </table:table-cell>
              <table:table-cell office:value-type="float" office:value="2561.93795488092">
                <text:p>2561.9379548809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267">
                <text:p>16267</text:p>
              </table:table-cell>
              <table:table-cell office:value-type="float" office:value="6652">
                <text:p>6652</text:p>
              </table:table-cell>
              <table:table-cell office:value-type="float" office:value="1.6267">
                <text:p>1.6267</text:p>
              </table:table-cell>
              <table:table-cell office:value-type="float" office:value="2565.82463192043">
                <text:p>2565.8246319204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287">
                <text:p>16287</text:p>
              </table:table-cell>
              <table:table-cell office:value-type="float" office:value="6656">
                <text:p>6656</text:p>
              </table:table-cell>
              <table:table-cell office:value-type="float" office:value="1.6287">
                <text:p>1.6287</text:p>
              </table:table-cell>
              <table:table-cell office:value-type="float" office:value="2569.68769585603">
                <text:p>2569.6876958560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307">
                <text:p>16307</text:p>
              </table:table-cell>
              <table:table-cell office:value-type="float" office:value="6660">
                <text:p>6660</text:p>
              </table:table-cell>
              <table:table-cell office:value-type="float" office:value="1.6307">
                <text:p>1.6307</text:p>
              </table:table-cell>
              <table:table-cell office:value-type="float" office:value="2573.52712586529">
                <text:p>2573.5271258652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327">
                <text:p>16327</text:p>
              </table:table-cell>
              <table:table-cell office:value-type="float" office:value="6664">
                <text:p>6664</text:p>
              </table:table-cell>
              <table:table-cell office:value-type="float" office:value="1.6327">
                <text:p>1.6327</text:p>
              </table:table-cell>
              <table:table-cell office:value-type="float" office:value="2577.34290170185">
                <text:p>2577.3429017018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347">
                <text:p>16347</text:p>
              </table:table-cell>
              <table:table-cell office:value-type="float" office:value="6668">
                <text:p>6668</text:p>
              </table:table-cell>
              <table:table-cell office:value-type="float" office:value="1.6347">
                <text:p>1.6347</text:p>
              </table:table-cell>
              <table:table-cell office:value-type="float" office:value="2581.13500369529">
                <text:p>2581.1350036952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367">
                <text:p>16367</text:p>
              </table:table-cell>
              <table:table-cell office:value-type="float" office:value="6671">
                <text:p>6671</text:p>
              </table:table-cell>
              <table:table-cell office:value-type="float" office:value="1.6367">
                <text:p>1.6367</text:p>
              </table:table-cell>
              <table:table-cell office:value-type="float" office:value="2584.90341275121">
                <text:p>2584.9034127512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387">
                <text:p>16387</text:p>
              </table:table-cell>
              <table:table-cell office:value-type="float" office:value="6675">
                <text:p>6675</text:p>
              </table:table-cell>
              <table:table-cell office:value-type="float" office:value="1.6387">
                <text:p>1.6387</text:p>
              </table:table-cell>
              <table:table-cell office:value-type="float" office:value="2588.6481103512">
                <text:p>2588.648110351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407">
                <text:p>16407</text:p>
              </table:table-cell>
              <table:table-cell office:value-type="float" office:value="6679">
                <text:p>6679</text:p>
              </table:table-cell>
              <table:table-cell office:value-type="float" office:value="1.6407">
                <text:p>1.6407</text:p>
              </table:table-cell>
              <table:table-cell office:value-type="float" office:value="2592.36907855287">
                <text:p>2592.3690785528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427">
                <text:p>16427</text:p>
              </table:table-cell>
              <table:table-cell office:value-type="float" office:value="6683">
                <text:p>6683</text:p>
              </table:table-cell>
              <table:table-cell office:value-type="float" office:value="1.6427">
                <text:p>1.6427</text:p>
              </table:table-cell>
              <table:table-cell office:value-type="float" office:value="2596.06629998984">
                <text:p>2596.0662999898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447">
                <text:p>16447</text:p>
              </table:table-cell>
              <table:table-cell office:value-type="float" office:value="6687">
                <text:p>6687</text:p>
              </table:table-cell>
              <table:table-cell office:value-type="float" office:value="1.6447">
                <text:p>1.6447</text:p>
              </table:table-cell>
              <table:table-cell office:value-type="float" office:value="2599.73975787167">
                <text:p>2599.7397578716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467">
                <text:p>16467</text:p>
              </table:table-cell>
              <table:table-cell office:value-type="float" office:value="6690">
                <text:p>6690</text:p>
              </table:table-cell>
              <table:table-cell office:value-type="float" office:value="1.6467">
                <text:p>1.6467</text:p>
              </table:table-cell>
              <table:table-cell office:value-type="float" office:value="2603.38943598399">
                <text:p>2603.3894359839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487">
                <text:p>16487</text:p>
              </table:table-cell>
              <table:table-cell office:value-type="float" office:value="6694">
                <text:p>6694</text:p>
              </table:table-cell>
              <table:table-cell office:value-type="float" office:value="1.6487">
                <text:p>1.6487</text:p>
              </table:table-cell>
              <table:table-cell office:value-type="float" office:value="2607.01531868838">
                <text:p>2607.0153186883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507">
                <text:p>16507</text:p>
              </table:table-cell>
              <table:table-cell office:value-type="float" office:value="6698">
                <text:p>6698</text:p>
              </table:table-cell>
              <table:table-cell office:value-type="float" office:value="1.6507">
                <text:p>1.6507</text:p>
              </table:table-cell>
              <table:table-cell office:value-type="float" office:value="2610.61739092246">
                <text:p>2610.6173909224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527">
                <text:p>16527</text:p>
              </table:table-cell>
              <table:table-cell office:value-type="float" office:value="6701">
                <text:p>6701</text:p>
              </table:table-cell>
              <table:table-cell office:value-type="float" office:value="1.6527">
                <text:p>1.6527</text:p>
              </table:table-cell>
              <table:table-cell office:value-type="float" office:value="2614.19563819982">
                <text:p>2614.1956381998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47">
                <text:p>16547</text:p>
              </table:table-cell>
              <table:table-cell office:value-type="float" office:value="6705">
                <text:p>6705</text:p>
              </table:table-cell>
              <table:table-cell office:value-type="float" office:value="1.6547">
                <text:p>1.6547</text:p>
              </table:table-cell>
              <table:table-cell office:value-type="float" office:value="2617.75004661005">
                <text:p>2617.7500466100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67">
                <text:p>16567</text:p>
              </table:table-cell>
              <table:table-cell office:value-type="float" office:value="6708">
                <text:p>6708</text:p>
              </table:table-cell>
              <table:table-cell office:value-type="float" office:value="1.6567">
                <text:p>1.6567</text:p>
              </table:table-cell>
              <table:table-cell office:value-type="float" office:value="2621.28060281877">
                <text:p>2621.2806028187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87">
                <text:p>16587</text:p>
              </table:table-cell>
              <table:table-cell office:value-type="float" office:value="6712">
                <text:p>6712</text:p>
              </table:table-cell>
              <table:table-cell office:value-type="float" office:value="1.6587">
                <text:p>1.6587</text:p>
              </table:table-cell>
              <table:table-cell office:value-type="float" office:value="2624.78729406756">
                <text:p>2624.7872940675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607">
                <text:p>16607</text:p>
              </table:table-cell>
              <table:table-cell office:value-type="float" office:value="6715">
                <text:p>6715</text:p>
              </table:table-cell>
              <table:table-cell office:value-type="float" office:value="1.6607">
                <text:p>1.6607</text:p>
              </table:table-cell>
              <table:table-cell office:value-type="float" office:value="2628.27010817404">
                <text:p>2628.2701081740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627">
                <text:p>16627</text:p>
              </table:table-cell>
              <table:table-cell office:value-type="float" office:value="6719">
                <text:p>6719</text:p>
              </table:table-cell>
              <table:table-cell office:value-type="float" office:value="1.6627">
                <text:p>1.6627</text:p>
              </table:table-cell>
              <table:table-cell office:value-type="float" office:value="2631.7290335318">
                <text:p>2631.729033531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647">
                <text:p>16647</text:p>
              </table:table-cell>
              <table:table-cell office:value-type="float" office:value="6722">
                <text:p>6722</text:p>
              </table:table-cell>
              <table:table-cell office:value-type="float" office:value="1.6647">
                <text:p>1.6647</text:p>
              </table:table-cell>
              <table:table-cell office:value-type="float" office:value="2635.16405911044">
                <text:p>2635.1640591104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667">
                <text:p>16667</text:p>
              </table:table-cell>
              <table:table-cell office:value-type="float" office:value="6726">
                <text:p>6726</text:p>
              </table:table-cell>
              <table:table-cell office:value-type="float" office:value="1.6667">
                <text:p>1.6667</text:p>
              </table:table-cell>
              <table:table-cell office:value-type="float" office:value="2638.57517445555">
                <text:p>2638.5751744555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687">
                <text:p>16687</text:p>
              </table:table-cell>
              <table:table-cell office:value-type="float" office:value="6729">
                <text:p>6729</text:p>
              </table:table-cell>
              <table:table-cell office:value-type="float" office:value="1.6687">
                <text:p>1.6687</text:p>
              </table:table-cell>
              <table:table-cell office:value-type="float" office:value="2641.96236968874">
                <text:p>2641.9623696887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707">
                <text:p>16707</text:p>
              </table:table-cell>
              <table:table-cell office:value-type="float" office:value="6733">
                <text:p>6733</text:p>
              </table:table-cell>
              <table:table-cell office:value-type="float" office:value="1.6707">
                <text:p>1.6707</text:p>
              </table:table-cell>
              <table:table-cell office:value-type="float" office:value="2645.32563550762">
                <text:p>2645.3256355076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727">
                <text:p>16727</text:p>
              </table:table-cell>
              <table:table-cell office:value-type="float" office:value="6736">
                <text:p>6736</text:p>
              </table:table-cell>
              <table:table-cell office:value-type="float" office:value="1.6727">
                <text:p>1.6727</text:p>
              </table:table-cell>
              <table:table-cell office:value-type="float" office:value="2648.66496318578">
                <text:p>2648.6649631857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748">
                <text:p>16748</text:p>
              </table:table-cell>
              <table:table-cell office:value-type="float" office:value="6739">
                <text:p>6739</text:p>
              </table:table-cell>
              <table:table-cell office:value-type="float" office:value="1.6748">
                <text:p>1.6748</text:p>
              </table:table-cell>
              <table:table-cell office:value-type="float" office:value="2652.1454849137">
                <text:p>2652.145484913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767">
                <text:p>16767</text:p>
              </table:table-cell>
              <table:table-cell office:value-type="float" office:value="6742">
                <text:p>6742</text:p>
              </table:table-cell>
              <table:table-cell office:value-type="float" office:value="1.6767">
                <text:p>1.6767</text:p>
              </table:table-cell>
              <table:table-cell office:value-type="float" office:value="2655.27177209433">
                <text:p>2655.2717720943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788">
                <text:p>16788</text:p>
              </table:table-cell>
              <table:table-cell office:value-type="float" office:value="6746">
                <text:p>6746</text:p>
              </table:table-cell>
              <table:table-cell office:value-type="float" office:value="1.6788">
                <text:p>1.6788</text:p>
              </table:table-cell>
              <table:table-cell office:value-type="float" office:value="2658.70198299447">
                <text:p>2658.7019829944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808">
                <text:p>16808</text:p>
              </table:table-cell>
              <table:table-cell office:value-type="float" office:value="6749">
                <text:p>6749</text:p>
              </table:table-cell>
              <table:table-cell office:value-type="float" office:value="1.6808">
                <text:p>1.6808</text:p>
              </table:table-cell>
              <table:table-cell office:value-type="float" office:value="2661.94428384317">
                <text:p>2661.9442838431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828">
                <text:p>16828</text:p>
              </table:table-cell>
              <table:table-cell office:value-type="float" office:value="6752">
                <text:p>6752</text:p>
              </table:table-cell>
              <table:table-cell office:value-type="float" office:value="1.6828">
                <text:p>1.6828</text:p>
              </table:table-cell>
              <table:table-cell office:value-type="float" office:value="2665.16261128196">
                <text:p>2665.1626112819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848">
                <text:p>16848</text:p>
              </table:table-cell>
              <table:table-cell office:value-type="float" office:value="6756">
                <text:p>6756</text:p>
              </table:table-cell>
              <table:table-cell office:value-type="float" office:value="1.6848">
                <text:p>1.6848</text:p>
              </table:table-cell>
              <table:table-cell office:value-type="float" office:value="2668.35696006924">
                <text:p>2668.3569600692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868">
                <text:p>16868</text:p>
              </table:table-cell>
              <table:table-cell office:value-type="float" office:value="6759">
                <text:p>6759</text:p>
              </table:table-cell>
              <table:table-cell office:value-type="float" office:value="1.6868">
                <text:p>1.6868</text:p>
              </table:table-cell>
              <table:table-cell office:value-type="float" office:value="2671.52732553937">
                <text:p>2671.5273255393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888">
                <text:p>16888</text:p>
              </table:table-cell>
              <table:table-cell office:value-type="float" office:value="6762">
                <text:p>6762</text:p>
              </table:table-cell>
              <table:table-cell office:value-type="float" office:value="1.6888">
                <text:p>1.6888</text:p>
              </table:table-cell>
              <table:table-cell office:value-type="float" office:value="2674.6737036028">
                <text:p>2674.673703602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908">
                <text:p>16908</text:p>
              </table:table-cell>
              <table:table-cell office:value-type="float" office:value="6765">
                <text:p>6765</text:p>
              </table:table-cell>
              <table:table-cell office:value-type="float" office:value="1.6908">
                <text:p>1.6908</text:p>
              </table:table-cell>
              <table:table-cell office:value-type="float" office:value="2677.7960907459">
                <text:p>2677.796090745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928">
                <text:p>16928</text:p>
              </table:table-cell>
              <table:table-cell office:value-type="float" office:value="6768">
                <text:p>6768</text:p>
              </table:table-cell>
              <table:table-cell office:value-type="float" office:value="1.6928">
                <text:p>1.6928</text:p>
              </table:table-cell>
              <table:table-cell office:value-type="float" office:value="2680.89448403107">
                <text:p>2680.8944840310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948">
                <text:p>16948</text:p>
              </table:table-cell>
              <table:table-cell office:value-type="float" office:value="6772">
                <text:p>6772</text:p>
              </table:table-cell>
              <table:table-cell office:value-type="float" office:value="1.6948">
                <text:p>1.6948</text:p>
              </table:table-cell>
              <table:table-cell office:value-type="float" office:value="2683.96888109674">
                <text:p>2683.9688810967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968">
                <text:p>16968</text:p>
              </table:table-cell>
              <table:table-cell office:value-type="float" office:value="6775">
                <text:p>6775</text:p>
              </table:table-cell>
              <table:table-cell office:value-type="float" office:value="1.6968">
                <text:p>1.6968</text:p>
              </table:table-cell>
              <table:table-cell office:value-type="float" office:value="2687.01928015729">
                <text:p>2687.0192801572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988">
                <text:p>16988</text:p>
              </table:table-cell>
              <table:table-cell office:value-type="float" office:value="6778">
                <text:p>6778</text:p>
              </table:table-cell>
              <table:table-cell office:value-type="float" office:value="1.6988">
                <text:p>1.6988</text:p>
              </table:table-cell>
              <table:table-cell office:value-type="float" office:value="2690.04568000311">
                <text:p>2690.0456800031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008">
                <text:p>17008</text:p>
              </table:table-cell>
              <table:table-cell office:value-type="float" office:value="6781">
                <text:p>6781</text:p>
              </table:table-cell>
              <table:table-cell office:value-type="float" office:value="1.7008">
                <text:p>1.7008</text:p>
              </table:table-cell>
              <table:table-cell office:value-type="float" office:value="2693.04808000061">
                <text:p>2693.0480800006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028">
                <text:p>17028</text:p>
              </table:table-cell>
              <table:table-cell office:value-type="float" office:value="6784">
                <text:p>6784</text:p>
              </table:table-cell>
              <table:table-cell office:value-type="float" office:value="1.7028">
                <text:p>1.7028</text:p>
              </table:table-cell>
              <table:table-cell office:value-type="float" office:value="2696.0264800922">
                <text:p>2696.026480092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048">
                <text:p>17048</text:p>
              </table:table-cell>
              <table:table-cell office:value-type="float" office:value="6787">
                <text:p>6787</text:p>
              </table:table-cell>
              <table:table-cell office:value-type="float" office:value="1.7048">
                <text:p>1.7048</text:p>
              </table:table-cell>
              <table:table-cell office:value-type="float" office:value="2698.98088079627">
                <text:p>2698.9808807962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068">
                <text:p>17068</text:p>
              </table:table-cell>
              <table:table-cell office:value-type="float" office:value="6790">
                <text:p>6790</text:p>
              </table:table-cell>
              <table:table-cell office:value-type="float" office:value="1.7068">
                <text:p>1.7068</text:p>
              </table:table-cell>
              <table:table-cell office:value-type="float" office:value="2701.91128320721">
                <text:p>2701.9112832072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088">
                <text:p>17088</text:p>
              </table:table-cell>
              <table:table-cell office:value-type="float" office:value="6793">
                <text:p>6793</text:p>
              </table:table-cell>
              <table:table-cell office:value-type="float" office:value="1.7088">
                <text:p>1.7088</text:p>
              </table:table-cell>
              <table:table-cell office:value-type="float" office:value="2704.81768899542">
                <text:p>2704.8176889954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108">
                <text:p>17108</text:p>
              </table:table-cell>
              <table:table-cell office:value-type="float" office:value="6796">
                <text:p>6796</text:p>
              </table:table-cell>
              <table:table-cell office:value-type="float" office:value="1.7108">
                <text:p>1.7108</text:p>
              </table:table-cell>
              <table:table-cell office:value-type="float" office:value="2707.70010040732">
                <text:p>2707.7001004073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128">
                <text:p>17128</text:p>
              </table:table-cell>
              <table:table-cell office:value-type="float" office:value="6799">
                <text:p>6799</text:p>
              </table:table-cell>
              <table:table-cell office:value-type="float" office:value="1.7128">
                <text:p>1.7128</text:p>
              </table:table-cell>
              <table:table-cell office:value-type="float" office:value="2710.55852026533">
                <text:p>2710.5585202653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148">
                <text:p>17148</text:p>
              </table:table-cell>
              <table:table-cell office:value-type="float" office:value="6802">
                <text:p>6802</text:p>
              </table:table-cell>
              <table:table-cell office:value-type="float" office:value="1.7148">
                <text:p>1.7148</text:p>
              </table:table-cell>
              <table:table-cell office:value-type="float" office:value="2713.39295196778">
                <text:p>2713.3929519677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168">
                <text:p>17168</text:p>
              </table:table-cell>
              <table:table-cell office:value-type="float" office:value="6805">
                <text:p>6805</text:p>
              </table:table-cell>
              <table:table-cell office:value-type="float" office:value="1.7168">
                <text:p>1.7168</text:p>
              </table:table-cell>
              <table:table-cell office:value-type="float" office:value="2716.20339948912">
                <text:p>2716.2033994891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188">
                <text:p>17188</text:p>
              </table:table-cell>
              <table:table-cell office:value-type="float" office:value="6807">
                <text:p>6807</text:p>
              </table:table-cell>
              <table:table-cell office:value-type="float" office:value="1.7188">
                <text:p>1.7188</text:p>
              </table:table-cell>
              <table:table-cell office:value-type="float" office:value="2718.98986737975">
                <text:p>2718.9898673797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208">
                <text:p>17208</text:p>
              </table:table-cell>
              <table:table-cell office:value-type="float" office:value="6811">
                <text:p>6811</text:p>
              </table:table-cell>
              <table:table-cell office:value-type="float" office:value="1.7208">
                <text:p>1.7208</text:p>
              </table:table-cell>
              <table:table-cell office:value-type="float" office:value="2721.75236076605">
                <text:p>2721.7523607660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228">
                <text:p>17228</text:p>
              </table:table-cell>
              <table:table-cell office:value-type="float" office:value="6813">
                <text:p>6813</text:p>
              </table:table-cell>
              <table:table-cell office:value-type="float" office:value="1.7228">
                <text:p>1.7228</text:p>
              </table:table-cell>
              <table:table-cell office:value-type="float" office:value="2724.49088535043">
                <text:p>2724.4908853504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248">
                <text:p>17248</text:p>
              </table:table-cell>
              <table:table-cell office:value-type="float" office:value="6816">
                <text:p>6816</text:p>
              </table:table-cell>
              <table:table-cell office:value-type="float" office:value="1.7248">
                <text:p>1.7248</text:p>
              </table:table-cell>
              <table:table-cell office:value-type="float" office:value="2727.2054474113">
                <text:p>2727.205447411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68">
                <text:p>17268</text:p>
              </table:table-cell>
              <table:table-cell office:value-type="float" office:value="6819">
                <text:p>6819</text:p>
              </table:table-cell>
              <table:table-cell office:value-type="float" office:value="1.7268">
                <text:p>1.7268</text:p>
              </table:table-cell>
              <table:table-cell office:value-type="float" office:value="2729.89605380305">
                <text:p>2729.8960538030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288">
                <text:p>17288</text:p>
              </table:table-cell>
              <table:table-cell office:value-type="float" office:value="6821">
                <text:p>6821</text:p>
              </table:table-cell>
              <table:table-cell office:value-type="float" office:value="1.7288">
                <text:p>1.7288</text:p>
              </table:table-cell>
              <table:table-cell office:value-type="float" office:value="2732.56271195607">
                <text:p>2732.5627119560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308">
                <text:p>17308</text:p>
              </table:table-cell>
              <table:table-cell office:value-type="float" office:value="6824">
                <text:p>6824</text:p>
              </table:table-cell>
              <table:table-cell office:value-type="float" office:value="1.7308">
                <text:p>1.7308</text:p>
              </table:table-cell>
              <table:table-cell office:value-type="float" office:value="2735.20542987677">
                <text:p>2735.2054298767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328">
                <text:p>17328</text:p>
              </table:table-cell>
              <table:table-cell office:value-type="float" office:value="6827">
                <text:p>6827</text:p>
              </table:table-cell>
              <table:table-cell office:value-type="float" office:value="1.7328">
                <text:p>1.7328</text:p>
              </table:table-cell>
              <table:table-cell office:value-type="float" office:value="2737.82421614756">
                <text:p>2737.8242161475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348">
                <text:p>17348</text:p>
              </table:table-cell>
              <table:table-cell office:value-type="float" office:value="6830">
                <text:p>6830</text:p>
              </table:table-cell>
              <table:table-cell office:value-type="float" office:value="1.7348">
                <text:p>1.7348</text:p>
              </table:table-cell>
              <table:table-cell office:value-type="float" office:value="2740.41907992681">
                <text:p>2740.4190799268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368">
                <text:p>17368</text:p>
              </table:table-cell>
              <table:table-cell office:value-type="float" office:value="6832">
                <text:p>6832</text:p>
              </table:table-cell>
              <table:table-cell office:value-type="float" office:value="1.7368">
                <text:p>1.7368</text:p>
              </table:table-cell>
              <table:table-cell office:value-type="float" office:value="2742.99003094896">
                <text:p>2742.9900309489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388">
                <text:p>17388</text:p>
              </table:table-cell>
              <table:table-cell office:value-type="float" office:value="6835">
                <text:p>6835</text:p>
              </table:table-cell>
              <table:table-cell office:value-type="float" office:value="1.7388">
                <text:p>1.7388</text:p>
              </table:table-cell>
              <table:table-cell office:value-type="float" office:value="2745.53707952438">
                <text:p>2745.5370795243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408">
                <text:p>17408</text:p>
              </table:table-cell>
              <table:table-cell office:value-type="float" office:value="6837">
                <text:p>6837</text:p>
              </table:table-cell>
              <table:table-cell office:value-type="float" office:value="1.7408">
                <text:p>1.7408</text:p>
              </table:table-cell>
              <table:table-cell office:value-type="float" office:value="2748.0602365395">
                <text:p>2748.060236539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428">
                <text:p>17428</text:p>
              </table:table-cell>
              <table:table-cell office:value-type="float" office:value="6840">
                <text:p>6840</text:p>
              </table:table-cell>
              <table:table-cell office:value-type="float" office:value="1.7428">
                <text:p>1.7428</text:p>
              </table:table-cell>
              <table:table-cell office:value-type="float" office:value="2750.55951345668">
                <text:p>2750.5595134566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448">
                <text:p>17448</text:p>
              </table:table-cell>
              <table:table-cell office:value-type="float" office:value="6843">
                <text:p>6843</text:p>
              </table:table-cell>
              <table:table-cell office:value-type="float" office:value="1.7448">
                <text:p>1.7448</text:p>
              </table:table-cell>
              <table:table-cell office:value-type="float" office:value="2753.03492231434">
                <text:p>2753.0349223143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468">
                <text:p>17468</text:p>
              </table:table-cell>
              <table:table-cell office:value-type="float" office:value="6846">
                <text:p>6846</text:p>
              </table:table-cell>
              <table:table-cell office:value-type="float" office:value="1.7468">
                <text:p>1.7468</text:p>
              </table:table-cell>
              <table:table-cell office:value-type="float" office:value="2755.48647572689">
                <text:p>2755.4864757268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488">
                <text:p>17488</text:p>
              </table:table-cell>
              <table:table-cell office:value-type="float" office:value="6848">
                <text:p>6848</text:p>
              </table:table-cell>
              <table:table-cell office:value-type="float" office:value="1.7488">
                <text:p>1.7488</text:p>
              </table:table-cell>
              <table:table-cell office:value-type="float" office:value="2757.91418688471">
                <text:p>2757.9141868847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508">
                <text:p>17508</text:p>
              </table:table-cell>
              <table:table-cell office:value-type="float" office:value="6850">
                <text:p>6850</text:p>
              </table:table-cell>
              <table:table-cell office:value-type="float" office:value="1.7508">
                <text:p>1.7508</text:p>
              </table:table-cell>
              <table:table-cell office:value-type="float" office:value="2760.31806955422">
                <text:p>2760.3180695542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528">
                <text:p>17528</text:p>
              </table:table-cell>
              <table:table-cell office:value-type="float" office:value="6853">
                <text:p>6853</text:p>
              </table:table-cell>
              <table:table-cell office:value-type="float" office:value="1.7528">
                <text:p>1.7528</text:p>
              </table:table-cell>
              <table:table-cell office:value-type="float" office:value="2762.6981380778">
                <text:p>2762.698138077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548">
                <text:p>17548</text:p>
              </table:table-cell>
              <table:table-cell office:value-type="float" office:value="6855">
                <text:p>6855</text:p>
              </table:table-cell>
              <table:table-cell office:value-type="float" office:value="1.7548">
                <text:p>1.7548</text:p>
              </table:table-cell>
              <table:table-cell office:value-type="float" office:value="2765.05440737386">
                <text:p>2765.0544073738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568">
                <text:p>17568</text:p>
              </table:table-cell>
              <table:table-cell office:value-type="float" office:value="6858">
                <text:p>6858</text:p>
              </table:table-cell>
              <table:table-cell office:value-type="float" office:value="1.7568">
                <text:p>1.7568</text:p>
              </table:table-cell>
              <table:table-cell office:value-type="float" office:value="2767.38689293679">
                <text:p>2767.3868929367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588">
                <text:p>17588</text:p>
              </table:table-cell>
              <table:table-cell office:value-type="float" office:value="6861">
                <text:p>6861</text:p>
              </table:table-cell>
              <table:table-cell office:value-type="float" office:value="1.7588">
                <text:p>1.7588</text:p>
              </table:table-cell>
              <table:table-cell office:value-type="float" office:value="2769.69561083703">
                <text:p>2769.6956108370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608">
                <text:p>17608</text:p>
              </table:table-cell>
              <table:table-cell office:value-type="float" office:value="6862">
                <text:p>6862</text:p>
              </table:table-cell>
              <table:table-cell office:value-type="float" office:value="1.7608">
                <text:p>1.7608</text:p>
              </table:table-cell>
              <table:table-cell office:value-type="float" office:value="2771.98057772093">
                <text:p>2771.9805777209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628">
                <text:p>17628</text:p>
              </table:table-cell>
              <table:table-cell office:value-type="float" office:value="6865">
                <text:p>6865</text:p>
              </table:table-cell>
              <table:table-cell office:value-type="float" office:value="1.7628">
                <text:p>1.7628</text:p>
              </table:table-cell>
              <table:table-cell office:value-type="float" office:value="2774.24181081092">
                <text:p>2774.2418108109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648">
                <text:p>17648</text:p>
              </table:table-cell>
              <table:table-cell office:value-type="float" office:value="6868">
                <text:p>6868</text:p>
              </table:table-cell>
              <table:table-cell office:value-type="float" office:value="1.7648">
                <text:p>1.7648</text:p>
              </table:table-cell>
              <table:table-cell office:value-type="float" office:value="2776.47932790538">
                <text:p>2776.4793279053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668">
                <text:p>17668</text:p>
              </table:table-cell>
              <table:table-cell office:value-type="float" office:value="6870">
                <text:p>6870</text:p>
              </table:table-cell>
              <table:table-cell office:value-type="float" office:value="1.7668">
                <text:p>1.7668</text:p>
              </table:table-cell>
              <table:table-cell office:value-type="float" office:value="2778.69314737874">
                <text:p>2778.6931473787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88">
                <text:p>17688</text:p>
              </table:table-cell>
              <table:table-cell office:value-type="float" office:value="6872">
                <text:p>6872</text:p>
              </table:table-cell>
              <table:table-cell office:value-type="float" office:value="1.7688">
                <text:p>1.7688</text:p>
              </table:table-cell>
              <table:table-cell office:value-type="float" office:value="2780.88328818135">
                <text:p>2780.8832881813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708">
                <text:p>17708</text:p>
              </table:table-cell>
              <table:table-cell office:value-type="float" office:value="6875">
                <text:p>6875</text:p>
              </table:table-cell>
              <table:table-cell office:value-type="float" office:value="1.7708">
                <text:p>1.7708</text:p>
              </table:table-cell>
              <table:table-cell office:value-type="float" office:value="2783.04976983965">
                <text:p>2783.0497698396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728">
                <text:p>17728</text:p>
              </table:table-cell>
              <table:table-cell office:value-type="float" office:value="6877">
                <text:p>6877</text:p>
              </table:table-cell>
              <table:table-cell office:value-type="float" office:value="1.7728">
                <text:p>1.7728</text:p>
              </table:table-cell>
              <table:table-cell office:value-type="float" office:value="2785.19261245603">
                <text:p>2785.1926124560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748">
                <text:p>17748</text:p>
              </table:table-cell>
              <table:table-cell office:value-type="float" office:value="6879">
                <text:p>6879</text:p>
              </table:table-cell>
              <table:table-cell office:value-type="float" office:value="1.7748">
                <text:p>1.7748</text:p>
              </table:table-cell>
              <table:table-cell office:value-type="float" office:value="2787.3118367089">
                <text:p>2787.311836708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768">
                <text:p>17768</text:p>
              </table:table-cell>
              <table:table-cell office:value-type="float" office:value="6881">
                <text:p>6881</text:p>
              </table:table-cell>
              <table:table-cell office:value-type="float" office:value="1.7768">
                <text:p>1.7768</text:p>
              </table:table-cell>
              <table:table-cell office:value-type="float" office:value="2789.40746385265">
                <text:p>2789.4074638526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788">
                <text:p>17788</text:p>
              </table:table-cell>
              <table:table-cell office:value-type="float" office:value="6883">
                <text:p>6883</text:p>
              </table:table-cell>
              <table:table-cell office:value-type="float" office:value="1.7788">
                <text:p>1.7788</text:p>
              </table:table-cell>
              <table:table-cell office:value-type="float" office:value="2791.47951571768">
                <text:p>2791.4795157176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808">
                <text:p>17808</text:p>
              </table:table-cell>
              <table:table-cell office:value-type="float" office:value="6886">
                <text:p>6886</text:p>
              </table:table-cell>
              <table:table-cell office:value-type="float" office:value="1.7808">
                <text:p>1.7808</text:p>
              </table:table-cell>
              <table:table-cell office:value-type="float" office:value="2793.52801471037">
                <text:p>2793.5280147103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829">
                <text:p>17829</text:p>
              </table:table-cell>
              <table:table-cell office:value-type="float" office:value="6888">
                <text:p>6888</text:p>
              </table:table-cell>
              <table:table-cell office:value-type="float" office:value="1.7829">
                <text:p>1.7829</text:p>
              </table:table-cell>
              <table:table-cell office:value-type="float" office:value="2795.65361502881">
                <text:p>2795.6536150288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849">
                <text:p>17849</text:p>
              </table:table-cell>
              <table:table-cell office:value-type="float" office:value="6890">
                <text:p>6890</text:p>
              </table:table-cell>
              <table:table-cell office:value-type="float" office:value="1.7849">
                <text:p>1.7849</text:p>
              </table:table-cell>
              <table:table-cell office:value-type="float" office:value="2797.65390311223">
                <text:p>2797.6539031122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869">
                <text:p>17869</text:p>
              </table:table-cell>
              <table:table-cell office:value-type="float" office:value="6892">
                <text:p>6892</text:p>
              </table:table-cell>
              <table:table-cell office:value-type="float" office:value="1.7869">
                <text:p>1.7869</text:p>
              </table:table-cell>
              <table:table-cell office:value-type="float" office:value="2799.63071022038">
                <text:p>2799.6307102203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889">
                <text:p>17889</text:p>
              </table:table-cell>
              <table:table-cell office:value-type="float" office:value="6894">
                <text:p>6894</text:p>
              </table:table-cell>
              <table:table-cell office:value-type="float" office:value="1.7889">
                <text:p>1.7889</text:p>
              </table:table-cell>
              <table:table-cell office:value-type="float" office:value="2801.58406109246">
                <text:p>2801.5840610924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909">
                <text:p>17909</text:p>
              </table:table-cell>
              <table:table-cell office:value-type="float" office:value="6896">
                <text:p>6896</text:p>
              </table:table-cell>
              <table:table-cell office:value-type="float" office:value="1.7909">
                <text:p>1.7909</text:p>
              </table:table-cell>
              <table:table-cell office:value-type="float" office:value="2803.51398104366">
                <text:p>2803.5139810436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929">
                <text:p>17929</text:p>
              </table:table-cell>
              <table:table-cell office:value-type="float" office:value="6898">
                <text:p>6898</text:p>
              </table:table-cell>
              <table:table-cell office:value-type="float" office:value="1.7929">
                <text:p>1.7929</text:p>
              </table:table-cell>
              <table:table-cell office:value-type="float" office:value="2805.42049596516">
                <text:p>2805.4204959651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949">
                <text:p>17949</text:p>
              </table:table-cell>
              <table:table-cell office:value-type="float" office:value="6901">
                <text:p>6901</text:p>
              </table:table-cell>
              <table:table-cell office:value-type="float" office:value="1.7949">
                <text:p>1.7949</text:p>
              </table:table-cell>
              <table:table-cell office:value-type="float" office:value="2807.30363232418">
                <text:p>2807.3036323241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969">
                <text:p>17969</text:p>
              </table:table-cell>
              <table:table-cell office:value-type="float" office:value="6903">
                <text:p>6903</text:p>
              </table:table-cell>
              <table:table-cell office:value-type="float" office:value="1.7969">
                <text:p>1.7969</text:p>
              </table:table-cell>
              <table:table-cell office:value-type="float" office:value="2809.16341716392">
                <text:p>2809.1634171639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989">
                <text:p>17989</text:p>
              </table:table-cell>
              <table:table-cell office:value-type="float" office:value="6905">
                <text:p>6905</text:p>
              </table:table-cell>
              <table:table-cell office:value-type="float" office:value="1.7989">
                <text:p>1.7989</text:p>
              </table:table-cell>
              <table:table-cell office:value-type="float" office:value="2810.9998781036">
                <text:p>2810.999878103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8009">
                <text:p>18009</text:p>
              </table:table-cell>
              <table:table-cell office:value-type="float" office:value="6907">
                <text:p>6907</text:p>
              </table:table-cell>
              <table:table-cell office:value-type="float" office:value="1.8009">
                <text:p>1.8009</text:p>
              </table:table-cell>
              <table:table-cell office:value-type="float" office:value="2812.81304333838">
                <text:p>2812.8130433383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029">
                <text:p>18029</text:p>
              </table:table-cell>
              <table:table-cell office:value-type="float" office:value="6909">
                <text:p>6909</text:p>
              </table:table-cell>
              <table:table-cell office:value-type="float" office:value="1.8029">
                <text:p>1.8029</text:p>
              </table:table-cell>
              <table:table-cell office:value-type="float" office:value="2814.60294163949">
                <text:p>2814.6029416394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049">
                <text:p>18049</text:p>
              </table:table-cell>
              <table:table-cell office:value-type="float" office:value="6911">
                <text:p>6911</text:p>
              </table:table-cell>
              <table:table-cell office:value-type="float" office:value="1.8049">
                <text:p>1.8049</text:p>
              </table:table-cell>
              <table:table-cell office:value-type="float" office:value="2816.36960235411">
                <text:p>2816.3696023541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069">
                <text:p>18069</text:p>
              </table:table-cell>
              <table:table-cell office:value-type="float" office:value="6912">
                <text:p>6912</text:p>
              </table:table-cell>
              <table:table-cell office:value-type="float" office:value="1.8069">
                <text:p>1.8069</text:p>
              </table:table-cell>
              <table:table-cell office:value-type="float" office:value="2818.11305540547">
                <text:p>2818.1130554054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089">
                <text:p>18089</text:p>
              </table:table-cell>
              <table:table-cell office:value-type="float" office:value="6914">
                <text:p>6914</text:p>
              </table:table-cell>
              <table:table-cell office:value-type="float" office:value="1.8089">
                <text:p>1.8089</text:p>
              </table:table-cell>
              <table:table-cell office:value-type="float" office:value="2819.83333129273">
                <text:p>2819.8333312927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109">
                <text:p>18109</text:p>
              </table:table-cell>
              <table:table-cell office:value-type="float" office:value="6916">
                <text:p>6916</text:p>
              </table:table-cell>
              <table:table-cell office:value-type="float" office:value="1.8109">
                <text:p>1.8109</text:p>
              </table:table-cell>
              <table:table-cell office:value-type="float" office:value="2821.53046109112">
                <text:p>2821.5304610911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129">
                <text:p>18129</text:p>
              </table:table-cell>
              <table:table-cell office:value-type="float" office:value="6918">
                <text:p>6918</text:p>
              </table:table-cell>
              <table:table-cell office:value-type="float" office:value="1.8129">
                <text:p>1.8129</text:p>
              </table:table-cell>
              <table:table-cell office:value-type="float" office:value="2823.20447645183">
                <text:p>2823.2044764518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149">
                <text:p>18149</text:p>
              </table:table-cell>
              <table:table-cell office:value-type="float" office:value="6920">
                <text:p>6920</text:p>
              </table:table-cell>
              <table:table-cell office:value-type="float" office:value="1.8149">
                <text:p>1.8149</text:p>
              </table:table-cell>
              <table:table-cell office:value-type="float" office:value="2824.85540960206">
                <text:p>2824.8554096020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169">
                <text:p>18169</text:p>
              </table:table-cell>
              <table:table-cell office:value-type="float" office:value="6921">
                <text:p>6921</text:p>
              </table:table-cell>
              <table:table-cell office:value-type="float" office:value="1.8169">
                <text:p>1.8169</text:p>
              </table:table-cell>
              <table:table-cell office:value-type="float" office:value="2826.48329334501">
                <text:p>2826.4832933450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189">
                <text:p>18189</text:p>
              </table:table-cell>
              <table:table-cell office:value-type="float" office:value="6923">
                <text:p>6923</text:p>
              </table:table-cell>
              <table:table-cell office:value-type="float" office:value="1.8189">
                <text:p>1.8189</text:p>
              </table:table-cell>
              <table:table-cell office:value-type="float" office:value="2828.08816105988">
                <text:p>2828.0881610598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209">
                <text:p>18209</text:p>
              </table:table-cell>
              <table:table-cell office:value-type="float" office:value="6925">
                <text:p>6925</text:p>
              </table:table-cell>
              <table:table-cell office:value-type="float" office:value="1.8209">
                <text:p>1.8209</text:p>
              </table:table-cell>
              <table:table-cell office:value-type="float" office:value="2829.67004670187">
                <text:p>2829.6700467018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229">
                <text:p>18229</text:p>
              </table:table-cell>
              <table:table-cell office:value-type="float" office:value="6926">
                <text:p>6926</text:p>
              </table:table-cell>
              <table:table-cell office:value-type="float" office:value="1.8229">
                <text:p>1.8229</text:p>
              </table:table-cell>
              <table:table-cell office:value-type="float" office:value="2831.22898480218">
                <text:p>2831.2289848021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249">
                <text:p>18249</text:p>
              </table:table-cell>
              <table:table-cell office:value-type="float" office:value="6928">
                <text:p>6928</text:p>
              </table:table-cell>
              <table:table-cell office:value-type="float" office:value="1.8249">
                <text:p>1.8249</text:p>
              </table:table-cell>
              <table:table-cell office:value-type="float" office:value="2832.765010468">
                <text:p>2832.76501046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269">
                <text:p>18269</text:p>
              </table:table-cell>
              <table:table-cell office:value-type="float" office:value="6930">
                <text:p>6930</text:p>
              </table:table-cell>
              <table:table-cell office:value-type="float" office:value="1.8269">
                <text:p>1.8269</text:p>
              </table:table-cell>
              <table:table-cell office:value-type="float" office:value="2834.27815938255">
                <text:p>2834.2781593825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289">
                <text:p>18289</text:p>
              </table:table-cell>
              <table:table-cell office:value-type="float" office:value="6932">
                <text:p>6932</text:p>
              </table:table-cell>
              <table:table-cell office:value-type="float" office:value="1.8289">
                <text:p>1.8289</text:p>
              </table:table-cell>
              <table:table-cell office:value-type="float" office:value="2835.76846780502">
                <text:p>2835.7684678050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309">
                <text:p>18309</text:p>
              </table:table-cell>
              <table:table-cell office:value-type="float" office:value="6933">
                <text:p>6933</text:p>
              </table:table-cell>
              <table:table-cell office:value-type="float" office:value="1.8309">
                <text:p>1.8309</text:p>
              </table:table-cell>
              <table:table-cell office:value-type="float" office:value="2837.2359725706">
                <text:p>2837.235972570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329">
                <text:p>18329</text:p>
              </table:table-cell>
              <table:table-cell office:value-type="float" office:value="6935">
                <text:p>6935</text:p>
              </table:table-cell>
              <table:table-cell office:value-type="float" office:value="1.8329">
                <text:p>1.8329</text:p>
              </table:table-cell>
              <table:table-cell office:value-type="float" office:value="2838.6807110905">
                <text:p>2838.680711090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349">
                <text:p>18349</text:p>
              </table:table-cell>
              <table:table-cell office:value-type="float" office:value="6936">
                <text:p>6936</text:p>
              </table:table-cell>
              <table:table-cell office:value-type="float" office:value="1.8349">
                <text:p>1.8349</text:p>
              </table:table-cell>
              <table:table-cell office:value-type="float" office:value="2840.10272135194">
                <text:p>2840.1027213519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369">
                <text:p>18369</text:p>
              </table:table-cell>
              <table:table-cell office:value-type="float" office:value="6938">
                <text:p>6938</text:p>
              </table:table-cell>
              <table:table-cell office:value-type="float" office:value="1.8369">
                <text:p>1.8369</text:p>
              </table:table-cell>
              <table:table-cell office:value-type="float" office:value="2841.50204191809">
                <text:p>2841.5020419180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389">
                <text:p>18389</text:p>
              </table:table-cell>
              <table:table-cell office:value-type="float" office:value="6939">
                <text:p>6939</text:p>
              </table:table-cell>
              <table:table-cell office:value-type="float" office:value="1.8389">
                <text:p>1.8389</text:p>
              </table:table-cell>
              <table:table-cell office:value-type="float" office:value="2842.87871192816">
                <text:p>2842.8787119281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409">
                <text:p>18409</text:p>
              </table:table-cell>
              <table:table-cell office:value-type="float" office:value="6941">
                <text:p>6941</text:p>
              </table:table-cell>
              <table:table-cell office:value-type="float" office:value="1.8409">
                <text:p>1.8409</text:p>
              </table:table-cell>
              <table:table-cell office:value-type="float" office:value="2844.23277109735">
                <text:p>2844.2327710973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429">
                <text:p>18429</text:p>
              </table:table-cell>
              <table:table-cell office:value-type="float" office:value="6942">
                <text:p>6942</text:p>
              </table:table-cell>
              <table:table-cell office:value-type="float" office:value="1.8429">
                <text:p>1.8429</text:p>
              </table:table-cell>
              <table:table-cell office:value-type="float" office:value="2845.56425971686">
                <text:p>2845.5642597168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449">
                <text:p>18449</text:p>
              </table:table-cell>
              <table:table-cell office:value-type="float" office:value="6944">
                <text:p>6944</text:p>
              </table:table-cell>
              <table:table-cell office:value-type="float" office:value="1.8449">
                <text:p>1.8449</text:p>
              </table:table-cell>
              <table:table-cell office:value-type="float" office:value="2846.87321865387">
                <text:p>2846.8732186538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469">
                <text:p>18469</text:p>
              </table:table-cell>
              <table:table-cell office:value-type="float" office:value="6946">
                <text:p>6946</text:p>
              </table:table-cell>
              <table:table-cell office:value-type="float" office:value="1.8469">
                <text:p>1.8469</text:p>
              </table:table-cell>
              <table:table-cell office:value-type="float" office:value="2848.15968935162">
                <text:p>2848.1596893516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489">
                <text:p>18489</text:p>
              </table:table-cell>
              <table:table-cell office:value-type="float" office:value="6947">
                <text:p>6947</text:p>
              </table:table-cell>
              <table:table-cell office:value-type="float" office:value="1.8489">
                <text:p>1.8489</text:p>
              </table:table-cell>
              <table:table-cell office:value-type="float" office:value="2849.42371382931">
                <text:p>2849.4237138293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509">
                <text:p>18509</text:p>
              </table:table-cell>
              <table:table-cell office:value-type="float" office:value="6948">
                <text:p>6948</text:p>
              </table:table-cell>
              <table:table-cell office:value-type="float" office:value="1.8509">
                <text:p>1.8509</text:p>
              </table:table-cell>
              <table:table-cell office:value-type="float" office:value="2850.66533468208">
                <text:p>2850.6653346820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529">
                <text:p>18529</text:p>
              </table:table-cell>
              <table:table-cell office:value-type="float" office:value="6950">
                <text:p>6950</text:p>
              </table:table-cell>
              <table:table-cell office:value-type="float" office:value="1.8529">
                <text:p>1.8529</text:p>
              </table:table-cell>
              <table:table-cell office:value-type="float" office:value="2851.88459508119">
                <text:p>2851.8845950811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549">
                <text:p>18549</text:p>
              </table:table-cell>
              <table:table-cell office:value-type="float" office:value="6951">
                <text:p>6951</text:p>
              </table:table-cell>
              <table:table-cell office:value-type="float" office:value="1.8549">
                <text:p>1.8549</text:p>
              </table:table-cell>
              <table:table-cell office:value-type="float" office:value="2853.08153877381">
                <text:p>2853.0815387738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569">
                <text:p>18569</text:p>
              </table:table-cell>
              <table:table-cell office:value-type="float" office:value="6952">
                <text:p>6952</text:p>
              </table:table-cell>
              <table:table-cell office:value-type="float" office:value="1.8569">
                <text:p>1.8569</text:p>
              </table:table-cell>
              <table:table-cell office:value-type="float" office:value="2854.25621008316">
                <text:p>2854.2562100831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589">
                <text:p>18589</text:p>
              </table:table-cell>
              <table:table-cell office:value-type="float" office:value="6953">
                <text:p>6953</text:p>
              </table:table-cell>
              <table:table-cell office:value-type="float" office:value="1.8589">
                <text:p>1.8589</text:p>
              </table:table-cell>
              <table:table-cell office:value-type="float" office:value="2855.40865390844">
                <text:p>2855.4086539084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609">
                <text:p>18609</text:p>
              </table:table-cell>
              <table:table-cell office:value-type="float" office:value="6955">
                <text:p>6955</text:p>
              </table:table-cell>
              <table:table-cell office:value-type="float" office:value="1.8609">
                <text:p>1.8609</text:p>
              </table:table-cell>
              <table:table-cell office:value-type="float" office:value="2856.53891572483">
                <text:p>2856.5389157248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629">
                <text:p>18629</text:p>
              </table:table-cell>
              <table:table-cell office:value-type="float" office:value="6956">
                <text:p>6956</text:p>
              </table:table-cell>
              <table:table-cell office:value-type="float" office:value="1.8629">
                <text:p>1.8629</text:p>
              </table:table-cell>
              <table:table-cell office:value-type="float" office:value="2857.64704158353">
                <text:p>2857.6470415835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649">
                <text:p>18649</text:p>
              </table:table-cell>
              <table:table-cell office:value-type="float" office:value="6957">
                <text:p>6957</text:p>
              </table:table-cell>
              <table:table-cell office:value-type="float" office:value="1.8649">
                <text:p>1.8649</text:p>
              </table:table-cell>
              <table:table-cell office:value-type="float" office:value="2858.73307811176">
                <text:p>2858.7330781117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669">
                <text:p>18669</text:p>
              </table:table-cell>
              <table:table-cell office:value-type="float" office:value="6959">
                <text:p>6959</text:p>
              </table:table-cell>
              <table:table-cell office:value-type="float" office:value="1.8669">
                <text:p>1.8669</text:p>
              </table:table-cell>
              <table:table-cell office:value-type="float" office:value="2859.7970725127">
                <text:p>2859.797072512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689">
                <text:p>18689</text:p>
              </table:table-cell>
              <table:table-cell office:value-type="float" office:value="6960">
                <text:p>6960</text:p>
              </table:table-cell>
              <table:table-cell office:value-type="float" office:value="1.8689">
                <text:p>1.8689</text:p>
              </table:table-cell>
              <table:table-cell office:value-type="float" office:value="2860.83907256558">
                <text:p>2860.8390725655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709">
                <text:p>18709</text:p>
              </table:table-cell>
              <table:table-cell office:value-type="float" office:value="6960">
                <text:p>6960</text:p>
              </table:table-cell>
              <table:table-cell office:value-type="float" office:value="1.8709">
                <text:p>1.8709</text:p>
              </table:table-cell>
              <table:table-cell office:value-type="float" office:value="2861.85912662556">
                <text:p>2861.8591266255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729">
                <text:p>18729</text:p>
              </table:table-cell>
              <table:table-cell office:value-type="float" office:value="6962">
                <text:p>6962</text:p>
              </table:table-cell>
              <table:table-cell office:value-type="float" office:value="1.8729">
                <text:p>1.8729</text:p>
              </table:table-cell>
              <table:table-cell office:value-type="float" office:value="2862.85728362387">
                <text:p>2862.8572836238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749">
                <text:p>18749</text:p>
              </table:table-cell>
              <table:table-cell office:value-type="float" office:value="6963">
                <text:p>6963</text:p>
              </table:table-cell>
              <table:table-cell office:value-type="float" office:value="1.8749">
                <text:p>1.8749</text:p>
              </table:table-cell>
              <table:table-cell office:value-type="float" office:value="2863.8335930677">
                <text:p>2863.833593067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769">
                <text:p>18769</text:p>
              </table:table-cell>
              <table:table-cell office:value-type="float" office:value="6964">
                <text:p>6964</text:p>
              </table:table-cell>
              <table:table-cell office:value-type="float" office:value="1.8769">
                <text:p>1.8769</text:p>
              </table:table-cell>
              <table:table-cell office:value-type="float" office:value="2864.78810504025">
                <text:p>2864.7881050402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789">
                <text:p>18789</text:p>
              </table:table-cell>
              <table:table-cell office:value-type="float" office:value="6964">
                <text:p>6964</text:p>
              </table:table-cell>
              <table:table-cell office:value-type="float" office:value="1.8789">
                <text:p>1.8789</text:p>
              </table:table-cell>
              <table:table-cell office:value-type="float" office:value="2865.72087020072">
                <text:p>2865.7208702007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810">
                <text:p>18810</text:p>
              </table:table-cell>
              <table:table-cell office:value-type="float" office:value="6965">
                <text:p>6965</text:p>
              </table:table-cell>
              <table:table-cell office:value-type="float" office:value="1.881">
                <text:p>1.881</text:p>
              </table:table-cell>
              <table:table-cell office:value-type="float" office:value="2866.67692468152">
                <text:p>2866.6769246815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830">
                <text:p>18830</text:p>
              </table:table-cell>
              <table:table-cell office:value-type="float" office:value="6966">
                <text:p>6966</text:p>
              </table:table-cell>
              <table:table-cell office:value-type="float" office:value="1.883">
                <text:p>1.883</text:p>
              </table:table-cell>
              <table:table-cell office:value-type="float" office:value="2867.56526968149">
                <text:p>2867.5652696814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850">
                <text:p>18850</text:p>
              </table:table-cell>
              <table:table-cell office:value-type="float" office:value="6967">
                <text:p>6967</text:p>
              </table:table-cell>
              <table:table-cell office:value-type="float" office:value="1.885">
                <text:p>1.885</text:p>
              </table:table-cell>
              <table:table-cell office:value-type="float" office:value="2868.43202593749">
                <text:p>2868.4320259374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870">
                <text:p>18870</text:p>
              </table:table-cell>
              <table:table-cell office:value-type="float" office:value="6968">
                <text:p>6968</text:p>
              </table:table-cell>
              <table:table-cell office:value-type="float" office:value="1.887">
                <text:p>1.887</text:p>
              </table:table-cell>
              <table:table-cell office:value-type="float" office:value="2869.2772464415">
                <text:p>2869.277246441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890">
                <text:p>18890</text:p>
              </table:table-cell>
              <table:table-cell office:value-type="float" office:value="6969">
                <text:p>6969</text:p>
              </table:table-cell>
              <table:table-cell office:value-type="float" office:value="1.889">
                <text:p>1.889</text:p>
              </table:table-cell>
              <table:table-cell office:value-type="float" office:value="2870.10098476151">
                <text:p>2870.1009847615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910">
                <text:p>18910</text:p>
              </table:table-cell>
              <table:table-cell office:value-type="float" office:value="6970">
                <text:p>6970</text:p>
              </table:table-cell>
              <table:table-cell office:value-type="float" office:value="1.891">
                <text:p>1.891</text:p>
              </table:table-cell>
              <table:table-cell office:value-type="float" office:value="2870.90329504149">
                <text:p>2870.9032950414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930">
                <text:p>18930</text:p>
              </table:table-cell>
              <table:table-cell office:value-type="float" office:value="6971">
                <text:p>6971</text:p>
              </table:table-cell>
              <table:table-cell office:value-type="float" office:value="1.893">
                <text:p>1.893</text:p>
              </table:table-cell>
              <table:table-cell office:value-type="float" office:value="2871.6842320015">
                <text:p>2871.684232001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950">
                <text:p>18950</text:p>
              </table:table-cell>
              <table:table-cell office:value-type="float" office:value="6971">
                <text:p>6971</text:p>
              </table:table-cell>
              <table:table-cell office:value-type="float" office:value="1.895">
                <text:p>1.895</text:p>
              </table:table-cell>
              <table:table-cell office:value-type="float" office:value="2872.4438509375">
                <text:p>2872.443850937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970">
                <text:p>18970</text:p>
              </table:table-cell>
              <table:table-cell office:value-type="float" office:value="6972">
                <text:p>6972</text:p>
              </table:table-cell>
              <table:table-cell office:value-type="float" office:value="1.897">
                <text:p>1.897</text:p>
              </table:table-cell>
              <table:table-cell office:value-type="float" office:value="2873.1822077215">
                <text:p>2873.182207721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990">
                <text:p>18990</text:p>
              </table:table-cell>
              <table:table-cell office:value-type="float" office:value="6973">
                <text:p>6973</text:p>
              </table:table-cell>
              <table:table-cell office:value-type="float" office:value="1.899">
                <text:p>1.899</text:p>
              </table:table-cell>
              <table:table-cell office:value-type="float" office:value="2873.89935880149">
                <text:p>2873.8993588014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9010">
                <text:p>19010</text:p>
              </table:table-cell>
              <table:table-cell office:value-type="float" office:value="6973">
                <text:p>6973</text:p>
              </table:table-cell>
              <table:table-cell office:value-type="float" office:value="1.901">
                <text:p>1.901</text:p>
              </table:table-cell>
              <table:table-cell office:value-type="float" office:value="2874.5953612015">
                <text:p>2874.595361201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030">
                <text:p>19030</text:p>
              </table:table-cell>
              <table:table-cell office:value-type="float" office:value="6974">
                <text:p>6974</text:p>
              </table:table-cell>
              <table:table-cell office:value-type="float" office:value="1.903">
                <text:p>1.903</text:p>
              </table:table-cell>
              <table:table-cell office:value-type="float" office:value="2875.27027252149">
                <text:p>2875.2702725214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050">
                <text:p>19050</text:p>
              </table:table-cell>
              <table:table-cell office:value-type="float" office:value="6975">
                <text:p>6975</text:p>
              </table:table-cell>
              <table:table-cell office:value-type="float" office:value="1.905">
                <text:p>1.905</text:p>
              </table:table-cell>
              <table:table-cell office:value-type="float" office:value="2875.92415093749">
                <text:p>2875.9241509374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070">
                <text:p>19070</text:p>
              </table:table-cell>
              <table:table-cell office:value-type="float" office:value="6975">
                <text:p>6975</text:p>
              </table:table-cell>
              <table:table-cell office:value-type="float" office:value="1.907">
                <text:p>1.907</text:p>
              </table:table-cell>
              <table:table-cell office:value-type="float" office:value="2876.55705520151">
                <text:p>2876.5570552015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090">
                <text:p>19090</text:p>
              </table:table-cell>
              <table:table-cell office:value-type="float" office:value="6975">
                <text:p>6975</text:p>
              </table:table-cell>
              <table:table-cell office:value-type="float" office:value="1.909">
                <text:p>1.909</text:p>
              </table:table-cell>
              <table:table-cell office:value-type="float" office:value="2877.16904464151">
                <text:p>2877.1690446415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110">
                <text:p>19110</text:p>
              </table:table-cell>
              <table:table-cell office:value-type="float" office:value="6976">
                <text:p>6976</text:p>
              </table:table-cell>
              <table:table-cell office:value-type="float" office:value="1.911">
                <text:p>1.911</text:p>
              </table:table-cell>
              <table:table-cell office:value-type="float" office:value="2877.7601791615">
                <text:p>2877.760179161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130">
                <text:p>19130</text:p>
              </table:table-cell>
              <table:table-cell office:value-type="float" office:value="6976">
                <text:p>6976</text:p>
              </table:table-cell>
              <table:table-cell office:value-type="float" office:value="1.913">
                <text:p>1.913</text:p>
              </table:table-cell>
              <table:table-cell office:value-type="float" office:value="2878.33051924151">
                <text:p>2878.3305192415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150">
                <text:p>19150</text:p>
              </table:table-cell>
              <table:table-cell office:value-type="float" office:value="6977">
                <text:p>6977</text:p>
              </table:table-cell>
              <table:table-cell office:value-type="float" office:value="1.915">
                <text:p>1.915</text:p>
              </table:table-cell>
              <table:table-cell office:value-type="float" office:value="2878.88012593751">
                <text:p>2878.8801259375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170">
                <text:p>19170</text:p>
              </table:table-cell>
              <table:table-cell office:value-type="float" office:value="6978">
                <text:p>6978</text:p>
              </table:table-cell>
              <table:table-cell office:value-type="float" office:value="1.917">
                <text:p>1.917</text:p>
              </table:table-cell>
              <table:table-cell office:value-type="float" office:value="2879.4090608815">
                <text:p>2879.409060881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190">
                <text:p>19190</text:p>
              </table:table-cell>
              <table:table-cell office:value-type="float" office:value="6978">
                <text:p>6978</text:p>
              </table:table-cell>
              <table:table-cell office:value-type="float" office:value="1.919">
                <text:p>1.919</text:p>
              </table:table-cell>
              <table:table-cell office:value-type="float" office:value="2879.91738628149">
                <text:p>2879.9173862814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210">
                <text:p>19210</text:p>
              </table:table-cell>
              <table:table-cell office:value-type="float" office:value="6979">
                <text:p>6979</text:p>
              </table:table-cell>
              <table:table-cell office:value-type="float" office:value="1.921">
                <text:p>1.921</text:p>
              </table:table-cell>
              <table:table-cell office:value-type="float" office:value="2880.4051649215">
                <text:p>2880.405164921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230">
                <text:p>19230</text:p>
              </table:table-cell>
              <table:table-cell office:value-type="float" office:value="6979">
                <text:p>6979</text:p>
              </table:table-cell>
              <table:table-cell office:value-type="float" office:value="1.923">
                <text:p>1.923</text:p>
              </table:table-cell>
              <table:table-cell office:value-type="float" office:value="2880.8724601615">
                <text:p>2880.872460161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250">
                <text:p>19250</text:p>
              </table:table-cell>
              <table:table-cell office:value-type="float" office:value="6979">
                <text:p>6979</text:p>
              </table:table-cell>
              <table:table-cell office:value-type="float" office:value="1.925">
                <text:p>1.925</text:p>
              </table:table-cell>
              <table:table-cell office:value-type="float" office:value="2881.3193359375">
                <text:p>2881.319335937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270">
                <text:p>19270</text:p>
              </table:table-cell>
              <table:table-cell office:value-type="float" office:value="6979">
                <text:p>6979</text:p>
              </table:table-cell>
              <table:table-cell office:value-type="float" office:value="1.927">
                <text:p>1.927</text:p>
              </table:table-cell>
              <table:table-cell office:value-type="float" office:value="2881.7458567615">
                <text:p>2881.745856761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290">
                <text:p>19290</text:p>
              </table:table-cell>
              <table:table-cell office:value-type="float" office:value="6980">
                <text:p>6980</text:p>
              </table:table-cell>
              <table:table-cell office:value-type="float" office:value="1.929">
                <text:p>1.929</text:p>
              </table:table-cell>
              <table:table-cell office:value-type="float" office:value="2882.15208772149">
                <text:p>2882.1520877214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310">
                <text:p>19310</text:p>
              </table:table-cell>
              <table:table-cell office:value-type="float" office:value="6981">
                <text:p>6981</text:p>
              </table:table-cell>
              <table:table-cell office:value-type="float" office:value="1.931">
                <text:p>1.931</text:p>
              </table:table-cell>
              <table:table-cell office:value-type="float" office:value="2882.5380944815">
                <text:p>2882.538094481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330">
                <text:p>19330</text:p>
              </table:table-cell>
              <table:table-cell office:value-type="float" office:value="6981">
                <text:p>6981</text:p>
              </table:table-cell>
              <table:table-cell office:value-type="float" office:value="1.933">
                <text:p>1.933</text:p>
              </table:table-cell>
              <table:table-cell office:value-type="float" office:value="2882.9039432815">
                <text:p>2882.903943281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350">
                <text:p>19350</text:p>
              </table:table-cell>
              <table:table-cell office:value-type="float" office:value="6981">
                <text:p>6981</text:p>
              </table:table-cell>
              <table:table-cell office:value-type="float" office:value="1.935">
                <text:p>1.935</text:p>
              </table:table-cell>
              <table:table-cell office:value-type="float" office:value="2883.24970093751">
                <text:p>2883.2497009375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370">
                <text:p>19370</text:p>
              </table:table-cell>
              <table:table-cell office:value-type="float" office:value="6981">
                <text:p>6981</text:p>
              </table:table-cell>
              <table:table-cell office:value-type="float" office:value="1.937">
                <text:p>1.937</text:p>
              </table:table-cell>
              <table:table-cell office:value-type="float" office:value="2883.57543484149">
                <text:p>2883.5754348414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390">
                <text:p>19390</text:p>
              </table:table-cell>
              <table:table-cell office:value-type="float" office:value="6981">
                <text:p>6981</text:p>
              </table:table-cell>
              <table:table-cell office:value-type="float" office:value="1.939">
                <text:p>1.939</text:p>
              </table:table-cell>
              <table:table-cell office:value-type="float" office:value="2883.8812129615">
                <text:p>2883.881212961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410">
                <text:p>19410</text:p>
              </table:table-cell>
              <table:table-cell office:value-type="float" office:value="6981">
                <text:p>6981</text:p>
              </table:table-cell>
              <table:table-cell office:value-type="float" office:value="1.941">
                <text:p>1.941</text:p>
              </table:table-cell>
              <table:table-cell office:value-type="float" office:value="2884.16710384149">
                <text:p>2884.1671038414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430">
                <text:p>19430</text:p>
              </table:table-cell>
              <table:table-cell office:value-type="float" office:value="6982">
                <text:p>6982</text:p>
              </table:table-cell>
              <table:table-cell office:value-type="float" office:value="1.943">
                <text:p>1.943</text:p>
              </table:table-cell>
              <table:table-cell office:value-type="float" office:value="2884.43317660149">
                <text:p>2884.4331766014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450">
                <text:p>19450</text:p>
              </table:table-cell>
              <table:table-cell office:value-type="float" office:value="6982">
                <text:p>6982</text:p>
              </table:table-cell>
              <table:table-cell office:value-type="float" office:value="1.945">
                <text:p>1.945</text:p>
              </table:table-cell>
              <table:table-cell office:value-type="float" office:value="2884.67950093751">
                <text:p>2884.6795009375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470">
                <text:p>19470</text:p>
              </table:table-cell>
              <table:table-cell office:value-type="float" office:value="6982">
                <text:p>6982</text:p>
              </table:table-cell>
              <table:table-cell office:value-type="float" office:value="1.947">
                <text:p>1.947</text:p>
              </table:table-cell>
              <table:table-cell office:value-type="float" office:value="2884.90614712148">
                <text:p>2884.9061471214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490">
                <text:p>19490</text:p>
              </table:table-cell>
              <table:table-cell office:value-type="float" office:value="6982">
                <text:p>6982</text:p>
              </table:table-cell>
              <table:table-cell office:value-type="float" office:value="1.949">
                <text:p>1.949</text:p>
              </table:table-cell>
              <table:table-cell office:value-type="float" office:value="2885.11318600149">
                <text:p>2885.1131860014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510">
                <text:p>19510</text:p>
              </table:table-cell>
              <table:table-cell office:value-type="float" office:value="6983">
                <text:p>6983</text:p>
              </table:table-cell>
              <table:table-cell office:value-type="float" office:value="1.951">
                <text:p>1.951</text:p>
              </table:table-cell>
              <table:table-cell office:value-type="float" office:value="2885.30068900149">
                <text:p>2885.3006890014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530">
                <text:p>19530</text:p>
              </table:table-cell>
              <table:table-cell office:value-type="float" office:value="6983">
                <text:p>6983</text:p>
              </table:table-cell>
              <table:table-cell office:value-type="float" office:value="1.953">
                <text:p>1.953</text:p>
              </table:table-cell>
              <table:table-cell office:value-type="float" office:value="2885.46872812149">
                <text:p>2885.4687281214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550">
                <text:p>19550</text:p>
              </table:table-cell>
              <table:table-cell office:value-type="float" office:value="6983">
                <text:p>6983</text:p>
              </table:table-cell>
              <table:table-cell office:value-type="float" office:value="1.955">
                <text:p>1.955</text:p>
              </table:table-cell>
              <table:table-cell office:value-type="float" office:value="2885.6173759375">
                <text:p>2885.617375937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570">
                <text:p>19570</text:p>
              </table:table-cell>
              <table:table-cell office:value-type="float" office:value="6983">
                <text:p>6983</text:p>
              </table:table-cell>
              <table:table-cell office:value-type="float" office:value="1.957">
                <text:p>1.957</text:p>
              </table:table-cell>
              <table:table-cell office:value-type="float" office:value="2885.7467056015">
                <text:p>2885.746705601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590">
                <text:p>19590</text:p>
              </table:table-cell>
              <table:table-cell office:value-type="float" office:value="6983">
                <text:p>6983</text:p>
              </table:table-cell>
              <table:table-cell office:value-type="float" office:value="1.959">
                <text:p>1.959</text:p>
              </table:table-cell>
              <table:table-cell office:value-type="float" office:value="2885.85679084151">
                <text:p>2885.8567908415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610">
                <text:p>19610</text:p>
              </table:table-cell>
              <table:table-cell office:value-type="float" office:value="6983">
                <text:p>6983</text:p>
              </table:table-cell>
              <table:table-cell office:value-type="float" office:value="1.961">
                <text:p>1.961</text:p>
              </table:table-cell>
              <table:table-cell office:value-type="float" office:value="2885.94770596149">
                <text:p>2885.9477059614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630">
                <text:p>19630</text:p>
              </table:table-cell>
              <table:table-cell office:value-type="float" office:value="6983">
                <text:p>6983</text:p>
              </table:table-cell>
              <table:table-cell office:value-type="float" office:value="1.963">
                <text:p>1.963</text:p>
              </table:table-cell>
              <table:table-cell office:value-type="float" office:value="2886.0195258415">
                <text:p>2886.019525841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650">
                <text:p>19650</text:p>
              </table:table-cell>
              <table:table-cell office:value-type="float" office:value="6983">
                <text:p>6983</text:p>
              </table:table-cell>
              <table:table-cell office:value-type="float" office:value="1.965">
                <text:p>1.965</text:p>
              </table:table-cell>
              <table:table-cell office:value-type="float" office:value="2886.07232593749">
                <text:p>2886.0723259374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670">
                <text:p>19670</text:p>
              </table:table-cell>
              <table:table-cell office:value-type="float" office:value="6984">
                <text:p>6984</text:p>
              </table:table-cell>
              <table:table-cell office:value-type="float" office:value="1.967">
                <text:p>1.967</text:p>
              </table:table-cell>
              <table:table-cell office:value-type="float" office:value="2886.10618228151">
                <text:p>2886.1061822815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690">
                <text:p>19690</text:p>
              </table:table-cell>
              <table:table-cell office:value-type="float" office:value="6983">
                <text:p>6983</text:p>
              </table:table-cell>
              <table:table-cell office:value-type="float" office:value="1.969">
                <text:p>1.969</text:p>
              </table:table-cell>
              <table:table-cell office:value-type="float" office:value="2886.1211714815">
                <text:p>2886.121171481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710">
                <text:p>19710</text:p>
              </table:table-cell>
              <table:table-cell office:value-type="float" office:value="6983">
                <text:p>6983</text:p>
              </table:table-cell>
              <table:table-cell office:value-type="float" office:value="1.971">
                <text:p>1.971</text:p>
              </table:table-cell>
              <table:table-cell office:value-type="float" office:value="2886.11737072149">
                <text:p>2886.1173707214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730">
                <text:p>19730</text:p>
              </table:table-cell>
              <table:table-cell office:value-type="float" office:value="6983">
                <text:p>6983</text:p>
              </table:table-cell>
              <table:table-cell office:value-type="float" office:value="1.973">
                <text:p>1.973</text:p>
              </table:table-cell>
              <table:table-cell office:value-type="float" office:value="2886.09485776151">
                <text:p>2886.0948577615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750">
                <text:p>19750</text:p>
              </table:table-cell>
              <table:table-cell office:value-type="float" office:value="6983">
                <text:p>6983</text:p>
              </table:table-cell>
              <table:table-cell office:value-type="float" office:value="1.975">
                <text:p>1.975</text:p>
              </table:table-cell>
              <table:table-cell office:value-type="float" office:value="2886.0537109375">
                <text:p>2886.053710937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770">
                <text:p>19770</text:p>
              </table:table-cell>
              <table:table-cell office:value-type="float" office:value="6983">
                <text:p>6983</text:p>
              </table:table-cell>
              <table:table-cell office:value-type="float" office:value="1.977">
                <text:p>1.977</text:p>
              </table:table-cell>
              <table:table-cell office:value-type="float" office:value="2885.9940091615">
                <text:p>2885.994009161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791">
                <text:p>19791</text:p>
              </table:table-cell>
              <table:table-cell office:value-type="float" office:value="6983">
                <text:p>6983</text:p>
              </table:table-cell>
              <table:table-cell office:value-type="float" office:value="1.9791">
                <text:p>1.9791</text:p>
              </table:table-cell>
              <table:table-cell office:value-type="float" office:value="2885.91143951227">
                <text:p>2885.9114395122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810">
                <text:p>19810</text:p>
              </table:table-cell>
              <table:table-cell office:value-type="float" office:value="6983">
                <text:p>6983</text:p>
              </table:table-cell>
              <table:table-cell office:value-type="float" office:value="1.981">
                <text:p>1.981</text:p>
              </table:table-cell>
              <table:table-cell office:value-type="float" office:value="2885.8192592815">
                <text:p>2885.819259281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831">
                <text:p>19831</text:p>
              </table:table-cell>
              <table:table-cell office:value-type="float" office:value="6983">
                <text:p>6983</text:p>
              </table:table-cell>
              <table:table-cell office:value-type="float" office:value="1.9831">
                <text:p>1.9831</text:p>
              </table:table-cell>
              <table:table-cell office:value-type="float" office:value="2885.69814820342">
                <text:p>2885.6981482034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851">
                <text:p>19851</text:p>
              </table:table-cell>
              <table:table-cell office:value-type="float" office:value="6983">
                <text:p>6983</text:p>
              </table:table-cell>
              <table:table-cell office:value-type="float" office:value="1.9851">
                <text:p>1.9851</text:p>
              </table:table-cell>
              <table:table-cell office:value-type="float" office:value="2885.56411772445">
                <text:p>2885.5641177244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871">
                <text:p>19871</text:p>
              </table:table-cell>
              <table:table-cell office:value-type="float" office:value="6983">
                <text:p>6983</text:p>
              </table:table-cell>
              <table:table-cell office:value-type="float" office:value="1.9871">
                <text:p>1.9871</text:p>
              </table:table-cell>
              <table:table-cell office:value-type="float" office:value="2885.41193959823">
                <text:p>2885.4119395982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891">
                <text:p>19891</text:p>
              </table:table-cell>
              <table:table-cell office:value-type="float" office:value="6983">
                <text:p>6983</text:p>
              </table:table-cell>
              <table:table-cell office:value-type="float" office:value="1.9891">
                <text:p>1.9891</text:p>
              </table:table-cell>
              <table:table-cell office:value-type="float" office:value="2885.24169622153">
                <text:p>2885.2416962215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911">
                <text:p>19911</text:p>
              </table:table-cell>
              <table:table-cell office:value-type="float" office:value="6983">
                <text:p>6983</text:p>
              </table:table-cell>
              <table:table-cell office:value-type="float" office:value="1.9911">
                <text:p>1.9911</text:p>
              </table:table-cell>
              <table:table-cell office:value-type="float" office:value="2885.05347056713">
                <text:p>2885.0534705671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931">
                <text:p>19931</text:p>
              </table:table-cell>
              <table:table-cell office:value-type="float" office:value="6983">
                <text:p>6983</text:p>
              </table:table-cell>
              <table:table-cell office:value-type="float" office:value="1.9931">
                <text:p>1.9931</text:p>
              </table:table-cell>
              <table:table-cell office:value-type="float" office:value="2884.84734618388">
                <text:p>2884.8473461838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951">
                <text:p>19951</text:p>
              </table:table-cell>
              <table:table-cell office:value-type="float" office:value="6983">
                <text:p>6983</text:p>
              </table:table-cell>
              <table:table-cell office:value-type="float" office:value="1.9951">
                <text:p>1.9951</text:p>
              </table:table-cell>
              <table:table-cell office:value-type="float" office:value="2884.62340719651">
                <text:p>2884.6234071965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971">
                <text:p>19971</text:p>
              </table:table-cell>
              <table:table-cell office:value-type="float" office:value="6983">
                <text:p>6983</text:p>
              </table:table-cell>
              <table:table-cell office:value-type="float" office:value="1.9971">
                <text:p>1.9971</text:p>
              </table:table-cell>
              <table:table-cell office:value-type="float" office:value="2884.38173830589">
                <text:p>2884.3817383058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991">
                <text:p>19991</text:p>
              </table:table-cell>
              <table:table-cell office:value-type="float" office:value="6983">
                <text:p>6983</text:p>
              </table:table-cell>
              <table:table-cell office:value-type="float" office:value="1.9991">
                <text:p>1.9991</text:p>
              </table:table-cell>
              <table:table-cell office:value-type="float" office:value="2884.12242478879">
                <text:p>2884.1224247887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0011">
                <text:p>20011</text:p>
              </table:table-cell>
              <table:table-cell office:value-type="float" office:value="6983">
                <text:p>6983</text:p>
              </table:table-cell>
              <table:table-cell office:value-type="float" office:value="2.0011">
                <text:p>2.0011</text:p>
              </table:table-cell>
              <table:table-cell office:value-type="float" office:value="2883.84555249799">
                <text:p>2883.8455524979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0031">
                <text:p>20031</text:p>
              </table:table-cell>
              <table:table-cell office:value-type="float" office:value="6983">
                <text:p>6983</text:p>
              </table:table-cell>
              <table:table-cell office:value-type="float" office:value="2.0031">
                <text:p>2.0031</text:p>
              </table:table-cell>
              <table:table-cell office:value-type="float" office:value="2883.55120786234">
                <text:p>2883.5512078623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0051">
                <text:p>20051</text:p>
              </table:table-cell>
              <table:table-cell office:value-type="float" office:value="6983">
                <text:p>6983</text:p>
              </table:table-cell>
              <table:table-cell office:value-type="float" office:value="2.0051">
                <text:p>2.0051</text:p>
              </table:table-cell>
              <table:table-cell office:value-type="float" office:value="2883.23947788658">
                <text:p>2883.2394778865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0071">
                <text:p>20071</text:p>
              </table:table-cell>
              <table:table-cell office:value-type="float" office:value="6983">
                <text:p>6983</text:p>
              </table:table-cell>
              <table:table-cell office:value-type="float" office:value="2.0071">
                <text:p>2.0071</text:p>
              </table:table-cell>
              <table:table-cell office:value-type="float" office:value="2882.91045015155">
                <text:p>2882.9104501515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0091">
                <text:p>20091</text:p>
              </table:table-cell>
              <table:table-cell office:value-type="float" office:value="6983">
                <text:p>6983</text:p>
              </table:table-cell>
              <table:table-cell office:value-type="float" office:value="2.0091">
                <text:p>2.0091</text:p>
              </table:table-cell>
              <table:table-cell office:value-type="float" office:value="2882.56421281405">
                <text:p>2882.5642128140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0111">
                <text:p>20111</text:p>
              </table:table-cell>
              <table:table-cell office:value-type="float" office:value="6982">
                <text:p>6982</text:p>
              </table:table-cell>
              <table:table-cell office:value-type="float" office:value="2.0111">
                <text:p>2.0111</text:p>
              </table:table-cell>
              <table:table-cell office:value-type="float" office:value="2882.20085460685">
                <text:p>2882.2008546068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0131">
                <text:p>20131</text:p>
              </table:table-cell>
              <table:table-cell office:value-type="float" office:value="6982">
                <text:p>6982</text:p>
              </table:table-cell>
              <table:table-cell office:value-type="float" office:value="2.0131">
                <text:p>2.0131</text:p>
              </table:table-cell>
              <table:table-cell office:value-type="float" office:value="2881.82046483877">
                <text:p>2881.8204648387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0151">
                <text:p>20151</text:p>
              </table:table-cell>
              <table:table-cell office:value-type="float" office:value="6982">
                <text:p>6982</text:p>
              </table:table-cell>
              <table:table-cell office:value-type="float" office:value="2.0151">
                <text:p>2.0151</text:p>
              </table:table-cell>
              <table:table-cell office:value-type="float" office:value="2881.42313339464">
                <text:p>2881.4231333946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0171">
                <text:p>20171</text:p>
              </table:table-cell>
              <table:table-cell office:value-type="float" office:value="6982">
                <text:p>6982</text:p>
              </table:table-cell>
              <table:table-cell office:value-type="float" office:value="2.0171">
                <text:p>2.0171</text:p>
              </table:table-cell>
              <table:table-cell office:value-type="float" office:value="2881.00895073522">
                <text:p>2881.0089507352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0191">
                <text:p>20191</text:p>
              </table:table-cell>
              <table:table-cell office:value-type="float" office:value="6982">
                <text:p>6982</text:p>
              </table:table-cell>
              <table:table-cell office:value-type="float" office:value="2.0191">
                <text:p>2.0191</text:p>
              </table:table-cell>
              <table:table-cell office:value-type="float" office:value="2880.57800789729">
                <text:p>2880.5780078972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0211">
                <text:p>20211</text:p>
              </table:table-cell>
              <table:table-cell office:value-type="float" office:value="6981">
                <text:p>6981</text:p>
              </table:table-cell>
              <table:table-cell office:value-type="float" office:value="2.0211">
                <text:p>2.0211</text:p>
              </table:table-cell>
              <table:table-cell office:value-type="float" office:value="2880.13039649371">
                <text:p>2880.1303964937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0231">
                <text:p>20231</text:p>
              </table:table-cell>
              <table:table-cell office:value-type="float" office:value="6981">
                <text:p>6981</text:p>
              </table:table-cell>
              <table:table-cell office:value-type="float" office:value="2.0231">
                <text:p>2.0231</text:p>
              </table:table-cell>
              <table:table-cell office:value-type="float" office:value="2879.66620871325">
                <text:p>2879.6662087132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0251">
                <text:p>20251</text:p>
              </table:table-cell>
              <table:table-cell office:value-type="float" office:value="6980">
                <text:p>6980</text:p>
              </table:table-cell>
              <table:table-cell office:value-type="float" office:value="2.0251">
                <text:p>2.0251</text:p>
              </table:table-cell>
              <table:table-cell office:value-type="float" office:value="2879.1855373207">
                <text:p>2879.185537320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0271">
                <text:p>20271</text:p>
              </table:table-cell>
              <table:table-cell office:value-type="float" office:value="6980">
                <text:p>6980</text:p>
              </table:table-cell>
              <table:table-cell office:value-type="float" office:value="2.0271">
                <text:p>2.0271</text:p>
              </table:table-cell>
              <table:table-cell office:value-type="float" office:value="2878.68847565687">
                <text:p>2878.6884756568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0291">
                <text:p>20291</text:p>
              </table:table-cell>
              <table:table-cell office:value-type="float" office:value="6979">
                <text:p>6979</text:p>
              </table:table-cell>
              <table:table-cell office:value-type="float" office:value="2.0291">
                <text:p>2.0291</text:p>
              </table:table-cell>
              <table:table-cell office:value-type="float" office:value="2878.17511763856">
                <text:p>2878.1751176385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0311">
                <text:p>20311</text:p>
              </table:table-cell>
              <table:table-cell office:value-type="float" office:value="6979">
                <text:p>6979</text:p>
              </table:table-cell>
              <table:table-cell office:value-type="float" office:value="2.0311">
                <text:p>2.0311</text:p>
              </table:table-cell>
              <table:table-cell office:value-type="float" office:value="2877.64555775858">
                <text:p>2877.6455577585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0331">
                <text:p>20331</text:p>
              </table:table-cell>
              <table:table-cell office:value-type="float" office:value="6979">
                <text:p>6979</text:p>
              </table:table-cell>
              <table:table-cell office:value-type="float" office:value="2.0331">
                <text:p>2.0331</text:p>
              </table:table-cell>
              <table:table-cell office:value-type="float" office:value="2877.09989108571">
                <text:p>2877.0998910857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0351">
                <text:p>20351</text:p>
              </table:table-cell>
              <table:table-cell office:value-type="float" office:value="6978">
                <text:p>6978</text:p>
              </table:table-cell>
              <table:table-cell office:value-type="float" office:value="2.0351">
                <text:p>2.0351</text:p>
              </table:table-cell>
              <table:table-cell office:value-type="float" office:value="2876.53821326476">
                <text:p>2876.5382132647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0371">
                <text:p>20371</text:p>
              </table:table-cell>
              <table:table-cell office:value-type="float" office:value="6978">
                <text:p>6978</text:p>
              </table:table-cell>
              <table:table-cell office:value-type="float" office:value="2.0371">
                <text:p>2.0371</text:p>
              </table:table-cell>
              <table:table-cell office:value-type="float" office:value="2875.96062051651">
                <text:p>2875.9606205165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0391">
                <text:p>20391</text:p>
              </table:table-cell>
              <table:table-cell office:value-type="float" office:value="6977">
                <text:p>6977</text:p>
              </table:table-cell>
              <table:table-cell office:value-type="float" office:value="2.0391">
                <text:p>2.0391</text:p>
              </table:table-cell>
              <table:table-cell office:value-type="float" office:value="2875.36720963783">
                <text:p>2875.3672096378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0411">
                <text:p>20411</text:p>
              </table:table-cell>
              <table:table-cell office:value-type="float" office:value="6976">
                <text:p>6976</text:p>
              </table:table-cell>
              <table:table-cell office:value-type="float" office:value="2.0411">
                <text:p>2.0411</text:p>
              </table:table-cell>
              <table:table-cell office:value-type="float" office:value="2874.75807800145">
                <text:p>2874.7580780014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0431">
                <text:p>20431</text:p>
              </table:table-cell>
              <table:table-cell office:value-type="float" office:value="6976">
                <text:p>6976</text:p>
              </table:table-cell>
              <table:table-cell office:value-type="float" office:value="2.0431">
                <text:p>2.0431</text:p>
              </table:table-cell>
              <table:table-cell office:value-type="float" office:value="2874.13332355617">
                <text:p>2874.1333235561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0451">
                <text:p>20451</text:p>
              </table:table-cell>
              <table:table-cell office:value-type="float" office:value="6975">
                <text:p>6975</text:p>
              </table:table-cell>
              <table:table-cell office:value-type="float" office:value="2.0451">
                <text:p>2.0451</text:p>
              </table:table-cell>
              <table:table-cell office:value-type="float" office:value="2873.49304482681">
                <text:p>2873.4930448268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0471">
                <text:p>20471</text:p>
              </table:table-cell>
              <table:table-cell office:value-type="float" office:value="6975">
                <text:p>6975</text:p>
              </table:table-cell>
              <table:table-cell office:value-type="float" office:value="2.0471">
                <text:p>2.0471</text:p>
              </table:table-cell>
              <table:table-cell office:value-type="float" office:value="2872.83734091419">
                <text:p>2872.8373409141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0491">
                <text:p>20491</text:p>
              </table:table-cell>
              <table:table-cell office:value-type="float" office:value="6975">
                <text:p>6975</text:p>
              </table:table-cell>
              <table:table-cell office:value-type="float" office:value="2.0491">
                <text:p>2.0491</text:p>
              </table:table-cell>
              <table:table-cell office:value-type="float" office:value="2872.16631149507">
                <text:p>2872.1663114950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